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4728in"/>
    </style:style>
    <style:style style:name="co3" style:family="table-column">
      <style:table-column-properties fo:break-before="auto" style:column-width="0.6709in"/>
    </style:style>
    <style:style style:name="co4" style:family="table-column">
      <style:table-column-properties fo:break-before="auto" style:column-width="0.9354in"/>
    </style:style>
    <style:style style:name="co5" style:family="table-column">
      <style:table-column-properties fo:break-before="auto" style:column-width="0.8693in"/>
    </style:style>
    <style:style style:name="co6" style:family="table-column">
      <style:table-column-properties fo:break-before="auto" style:column-width="0.748in"/>
    </style:style>
    <style:style style:name="co7" style:family="table-column">
      <style:table-column-properties fo:break-before="auto" style:column-width="0.3846in"/>
    </style:style>
    <style:style style:name="co8" style:family="table-column">
      <style:table-column-properties fo:break-before="auto" style:column-width="0.7043in"/>
    </style:style>
    <style:style style:name="co9" style:family="table-column">
      <style:table-column-properties fo:break-before="auto" style:column-width="0.902in"/>
    </style:style>
    <style:style style:name="co10" style:family="table-column">
      <style:table-column-properties fo:break-before="auto" style:column-width="0.698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10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10121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10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121">
      <style:table-cell-properties style:glyph-orientation-vertical="0" fo:border-bottom="1.76pt solid #3d3d3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2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omma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5f_BuiltIn_5f_Comma">
      <style:table-cell-properties style:glyph-orientation-vertical="0" fo:border-bottom="1.76pt solid #3d3d3d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2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9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5f_BuiltIn_5f_Comma" style:data-style-name="N1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5f_BuiltIn_5f_Comma" style:data-style-name="N1">
      <style:table-cell-properties style:glyph-orientation-vertical="0" fo:border-bottom="1.76pt solid #3d3d3d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5f_BuiltIn_5f_Comma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5f_BuiltIn_5f_Comma">
      <style:table-cell-properties style:glyph-orientation-vertical="0" fo:border-bottom="1.76pt solid #3d3d3d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ackground-color="#ffff00" fo:padding="0.028in"/>
    </style:style>
    <style:style style:name="ce30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padding="0.028in"/>
    </style:style>
    <style:style style:name="ce3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3d3d3d" style:diagonal-bl-tr="none" style:diagonal-tl-br="none" fo:border-left="none" fo:padding="0.028in" fo:border-right="none" style:rotation-align="none" fo:border-top="none"/>
    </style:style>
    <style:style style:name="ce3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1">
      <style:table-cell-properties fo:padding="0.028in"/>
    </style:style>
    <style:style style:name="ce36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2006" table:style-name="ta1">
        <table:table-column table:style-name="co1" table:default-cell-style-name="ce1"/>
        <table:table-column table:style-name="co2" table:visibility="collapse" table:default-cell-style-name="ce1"/>
        <table:table-column table:style-name="co3" table:number-columns-repeated="3" table:default-cell-style-name="ce12"/>
        <table:table-column table:style-name="co1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visibility="collapse" table:default-cell-style-name="ce18"/>
        <table:table-column table:style-name="co8" table:default-cell-style-name="ce12"/>
        <table:table-column table:style-name="co9" table:default-cell-style-name="ce1"/>
        <table:table-column table:style-name="co8" table:default-cell-style-name="ce1"/>
        <table:table-column table:style-name="co10" table:number-columns-repeated="2" table:default-cell-style-name="Default"/>
        <table:table-column table:style-name="co6" table:default-cell-style-name="ce24"/>
        <table:table-column table:style-name="co10" table:number-columns-repeated="2" table:default-cell-style-name="Default"/>
        <table:table-column table:style-name="co6" table:default-cell-style-name="ce24"/>
        <table:table-column table:style-name="co10" table:number-columns-repeated="2" table:default-cell-style-name="Default"/>
        <table:table-column table:style-name="co6" table:default-cell-style-name="ce24"/>
        <table:table-column table:style-name="co10" table:number-columns-repeated="2" table:default-cell-style-name="Default"/>
        <table:table-column table:style-name="co6" table:default-cell-style-name="ce31"/>
        <table:table-column table:style-name="co10" table:number-columns-repeated="999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I</text:p>
          </table:table-cell>
          <table:table-cell table:style-name="ce35" table:formula="of:=MAX([.X130:.X274])" office:value-type="float" office:value="275.5" calcext:value-type="float">
            <text:p>276</text:p>
          </table:table-cell>
          <table:table-cell table:number-columns-repeated="999"/>
        </table:table-row>
        <table:table-row table:style-name="ro1">
          <table:table-cell table:number-columns-repeated="3"/>
          <table:table-cell office:value-type="string" office:string-value="Avg" calcext:value-type="string">
            <text:p><text:s/>Avg </text:p>
          </table:table-cell>
          <table:table-cell table:style-name="ce2" office:value-type="string" calcext:value-type="string">
            <text:p>Avg Śr</text:p>
          </table:table-cell>
          <table:table-cell table:style-name="ce2" office:value-type="string" calcext:value-type="string">
            <text:p>Obliczona</text:p>
          </table:table-cell>
          <table:table-cell table:style-name="ce2" office:value-type="string" calcext:value-type="string">
            <text:p>Rzeczywista</text:p>
          </table:table-cell>
          <table:table-cell table:number-columns-repeated="7"/>
          <table:table-cell table:style-name="ce31" table:formula="of:=MAX([.O6:.O393])" office:value-type="float" office:value="283" calcext:value-type="float">
            <text:p>283</text:p>
          </table:table-cell>
          <table:table-cell table:number-columns-repeated="2"/>
          <table:table-cell table:style-name="ce31" table:formula="of:=MAX([.R6:.R370])" office:value-type="float" office:value="268" calcext:value-type="float">
            <text:p>268</text:p>
          </table:table-cell>
          <table:table-cell table:number-columns-repeated="2"/>
          <table:table-cell table:style-name="ce31" table:formula="of:=MAX([.U6:.U370])"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II</text:p>
          </table:table-cell>
          <table:table-cell table:style-name="ce35" table:formula="of:=MAX([.X193:.X274])" office:value-type="float" office:value="275.5" calcext:value-type="float">
            <text:p>276</text:p>
          </table:table-cell>
          <table:table-cell table:number-columns-repeated="999"/>
        </table:table-row>
        <table:table-row table:style-name="ro1">
          <table:table-cell table:number-columns-repeated="3"/>
          <table:table-cell table:style-name="ce17" table:formula="of:=AVERAGE([.E97:.E130])" office:value-type="float" office:value="10.3733631127451" calcext:value-type="float">
            <text:p><text:s/>10.37 <text:s text:c="5"/></text:p>
          </table:table-cell>
          <table:table-cell table:style-name="ce17" table:formula="of:=AVERAGE([.K97:.K130])" office:value-type="float" office:value="1.85698872549019" calcext:value-type="float">
            <text:p><text:s/>1.86 <text:s text:c="5"/></text:p>
          </table:table-cell>
          <table:table-cell table:style-name="ce17" table:formula="of:=6.26*[.E4]+60.77" office:value-type="float" office:value="72.3947494215686" calcext:value-type="float">
            <text:p><text:s/>72.39 <text:s text:c="5"/></text:p>
          </table:table-cell>
          <table:table-cell table:style-name="ce1" office:value-type="float" office:value="63.14" calcext:value-type="float">
            <text:p>63.14</text:p>
          </table:table-cell>
          <table:table-cell table:number-columns-repeated="3"/>
          <table:table-cell office:value-type="float" office:value="10" calcext:value-type="float">
            <text:p><text:s/>10.00 <text:s text:c="5"/></text:p>
          </table:table-cell>
          <table:table-cell table:style-name="ce3" office:value-type="date" office:date-value="2006-04-02" calcext:value-type="date">
            <text:p>4/2/2006</text:p>
          </table:table-cell>
          <table:table-cell/>
          <table:table-cell table:style-name="ce28" office:value-type="string" calcext:value-type="string" table:number-columns-spanned="3" table:number-rows-spanned="1">
            <text:p>Trap 1</text:p>
          </table:table-cell>
          <table:covered-table-cell table:number-columns-repeated="2" table:style-name="ce2"/>
          <table:table-cell table:style-name="ce28" office:value-type="string" calcext:value-type="string" table:number-columns-spanned="3" table:number-rows-spanned="1">
            <text:p>Trap 2</text:p>
          </table:table-cell>
          <table:covered-table-cell table:number-columns-repeated="2" table:style-name="ce2"/>
          <table:table-cell table:style-name="ce28" office:value-type="string" calcext:value-type="string" table:number-columns-spanned="3" table:number-rows-spanned="1">
            <text:p>Trap 3</text:p>
          </table:table-cell>
          <table:covered-table-cell table:number-columns-repeated="2" table:style-name="ce2"/>
          <table:table-cell table:style-name="ce28" office:value-type="string" calcext:value-type="string" table:number-columns-spanned="3" table:number-rows-spanned="1">
            <text:p>Percent</text:p>
          </table:table-cell>
          <table:covered-table-cell table:number-columns-repeated="2" table:style-name="ce2"/>
          <table:table-cell table:number-columns-repeated="999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Week</text:p>
          </table:table-cell>
          <table:table-cell table:style-name="ce13" office:value-type="string" office:string-value="Min" calcext:value-type="string">
            <text:p><text:s/>Min </text:p>
          </table:table-cell>
          <table:table-cell table:style-name="ce13" office:value-type="string" office:string-value="Max" calcext:value-type="string">
            <text:p><text:s/>Max </text:p>
          </table:table-cell>
          <table:table-cell table:style-name="ce13" office:value-type="string" office:string-value="Avg" calcext:value-type="string">
            <text:p><text:s/>Avg </text:p>
          </table:table-cell>
          <table:table-cell table:style-name="ce13" office:value-type="string" office:string-value="Avg II" calcext:value-type="string">
            <text:p><text:s/>Avg II </text:p>
          </table:table-cell>
          <table:table-cell table:style-name="ce13" office:value-type="string" office:string-value="Dev" calcext:value-type="string">
            <text:p><text:s/>Dev </text:p>
          </table:table-cell>
          <table:table-cell table:style-name="ce13" office:value-type="string" office:string-value="Dev %" calcext:value-type="string">
            <text:p><text:s/>Dev % </text:p>
          </table:table-cell>
          <table:table-cell table:style-name="ce13" office:value-type="string" office:string-value="Rain" calcext:value-type="string">
            <text:p><text:s/>Rain </text:p>
          </table:table-cell>
          <table:table-cell table:style-name="ce19" office:value-type="string" calcext:value-type="string">
            <text:p>Flag</text:p>
          </table:table-cell>
          <table:table-cell table:style-name="ce13" office:value-type="string" office:string-value="DD" calcext:value-type="string">
            <text:p><text:s/>DD </text:p>
          </table:table-cell>
          <table:table-cell table:style-name="ce13" office:value-type="string" office:string-value="DD Sum" calcext:value-type="string">
            <text:p><text:s/>DD Sum </text:p>
          </table:table-cell>
          <table:table-cell table:style-name="ce2" office:value-type="string" calcext:value-type="string">
            <text:p>Source</text:p>
          </table:table-cell>
          <table:table-cell table:style-name="ce13" office:value-type="string" office:string-value="Trap1_Count" calcext:value-type="string">
            <text:p><text:s/>Trap1_Count </text:p>
          </table:table-cell>
          <table:table-cell table:style-name="ce13" office:value-type="string" office:string-value="Trap1_Trap 1Sum" calcext:value-type="string">
            <text:p><text:s/>Trap1_Trap 1Sum </text:p>
          </table:table-cell>
          <table:table-cell table:style-name="ce13" office:value-type="string" office:string-value="Trap1_%" calcext:value-type="string">
            <text:p><text:s/>Trap1_% </text:p>
          </table:table-cell>
          <table:table-cell table:style-name="ce34" office:value-type="string" calcext:value-type="string">
            <text:p>Trap2_Count</text:p>
          </table:table-cell>
          <table:table-cell table:style-name="ce34" office:value-type="string" calcext:value-type="string">
            <text:p>Trap2_Sum</text:p>
          </table:table-cell>
          <table:table-cell table:style-name="ce13" office:value-type="string" office:string-value="Trap2_%" calcext:value-type="string">
            <text:p><text:s/>Trap2_% </text:p>
          </table:table-cell>
          <table:table-cell table:style-name="ce34" office:value-type="string" calcext:value-type="string">
            <text:p>Trap3_Count</text:p>
          </table:table-cell>
          <table:table-cell table:style-name="ce34" office:value-type="string" calcext:value-type="string">
            <text:p>Trap3_Sum</text:p>
          </table:table-cell>
          <table:table-cell table:style-name="ce13" office:value-type="string" office:string-value="Trap3_%" calcext:value-type="string">
            <text:p><text:s/>Trap3_% </text:p>
          </table:table-cell>
          <table:table-cell table:style-name="ce2" office:value-type="string" calcext:value-type="string">
            <text:p>Percent_Sum</text:p>
          </table:table-cell>
          <table:table-cell table:style-name="ce2" office:value-type="string" calcext:value-type="string">
            <text:p>Percent_Avg</text:p>
          </table:table-cell>
          <table:table-cell table:style-name="ce2" office:value-type="string" calcext:value-type="string">
            <text:p>Percent_%</text:p>
          </table:table-cell>
          <table:table-cell table:style-name="ce2" table:number-columns-repeated="999"/>
        </table:table-row>
        <table:table-row table:style-name="ro1">
          <table:table-cell table:style-name="ce3" office:value-type="date" office:date-value="2006-01-01" calcext:value-type="date">
            <text:p>1/1/2006</text:p>
          </table:table-cell>
          <table:table-cell office:value-type="float" office:value="1" calcext:value-type="float">
            <text:p>1</text:p>
          </table:table-cell>
          <table:table-cell office:value-type="float" office:value="-5.75" calcext:value-type="float">
            <text:p>-5.75 <text:s text:c="5"/></text:p>
          </table:table-cell>
          <table:table-cell office:value-type="float" office:value="-1.125" calcext:value-type="float">
            <text:p>-1.13 <text:s text:c="5"/></text:p>
          </table:table-cell>
          <table:table-cell office:value-type="float" office:value="-2.215875" calcext:value-type="float">
            <text:p>-2.22 <text:s text:c="5"/></text:p>
          </table:table-cell>
          <table:table-cell table:formula="of:=([.D6]+[.C6])/2" office:value-type="float" office:value="-3.4375" calcext:value-type="float">
            <text:p>-3.44 <text:s text:c="5"/></text:p>
          </table:table-cell>
          <table:table-cell table:formula="of:=ABS([.E6]-[.F6])" office:value-type="float" office:value="1.221625" calcext:value-type="float">
            <text:p><text:s/>1.22 <text:s text:c="5"/></text:p>
          </table:table-cell>
          <table:table-cell table:formula="of:=ABS([.G6]*100/[.E6])" office:value-type="float" office:value="55.1305917526936" calcext:value-type="float">
            <text:p><text:s/>55.13 <text:s text:c="5"/></text:p>
          </table:table-cell>
          <table:table-cell office:value-type="float" office:value="3" calcext:value-type="float">
            <text:p><text:s/>3.00 <text:s text:c="5"/></text:p>
          </table:table-cell>
          <table:table-cell table:style-name="ce20" table:formula="of:=IF([.A6]&gt;=[.$L$4];1;0)" office:value-type="float" office:value="0" calcext:value-type="float">
            <text:p>0</text:p>
          </table:table-cell>
          <table:table-cell table:style-name="ce24" table:formula="of:=IF([.E6]&gt;[.K$4];[.E6]-[.K$4];0)" office:value-type="float" office:value="0" calcext:value-type="float">
            <text:p><text:s/>- <text:s text:c="7"/></text:p>
          </table:table-cell>
          <table:table-cell table:style-name="ce12" table:formula="of:=[.K6]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N6]" office:value-type="float" office:value="0" calcext:value-type="float">
            <text:p>0</text:p>
          </table:table-cell>
          <table:table-cell table:formula="of:=[.O6]*100/[.O$3]" office:value-type="float" office:value="0" calcext:value-type="float">
            <text:p><text:s/>- <text:s text:c="7"/></text:p>
          </table:table-cell>
          <table:table-cell/>
          <table:table-cell table:style-name="ce31" table:formula="of:=[.Q6]" office:value-type="float" office:value="0" calcext:value-type="float">
            <text:p>0</text:p>
          </table:table-cell>
          <table:table-cell table:formula="of:=[.R6]*100/[.R$3]" office:value-type="float" office:value="0" calcext:value-type="float">
            <text:p><text:s/>- <text:s text:c="7"/></text:p>
          </table:table-cell>
          <table:table-cell/>
          <table:table-cell table:style-name="ce31" table:formula="of:=[.T6]" office:value-type="float" office:value="0" calcext:value-type="float">
            <text:p>0</text:p>
          </table:table-cell>
          <table:table-cell table:formula="of:=[.U6]*100/[.U$3]" office:value-type="float" office:value="0" calcext:value-type="float">
            <text:p><text:s/>- <text:s text:c="7"/></text:p>
          </table:table-cell>
          <table:table-cell table:style-name="ce31" table:formula="of:=[.O6]+[.R6]" office:value-type="float" office:value="0" calcext:value-type="float">
            <text:p>0</text:p>
          </table:table-cell>
          <table:table-cell table:style-name="ce31" table:formula="of:=[.W6]/2" office:value-type="float" office:value="0" calcext:value-type="float">
            <text:p>0</text:p>
          </table:table-cell>
          <table:table-cell table:style-name="ce24" table:formula="of:=[.X6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02" calcext:value-type="date">
            <text:p>1/2/2006</text:p>
          </table:table-cell>
          <table:table-cell office:value-type="float" office:value="2" calcext:value-type="float">
            <text:p>2</text:p>
          </table:table-cell>
          <table:table-cell office:value-type="float" office:value="-1.875" calcext:value-type="float">
            <text:p>-1.88 <text:s text:c="5"/></text:p>
          </table:table-cell>
          <table:table-cell office:value-type="float" office:value="-1" calcext:value-type="float">
            <text:p>-1.00 <text:s text:c="5"/></text:p>
          </table:table-cell>
          <table:table-cell office:value-type="float" office:value="-1.61466666666667" calcext:value-type="float">
            <text:p>-1.61 <text:s text:c="5"/></text:p>
          </table:table-cell>
          <table:table-cell table:formula="of:=([.D7]+[.C7])/2" office:value-type="float" office:value="-1.4375" calcext:value-type="float">
            <text:p>-1.44 <text:s text:c="5"/></text:p>
          </table:table-cell>
          <table:table-cell table:formula="of:=ABS([.E7]-[.F7])" office:value-type="float" office:value="0.17716666666667" calcext:value-type="float">
            <text:p><text:s/>0.18 <text:s text:c="5"/></text:p>
          </table:table-cell>
          <table:table-cell table:formula="of:=ABS([.G7]*100/[.E7])" office:value-type="float" office:value="10.9723369116435" calcext:value-type="float">
            <text:p><text:s/>10.97 <text:s text:c="5"/></text:p>
          </table:table-cell>
          <table:table-cell office:value-type="float" office:value="3.8" calcext:value-type="float">
            <text:p><text:s/>3.80 <text:s text:c="5"/></text:p>
          </table:table-cell>
          <table:table-cell table:style-name="ce20" table:formula="of:=IF([.A7]&gt;=[.$L$4];1;0)" office:value-type="float" office:value="0" calcext:value-type="float">
            <text:p>0</text:p>
          </table:table-cell>
          <table:table-cell table:style-name="ce24" table:formula="of:=IF([.E7]&gt;[.K$4];[.E7]-[.K$4];0)" office:value-type="float" office:value="0" calcext:value-type="float">
            <text:p><text:s/>- <text:s text:c="7"/></text:p>
          </table:table-cell>
          <table:table-cell table:style-name="ce12" table:formula="of:=[.L6]+([.K7]*[.J7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6]+[.N7]" office:value-type="float" office:value="0" calcext:value-type="float">
            <text:p>0</text:p>
          </table:table-cell>
          <table:table-cell table:formula="of:=[.O7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6]+[.Q7]" office:value-type="float" office:value="0" calcext:value-type="float">
            <text:p>0</text:p>
          </table:table-cell>
          <table:table-cell table:formula="of:=[.R7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6]+[.T7]" office:value-type="float" office:value="0" calcext:value-type="float">
            <text:p>0</text:p>
          </table:table-cell>
          <table:table-cell table:formula="of:=[.U7]*100/[.U$3]" office:value-type="float" office:value="0" calcext:value-type="float">
            <text:p><text:s/>- <text:s text:c="7"/></text:p>
          </table:table-cell>
          <table:table-cell table:style-name="ce31" table:formula="of:=[.O7]+[.R7]" office:value-type="float" office:value="0" calcext:value-type="float">
            <text:p>0</text:p>
          </table:table-cell>
          <table:table-cell table:style-name="ce31" table:formula="of:=[.W7]/2" office:value-type="float" office:value="0" calcext:value-type="float">
            <text:p>0</text:p>
          </table:table-cell>
          <table:table-cell table:style-name="ce24" table:formula="of:=[.X7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03" calcext:value-type="date">
            <text:p>1/3/2006</text:p>
          </table:table-cell>
          <table:table-cell office:value-type="float" office:value="2" calcext:value-type="float">
            <text:p>2</text:p>
          </table:table-cell>
          <table:table-cell office:value-type="float" office:value="-1.75" calcext:value-type="float">
            <text:p>-1.75 <text:s text:c="5"/></text:p>
          </table:table-cell>
          <table:table-cell office:value-type="float" office:value="0.938" calcext:value-type="float">
            <text:p><text:s/>0.94 <text:s text:c="5"/></text:p>
          </table:table-cell>
          <table:table-cell office:value-type="float" office:value="-0.968541666666667" calcext:value-type="float">
            <text:p>-0.97 <text:s text:c="5"/></text:p>
          </table:table-cell>
          <table:table-cell table:formula="of:=([.D8]+[.C8])/2" office:value-type="float" office:value="-0.406" calcext:value-type="float">
            <text:p>-0.41 <text:s text:c="5"/></text:p>
          </table:table-cell>
          <table:table-cell table:formula="of:=ABS([.E8]-[.F8])" office:value-type="float" office:value="0.562541666666667" calcext:value-type="float">
            <text:p><text:s/>0.56 <text:s text:c="5"/></text:p>
          </table:table-cell>
          <table:table-cell table:formula="of:=ABS([.G8]*100/[.E8])" office:value-type="float" office:value="58.0813078081308" calcext:value-type="float">
            <text:p><text:s/>58.08 <text:s text:c="5"/></text:p>
          </table:table-cell>
          <table:table-cell office:value-type="float" office:value="11.7" calcext:value-type="float">
            <text:p><text:s/>11.70 <text:s text:c="5"/></text:p>
          </table:table-cell>
          <table:table-cell table:style-name="ce20" table:formula="of:=IF([.A8]&gt;=[.$L$4];1;0)" office:value-type="float" office:value="0" calcext:value-type="float">
            <text:p>0</text:p>
          </table:table-cell>
          <table:table-cell table:style-name="ce24" table:formula="of:=IF([.E8]&gt;[.K$4];[.E8]-[.K$4];0)" office:value-type="float" office:value="0" calcext:value-type="float">
            <text:p><text:s/>- <text:s text:c="7"/></text:p>
          </table:table-cell>
          <table:table-cell table:style-name="ce12" table:formula="of:=[.L7]+([.K8]*[.J8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7]+[.N8]" office:value-type="float" office:value="0" calcext:value-type="float">
            <text:p>0</text:p>
          </table:table-cell>
          <table:table-cell table:formula="of:=[.O8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7]+[.Q8]" office:value-type="float" office:value="0" calcext:value-type="float">
            <text:p>0</text:p>
          </table:table-cell>
          <table:table-cell table:formula="of:=[.R8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7]+[.T8]" office:value-type="float" office:value="0" calcext:value-type="float">
            <text:p>0</text:p>
          </table:table-cell>
          <table:table-cell table:formula="of:=[.U8]*100/[.U$3]" office:value-type="float" office:value="0" calcext:value-type="float">
            <text:p><text:s/>- <text:s text:c="7"/></text:p>
          </table:table-cell>
          <table:table-cell table:style-name="ce31" table:formula="of:=[.O8]+[.R8]" office:value-type="float" office:value="0" calcext:value-type="float">
            <text:p>0</text:p>
          </table:table-cell>
          <table:table-cell table:style-name="ce31" table:formula="of:=[.W8]/2" office:value-type="float" office:value="0" calcext:value-type="float">
            <text:p>0</text:p>
          </table:table-cell>
          <table:table-cell table:style-name="ce24" table:formula="of:=[.X8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04" calcext:value-type="date">
            <text:p>1/4/2006</text:p>
          </table:table-cell>
          <table:table-cell office:value-type="float" office:value="2" calcext:value-type="float">
            <text:p>2</text:p>
          </table:table-cell>
          <table:table-cell office:value-type="float" office:value="-2.312" calcext:value-type="float">
            <text:p>-2.31 <text:s text:c="5"/></text:p>
          </table:table-cell>
          <table:table-cell office:value-type="float" office:value="0.875" calcext:value-type="float">
            <text:p><text:s/>0.88 <text:s text:c="5"/></text:p>
          </table:table-cell>
          <table:table-cell office:value-type="float" office:value="-1.45041666666667" calcext:value-type="float">
            <text:p>-1.45 <text:s text:c="5"/></text:p>
          </table:table-cell>
          <table:table-cell table:formula="of:=([.D9]+[.C9])/2" office:value-type="float" office:value="-0.7185" calcext:value-type="float">
            <text:p>-0.72 <text:s text:c="5"/></text:p>
          </table:table-cell>
          <table:table-cell table:formula="of:=ABS([.E9]-[.F9])" office:value-type="float" office:value="0.73191666666667" calcext:value-type="float">
            <text:p><text:s/>0.73 <text:s text:c="5"/></text:p>
          </table:table-cell>
          <table:table-cell table:formula="of:=ABS([.G9]*100/[.E9])" office:value-type="float" office:value="50.4625107727666" calcext:value-type="float">
            <text:p><text:s/>50.46 <text:s text:c="5"/></text:p>
          </table:table-cell>
          <table:table-cell office:value-type="float" office:value="5" calcext:value-type="float">
            <text:p><text:s/>5.00 <text:s text:c="5"/></text:p>
          </table:table-cell>
          <table:table-cell table:style-name="ce20" table:formula="of:=IF([.A9]&gt;=[.$L$4];1;0)" office:value-type="float" office:value="0" calcext:value-type="float">
            <text:p>0</text:p>
          </table:table-cell>
          <table:table-cell table:style-name="ce24" table:formula="of:=IF([.E9]&gt;[.K$4];[.E9]-[.K$4];0)" office:value-type="float" office:value="0" calcext:value-type="float">
            <text:p><text:s/>- <text:s text:c="7"/></text:p>
          </table:table-cell>
          <table:table-cell table:style-name="ce12" table:formula="of:=[.L8]+([.K9]*[.J9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8]+[.N9]" office:value-type="float" office:value="0" calcext:value-type="float">
            <text:p>0</text:p>
          </table:table-cell>
          <table:table-cell table:formula="of:=[.O9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8]+[.Q9]" office:value-type="float" office:value="0" calcext:value-type="float">
            <text:p>0</text:p>
          </table:table-cell>
          <table:table-cell table:formula="of:=[.R9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8]+[.T9]" office:value-type="float" office:value="0" calcext:value-type="float">
            <text:p>0</text:p>
          </table:table-cell>
          <table:table-cell table:formula="of:=[.U9]*100/[.U$3]" office:value-type="float" office:value="0" calcext:value-type="float">
            <text:p><text:s/>- <text:s text:c="7"/></text:p>
          </table:table-cell>
          <table:table-cell table:style-name="ce31" table:formula="of:=[.O9]+[.R9]" office:value-type="float" office:value="0" calcext:value-type="float">
            <text:p>0</text:p>
          </table:table-cell>
          <table:table-cell table:style-name="ce31" table:formula="of:=[.W9]/2" office:value-type="float" office:value="0" calcext:value-type="float">
            <text:p>0</text:p>
          </table:table-cell>
          <table:table-cell table:style-name="ce24" table:formula="of:=[.X9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05" calcext:value-type="date">
            <text:p>1/5/200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.00 <text:s text:c="5"/></text:p>
          </table:table-cell>
          <table:table-cell office:value-type="float" office:value="-2.5" calcext:value-type="float">
            <text:p>-2.50 <text:s text:c="5"/></text:p>
          </table:table-cell>
          <table:table-cell office:value-type="float" office:value="-4.76779166666667" calcext:value-type="float">
            <text:p>-4.77 <text:s text:c="5"/></text:p>
          </table:table-cell>
          <table:table-cell table:formula="of:=([.D10]+[.C10])/2" office:value-type="float" office:value="-4.75" calcext:value-type="float">
            <text:p>-4.75 <text:s text:c="5"/></text:p>
          </table:table-cell>
          <table:table-cell table:formula="of:=ABS([.E10]-[.F10])" office:value-type="float" office:value="0.0177916666666702" calcext:value-type="float">
            <text:p><text:s/>0.02 <text:s text:c="5"/></text:p>
          </table:table-cell>
          <table:table-cell table:formula="of:=ABS([.G10]*100/[.E10])" office:value-type="float" office:value="0.373163676405118" calcext:value-type="float">
            <text:p><text:s/>0.37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0]&gt;=[.$L$4];1;0)" office:value-type="float" office:value="0" calcext:value-type="float">
            <text:p>0</text:p>
          </table:table-cell>
          <table:table-cell table:style-name="ce24" table:formula="of:=IF([.E10]&gt;[.K$4];[.E10]-[.K$4];0)" office:value-type="float" office:value="0" calcext:value-type="float">
            <text:p><text:s/>- <text:s text:c="7"/></text:p>
          </table:table-cell>
          <table:table-cell table:style-name="ce12" table:formula="of:=[.L9]+([.K10]*[.J10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9]+[.N10]" office:value-type="float" office:value="0" calcext:value-type="float">
            <text:p>0</text:p>
          </table:table-cell>
          <table:table-cell table:formula="of:=[.O10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9]+[.Q10]" office:value-type="float" office:value="0" calcext:value-type="float">
            <text:p>0</text:p>
          </table:table-cell>
          <table:table-cell table:formula="of:=[.R10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9]+[.T10]" office:value-type="float" office:value="0" calcext:value-type="float">
            <text:p>0</text:p>
          </table:table-cell>
          <table:table-cell table:formula="of:=[.U10]*100/[.U$3]" office:value-type="float" office:value="0" calcext:value-type="float">
            <text:p><text:s/>- <text:s text:c="7"/></text:p>
          </table:table-cell>
          <table:table-cell table:style-name="ce31" table:formula="of:=[.O10]+[.R10]" office:value-type="float" office:value="0" calcext:value-type="float">
            <text:p>0</text:p>
          </table:table-cell>
          <table:table-cell table:style-name="ce31" table:formula="of:=[.W10]/2" office:value-type="float" office:value="0" calcext:value-type="float">
            <text:p>0</text:p>
          </table:table-cell>
          <table:table-cell table:style-name="ce24" table:formula="of:=[.X10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06" calcext:value-type="date">
            <text:p>1/6/2006</text:p>
          </table:table-cell>
          <table:table-cell office:value-type="float" office:value="2" calcext:value-type="float">
            <text:p>2</text:p>
          </table:table-cell>
          <table:table-cell office:value-type="float" office:value="-6.5" calcext:value-type="float">
            <text:p>-6.50 <text:s text:c="5"/></text:p>
          </table:table-cell>
          <table:table-cell office:value-type="float" office:value="-4.125" calcext:value-type="float">
            <text:p>-4.13 <text:s text:c="5"/></text:p>
          </table:table-cell>
          <table:table-cell office:value-type="float" office:value="-5.13520833333333" calcext:value-type="float">
            <text:p>-5.14 <text:s text:c="5"/></text:p>
          </table:table-cell>
          <table:table-cell table:formula="of:=([.D11]+[.C11])/2" office:value-type="float" office:value="-5.3125" calcext:value-type="float">
            <text:p>-5.31 <text:s text:c="5"/></text:p>
          </table:table-cell>
          <table:table-cell table:formula="of:=ABS([.E11]-[.F11])" office:value-type="float" office:value="0.17729166666667" calcext:value-type="float">
            <text:p><text:s/>0.18 <text:s text:c="5"/></text:p>
          </table:table-cell>
          <table:table-cell table:formula="of:=ABS([.G11]*100/[.E11])" office:value-type="float" office:value="3.45247271694598" calcext:value-type="float">
            <text:p><text:s/>3.45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1]&gt;=[.$L$4];1;0)" office:value-type="float" office:value="0" calcext:value-type="float">
            <text:p>0</text:p>
          </table:table-cell>
          <table:table-cell table:style-name="ce24" table:formula="of:=IF([.E11]&gt;[.K$4];[.E11]-[.K$4];0)" office:value-type="float" office:value="0" calcext:value-type="float">
            <text:p><text:s/>- <text:s text:c="7"/></text:p>
          </table:table-cell>
          <table:table-cell table:style-name="ce12" table:formula="of:=[.L10]+([.K11]*[.J11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0]+[.N11]" office:value-type="float" office:value="0" calcext:value-type="float">
            <text:p>0</text:p>
          </table:table-cell>
          <table:table-cell table:formula="of:=[.O11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0]+[.Q11]" office:value-type="float" office:value="0" calcext:value-type="float">
            <text:p>0</text:p>
          </table:table-cell>
          <table:table-cell table:formula="of:=[.R11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0]+[.T11]" office:value-type="float" office:value="0" calcext:value-type="float">
            <text:p>0</text:p>
          </table:table-cell>
          <table:table-cell table:formula="of:=[.U11]*100/[.U$3]" office:value-type="float" office:value="0" calcext:value-type="float">
            <text:p><text:s/>- <text:s text:c="7"/></text:p>
          </table:table-cell>
          <table:table-cell table:style-name="ce31" table:formula="of:=[.O11]+[.R11]" office:value-type="float" office:value="0" calcext:value-type="float">
            <text:p>0</text:p>
          </table:table-cell>
          <table:table-cell table:style-name="ce31" table:formula="of:=[.W11]/2" office:value-type="float" office:value="0" calcext:value-type="float">
            <text:p>0</text:p>
          </table:table-cell>
          <table:table-cell table:style-name="ce24" table:formula="of:=[.X11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07" calcext:value-type="date">
            <text:p>1/7/2006</text:p>
          </table:table-cell>
          <table:table-cell office:value-type="float" office:value="2" calcext:value-type="float">
            <text:p>2</text:p>
          </table:table-cell>
          <table:table-cell office:value-type="float" office:value="-13.875" calcext:value-type="float">
            <text:p>-13.88 <text:s text:c="5"/></text:p>
          </table:table-cell>
          <table:table-cell office:value-type="float" office:value="-3.438" calcext:value-type="float">
            <text:p>-3.44 <text:s text:c="5"/></text:p>
          </table:table-cell>
          <table:table-cell office:value-type="float" office:value="-8.18225" calcext:value-type="float">
            <text:p>-8.18 <text:s text:c="5"/></text:p>
          </table:table-cell>
          <table:table-cell table:formula="of:=([.D12]+[.C12])/2" office:value-type="float" office:value="-8.6565" calcext:value-type="float">
            <text:p>-8.66 <text:s text:c="5"/></text:p>
          </table:table-cell>
          <table:table-cell table:formula="of:=ABS([.E12]-[.F12])" office:value-type="float" office:value="0.47425" calcext:value-type="float">
            <text:p><text:s/>0.47 <text:s text:c="5"/></text:p>
          </table:table-cell>
          <table:table-cell table:formula="of:=ABS([.G12]*100/[.E12])" office:value-type="float" office:value="5.79608298450915" calcext:value-type="float">
            <text:p><text:s/>5.8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2]&gt;=[.$L$4];1;0)" office:value-type="float" office:value="0" calcext:value-type="float">
            <text:p>0</text:p>
          </table:table-cell>
          <table:table-cell table:style-name="ce24" table:formula="of:=IF([.E12]&gt;[.K$4];[.E12]-[.K$4];0)" office:value-type="float" office:value="0" calcext:value-type="float">
            <text:p><text:s/>- <text:s text:c="7"/></text:p>
          </table:table-cell>
          <table:table-cell table:style-name="ce12" table:formula="of:=[.L11]+([.K12]*[.J12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1]+[.N12]" office:value-type="float" office:value="0" calcext:value-type="float">
            <text:p>0</text:p>
          </table:table-cell>
          <table:table-cell table:formula="of:=[.O12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1]+[.Q12]" office:value-type="float" office:value="0" calcext:value-type="float">
            <text:p>0</text:p>
          </table:table-cell>
          <table:table-cell table:formula="of:=[.R12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1]+[.T12]" office:value-type="float" office:value="0" calcext:value-type="float">
            <text:p>0</text:p>
          </table:table-cell>
          <table:table-cell table:formula="of:=[.U12]*100/[.U$3]" office:value-type="float" office:value="0" calcext:value-type="float">
            <text:p><text:s/>- <text:s text:c="7"/></text:p>
          </table:table-cell>
          <table:table-cell table:style-name="ce31" table:formula="of:=[.O12]+[.R12]" office:value-type="float" office:value="0" calcext:value-type="float">
            <text:p>0</text:p>
          </table:table-cell>
          <table:table-cell table:style-name="ce31" table:formula="of:=[.W12]/2" office:value-type="float" office:value="0" calcext:value-type="float">
            <text:p>0</text:p>
          </table:table-cell>
          <table:table-cell table:style-name="ce24" table:formula="of:=[.X12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08" calcext:value-type="date">
            <text:p>1/8/2006</text:p>
          </table:table-cell>
          <table:table-cell office:value-type="float" office:value="2" calcext:value-type="float">
            <text:p>2</text:p>
          </table:table-cell>
          <table:table-cell office:value-type="float" office:value="-15.62" calcext:value-type="float">
            <text:p>-15.62 <text:s text:c="5"/></text:p>
          </table:table-cell>
          <table:table-cell office:value-type="float" office:value="-2.938" calcext:value-type="float">
            <text:p>-2.94 <text:s text:c="5"/></text:p>
          </table:table-cell>
          <table:table-cell office:value-type="float" office:value="-10.5962916666667" calcext:value-type="float">
            <text:p>-10.60 <text:s text:c="5"/></text:p>
          </table:table-cell>
          <table:table-cell table:formula="of:=([.D13]+[.C13])/2" office:value-type="float" office:value="-9.279" calcext:value-type="float">
            <text:p>-9.28 <text:s text:c="5"/></text:p>
          </table:table-cell>
          <table:table-cell table:formula="of:=ABS([.E13]-[.F13])" office:value-type="float" office:value="1.3172916666667" calcext:value-type="float">
            <text:p><text:s/>1.32 <text:s text:c="5"/></text:p>
          </table:table-cell>
          <table:table-cell table:formula="of:=ABS([.G13]*100/[.E13])" office:value-type="float" office:value="12.4316289897019" calcext:value-type="float">
            <text:p><text:s/>12.4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3]&gt;=[.$L$4];1;0)" office:value-type="float" office:value="0" calcext:value-type="float">
            <text:p>0</text:p>
          </table:table-cell>
          <table:table-cell table:style-name="ce24" table:formula="of:=IF([.E13]&gt;[.K$4];[.E13]-[.K$4];0)" office:value-type="float" office:value="0" calcext:value-type="float">
            <text:p><text:s/>- <text:s text:c="7"/></text:p>
          </table:table-cell>
          <table:table-cell table:style-name="ce12" table:formula="of:=[.L12]+([.K13]*[.J13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2]+[.N13]" office:value-type="float" office:value="0" calcext:value-type="float">
            <text:p>0</text:p>
          </table:table-cell>
          <table:table-cell table:formula="of:=[.O13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2]+[.Q13]" office:value-type="float" office:value="0" calcext:value-type="float">
            <text:p>0</text:p>
          </table:table-cell>
          <table:table-cell table:formula="of:=[.R13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2]+[.T13]" office:value-type="float" office:value="0" calcext:value-type="float">
            <text:p>0</text:p>
          </table:table-cell>
          <table:table-cell table:formula="of:=[.U13]*100/[.U$3]" office:value-type="float" office:value="0" calcext:value-type="float">
            <text:p><text:s/>- <text:s text:c="7"/></text:p>
          </table:table-cell>
          <table:table-cell table:style-name="ce31" table:formula="of:=[.O13]+[.R13]" office:value-type="float" office:value="0" calcext:value-type="float">
            <text:p>0</text:p>
          </table:table-cell>
          <table:table-cell table:style-name="ce31" table:formula="of:=[.W13]/2" office:value-type="float" office:value="0" calcext:value-type="float">
            <text:p>0</text:p>
          </table:table-cell>
          <table:table-cell table:style-name="ce24" table:formula="of:=[.X13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09" calcext:value-type="date">
            <text:p>1/9/2006</text:p>
          </table:table-cell>
          <table:table-cell office:value-type="float" office:value="3" calcext:value-type="float">
            <text:p>3</text:p>
          </table:table-cell>
          <table:table-cell office:value-type="float" office:value="-13.812" calcext:value-type="float">
            <text:p>-13.81 <text:s text:c="5"/></text:p>
          </table:table-cell>
          <table:table-cell office:value-type="float" office:value="-2.375" calcext:value-type="float">
            <text:p>-2.38 <text:s text:c="5"/></text:p>
          </table:table-cell>
          <table:table-cell office:value-type="float" office:value="-9.262875" calcext:value-type="float">
            <text:p>-9.26 <text:s text:c="5"/></text:p>
          </table:table-cell>
          <table:table-cell table:formula="of:=([.D14]+[.C14])/2" office:value-type="float" office:value="-8.0935" calcext:value-type="float">
            <text:p>-8.09 <text:s text:c="5"/></text:p>
          </table:table-cell>
          <table:table-cell table:formula="of:=ABS([.E14]-[.F14])" office:value-type="float" office:value="1.169375" calcext:value-type="float">
            <text:p><text:s/>1.17 <text:s text:c="5"/></text:p>
          </table:table-cell>
          <table:table-cell table:formula="of:=ABS([.G14]*100/[.E14])" office:value-type="float" office:value="12.6243202029608" calcext:value-type="float">
            <text:p><text:s/>12.62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4]&gt;=[.$L$4];1;0)" office:value-type="float" office:value="0" calcext:value-type="float">
            <text:p>0</text:p>
          </table:table-cell>
          <table:table-cell table:style-name="ce24" table:formula="of:=IF([.E14]&gt;[.K$4];[.E14]-[.K$4];0)" office:value-type="float" office:value="0" calcext:value-type="float">
            <text:p><text:s/>- <text:s text:c="7"/></text:p>
          </table:table-cell>
          <table:table-cell table:style-name="ce12" table:formula="of:=[.L13]+([.K14]*[.J14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3]+[.N14]" office:value-type="float" office:value="0" calcext:value-type="float">
            <text:p>0</text:p>
          </table:table-cell>
          <table:table-cell table:formula="of:=[.O14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3]+[.Q14]" office:value-type="float" office:value="0" calcext:value-type="float">
            <text:p>0</text:p>
          </table:table-cell>
          <table:table-cell table:formula="of:=[.R14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3]+[.T14]" office:value-type="float" office:value="0" calcext:value-type="float">
            <text:p>0</text:p>
          </table:table-cell>
          <table:table-cell table:formula="of:=[.U14]*100/[.U$3]" office:value-type="float" office:value="0" calcext:value-type="float">
            <text:p><text:s/>- <text:s text:c="7"/></text:p>
          </table:table-cell>
          <table:table-cell table:style-name="ce31" table:formula="of:=[.O14]+[.R14]" office:value-type="float" office:value="0" calcext:value-type="float">
            <text:p>0</text:p>
          </table:table-cell>
          <table:table-cell table:style-name="ce31" table:formula="of:=[.W14]/2" office:value-type="float" office:value="0" calcext:value-type="float">
            <text:p>0</text:p>
          </table:table-cell>
          <table:table-cell table:style-name="ce24" table:formula="of:=[.X14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10" calcext:value-type="date">
            <text:p>1/10/2006</text:p>
          </table:table-cell>
          <table:table-cell office:value-type="float" office:value="3" calcext:value-type="float">
            <text:p>3</text:p>
          </table:table-cell>
          <table:table-cell office:value-type="float" office:value="-16.125" calcext:value-type="float">
            <text:p>-16.13 <text:s text:c="5"/></text:p>
          </table:table-cell>
          <table:table-cell office:value-type="float" office:value="-5.5" calcext:value-type="float">
            <text:p>-5.50 <text:s text:c="5"/></text:p>
          </table:table-cell>
          <table:table-cell office:value-type="float" office:value="-12.0025" calcext:value-type="float">
            <text:p>-12.00 <text:s text:c="5"/></text:p>
          </table:table-cell>
          <table:table-cell table:formula="of:=([.D15]+[.C15])/2" office:value-type="float" office:value="-10.8125" calcext:value-type="float">
            <text:p>-10.81 <text:s text:c="5"/></text:p>
          </table:table-cell>
          <table:table-cell table:formula="of:=ABS([.E15]-[.F15])" office:value-type="float" office:value="1.19" calcext:value-type="float">
            <text:p><text:s/>1.19 <text:s text:c="5"/></text:p>
          </table:table-cell>
          <table:table-cell table:formula="of:=ABS([.G15]*100/[.E15])" office:value-type="float" office:value="9.91460112476567" calcext:value-type="float">
            <text:p><text:s/>9.9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5]&gt;=[.$L$4];1;0)" office:value-type="float" office:value="0" calcext:value-type="float">
            <text:p>0</text:p>
          </table:table-cell>
          <table:table-cell table:style-name="ce24" table:formula="of:=IF([.E15]&gt;[.K$4];[.E15]-[.K$4];0)" office:value-type="float" office:value="0" calcext:value-type="float">
            <text:p><text:s/>- <text:s text:c="7"/></text:p>
          </table:table-cell>
          <table:table-cell table:style-name="ce12" table:formula="of:=[.L14]+([.K15]*[.J15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4]+[.N15]" office:value-type="float" office:value="0" calcext:value-type="float">
            <text:p>0</text:p>
          </table:table-cell>
          <table:table-cell table:formula="of:=[.O15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4]+[.Q15]" office:value-type="float" office:value="0" calcext:value-type="float">
            <text:p>0</text:p>
          </table:table-cell>
          <table:table-cell table:formula="of:=[.R15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4]+[.T15]" office:value-type="float" office:value="0" calcext:value-type="float">
            <text:p>0</text:p>
          </table:table-cell>
          <table:table-cell table:formula="of:=[.U15]*100/[.U$3]" office:value-type="float" office:value="0" calcext:value-type="float">
            <text:p><text:s/>- <text:s text:c="7"/></text:p>
          </table:table-cell>
          <table:table-cell table:style-name="ce31" table:formula="of:=[.O15]+[.R15]" office:value-type="float" office:value="0" calcext:value-type="float">
            <text:p>0</text:p>
          </table:table-cell>
          <table:table-cell table:style-name="ce31" table:formula="of:=[.W15]/2" office:value-type="float" office:value="0" calcext:value-type="float">
            <text:p>0</text:p>
          </table:table-cell>
          <table:table-cell table:style-name="ce24" table:formula="of:=[.X15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11" calcext:value-type="date">
            <text:p>1/11/2006</text:p>
          </table:table-cell>
          <table:table-cell office:value-type="float" office:value="3" calcext:value-type="float">
            <text:p>3</text:p>
          </table:table-cell>
          <table:table-cell office:value-type="float" office:value="-13.5" calcext:value-type="float">
            <text:p>-13.50 <text:s text:c="5"/></text:p>
          </table:table-cell>
          <table:table-cell office:value-type="float" office:value="-5.25" calcext:value-type="float">
            <text:p>-5.25 <text:s text:c="5"/></text:p>
          </table:table-cell>
          <table:table-cell office:value-type="float" office:value="-8.91929166666667" calcext:value-type="float">
            <text:p>-8.92 <text:s text:c="5"/></text:p>
          </table:table-cell>
          <table:table-cell table:formula="of:=([.D16]+[.C16])/2" office:value-type="float" office:value="-9.375" calcext:value-type="float">
            <text:p>-9.38 <text:s text:c="5"/></text:p>
          </table:table-cell>
          <table:table-cell table:formula="of:=ABS([.E16]-[.F16])" office:value-type="float" office:value="0.45570833333333" calcext:value-type="float">
            <text:p><text:s/>0.46 <text:s text:c="5"/></text:p>
          </table:table-cell>
          <table:table-cell table:formula="of:=ABS([.G16]*100/[.E16])" office:value-type="float" office:value="5.10924354045301" calcext:value-type="float">
            <text:p><text:s/>5.1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6]&gt;=[.$L$4];1;0)" office:value-type="float" office:value="0" calcext:value-type="float">
            <text:p>0</text:p>
          </table:table-cell>
          <table:table-cell table:style-name="ce24" table:formula="of:=IF([.E16]&gt;[.K$4];[.E16]-[.K$4];0)" office:value-type="float" office:value="0" calcext:value-type="float">
            <text:p><text:s/>- <text:s text:c="7"/></text:p>
          </table:table-cell>
          <table:table-cell table:style-name="ce12" table:formula="of:=[.L15]+([.K16]*[.J16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5]+[.N16]" office:value-type="float" office:value="0" calcext:value-type="float">
            <text:p>0</text:p>
          </table:table-cell>
          <table:table-cell table:formula="of:=[.O16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5]+[.Q16]" office:value-type="float" office:value="0" calcext:value-type="float">
            <text:p>0</text:p>
          </table:table-cell>
          <table:table-cell table:formula="of:=[.R16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5]+[.T16]" office:value-type="float" office:value="0" calcext:value-type="float">
            <text:p>0</text:p>
          </table:table-cell>
          <table:table-cell table:formula="of:=[.U16]*100/[.U$3]" office:value-type="float" office:value="0" calcext:value-type="float">
            <text:p><text:s/>- <text:s text:c="7"/></text:p>
          </table:table-cell>
          <table:table-cell table:style-name="ce31" table:formula="of:=[.O16]+[.R16]" office:value-type="float" office:value="0" calcext:value-type="float">
            <text:p>0</text:p>
          </table:table-cell>
          <table:table-cell table:style-name="ce31" table:formula="of:=[.W16]/2" office:value-type="float" office:value="0" calcext:value-type="float">
            <text:p>0</text:p>
          </table:table-cell>
          <table:table-cell table:style-name="ce24" table:formula="of:=[.X16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12" calcext:value-type="date">
            <text:p>1/12/2006</text:p>
          </table:table-cell>
          <table:table-cell office:value-type="float" office:value="3" calcext:value-type="float">
            <text:p>3</text:p>
          </table:table-cell>
          <table:table-cell office:value-type="float" office:value="-9.875" calcext:value-type="float">
            <text:p>-9.88 <text:s text:c="5"/></text:p>
          </table:table-cell>
          <table:table-cell office:value-type="float" office:value="-3.125" calcext:value-type="float">
            <text:p>-3.13 <text:s text:c="5"/></text:p>
          </table:table-cell>
          <table:table-cell office:value-type="float" office:value="-5.48954166666667" calcext:value-type="float">
            <text:p>-5.49 <text:s text:c="5"/></text:p>
          </table:table-cell>
          <table:table-cell table:formula="of:=([.D17]+[.C17])/2" office:value-type="float" office:value="-6.5" calcext:value-type="float">
            <text:p>-6.50 <text:s text:c="5"/></text:p>
          </table:table-cell>
          <table:table-cell table:formula="of:=ABS([.E17]-[.F17])" office:value-type="float" office:value="1.01045833333333" calcext:value-type="float">
            <text:p><text:s/>1.01 <text:s text:c="5"/></text:p>
          </table:table-cell>
          <table:table-cell table:formula="of:=ABS([.G17]*100/[.E17])" office:value-type="float" office:value="18.4069708308981" calcext:value-type="float">
            <text:p><text:s/>18.4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7]&gt;=[.$L$4];1;0)" office:value-type="float" office:value="0" calcext:value-type="float">
            <text:p>0</text:p>
          </table:table-cell>
          <table:table-cell table:style-name="ce24" table:formula="of:=IF([.E17]&gt;[.K$4];[.E17]-[.K$4];0)" office:value-type="float" office:value="0" calcext:value-type="float">
            <text:p><text:s/>- <text:s text:c="7"/></text:p>
          </table:table-cell>
          <table:table-cell table:style-name="ce12" table:formula="of:=[.L16]+([.K17]*[.J17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6]+[.N17]" office:value-type="float" office:value="0" calcext:value-type="float">
            <text:p>0</text:p>
          </table:table-cell>
          <table:table-cell table:formula="of:=[.O17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6]+[.Q17]" office:value-type="float" office:value="0" calcext:value-type="float">
            <text:p>0</text:p>
          </table:table-cell>
          <table:table-cell table:formula="of:=[.R17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6]+[.T17]" office:value-type="float" office:value="0" calcext:value-type="float">
            <text:p>0</text:p>
          </table:table-cell>
          <table:table-cell table:formula="of:=[.U17]*100/[.U$3]" office:value-type="float" office:value="0" calcext:value-type="float">
            <text:p><text:s/>- <text:s text:c="7"/></text:p>
          </table:table-cell>
          <table:table-cell table:style-name="ce31" table:formula="of:=[.O17]+[.R17]" office:value-type="float" office:value="0" calcext:value-type="float">
            <text:p>0</text:p>
          </table:table-cell>
          <table:table-cell table:style-name="ce31" table:formula="of:=[.W17]/2" office:value-type="float" office:value="0" calcext:value-type="float">
            <text:p>0</text:p>
          </table:table-cell>
          <table:table-cell table:style-name="ce24" table:formula="of:=[.X17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13" calcext:value-type="date">
            <text:p>1/13/2006</text:p>
          </table:table-cell>
          <table:table-cell office:value-type="float" office:value="3" calcext:value-type="float">
            <text:p>3</text:p>
          </table:table-cell>
          <table:table-cell office:value-type="float" office:value="-5.62" calcext:value-type="float">
            <text:p>-5.62 <text:s text:c="5"/></text:p>
          </table:table-cell>
          <table:table-cell office:value-type="float" office:value="-3.312" calcext:value-type="float">
            <text:p>-3.31 <text:s text:c="5"/></text:p>
          </table:table-cell>
          <table:table-cell office:value-type="float" office:value="-4.31204166666667" calcext:value-type="float">
            <text:p>-4.31 <text:s text:c="5"/></text:p>
          </table:table-cell>
          <table:table-cell table:formula="of:=([.D18]+[.C18])/2" office:value-type="float" office:value="-4.466" calcext:value-type="float">
            <text:p>-4.47 <text:s text:c="5"/></text:p>
          </table:table-cell>
          <table:table-cell table:formula="of:=ABS([.E18]-[.F18])" office:value-type="float" office:value="0.15395833333333" calcext:value-type="float">
            <text:p><text:s/>0.15 <text:s text:c="5"/></text:p>
          </table:table-cell>
          <table:table-cell table:formula="of:=ABS([.G18]*100/[.E18])" office:value-type="float" office:value="3.57042777493252" calcext:value-type="float">
            <text:p><text:s/>3.57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8]&gt;=[.$L$4];1;0)" office:value-type="float" office:value="0" calcext:value-type="float">
            <text:p>0</text:p>
          </table:table-cell>
          <table:table-cell table:style-name="ce24" table:formula="of:=IF([.E18]&gt;[.K$4];[.E18]-[.K$4];0)" office:value-type="float" office:value="0" calcext:value-type="float">
            <text:p><text:s/>- <text:s text:c="7"/></text:p>
          </table:table-cell>
          <table:table-cell table:style-name="ce12" table:formula="of:=[.L17]+([.K18]*[.J18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7]+[.N18]" office:value-type="float" office:value="0" calcext:value-type="float">
            <text:p>0</text:p>
          </table:table-cell>
          <table:table-cell table:formula="of:=[.O18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7]+[.Q18]" office:value-type="float" office:value="0" calcext:value-type="float">
            <text:p>0</text:p>
          </table:table-cell>
          <table:table-cell table:formula="of:=[.R18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7]+[.T18]" office:value-type="float" office:value="0" calcext:value-type="float">
            <text:p>0</text:p>
          </table:table-cell>
          <table:table-cell table:formula="of:=[.U18]*100/[.U$3]" office:value-type="float" office:value="0" calcext:value-type="float">
            <text:p><text:s/>- <text:s text:c="7"/></text:p>
          </table:table-cell>
          <table:table-cell table:style-name="ce31" table:formula="of:=[.O18]+[.R18]" office:value-type="float" office:value="0" calcext:value-type="float">
            <text:p>0</text:p>
          </table:table-cell>
          <table:table-cell table:style-name="ce31" table:formula="of:=[.W18]/2" office:value-type="float" office:value="0" calcext:value-type="float">
            <text:p>0</text:p>
          </table:table-cell>
          <table:table-cell table:style-name="ce24" table:formula="of:=[.X18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14" calcext:value-type="date">
            <text:p>1/14/2006</text:p>
          </table:table-cell>
          <table:table-cell office:value-type="float" office:value="3" calcext:value-type="float">
            <text:p>3</text:p>
          </table:table-cell>
          <table:table-cell office:value-type="float" office:value="-8.625" calcext:value-type="float">
            <text:p>-8.63 <text:s text:c="5"/></text:p>
          </table:table-cell>
          <table:table-cell office:value-type="float" office:value="-5.25" calcext:value-type="float">
            <text:p>-5.25 <text:s text:c="5"/></text:p>
          </table:table-cell>
          <table:table-cell office:value-type="float" office:value="-6.64820833333333" calcext:value-type="float">
            <text:p>-6.65 <text:s text:c="5"/></text:p>
          </table:table-cell>
          <table:table-cell table:formula="of:=([.D19]+[.C19])/2" office:value-type="float" office:value="-6.9375" calcext:value-type="float">
            <text:p>-6.94 <text:s text:c="5"/></text:p>
          </table:table-cell>
          <table:table-cell table:formula="of:=ABS([.E19]-[.F19])" office:value-type="float" office:value="0.28929166666667" calcext:value-type="float">
            <text:p><text:s/>0.29 <text:s text:c="5"/></text:p>
          </table:table-cell>
          <table:table-cell table:formula="of:=ABS([.G19]*100/[.E19])" office:value-type="float" office:value="4.35142300243805" calcext:value-type="float">
            <text:p><text:s/>4.35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9]&gt;=[.$L$4];1;0)" office:value-type="float" office:value="0" calcext:value-type="float">
            <text:p>0</text:p>
          </table:table-cell>
          <table:table-cell table:style-name="ce24" table:formula="of:=IF([.E19]&gt;[.K$4];[.E19]-[.K$4];0)" office:value-type="float" office:value="0" calcext:value-type="float">
            <text:p><text:s/>- <text:s text:c="7"/></text:p>
          </table:table-cell>
          <table:table-cell table:style-name="ce12" table:formula="of:=[.L18]+([.K19]*[.J19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8]+[.N19]" office:value-type="float" office:value="0" calcext:value-type="float">
            <text:p>0</text:p>
          </table:table-cell>
          <table:table-cell table:formula="of:=[.O19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8]+[.Q19]" office:value-type="float" office:value="0" calcext:value-type="float">
            <text:p>0</text:p>
          </table:table-cell>
          <table:table-cell table:formula="of:=[.R19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8]+[.T19]" office:value-type="float" office:value="0" calcext:value-type="float">
            <text:p>0</text:p>
          </table:table-cell>
          <table:table-cell table:formula="of:=[.U19]*100/[.U$3]" office:value-type="float" office:value="0" calcext:value-type="float">
            <text:p><text:s/>- <text:s text:c="7"/></text:p>
          </table:table-cell>
          <table:table-cell table:style-name="ce31" table:formula="of:=[.O19]+[.R19]" office:value-type="float" office:value="0" calcext:value-type="float">
            <text:p>0</text:p>
          </table:table-cell>
          <table:table-cell table:style-name="ce31" table:formula="of:=[.W19]/2" office:value-type="float" office:value="0" calcext:value-type="float">
            <text:p>0</text:p>
          </table:table-cell>
          <table:table-cell table:style-name="ce24" table:formula="of:=[.X19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15" calcext:value-type="date">
            <text:p>1/15/2006</text:p>
          </table:table-cell>
          <table:table-cell office:value-type="float" office:value="3" calcext:value-type="float">
            <text:p>3</text:p>
          </table:table-cell>
          <table:table-cell office:value-type="float" office:value="-10.62" calcext:value-type="float">
            <text:p>-10.62 <text:s text:c="5"/></text:p>
          </table:table-cell>
          <table:table-cell office:value-type="float" office:value="-7.438" calcext:value-type="float">
            <text:p>-7.44 <text:s text:c="5"/></text:p>
          </table:table-cell>
          <table:table-cell office:value-type="float" office:value="-9.32754166666667" calcext:value-type="float">
            <text:p>-9.33 <text:s text:c="5"/></text:p>
          </table:table-cell>
          <table:table-cell table:formula="of:=([.D20]+[.C20])/2" office:value-type="float" office:value="-9.029" calcext:value-type="float">
            <text:p>-9.03 <text:s text:c="5"/></text:p>
          </table:table-cell>
          <table:table-cell table:formula="of:=ABS([.E20]-[.F20])" office:value-type="float" office:value="0.29854166666667" calcext:value-type="float">
            <text:p><text:s/>0.30 <text:s text:c="5"/></text:p>
          </table:table-cell>
          <table:table-cell table:formula="of:=ABS([.G20]*100/[.E20])" office:value-type="float" office:value="3.20064682995255" calcext:value-type="float">
            <text:p><text:s/>3.2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0]&gt;=[.$L$4];1;0)" office:value-type="float" office:value="0" calcext:value-type="float">
            <text:p>0</text:p>
          </table:table-cell>
          <table:table-cell table:style-name="ce24" table:formula="of:=IF([.E20]&gt;[.K$4];[.E20]-[.K$4];0)" office:value-type="float" office:value="0" calcext:value-type="float">
            <text:p><text:s/>- <text:s text:c="7"/></text:p>
          </table:table-cell>
          <table:table-cell table:style-name="ce12" table:formula="of:=[.L19]+([.K20]*[.J20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9]+[.N20]" office:value-type="float" office:value="0" calcext:value-type="float">
            <text:p>0</text:p>
          </table:table-cell>
          <table:table-cell table:formula="of:=[.O20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9]+[.Q20]" office:value-type="float" office:value="0" calcext:value-type="float">
            <text:p>0</text:p>
          </table:table-cell>
          <table:table-cell table:formula="of:=[.R20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9]+[.T20]" office:value-type="float" office:value="0" calcext:value-type="float">
            <text:p>0</text:p>
          </table:table-cell>
          <table:table-cell table:formula="of:=[.U20]*100/[.U$3]" office:value-type="float" office:value="0" calcext:value-type="float">
            <text:p><text:s/>- <text:s text:c="7"/></text:p>
          </table:table-cell>
          <table:table-cell table:style-name="ce31" table:formula="of:=[.O20]+[.R20]" office:value-type="float" office:value="0" calcext:value-type="float">
            <text:p>0</text:p>
          </table:table-cell>
          <table:table-cell table:style-name="ce31" table:formula="of:=[.W20]/2" office:value-type="float" office:value="0" calcext:value-type="float">
            <text:p>0</text:p>
          </table:table-cell>
          <table:table-cell table:style-name="ce24" table:formula="of:=[.X20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16" calcext:value-type="date">
            <text:p>1/16/2006</text:p>
          </table:table-cell>
          <table:table-cell office:value-type="float" office:value="4" calcext:value-type="float">
            <text:p>4</text:p>
          </table:table-cell>
          <table:table-cell office:value-type="float" office:value="-11.75" calcext:value-type="float">
            <text:p>-11.75 <text:s text:c="5"/></text:p>
          </table:table-cell>
          <table:table-cell office:value-type="float" office:value="-7.562" calcext:value-type="float">
            <text:p>-7.56 <text:s text:c="5"/></text:p>
          </table:table-cell>
          <table:table-cell office:value-type="float" office:value="-10.2754166666667" calcext:value-type="float">
            <text:p>-10.28 <text:s text:c="5"/></text:p>
          </table:table-cell>
          <table:table-cell table:formula="of:=([.D21]+[.C21])/2" office:value-type="float" office:value="-9.656" calcext:value-type="float">
            <text:p>-9.66 <text:s text:c="5"/></text:p>
          </table:table-cell>
          <table:table-cell table:formula="of:=ABS([.E21]-[.F21])" office:value-type="float" office:value="0.6194166666667" calcext:value-type="float">
            <text:p><text:s/>0.62 <text:s text:c="5"/></text:p>
          </table:table-cell>
          <table:table-cell table:formula="of:=ABS([.G21]*100/[.E21])" office:value-type="float" office:value="6.02814160009762" calcext:value-type="float">
            <text:p><text:s/>6.0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1]&gt;=[.$L$4];1;0)" office:value-type="float" office:value="0" calcext:value-type="float">
            <text:p>0</text:p>
          </table:table-cell>
          <table:table-cell table:style-name="ce24" table:formula="of:=IF([.E21]&gt;[.K$4];[.E21]-[.K$4];0)" office:value-type="float" office:value="0" calcext:value-type="float">
            <text:p><text:s/>- <text:s text:c="7"/></text:p>
          </table:table-cell>
          <table:table-cell table:style-name="ce12" table:formula="of:=[.L20]+([.K21]*[.J21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0]+[.N21]" office:value-type="float" office:value="0" calcext:value-type="float">
            <text:p>0</text:p>
          </table:table-cell>
          <table:table-cell table:formula="of:=[.O21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20]+[.Q21]" office:value-type="float" office:value="0" calcext:value-type="float">
            <text:p>0</text:p>
          </table:table-cell>
          <table:table-cell table:formula="of:=[.R21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20]+[.T21]" office:value-type="float" office:value="0" calcext:value-type="float">
            <text:p>0</text:p>
          </table:table-cell>
          <table:table-cell table:formula="of:=[.U21]*100/[.U$3]" office:value-type="float" office:value="0" calcext:value-type="float">
            <text:p><text:s/>- <text:s text:c="7"/></text:p>
          </table:table-cell>
          <table:table-cell table:style-name="ce31" table:formula="of:=[.O21]+[.R21]" office:value-type="float" office:value="0" calcext:value-type="float">
            <text:p>0</text:p>
          </table:table-cell>
          <table:table-cell table:style-name="ce31" table:formula="of:=[.W21]/2" office:value-type="float" office:value="0" calcext:value-type="float">
            <text:p>0</text:p>
          </table:table-cell>
          <table:table-cell table:style-name="ce24" table:formula="of:=[.X21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17" calcext:value-type="date">
            <text:p>1/17/2006</text:p>
          </table:table-cell>
          <table:table-cell office:value-type="float" office:value="4" calcext:value-type="float">
            <text:p>4</text:p>
          </table:table-cell>
          <table:table-cell office:value-type="float" office:value="-14.375" calcext:value-type="float">
            <text:p>-14.38 <text:s text:c="5"/></text:p>
          </table:table-cell>
          <table:table-cell office:value-type="float" office:value="-8.5" calcext:value-type="float">
            <text:p>-8.50 <text:s text:c="5"/></text:p>
          </table:table-cell>
          <table:table-cell office:value-type="float" office:value="-11.294125" calcext:value-type="float">
            <text:p>-11.29 <text:s text:c="5"/></text:p>
          </table:table-cell>
          <table:table-cell table:formula="of:=([.D22]+[.C22])/2" office:value-type="float" office:value="-11.4375" calcext:value-type="float">
            <text:p>-11.44 <text:s text:c="5"/></text:p>
          </table:table-cell>
          <table:table-cell table:formula="of:=ABS([.E22]-[.F22])" office:value-type="float" office:value="0.143375000000001" calcext:value-type="float">
            <text:p><text:s/>0.14 <text:s text:c="5"/></text:p>
          </table:table-cell>
          <table:table-cell table:formula="of:=ABS([.G22]*100/[.E22])" office:value-type="float" office:value="1.26946531935852" calcext:value-type="float">
            <text:p><text:s/>1.27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2]&gt;=[.$L$4];1;0)" office:value-type="float" office:value="0" calcext:value-type="float">
            <text:p>0</text:p>
          </table:table-cell>
          <table:table-cell table:style-name="ce24" table:formula="of:=IF([.E22]&gt;[.K$4];[.E22]-[.K$4];0)" office:value-type="float" office:value="0" calcext:value-type="float">
            <text:p><text:s/>- <text:s text:c="7"/></text:p>
          </table:table-cell>
          <table:table-cell table:style-name="ce12" table:formula="of:=[.L21]+([.K22]*[.J22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1]+[.N22]" office:value-type="float" office:value="0" calcext:value-type="float">
            <text:p>0</text:p>
          </table:table-cell>
          <table:table-cell table:formula="of:=[.O22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21]+[.Q22]" office:value-type="float" office:value="0" calcext:value-type="float">
            <text:p>0</text:p>
          </table:table-cell>
          <table:table-cell table:formula="of:=[.R22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21]+[.T22]" office:value-type="float" office:value="0" calcext:value-type="float">
            <text:p>0</text:p>
          </table:table-cell>
          <table:table-cell table:formula="of:=[.U22]*100/[.U$3]" office:value-type="float" office:value="0" calcext:value-type="float">
            <text:p><text:s/>- <text:s text:c="7"/></text:p>
          </table:table-cell>
          <table:table-cell table:style-name="ce31" table:formula="of:=[.O22]+[.R22]" office:value-type="float" office:value="0" calcext:value-type="float">
            <text:p>0</text:p>
          </table:table-cell>
          <table:table-cell table:style-name="ce31" table:formula="of:=[.W22]/2" office:value-type="float" office:value="0" calcext:value-type="float">
            <text:p>0</text:p>
          </table:table-cell>
          <table:table-cell table:style-name="ce24" table:formula="of:=[.X22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18" calcext:value-type="date">
            <text:p>1/18/2006</text:p>
          </table:table-cell>
          <table:table-cell office:value-type="float" office:value="4" calcext:value-type="float">
            <text:p>4</text:p>
          </table:table-cell>
          <table:table-cell office:value-type="float" office:value="-13.938" calcext:value-type="float">
            <text:p>-13.94 <text:s text:c="5"/></text:p>
          </table:table-cell>
          <table:table-cell office:value-type="float" office:value="-7" calcext:value-type="float">
            <text:p>-7.00 <text:s text:c="5"/></text:p>
          </table:table-cell>
          <table:table-cell office:value-type="float" office:value="-9.47395833333333" calcext:value-type="float">
            <text:p>-9.47 <text:s text:c="5"/></text:p>
          </table:table-cell>
          <table:table-cell table:formula="of:=([.D23]+[.C23])/2" office:value-type="float" office:value="-10.469" calcext:value-type="float">
            <text:p>-10.47 <text:s text:c="5"/></text:p>
          </table:table-cell>
          <table:table-cell table:formula="of:=ABS([.E23]-[.F23])" office:value-type="float" office:value="0.995041666666671" calcext:value-type="float">
            <text:p><text:s/>1.00 <text:s text:c="5"/></text:p>
          </table:table-cell>
          <table:table-cell table:formula="of:=ABS([.G23]*100/[.E23])" office:value-type="float" office:value="10.5029136888401" calcext:value-type="float">
            <text:p><text:s/>10.5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3]&gt;=[.$L$4];1;0)" office:value-type="float" office:value="0" calcext:value-type="float">
            <text:p>0</text:p>
          </table:table-cell>
          <table:table-cell table:style-name="ce24" table:formula="of:=IF([.E23]&gt;[.K$4];[.E23]-[.K$4];0)" office:value-type="float" office:value="0" calcext:value-type="float">
            <text:p><text:s/>- <text:s text:c="7"/></text:p>
          </table:table-cell>
          <table:table-cell table:style-name="ce12" table:formula="of:=[.L22]+([.K23]*[.J23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2]+[.N23]" office:value-type="float" office:value="0" calcext:value-type="float">
            <text:p>0</text:p>
          </table:table-cell>
          <table:table-cell table:formula="of:=[.O23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22]+[.Q23]" office:value-type="float" office:value="0" calcext:value-type="float">
            <text:p>0</text:p>
          </table:table-cell>
          <table:table-cell table:formula="of:=[.R23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22]+[.T23]" office:value-type="float" office:value="0" calcext:value-type="float">
            <text:p>0</text:p>
          </table:table-cell>
          <table:table-cell table:formula="of:=[.U23]*100/[.U$3]" office:value-type="float" office:value="0" calcext:value-type="float">
            <text:p><text:s/>- <text:s text:c="7"/></text:p>
          </table:table-cell>
          <table:table-cell table:style-name="ce31" table:formula="of:=[.O23]+[.R23]" office:value-type="float" office:value="0" calcext:value-type="float">
            <text:p>0</text:p>
          </table:table-cell>
          <table:table-cell table:style-name="ce31" table:formula="of:=[.W23]/2" office:value-type="float" office:value="0" calcext:value-type="float">
            <text:p>0</text:p>
          </table:table-cell>
          <table:table-cell table:style-name="ce24" table:formula="of:=[.X23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19" calcext:value-type="date">
            <text:p>1/19/2006</text:p>
          </table:table-cell>
          <table:table-cell office:value-type="float" office:value="4" calcext:value-type="float">
            <text:p>4</text:p>
          </table:table-cell>
          <table:table-cell office:value-type="float" office:value="-21.62" calcext:value-type="float">
            <text:p>-21.62 <text:s text:c="5"/></text:p>
          </table:table-cell>
          <table:table-cell office:value-type="float" office:value="-9.5" calcext:value-type="float">
            <text:p>-9.50 <text:s text:c="5"/></text:p>
          </table:table-cell>
          <table:table-cell office:value-type="float" office:value="-13.8484166666667" calcext:value-type="float">
            <text:p>-13.85 <text:s text:c="5"/></text:p>
          </table:table-cell>
          <table:table-cell table:formula="of:=([.D24]+[.C24])/2" office:value-type="float" office:value="-15.56" calcext:value-type="float">
            <text:p>-15.56 <text:s text:c="5"/></text:p>
          </table:table-cell>
          <table:table-cell table:formula="of:=ABS([.E24]-[.F24])" office:value-type="float" office:value="1.7115833333333" calcext:value-type="float">
            <text:p><text:s/>1.71 <text:s text:c="5"/></text:p>
          </table:table-cell>
          <table:table-cell table:formula="of:=ABS([.G24]*100/[.E24])" office:value-type="float" office:value="12.3594153362897" calcext:value-type="float">
            <text:p><text:s/>12.36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4]&gt;=[.$L$4];1;0)" office:value-type="float" office:value="0" calcext:value-type="float">
            <text:p>0</text:p>
          </table:table-cell>
          <table:table-cell table:style-name="ce24" table:formula="of:=IF([.E24]&gt;[.K$4];[.E24]-[.K$4];0)" office:value-type="float" office:value="0" calcext:value-type="float">
            <text:p><text:s/>- <text:s text:c="7"/></text:p>
          </table:table-cell>
          <table:table-cell table:style-name="ce12" table:formula="of:=[.L23]+([.K24]*[.J24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3]+[.N24]" office:value-type="float" office:value="0" calcext:value-type="float">
            <text:p>0</text:p>
          </table:table-cell>
          <table:table-cell table:formula="of:=[.O24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23]+[.Q24]" office:value-type="float" office:value="0" calcext:value-type="float">
            <text:p>0</text:p>
          </table:table-cell>
          <table:table-cell table:formula="of:=[.R24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23]+[.T24]" office:value-type="float" office:value="0" calcext:value-type="float">
            <text:p>0</text:p>
          </table:table-cell>
          <table:table-cell table:formula="of:=[.U24]*100/[.U$3]" office:value-type="float" office:value="0" calcext:value-type="float">
            <text:p><text:s/>- <text:s text:c="7"/></text:p>
          </table:table-cell>
          <table:table-cell table:style-name="ce31" table:formula="of:=[.O24]+[.R24]" office:value-type="float" office:value="0" calcext:value-type="float">
            <text:p>0</text:p>
          </table:table-cell>
          <table:table-cell table:style-name="ce31" table:formula="of:=[.W24]/2" office:value-type="float" office:value="0" calcext:value-type="float">
            <text:p>0</text:p>
          </table:table-cell>
          <table:table-cell table:style-name="ce24" table:formula="of:=[.X24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20" calcext:value-type="date">
            <text:p>1/20/2006</text:p>
          </table:table-cell>
          <table:table-cell office:value-type="float" office:value="4" calcext:value-type="float">
            <text:p>4</text:p>
          </table:table-cell>
          <table:table-cell office:value-type="float" office:value="-25.5" calcext:value-type="float">
            <text:p>-25.50 <text:s text:c="5"/></text:p>
          </table:table-cell>
          <table:table-cell office:value-type="float" office:value="-17.562" calcext:value-type="float">
            <text:p>-17.56 <text:s text:c="5"/></text:p>
          </table:table-cell>
          <table:table-cell office:value-type="float" office:value="-20.921875" calcext:value-type="float">
            <text:p>-20.92 <text:s text:c="5"/></text:p>
          </table:table-cell>
          <table:table-cell table:formula="of:=([.D25]+[.C25])/2" office:value-type="float" office:value="-21.531" calcext:value-type="float">
            <text:p>-21.53 <text:s text:c="5"/></text:p>
          </table:table-cell>
          <table:table-cell table:formula="of:=ABS([.E25]-[.F25])" office:value-type="float" office:value="0.609124999999999" calcext:value-type="float">
            <text:p><text:s/>0.61 <text:s text:c="5"/></text:p>
          </table:table-cell>
          <table:table-cell table:formula="of:=ABS([.G25]*100/[.E25])" office:value-type="float" office:value="2.91142643764002" calcext:value-type="float">
            <text:p><text:s/>2.9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5]&gt;=[.$L$4];1;0)" office:value-type="float" office:value="0" calcext:value-type="float">
            <text:p>0</text:p>
          </table:table-cell>
          <table:table-cell table:style-name="ce24" table:formula="of:=IF([.E25]&gt;[.K$4];[.E25]-[.K$4];0)" office:value-type="float" office:value="0" calcext:value-type="float">
            <text:p><text:s/>- <text:s text:c="7"/></text:p>
          </table:table-cell>
          <table:table-cell table:style-name="ce12" table:formula="of:=[.L24]+([.K25]*[.J25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4]+[.N25]" office:value-type="float" office:value="0" calcext:value-type="float">
            <text:p>0</text:p>
          </table:table-cell>
          <table:table-cell table:formula="of:=[.O25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24]+[.Q25]" office:value-type="float" office:value="0" calcext:value-type="float">
            <text:p>0</text:p>
          </table:table-cell>
          <table:table-cell table:formula="of:=[.R25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24]+[.T25]" office:value-type="float" office:value="0" calcext:value-type="float">
            <text:p>0</text:p>
          </table:table-cell>
          <table:table-cell table:formula="of:=[.U25]*100/[.U$3]" office:value-type="float" office:value="0" calcext:value-type="float">
            <text:p><text:s/>- <text:s text:c="7"/></text:p>
          </table:table-cell>
          <table:table-cell table:style-name="ce31" table:formula="of:=[.O25]+[.R25]" office:value-type="float" office:value="0" calcext:value-type="float">
            <text:p>0</text:p>
          </table:table-cell>
          <table:table-cell table:style-name="ce31" table:formula="of:=[.W25]/2" office:value-type="float" office:value="0" calcext:value-type="float">
            <text:p>0</text:p>
          </table:table-cell>
          <table:table-cell table:style-name="ce24" table:formula="of:=[.X25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21" calcext:value-type="date">
            <text:p>1/21/2006</text:p>
          </table:table-cell>
          <table:table-cell office:value-type="float" office:value="4" calcext:value-type="float">
            <text:p>4</text:p>
          </table:table-cell>
          <table:table-cell office:value-type="float" office:value="-20.562" calcext:value-type="float">
            <text:p>-20.56 <text:s text:c="5"/></text:p>
          </table:table-cell>
          <table:table-cell office:value-type="float" office:value="12.562" calcext:value-type="float">
            <text:p><text:s/>12.56 <text:s text:c="5"/></text:p>
          </table:table-cell>
          <table:table-cell office:value-type="float" office:value="-11.7009565217391" calcext:value-type="float">
            <text:p>-11.70 <text:s text:c="5"/></text:p>
          </table:table-cell>
          <table:table-cell table:formula="of:=([.D26]+[.C26])/2" office:value-type="float" office:value="-4" calcext:value-type="float">
            <text:p>-4.00 <text:s text:c="5"/></text:p>
          </table:table-cell>
          <table:table-cell table:formula="of:=ABS([.E26]-[.F26])" office:value-type="float" office:value="7.7009565217391" calcext:value-type="float">
            <text:p><text:s/>7.70 <text:s text:c="5"/></text:p>
          </table:table-cell>
          <table:table-cell table:formula="of:=ABS([.G26]*100/[.E26])" office:value-type="float" office:value="65.8147605918505" calcext:value-type="float">
            <text:p><text:s/>65.81 <text:s text:c="5"/></text:p>
          </table:table-cell>
          <table:table-cell office:value-type="float" office:value="3" calcext:value-type="float">
            <text:p><text:s/>3.00 <text:s text:c="5"/></text:p>
          </table:table-cell>
          <table:table-cell table:style-name="ce20" table:formula="of:=IF([.A26]&gt;=[.$L$4];1;0)" office:value-type="float" office:value="0" calcext:value-type="float">
            <text:p>0</text:p>
          </table:table-cell>
          <table:table-cell table:style-name="ce24" table:formula="of:=IF([.E26]&gt;[.K$4];[.E26]-[.K$4];0)" office:value-type="float" office:value="0" calcext:value-type="float">
            <text:p><text:s/>- <text:s text:c="7"/></text:p>
          </table:table-cell>
          <table:table-cell table:style-name="ce12" table:formula="of:=[.L25]+([.K26]*[.J26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5]+[.N26]" office:value-type="float" office:value="0" calcext:value-type="float">
            <text:p>0</text:p>
          </table:table-cell>
          <table:table-cell table:formula="of:=[.O26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25]+[.Q26]" office:value-type="float" office:value="0" calcext:value-type="float">
            <text:p>0</text:p>
          </table:table-cell>
          <table:table-cell table:formula="of:=[.R26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25]+[.T26]" office:value-type="float" office:value="0" calcext:value-type="float">
            <text:p>0</text:p>
          </table:table-cell>
          <table:table-cell table:formula="of:=[.U26]*100/[.U$3]" office:value-type="float" office:value="0" calcext:value-type="float">
            <text:p><text:s/>- <text:s text:c="7"/></text:p>
          </table:table-cell>
          <table:table-cell table:style-name="ce31" table:formula="of:=[.O26]+[.R26]" office:value-type="float" office:value="0" calcext:value-type="float">
            <text:p>0</text:p>
          </table:table-cell>
          <table:table-cell table:style-name="ce31" table:formula="of:=[.W26]/2" office:value-type="float" office:value="0" calcext:value-type="float">
            <text:p>0</text:p>
          </table:table-cell>
          <table:table-cell table:style-name="ce24" table:formula="of:=[.X26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22" calcext:value-type="date">
            <text:p>1/22/2006</text:p>
          </table:table-cell>
          <table:table-cell office:value-type="float" office:value="4" calcext:value-type="float">
            <text:p>4</text:p>
          </table:table-cell>
          <table:table-cell office:value-type="float" office:value="-26.62" calcext:value-type="float">
            <text:p>-26.62 <text:s text:c="5"/></text:p>
          </table:table-cell>
          <table:table-cell office:value-type="float" office:value="-13.125" calcext:value-type="float">
            <text:p>-13.13 <text:s text:c="5"/></text:p>
          </table:table-cell>
          <table:table-cell office:value-type="float" office:value="-22.3070416666667" calcext:value-type="float">
            <text:p>-22.31 <text:s text:c="5"/></text:p>
          </table:table-cell>
          <table:table-cell table:formula="of:=([.D27]+[.C27])/2" office:value-type="float" office:value="-19.8725" calcext:value-type="float">
            <text:p>-19.87 <text:s text:c="5"/></text:p>
          </table:table-cell>
          <table:table-cell table:formula="of:=ABS([.E27]-[.F27])" office:value-type="float" office:value="2.4345416666667" calcext:value-type="float">
            <text:p><text:s/>2.43 <text:s text:c="5"/></text:p>
          </table:table-cell>
          <table:table-cell table:formula="of:=ABS([.G27]*100/[.E27])" office:value-type="float" office:value="10.9137809622897" calcext:value-type="float">
            <text:p><text:s/>10.9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7]&gt;=[.$L$4];1;0)" office:value-type="float" office:value="0" calcext:value-type="float">
            <text:p>0</text:p>
          </table:table-cell>
          <table:table-cell table:style-name="ce24" table:formula="of:=IF([.E27]&gt;[.K$4];[.E27]-[.K$4];0)" office:value-type="float" office:value="0" calcext:value-type="float">
            <text:p><text:s/>- <text:s text:c="7"/></text:p>
          </table:table-cell>
          <table:table-cell table:style-name="ce12" table:formula="of:=[.L26]+([.K27]*[.J27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6]+[.N27]" office:value-type="float" office:value="0" calcext:value-type="float">
            <text:p>0</text:p>
          </table:table-cell>
          <table:table-cell table:formula="of:=[.O27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26]+[.Q27]" office:value-type="float" office:value="0" calcext:value-type="float">
            <text:p>0</text:p>
          </table:table-cell>
          <table:table-cell table:formula="of:=[.R27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26]+[.T27]" office:value-type="float" office:value="0" calcext:value-type="float">
            <text:p>0</text:p>
          </table:table-cell>
          <table:table-cell table:formula="of:=[.U27]*100/[.U$3]" office:value-type="float" office:value="0" calcext:value-type="float">
            <text:p><text:s/>- <text:s text:c="7"/></text:p>
          </table:table-cell>
          <table:table-cell table:style-name="ce31" table:formula="of:=[.O27]+[.R27]" office:value-type="float" office:value="0" calcext:value-type="float">
            <text:p>0</text:p>
          </table:table-cell>
          <table:table-cell table:style-name="ce31" table:formula="of:=[.W27]/2" office:value-type="float" office:value="0" calcext:value-type="float">
            <text:p>0</text:p>
          </table:table-cell>
          <table:table-cell table:style-name="ce24" table:formula="of:=[.X27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23" calcext:value-type="date">
            <text:p>1/23/2006</text:p>
          </table:table-cell>
          <table:table-cell office:value-type="float" office:value="5" calcext:value-type="float">
            <text:p>5</text:p>
          </table:table-cell>
          <table:table-cell office:value-type="float" office:value="-28.875" calcext:value-type="float">
            <text:p>-28.88 <text:s text:c="5"/></text:p>
          </table:table-cell>
          <table:table-cell office:value-type="float" office:value="-11.25" calcext:value-type="float">
            <text:p>-11.25 <text:s text:c="5"/></text:p>
          </table:table-cell>
          <table:table-cell office:value-type="float" office:value="-23.1040416666667" calcext:value-type="float">
            <text:p>-23.10 <text:s text:c="5"/></text:p>
          </table:table-cell>
          <table:table-cell table:formula="of:=([.D28]+[.C28])/2" office:value-type="float" office:value="-20.0625" calcext:value-type="float">
            <text:p>-20.06 <text:s text:c="5"/></text:p>
          </table:table-cell>
          <table:table-cell table:formula="of:=ABS([.E28]-[.F28])" office:value-type="float" office:value="3.0415416666667" calcext:value-type="float">
            <text:p><text:s/>3.04 <text:s text:c="5"/></text:p>
          </table:table-cell>
          <table:table-cell table:formula="of:=ABS([.G28]*100/[.E28])" office:value-type="float" office:value="13.1645437216073" calcext:value-type="float">
            <text:p><text:s/>13.16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8]&gt;=[.$L$4];1;0)" office:value-type="float" office:value="0" calcext:value-type="float">
            <text:p>0</text:p>
          </table:table-cell>
          <table:table-cell table:style-name="ce24" table:formula="of:=IF([.E28]&gt;[.K$4];[.E28]-[.K$4];0)" office:value-type="float" office:value="0" calcext:value-type="float">
            <text:p><text:s/>- <text:s text:c="7"/></text:p>
          </table:table-cell>
          <table:table-cell table:style-name="ce12" table:formula="of:=[.L27]+([.K28]*[.J28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7]+[.N28]" office:value-type="float" office:value="0" calcext:value-type="float">
            <text:p>0</text:p>
          </table:table-cell>
          <table:table-cell table:formula="of:=[.O28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27]+[.Q28]" office:value-type="float" office:value="0" calcext:value-type="float">
            <text:p>0</text:p>
          </table:table-cell>
          <table:table-cell table:formula="of:=[.R28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27]+[.T28]" office:value-type="float" office:value="0" calcext:value-type="float">
            <text:p>0</text:p>
          </table:table-cell>
          <table:table-cell table:formula="of:=[.U28]*100/[.U$3]" office:value-type="float" office:value="0" calcext:value-type="float">
            <text:p><text:s/>- <text:s text:c="7"/></text:p>
          </table:table-cell>
          <table:table-cell table:style-name="ce31" table:formula="of:=[.O28]+[.R28]" office:value-type="float" office:value="0" calcext:value-type="float">
            <text:p>0</text:p>
          </table:table-cell>
          <table:table-cell table:style-name="ce31" table:formula="of:=[.W28]/2" office:value-type="float" office:value="0" calcext:value-type="float">
            <text:p>0</text:p>
          </table:table-cell>
          <table:table-cell table:style-name="ce24" table:formula="of:=[.X28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24" calcext:value-type="date">
            <text:p>1/24/2006</text:p>
          </table:table-cell>
          <table:table-cell office:value-type="float" office:value="5" calcext:value-type="float">
            <text:p>5</text:p>
          </table:table-cell>
          <table:table-cell office:value-type="float" office:value="-28.312" calcext:value-type="float">
            <text:p>-28.31 <text:s text:c="5"/></text:p>
          </table:table-cell>
          <table:table-cell office:value-type="float" office:value="-10.5" calcext:value-type="float">
            <text:p>-10.50 <text:s text:c="5"/></text:p>
          </table:table-cell>
          <table:table-cell office:value-type="float" office:value="-20.9524583333333" calcext:value-type="float">
            <text:p>-20.95 <text:s text:c="5"/></text:p>
          </table:table-cell>
          <table:table-cell table:formula="of:=([.D29]+[.C29])/2" office:value-type="float" office:value="-19.406" calcext:value-type="float">
            <text:p>-19.41 <text:s text:c="5"/></text:p>
          </table:table-cell>
          <table:table-cell table:formula="of:=ABS([.E29]-[.F29])" office:value-type="float" office:value="1.5464583333333" calcext:value-type="float">
            <text:p><text:s/>1.55 <text:s text:c="5"/></text:p>
          </table:table-cell>
          <table:table-cell table:formula="of:=ABS([.G29]*100/[.E29])" office:value-type="float" office:value="7.3807966050124" calcext:value-type="float">
            <text:p><text:s/>7.3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9]&gt;=[.$L$4];1;0)" office:value-type="float" office:value="0" calcext:value-type="float">
            <text:p>0</text:p>
          </table:table-cell>
          <table:table-cell table:style-name="ce24" table:formula="of:=IF([.E29]&gt;[.K$4];[.E29]-[.K$4];0)" office:value-type="float" office:value="0" calcext:value-type="float">
            <text:p><text:s/>- <text:s text:c="7"/></text:p>
          </table:table-cell>
          <table:table-cell table:style-name="ce12" table:formula="of:=[.L28]+([.K29]*[.J29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8]+[.N29]" office:value-type="float" office:value="0" calcext:value-type="float">
            <text:p>0</text:p>
          </table:table-cell>
          <table:table-cell table:formula="of:=[.O29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28]+[.Q29]" office:value-type="float" office:value="0" calcext:value-type="float">
            <text:p>0</text:p>
          </table:table-cell>
          <table:table-cell table:formula="of:=[.R29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28]+[.T29]" office:value-type="float" office:value="0" calcext:value-type="float">
            <text:p>0</text:p>
          </table:table-cell>
          <table:table-cell table:formula="of:=[.U29]*100/[.U$3]" office:value-type="float" office:value="0" calcext:value-type="float">
            <text:p><text:s/>- <text:s text:c="7"/></text:p>
          </table:table-cell>
          <table:table-cell table:style-name="ce31" table:formula="of:=[.O29]+[.R29]" office:value-type="float" office:value="0" calcext:value-type="float">
            <text:p>0</text:p>
          </table:table-cell>
          <table:table-cell table:style-name="ce31" table:formula="of:=[.W29]/2" office:value-type="float" office:value="0" calcext:value-type="float">
            <text:p>0</text:p>
          </table:table-cell>
          <table:table-cell table:style-name="ce24" table:formula="of:=[.X29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25" calcext:value-type="date">
            <text:p>1/25/2006</text:p>
          </table:table-cell>
          <table:table-cell office:value-type="float" office:value="5" calcext:value-type="float">
            <text:p>5</text:p>
          </table:table-cell>
          <table:table-cell office:value-type="float" office:value="-22.312" calcext:value-type="float">
            <text:p>-22.31 <text:s text:c="5"/></text:p>
          </table:table-cell>
          <table:table-cell office:value-type="float" office:value="-7.875" calcext:value-type="float">
            <text:p>-7.88 <text:s text:c="5"/></text:p>
          </table:table-cell>
          <table:table-cell office:value-type="float" office:value="-15.5799166666667" calcext:value-type="float">
            <text:p>-15.58 <text:s text:c="5"/></text:p>
          </table:table-cell>
          <table:table-cell table:formula="of:=([.D30]+[.C30])/2" office:value-type="float" office:value="-15.0935" calcext:value-type="float">
            <text:p>-15.09 <text:s text:c="5"/></text:p>
          </table:table-cell>
          <table:table-cell table:formula="of:=ABS([.E30]-[.F30])" office:value-type="float" office:value="0.486416666666699" calcext:value-type="float">
            <text:p><text:s/>0.49 <text:s text:c="5"/></text:p>
          </table:table-cell>
          <table:table-cell table:formula="of:=ABS([.G30]*100/[.E30])" office:value-type="float" office:value="3.12207489342603" calcext:value-type="float">
            <text:p><text:s/>3.12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0]&gt;=[.$L$4];1;0)" office:value-type="float" office:value="0" calcext:value-type="float">
            <text:p>0</text:p>
          </table:table-cell>
          <table:table-cell table:style-name="ce24" table:formula="of:=IF([.E30]&gt;[.K$4];[.E30]-[.K$4];0)" office:value-type="float" office:value="0" calcext:value-type="float">
            <text:p><text:s/>- <text:s text:c="7"/></text:p>
          </table:table-cell>
          <table:table-cell table:style-name="ce12" table:formula="of:=[.L29]+([.K30]*[.J30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9]+[.N30]" office:value-type="float" office:value="0" calcext:value-type="float">
            <text:p>0</text:p>
          </table:table-cell>
          <table:table-cell table:formula="of:=[.O30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29]+[.Q30]" office:value-type="float" office:value="0" calcext:value-type="float">
            <text:p>0</text:p>
          </table:table-cell>
          <table:table-cell table:formula="of:=[.R30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29]+[.T30]" office:value-type="float" office:value="0" calcext:value-type="float">
            <text:p>0</text:p>
          </table:table-cell>
          <table:table-cell table:formula="of:=[.U30]*100/[.U$3]" office:value-type="float" office:value="0" calcext:value-type="float">
            <text:p><text:s/>- <text:s text:c="7"/></text:p>
          </table:table-cell>
          <table:table-cell table:style-name="ce31" table:formula="of:=[.O30]+[.R30]" office:value-type="float" office:value="0" calcext:value-type="float">
            <text:p>0</text:p>
          </table:table-cell>
          <table:table-cell table:style-name="ce31" table:formula="of:=[.W30]/2" office:value-type="float" office:value="0" calcext:value-type="float">
            <text:p>0</text:p>
          </table:table-cell>
          <table:table-cell table:style-name="ce24" table:formula="of:=[.X30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26" calcext:value-type="date">
            <text:p>1/26/2006</text:p>
          </table:table-cell>
          <table:table-cell office:value-type="float" office:value="5" calcext:value-type="float">
            <text:p>5</text:p>
          </table:table-cell>
          <table:table-cell office:value-type="float" office:value="-19.5" calcext:value-type="float">
            <text:p>-19.50 <text:s text:c="5"/></text:p>
          </table:table-cell>
          <table:table-cell office:value-type="float" office:value="-3.375" calcext:value-type="float">
            <text:p>-3.38 <text:s text:c="5"/></text:p>
          </table:table-cell>
          <table:table-cell office:value-type="float" office:value="-14.38275" calcext:value-type="float">
            <text:p>-14.38 <text:s text:c="5"/></text:p>
          </table:table-cell>
          <table:table-cell table:formula="of:=([.D31]+[.C31])/2" office:value-type="float" office:value="-11.4375" calcext:value-type="float">
            <text:p>-11.44 <text:s text:c="5"/></text:p>
          </table:table-cell>
          <table:table-cell table:formula="of:=ABS([.E31]-[.F31])" office:value-type="float" office:value="2.94525" calcext:value-type="float">
            <text:p><text:s/>2.95 <text:s text:c="5"/></text:p>
          </table:table-cell>
          <table:table-cell table:formula="of:=ABS([.G31]*100/[.E31])" office:value-type="float" office:value="20.4776555248475" calcext:value-type="float">
            <text:p><text:s/>20.4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1]&gt;=[.$L$4];1;0)" office:value-type="float" office:value="0" calcext:value-type="float">
            <text:p>0</text:p>
          </table:table-cell>
          <table:table-cell table:style-name="ce24" table:formula="of:=IF([.E31]&gt;[.K$4];[.E31]-[.K$4];0)" office:value-type="float" office:value="0" calcext:value-type="float">
            <text:p><text:s/>- <text:s text:c="7"/></text:p>
          </table:table-cell>
          <table:table-cell table:style-name="ce12" table:formula="of:=[.L30]+([.K31]*[.J31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0]+[.N31]" office:value-type="float" office:value="0" calcext:value-type="float">
            <text:p>0</text:p>
          </table:table-cell>
          <table:table-cell table:formula="of:=[.O31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30]+[.Q31]" office:value-type="float" office:value="0" calcext:value-type="float">
            <text:p>0</text:p>
          </table:table-cell>
          <table:table-cell table:formula="of:=[.R31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30]+[.T31]" office:value-type="float" office:value="0" calcext:value-type="float">
            <text:p>0</text:p>
          </table:table-cell>
          <table:table-cell table:formula="of:=[.U31]*100/[.U$3]" office:value-type="float" office:value="0" calcext:value-type="float">
            <text:p><text:s/>- <text:s text:c="7"/></text:p>
          </table:table-cell>
          <table:table-cell table:style-name="ce31" table:formula="of:=[.O31]+[.R31]" office:value-type="float" office:value="0" calcext:value-type="float">
            <text:p>0</text:p>
          </table:table-cell>
          <table:table-cell table:style-name="ce31" table:formula="of:=[.W31]/2" office:value-type="float" office:value="0" calcext:value-type="float">
            <text:p>0</text:p>
          </table:table-cell>
          <table:table-cell table:style-name="ce24" table:formula="of:=[.X31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27" calcext:value-type="date">
            <text:p>1/27/2006</text:p>
          </table:table-cell>
          <table:table-cell office:value-type="float" office:value="5" calcext:value-type="float">
            <text:p>5</text:p>
          </table:table-cell>
          <table:table-cell office:value-type="float" office:value="-23.125" calcext:value-type="float">
            <text:p>-23.13 <text:s text:c="5"/></text:p>
          </table:table-cell>
          <table:table-cell office:value-type="float" office:value="4.25" calcext:value-type="float">
            <text:p><text:s/>4.25 <text:s text:c="5"/></text:p>
          </table:table-cell>
          <table:table-cell office:value-type="float" office:value="-13.1173333333333" calcext:value-type="float">
            <text:p>-13.12 <text:s text:c="5"/></text:p>
          </table:table-cell>
          <table:table-cell table:formula="of:=([.D32]+[.C32])/2" office:value-type="float" office:value="-9.4375" calcext:value-type="float">
            <text:p>-9.44 <text:s text:c="5"/></text:p>
          </table:table-cell>
          <table:table-cell table:formula="of:=ABS([.E32]-[.F32])" office:value-type="float" office:value="3.6798333333333" calcext:value-type="float">
            <text:p><text:s/>3.68 <text:s text:c="5"/></text:p>
          </table:table-cell>
          <table:table-cell table:formula="of:=ABS([.G32]*100/[.E32])" office:value-type="float" office:value="28.0532120349663" calcext:value-type="float">
            <text:p><text:s/>28.05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2]&gt;=[.$L$4];1;0)" office:value-type="float" office:value="0" calcext:value-type="float">
            <text:p>0</text:p>
          </table:table-cell>
          <table:table-cell table:style-name="ce24" table:formula="of:=IF([.E32]&gt;[.K$4];[.E32]-[.K$4];0)" office:value-type="float" office:value="0" calcext:value-type="float">
            <text:p><text:s/>- <text:s text:c="7"/></text:p>
          </table:table-cell>
          <table:table-cell table:style-name="ce12" table:formula="of:=[.L31]+([.K32]*[.J32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1]+[.N32]" office:value-type="float" office:value="0" calcext:value-type="float">
            <text:p>0</text:p>
          </table:table-cell>
          <table:table-cell table:formula="of:=[.O32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31]+[.Q32]" office:value-type="float" office:value="0" calcext:value-type="float">
            <text:p>0</text:p>
          </table:table-cell>
          <table:table-cell table:formula="of:=[.R32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31]+[.T32]" office:value-type="float" office:value="0" calcext:value-type="float">
            <text:p>0</text:p>
          </table:table-cell>
          <table:table-cell table:formula="of:=[.U32]*100/[.U$3]" office:value-type="float" office:value="0" calcext:value-type="float">
            <text:p><text:s/>- <text:s text:c="7"/></text:p>
          </table:table-cell>
          <table:table-cell table:style-name="ce31" table:formula="of:=[.O32]+[.R32]" office:value-type="float" office:value="0" calcext:value-type="float">
            <text:p>0</text:p>
          </table:table-cell>
          <table:table-cell table:style-name="ce31" table:formula="of:=[.W32]/2" office:value-type="float" office:value="0" calcext:value-type="float">
            <text:p>0</text:p>
          </table:table-cell>
          <table:table-cell table:style-name="ce24" table:formula="of:=[.X32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28" calcext:value-type="date">
            <text:p>1/28/2006</text:p>
          </table:table-cell>
          <table:table-cell office:value-type="float" office:value="5" calcext:value-type="float">
            <text:p>5</text:p>
          </table:table-cell>
          <table:table-cell office:value-type="float" office:value="-15.375" calcext:value-type="float">
            <text:p>-15.38 <text:s text:c="5"/></text:p>
          </table:table-cell>
          <table:table-cell office:value-type="float" office:value="-7.312" calcext:value-type="float">
            <text:p>-7.31 <text:s text:c="5"/></text:p>
          </table:table-cell>
          <table:table-cell office:value-type="float" office:value="-11.4445833333333" calcext:value-type="float">
            <text:p>-11.44 <text:s text:c="5"/></text:p>
          </table:table-cell>
          <table:table-cell table:formula="of:=([.D33]+[.C33])/2" office:value-type="float" office:value="-11.3435" calcext:value-type="float">
            <text:p>-11.34 <text:s text:c="5"/></text:p>
          </table:table-cell>
          <table:table-cell table:formula="of:=ABS([.E33]-[.F33])" office:value-type="float" office:value="0.1010833333333" calcext:value-type="float">
            <text:p><text:s/>0.10 <text:s text:c="5"/></text:p>
          </table:table-cell>
          <table:table-cell table:formula="of:=ABS([.G33]*100/[.E33])" office:value-type="float" office:value="0.883241708231405" calcext:value-type="float">
            <text:p><text:s/>0.8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3]&gt;=[.$L$4];1;0)" office:value-type="float" office:value="0" calcext:value-type="float">
            <text:p>0</text:p>
          </table:table-cell>
          <table:table-cell table:style-name="ce24" table:formula="of:=IF([.E33]&gt;[.K$4];[.E33]-[.K$4];0)" office:value-type="float" office:value="0" calcext:value-type="float">
            <text:p><text:s/>- <text:s text:c="7"/></text:p>
          </table:table-cell>
          <table:table-cell table:style-name="ce12" table:formula="of:=[.L32]+([.K33]*[.J33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2]+[.N33]" office:value-type="float" office:value="0" calcext:value-type="float">
            <text:p>0</text:p>
          </table:table-cell>
          <table:table-cell table:formula="of:=[.O33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32]+[.Q33]" office:value-type="float" office:value="0" calcext:value-type="float">
            <text:p>0</text:p>
          </table:table-cell>
          <table:table-cell table:formula="of:=[.R33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32]+[.T33]" office:value-type="float" office:value="0" calcext:value-type="float">
            <text:p>0</text:p>
          </table:table-cell>
          <table:table-cell table:formula="of:=[.U33]*100/[.U$3]" office:value-type="float" office:value="0" calcext:value-type="float">
            <text:p><text:s/>- <text:s text:c="7"/></text:p>
          </table:table-cell>
          <table:table-cell table:style-name="ce31" table:formula="of:=[.O33]+[.R33]" office:value-type="float" office:value="0" calcext:value-type="float">
            <text:p>0</text:p>
          </table:table-cell>
          <table:table-cell table:style-name="ce31" table:formula="of:=[.W33]/2" office:value-type="float" office:value="0" calcext:value-type="float">
            <text:p>0</text:p>
          </table:table-cell>
          <table:table-cell table:style-name="ce24" table:formula="of:=[.X33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29" calcext:value-type="date">
            <text:p>1/29/2006</text:p>
          </table:table-cell>
          <table:table-cell office:value-type="float" office:value="5" calcext:value-type="float">
            <text:p>5</text:p>
          </table:table-cell>
          <table:table-cell office:value-type="float" office:value="-11.438" calcext:value-type="float">
            <text:p>-11.44 <text:s text:c="5"/></text:p>
          </table:table-cell>
          <table:table-cell office:value-type="float" office:value="-4.938" calcext:value-type="float">
            <text:p>-4.94 <text:s text:c="5"/></text:p>
          </table:table-cell>
          <table:table-cell office:value-type="float" office:value="-7.80954166666667" calcext:value-type="float">
            <text:p>-7.81 <text:s text:c="5"/></text:p>
          </table:table-cell>
          <table:table-cell table:formula="of:=([.D34]+[.C34])/2" office:value-type="float" office:value="-8.188" calcext:value-type="float">
            <text:p>-8.19 <text:s text:c="5"/></text:p>
          </table:table-cell>
          <table:table-cell table:formula="of:=ABS([.E34]-[.F34])" office:value-type="float" office:value="0.378458333333331" calcext:value-type="float">
            <text:p><text:s/>0.38 <text:s text:c="5"/></text:p>
          </table:table-cell>
          <table:table-cell table:formula="of:=ABS([.G34]*100/[.E34])" office:value-type="float" office:value="4.84610172385273" calcext:value-type="float">
            <text:p><text:s/>4.85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4]&gt;=[.$L$4];1;0)" office:value-type="float" office:value="0" calcext:value-type="float">
            <text:p>0</text:p>
          </table:table-cell>
          <table:table-cell table:style-name="ce24" table:formula="of:=IF([.E34]&gt;[.K$4];[.E34]-[.K$4];0)" office:value-type="float" office:value="0" calcext:value-type="float">
            <text:p><text:s/>- <text:s text:c="7"/></text:p>
          </table:table-cell>
          <table:table-cell table:style-name="ce12" table:formula="of:=[.L33]+([.K34]*[.J34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3]+[.N34]" office:value-type="float" office:value="0" calcext:value-type="float">
            <text:p>0</text:p>
          </table:table-cell>
          <table:table-cell table:formula="of:=[.O34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33]+[.Q34]" office:value-type="float" office:value="0" calcext:value-type="float">
            <text:p>0</text:p>
          </table:table-cell>
          <table:table-cell table:formula="of:=[.R34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33]+[.T34]" office:value-type="float" office:value="0" calcext:value-type="float">
            <text:p>0</text:p>
          </table:table-cell>
          <table:table-cell table:formula="of:=[.U34]*100/[.U$3]" office:value-type="float" office:value="0" calcext:value-type="float">
            <text:p><text:s/>- <text:s text:c="7"/></text:p>
          </table:table-cell>
          <table:table-cell table:style-name="ce31" table:formula="of:=[.O34]+[.R34]" office:value-type="float" office:value="0" calcext:value-type="float">
            <text:p>0</text:p>
          </table:table-cell>
          <table:table-cell table:style-name="ce31" table:formula="of:=[.W34]/2" office:value-type="float" office:value="0" calcext:value-type="float">
            <text:p>0</text:p>
          </table:table-cell>
          <table:table-cell table:style-name="ce24" table:formula="of:=[.X34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30" calcext:value-type="date">
            <text:p>1/30/2006</text:p>
          </table:table-cell>
          <table:table-cell office:value-type="float" office:value="6" calcext:value-type="float">
            <text:p>6</text:p>
          </table:table-cell>
          <table:table-cell office:value-type="float" office:value="-8.75" calcext:value-type="float">
            <text:p>-8.75 <text:s text:c="5"/></text:p>
          </table:table-cell>
          <table:table-cell office:value-type="float" office:value="-1.438" calcext:value-type="float">
            <text:p>-1.44 <text:s text:c="5"/></text:p>
          </table:table-cell>
          <table:table-cell office:value-type="float" office:value="-4.3855" calcext:value-type="float">
            <text:p>-4.39 <text:s text:c="5"/></text:p>
          </table:table-cell>
          <table:table-cell table:formula="of:=([.D35]+[.C35])/2" office:value-type="float" office:value="-5.094" calcext:value-type="float">
            <text:p>-5.09 <text:s text:c="5"/></text:p>
          </table:table-cell>
          <table:table-cell table:formula="of:=ABS([.E35]-[.F35])" office:value-type="float" office:value="0.7085" calcext:value-type="float">
            <text:p><text:s/>0.71 <text:s text:c="5"/></text:p>
          </table:table-cell>
          <table:table-cell table:formula="of:=ABS([.G35]*100/[.E35])" office:value-type="float" office:value="16.1555124843233" calcext:value-type="float">
            <text:p><text:s/>16.16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5]&gt;=[.$L$4];1;0)" office:value-type="float" office:value="0" calcext:value-type="float">
            <text:p>0</text:p>
          </table:table-cell>
          <table:table-cell table:style-name="ce24" table:formula="of:=IF([.E35]&gt;[.K$4];[.E35]-[.K$4];0)" office:value-type="float" office:value="0" calcext:value-type="float">
            <text:p><text:s/>- <text:s text:c="7"/></text:p>
          </table:table-cell>
          <table:table-cell table:style-name="ce12" table:formula="of:=[.L34]+([.K35]*[.J35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4]+[.N35]" office:value-type="float" office:value="0" calcext:value-type="float">
            <text:p>0</text:p>
          </table:table-cell>
          <table:table-cell table:formula="of:=[.O35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34]+[.Q35]" office:value-type="float" office:value="0" calcext:value-type="float">
            <text:p>0</text:p>
          </table:table-cell>
          <table:table-cell table:formula="of:=[.R35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34]+[.T35]" office:value-type="float" office:value="0" calcext:value-type="float">
            <text:p>0</text:p>
          </table:table-cell>
          <table:table-cell table:formula="of:=[.U35]*100/[.U$3]" office:value-type="float" office:value="0" calcext:value-type="float">
            <text:p><text:s/>- <text:s text:c="7"/></text:p>
          </table:table-cell>
          <table:table-cell table:style-name="ce31" table:formula="of:=[.O35]+[.R35]" office:value-type="float" office:value="0" calcext:value-type="float">
            <text:p>0</text:p>
          </table:table-cell>
          <table:table-cell table:style-name="ce31" table:formula="of:=[.W35]/2" office:value-type="float" office:value="0" calcext:value-type="float">
            <text:p>0</text:p>
          </table:table-cell>
          <table:table-cell table:style-name="ce24" table:formula="of:=[.X35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1-31" calcext:value-type="date">
            <text:p>1/31/2006</text:p>
          </table:table-cell>
          <table:table-cell office:value-type="float" office:value="6" calcext:value-type="float">
            <text:p>6</text:p>
          </table:table-cell>
          <table:table-cell office:value-type="float" office:value="-4.875" calcext:value-type="float">
            <text:p>-4.88 <text:s text:c="5"/></text:p>
          </table:table-cell>
          <table:table-cell office:value-type="float" office:value="-1.688" calcext:value-type="float">
            <text:p>-1.69 <text:s text:c="5"/></text:p>
          </table:table-cell>
          <table:table-cell office:value-type="float" office:value="-2.90345833333333" calcext:value-type="float">
            <text:p>-2.90 <text:s text:c="5"/></text:p>
          </table:table-cell>
          <table:table-cell table:formula="of:=([.D36]+[.C36])/2" office:value-type="float" office:value="-3.2815" calcext:value-type="float">
            <text:p>-3.28 <text:s text:c="5"/></text:p>
          </table:table-cell>
          <table:table-cell table:formula="of:=ABS([.E36]-[.F36])" office:value-type="float" office:value="0.37804166666667" calcext:value-type="float">
            <text:p><text:s/>0.38 <text:s text:c="5"/></text:p>
          </table:table-cell>
          <table:table-cell table:formula="of:=ABS([.G36]*100/[.E36])" office:value-type="float" office:value="13.0203923482056" calcext:value-type="float">
            <text:p><text:s/>13.02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6]&gt;=[.$L$4];1;0)" office:value-type="float" office:value="0" calcext:value-type="float">
            <text:p>0</text:p>
          </table:table-cell>
          <table:table-cell table:style-name="ce24" table:formula="of:=IF([.E36]&gt;[.K$4];[.E36]-[.K$4];0)" office:value-type="float" office:value="0" calcext:value-type="float">
            <text:p><text:s/>- <text:s text:c="7"/></text:p>
          </table:table-cell>
          <table:table-cell table:style-name="ce12" table:formula="of:=[.L35]+([.K36]*[.J36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5]+[.N36]" office:value-type="float" office:value="0" calcext:value-type="float">
            <text:p>0</text:p>
          </table:table-cell>
          <table:table-cell table:formula="of:=[.O36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35]+[.Q36]" office:value-type="float" office:value="0" calcext:value-type="float">
            <text:p>0</text:p>
          </table:table-cell>
          <table:table-cell table:formula="of:=[.R36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35]+[.T36]" office:value-type="float" office:value="0" calcext:value-type="float">
            <text:p>0</text:p>
          </table:table-cell>
          <table:table-cell table:formula="of:=[.U36]*100/[.U$3]" office:value-type="float" office:value="0" calcext:value-type="float">
            <text:p><text:s/>- <text:s text:c="7"/></text:p>
          </table:table-cell>
          <table:table-cell table:style-name="ce31" table:formula="of:=[.O36]+[.R36]" office:value-type="float" office:value="0" calcext:value-type="float">
            <text:p>0</text:p>
          </table:table-cell>
          <table:table-cell table:style-name="ce35" table:formula="of:=[.W36]/2" office:value-type="float" office:value="0" calcext:value-type="float">
            <text:p>0</text:p>
          </table:table-cell>
          <table:table-cell table:style-name="ce24" table:formula="of:=[.X36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01" calcext:value-type="date">
            <text:p>2/1/2006</text:p>
          </table:table-cell>
          <table:table-cell office:value-type="float" office:value="6" calcext:value-type="float">
            <text:p>6</text:p>
          </table:table-cell>
          <table:table-cell office:value-type="float" office:value="-4.75" calcext:value-type="float">
            <text:p>-4.75 <text:s text:c="5"/></text:p>
          </table:table-cell>
          <table:table-cell office:value-type="float" office:value="-2.25" calcext:value-type="float">
            <text:p>-2.25 <text:s text:c="5"/></text:p>
          </table:table-cell>
          <table:table-cell office:value-type="float" office:value="-3.26808333333333" calcext:value-type="float">
            <text:p>-3.27 <text:s text:c="5"/></text:p>
          </table:table-cell>
          <table:table-cell table:formula="of:=([.D37]+[.C37])/2" office:value-type="float" office:value="-3.5" calcext:value-type="float">
            <text:p>-3.50 <text:s text:c="5"/></text:p>
          </table:table-cell>
          <table:table-cell table:formula="of:=ABS([.E37]-[.F37])" office:value-type="float" office:value="0.23191666666667" calcext:value-type="float">
            <text:p><text:s/>0.23 <text:s text:c="5"/></text:p>
          </table:table-cell>
          <table:table-cell table:formula="of:=ABS([.G37]*100/[.E37])" office:value-type="float" office:value="7.09641227018905" calcext:value-type="float">
            <text:p><text:s/>7.1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7]&gt;=[.$L$4];1;0)" office:value-type="float" office:value="0" calcext:value-type="float">
            <text:p>0</text:p>
          </table:table-cell>
          <table:table-cell table:style-name="ce24" table:formula="of:=IF([.E37]&gt;[.K$4];[.E37]-[.K$4];0)" office:value-type="float" office:value="0" calcext:value-type="float">
            <text:p><text:s/>- <text:s text:c="7"/></text:p>
          </table:table-cell>
          <table:table-cell table:style-name="ce12" table:formula="of:=[.L36]+([.K37]*[.J37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6]+[.N37]" office:value-type="float" office:value="0" calcext:value-type="float">
            <text:p>0</text:p>
          </table:table-cell>
          <table:table-cell table:formula="of:=[.O37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36]+[.Q37]" office:value-type="float" office:value="0" calcext:value-type="float">
            <text:p>0</text:p>
          </table:table-cell>
          <table:table-cell table:formula="of:=[.R37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36]+[.T37]" office:value-type="float" office:value="0" calcext:value-type="float">
            <text:p>0</text:p>
          </table:table-cell>
          <table:table-cell table:formula="of:=[.U37]*100/[.U$3]" office:value-type="float" office:value="0" calcext:value-type="float">
            <text:p><text:s/>- <text:s text:c="7"/></text:p>
          </table:table-cell>
          <table:table-cell table:style-name="ce31" table:formula="of:=[.O37]+[.R37]" office:value-type="float" office:value="0" calcext:value-type="float">
            <text:p>0</text:p>
          </table:table-cell>
          <table:table-cell table:style-name="ce35" table:formula="of:=[.W37]/2" office:value-type="float" office:value="0" calcext:value-type="float">
            <text:p>0</text:p>
          </table:table-cell>
          <table:table-cell table:style-name="ce24" table:formula="of:=[.X37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02" calcext:value-type="date">
            <text:p>2/2/2006</text:p>
          </table:table-cell>
          <table:table-cell office:value-type="float" office:value="6" calcext:value-type="float">
            <text:p>6</text:p>
          </table:table-cell>
          <table:table-cell office:value-type="float" office:value="-5.188" calcext:value-type="float">
            <text:p>-5.19 <text:s text:c="5"/></text:p>
          </table:table-cell>
          <table:table-cell office:value-type="float" office:value="-2.375" calcext:value-type="float">
            <text:p>-2.38 <text:s text:c="5"/></text:p>
          </table:table-cell>
          <table:table-cell office:value-type="float" office:value="-3.651" calcext:value-type="float">
            <text:p>-3.65 <text:s text:c="5"/></text:p>
          </table:table-cell>
          <table:table-cell table:formula="of:=([.D38]+[.C38])/2" office:value-type="float" office:value="-3.7815" calcext:value-type="float">
            <text:p>-3.78 <text:s text:c="5"/></text:p>
          </table:table-cell>
          <table:table-cell table:formula="of:=ABS([.E38]-[.F38])" office:value-type="float" office:value="0.1305" calcext:value-type="float">
            <text:p><text:s/>0.13 <text:s text:c="5"/></text:p>
          </table:table-cell>
          <table:table-cell table:formula="of:=ABS([.G38]*100/[.E38])" office:value-type="float" office:value="3.57436318816763" calcext:value-type="float">
            <text:p><text:s/>3.57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8]&gt;=[.$L$4];1;0)" office:value-type="float" office:value="0" calcext:value-type="float">
            <text:p>0</text:p>
          </table:table-cell>
          <table:table-cell table:style-name="ce24" table:formula="of:=IF([.E38]&gt;[.K$4];[.E38]-[.K$4];0)" office:value-type="float" office:value="0" calcext:value-type="float">
            <text:p><text:s/>- <text:s text:c="7"/></text:p>
          </table:table-cell>
          <table:table-cell table:style-name="ce12" table:formula="of:=[.L37]+([.K38]*[.J38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7]+[.N38]" office:value-type="float" office:value="0" calcext:value-type="float">
            <text:p>0</text:p>
          </table:table-cell>
          <table:table-cell table:formula="of:=[.O38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37]+[.Q38]" office:value-type="float" office:value="0" calcext:value-type="float">
            <text:p>0</text:p>
          </table:table-cell>
          <table:table-cell table:formula="of:=[.R38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37]+[.T38]" office:value-type="float" office:value="0" calcext:value-type="float">
            <text:p>0</text:p>
          </table:table-cell>
          <table:table-cell table:formula="of:=[.U38]*100/[.U$3]" office:value-type="float" office:value="0" calcext:value-type="float">
            <text:p><text:s/>- <text:s text:c="7"/></text:p>
          </table:table-cell>
          <table:table-cell table:style-name="ce31" table:formula="of:=[.O38]+[.R38]" office:value-type="float" office:value="0" calcext:value-type="float">
            <text:p>0</text:p>
          </table:table-cell>
          <table:table-cell table:style-name="ce35" table:formula="of:=[.W38]/2" office:value-type="float" office:value="0" calcext:value-type="float">
            <text:p>0</text:p>
          </table:table-cell>
          <table:table-cell table:style-name="ce24" table:formula="of:=[.X38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03" calcext:value-type="date">
            <text:p>2/3/2006</text:p>
          </table:table-cell>
          <table:table-cell office:value-type="float" office:value="6" calcext:value-type="float">
            <text:p>6</text:p>
          </table:table-cell>
          <table:table-cell office:value-type="float" office:value="-3.938" calcext:value-type="float">
            <text:p>-3.94 <text:s text:c="5"/></text:p>
          </table:table-cell>
          <table:table-cell office:value-type="float" office:value="-1.188" calcext:value-type="float">
            <text:p>-1.19 <text:s text:c="5"/></text:p>
          </table:table-cell>
          <table:table-cell office:value-type="float" office:value="-3.01545833333333" calcext:value-type="float">
            <text:p>-3.02 <text:s text:c="5"/></text:p>
          </table:table-cell>
          <table:table-cell table:formula="of:=([.D39]+[.C39])/2" office:value-type="float" office:value="-2.563" calcext:value-type="float">
            <text:p>-2.56 <text:s text:c="5"/></text:p>
          </table:table-cell>
          <table:table-cell table:formula="of:=ABS([.E39]-[.F39])" office:value-type="float" office:value="0.45245833333333" calcext:value-type="float">
            <text:p><text:s/>0.45 <text:s text:c="5"/></text:p>
          </table:table-cell>
          <table:table-cell table:formula="of:=ABS([.G39]*100/[.E39])" office:value-type="float" office:value="15.0046289259509" calcext:value-type="float">
            <text:p><text:s/>15.0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9]&gt;=[.$L$4];1;0)" office:value-type="float" office:value="0" calcext:value-type="float">
            <text:p>0</text:p>
          </table:table-cell>
          <table:table-cell table:style-name="ce24" table:formula="of:=IF([.E39]&gt;[.K$4];[.E39]-[.K$4];0)" office:value-type="float" office:value="0" calcext:value-type="float">
            <text:p><text:s/>- <text:s text:c="7"/></text:p>
          </table:table-cell>
          <table:table-cell table:style-name="ce12" table:formula="of:=[.L38]+([.K39]*[.J39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8]+[.N39]" office:value-type="float" office:value="0" calcext:value-type="float">
            <text:p>0</text:p>
          </table:table-cell>
          <table:table-cell table:formula="of:=[.O39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38]+[.Q39]" office:value-type="float" office:value="0" calcext:value-type="float">
            <text:p>0</text:p>
          </table:table-cell>
          <table:table-cell table:formula="of:=[.R39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38]+[.T39]" office:value-type="float" office:value="0" calcext:value-type="float">
            <text:p>0</text:p>
          </table:table-cell>
          <table:table-cell table:formula="of:=[.U39]*100/[.U$3]" office:value-type="float" office:value="0" calcext:value-type="float">
            <text:p><text:s/>- <text:s text:c="7"/></text:p>
          </table:table-cell>
          <table:table-cell table:style-name="ce31" table:formula="of:=[.O39]+[.R39]" office:value-type="float" office:value="0" calcext:value-type="float">
            <text:p>0</text:p>
          </table:table-cell>
          <table:table-cell table:style-name="ce35" table:formula="of:=[.W39]/2" office:value-type="float" office:value="0" calcext:value-type="float">
            <text:p>0</text:p>
          </table:table-cell>
          <table:table-cell table:style-name="ce24" table:formula="of:=[.X39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04" calcext:value-type="date">
            <text:p>2/4/2006</text:p>
          </table:table-cell>
          <table:table-cell office:value-type="float" office:value="6" calcext:value-type="float">
            <text:p>6</text:p>
          </table:table-cell>
          <table:table-cell office:value-type="float" office:value="-16.5" calcext:value-type="float">
            <text:p>-16.50 <text:s text:c="5"/></text:p>
          </table:table-cell>
          <table:table-cell office:value-type="float" office:value="-2.562" calcext:value-type="float">
            <text:p>-2.56 <text:s text:c="5"/></text:p>
          </table:table-cell>
          <table:table-cell office:value-type="float" office:value="-7.533875" calcext:value-type="float">
            <text:p>-7.53 <text:s text:c="5"/></text:p>
          </table:table-cell>
          <table:table-cell table:formula="of:=([.D40]+[.C40])/2" office:value-type="float" office:value="-9.531" calcext:value-type="float">
            <text:p>-9.53 <text:s text:c="5"/></text:p>
          </table:table-cell>
          <table:table-cell table:formula="of:=ABS([.E40]-[.F40])" office:value-type="float" office:value="1.997125" calcext:value-type="float">
            <text:p><text:s/>2.00 <text:s text:c="5"/></text:p>
          </table:table-cell>
          <table:table-cell table:formula="of:=ABS([.G40]*100/[.E40])" office:value-type="float" office:value="26.5086028106386" calcext:value-type="float">
            <text:p><text:s/>26.51 <text:s text:c="5"/></text:p>
          </table:table-cell>
          <table:table-cell office:value-type="float" office:value="1" calcext:value-type="float">
            <text:p><text:s/>1.00 <text:s text:c="5"/></text:p>
          </table:table-cell>
          <table:table-cell table:style-name="ce20" table:formula="of:=IF([.A40]&gt;=[.$L$4];1;0)" office:value-type="float" office:value="0" calcext:value-type="float">
            <text:p>0</text:p>
          </table:table-cell>
          <table:table-cell table:style-name="ce24" table:formula="of:=IF([.E40]&gt;[.K$4];[.E40]-[.K$4];0)" office:value-type="float" office:value="0" calcext:value-type="float">
            <text:p><text:s/>- <text:s text:c="7"/></text:p>
          </table:table-cell>
          <table:table-cell table:style-name="ce12" table:formula="of:=[.L39]+([.K40]*[.J40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9]+[.N40]" office:value-type="float" office:value="0" calcext:value-type="float">
            <text:p>0</text:p>
          </table:table-cell>
          <table:table-cell table:formula="of:=[.O40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39]+[.Q40]" office:value-type="float" office:value="0" calcext:value-type="float">
            <text:p>0</text:p>
          </table:table-cell>
          <table:table-cell table:formula="of:=[.R40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39]+[.T40]" office:value-type="float" office:value="0" calcext:value-type="float">
            <text:p>0</text:p>
          </table:table-cell>
          <table:table-cell table:formula="of:=[.U40]*100/[.U$3]" office:value-type="float" office:value="0" calcext:value-type="float">
            <text:p><text:s/>- <text:s text:c="7"/></text:p>
          </table:table-cell>
          <table:table-cell table:style-name="ce31" table:formula="of:=[.O40]+[.R40]" office:value-type="float" office:value="0" calcext:value-type="float">
            <text:p>0</text:p>
          </table:table-cell>
          <table:table-cell table:style-name="ce35" table:formula="of:=[.W40]/2" office:value-type="float" office:value="0" calcext:value-type="float">
            <text:p>0</text:p>
          </table:table-cell>
          <table:table-cell table:style-name="ce24" table:formula="of:=[.X40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05" calcext:value-type="date">
            <text:p>2/5/2006</text:p>
          </table:table-cell>
          <table:table-cell office:value-type="float" office:value="6" calcext:value-type="float">
            <text:p>6</text:p>
          </table:table-cell>
          <table:table-cell office:value-type="float" office:value="-17.62" calcext:value-type="float">
            <text:p>-17.62 <text:s text:c="5"/></text:p>
          </table:table-cell>
          <table:table-cell office:value-type="float" office:value="-4.438" calcext:value-type="float">
            <text:p>-4.44 <text:s text:c="5"/></text:p>
          </table:table-cell>
          <table:table-cell office:value-type="float" office:value="-11.0961666666667" calcext:value-type="float">
            <text:p>-11.10 <text:s text:c="5"/></text:p>
          </table:table-cell>
          <table:table-cell table:formula="of:=([.D41]+[.C41])/2" office:value-type="float" office:value="-11.029" calcext:value-type="float">
            <text:p>-11.03 <text:s text:c="5"/></text:p>
          </table:table-cell>
          <table:table-cell table:formula="of:=ABS([.E41]-[.F41])" office:value-type="float" office:value="0.0671666666667008" calcext:value-type="float">
            <text:p><text:s/>0.07 <text:s text:c="5"/></text:p>
          </table:table-cell>
          <table:table-cell table:formula="of:=ABS([.G41]*100/[.E41])" office:value-type="float" office:value="0.605314147528731" calcext:value-type="float">
            <text:p><text:s/>0.6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41]&gt;=[.$L$4];1;0)" office:value-type="float" office:value="0" calcext:value-type="float">
            <text:p>0</text:p>
          </table:table-cell>
          <table:table-cell table:style-name="ce24" table:formula="of:=IF([.E41]&gt;[.K$4];[.E41]-[.K$4];0)" office:value-type="float" office:value="0" calcext:value-type="float">
            <text:p><text:s/>- <text:s text:c="7"/></text:p>
          </table:table-cell>
          <table:table-cell table:style-name="ce12" table:formula="of:=[.L40]+([.K41]*[.J41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40]+[.N41]" office:value-type="float" office:value="0" calcext:value-type="float">
            <text:p>0</text:p>
          </table:table-cell>
          <table:table-cell table:formula="of:=[.O41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40]+[.Q41]" office:value-type="float" office:value="0" calcext:value-type="float">
            <text:p>0</text:p>
          </table:table-cell>
          <table:table-cell table:formula="of:=[.R41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40]+[.T41]" office:value-type="float" office:value="0" calcext:value-type="float">
            <text:p>0</text:p>
          </table:table-cell>
          <table:table-cell table:formula="of:=[.U41]*100/[.U$3]" office:value-type="float" office:value="0" calcext:value-type="float">
            <text:p><text:s/>- <text:s text:c="7"/></text:p>
          </table:table-cell>
          <table:table-cell table:style-name="ce31" table:formula="of:=[.O41]+[.R41]" office:value-type="float" office:value="0" calcext:value-type="float">
            <text:p>0</text:p>
          </table:table-cell>
          <table:table-cell table:style-name="ce35" table:formula="of:=[.W41]/2" office:value-type="float" office:value="0" calcext:value-type="float">
            <text:p>0</text:p>
          </table:table-cell>
          <table:table-cell table:style-name="ce24" table:formula="of:=[.X41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06" calcext:value-type="date">
            <text:p>2/6/2006</text:p>
          </table:table-cell>
          <table:table-cell office:value-type="float" office:value="7" calcext:value-type="float">
            <text:p>7</text:p>
          </table:table-cell>
          <table:table-cell office:value-type="float" office:value="-12.875" calcext:value-type="float">
            <text:p>-12.88 <text:s text:c="5"/></text:p>
          </table:table-cell>
          <table:table-cell office:value-type="float" office:value="-4.438" calcext:value-type="float">
            <text:p>-4.44 <text:s text:c="5"/></text:p>
          </table:table-cell>
          <table:table-cell office:value-type="float" office:value="-10.1845833333333" calcext:value-type="float">
            <text:p>-10.18 <text:s text:c="5"/></text:p>
          </table:table-cell>
          <table:table-cell table:formula="of:=([.D42]+[.C42])/2" office:value-type="float" office:value="-8.6565" calcext:value-type="float">
            <text:p>-8.66 <text:s text:c="5"/></text:p>
          </table:table-cell>
          <table:table-cell table:formula="of:=ABS([.E42]-[.F42])" office:value-type="float" office:value="1.5280833333333" calcext:value-type="float">
            <text:p><text:s/>1.53 <text:s text:c="5"/></text:p>
          </table:table-cell>
          <table:table-cell table:formula="of:=ABS([.G42]*100/[.E42])" office:value-type="float" office:value="15.0038865932984" calcext:value-type="float">
            <text:p><text:s/>15.00 <text:s text:c="5"/></text:p>
          </table:table-cell>
          <table:table-cell office:value-type="float" office:value="0.3" calcext:value-type="float">
            <text:p><text:s/>0.30 <text:s text:c="5"/></text:p>
          </table:table-cell>
          <table:table-cell table:style-name="ce20" table:formula="of:=IF([.A42]&gt;=[.$L$4];1;0)" office:value-type="float" office:value="0" calcext:value-type="float">
            <text:p>0</text:p>
          </table:table-cell>
          <table:table-cell table:style-name="ce24" table:formula="of:=IF([.E42]&gt;[.K$4];[.E42]-[.K$4];0)" office:value-type="float" office:value="0" calcext:value-type="float">
            <text:p><text:s/>- <text:s text:c="7"/></text:p>
          </table:table-cell>
          <table:table-cell table:style-name="ce12" table:formula="of:=[.L41]+([.K42]*[.J42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41]+[.N42]" office:value-type="float" office:value="0" calcext:value-type="float">
            <text:p>0</text:p>
          </table:table-cell>
          <table:table-cell table:formula="of:=[.O42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41]+[.Q42]" office:value-type="float" office:value="0" calcext:value-type="float">
            <text:p>0</text:p>
          </table:table-cell>
          <table:table-cell table:formula="of:=[.R42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41]+[.T42]" office:value-type="float" office:value="0" calcext:value-type="float">
            <text:p>0</text:p>
          </table:table-cell>
          <table:table-cell table:formula="of:=[.U42]*100/[.U$3]" office:value-type="float" office:value="0" calcext:value-type="float">
            <text:p><text:s/>- <text:s text:c="7"/></text:p>
          </table:table-cell>
          <table:table-cell table:style-name="ce31" table:formula="of:=[.O42]+[.R42]" office:value-type="float" office:value="0" calcext:value-type="float">
            <text:p>0</text:p>
          </table:table-cell>
          <table:table-cell table:style-name="ce35" table:formula="of:=[.W42]/2" office:value-type="float" office:value="0" calcext:value-type="float">
            <text:p>0</text:p>
          </table:table-cell>
          <table:table-cell table:style-name="ce24" table:formula="of:=[.X42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07" calcext:value-type="date">
            <text:p>2/7/2006</text:p>
          </table:table-cell>
          <table:table-cell office:value-type="float" office:value="7" calcext:value-type="float">
            <text:p>7</text:p>
          </table:table-cell>
          <table:table-cell office:value-type="float" office:value="-13" calcext:value-type="float">
            <text:p>-13.00 <text:s text:c="5"/></text:p>
          </table:table-cell>
          <table:table-cell office:value-type="float" office:value="0.938" calcext:value-type="float">
            <text:p><text:s/>0.94 <text:s text:c="5"/></text:p>
          </table:table-cell>
          <table:table-cell office:value-type="float" office:value="-5.57741666666667" calcext:value-type="float">
            <text:p>-5.58 <text:s text:c="5"/></text:p>
          </table:table-cell>
          <table:table-cell table:formula="of:=([.D43]+[.C43])/2" office:value-type="float" office:value="-6.031" calcext:value-type="float">
            <text:p>-6.03 <text:s text:c="5"/></text:p>
          </table:table-cell>
          <table:table-cell table:formula="of:=ABS([.E43]-[.F43])" office:value-type="float" office:value="0.45358333333333" calcext:value-type="float">
            <text:p><text:s/>0.45 <text:s text:c="5"/></text:p>
          </table:table-cell>
          <table:table-cell table:formula="of:=ABS([.G43]*100/[.E43])" office:value-type="float" office:value="8.13249861793835" calcext:value-type="float">
            <text:p><text:s/>8.13 <text:s text:c="5"/></text:p>
          </table:table-cell>
          <table:table-cell office:value-type="float" office:value="8.1" calcext:value-type="float">
            <text:p><text:s/>8.10 <text:s text:c="5"/></text:p>
          </table:table-cell>
          <table:table-cell table:style-name="ce20" table:formula="of:=IF([.A43]&gt;=[.$L$4];1;0)" office:value-type="float" office:value="0" calcext:value-type="float">
            <text:p>0</text:p>
          </table:table-cell>
          <table:table-cell table:style-name="ce24" table:formula="of:=IF([.E43]&gt;[.K$4];[.E43]-[.K$4];0)" office:value-type="float" office:value="0" calcext:value-type="float">
            <text:p><text:s/>- <text:s text:c="7"/></text:p>
          </table:table-cell>
          <table:table-cell table:style-name="ce12" table:formula="of:=[.L42]+([.K43]*[.J43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42]+[.N43]" office:value-type="float" office:value="0" calcext:value-type="float">
            <text:p>0</text:p>
          </table:table-cell>
          <table:table-cell table:formula="of:=[.O43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42]+[.Q43]" office:value-type="float" office:value="0" calcext:value-type="float">
            <text:p>0</text:p>
          </table:table-cell>
          <table:table-cell table:formula="of:=[.R43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42]+[.T43]" office:value-type="float" office:value="0" calcext:value-type="float">
            <text:p>0</text:p>
          </table:table-cell>
          <table:table-cell table:formula="of:=[.U43]*100/[.U$3]" office:value-type="float" office:value="0" calcext:value-type="float">
            <text:p><text:s/>- <text:s text:c="7"/></text:p>
          </table:table-cell>
          <table:table-cell table:style-name="ce31" table:formula="of:=[.O43]+[.R43]" office:value-type="float" office:value="0" calcext:value-type="float">
            <text:p>0</text:p>
          </table:table-cell>
          <table:table-cell table:style-name="ce35" table:formula="of:=[.W43]/2" office:value-type="float" office:value="0" calcext:value-type="float">
            <text:p>0</text:p>
          </table:table-cell>
          <table:table-cell table:style-name="ce24" table:formula="of:=[.X43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08" calcext:value-type="date">
            <text:p>2/8/2006</text:p>
          </table:table-cell>
          <table:table-cell office:value-type="float" office:value="7" calcext:value-type="float">
            <text:p>7</text:p>
          </table:table-cell>
          <table:table-cell office:value-type="float" office:value="-1.62" calcext:value-type="float">
            <text:p>-1.62 <text:s text:c="5"/></text:p>
          </table:table-cell>
          <table:table-cell office:value-type="float" office:value="0.938" calcext:value-type="float">
            <text:p><text:s/>0.94 <text:s text:c="5"/></text:p>
          </table:table-cell>
          <table:table-cell office:value-type="float" office:value="-0.19025" calcext:value-type="float">
            <text:p>-0.19 <text:s text:c="5"/></text:p>
          </table:table-cell>
          <table:table-cell table:formula="of:=([.D44]+[.C44])/2" office:value-type="float" office:value="-0.341" calcext:value-type="float">
            <text:p>-0.34 <text:s text:c="5"/></text:p>
          </table:table-cell>
          <table:table-cell table:formula="of:=ABS([.E44]-[.F44])" office:value-type="float" office:value="0.15075" calcext:value-type="float">
            <text:p><text:s/>0.15 <text:s text:c="5"/></text:p>
          </table:table-cell>
          <table:table-cell table:formula="of:=ABS([.G44]*100/[.E44])" office:value-type="float" office:value="79.2378449408673" calcext:value-type="float">
            <text:p><text:s/>79.24 <text:s text:c="5"/></text:p>
          </table:table-cell>
          <table:table-cell office:value-type="float" office:value="5" calcext:value-type="float">
            <text:p><text:s/>5.00 <text:s text:c="5"/></text:p>
          </table:table-cell>
          <table:table-cell table:style-name="ce20" table:formula="of:=IF([.A44]&gt;=[.$L$4];1;0)" office:value-type="float" office:value="0" calcext:value-type="float">
            <text:p>0</text:p>
          </table:table-cell>
          <table:table-cell table:style-name="ce24" table:formula="of:=IF([.E44]&gt;[.K$4];[.E44]-[.K$4];0)" office:value-type="float" office:value="0" calcext:value-type="float">
            <text:p><text:s/>- <text:s text:c="7"/></text:p>
          </table:table-cell>
          <table:table-cell table:style-name="ce12" table:formula="of:=[.L43]+([.K44]*[.J44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43]+[.N44]" office:value-type="float" office:value="0" calcext:value-type="float">
            <text:p>0</text:p>
          </table:table-cell>
          <table:table-cell table:formula="of:=[.O44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43]+[.Q44]" office:value-type="float" office:value="0" calcext:value-type="float">
            <text:p>0</text:p>
          </table:table-cell>
          <table:table-cell table:formula="of:=[.R44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43]+[.T44]" office:value-type="float" office:value="0" calcext:value-type="float">
            <text:p>0</text:p>
          </table:table-cell>
          <table:table-cell table:formula="of:=[.U44]*100/[.U$3]" office:value-type="float" office:value="0" calcext:value-type="float">
            <text:p><text:s/>- <text:s text:c="7"/></text:p>
          </table:table-cell>
          <table:table-cell table:style-name="ce31" table:formula="of:=[.O44]+[.R44]" office:value-type="float" office:value="0" calcext:value-type="float">
            <text:p>0</text:p>
          </table:table-cell>
          <table:table-cell table:style-name="ce35" table:formula="of:=[.W44]/2" office:value-type="float" office:value="0" calcext:value-type="float">
            <text:p>0</text:p>
          </table:table-cell>
          <table:table-cell table:style-name="ce24" table:formula="of:=[.X44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09" calcext:value-type="date">
            <text:p>2/9/2006</text:p>
          </table:table-cell>
          <table:table-cell office:value-type="float" office:value="7" calcext:value-type="float">
            <text:p>7</text:p>
          </table:table-cell>
          <table:table-cell office:value-type="float" office:value="-1.688" calcext:value-type="float">
            <text:p>-1.69 <text:s text:c="5"/></text:p>
          </table:table-cell>
          <table:table-cell office:value-type="float" office:value="2" calcext:value-type="float">
            <text:p><text:s/>2.00 <text:s text:c="5"/></text:p>
          </table:table-cell>
          <table:table-cell office:value-type="float" office:value="-0.0809583333333333" calcext:value-type="float">
            <text:p>-0.08 <text:s text:c="5"/></text:p>
          </table:table-cell>
          <table:table-cell table:formula="of:=([.D45]+[.C45])/2" office:value-type="float" office:value="0.156" calcext:value-type="float">
            <text:p><text:s/>0.16 <text:s text:c="5"/></text:p>
          </table:table-cell>
          <table:table-cell table:formula="of:=ABS([.E45]-[.F45])" office:value-type="float" office:value="0.236958333333333" calcext:value-type="float">
            <text:p><text:s/>0.24 <text:s text:c="5"/></text:p>
          </table:table-cell>
          <table:table-cell table:formula="of:=ABS([.G45]*100/[.E45])" office:value-type="float" office:value="292.69171384457" calcext:value-type="float">
            <text:p><text:s/>292.69 <text:s text:c="5"/></text:p>
          </table:table-cell>
          <table:table-cell office:value-type="float" office:value="2" calcext:value-type="float">
            <text:p><text:s/>2.00 <text:s text:c="5"/></text:p>
          </table:table-cell>
          <table:table-cell table:style-name="ce20" table:formula="of:=IF([.A45]&gt;=[.$L$4];1;0)" office:value-type="float" office:value="0" calcext:value-type="float">
            <text:p>0</text:p>
          </table:table-cell>
          <table:table-cell table:style-name="ce24" table:formula="of:=IF([.E45]&gt;[.K$4];[.E45]-[.K$4];0)" office:value-type="float" office:value="0" calcext:value-type="float">
            <text:p><text:s/>- <text:s text:c="7"/></text:p>
          </table:table-cell>
          <table:table-cell table:style-name="ce12" table:formula="of:=[.L44]+([.K45]*[.J45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44]+[.N45]" office:value-type="float" office:value="0" calcext:value-type="float">
            <text:p>0</text:p>
          </table:table-cell>
          <table:table-cell table:formula="of:=[.O45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44]+[.Q45]" office:value-type="float" office:value="0" calcext:value-type="float">
            <text:p>0</text:p>
          </table:table-cell>
          <table:table-cell table:formula="of:=[.R45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44]+[.T45]" office:value-type="float" office:value="0" calcext:value-type="float">
            <text:p>0</text:p>
          </table:table-cell>
          <table:table-cell table:formula="of:=[.U45]*100/[.U$3]" office:value-type="float" office:value="0" calcext:value-type="float">
            <text:p><text:s/>- <text:s text:c="7"/></text:p>
          </table:table-cell>
          <table:table-cell table:style-name="ce31" table:formula="of:=[.O45]+[.R45]" office:value-type="float" office:value="0" calcext:value-type="float">
            <text:p>0</text:p>
          </table:table-cell>
          <table:table-cell table:style-name="ce35" table:formula="of:=[.W45]/2" office:value-type="float" office:value="0" calcext:value-type="float">
            <text:p>0</text:p>
          </table:table-cell>
          <table:table-cell table:style-name="ce24" table:formula="of:=[.X45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10" calcext:value-type="date">
            <text:p>2/10/2006</text:p>
          </table:table-cell>
          <table:table-cell office:value-type="float" office:value="7" calcext:value-type="float">
            <text:p>7</text:p>
          </table:table-cell>
          <table:table-cell office:value-type="float" office:value="-6.562" calcext:value-type="float">
            <text:p>-6.56 <text:s text:c="5"/></text:p>
          </table:table-cell>
          <table:table-cell office:value-type="float" office:value="0.938" calcext:value-type="float">
            <text:p><text:s/>0.94 <text:s text:c="5"/></text:p>
          </table:table-cell>
          <table:table-cell office:value-type="float" office:value="-3.21595833333333" calcext:value-type="float">
            <text:p>-3.22 <text:s text:c="5"/></text:p>
          </table:table-cell>
          <table:table-cell table:formula="of:=([.D46]+[.C46])/2" office:value-type="float" office:value="-2.812" calcext:value-type="float">
            <text:p>-2.81 <text:s text:c="5"/></text:p>
          </table:table-cell>
          <table:table-cell table:formula="of:=ABS([.E46]-[.F46])" office:value-type="float" office:value="0.40395833333333" calcext:value-type="float">
            <text:p><text:s/>0.40 <text:s text:c="5"/></text:p>
          </table:table-cell>
          <table:table-cell table:formula="of:=ABS([.G46]*100/[.E46])" office:value-type="float" office:value="12.5610561911301" calcext:value-type="float">
            <text:p><text:s/>12.56 <text:s text:c="5"/></text:p>
          </table:table-cell>
          <table:table-cell office:value-type="float" office:value="1.1" calcext:value-type="float">
            <text:p><text:s/>1.10 <text:s text:c="5"/></text:p>
          </table:table-cell>
          <table:table-cell table:style-name="ce20" table:formula="of:=IF([.A46]&gt;=[.$L$4];1;0)" office:value-type="float" office:value="0" calcext:value-type="float">
            <text:p>0</text:p>
          </table:table-cell>
          <table:table-cell table:style-name="ce24" table:formula="of:=IF([.E46]&gt;[.K$4];[.E46]-[.K$4];0)" office:value-type="float" office:value="0" calcext:value-type="float">
            <text:p><text:s/>- <text:s text:c="7"/></text:p>
          </table:table-cell>
          <table:table-cell table:style-name="ce12" table:formula="of:=[.L45]+([.K46]*[.J46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45]+[.N46]" office:value-type="float" office:value="0" calcext:value-type="float">
            <text:p>0</text:p>
          </table:table-cell>
          <table:table-cell table:formula="of:=[.O46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45]+[.Q46]" office:value-type="float" office:value="0" calcext:value-type="float">
            <text:p>0</text:p>
          </table:table-cell>
          <table:table-cell table:formula="of:=[.R46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45]+[.T46]" office:value-type="float" office:value="0" calcext:value-type="float">
            <text:p>0</text:p>
          </table:table-cell>
          <table:table-cell table:formula="of:=[.U46]*100/[.U$3]" office:value-type="float" office:value="0" calcext:value-type="float">
            <text:p><text:s/>- <text:s text:c="7"/></text:p>
          </table:table-cell>
          <table:table-cell table:style-name="ce31" table:formula="of:=[.O46]+[.R46]" office:value-type="float" office:value="0" calcext:value-type="float">
            <text:p>0</text:p>
          </table:table-cell>
          <table:table-cell table:style-name="ce35" table:formula="of:=[.W46]/2" office:value-type="float" office:value="0" calcext:value-type="float">
            <text:p>0</text:p>
          </table:table-cell>
          <table:table-cell table:style-name="ce24" table:formula="of:=[.X46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11" calcext:value-type="date">
            <text:p>2/11/2006</text:p>
          </table:table-cell>
          <table:table-cell office:value-type="float" office:value="7" calcext:value-type="float">
            <text:p>7</text:p>
          </table:table-cell>
          <table:table-cell office:value-type="float" office:value="-9.625" calcext:value-type="float">
            <text:p>-9.63 <text:s text:c="5"/></text:p>
          </table:table-cell>
          <table:table-cell office:value-type="float" office:value="-3.688" calcext:value-type="float">
            <text:p>-3.69 <text:s text:c="5"/></text:p>
          </table:table-cell>
          <table:table-cell office:value-type="float" office:value="-6.51025" calcext:value-type="float">
            <text:p>-6.51 <text:s text:c="5"/></text:p>
          </table:table-cell>
          <table:table-cell table:formula="of:=([.D47]+[.C47])/2" office:value-type="float" office:value="-6.6565" calcext:value-type="float">
            <text:p>-6.66 <text:s text:c="5"/></text:p>
          </table:table-cell>
          <table:table-cell table:formula="of:=ABS([.E47]-[.F47])" office:value-type="float" office:value="0.14625" calcext:value-type="float">
            <text:p><text:s/>0.15 <text:s text:c="5"/></text:p>
          </table:table-cell>
          <table:table-cell table:formula="of:=ABS([.G47]*100/[.E47])" office:value-type="float" office:value="2.24645750931224" calcext:value-type="float">
            <text:p><text:s/>2.25 <text:s text:c="5"/></text:p>
          </table:table-cell>
          <table:table-cell office:value-type="float" office:value="0.8" calcext:value-type="float">
            <text:p><text:s/>0.80 <text:s text:c="5"/></text:p>
          </table:table-cell>
          <table:table-cell table:style-name="ce20" table:formula="of:=IF([.A47]&gt;=[.$L$4];1;0)" office:value-type="float" office:value="0" calcext:value-type="float">
            <text:p>0</text:p>
          </table:table-cell>
          <table:table-cell table:style-name="ce24" table:formula="of:=IF([.E47]&gt;[.K$4];[.E47]-[.K$4];0)" office:value-type="float" office:value="0" calcext:value-type="float">
            <text:p><text:s/>- <text:s text:c="7"/></text:p>
          </table:table-cell>
          <table:table-cell table:style-name="ce12" table:formula="of:=[.L46]+([.K47]*[.J47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46]+[.N47]" office:value-type="float" office:value="0" calcext:value-type="float">
            <text:p>0</text:p>
          </table:table-cell>
          <table:table-cell table:formula="of:=[.O47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46]+[.Q47]" office:value-type="float" office:value="0" calcext:value-type="float">
            <text:p>0</text:p>
          </table:table-cell>
          <table:table-cell table:formula="of:=[.R47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46]+[.T47]" office:value-type="float" office:value="0" calcext:value-type="float">
            <text:p>0</text:p>
          </table:table-cell>
          <table:table-cell table:formula="of:=[.U47]*100/[.U$3]" office:value-type="float" office:value="0" calcext:value-type="float">
            <text:p><text:s/>- <text:s text:c="7"/></text:p>
          </table:table-cell>
          <table:table-cell table:style-name="ce31" table:formula="of:=[.O47]+[.R47]" office:value-type="float" office:value="0" calcext:value-type="float">
            <text:p>0</text:p>
          </table:table-cell>
          <table:table-cell table:style-name="ce35" table:formula="of:=[.W47]/2" office:value-type="float" office:value="0" calcext:value-type="float">
            <text:p>0</text:p>
          </table:table-cell>
          <table:table-cell table:style-name="ce24" table:formula="of:=[.X47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12" calcext:value-type="date">
            <text:p>2/12/2006</text:p>
          </table:table-cell>
          <table:table-cell office:value-type="float" office:value="7" calcext:value-type="float">
            <text:p>7</text:p>
          </table:table-cell>
          <table:table-cell office:value-type="float" office:value="-5.25" calcext:value-type="float">
            <text:p>-5.25 <text:s text:c="5"/></text:p>
          </table:table-cell>
          <table:table-cell office:value-type="float" office:value="-3.25" calcext:value-type="float">
            <text:p>-3.25 <text:s text:c="5"/></text:p>
          </table:table-cell>
          <table:table-cell office:value-type="float" office:value="-4.50516666666667" calcext:value-type="float">
            <text:p>-4.51 <text:s text:c="5"/></text:p>
          </table:table-cell>
          <table:table-cell table:formula="of:=([.D48]+[.C48])/2" office:value-type="float" office:value="-4.25" calcext:value-type="float">
            <text:p>-4.25 <text:s text:c="5"/></text:p>
          </table:table-cell>
          <table:table-cell table:formula="of:=ABS([.E48]-[.F48])" office:value-type="float" office:value="0.25516666666667" calcext:value-type="float">
            <text:p><text:s/>0.26 <text:s text:c="5"/></text:p>
          </table:table-cell>
          <table:table-cell table:formula="of:=ABS([.G48]*100/[.E48])" office:value-type="float" office:value="5.66386741149059" calcext:value-type="float">
            <text:p><text:s/>5.66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48]&gt;=[.$L$4];1;0)" office:value-type="float" office:value="0" calcext:value-type="float">
            <text:p>0</text:p>
          </table:table-cell>
          <table:table-cell table:style-name="ce24" table:formula="of:=IF([.E48]&gt;[.K$4];[.E48]-[.K$4];0)" office:value-type="float" office:value="0" calcext:value-type="float">
            <text:p><text:s/>- <text:s text:c="7"/></text:p>
          </table:table-cell>
          <table:table-cell table:style-name="ce12" table:formula="of:=[.L47]+([.K48]*[.J48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47]+[.N48]" office:value-type="float" office:value="0" calcext:value-type="float">
            <text:p>0</text:p>
          </table:table-cell>
          <table:table-cell table:formula="of:=[.O48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47]+[.Q48]" office:value-type="float" office:value="0" calcext:value-type="float">
            <text:p>0</text:p>
          </table:table-cell>
          <table:table-cell table:formula="of:=[.R48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47]+[.T48]" office:value-type="float" office:value="0" calcext:value-type="float">
            <text:p>0</text:p>
          </table:table-cell>
          <table:table-cell table:formula="of:=[.U48]*100/[.U$3]" office:value-type="float" office:value="0" calcext:value-type="float">
            <text:p><text:s/>- <text:s text:c="7"/></text:p>
          </table:table-cell>
          <table:table-cell table:style-name="ce31" table:formula="of:=[.O48]+[.R48]" office:value-type="float" office:value="0" calcext:value-type="float">
            <text:p>0</text:p>
          </table:table-cell>
          <table:table-cell table:style-name="ce35" table:formula="of:=[.W48]/2" office:value-type="float" office:value="0" calcext:value-type="float">
            <text:p>0</text:p>
          </table:table-cell>
          <table:table-cell table:style-name="ce24" table:formula="of:=[.X48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13" calcext:value-type="date">
            <text:p>2/13/2006</text:p>
          </table:table-cell>
          <table:table-cell office:value-type="float" office:value="8" calcext:value-type="float">
            <text:p>8</text:p>
          </table:table-cell>
          <table:table-cell office:value-type="float" office:value="-5.62" calcext:value-type="float">
            <text:p>-5.62 <text:s text:c="5"/></text:p>
          </table:table-cell>
          <table:table-cell office:value-type="float" office:value="-2.562" calcext:value-type="float">
            <text:p>-2.56 <text:s text:c="5"/></text:p>
          </table:table-cell>
          <table:table-cell office:value-type="float" office:value="-4.12204166666667" calcext:value-type="float">
            <text:p>-4.12 <text:s text:c="5"/></text:p>
          </table:table-cell>
          <table:table-cell table:formula="of:=([.D49]+[.C49])/2" office:value-type="float" office:value="-4.091" calcext:value-type="float">
            <text:p>-4.09 <text:s text:c="5"/></text:p>
          </table:table-cell>
          <table:table-cell table:formula="of:=ABS([.E49]-[.F49])" office:value-type="float" office:value="0.0310416666666695" calcext:value-type="float">
            <text:p><text:s/>0.03 <text:s text:c="5"/></text:p>
          </table:table-cell>
          <table:table-cell table:formula="of:=ABS([.G49]*100/[.E49])" office:value-type="float" office:value="0.753065329680951" calcext:value-type="float">
            <text:p><text:s/>0.75 <text:s text:c="5"/></text:p>
          </table:table-cell>
          <table:table-cell office:value-type="float" office:value="0.5" calcext:value-type="float">
            <text:p><text:s/>0.50 <text:s text:c="5"/></text:p>
          </table:table-cell>
          <table:table-cell table:style-name="ce20" table:formula="of:=IF([.A49]&gt;=[.$L$4];1;0)" office:value-type="float" office:value="0" calcext:value-type="float">
            <text:p>0</text:p>
          </table:table-cell>
          <table:table-cell table:style-name="ce24" table:formula="of:=IF([.E49]&gt;[.K$4];[.E49]-[.K$4];0)" office:value-type="float" office:value="0" calcext:value-type="float">
            <text:p><text:s/>- <text:s text:c="7"/></text:p>
          </table:table-cell>
          <table:table-cell table:style-name="ce12" table:formula="of:=[.L48]+([.K49]*[.J49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48]+[.N49]" office:value-type="float" office:value="0" calcext:value-type="float">
            <text:p>0</text:p>
          </table:table-cell>
          <table:table-cell table:formula="of:=[.O49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48]+[.Q49]" office:value-type="float" office:value="0" calcext:value-type="float">
            <text:p>0</text:p>
          </table:table-cell>
          <table:table-cell table:formula="of:=[.R49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48]+[.T49]" office:value-type="float" office:value="0" calcext:value-type="float">
            <text:p>0</text:p>
          </table:table-cell>
          <table:table-cell table:formula="of:=[.U49]*100/[.U$3]" office:value-type="float" office:value="0" calcext:value-type="float">
            <text:p><text:s/>- <text:s text:c="7"/></text:p>
          </table:table-cell>
          <table:table-cell table:style-name="ce31" table:formula="of:=[.O49]+[.R49]" office:value-type="float" office:value="0" calcext:value-type="float">
            <text:p>0</text:p>
          </table:table-cell>
          <table:table-cell table:style-name="ce35" table:formula="of:=[.W49]/2" office:value-type="float" office:value="0" calcext:value-type="float">
            <text:p>0</text:p>
          </table:table-cell>
          <table:table-cell table:style-name="ce24" table:formula="of:=[.X49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14" calcext:value-type="date">
            <text:p>2/14/2006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.00 <text:s text:c="5"/></text:p>
          </table:table-cell>
          <table:table-cell office:value-type="float" office:value="0.875" calcext:value-type="float">
            <text:p><text:s/>0.88 <text:s text:c="5"/></text:p>
          </table:table-cell>
          <table:table-cell office:value-type="float" office:value="-2.875" calcext:value-type="float">
            <text:p>-2.88 <text:s text:c="5"/></text:p>
          </table:table-cell>
          <table:table-cell table:formula="of:=([.D50]+[.C50])/2" office:value-type="float" office:value="-2.0625" calcext:value-type="float">
            <text:p>-2.06 <text:s text:c="5"/></text:p>
          </table:table-cell>
          <table:table-cell table:formula="of:=ABS([.E50]-[.F50])" office:value-type="float" office:value="0.8125" calcext:value-type="float">
            <text:p><text:s/>0.81 <text:s text:c="5"/></text:p>
          </table:table-cell>
          <table:table-cell table:formula="of:=ABS([.G50]*100/[.E50])" office:value-type="float" office:value="28.2608695652174" calcext:value-type="float">
            <text:p><text:s/>28.26 <text:s text:c="5"/></text:p>
          </table:table-cell>
          <table:table-cell office:value-type="float" office:value="4" calcext:value-type="float">
            <text:p><text:s/>4.00 <text:s text:c="5"/></text:p>
          </table:table-cell>
          <table:table-cell table:style-name="ce20" table:formula="of:=IF([.A50]&gt;=[.$L$4];1;0)" office:value-type="float" office:value="0" calcext:value-type="float">
            <text:p>0</text:p>
          </table:table-cell>
          <table:table-cell table:style-name="ce24" table:formula="of:=IF([.E50]&gt;[.K$4];[.E50]-[.K$4];0)" office:value-type="float" office:value="0" calcext:value-type="float">
            <text:p><text:s/>- <text:s text:c="7"/></text:p>
          </table:table-cell>
          <table:table-cell table:style-name="ce12" table:formula="of:=[.L49]+([.K50]*[.J50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49]+[.N50]" office:value-type="float" office:value="0" calcext:value-type="float">
            <text:p>0</text:p>
          </table:table-cell>
          <table:table-cell table:formula="of:=[.O50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49]+[.Q50]" office:value-type="float" office:value="0" calcext:value-type="float">
            <text:p>0</text:p>
          </table:table-cell>
          <table:table-cell table:formula="of:=[.R50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49]+[.T50]" office:value-type="float" office:value="0" calcext:value-type="float">
            <text:p>0</text:p>
          </table:table-cell>
          <table:table-cell table:formula="of:=[.U50]*100/[.U$3]" office:value-type="float" office:value="0" calcext:value-type="float">
            <text:p><text:s/>- <text:s text:c="7"/></text:p>
          </table:table-cell>
          <table:table-cell table:style-name="ce31" table:formula="of:=[.O50]+[.R50]" office:value-type="float" office:value="0" calcext:value-type="float">
            <text:p>0</text:p>
          </table:table-cell>
          <table:table-cell table:style-name="ce35" table:formula="of:=[.W50]/2" office:value-type="float" office:value="0" calcext:value-type="float">
            <text:p>0</text:p>
          </table:table-cell>
          <table:table-cell table:style-name="ce24" table:formula="of:=[.X50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15" calcext:value-type="date">
            <text:p>2/15/2006</text:p>
          </table:table-cell>
          <table:table-cell office:value-type="float" office:value="8" calcext:value-type="float">
            <text:p>8</text:p>
          </table:table-cell>
          <table:table-cell office:value-type="float" office:value="-6.25" calcext:value-type="float">
            <text:p>-6.25 <text:s text:c="5"/></text:p>
          </table:table-cell>
          <table:table-cell office:value-type="float" office:value="1.125" calcext:value-type="float">
            <text:p><text:s/>1.13 <text:s text:c="5"/></text:p>
          </table:table-cell>
          <table:table-cell office:value-type="float" office:value="-2.18745833333333" calcext:value-type="float">
            <text:p>-2.19 <text:s text:c="5"/></text:p>
          </table:table-cell>
          <table:table-cell table:formula="of:=([.D51]+[.C51])/2" office:value-type="float" office:value="-2.5625" calcext:value-type="float">
            <text:p>-2.56 <text:s text:c="5"/></text:p>
          </table:table-cell>
          <table:table-cell table:formula="of:=ABS([.E51]-[.F51])" office:value-type="float" office:value="0.37504166666667" calcext:value-type="float">
            <text:p><text:s/>0.38 <text:s text:c="5"/></text:p>
          </table:table-cell>
          <table:table-cell table:formula="of:=ABS([.G51]*100/[.E51])" office:value-type="float" office:value="17.1450884778759" calcext:value-type="float">
            <text:p><text:s/>17.15 <text:s text:c="5"/></text:p>
          </table:table-cell>
          <table:table-cell office:value-type="float" office:value="0.5" calcext:value-type="float">
            <text:p><text:s/>0.50 <text:s text:c="5"/></text:p>
          </table:table-cell>
          <table:table-cell table:style-name="ce20" table:formula="of:=IF([.A51]&gt;=[.$L$4];1;0)" office:value-type="float" office:value="0" calcext:value-type="float">
            <text:p>0</text:p>
          </table:table-cell>
          <table:table-cell table:style-name="ce24" table:formula="of:=IF([.E51]&gt;[.K$4];[.E51]-[.K$4];0)" office:value-type="float" office:value="0" calcext:value-type="float">
            <text:p><text:s/>- <text:s text:c="7"/></text:p>
          </table:table-cell>
          <table:table-cell table:style-name="ce12" table:formula="of:=[.L50]+([.K51]*[.J51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50]+[.N51]" office:value-type="float" office:value="0" calcext:value-type="float">
            <text:p>0</text:p>
          </table:table-cell>
          <table:table-cell table:formula="of:=[.O51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50]+[.Q51]" office:value-type="float" office:value="0" calcext:value-type="float">
            <text:p>0</text:p>
          </table:table-cell>
          <table:table-cell table:formula="of:=[.R51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50]+[.T51]" office:value-type="float" office:value="0" calcext:value-type="float">
            <text:p>0</text:p>
          </table:table-cell>
          <table:table-cell table:formula="of:=[.U51]*100/[.U$3]" office:value-type="float" office:value="0" calcext:value-type="float">
            <text:p><text:s/>- <text:s text:c="7"/></text:p>
          </table:table-cell>
          <table:table-cell table:style-name="ce31" table:formula="of:=[.O51]+[.R51]" office:value-type="float" office:value="0" calcext:value-type="float">
            <text:p>0</text:p>
          </table:table-cell>
          <table:table-cell table:style-name="ce35" table:formula="of:=[.W51]/2" office:value-type="float" office:value="0" calcext:value-type="float">
            <text:p>0</text:p>
          </table:table-cell>
          <table:table-cell table:style-name="ce24" table:formula="of:=[.X51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16" calcext:value-type="date">
            <text:p>2/16/2006</text:p>
          </table:table-cell>
          <table:table-cell office:value-type="float" office:value="8" calcext:value-type="float">
            <text:p>8</text:p>
          </table:table-cell>
          <table:table-cell office:value-type="float" office:value="-8.188" calcext:value-type="float">
            <text:p>-8.19 <text:s text:c="5"/></text:p>
          </table:table-cell>
          <table:table-cell office:value-type="float" office:value="-2.938" calcext:value-type="float">
            <text:p>-2.94 <text:s text:c="5"/></text:p>
          </table:table-cell>
          <table:table-cell office:value-type="float" office:value="-5.73704166666667" calcext:value-type="float">
            <text:p>-5.74 <text:s text:c="5"/></text:p>
          </table:table-cell>
          <table:table-cell table:formula="of:=([.D52]+[.C52])/2" office:value-type="float" office:value="-5.563" calcext:value-type="float">
            <text:p>-5.56 <text:s text:c="5"/></text:p>
          </table:table-cell>
          <table:table-cell table:formula="of:=ABS([.E52]-[.F52])" office:value-type="float" office:value="0.174041666666669" calcext:value-type="float">
            <text:p><text:s/>0.17 <text:s text:c="5"/></text:p>
          </table:table-cell>
          <table:table-cell table:formula="of:=ABS([.G52]*100/[.E52])" office:value-type="float" office:value="3.03364829434455" calcext:value-type="float">
            <text:p><text:s/>3.0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52]&gt;=[.$L$4];1;0)" office:value-type="float" office:value="0" calcext:value-type="float">
            <text:p>0</text:p>
          </table:table-cell>
          <table:table-cell table:style-name="ce24" table:formula="of:=IF([.E52]&gt;[.K$4];[.E52]-[.K$4];0)" office:value-type="float" office:value="0" calcext:value-type="float">
            <text:p><text:s/>- <text:s text:c="7"/></text:p>
          </table:table-cell>
          <table:table-cell table:style-name="ce12" table:formula="of:=[.L51]+([.K52]*[.J52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51]+[.N52]" office:value-type="float" office:value="0" calcext:value-type="float">
            <text:p>0</text:p>
          </table:table-cell>
          <table:table-cell table:formula="of:=[.O52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51]+[.Q52]" office:value-type="float" office:value="0" calcext:value-type="float">
            <text:p>0</text:p>
          </table:table-cell>
          <table:table-cell table:formula="of:=[.R52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51]+[.T52]" office:value-type="float" office:value="0" calcext:value-type="float">
            <text:p>0</text:p>
          </table:table-cell>
          <table:table-cell table:formula="of:=[.U52]*100/[.U$3]" office:value-type="float" office:value="0" calcext:value-type="float">
            <text:p><text:s/>- <text:s text:c="7"/></text:p>
          </table:table-cell>
          <table:table-cell table:style-name="ce31" table:formula="of:=[.O52]+[.R52]" office:value-type="float" office:value="0" calcext:value-type="float">
            <text:p>0</text:p>
          </table:table-cell>
          <table:table-cell table:style-name="ce35" table:formula="of:=[.W52]/2" office:value-type="float" office:value="0" calcext:value-type="float">
            <text:p>0</text:p>
          </table:table-cell>
          <table:table-cell table:style-name="ce24" table:formula="of:=[.X52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17" calcext:value-type="date">
            <text:p>2/17/2006</text:p>
          </table:table-cell>
          <table:table-cell office:value-type="float" office:value="8" calcext:value-type="float">
            <text:p>8</text:p>
          </table:table-cell>
          <table:table-cell office:value-type="float" office:value="-8.62" calcext:value-type="float">
            <text:p>-8.62 <text:s text:c="5"/></text:p>
          </table:table-cell>
          <table:table-cell office:value-type="float" office:value="-1.938" calcext:value-type="float">
            <text:p>-1.94 <text:s text:c="5"/></text:p>
          </table:table-cell>
          <table:table-cell office:value-type="float" office:value="-4.8455" calcext:value-type="float">
            <text:p>-4.85 <text:s text:c="5"/></text:p>
          </table:table-cell>
          <table:table-cell table:formula="of:=([.D53]+[.C53])/2" office:value-type="float" office:value="-5.279" calcext:value-type="float">
            <text:p>-5.28 <text:s text:c="5"/></text:p>
          </table:table-cell>
          <table:table-cell table:formula="of:=ABS([.E53]-[.F53])" office:value-type="float" office:value="0.4335" calcext:value-type="float">
            <text:p><text:s/>0.43 <text:s text:c="5"/></text:p>
          </table:table-cell>
          <table:table-cell table:formula="of:=ABS([.G53]*100/[.E53])" office:value-type="float" office:value="8.94644515529872" calcext:value-type="float">
            <text:p><text:s/>8.95 <text:s text:c="5"/></text:p>
          </table:table-cell>
          <table:table-cell office:value-type="float" office:value="0.5" calcext:value-type="float">
            <text:p><text:s/>0.50 <text:s text:c="5"/></text:p>
          </table:table-cell>
          <table:table-cell table:style-name="ce20" table:formula="of:=IF([.A53]&gt;=[.$L$4];1;0)" office:value-type="float" office:value="0" calcext:value-type="float">
            <text:p>0</text:p>
          </table:table-cell>
          <table:table-cell table:style-name="ce24" table:formula="of:=IF([.E53]&gt;[.K$4];[.E53]-[.K$4];0)" office:value-type="float" office:value="0" calcext:value-type="float">
            <text:p><text:s/>- <text:s text:c="7"/></text:p>
          </table:table-cell>
          <table:table-cell table:style-name="ce12" table:formula="of:=[.L52]+([.K53]*[.J53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52]+[.N53]" office:value-type="float" office:value="0" calcext:value-type="float">
            <text:p>0</text:p>
          </table:table-cell>
          <table:table-cell table:formula="of:=[.O53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52]+[.Q53]" office:value-type="float" office:value="0" calcext:value-type="float">
            <text:p>0</text:p>
          </table:table-cell>
          <table:table-cell table:formula="of:=[.R53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52]+[.T53]" office:value-type="float" office:value="0" calcext:value-type="float">
            <text:p>0</text:p>
          </table:table-cell>
          <table:table-cell table:formula="of:=[.U53]*100/[.U$3]" office:value-type="float" office:value="0" calcext:value-type="float">
            <text:p><text:s/>- <text:s text:c="7"/></text:p>
          </table:table-cell>
          <table:table-cell table:style-name="ce31" table:formula="of:=[.O53]+[.R53]" office:value-type="float" office:value="0" calcext:value-type="float">
            <text:p>0</text:p>
          </table:table-cell>
          <table:table-cell table:style-name="ce35" table:formula="of:=[.W53]/2" office:value-type="float" office:value="0" calcext:value-type="float">
            <text:p>0</text:p>
          </table:table-cell>
          <table:table-cell table:style-name="ce24" table:formula="of:=[.X53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18" calcext:value-type="date">
            <text:p>2/18/2006</text:p>
          </table:table-cell>
          <table:table-cell office:value-type="float" office:value="8" calcext:value-type="float">
            <text:p>8</text:p>
          </table:table-cell>
          <table:table-cell office:value-type="float" office:value="-2.875" calcext:value-type="float">
            <text:p>-2.88 <text:s text:c="5"/></text:p>
          </table:table-cell>
          <table:table-cell office:value-type="float" office:value="9.75" calcext:value-type="float">
            <text:p><text:s/>9.75 <text:s text:c="5"/></text:p>
          </table:table-cell>
          <table:table-cell office:value-type="float" office:value="1.55983333333333" calcext:value-type="float">
            <text:p><text:s/>1.56 <text:s text:c="5"/></text:p>
          </table:table-cell>
          <table:table-cell table:formula="of:=([.D54]+[.C54])/2" office:value-type="float" office:value="3.4375" calcext:value-type="float">
            <text:p><text:s/>3.44 <text:s text:c="5"/></text:p>
          </table:table-cell>
          <table:table-cell table:formula="of:=ABS([.E54]-[.F54])" office:value-type="float" office:value="1.87766666666667" calcext:value-type="float">
            <text:p><text:s/>1.88 <text:s text:c="5"/></text:p>
          </table:table-cell>
          <table:table-cell table:formula="of:=ABS([.G54]*100/[.E54])" office:value-type="float" office:value="120.376108558607" calcext:value-type="float">
            <text:p><text:s/>120.38 <text:s text:c="5"/></text:p>
          </table:table-cell>
          <table:table-cell office:value-type="float" office:value="2.8" calcext:value-type="float">
            <text:p><text:s/>2.80 <text:s text:c="5"/></text:p>
          </table:table-cell>
          <table:table-cell table:style-name="ce20" table:formula="of:=IF([.A54]&gt;=[.$L$4];1;0)" office:value-type="float" office:value="0" calcext:value-type="float">
            <text:p>0</text:p>
          </table:table-cell>
          <table:table-cell table:style-name="ce24" table:formula="of:=IF([.E54]&gt;[.K$4];[.E54]-[.K$4];0)" office:value-type="float" office:value="0" calcext:value-type="float">
            <text:p><text:s/>- <text:s text:c="7"/></text:p>
          </table:table-cell>
          <table:table-cell table:style-name="ce12" table:formula="of:=[.L53]+([.K54]*[.J54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53]+[.N54]" office:value-type="float" office:value="0" calcext:value-type="float">
            <text:p>0</text:p>
          </table:table-cell>
          <table:table-cell table:formula="of:=[.O54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53]+[.Q54]" office:value-type="float" office:value="0" calcext:value-type="float">
            <text:p>0</text:p>
          </table:table-cell>
          <table:table-cell table:formula="of:=[.R54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53]+[.T54]" office:value-type="float" office:value="0" calcext:value-type="float">
            <text:p>0</text:p>
          </table:table-cell>
          <table:table-cell table:formula="of:=[.U54]*100/[.U$3]" office:value-type="float" office:value="0" calcext:value-type="float">
            <text:p><text:s/>- <text:s text:c="7"/></text:p>
          </table:table-cell>
          <table:table-cell table:style-name="ce31" table:formula="of:=[.O54]+[.R54]" office:value-type="float" office:value="0" calcext:value-type="float">
            <text:p>0</text:p>
          </table:table-cell>
          <table:table-cell table:style-name="ce35" table:formula="of:=[.W54]/2" office:value-type="float" office:value="0" calcext:value-type="float">
            <text:p>0</text:p>
          </table:table-cell>
          <table:table-cell table:style-name="ce24" table:formula="of:=[.X54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19" calcext:value-type="date">
            <text:p>2/19/2006</text:p>
          </table:table-cell>
          <table:table-cell office:value-type="float" office:value="8" calcext:value-type="float">
            <text:p>8</text:p>
          </table:table-cell>
          <table:table-cell office:value-type="float" office:value="-4.688" calcext:value-type="float">
            <text:p>-4.69 <text:s text:c="5"/></text:p>
          </table:table-cell>
          <table:table-cell office:value-type="float" office:value="3.688" calcext:value-type="float">
            <text:p><text:s/>3.69 <text:s text:c="5"/></text:p>
          </table:table-cell>
          <table:table-cell office:value-type="float" office:value="-0.781291666666667" calcext:value-type="float">
            <text:p>-0.78 <text:s text:c="5"/></text:p>
          </table:table-cell>
          <table:table-cell table:formula="of:=([.D55]+[.C55])/2" office:value-type="float" office:value="-0.5" calcext:value-type="float">
            <text:p>-0.50 <text:s text:c="5"/></text:p>
          </table:table-cell>
          <table:table-cell table:formula="of:=ABS([.E55]-[.F55])" office:value-type="float" office:value="0.281291666666667" calcext:value-type="float">
            <text:p><text:s/>0.28 <text:s text:c="5"/></text:p>
          </table:table-cell>
          <table:table-cell table:formula="of:=ABS([.G55]*100/[.E55])" office:value-type="float" office:value="36.0034131512987" calcext:value-type="float">
            <text:p><text:s/>36.00 <text:s text:c="5"/></text:p>
          </table:table-cell>
          <table:table-cell office:value-type="float" office:value="4" calcext:value-type="float">
            <text:p><text:s/>4.00 <text:s text:c="5"/></text:p>
          </table:table-cell>
          <table:table-cell table:style-name="ce20" table:formula="of:=IF([.A55]&gt;=[.$L$4];1;0)" office:value-type="float" office:value="0" calcext:value-type="float">
            <text:p>0</text:p>
          </table:table-cell>
          <table:table-cell table:style-name="ce24" table:formula="of:=IF([.E55]&gt;[.K$4];[.E55]-[.K$4];0)" office:value-type="float" office:value="0" calcext:value-type="float">
            <text:p><text:s/>- <text:s text:c="7"/></text:p>
          </table:table-cell>
          <table:table-cell table:style-name="ce12" table:formula="of:=[.L54]+([.K55]*[.J55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54]+[.N55]" office:value-type="float" office:value="0" calcext:value-type="float">
            <text:p>0</text:p>
          </table:table-cell>
          <table:table-cell table:formula="of:=[.O55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54]+[.Q55]" office:value-type="float" office:value="0" calcext:value-type="float">
            <text:p>0</text:p>
          </table:table-cell>
          <table:table-cell table:formula="of:=[.R55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54]+[.T55]" office:value-type="float" office:value="0" calcext:value-type="float">
            <text:p>0</text:p>
          </table:table-cell>
          <table:table-cell table:formula="of:=[.U55]*100/[.U$3]" office:value-type="float" office:value="0" calcext:value-type="float">
            <text:p><text:s/>- <text:s text:c="7"/></text:p>
          </table:table-cell>
          <table:table-cell table:style-name="ce31" table:formula="of:=[.O55]+[.R55]" office:value-type="float" office:value="0" calcext:value-type="float">
            <text:p>0</text:p>
          </table:table-cell>
          <table:table-cell table:style-name="ce35" table:formula="of:=[.W55]/2" office:value-type="float" office:value="0" calcext:value-type="float">
            <text:p>0</text:p>
          </table:table-cell>
          <table:table-cell table:style-name="ce24" table:formula="of:=[.X55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20" calcext:value-type="date">
            <text:p>2/20/2006</text:p>
          </table:table-cell>
          <table:table-cell office:value-type="float" office:value="9" calcext:value-type="float">
            <text:p>9</text:p>
          </table:table-cell>
          <table:table-cell office:value-type="float" office:value="-7.875" calcext:value-type="float">
            <text:p>-7.88 <text:s text:c="5"/></text:p>
          </table:table-cell>
          <table:table-cell office:value-type="float" office:value="6.188" calcext:value-type="float">
            <text:p><text:s/>6.19 <text:s text:c="5"/></text:p>
          </table:table-cell>
          <table:table-cell office:value-type="float" office:value="-0.552291666666667" calcext:value-type="float">
            <text:p>-0.55 <text:s text:c="5"/></text:p>
          </table:table-cell>
          <table:table-cell table:formula="of:=([.D56]+[.C56])/2" office:value-type="float" office:value="-0.8435" calcext:value-type="float">
            <text:p>-0.84 <text:s text:c="5"/></text:p>
          </table:table-cell>
          <table:table-cell table:formula="of:=ABS([.E56]-[.F56])" office:value-type="float" office:value="0.291208333333333" calcext:value-type="float">
            <text:p><text:s/>0.29 <text:s text:c="5"/></text:p>
          </table:table-cell>
          <table:table-cell table:formula="of:=ABS([.G56]*100/[.E56])" office:value-type="float" office:value="52.7272727272727" calcext:value-type="float">
            <text:p><text:s/>52.7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56]&gt;=[.$L$4];1;0)" office:value-type="float" office:value="0" calcext:value-type="float">
            <text:p>0</text:p>
          </table:table-cell>
          <table:table-cell table:style-name="ce24" table:formula="of:=IF([.E56]&gt;[.K$4];[.E56]-[.K$4];0)" office:value-type="float" office:value="0" calcext:value-type="float">
            <text:p><text:s/>- <text:s text:c="7"/></text:p>
          </table:table-cell>
          <table:table-cell table:style-name="ce12" table:formula="of:=[.L55]+([.K56]*[.J56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55]+[.N56]" office:value-type="float" office:value="0" calcext:value-type="float">
            <text:p>0</text:p>
          </table:table-cell>
          <table:table-cell table:formula="of:=[.O56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55]+[.Q56]" office:value-type="float" office:value="0" calcext:value-type="float">
            <text:p>0</text:p>
          </table:table-cell>
          <table:table-cell table:formula="of:=[.R56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55]+[.T56]" office:value-type="float" office:value="0" calcext:value-type="float">
            <text:p>0</text:p>
          </table:table-cell>
          <table:table-cell table:formula="of:=[.U56]*100/[.U$3]" office:value-type="float" office:value="0" calcext:value-type="float">
            <text:p><text:s/>- <text:s text:c="7"/></text:p>
          </table:table-cell>
          <table:table-cell table:style-name="ce31" table:formula="of:=[.O56]+[.R56]" office:value-type="float" office:value="0" calcext:value-type="float">
            <text:p>0</text:p>
          </table:table-cell>
          <table:table-cell table:style-name="ce35" table:formula="of:=[.W56]/2" office:value-type="float" office:value="0" calcext:value-type="float">
            <text:p>0</text:p>
          </table:table-cell>
          <table:table-cell table:style-name="ce24" table:formula="of:=[.X56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21" calcext:value-type="date">
            <text:p>2/21/2006</text:p>
          </table:table-cell>
          <table:table-cell office:value-type="float" office:value="9" calcext:value-type="float">
            <text:p>9</text:p>
          </table:table-cell>
          <table:table-cell office:value-type="float" office:value="-1.625" calcext:value-type="float">
            <text:p>-1.63 <text:s text:c="5"/></text:p>
          </table:table-cell>
          <table:table-cell office:value-type="float" office:value="3.625" calcext:value-type="float">
            <text:p><text:s/>3.63 <text:s text:c="5"/></text:p>
          </table:table-cell>
          <table:table-cell office:value-type="float" office:value="0.427083333333333" calcext:value-type="float">
            <text:p><text:s/>0.43 <text:s text:c="5"/></text:p>
          </table:table-cell>
          <table:table-cell table:formula="of:=([.D57]+[.C57])/2" office:value-type="float" office:value="1" calcext:value-type="float">
            <text:p><text:s/>1.00 <text:s text:c="5"/></text:p>
          </table:table-cell>
          <table:table-cell table:formula="of:=ABS([.E57]-[.F57])" office:value-type="float" office:value="0.572916666666667" calcext:value-type="float">
            <text:p><text:s/>0.57 <text:s text:c="5"/></text:p>
          </table:table-cell>
          <table:table-cell table:formula="of:=ABS([.G57]*100/[.E57])" office:value-type="float" office:value="134.146341463415" calcext:value-type="float">
            <text:p><text:s/>134.15 <text:s text:c="5"/></text:p>
          </table:table-cell>
          <table:table-cell office:value-type="float" office:value="10.2" calcext:value-type="float">
            <text:p><text:s/>10.20 <text:s text:c="5"/></text:p>
          </table:table-cell>
          <table:table-cell table:style-name="ce20" table:formula="of:=IF([.A57]&gt;=[.$L$4];1;0)" office:value-type="float" office:value="0" calcext:value-type="float">
            <text:p>0</text:p>
          </table:table-cell>
          <table:table-cell table:style-name="ce24" table:formula="of:=IF([.E57]&gt;[.K$4];[.E57]-[.K$4];0)" office:value-type="float" office:value="0" calcext:value-type="float">
            <text:p><text:s/>- <text:s text:c="7"/></text:p>
          </table:table-cell>
          <table:table-cell table:style-name="ce12" table:formula="of:=[.L56]+([.K57]*[.J57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56]+[.N57]" office:value-type="float" office:value="0" calcext:value-type="float">
            <text:p>0</text:p>
          </table:table-cell>
          <table:table-cell table:formula="of:=[.O57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56]+[.Q57]" office:value-type="float" office:value="0" calcext:value-type="float">
            <text:p>0</text:p>
          </table:table-cell>
          <table:table-cell table:formula="of:=[.R57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56]+[.T57]" office:value-type="float" office:value="0" calcext:value-type="float">
            <text:p>0</text:p>
          </table:table-cell>
          <table:table-cell table:formula="of:=[.U57]*100/[.U$3]" office:value-type="float" office:value="0" calcext:value-type="float">
            <text:p><text:s/>- <text:s text:c="7"/></text:p>
          </table:table-cell>
          <table:table-cell table:style-name="ce31" table:formula="of:=[.O57]+[.R57]" office:value-type="float" office:value="0" calcext:value-type="float">
            <text:p>0</text:p>
          </table:table-cell>
          <table:table-cell table:style-name="ce35" table:formula="of:=[.W57]/2" office:value-type="float" office:value="0" calcext:value-type="float">
            <text:p>0</text:p>
          </table:table-cell>
          <table:table-cell table:style-name="ce24" table:formula="of:=[.X57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22" calcext:value-type="date">
            <text:p>2/22/2006</text:p>
          </table:table-cell>
          <table:table-cell office:value-type="float" office:value="9" calcext:value-type="float">
            <text:p>9</text:p>
          </table:table-cell>
          <table:table-cell office:value-type="float" office:value="-5.812" calcext:value-type="float">
            <text:p>-5.81 <text:s text:c="5"/></text:p>
          </table:table-cell>
          <table:table-cell office:value-type="float" office:value="-1.625" calcext:value-type="float">
            <text:p>-1.63 <text:s text:c="5"/></text:p>
          </table:table-cell>
          <table:table-cell office:value-type="float" office:value="-2.98375" calcext:value-type="float">
            <text:p>-2.98 <text:s text:c="5"/></text:p>
          </table:table-cell>
          <table:table-cell table:formula="of:=([.D58]+[.C58])/2" office:value-type="float" office:value="-3.7185" calcext:value-type="float">
            <text:p>-3.72 <text:s text:c="5"/></text:p>
          </table:table-cell>
          <table:table-cell table:formula="of:=ABS([.E58]-[.F58])" office:value-type="float" office:value="0.73475" calcext:value-type="float">
            <text:p><text:s/>0.73 <text:s text:c="5"/></text:p>
          </table:table-cell>
          <table:table-cell table:formula="of:=ABS([.G58]*100/[.E58])" office:value-type="float" office:value="24.6250523669878" calcext:value-type="float">
            <text:p><text:s/>24.63 <text:s text:c="5"/></text:p>
          </table:table-cell>
          <table:table-cell office:value-type="float" office:value="3" calcext:value-type="float">
            <text:p><text:s/>3.00 <text:s text:c="5"/></text:p>
          </table:table-cell>
          <table:table-cell table:style-name="ce20" table:formula="of:=IF([.A58]&gt;=[.$L$4];1;0)" office:value-type="float" office:value="0" calcext:value-type="float">
            <text:p>0</text:p>
          </table:table-cell>
          <table:table-cell table:style-name="ce24" table:formula="of:=IF([.E58]&gt;[.K$4];[.E58]-[.K$4];0)" office:value-type="float" office:value="0" calcext:value-type="float">
            <text:p><text:s/>- <text:s text:c="7"/></text:p>
          </table:table-cell>
          <table:table-cell table:style-name="ce12" table:formula="of:=[.L57]+([.K58]*[.J58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57]+[.N58]" office:value-type="float" office:value="0" calcext:value-type="float">
            <text:p>0</text:p>
          </table:table-cell>
          <table:table-cell table:formula="of:=[.O58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57]+[.Q58]" office:value-type="float" office:value="0" calcext:value-type="float">
            <text:p>0</text:p>
          </table:table-cell>
          <table:table-cell table:formula="of:=[.R58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57]+[.T58]" office:value-type="float" office:value="0" calcext:value-type="float">
            <text:p>0</text:p>
          </table:table-cell>
          <table:table-cell table:formula="of:=[.U58]*100/[.U$3]" office:value-type="float" office:value="0" calcext:value-type="float">
            <text:p><text:s/>- <text:s text:c="7"/></text:p>
          </table:table-cell>
          <table:table-cell table:style-name="ce31" table:formula="of:=[.O58]+[.R58]" office:value-type="float" office:value="0" calcext:value-type="float">
            <text:p>0</text:p>
          </table:table-cell>
          <table:table-cell table:style-name="ce35" table:formula="of:=[.W58]/2" office:value-type="float" office:value="0" calcext:value-type="float">
            <text:p>0</text:p>
          </table:table-cell>
          <table:table-cell table:style-name="ce24" table:formula="of:=[.X58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23" calcext:value-type="date">
            <text:p>2/23/2006</text:p>
          </table:table-cell>
          <table:table-cell office:value-type="float" office:value="9" calcext:value-type="float">
            <text:p>9</text:p>
          </table:table-cell>
          <table:table-cell office:value-type="float" office:value="-11.625" calcext:value-type="float">
            <text:p>-11.63 <text:s text:c="5"/></text:p>
          </table:table-cell>
          <table:table-cell office:value-type="float" office:value="2.25" calcext:value-type="float">
            <text:p><text:s/>2.25 <text:s text:c="5"/></text:p>
          </table:table-cell>
          <table:table-cell office:value-type="float" office:value="-6.98370833333333" calcext:value-type="float">
            <text:p>-6.98 <text:s text:c="5"/></text:p>
          </table:table-cell>
          <table:table-cell table:formula="of:=([.D59]+[.C59])/2" office:value-type="float" office:value="-4.6875" calcext:value-type="float">
            <text:p>-4.69 <text:s text:c="5"/></text:p>
          </table:table-cell>
          <table:table-cell table:formula="of:=ABS([.E59]-[.F59])" office:value-type="float" office:value="2.29620833333333" calcext:value-type="float">
            <text:p><text:s/>2.30 <text:s text:c="5"/></text:p>
          </table:table-cell>
          <table:table-cell table:formula="of:=ABS([.G59]*100/[.E59])" office:value-type="float" office:value="32.8794993108962" calcext:value-type="float">
            <text:p><text:s/>32.8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59]&gt;=[.$L$4];1;0)" office:value-type="float" office:value="0" calcext:value-type="float">
            <text:p>0</text:p>
          </table:table-cell>
          <table:table-cell table:style-name="ce24" table:formula="of:=IF([.E59]&gt;[.K$4];[.E59]-[.K$4];0)" office:value-type="float" office:value="0" calcext:value-type="float">
            <text:p><text:s/>- <text:s text:c="7"/></text:p>
          </table:table-cell>
          <table:table-cell table:style-name="ce12" table:formula="of:=[.L58]+([.K59]*[.J59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58]+[.N59]" office:value-type="float" office:value="0" calcext:value-type="float">
            <text:p>0</text:p>
          </table:table-cell>
          <table:table-cell table:formula="of:=[.O59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58]+[.Q59]" office:value-type="float" office:value="0" calcext:value-type="float">
            <text:p>0</text:p>
          </table:table-cell>
          <table:table-cell table:formula="of:=[.R59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58]+[.T59]" office:value-type="float" office:value="0" calcext:value-type="float">
            <text:p>0</text:p>
          </table:table-cell>
          <table:table-cell table:formula="of:=[.U59]*100/[.U$3]" office:value-type="float" office:value="0" calcext:value-type="float">
            <text:p><text:s/>- <text:s text:c="7"/></text:p>
          </table:table-cell>
          <table:table-cell table:style-name="ce31" table:formula="of:=[.O59]+[.R59]" office:value-type="float" office:value="0" calcext:value-type="float">
            <text:p>0</text:p>
          </table:table-cell>
          <table:table-cell table:style-name="ce35" table:formula="of:=[.W59]/2" office:value-type="float" office:value="0" calcext:value-type="float">
            <text:p>0</text:p>
          </table:table-cell>
          <table:table-cell table:style-name="ce24" table:formula="of:=[.X59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24" calcext:value-type="date">
            <text:p>2/24/2006</text:p>
          </table:table-cell>
          <table:table-cell office:value-type="float" office:value="9" calcext:value-type="float">
            <text:p>9</text:p>
          </table:table-cell>
          <table:table-cell office:value-type="float" office:value="-12.688" calcext:value-type="float">
            <text:p>-12.69 <text:s text:c="5"/></text:p>
          </table:table-cell>
          <table:table-cell office:value-type="float" office:value="0.938" calcext:value-type="float">
            <text:p><text:s/>0.94 <text:s text:c="5"/></text:p>
          </table:table-cell>
          <table:table-cell office:value-type="float" office:value="-5.445375" calcext:value-type="float">
            <text:p>-5.45 <text:s text:c="5"/></text:p>
          </table:table-cell>
          <table:table-cell table:formula="of:=([.D60]+[.C60])/2" office:value-type="float" office:value="-5.875" calcext:value-type="float">
            <text:p>-5.88 <text:s text:c="5"/></text:p>
          </table:table-cell>
          <table:table-cell table:formula="of:=ABS([.E60]-[.F60])" office:value-type="float" office:value="0.429625" calcext:value-type="float">
            <text:p><text:s/>0.43 <text:s text:c="5"/></text:p>
          </table:table-cell>
          <table:table-cell table:formula="of:=ABS([.G60]*100/[.E60])" office:value-type="float" office:value="7.88972293000941" calcext:value-type="float">
            <text:p><text:s/>7.89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60]&gt;=[.$L$4];1;0)" office:value-type="float" office:value="0" calcext:value-type="float">
            <text:p>0</text:p>
          </table:table-cell>
          <table:table-cell table:style-name="ce24" table:formula="of:=IF([.E60]&gt;[.K$4];[.E60]-[.K$4];0)" office:value-type="float" office:value="0" calcext:value-type="float">
            <text:p><text:s/>- <text:s text:c="7"/></text:p>
          </table:table-cell>
          <table:table-cell table:style-name="ce12" table:formula="of:=[.L59]+([.K60]*[.J60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59]+[.N60]" office:value-type="float" office:value="0" calcext:value-type="float">
            <text:p>0</text:p>
          </table:table-cell>
          <table:table-cell table:formula="of:=[.O60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59]+[.Q60]" office:value-type="float" office:value="0" calcext:value-type="float">
            <text:p>0</text:p>
          </table:table-cell>
          <table:table-cell table:formula="of:=[.R60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59]+[.T60]" office:value-type="float" office:value="0" calcext:value-type="float">
            <text:p>0</text:p>
          </table:table-cell>
          <table:table-cell table:formula="of:=[.U60]*100/[.U$3]" office:value-type="float" office:value="0" calcext:value-type="float">
            <text:p><text:s/>- <text:s text:c="7"/></text:p>
          </table:table-cell>
          <table:table-cell table:style-name="ce31" table:formula="of:=[.O60]+[.R60]" office:value-type="float" office:value="0" calcext:value-type="float">
            <text:p>0</text:p>
          </table:table-cell>
          <table:table-cell table:style-name="ce35" table:formula="of:=[.W60]/2" office:value-type="float" office:value="0" calcext:value-type="float">
            <text:p>0</text:p>
          </table:table-cell>
          <table:table-cell table:style-name="ce24" table:formula="of:=[.X60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25" calcext:value-type="date">
            <text:p>2/25/2006</text:p>
          </table:table-cell>
          <table:table-cell office:value-type="float" office:value="9" calcext:value-type="float">
            <text:p>9</text:p>
          </table:table-cell>
          <table:table-cell office:value-type="float" office:value="-9.562" calcext:value-type="float">
            <text:p>-9.56 <text:s text:c="5"/></text:p>
          </table:table-cell>
          <table:table-cell office:value-type="float" office:value="5.625" calcext:value-type="float">
            <text:p><text:s/>5.63 <text:s text:c="5"/></text:p>
          </table:table-cell>
          <table:table-cell office:value-type="float" office:value="-3.53870833333333" calcext:value-type="float">
            <text:p>-3.54 <text:s text:c="5"/></text:p>
          </table:table-cell>
          <table:table-cell table:formula="of:=([.D61]+[.C61])/2" office:value-type="float" office:value="-1.9685" calcext:value-type="float">
            <text:p>-1.97 <text:s text:c="5"/></text:p>
          </table:table-cell>
          <table:table-cell table:formula="of:=ABS([.E61]-[.F61])" office:value-type="float" office:value="1.57020833333333" calcext:value-type="float">
            <text:p><text:s/>1.57 <text:s text:c="5"/></text:p>
          </table:table-cell>
          <table:table-cell table:formula="of:=ABS([.G61]*100/[.E61])" office:value-type="float" office:value="44.3723580873435" calcext:value-type="float">
            <text:p><text:s/>44.37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61]&gt;=[.$L$4];1;0)" office:value-type="float" office:value="0" calcext:value-type="float">
            <text:p>0</text:p>
          </table:table-cell>
          <table:table-cell table:style-name="ce24" table:formula="of:=IF([.E61]&gt;[.K$4];[.E61]-[.K$4];0)" office:value-type="float" office:value="0" calcext:value-type="float">
            <text:p><text:s/>- <text:s text:c="7"/></text:p>
          </table:table-cell>
          <table:table-cell table:style-name="ce12" table:formula="of:=[.L60]+([.K61]*[.J61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60]+[.N61]" office:value-type="float" office:value="0" calcext:value-type="float">
            <text:p>0</text:p>
          </table:table-cell>
          <table:table-cell table:formula="of:=[.O61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60]+[.Q61]" office:value-type="float" office:value="0" calcext:value-type="float">
            <text:p>0</text:p>
          </table:table-cell>
          <table:table-cell table:formula="of:=[.R61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60]+[.T61]" office:value-type="float" office:value="0" calcext:value-type="float">
            <text:p>0</text:p>
          </table:table-cell>
          <table:table-cell table:formula="of:=[.U61]*100/[.U$3]" office:value-type="float" office:value="0" calcext:value-type="float">
            <text:p><text:s/>- <text:s text:c="7"/></text:p>
          </table:table-cell>
          <table:table-cell table:style-name="ce31" table:formula="of:=[.O61]+[.R61]" office:value-type="float" office:value="0" calcext:value-type="float">
            <text:p>0</text:p>
          </table:table-cell>
          <table:table-cell table:style-name="ce35" table:formula="of:=[.W61]/2" office:value-type="float" office:value="0" calcext:value-type="float">
            <text:p>0</text:p>
          </table:table-cell>
          <table:table-cell table:style-name="ce24" table:formula="of:=[.X61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26" calcext:value-type="date">
            <text:p>2/26/2006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.00 <text:s text:c="5"/></text:p>
          </table:table-cell>
          <table:table-cell office:value-type="float" office:value="-2.312" calcext:value-type="float">
            <text:p>-2.31 <text:s text:c="5"/></text:p>
          </table:table-cell>
          <table:table-cell office:value-type="float" office:value="-7.29920833333333" calcext:value-type="float">
            <text:p>-7.30 <text:s text:c="5"/></text:p>
          </table:table-cell>
          <table:table-cell table:formula="of:=([.D62]+[.C62])/2" office:value-type="float" office:value="-6.156" calcext:value-type="float">
            <text:p>-6.16 <text:s text:c="5"/></text:p>
          </table:table-cell>
          <table:table-cell table:formula="of:=ABS([.E62]-[.F62])" office:value-type="float" office:value="1.14320833333333" calcext:value-type="float">
            <text:p><text:s/>1.14 <text:s text:c="5"/></text:p>
          </table:table-cell>
          <table:table-cell table:formula="of:=ABS([.G62]*100/[.E62])" office:value-type="float" office:value="15.6620866418161" calcext:value-type="float">
            <text:p><text:s/>15.66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62]&gt;=[.$L$4];1;0)" office:value-type="float" office:value="0" calcext:value-type="float">
            <text:p>0</text:p>
          </table:table-cell>
          <table:table-cell table:style-name="ce24" table:formula="of:=IF([.E62]&gt;[.K$4];[.E62]-[.K$4];0)" office:value-type="float" office:value="0" calcext:value-type="float">
            <text:p><text:s/>- <text:s text:c="7"/></text:p>
          </table:table-cell>
          <table:table-cell table:style-name="ce12" table:formula="of:=[.L61]+([.K62]*[.J62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61]+[.N62]" office:value-type="float" office:value="0" calcext:value-type="float">
            <text:p>0</text:p>
          </table:table-cell>
          <table:table-cell table:formula="of:=[.O62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61]+[.Q62]" office:value-type="float" office:value="0" calcext:value-type="float">
            <text:p>0</text:p>
          </table:table-cell>
          <table:table-cell table:formula="of:=[.R62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61]+[.T62]" office:value-type="float" office:value="0" calcext:value-type="float">
            <text:p>0</text:p>
          </table:table-cell>
          <table:table-cell table:formula="of:=[.U62]*100/[.U$3]" office:value-type="float" office:value="0" calcext:value-type="float">
            <text:p><text:s/>- <text:s text:c="7"/></text:p>
          </table:table-cell>
          <table:table-cell table:style-name="ce31" table:formula="of:=[.O62]+[.R62]" office:value-type="float" office:value="0" calcext:value-type="float">
            <text:p>0</text:p>
          </table:table-cell>
          <table:table-cell table:style-name="ce35" table:formula="of:=[.W62]/2" office:value-type="float" office:value="0" calcext:value-type="float">
            <text:p>0</text:p>
          </table:table-cell>
          <table:table-cell table:style-name="ce24" table:formula="of:=[.X62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27" calcext:value-type="date">
            <text:p>2/27/2006</text:p>
          </table:table-cell>
          <table:table-cell office:value-type="float" office:value="10" calcext:value-type="float">
            <text:p>10</text:p>
          </table:table-cell>
          <table:table-cell office:value-type="float" office:value="-13.125" calcext:value-type="float">
            <text:p>-13.13 <text:s text:c="5"/></text:p>
          </table:table-cell>
          <table:table-cell office:value-type="float" office:value="1.562" calcext:value-type="float">
            <text:p><text:s/>1.56 <text:s text:c="5"/></text:p>
          </table:table-cell>
          <table:table-cell office:value-type="float" office:value="-7.03375" calcext:value-type="float">
            <text:p>-7.03 <text:s text:c="5"/></text:p>
          </table:table-cell>
          <table:table-cell table:formula="of:=([.D63]+[.C63])/2" office:value-type="float" office:value="-5.7815" calcext:value-type="float">
            <text:p>-5.78 <text:s text:c="5"/></text:p>
          </table:table-cell>
          <table:table-cell table:formula="of:=ABS([.E63]-[.F63])" office:value-type="float" office:value="1.25225" calcext:value-type="float">
            <text:p><text:s/>1.25 <text:s text:c="5"/></text:p>
          </table:table-cell>
          <table:table-cell table:formula="of:=ABS([.G63]*100/[.E63])" office:value-type="float" office:value="17.8034476630531" calcext:value-type="float">
            <text:p><text:s/>17.8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63]&gt;=[.$L$4];1;0)" office:value-type="float" office:value="0" calcext:value-type="float">
            <text:p>0</text:p>
          </table:table-cell>
          <table:table-cell table:style-name="ce24" table:formula="of:=IF([.E63]&gt;[.K$4];[.E63]-[.K$4];0)" office:value-type="float" office:value="0" calcext:value-type="float">
            <text:p><text:s/>- <text:s text:c="7"/></text:p>
          </table:table-cell>
          <table:table-cell table:style-name="ce12" table:formula="of:=[.L62]+([.K63]*[.J63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62]+[.N63]" office:value-type="float" office:value="0" calcext:value-type="float">
            <text:p>0</text:p>
          </table:table-cell>
          <table:table-cell table:formula="of:=[.O63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62]+[.Q63]" office:value-type="float" office:value="0" calcext:value-type="float">
            <text:p>0</text:p>
          </table:table-cell>
          <table:table-cell table:formula="of:=[.R63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62]+[.T63]" office:value-type="float" office:value="0" calcext:value-type="float">
            <text:p>0</text:p>
          </table:table-cell>
          <table:table-cell table:formula="of:=[.U63]*100/[.U$3]" office:value-type="float" office:value="0" calcext:value-type="float">
            <text:p><text:s/>- <text:s text:c="7"/></text:p>
          </table:table-cell>
          <table:table-cell table:style-name="ce31" table:formula="of:=[.O63]+[.R63]" office:value-type="float" office:value="0" calcext:value-type="float">
            <text:p>0</text:p>
          </table:table-cell>
          <table:table-cell table:style-name="ce35" table:formula="of:=[.W63]/2" office:value-type="float" office:value="0" calcext:value-type="float">
            <text:p>0</text:p>
          </table:table-cell>
          <table:table-cell table:style-name="ce24" table:formula="of:=[.X63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2-28" calcext:value-type="date">
            <text:p>2/28/2006</text:p>
          </table:table-cell>
          <table:table-cell office:value-type="float" office:value="10" calcext:value-type="float">
            <text:p>10</text:p>
          </table:table-cell>
          <table:table-cell office:value-type="float" office:value="-12.438" calcext:value-type="float">
            <text:p>-12.44 <text:s text:c="5"/></text:p>
          </table:table-cell>
          <table:table-cell office:value-type="float" office:value="0.688" calcext:value-type="float">
            <text:p><text:s/>0.69 <text:s text:c="5"/></text:p>
          </table:table-cell>
          <table:table-cell office:value-type="float" office:value="-7.02833333333334" calcext:value-type="float">
            <text:p>-7.03 <text:s text:c="5"/></text:p>
          </table:table-cell>
          <table:table-cell table:formula="of:=([.D64]+[.C64])/2" office:value-type="float" office:value="-5.875" calcext:value-type="float">
            <text:p>-5.88 <text:s text:c="5"/></text:p>
          </table:table-cell>
          <table:table-cell table:formula="of:=ABS([.E64]-[.F64])" office:value-type="float" office:value="1.15333333333334" calcext:value-type="float">
            <text:p><text:s/>1.15 <text:s text:c="5"/></text:p>
          </table:table-cell>
          <table:table-cell table:formula="of:=ABS([.G64]*100/[.E64])" office:value-type="float" office:value="16.4097699786579" calcext:value-type="float">
            <text:p><text:s/>16.4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64]&gt;=[.$L$4];1;0)" office:value-type="float" office:value="0" calcext:value-type="float">
            <text:p>0</text:p>
          </table:table-cell>
          <table:table-cell table:style-name="ce24" table:formula="of:=IF([.E64]&gt;[.K$4];[.E64]-[.K$4];0)" office:value-type="float" office:value="0" calcext:value-type="float">
            <text:p><text:s/>- <text:s text:c="7"/></text:p>
          </table:table-cell>
          <table:table-cell table:style-name="ce12" table:formula="of:=[.L63]+([.K64]*[.J64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63]+[.N64]" office:value-type="float" office:value="0" calcext:value-type="float">
            <text:p>0</text:p>
          </table:table-cell>
          <table:table-cell table:formula="of:=[.O64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63]+[.Q64]" office:value-type="float" office:value="0" calcext:value-type="float">
            <text:p>0</text:p>
          </table:table-cell>
          <table:table-cell table:formula="of:=[.R64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63]+[.T64]" office:value-type="float" office:value="0" calcext:value-type="float">
            <text:p>0</text:p>
          </table:table-cell>
          <table:table-cell table:formula="of:=[.U64]*100/[.U$3]" office:value-type="float" office:value="0" calcext:value-type="float">
            <text:p><text:s/>- <text:s text:c="7"/></text:p>
          </table:table-cell>
          <table:table-cell table:style-name="ce31" table:formula="of:=[.O64]+[.R64]" office:value-type="float" office:value="0" calcext:value-type="float">
            <text:p>0</text:p>
          </table:table-cell>
          <table:table-cell table:style-name="ce35" table:formula="of:=[.W64]/2" office:value-type="float" office:value="0" calcext:value-type="float">
            <text:p>0</text:p>
          </table:table-cell>
          <table:table-cell table:style-name="ce24" table:formula="of:=[.X64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01" calcext:value-type="date">
            <text:p>3/1/2006</text:p>
          </table:table-cell>
          <table:table-cell office:value-type="float" office:value="10" calcext:value-type="float">
            <text:p>10</text:p>
          </table:table-cell>
          <table:table-cell office:value-type="float" office:value="-12.688" calcext:value-type="float">
            <text:p>-12.69 <text:s text:c="5"/></text:p>
          </table:table-cell>
          <table:table-cell office:value-type="float" office:value="1.75" calcext:value-type="float">
            <text:p><text:s/>1.75 <text:s text:c="5"/></text:p>
          </table:table-cell>
          <table:table-cell office:value-type="float" office:value="-6.73941666666667" calcext:value-type="float">
            <text:p>-6.74 <text:s text:c="5"/></text:p>
          </table:table-cell>
          <table:table-cell table:formula="of:=([.D65]+[.C65])/2" office:value-type="float" office:value="-5.469" calcext:value-type="float">
            <text:p>-5.47 <text:s text:c="5"/></text:p>
          </table:table-cell>
          <table:table-cell table:formula="of:=ABS([.E65]-[.F65])" office:value-type="float" office:value="1.27041666666667" calcext:value-type="float">
            <text:p><text:s/>1.27 <text:s text:c="5"/></text:p>
          </table:table-cell>
          <table:table-cell table:formula="of:=ABS([.G65]*100/[.E65])" office:value-type="float" office:value="18.8505434446602" calcext:value-type="float">
            <text:p><text:s/>18.85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65]&gt;=[.$L$4];1;0)" office:value-type="float" office:value="0" calcext:value-type="float">
            <text:p>0</text:p>
          </table:table-cell>
          <table:table-cell table:style-name="ce24" table:formula="of:=IF([.E65]&gt;[.K$4];[.E65]-[.K$4];0)" office:value-type="float" office:value="0" calcext:value-type="float">
            <text:p><text:s/>- <text:s text:c="7"/></text:p>
          </table:table-cell>
          <table:table-cell table:style-name="ce12" table:formula="of:=[.L64]+([.K65]*[.J65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64]+[.N65]" office:value-type="float" office:value="0" calcext:value-type="float">
            <text:p>0</text:p>
          </table:table-cell>
          <table:table-cell table:formula="of:=[.O65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64]+[.Q65]" office:value-type="float" office:value="0" calcext:value-type="float">
            <text:p>0</text:p>
          </table:table-cell>
          <table:table-cell table:formula="of:=[.R65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64]+[.T65]" office:value-type="float" office:value="0" calcext:value-type="float">
            <text:p>0</text:p>
          </table:table-cell>
          <table:table-cell table:formula="of:=[.U65]*100/[.U$3]" office:value-type="float" office:value="0" calcext:value-type="float">
            <text:p><text:s/>- <text:s text:c="7"/></text:p>
          </table:table-cell>
          <table:table-cell table:style-name="ce31" table:formula="of:=[.O65]+[.R65]" office:value-type="float" office:value="0" calcext:value-type="float">
            <text:p>0</text:p>
          </table:table-cell>
          <table:table-cell table:style-name="ce35" table:formula="of:=[.W65]/2" office:value-type="float" office:value="0" calcext:value-type="float">
            <text:p>0</text:p>
          </table:table-cell>
          <table:table-cell table:style-name="ce24" table:formula="of:=[.X65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02" calcext:value-type="date">
            <text:p>3/2/2006</text:p>
          </table:table-cell>
          <table:table-cell office:value-type="float" office:value="10" calcext:value-type="float">
            <text:p>10</text:p>
          </table:table-cell>
          <table:table-cell office:value-type="float" office:value="-6.312" calcext:value-type="float">
            <text:p>-6.31 <text:s text:c="5"/></text:p>
          </table:table-cell>
          <table:table-cell office:value-type="float" office:value="4.438" calcext:value-type="float">
            <text:p><text:s/>4.44 <text:s text:c="5"/></text:p>
          </table:table-cell>
          <table:table-cell office:value-type="float" office:value="-2.218625" calcext:value-type="float">
            <text:p>-2.22 <text:s text:c="5"/></text:p>
          </table:table-cell>
          <table:table-cell table:formula="of:=([.D66]+[.C66])/2" office:value-type="float" office:value="-0.937" calcext:value-type="float">
            <text:p>-0.94 <text:s text:c="5"/></text:p>
          </table:table-cell>
          <table:table-cell table:formula="of:=ABS([.E66]-[.F66])" office:value-type="float" office:value="1.281625" calcext:value-type="float">
            <text:p><text:s/>1.28 <text:s text:c="5"/></text:p>
          </table:table-cell>
          <table:table-cell table:formula="of:=ABS([.G66]*100/[.E66])" office:value-type="float" office:value="57.7666347399853" calcext:value-type="float">
            <text:p><text:s/>57.77 <text:s text:c="5"/></text:p>
          </table:table-cell>
          <table:table-cell office:value-type="float" office:value="0.5" calcext:value-type="float">
            <text:p><text:s/>0.50 <text:s text:c="5"/></text:p>
          </table:table-cell>
          <table:table-cell table:style-name="ce20" table:formula="of:=IF([.A66]&gt;=[.$L$4];1;0)" office:value-type="float" office:value="0" calcext:value-type="float">
            <text:p>0</text:p>
          </table:table-cell>
          <table:table-cell table:style-name="ce24" table:formula="of:=IF([.E66]&gt;[.K$4];[.E66]-[.K$4];0)" office:value-type="float" office:value="0" calcext:value-type="float">
            <text:p><text:s/>- <text:s text:c="7"/></text:p>
          </table:table-cell>
          <table:table-cell table:style-name="ce12" table:formula="of:=[.L65]+([.K66]*[.J66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65]+[.N66]" office:value-type="float" office:value="0" calcext:value-type="float">
            <text:p>0</text:p>
          </table:table-cell>
          <table:table-cell table:formula="of:=[.O66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65]+[.Q66]" office:value-type="float" office:value="0" calcext:value-type="float">
            <text:p>0</text:p>
          </table:table-cell>
          <table:table-cell table:formula="of:=[.R66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65]+[.T66]" office:value-type="float" office:value="0" calcext:value-type="float">
            <text:p>0</text:p>
          </table:table-cell>
          <table:table-cell table:formula="of:=[.U66]*100/[.U$3]" office:value-type="float" office:value="0" calcext:value-type="float">
            <text:p><text:s/>- <text:s text:c="7"/></text:p>
          </table:table-cell>
          <table:table-cell table:style-name="ce31" table:formula="of:=[.O66]+[.R66]" office:value-type="float" office:value="0" calcext:value-type="float">
            <text:p>0</text:p>
          </table:table-cell>
          <table:table-cell table:style-name="ce35" table:formula="of:=[.W66]/2" office:value-type="float" office:value="0" calcext:value-type="float">
            <text:p>0</text:p>
          </table:table-cell>
          <table:table-cell table:style-name="ce24" table:formula="of:=[.X66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03" calcext:value-type="date">
            <text:p>3/3/2006</text:p>
          </table:table-cell>
          <table:table-cell office:value-type="float" office:value="10" calcext:value-type="float">
            <text:p>10</text:p>
          </table:table-cell>
          <table:table-cell office:value-type="float" office:value="-8.625" calcext:value-type="float">
            <text:p>-8.63 <text:s text:c="5"/></text:p>
          </table:table-cell>
          <table:table-cell office:value-type="float" office:value="5.5" calcext:value-type="float">
            <text:p><text:s/>5.50 <text:s text:c="5"/></text:p>
          </table:table-cell>
          <table:table-cell office:value-type="float" office:value="-3.236875" calcext:value-type="float">
            <text:p>-3.24 <text:s text:c="5"/></text:p>
          </table:table-cell>
          <table:table-cell table:formula="of:=([.D67]+[.C67])/2" office:value-type="float" office:value="-1.5625" calcext:value-type="float">
            <text:p>-1.56 <text:s text:c="5"/></text:p>
          </table:table-cell>
          <table:table-cell table:formula="of:=ABS([.E67]-[.F67])" office:value-type="float" office:value="1.674375" calcext:value-type="float">
            <text:p><text:s/>1.67 <text:s text:c="5"/></text:p>
          </table:table-cell>
          <table:table-cell table:formula="of:=ABS([.G67]*100/[.E67])" office:value-type="float" office:value="51.7281328441784" calcext:value-type="float">
            <text:p><text:s/>51.7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67]&gt;=[.$L$4];1;0)" office:value-type="float" office:value="0" calcext:value-type="float">
            <text:p>0</text:p>
          </table:table-cell>
          <table:table-cell table:style-name="ce24" table:formula="of:=IF([.E67]&gt;[.K$4];[.E67]-[.K$4];0)" office:value-type="float" office:value="0" calcext:value-type="float">
            <text:p><text:s/>- <text:s text:c="7"/></text:p>
          </table:table-cell>
          <table:table-cell table:style-name="ce12" table:formula="of:=[.L66]+([.K67]*[.J67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66]+[.N67]" office:value-type="float" office:value="0" calcext:value-type="float">
            <text:p>0</text:p>
          </table:table-cell>
          <table:table-cell table:formula="of:=[.O67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66]+[.Q67]" office:value-type="float" office:value="0" calcext:value-type="float">
            <text:p>0</text:p>
          </table:table-cell>
          <table:table-cell table:formula="of:=[.R67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66]+[.T67]" office:value-type="float" office:value="0" calcext:value-type="float">
            <text:p>0</text:p>
          </table:table-cell>
          <table:table-cell table:formula="of:=[.U67]*100/[.U$3]" office:value-type="float" office:value="0" calcext:value-type="float">
            <text:p><text:s/>- <text:s text:c="7"/></text:p>
          </table:table-cell>
          <table:table-cell table:style-name="ce31" table:formula="of:=[.O67]+[.R67]" office:value-type="float" office:value="0" calcext:value-type="float">
            <text:p>0</text:p>
          </table:table-cell>
          <table:table-cell table:style-name="ce35" table:formula="of:=[.W67]/2" office:value-type="float" office:value="0" calcext:value-type="float">
            <text:p>0</text:p>
          </table:table-cell>
          <table:table-cell table:style-name="ce24" table:formula="of:=[.X67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04" calcext:value-type="date">
            <text:p>3/4/2006</text:p>
          </table:table-cell>
          <table:table-cell office:value-type="float" office:value="10" calcext:value-type="float">
            <text:p>10</text:p>
          </table:table-cell>
          <table:table-cell office:value-type="float" office:value="-8.62" calcext:value-type="float">
            <text:p>-8.62 <text:s text:c="5"/></text:p>
          </table:table-cell>
          <table:table-cell office:value-type="float" office:value="3.562" calcext:value-type="float">
            <text:p><text:s/>3.56 <text:s text:c="5"/></text:p>
          </table:table-cell>
          <table:table-cell office:value-type="float" office:value="-3.549" calcext:value-type="float">
            <text:p>-3.55 <text:s text:c="5"/></text:p>
          </table:table-cell>
          <table:table-cell table:formula="of:=([.D68]+[.C68])/2" office:value-type="float" office:value="-2.529" calcext:value-type="float">
            <text:p>-2.53 <text:s text:c="5"/></text:p>
          </table:table-cell>
          <table:table-cell table:formula="of:=ABS([.E68]-[.F68])" office:value-type="float" office:value="1.02" calcext:value-type="float">
            <text:p><text:s/>1.02 <text:s text:c="5"/></text:p>
          </table:table-cell>
          <table:table-cell table:formula="of:=ABS([.G68]*100/[.E68])" office:value-type="float" office:value="28.7404902789518" calcext:value-type="float">
            <text:p><text:s/>28.74 <text:s text:c="5"/></text:p>
          </table:table-cell>
          <table:table-cell office:value-type="float" office:value="1.4" calcext:value-type="float">
            <text:p><text:s/>1.40 <text:s text:c="5"/></text:p>
          </table:table-cell>
          <table:table-cell table:style-name="ce20" table:formula="of:=IF([.A68]&gt;=[.$L$4];1;0)" office:value-type="float" office:value="0" calcext:value-type="float">
            <text:p>0</text:p>
          </table:table-cell>
          <table:table-cell table:style-name="ce24" table:formula="of:=IF([.E68]&gt;[.K$4];[.E68]-[.K$4];0)" office:value-type="float" office:value="0" calcext:value-type="float">
            <text:p><text:s/>- <text:s text:c="7"/></text:p>
          </table:table-cell>
          <table:table-cell table:style-name="ce12" table:formula="of:=[.L67]+([.K68]*[.J68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67]+[.N68]" office:value-type="float" office:value="0" calcext:value-type="float">
            <text:p>0</text:p>
          </table:table-cell>
          <table:table-cell table:formula="of:=[.O68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67]+[.Q68]" office:value-type="float" office:value="0" calcext:value-type="float">
            <text:p>0</text:p>
          </table:table-cell>
          <table:table-cell table:formula="of:=[.R68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67]+[.T68]" office:value-type="float" office:value="0" calcext:value-type="float">
            <text:p>0</text:p>
          </table:table-cell>
          <table:table-cell table:formula="of:=[.U68]*100/[.U$3]" office:value-type="float" office:value="0" calcext:value-type="float">
            <text:p><text:s/>- <text:s text:c="7"/></text:p>
          </table:table-cell>
          <table:table-cell table:style-name="ce31" table:formula="of:=[.O68]+[.R68]" office:value-type="float" office:value="0" calcext:value-type="float">
            <text:p>0</text:p>
          </table:table-cell>
          <table:table-cell table:style-name="ce35" table:formula="of:=[.W68]/2" office:value-type="float" office:value="0" calcext:value-type="float">
            <text:p>0</text:p>
          </table:table-cell>
          <table:table-cell table:style-name="ce24" table:formula="of:=[.X68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05" calcext:value-type="date">
            <text:p>3/5/2006</text:p>
          </table:table-cell>
          <table:table-cell office:value-type="float" office:value="10" calcext:value-type="float">
            <text:p>10</text:p>
          </table:table-cell>
          <table:table-cell office:value-type="float" office:value="-10.125" calcext:value-type="float">
            <text:p>-10.13 <text:s text:c="5"/></text:p>
          </table:table-cell>
          <table:table-cell office:value-type="float" office:value="3.75" calcext:value-type="float">
            <text:p><text:s/>3.75 <text:s text:c="5"/></text:p>
          </table:table-cell>
          <table:table-cell office:value-type="float" office:value="-4.11204166666667" calcext:value-type="float">
            <text:p>-4.11 <text:s text:c="5"/></text:p>
          </table:table-cell>
          <table:table-cell table:formula="of:=([.D69]+[.C69])/2" office:value-type="float" office:value="-3.1875" calcext:value-type="float">
            <text:p>-3.19 <text:s text:c="5"/></text:p>
          </table:table-cell>
          <table:table-cell table:formula="of:=ABS([.E69]-[.F69])" office:value-type="float" office:value="0.92454166666667" calcext:value-type="float">
            <text:p><text:s/>0.92 <text:s text:c="5"/></text:p>
          </table:table-cell>
          <table:table-cell table:formula="of:=ABS([.G69]*100/[.E69])" office:value-type="float" office:value="22.4837621214118" calcext:value-type="float">
            <text:p><text:s/>22.4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69]&gt;=[.$L$4];1;0)" office:value-type="float" office:value="0" calcext:value-type="float">
            <text:p>0</text:p>
          </table:table-cell>
          <table:table-cell table:style-name="ce24" table:formula="of:=IF([.E69]&gt;[.K$4];[.E69]-[.K$4];0)" office:value-type="float" office:value="0" calcext:value-type="float">
            <text:p><text:s/>- <text:s text:c="7"/></text:p>
          </table:table-cell>
          <table:table-cell table:style-name="ce12" table:formula="of:=[.L68]+([.K69]*[.J69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68]+[.N69]" office:value-type="float" office:value="0" calcext:value-type="float">
            <text:p>0</text:p>
          </table:table-cell>
          <table:table-cell table:formula="of:=[.O69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68]+[.Q69]" office:value-type="float" office:value="0" calcext:value-type="float">
            <text:p>0</text:p>
          </table:table-cell>
          <table:table-cell table:formula="of:=[.R69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68]+[.T69]" office:value-type="float" office:value="0" calcext:value-type="float">
            <text:p>0</text:p>
          </table:table-cell>
          <table:table-cell table:formula="of:=[.U69]*100/[.U$3]" office:value-type="float" office:value="0" calcext:value-type="float">
            <text:p><text:s/>- <text:s text:c="7"/></text:p>
          </table:table-cell>
          <table:table-cell table:style-name="ce31" table:formula="of:=[.O69]+[.R69]" office:value-type="float" office:value="0" calcext:value-type="float">
            <text:p>0</text:p>
          </table:table-cell>
          <table:table-cell table:style-name="ce35" table:formula="of:=[.W69]/2" office:value-type="float" office:value="0" calcext:value-type="float">
            <text:p>0</text:p>
          </table:table-cell>
          <table:table-cell table:style-name="ce24" table:formula="of:=[.X69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06" calcext:value-type="date">
            <text:p>3/6/2006</text:p>
          </table:table-cell>
          <table:table-cell office:value-type="float" office:value="11" calcext:value-type="float">
            <text:p>11</text:p>
          </table:table-cell>
          <table:table-cell office:value-type="float" office:value="-13.812" calcext:value-type="float">
            <text:p>-13.81 <text:s text:c="5"/></text:p>
          </table:table-cell>
          <table:table-cell office:value-type="float" office:value="1.938" calcext:value-type="float">
            <text:p><text:s/>1.94 <text:s text:c="5"/></text:p>
          </table:table-cell>
          <table:table-cell office:value-type="float" office:value="-5.89033333333333" calcext:value-type="float">
            <text:p>-5.89 <text:s text:c="5"/></text:p>
          </table:table-cell>
          <table:table-cell table:formula="of:=([.D70]+[.C70])/2" office:value-type="float" office:value="-5.937" calcext:value-type="float">
            <text:p>-5.94 <text:s text:c="5"/></text:p>
          </table:table-cell>
          <table:table-cell table:formula="of:=ABS([.E70]-[.F70])" office:value-type="float" office:value="0.0466666666666695" calcext:value-type="float">
            <text:p><text:s/>0.05 <text:s text:c="5"/></text:p>
          </table:table-cell>
          <table:table-cell table:formula="of:=ABS([.G70]*100/[.E70])" office:value-type="float" office:value="0.792258502631479" calcext:value-type="float">
            <text:p><text:s/>0.79 <text:s text:c="5"/></text:p>
          </table:table-cell>
          <table:table-cell office:value-type="float" office:value="1" calcext:value-type="float">
            <text:p><text:s/>1.00 <text:s text:c="5"/></text:p>
          </table:table-cell>
          <table:table-cell table:style-name="ce20" table:formula="of:=IF([.A70]&gt;=[.$L$4];1;0)" office:value-type="float" office:value="0" calcext:value-type="float">
            <text:p>0</text:p>
          </table:table-cell>
          <table:table-cell table:style-name="ce24" table:formula="of:=IF([.E70]&gt;[.K$4];[.E70]-[.K$4];0)" office:value-type="float" office:value="0" calcext:value-type="float">
            <text:p><text:s/>- <text:s text:c="7"/></text:p>
          </table:table-cell>
          <table:table-cell table:style-name="ce12" table:formula="of:=[.L69]+([.K70]*[.J70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69]+[.N70]" office:value-type="float" office:value="0" calcext:value-type="float">
            <text:p>0</text:p>
          </table:table-cell>
          <table:table-cell table:formula="of:=[.O70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69]+[.Q70]" office:value-type="float" office:value="0" calcext:value-type="float">
            <text:p>0</text:p>
          </table:table-cell>
          <table:table-cell table:formula="of:=[.R70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69]+[.T70]" office:value-type="float" office:value="0" calcext:value-type="float">
            <text:p>0</text:p>
          </table:table-cell>
          <table:table-cell table:formula="of:=[.U70]*100/[.U$3]" office:value-type="float" office:value="0" calcext:value-type="float">
            <text:p><text:s/>- <text:s text:c="7"/></text:p>
          </table:table-cell>
          <table:table-cell table:style-name="ce31" table:formula="of:=[.O70]+[.R70]" office:value-type="float" office:value="0" calcext:value-type="float">
            <text:p>0</text:p>
          </table:table-cell>
          <table:table-cell table:style-name="ce35" table:formula="of:=[.W70]/2" office:value-type="float" office:value="0" calcext:value-type="float">
            <text:p>0</text:p>
          </table:table-cell>
          <table:table-cell table:style-name="ce24" table:formula="of:=[.X70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07" calcext:value-type="date">
            <text:p>3/7/2006</text:p>
          </table:table-cell>
          <table:table-cell office:value-type="float" office:value="11" calcext:value-type="float">
            <text:p>11</text:p>
          </table:table-cell>
          <table:table-cell office:value-type="float" office:value="-17.5" calcext:value-type="float">
            <text:p>-17.50 <text:s text:c="5"/></text:p>
          </table:table-cell>
          <table:table-cell office:value-type="float" office:value="4.5" calcext:value-type="float">
            <text:p><text:s/>4.50 <text:s text:c="5"/></text:p>
          </table:table-cell>
          <table:table-cell office:value-type="float" office:value="-7.47916666666667" calcext:value-type="float">
            <text:p>-7.48 <text:s text:c="5"/></text:p>
          </table:table-cell>
          <table:table-cell table:formula="of:=([.D71]+[.C71])/2" office:value-type="float" office:value="-6.5" calcext:value-type="float">
            <text:p>-6.50 <text:s text:c="5"/></text:p>
          </table:table-cell>
          <table:table-cell table:formula="of:=ABS([.E71]-[.F71])" office:value-type="float" office:value="0.97916666666667" calcext:value-type="float">
            <text:p><text:s/>0.98 <text:s text:c="5"/></text:p>
          </table:table-cell>
          <table:table-cell table:formula="of:=ABS([.G71]*100/[.E71])" office:value-type="float" office:value="13.0919220055711" calcext:value-type="float">
            <text:p><text:s/>13.09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71]&gt;=[.$L$4];1;0)" office:value-type="float" office:value="0" calcext:value-type="float">
            <text:p>0</text:p>
          </table:table-cell>
          <table:table-cell table:style-name="ce24" table:formula="of:=IF([.E71]&gt;[.K$4];[.E71]-[.K$4];0)" office:value-type="float" office:value="0" calcext:value-type="float">
            <text:p><text:s/>- <text:s text:c="7"/></text:p>
          </table:table-cell>
          <table:table-cell table:style-name="ce12" table:formula="of:=[.L70]+([.K71]*[.J71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70]+[.N71]" office:value-type="float" office:value="0" calcext:value-type="float">
            <text:p>0</text:p>
          </table:table-cell>
          <table:table-cell table:formula="of:=[.O71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70]+[.Q71]" office:value-type="float" office:value="0" calcext:value-type="float">
            <text:p>0</text:p>
          </table:table-cell>
          <table:table-cell table:formula="of:=[.R71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70]+[.T71]" office:value-type="float" office:value="0" calcext:value-type="float">
            <text:p>0</text:p>
          </table:table-cell>
          <table:table-cell table:formula="of:=[.U71]*100/[.U$3]" office:value-type="float" office:value="0" calcext:value-type="float">
            <text:p><text:s/>- <text:s text:c="7"/></text:p>
          </table:table-cell>
          <table:table-cell table:style-name="ce31" table:formula="of:=[.O71]+[.R71]" office:value-type="float" office:value="0" calcext:value-type="float">
            <text:p>0</text:p>
          </table:table-cell>
          <table:table-cell table:style-name="ce35" table:formula="of:=[.W71]/2" office:value-type="float" office:value="0" calcext:value-type="float">
            <text:p>0</text:p>
          </table:table-cell>
          <table:table-cell table:style-name="ce24" table:formula="of:=[.X71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08" calcext:value-type="date">
            <text:p>3/8/2006</text:p>
          </table:table-cell>
          <table:table-cell office:value-type="float" office:value="11" calcext:value-type="float">
            <text:p>11</text:p>
          </table:table-cell>
          <table:table-cell office:value-type="float" office:value="-15.938" calcext:value-type="float">
            <text:p>-15.94 <text:s text:c="5"/></text:p>
          </table:table-cell>
          <table:table-cell office:value-type="float" office:value="6.625" calcext:value-type="float">
            <text:p><text:s/>6.63 <text:s text:c="5"/></text:p>
          </table:table-cell>
          <table:table-cell office:value-type="float" office:value="-6.62741666666667" calcext:value-type="float">
            <text:p>-6.63 <text:s text:c="5"/></text:p>
          </table:table-cell>
          <table:table-cell table:formula="of:=([.D72]+[.C72])/2" office:value-type="float" office:value="-4.6565" calcext:value-type="float">
            <text:p>-4.66 <text:s text:c="5"/></text:p>
          </table:table-cell>
          <table:table-cell table:formula="of:=ABS([.E72]-[.F72])" office:value-type="float" office:value="1.97091666666667" calcext:value-type="float">
            <text:p><text:s/>1.97 <text:s text:c="5"/></text:p>
          </table:table-cell>
          <table:table-cell table:formula="of:=ABS([.G72]*100/[.E72])" office:value-type="float" office:value="29.7388374052233" calcext:value-type="float">
            <text:p><text:s/>29.74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72]&gt;=[.$L$4];1;0)" office:value-type="float" office:value="0" calcext:value-type="float">
            <text:p>0</text:p>
          </table:table-cell>
          <table:table-cell table:style-name="ce24" table:formula="of:=IF([.E72]&gt;[.K$4];[.E72]-[.K$4];0)" office:value-type="float" office:value="0" calcext:value-type="float">
            <text:p><text:s/>- <text:s text:c="7"/></text:p>
          </table:table-cell>
          <table:table-cell table:style-name="ce12" table:formula="of:=[.L71]+([.K72]*[.J72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71]+[.N72]" office:value-type="float" office:value="0" calcext:value-type="float">
            <text:p>0</text:p>
          </table:table-cell>
          <table:table-cell table:formula="of:=[.O72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71]+[.Q72]" office:value-type="float" office:value="0" calcext:value-type="float">
            <text:p>0</text:p>
          </table:table-cell>
          <table:table-cell table:formula="of:=[.R72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71]+[.T72]" office:value-type="float" office:value="0" calcext:value-type="float">
            <text:p>0</text:p>
          </table:table-cell>
          <table:table-cell table:formula="of:=[.U72]*100/[.U$3]" office:value-type="float" office:value="0" calcext:value-type="float">
            <text:p><text:s/>- <text:s text:c="7"/></text:p>
          </table:table-cell>
          <table:table-cell table:style-name="ce31" table:formula="of:=[.O72]+[.R72]" office:value-type="float" office:value="0" calcext:value-type="float">
            <text:p>0</text:p>
          </table:table-cell>
          <table:table-cell table:style-name="ce35" table:formula="of:=[.W72]/2" office:value-type="float" office:value="0" calcext:value-type="float">
            <text:p>0</text:p>
          </table:table-cell>
          <table:table-cell table:style-name="ce24" table:formula="of:=[.X72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09" calcext:value-type="date">
            <text:p>3/9/2006</text:p>
          </table:table-cell>
          <table:table-cell office:value-type="float" office:value="11" calcext:value-type="float">
            <text:p>11</text:p>
          </table:table-cell>
          <table:table-cell office:value-type="float" office:value="-15.625" calcext:value-type="float">
            <text:p>-15.63 <text:s text:c="5"/></text:p>
          </table:table-cell>
          <table:table-cell office:value-type="float" office:value="2.62" calcext:value-type="float">
            <text:p><text:s/>2.62 <text:s text:c="5"/></text:p>
          </table:table-cell>
          <table:table-cell office:value-type="float" office:value="-6.08054166666667" calcext:value-type="float">
            <text:p>-6.08 <text:s text:c="5"/></text:p>
          </table:table-cell>
          <table:table-cell table:formula="of:=([.D73]+[.C73])/2" office:value-type="float" office:value="-6.5025" calcext:value-type="float">
            <text:p>-6.50 <text:s text:c="5"/></text:p>
          </table:table-cell>
          <table:table-cell table:formula="of:=ABS([.E73]-[.F73])" office:value-type="float" office:value="0.42195833333333" calcext:value-type="float">
            <text:p><text:s/>0.42 <text:s text:c="5"/></text:p>
          </table:table-cell>
          <table:table-cell table:formula="of:=ABS([.G73]*100/[.E73])" office:value-type="float" office:value="6.93948592847397" calcext:value-type="float">
            <text:p><text:s/>6.94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73]&gt;=[.$L$4];1;0)" office:value-type="float" office:value="0" calcext:value-type="float">
            <text:p>0</text:p>
          </table:table-cell>
          <table:table-cell table:style-name="ce24" table:formula="of:=IF([.E73]&gt;[.K$4];[.E73]-[.K$4];0)" office:value-type="float" office:value="0" calcext:value-type="float">
            <text:p><text:s/>- <text:s text:c="7"/></text:p>
          </table:table-cell>
          <table:table-cell table:style-name="ce12" table:formula="of:=[.L72]+([.K73]*[.J73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72]+[.N73]" office:value-type="float" office:value="0" calcext:value-type="float">
            <text:p>0</text:p>
          </table:table-cell>
          <table:table-cell table:formula="of:=[.O73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72]+[.Q73]" office:value-type="float" office:value="0" calcext:value-type="float">
            <text:p>0</text:p>
          </table:table-cell>
          <table:table-cell table:formula="of:=[.R73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72]+[.T73]" office:value-type="float" office:value="0" calcext:value-type="float">
            <text:p>0</text:p>
          </table:table-cell>
          <table:table-cell table:formula="of:=[.U73]*100/[.U$3]" office:value-type="float" office:value="0" calcext:value-type="float">
            <text:p><text:s/>- <text:s text:c="7"/></text:p>
          </table:table-cell>
          <table:table-cell table:style-name="ce31" table:formula="of:=[.O73]+[.R73]" office:value-type="float" office:value="0" calcext:value-type="float">
            <text:p>0</text:p>
          </table:table-cell>
          <table:table-cell table:style-name="ce35" table:formula="of:=[.W73]/2" office:value-type="float" office:value="0" calcext:value-type="float">
            <text:p>0</text:p>
          </table:table-cell>
          <table:table-cell table:style-name="ce24" table:formula="of:=[.X73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10" calcext:value-type="date">
            <text:p>3/10/2006</text:p>
          </table:table-cell>
          <table:table-cell office:value-type="float" office:value="11" calcext:value-type="float">
            <text:p>11</text:p>
          </table:table-cell>
          <table:table-cell office:value-type="float" office:value="-5.62" calcext:value-type="float">
            <text:p>-5.62 <text:s text:c="5"/></text:p>
          </table:table-cell>
          <table:table-cell office:value-type="float" office:value="2.25" calcext:value-type="float">
            <text:p><text:s/>2.25 <text:s text:c="5"/></text:p>
          </table:table-cell>
          <table:table-cell office:value-type="float" office:value="-2.27558333333333" calcext:value-type="float">
            <text:p>-2.28 <text:s text:c="5"/></text:p>
          </table:table-cell>
          <table:table-cell table:formula="of:=([.D74]+[.C74])/2" office:value-type="float" office:value="-1.685" calcext:value-type="float">
            <text:p>-1.69 <text:s text:c="5"/></text:p>
          </table:table-cell>
          <table:table-cell table:formula="of:=ABS([.E74]-[.F74])" office:value-type="float" office:value="0.59058333333333" calcext:value-type="float">
            <text:p><text:s/>0.59 <text:s text:c="5"/></text:p>
          </table:table-cell>
          <table:table-cell table:formula="of:=ABS([.G74]*100/[.E74])" office:value-type="float" office:value="25.953052330904" calcext:value-type="float">
            <text:p><text:s/>25.95 <text:s text:c="5"/></text:p>
          </table:table-cell>
          <table:table-cell office:value-type="float" office:value="0.3" calcext:value-type="float">
            <text:p><text:s/>0.30 <text:s text:c="5"/></text:p>
          </table:table-cell>
          <table:table-cell table:style-name="ce20" table:formula="of:=IF([.A74]&gt;=[.$L$4];1;0)" office:value-type="float" office:value="0" calcext:value-type="float">
            <text:p>0</text:p>
          </table:table-cell>
          <table:table-cell table:style-name="ce24" table:formula="of:=IF([.E74]&gt;[.K$4];[.E74]-[.K$4];0)" office:value-type="float" office:value="0" calcext:value-type="float">
            <text:p><text:s/>- <text:s text:c="7"/></text:p>
          </table:table-cell>
          <table:table-cell table:style-name="ce12" table:formula="of:=[.L73]+([.K74]*[.J74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73]+[.N74]" office:value-type="float" office:value="0" calcext:value-type="float">
            <text:p>0</text:p>
          </table:table-cell>
          <table:table-cell table:formula="of:=[.O74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73]+[.Q74]" office:value-type="float" office:value="0" calcext:value-type="float">
            <text:p>0</text:p>
          </table:table-cell>
          <table:table-cell table:formula="of:=[.R74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73]+[.T74]" office:value-type="float" office:value="0" calcext:value-type="float">
            <text:p>0</text:p>
          </table:table-cell>
          <table:table-cell table:formula="of:=[.U74]*100/[.U$3]" office:value-type="float" office:value="0" calcext:value-type="float">
            <text:p><text:s/>- <text:s text:c="7"/></text:p>
          </table:table-cell>
          <table:table-cell table:style-name="ce31" table:formula="of:=[.O74]+[.R74]" office:value-type="float" office:value="0" calcext:value-type="float">
            <text:p>0</text:p>
          </table:table-cell>
          <table:table-cell table:style-name="ce35" table:formula="of:=[.W74]/2" office:value-type="float" office:value="0" calcext:value-type="float">
            <text:p>0</text:p>
          </table:table-cell>
          <table:table-cell table:style-name="ce24" table:formula="of:=[.X74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11" calcext:value-type="date">
            <text:p>3/11/2006</text:p>
          </table:table-cell>
          <table:table-cell office:value-type="float" office:value="11" calcext:value-type="float">
            <text:p>11</text:p>
          </table:table-cell>
          <table:table-cell office:value-type="float" office:value="-5.125" calcext:value-type="float">
            <text:p>-5.13 <text:s text:c="5"/></text:p>
          </table:table-cell>
          <table:table-cell office:value-type="float" office:value="3.75" calcext:value-type="float">
            <text:p><text:s/>3.75 <text:s text:c="5"/></text:p>
          </table:table-cell>
          <table:table-cell office:value-type="float" office:value="-2.1145" calcext:value-type="float">
            <text:p>-2.11 <text:s text:c="5"/></text:p>
          </table:table-cell>
          <table:table-cell table:formula="of:=([.D75]+[.C75])/2" office:value-type="float" office:value="-0.6875" calcext:value-type="float">
            <text:p>-0.69 <text:s text:c="5"/></text:p>
          </table:table-cell>
          <table:table-cell table:formula="of:=ABS([.E75]-[.F75])" office:value-type="float" office:value="1.427" calcext:value-type="float">
            <text:p><text:s/>1.43 <text:s text:c="5"/></text:p>
          </table:table-cell>
          <table:table-cell table:formula="of:=ABS([.G75]*100/[.E75])" office:value-type="float" office:value="67.4864034050603" calcext:value-type="float">
            <text:p><text:s/>67.49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75]&gt;=[.$L$4];1;0)" office:value-type="float" office:value="0" calcext:value-type="float">
            <text:p>0</text:p>
          </table:table-cell>
          <table:table-cell table:style-name="ce24" table:formula="of:=IF([.E75]&gt;[.K$4];[.E75]-[.K$4];0)" office:value-type="float" office:value="0" calcext:value-type="float">
            <text:p><text:s/>- <text:s text:c="7"/></text:p>
          </table:table-cell>
          <table:table-cell table:style-name="ce12" table:formula="of:=[.L74]+([.K75]*[.J75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74]+[.N75]" office:value-type="float" office:value="0" calcext:value-type="float">
            <text:p>0</text:p>
          </table:table-cell>
          <table:table-cell table:formula="of:=[.O75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74]+[.Q75]" office:value-type="float" office:value="0" calcext:value-type="float">
            <text:p>0</text:p>
          </table:table-cell>
          <table:table-cell table:formula="of:=[.R75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74]+[.T75]" office:value-type="float" office:value="0" calcext:value-type="float">
            <text:p>0</text:p>
          </table:table-cell>
          <table:table-cell table:formula="of:=[.U75]*100/[.U$3]" office:value-type="float" office:value="0" calcext:value-type="float">
            <text:p><text:s/>- <text:s text:c="7"/></text:p>
          </table:table-cell>
          <table:table-cell table:style-name="ce31" table:formula="of:=[.O75]+[.R75]" office:value-type="float" office:value="0" calcext:value-type="float">
            <text:p>0</text:p>
          </table:table-cell>
          <table:table-cell table:style-name="ce35" table:formula="of:=[.W75]/2" office:value-type="float" office:value="0" calcext:value-type="float">
            <text:p>0</text:p>
          </table:table-cell>
          <table:table-cell table:style-name="ce24" table:formula="of:=[.X75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12" calcext:value-type="date">
            <text:p>3/12/2006</text:p>
          </table:table-cell>
          <table:table-cell office:value-type="float" office:value="11" calcext:value-type="float">
            <text:p>11</text:p>
          </table:table-cell>
          <table:table-cell office:value-type="float" office:value="-8.75" calcext:value-type="float">
            <text:p>-8.75 <text:s text:c="5"/></text:p>
          </table:table-cell>
          <table:table-cell office:value-type="float" office:value="2.812" calcext:value-type="float">
            <text:p><text:s/>2.81 <text:s text:c="5"/></text:p>
          </table:table-cell>
          <table:table-cell office:value-type="float" office:value="-3.92129166666667" calcext:value-type="float">
            <text:p>-3.92 <text:s text:c="5"/></text:p>
          </table:table-cell>
          <table:table-cell table:formula="of:=([.D76]+[.C76])/2" office:value-type="float" office:value="-2.969" calcext:value-type="float">
            <text:p>-2.97 <text:s text:c="5"/></text:p>
          </table:table-cell>
          <table:table-cell table:formula="of:=ABS([.E76]-[.F76])" office:value-type="float" office:value="0.95229166666667" calcext:value-type="float">
            <text:p><text:s/>0.95 <text:s text:c="5"/></text:p>
          </table:table-cell>
          <table:table-cell table:formula="of:=ABS([.G76]*100/[.E76])" office:value-type="float" office:value="24.2851526389052" calcext:value-type="float">
            <text:p><text:s/>24.29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76]&gt;=[.$L$4];1;0)" office:value-type="float" office:value="0" calcext:value-type="float">
            <text:p>0</text:p>
          </table:table-cell>
          <table:table-cell table:style-name="ce24" table:formula="of:=IF([.E76]&gt;[.K$4];[.E76]-[.K$4];0)" office:value-type="float" office:value="0" calcext:value-type="float">
            <text:p><text:s/>- <text:s text:c="7"/></text:p>
          </table:table-cell>
          <table:table-cell table:style-name="ce12" table:formula="of:=[.L75]+([.K76]*[.J76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75]+[.N76]" office:value-type="float" office:value="0" calcext:value-type="float">
            <text:p>0</text:p>
          </table:table-cell>
          <table:table-cell table:formula="of:=[.O76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75]+[.Q76]" office:value-type="float" office:value="0" calcext:value-type="float">
            <text:p>0</text:p>
          </table:table-cell>
          <table:table-cell table:formula="of:=[.R76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75]+[.T76]" office:value-type="float" office:value="0" calcext:value-type="float">
            <text:p>0</text:p>
          </table:table-cell>
          <table:table-cell table:formula="of:=[.U76]*100/[.U$3]" office:value-type="float" office:value="0" calcext:value-type="float">
            <text:p><text:s/>- <text:s text:c="7"/></text:p>
          </table:table-cell>
          <table:table-cell table:style-name="ce31" table:formula="of:=[.O76]+[.R76]" office:value-type="float" office:value="0" calcext:value-type="float">
            <text:p>0</text:p>
          </table:table-cell>
          <table:table-cell table:style-name="ce35" table:formula="of:=[.W76]/2" office:value-type="float" office:value="0" calcext:value-type="float">
            <text:p>0</text:p>
          </table:table-cell>
          <table:table-cell table:style-name="ce24" table:formula="of:=[.X76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13" calcext:value-type="date">
            <text:p>3/13/2006</text:p>
          </table:table-cell>
          <table:table-cell office:value-type="float" office:value="12" calcext:value-type="float">
            <text:p>12</text:p>
          </table:table-cell>
          <table:table-cell office:value-type="float" office:value="-12.75" calcext:value-type="float">
            <text:p>-12.75 <text:s text:c="5"/></text:p>
          </table:table-cell>
          <table:table-cell office:value-type="float" office:value="1.625" calcext:value-type="float">
            <text:p><text:s/>1.63 <text:s text:c="5"/></text:p>
          </table:table-cell>
          <table:table-cell office:value-type="float" office:value="-5.9735" calcext:value-type="float">
            <text:p>-5.97 <text:s text:c="5"/></text:p>
          </table:table-cell>
          <table:table-cell table:formula="of:=([.D77]+[.C77])/2" office:value-type="float" office:value="-5.5625" calcext:value-type="float">
            <text:p>-5.56 <text:s text:c="5"/></text:p>
          </table:table-cell>
          <table:table-cell table:formula="of:=ABS([.E77]-[.F77])" office:value-type="float" office:value="0.411" calcext:value-type="float">
            <text:p><text:s/>0.41 <text:s text:c="5"/></text:p>
          </table:table-cell>
          <table:table-cell table:formula="of:=ABS([.G77]*100/[.E77])" office:value-type="float" office:value="6.88038838202059" calcext:value-type="float">
            <text:p><text:s/>6.8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77]&gt;=[.$L$4];1;0)" office:value-type="float" office:value="0" calcext:value-type="float">
            <text:p>0</text:p>
          </table:table-cell>
          <table:table-cell table:style-name="ce24" table:formula="of:=IF([.E77]&gt;[.K$4];[.E77]-[.K$4];0)" office:value-type="float" office:value="0" calcext:value-type="float">
            <text:p><text:s/>- <text:s text:c="7"/></text:p>
          </table:table-cell>
          <table:table-cell table:style-name="ce12" table:formula="of:=[.L76]+([.K77]*[.J77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76]+[.N77]" office:value-type="float" office:value="0" calcext:value-type="float">
            <text:p>0</text:p>
          </table:table-cell>
          <table:table-cell table:formula="of:=[.O77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76]+[.Q77]" office:value-type="float" office:value="0" calcext:value-type="float">
            <text:p>0</text:p>
          </table:table-cell>
          <table:table-cell table:formula="of:=[.R77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76]+[.T77]" office:value-type="float" office:value="0" calcext:value-type="float">
            <text:p>0</text:p>
          </table:table-cell>
          <table:table-cell table:formula="of:=[.U77]*100/[.U$3]" office:value-type="float" office:value="0" calcext:value-type="float">
            <text:p><text:s/>- <text:s text:c="7"/></text:p>
          </table:table-cell>
          <table:table-cell table:style-name="ce31" table:formula="of:=[.O77]+[.R77]" office:value-type="float" office:value="0" calcext:value-type="float">
            <text:p>0</text:p>
          </table:table-cell>
          <table:table-cell table:style-name="ce35" table:formula="of:=[.W77]/2" office:value-type="float" office:value="0" calcext:value-type="float">
            <text:p>0</text:p>
          </table:table-cell>
          <table:table-cell table:style-name="ce24" table:formula="of:=[.X77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14" calcext:value-type="date">
            <text:p>3/14/2006</text:p>
          </table:table-cell>
          <table:table-cell office:value-type="float" office:value="12" calcext:value-type="float">
            <text:p>12</text:p>
          </table:table-cell>
          <table:table-cell office:value-type="float" office:value="-6.938" calcext:value-type="float">
            <text:p>-6.94 <text:s text:c="5"/></text:p>
          </table:table-cell>
          <table:table-cell office:value-type="float" office:value="0.75" calcext:value-type="float">
            <text:p><text:s/>0.75 <text:s text:c="5"/></text:p>
          </table:table-cell>
          <table:table-cell office:value-type="float" office:value="-3.98941666666667" calcext:value-type="float">
            <text:p>-3.99 <text:s text:c="5"/></text:p>
          </table:table-cell>
          <table:table-cell table:formula="of:=([.D78]+[.C78])/2" office:value-type="float" office:value="-3.094" calcext:value-type="float">
            <text:p>-3.09 <text:s text:c="5"/></text:p>
          </table:table-cell>
          <table:table-cell table:formula="of:=ABS([.E78]-[.F78])" office:value-type="float" office:value="0.89541666666667" calcext:value-type="float">
            <text:p><text:s/>0.90 <text:s text:c="5"/></text:p>
          </table:table-cell>
          <table:table-cell table:formula="of:=ABS([.G78]*100/[.E78])" office:value-type="float" office:value="22.4448018716187" calcext:value-type="float">
            <text:p><text:s/>22.44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78]&gt;=[.$L$4];1;0)" office:value-type="float" office:value="0" calcext:value-type="float">
            <text:p>0</text:p>
          </table:table-cell>
          <table:table-cell table:style-name="ce24" table:formula="of:=IF([.E78]&gt;[.K$4];[.E78]-[.K$4];0)" office:value-type="float" office:value="0" calcext:value-type="float">
            <text:p><text:s/>- <text:s text:c="7"/></text:p>
          </table:table-cell>
          <table:table-cell table:style-name="ce12" table:formula="of:=[.L77]+([.K78]*[.J78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77]+[.N78]" office:value-type="float" office:value="0" calcext:value-type="float">
            <text:p>0</text:p>
          </table:table-cell>
          <table:table-cell table:formula="of:=[.O78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77]+[.Q78]" office:value-type="float" office:value="0" calcext:value-type="float">
            <text:p>0</text:p>
          </table:table-cell>
          <table:table-cell table:formula="of:=[.R78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77]+[.T78]" office:value-type="float" office:value="0" calcext:value-type="float">
            <text:p>0</text:p>
          </table:table-cell>
          <table:table-cell table:formula="of:=[.U78]*100/[.U$3]" office:value-type="float" office:value="0" calcext:value-type="float">
            <text:p><text:s/>- <text:s text:c="7"/></text:p>
          </table:table-cell>
          <table:table-cell table:style-name="ce31" table:formula="of:=[.O78]+[.R78]" office:value-type="float" office:value="0" calcext:value-type="float">
            <text:p>0</text:p>
          </table:table-cell>
          <table:table-cell table:style-name="ce35" table:formula="of:=[.W78]/2" office:value-type="float" office:value="0" calcext:value-type="float">
            <text:p>0</text:p>
          </table:table-cell>
          <table:table-cell table:style-name="ce24" table:formula="of:=[.X78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15" calcext:value-type="date">
            <text:p>3/15/2006</text:p>
          </table:table-cell>
          <table:table-cell office:value-type="float" office:value="12" calcext:value-type="float">
            <text:p>12</text:p>
          </table:table-cell>
          <table:table-cell office:value-type="float" office:value="-7.938" calcext:value-type="float">
            <text:p>-7.94 <text:s text:c="5"/></text:p>
          </table:table-cell>
          <table:table-cell office:value-type="float" office:value="9.625" calcext:value-type="float">
            <text:p><text:s/>9.63 <text:s text:c="5"/></text:p>
          </table:table-cell>
          <table:table-cell office:value-type="float" office:value="-1.528625" calcext:value-type="float">
            <text:p>-1.53 <text:s text:c="5"/></text:p>
          </table:table-cell>
          <table:table-cell table:formula="of:=([.D79]+[.C79])/2" office:value-type="float" office:value="0.8435" calcext:value-type="float">
            <text:p><text:s/>0.84 <text:s text:c="5"/></text:p>
          </table:table-cell>
          <table:table-cell table:formula="of:=ABS([.E79]-[.F79])" office:value-type="float" office:value="2.372125" calcext:value-type="float">
            <text:p><text:s/>2.37 <text:s text:c="5"/></text:p>
          </table:table-cell>
          <table:table-cell table:formula="of:=ABS([.G79]*100/[.E79])" office:value-type="float" office:value="155.180309101317" calcext:value-type="float">
            <text:p><text:s/>155.1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79]&gt;=[.$L$4];1;0)" office:value-type="float" office:value="0" calcext:value-type="float">
            <text:p>0</text:p>
          </table:table-cell>
          <table:table-cell table:style-name="ce24" table:formula="of:=IF([.E79]&gt;[.K$4];[.E79]-[.K$4];0)" office:value-type="float" office:value="0" calcext:value-type="float">
            <text:p><text:s/>- <text:s text:c="7"/></text:p>
          </table:table-cell>
          <table:table-cell table:style-name="ce12" table:formula="of:=[.L78]+([.K79]*[.J79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78]+[.N79]" office:value-type="float" office:value="0" calcext:value-type="float">
            <text:p>0</text:p>
          </table:table-cell>
          <table:table-cell table:formula="of:=[.O79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78]+[.Q79]" office:value-type="float" office:value="0" calcext:value-type="float">
            <text:p>0</text:p>
          </table:table-cell>
          <table:table-cell table:formula="of:=[.R79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78]+[.T79]" office:value-type="float" office:value="0" calcext:value-type="float">
            <text:p>0</text:p>
          </table:table-cell>
          <table:table-cell table:formula="of:=[.U79]*100/[.U$3]" office:value-type="float" office:value="0" calcext:value-type="float">
            <text:p><text:s/>- <text:s text:c="7"/></text:p>
          </table:table-cell>
          <table:table-cell table:style-name="ce31" table:formula="of:=[.O79]+[.R79]" office:value-type="float" office:value="0" calcext:value-type="float">
            <text:p>0</text:p>
          </table:table-cell>
          <table:table-cell table:style-name="ce35" table:formula="of:=[.W79]/2" office:value-type="float" office:value="0" calcext:value-type="float">
            <text:p>0</text:p>
          </table:table-cell>
          <table:table-cell table:style-name="ce24" table:formula="of:=[.X79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16" calcext:value-type="date">
            <text:p>3/16/2006</text:p>
          </table:table-cell>
          <table:table-cell office:value-type="float" office:value="12" calcext:value-type="float">
            <text:p>12</text:p>
          </table:table-cell>
          <table:table-cell office:value-type="float" office:value="-4.438" calcext:value-type="float">
            <text:p>-4.44 <text:s text:c="5"/></text:p>
          </table:table-cell>
          <table:table-cell office:value-type="float" office:value="0.938" calcext:value-type="float">
            <text:p><text:s/>0.94 <text:s text:c="5"/></text:p>
          </table:table-cell>
          <table:table-cell office:value-type="float" office:value="-1.35658333333333" calcext:value-type="float">
            <text:p>-1.36 <text:s text:c="5"/></text:p>
          </table:table-cell>
          <table:table-cell table:formula="of:=([.D80]+[.C80])/2" office:value-type="float" office:value="-1.75" calcext:value-type="float">
            <text:p>-1.75 <text:s text:c="5"/></text:p>
          </table:table-cell>
          <table:table-cell table:formula="of:=ABS([.E80]-[.F80])" office:value-type="float" office:value="0.39341666666667" calcext:value-type="float">
            <text:p><text:s/>0.39 <text:s text:c="5"/></text:p>
          </table:table-cell>
          <table:table-cell table:formula="of:=ABS([.G80]*100/[.E80])" office:value-type="float" office:value="29.0005528595126" calcext:value-type="float">
            <text:p><text:s/>29.0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80]&gt;=[.$L$4];1;0)" office:value-type="float" office:value="0" calcext:value-type="float">
            <text:p>0</text:p>
          </table:table-cell>
          <table:table-cell table:style-name="ce24" table:formula="of:=IF([.E80]&gt;[.K$4];[.E80]-[.K$4];0)" office:value-type="float" office:value="0" calcext:value-type="float">
            <text:p><text:s/>- <text:s text:c="7"/></text:p>
          </table:table-cell>
          <table:table-cell table:style-name="ce12" table:formula="of:=[.L79]+([.K80]*[.J80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79]+[.N80]" office:value-type="float" office:value="0" calcext:value-type="float">
            <text:p>0</text:p>
          </table:table-cell>
          <table:table-cell table:formula="of:=[.O80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79]+[.Q80]" office:value-type="float" office:value="0" calcext:value-type="float">
            <text:p>0</text:p>
          </table:table-cell>
          <table:table-cell table:formula="of:=[.R80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79]+[.T80]" office:value-type="float" office:value="0" calcext:value-type="float">
            <text:p>0</text:p>
          </table:table-cell>
          <table:table-cell table:formula="of:=[.U80]*100/[.U$3]" office:value-type="float" office:value="0" calcext:value-type="float">
            <text:p><text:s/>- <text:s text:c="7"/></text:p>
          </table:table-cell>
          <table:table-cell table:style-name="ce31" table:formula="of:=[.O80]+[.R80]" office:value-type="float" office:value="0" calcext:value-type="float">
            <text:p>0</text:p>
          </table:table-cell>
          <table:table-cell table:style-name="ce35" table:formula="of:=[.W80]/2" office:value-type="float" office:value="0" calcext:value-type="float">
            <text:p>0</text:p>
          </table:table-cell>
          <table:table-cell table:style-name="ce24" table:formula="of:=[.X80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17" calcext:value-type="date">
            <text:p>3/17/2006</text:p>
          </table:table-cell>
          <table:table-cell office:value-type="float" office:value="12" calcext:value-type="float">
            <text:p>12</text:p>
          </table:table-cell>
          <table:table-cell office:value-type="float" office:value="-2.62" calcext:value-type="float">
            <text:p>-2.62 <text:s text:c="5"/></text:p>
          </table:table-cell>
          <table:table-cell office:value-type="float" office:value="1.688" calcext:value-type="float">
            <text:p><text:s/>1.69 <text:s text:c="5"/></text:p>
          </table:table-cell>
          <table:table-cell office:value-type="float" office:value="-0.616916666666667" calcext:value-type="float">
            <text:p>-0.62 <text:s text:c="5"/></text:p>
          </table:table-cell>
          <table:table-cell table:formula="of:=([.D81]+[.C81])/2" office:value-type="float" office:value="-0.466" calcext:value-type="float">
            <text:p>-0.47 <text:s text:c="5"/></text:p>
          </table:table-cell>
          <table:table-cell table:formula="of:=ABS([.E81]-[.F81])" office:value-type="float" office:value="0.150916666666667" calcext:value-type="float">
            <text:p><text:s/>0.15 <text:s text:c="5"/></text:p>
          </table:table-cell>
          <table:table-cell table:formula="of:=ABS([.G81]*100/[.E81])" office:value-type="float" office:value="24.4630555180333" calcext:value-type="float">
            <text:p><text:s/>24.46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81]&gt;=[.$L$4];1;0)" office:value-type="float" office:value="0" calcext:value-type="float">
            <text:p>0</text:p>
          </table:table-cell>
          <table:table-cell table:style-name="ce24" table:formula="of:=IF([.E81]&gt;[.K$4];[.E81]-[.K$4];0)" office:value-type="float" office:value="0" calcext:value-type="float">
            <text:p><text:s/>- <text:s text:c="7"/></text:p>
          </table:table-cell>
          <table:table-cell table:style-name="ce12" table:formula="of:=[.L80]+([.K81]*[.J81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80]+[.N81]" office:value-type="float" office:value="0" calcext:value-type="float">
            <text:p>0</text:p>
          </table:table-cell>
          <table:table-cell table:formula="of:=[.O81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80]+[.Q81]" office:value-type="float" office:value="0" calcext:value-type="float">
            <text:p>0</text:p>
          </table:table-cell>
          <table:table-cell table:formula="of:=[.R81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80]+[.T81]" office:value-type="float" office:value="0" calcext:value-type="float">
            <text:p>0</text:p>
          </table:table-cell>
          <table:table-cell table:formula="of:=[.U81]*100/[.U$3]" office:value-type="float" office:value="0" calcext:value-type="float">
            <text:p><text:s/>- <text:s text:c="7"/></text:p>
          </table:table-cell>
          <table:table-cell table:style-name="ce31" table:formula="of:=[.O81]+[.R81]" office:value-type="float" office:value="0" calcext:value-type="float">
            <text:p>0</text:p>
          </table:table-cell>
          <table:table-cell table:style-name="ce35" table:formula="of:=[.W81]/2" office:value-type="float" office:value="0" calcext:value-type="float">
            <text:p>0</text:p>
          </table:table-cell>
          <table:table-cell table:style-name="ce24" table:formula="of:=[.X81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18" calcext:value-type="date">
            <text:p>3/18/2006</text:p>
          </table:table-cell>
          <table:table-cell office:value-type="float" office:value="12" calcext:value-type="float">
            <text:p>12</text:p>
          </table:table-cell>
          <table:table-cell office:value-type="float" office:value="-2.188" calcext:value-type="float">
            <text:p>-2.19 <text:s text:c="5"/></text:p>
          </table:table-cell>
          <table:table-cell office:value-type="float" office:value="2.312" calcext:value-type="float">
            <text:p><text:s/>2.31 <text:s text:c="5"/></text:p>
          </table:table-cell>
          <table:table-cell office:value-type="float" office:value="-0.127708333333333" calcext:value-type="float">
            <text:p>-0.13 <text:s text:c="5"/></text:p>
          </table:table-cell>
          <table:table-cell table:formula="of:=([.D82]+[.C82])/2" office:value-type="float" office:value="0.0619999999999998" calcext:value-type="float">
            <text:p><text:s/>0.06 <text:s text:c="5"/></text:p>
          </table:table-cell>
          <table:table-cell table:formula="of:=ABS([.E82]-[.F82])" office:value-type="float" office:value="0.189708333333333" calcext:value-type="float">
            <text:p><text:s/>0.19 <text:s text:c="5"/></text:p>
          </table:table-cell>
          <table:table-cell table:formula="of:=ABS([.G82]*100/[.E82])" office:value-type="float" office:value="148.548123980424" calcext:value-type="float">
            <text:p><text:s/>148.55 <text:s text:c="5"/></text:p>
          </table:table-cell>
          <table:table-cell office:value-type="float" office:value="1" calcext:value-type="float">
            <text:p><text:s/>1.00 <text:s text:c="5"/></text:p>
          </table:table-cell>
          <table:table-cell table:style-name="ce20" table:formula="of:=IF([.A82]&gt;=[.$L$4];1;0)" office:value-type="float" office:value="0" calcext:value-type="float">
            <text:p>0</text:p>
          </table:table-cell>
          <table:table-cell table:style-name="ce24" table:formula="of:=IF([.E82]&gt;[.K$4];[.E82]-[.K$4];0)" office:value-type="float" office:value="0" calcext:value-type="float">
            <text:p><text:s/>- <text:s text:c="7"/></text:p>
          </table:table-cell>
          <table:table-cell table:style-name="ce12" table:formula="of:=[.L81]+([.K82]*[.J82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81]+[.N82]" office:value-type="float" office:value="0" calcext:value-type="float">
            <text:p>0</text:p>
          </table:table-cell>
          <table:table-cell table:formula="of:=[.O82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81]+[.Q82]" office:value-type="float" office:value="0" calcext:value-type="float">
            <text:p>0</text:p>
          </table:table-cell>
          <table:table-cell table:formula="of:=[.R82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81]+[.T82]" office:value-type="float" office:value="0" calcext:value-type="float">
            <text:p>0</text:p>
          </table:table-cell>
          <table:table-cell table:formula="of:=[.U82]*100/[.U$3]" office:value-type="float" office:value="0" calcext:value-type="float">
            <text:p><text:s/>- <text:s text:c="7"/></text:p>
          </table:table-cell>
          <table:table-cell table:style-name="ce31" table:formula="of:=[.O82]+[.R82]" office:value-type="float" office:value="0" calcext:value-type="float">
            <text:p>0</text:p>
          </table:table-cell>
          <table:table-cell table:style-name="ce35" table:formula="of:=[.W82]/2" office:value-type="float" office:value="0" calcext:value-type="float">
            <text:p>0</text:p>
          </table:table-cell>
          <table:table-cell table:style-name="ce24" table:formula="of:=[.X82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19" calcext:value-type="date">
            <text:p>3/19/2006</text:p>
          </table:table-cell>
          <table:table-cell office:value-type="float" office:value="12" calcext:value-type="float">
            <text:p>12</text:p>
          </table:table-cell>
          <table:table-cell office:value-type="float" office:value="-3.125" calcext:value-type="float">
            <text:p>-3.13 <text:s text:c="5"/></text:p>
          </table:table-cell>
          <table:table-cell office:value-type="float" office:value="2.938" calcext:value-type="float">
            <text:p><text:s/>2.94 <text:s text:c="5"/></text:p>
          </table:table-cell>
          <table:table-cell office:value-type="float" office:value="-1.46875" calcext:value-type="float">
            <text:p>-1.47 <text:s text:c="5"/></text:p>
          </table:table-cell>
          <table:table-cell table:formula="of:=([.D83]+[.C83])/2" office:value-type="float" office:value="-0.0934999999999999" calcext:value-type="float">
            <text:p>-0.09 <text:s text:c="5"/></text:p>
          </table:table-cell>
          <table:table-cell table:formula="of:=ABS([.E83]-[.F83])" office:value-type="float" office:value="1.37525" calcext:value-type="float">
            <text:p><text:s/>1.38 <text:s text:c="5"/></text:p>
          </table:table-cell>
          <table:table-cell table:formula="of:=ABS([.G83]*100/[.E83])" office:value-type="float" office:value="93.6340425531915" calcext:value-type="float">
            <text:p><text:s/>93.6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83]&gt;=[.$L$4];1;0)" office:value-type="float" office:value="0" calcext:value-type="float">
            <text:p>0</text:p>
          </table:table-cell>
          <table:table-cell table:style-name="ce24" table:formula="of:=IF([.E83]&gt;[.K$4];[.E83]-[.K$4];0)" office:value-type="float" office:value="0" calcext:value-type="float">
            <text:p><text:s/>- <text:s text:c="7"/></text:p>
          </table:table-cell>
          <table:table-cell table:style-name="ce12" table:formula="of:=[.L82]+([.K83]*[.J83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82]+[.N83]" office:value-type="float" office:value="0" calcext:value-type="float">
            <text:p>0</text:p>
          </table:table-cell>
          <table:table-cell table:formula="of:=[.O83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82]+[.Q83]" office:value-type="float" office:value="0" calcext:value-type="float">
            <text:p>0</text:p>
          </table:table-cell>
          <table:table-cell table:formula="of:=[.R83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82]+[.T83]" office:value-type="float" office:value="0" calcext:value-type="float">
            <text:p>0</text:p>
          </table:table-cell>
          <table:table-cell table:formula="of:=[.U83]*100/[.U$3]" office:value-type="float" office:value="0" calcext:value-type="float">
            <text:p><text:s/>- <text:s text:c="7"/></text:p>
          </table:table-cell>
          <table:table-cell table:style-name="ce31" table:formula="of:=[.O83]+[.R83]" office:value-type="float" office:value="0" calcext:value-type="float">
            <text:p>0</text:p>
          </table:table-cell>
          <table:table-cell table:style-name="ce35" table:formula="of:=[.W83]/2" office:value-type="float" office:value="0" calcext:value-type="float">
            <text:p>0</text:p>
          </table:table-cell>
          <table:table-cell table:style-name="ce24" table:formula="of:=[.X83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20" calcext:value-type="date">
            <text:p>3/20/2006</text:p>
          </table:table-cell>
          <table:table-cell office:value-type="float" office:value="13" calcext:value-type="float">
            <text:p>13</text:p>
          </table:table-cell>
          <table:table-cell office:value-type="float" office:value="-3.125" calcext:value-type="float">
            <text:p>-3.13 <text:s text:c="5"/></text:p>
          </table:table-cell>
          <table:table-cell office:value-type="float" office:value="7.812" calcext:value-type="float">
            <text:p><text:s/>7.81 <text:s text:c="5"/></text:p>
          </table:table-cell>
          <table:table-cell office:value-type="float" office:value="0.0781250000000001" calcext:value-type="float">
            <text:p><text:s/>0.08 <text:s text:c="5"/></text:p>
          </table:table-cell>
          <table:table-cell table:formula="of:=([.D84]+[.C84])/2" office:value-type="float" office:value="2.3435" calcext:value-type="float">
            <text:p><text:s/>2.34 <text:s text:c="5"/></text:p>
          </table:table-cell>
          <table:table-cell table:formula="of:=ABS([.E84]-[.F84])" office:value-type="float" office:value="2.265375" calcext:value-type="float">
            <text:p><text:s/>2.27 <text:s text:c="5"/></text:p>
          </table:table-cell>
          <table:table-cell table:formula="of:=ABS([.G84]*100/[.E84])" office:value-type="float" office:value="2899.68" calcext:value-type="float">
            <text:p><text:s/>2,899.6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84]&gt;=[.$L$4];1;0)" office:value-type="float" office:value="0" calcext:value-type="float">
            <text:p>0</text:p>
          </table:table-cell>
          <table:table-cell table:style-name="ce24" table:formula="of:=IF([.E84]&gt;[.K$4];[.E84]-[.K$4];0)" office:value-type="float" office:value="0" calcext:value-type="float">
            <text:p><text:s/>- <text:s text:c="7"/></text:p>
          </table:table-cell>
          <table:table-cell table:style-name="ce12" table:formula="of:=[.L83]+([.K84]*[.J84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83]+[.N84]" office:value-type="float" office:value="0" calcext:value-type="float">
            <text:p>0</text:p>
          </table:table-cell>
          <table:table-cell table:formula="of:=[.O84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83]+[.Q84]" office:value-type="float" office:value="0" calcext:value-type="float">
            <text:p>0</text:p>
          </table:table-cell>
          <table:table-cell table:formula="of:=[.R84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83]+[.T84]" office:value-type="float" office:value="0" calcext:value-type="float">
            <text:p>0</text:p>
          </table:table-cell>
          <table:table-cell table:formula="of:=[.U84]*100/[.U$3]" office:value-type="float" office:value="0" calcext:value-type="float">
            <text:p><text:s/>- <text:s text:c="7"/></text:p>
          </table:table-cell>
          <table:table-cell table:style-name="ce31" table:formula="of:=[.O84]+[.R84]" office:value-type="float" office:value="0" calcext:value-type="float">
            <text:p>0</text:p>
          </table:table-cell>
          <table:table-cell table:style-name="ce35" table:formula="of:=[.W84]/2" office:value-type="float" office:value="0" calcext:value-type="float">
            <text:p>0</text:p>
          </table:table-cell>
          <table:table-cell table:style-name="ce24" table:formula="of:=[.X84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21" calcext:value-type="date">
            <text:p>3/21/2006</text:p>
          </table:table-cell>
          <table:table-cell office:value-type="float" office:value="13" calcext:value-type="float">
            <text:p>13</text:p>
          </table:table-cell>
          <table:table-cell office:value-type="float" office:value="-8.562" calcext:value-type="float">
            <text:p>-8.56 <text:s text:c="5"/></text:p>
          </table:table-cell>
          <table:table-cell office:value-type="float" office:value="6.62" calcext:value-type="float">
            <text:p><text:s/>6.62 <text:s text:c="5"/></text:p>
          </table:table-cell>
          <table:table-cell office:value-type="float" office:value="-1.22091666666667" calcext:value-type="float">
            <text:p>-1.22 <text:s text:c="5"/></text:p>
          </table:table-cell>
          <table:table-cell table:formula="of:=([.D85]+[.C85])/2" office:value-type="float" office:value="-0.971" calcext:value-type="float">
            <text:p>-0.97 <text:s text:c="5"/></text:p>
          </table:table-cell>
          <table:table-cell table:formula="of:=ABS([.E85]-[.F85])" office:value-type="float" office:value="0.24991666666667" calcext:value-type="float">
            <text:p><text:s/>0.25 <text:s text:c="5"/></text:p>
          </table:table-cell>
          <table:table-cell table:formula="of:=ABS([.G85]*100/[.E85])" office:value-type="float" office:value="20.4695925192822" calcext:value-type="float">
            <text:p><text:s/>20.47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85]&gt;=[.$L$4];1;0)" office:value-type="float" office:value="0" calcext:value-type="float">
            <text:p>0</text:p>
          </table:table-cell>
          <table:table-cell table:style-name="ce24" table:formula="of:=IF([.E85]&gt;[.K$4];[.E85]-[.K$4];0)" office:value-type="float" office:value="0" calcext:value-type="float">
            <text:p><text:s/>- <text:s text:c="7"/></text:p>
          </table:table-cell>
          <table:table-cell table:style-name="ce12" table:formula="of:=[.L84]+([.K85]*[.J85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84]+[.N85]" office:value-type="float" office:value="0" calcext:value-type="float">
            <text:p>0</text:p>
          </table:table-cell>
          <table:table-cell table:formula="of:=[.O85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84]+[.Q85]" office:value-type="float" office:value="0" calcext:value-type="float">
            <text:p>0</text:p>
          </table:table-cell>
          <table:table-cell table:formula="of:=[.R85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84]+[.T85]" office:value-type="float" office:value="0" calcext:value-type="float">
            <text:p>0</text:p>
          </table:table-cell>
          <table:table-cell table:formula="of:=[.U85]*100/[.U$3]" office:value-type="float" office:value="0" calcext:value-type="float">
            <text:p><text:s/>- <text:s text:c="7"/></text:p>
          </table:table-cell>
          <table:table-cell table:style-name="ce31" table:formula="of:=[.O85]+[.R85]" office:value-type="float" office:value="0" calcext:value-type="float">
            <text:p>0</text:p>
          </table:table-cell>
          <table:table-cell table:style-name="ce35" table:formula="of:=[.W85]/2" office:value-type="float" office:value="0" calcext:value-type="float">
            <text:p>0</text:p>
          </table:table-cell>
          <table:table-cell table:style-name="ce24" table:formula="of:=[.X85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22" calcext:value-type="date">
            <text:p>3/22/2006</text:p>
          </table:table-cell>
          <table:table-cell office:value-type="float" office:value="13" calcext:value-type="float">
            <text:p>13</text:p>
          </table:table-cell>
          <table:table-cell office:value-type="float" office:value="-10.312" calcext:value-type="float">
            <text:p>-10.31 <text:s text:c="5"/></text:p>
          </table:table-cell>
          <table:table-cell office:value-type="float" office:value="3.438" calcext:value-type="float">
            <text:p><text:s/>3.44 <text:s text:c="5"/></text:p>
          </table:table-cell>
          <table:table-cell office:value-type="float" office:value="-3.81483333333333" calcext:value-type="float">
            <text:p>-3.81 <text:s text:c="5"/></text:p>
          </table:table-cell>
          <table:table-cell table:formula="of:=([.D86]+[.C86])/2" office:value-type="float" office:value="-3.437" calcext:value-type="float">
            <text:p>-3.44 <text:s text:c="5"/></text:p>
          </table:table-cell>
          <table:table-cell table:formula="of:=ABS([.E86]-[.F86])" office:value-type="float" office:value="0.377833333333331" calcext:value-type="float">
            <text:p><text:s/>0.38 <text:s text:c="5"/></text:p>
          </table:table-cell>
          <table:table-cell table:formula="of:=ABS([.G86]*100/[.E86])" office:value-type="float" office:value="9.90432085281133" calcext:value-type="float">
            <text:p><text:s/>9.9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86]&gt;=[.$L$4];1;0)" office:value-type="float" office:value="0" calcext:value-type="float">
            <text:p>0</text:p>
          </table:table-cell>
          <table:table-cell table:style-name="ce24" table:formula="of:=IF([.E86]&gt;[.K$4];[.E86]-[.K$4];0)" office:value-type="float" office:value="0" calcext:value-type="float">
            <text:p><text:s/>- <text:s text:c="7"/></text:p>
          </table:table-cell>
          <table:table-cell table:style-name="ce12" table:formula="of:=[.L85]+([.K86]*[.J86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85]+[.N86]" office:value-type="float" office:value="0" calcext:value-type="float">
            <text:p>0</text:p>
          </table:table-cell>
          <table:table-cell table:formula="of:=[.O86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85]+[.Q86]" office:value-type="float" office:value="0" calcext:value-type="float">
            <text:p>0</text:p>
          </table:table-cell>
          <table:table-cell table:formula="of:=[.R86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85]+[.T86]" office:value-type="float" office:value="0" calcext:value-type="float">
            <text:p>0</text:p>
          </table:table-cell>
          <table:table-cell table:formula="of:=[.U86]*100/[.U$3]" office:value-type="float" office:value="0" calcext:value-type="float">
            <text:p><text:s/>- <text:s text:c="7"/></text:p>
          </table:table-cell>
          <table:table-cell table:style-name="ce31" table:formula="of:=[.O86]+[.R86]" office:value-type="float" office:value="0" calcext:value-type="float">
            <text:p>0</text:p>
          </table:table-cell>
          <table:table-cell table:style-name="ce35" table:formula="of:=[.W86]/2" office:value-type="float" office:value="0" calcext:value-type="float">
            <text:p>0</text:p>
          </table:table-cell>
          <table:table-cell table:style-name="ce24" table:formula="of:=[.X86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23" calcext:value-type="date">
            <text:p>3/23/2006</text:p>
          </table:table-cell>
          <table:table-cell office:value-type="float" office:value="13" calcext:value-type="float">
            <text:p>13</text:p>
          </table:table-cell>
          <table:table-cell office:value-type="float" office:value="-8.62" calcext:value-type="float">
            <text:p>-8.62 <text:s text:c="5"/></text:p>
          </table:table-cell>
          <table:table-cell office:value-type="float" office:value="7.312" calcext:value-type="float">
            <text:p><text:s/>7.31 <text:s text:c="5"/></text:p>
          </table:table-cell>
          <table:table-cell office:value-type="float" office:value="-1.67366666666667" calcext:value-type="float">
            <text:p>-1.67 <text:s text:c="5"/></text:p>
          </table:table-cell>
          <table:table-cell table:formula="of:=([.D87]+[.C87])/2" office:value-type="float" office:value="-0.654" calcext:value-type="float">
            <text:p>-0.65 <text:s text:c="5"/></text:p>
          </table:table-cell>
          <table:table-cell table:formula="of:=ABS([.E87]-[.F87])" office:value-type="float" office:value="1.01966666666667" calcext:value-type="float">
            <text:p><text:s/>1.02 <text:s text:c="5"/></text:p>
          </table:table-cell>
          <table:table-cell table:formula="of:=ABS([.G87]*100/[.E87])" office:value-type="float" office:value="60.924118701454" calcext:value-type="float">
            <text:p><text:s/>60.92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87]&gt;=[.$L$4];1;0)" office:value-type="float" office:value="0" calcext:value-type="float">
            <text:p>0</text:p>
          </table:table-cell>
          <table:table-cell table:style-name="ce24" table:formula="of:=IF([.E87]&gt;[.K$4];[.E87]-[.K$4];0)" office:value-type="float" office:value="0" calcext:value-type="float">
            <text:p><text:s/>- <text:s text:c="7"/></text:p>
          </table:table-cell>
          <table:table-cell table:style-name="ce12" table:formula="of:=[.L86]+([.K87]*[.J87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86]+[.N87]" office:value-type="float" office:value="0" calcext:value-type="float">
            <text:p>0</text:p>
          </table:table-cell>
          <table:table-cell table:formula="of:=[.O87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86]+[.Q87]" office:value-type="float" office:value="0" calcext:value-type="float">
            <text:p>0</text:p>
          </table:table-cell>
          <table:table-cell table:formula="of:=[.R87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86]+[.T87]" office:value-type="float" office:value="0" calcext:value-type="float">
            <text:p>0</text:p>
          </table:table-cell>
          <table:table-cell table:formula="of:=[.U87]*100/[.U$3]" office:value-type="float" office:value="0" calcext:value-type="float">
            <text:p><text:s/>- <text:s text:c="7"/></text:p>
          </table:table-cell>
          <table:table-cell table:style-name="ce31" table:formula="of:=[.O87]+[.R87]" office:value-type="float" office:value="0" calcext:value-type="float">
            <text:p>0</text:p>
          </table:table-cell>
          <table:table-cell table:style-name="ce35" table:formula="of:=[.W87]/2" office:value-type="float" office:value="0" calcext:value-type="float">
            <text:p>0</text:p>
          </table:table-cell>
          <table:table-cell table:style-name="ce24" table:formula="of:=[.X87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24" calcext:value-type="date">
            <text:p>3/24/2006</text:p>
          </table:table-cell>
          <table:table-cell office:value-type="float" office:value="13" calcext:value-type="float">
            <text:p>13</text:p>
          </table:table-cell>
          <table:table-cell office:value-type="float" office:value="-11.62" calcext:value-type="float">
            <text:p>-11.62 <text:s text:c="5"/></text:p>
          </table:table-cell>
          <table:table-cell office:value-type="float" office:value="6.812" calcext:value-type="float">
            <text:p><text:s/>6.81 <text:s text:c="5"/></text:p>
          </table:table-cell>
          <table:table-cell office:value-type="float" office:value="-2.0725" calcext:value-type="float">
            <text:p>-2.07 <text:s text:c="5"/></text:p>
          </table:table-cell>
          <table:table-cell table:formula="of:=([.D88]+[.C88])/2" office:value-type="float" office:value="-2.404" calcext:value-type="float">
            <text:p>-2.40 <text:s text:c="5"/></text:p>
          </table:table-cell>
          <table:table-cell table:formula="of:=ABS([.E88]-[.F88])" office:value-type="float" office:value="0.3315" calcext:value-type="float">
            <text:p><text:s/>0.33 <text:s text:c="5"/></text:p>
          </table:table-cell>
          <table:table-cell table:formula="of:=ABS([.G88]*100/[.E88])" office:value-type="float" office:value="15.9951749095295" calcext:value-type="float">
            <text:p><text:s/>16.0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88]&gt;=[.$L$4];1;0)" office:value-type="float" office:value="0" calcext:value-type="float">
            <text:p>0</text:p>
          </table:table-cell>
          <table:table-cell table:style-name="ce24" table:formula="of:=IF([.E88]&gt;[.K$4];[.E88]-[.K$4];0)" office:value-type="float" office:value="0" calcext:value-type="float">
            <text:p><text:s/>- <text:s text:c="7"/></text:p>
          </table:table-cell>
          <table:table-cell table:style-name="ce12" table:formula="of:=[.L87]+([.K88]*[.J88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87]+[.N88]" office:value-type="float" office:value="0" calcext:value-type="float">
            <text:p>0</text:p>
          </table:table-cell>
          <table:table-cell table:formula="of:=[.O88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87]+[.Q88]" office:value-type="float" office:value="0" calcext:value-type="float">
            <text:p>0</text:p>
          </table:table-cell>
          <table:table-cell table:formula="of:=[.R88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87]+[.T88]" office:value-type="float" office:value="0" calcext:value-type="float">
            <text:p>0</text:p>
          </table:table-cell>
          <table:table-cell table:formula="of:=[.U88]*100/[.U$3]" office:value-type="float" office:value="0" calcext:value-type="float">
            <text:p><text:s/>- <text:s text:c="7"/></text:p>
          </table:table-cell>
          <table:table-cell table:style-name="ce31" table:formula="of:=[.O88]+[.R88]" office:value-type="float" office:value="0" calcext:value-type="float">
            <text:p>0</text:p>
          </table:table-cell>
          <table:table-cell table:style-name="ce35" table:formula="of:=[.W88]/2" office:value-type="float" office:value="0" calcext:value-type="float">
            <text:p>0</text:p>
          </table:table-cell>
          <table:table-cell table:style-name="ce24" table:formula="of:=[.X88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25" calcext:value-type="date">
            <text:p>3/25/2006</text:p>
          </table:table-cell>
          <table:table-cell office:value-type="float" office:value="13" calcext:value-type="float">
            <text:p>13</text:p>
          </table:table-cell>
          <table:table-cell office:value-type="float" office:value="-8.188" calcext:value-type="float">
            <text:p>-8.19 <text:s text:c="5"/></text:p>
          </table:table-cell>
          <table:table-cell office:value-type="float" office:value="9.625" calcext:value-type="float">
            <text:p><text:s/>9.63 <text:s text:c="5"/></text:p>
          </table:table-cell>
          <table:table-cell office:value-type="float" office:value="1.14579166666667" calcext:value-type="float">
            <text:p><text:s/>1.15 <text:s text:c="5"/></text:p>
          </table:table-cell>
          <table:table-cell table:formula="of:=([.D89]+[.C89])/2" office:value-type="float" office:value="0.7185" calcext:value-type="float">
            <text:p><text:s/>0.72 <text:s text:c="5"/></text:p>
          </table:table-cell>
          <table:table-cell table:formula="of:=ABS([.E89]-[.F89])" office:value-type="float" office:value="0.42729166666667" calcext:value-type="float">
            <text:p><text:s/>0.43 <text:s text:c="5"/></text:p>
          </table:table-cell>
          <table:table-cell table:formula="of:=ABS([.G89]*100/[.E89])" office:value-type="float" office:value="37.2922651732792" calcext:value-type="float">
            <text:p><text:s/>37.29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89]&gt;=[.$L$4];1;0)" office:value-type="float" office:value="0" calcext:value-type="float">
            <text:p>0</text:p>
          </table:table-cell>
          <table:table-cell table:style-name="ce24" table:formula="of:=IF([.E89]&gt;[.K$4];[.E89]-[.K$4];0)" office:value-type="float" office:value="0" calcext:value-type="float">
            <text:p><text:s/>- <text:s text:c="7"/></text:p>
          </table:table-cell>
          <table:table-cell table:style-name="ce12" table:formula="of:=[.L88]+([.K89]*[.J89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88]+[.N89]" office:value-type="float" office:value="0" calcext:value-type="float">
            <text:p>0</text:p>
          </table:table-cell>
          <table:table-cell table:formula="of:=[.O89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88]+[.Q89]" office:value-type="float" office:value="0" calcext:value-type="float">
            <text:p>0</text:p>
          </table:table-cell>
          <table:table-cell table:formula="of:=[.R89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88]+[.T89]" office:value-type="float" office:value="0" calcext:value-type="float">
            <text:p>0</text:p>
          </table:table-cell>
          <table:table-cell table:formula="of:=[.U89]*100/[.U$3]" office:value-type="float" office:value="0" calcext:value-type="float">
            <text:p><text:s/>- <text:s text:c="7"/></text:p>
          </table:table-cell>
          <table:table-cell table:style-name="ce31" table:formula="of:=[.O89]+[.R89]" office:value-type="float" office:value="0" calcext:value-type="float">
            <text:p>0</text:p>
          </table:table-cell>
          <table:table-cell table:style-name="ce35" table:formula="of:=[.W89]/2" office:value-type="float" office:value="0" calcext:value-type="float">
            <text:p>0</text:p>
          </table:table-cell>
          <table:table-cell table:style-name="ce24" table:formula="of:=[.X89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26" calcext:value-type="date">
            <text:p>3/26/2006</text:p>
          </table:table-cell>
          <table:table-cell office:value-type="float" office:value="13" calcext:value-type="float">
            <text:p>13</text:p>
          </table:table-cell>
          <table:table-cell office:value-type="float" office:value="0.125" calcext:value-type="float">
            <text:p><text:s/>0.13 <text:s text:c="5"/></text:p>
          </table:table-cell>
          <table:table-cell office:value-type="float" office:value="3.375" calcext:value-type="float">
            <text:p><text:s/>3.38 <text:s text:c="5"/></text:p>
          </table:table-cell>
          <table:table-cell office:value-type="float" office:value="1.20352173913043" calcext:value-type="float">
            <text:p><text:s/>1.20 <text:s text:c="5"/></text:p>
          </table:table-cell>
          <table:table-cell table:formula="of:=([.D90]+[.C90])/2" office:value-type="float" office:value="1.75" calcext:value-type="float">
            <text:p><text:s/>1.75 <text:s text:c="5"/></text:p>
          </table:table-cell>
          <table:table-cell table:formula="of:=ABS([.E90]-[.F90])" office:value-type="float" office:value="0.54647826086957" calcext:value-type="float">
            <text:p><text:s/>0.55 <text:s text:c="5"/></text:p>
          </table:table-cell>
          <table:table-cell table:formula="of:=ABS([.G90]*100/[.E90])" office:value-type="float" office:value="45.406596582494" calcext:value-type="float">
            <text:p><text:s/>45.41 <text:s text:c="5"/></text:p>
          </table:table-cell>
          <table:table-cell office:value-type="float" office:value="1" calcext:value-type="float">
            <text:p><text:s/>1.00 <text:s text:c="5"/></text:p>
          </table:table-cell>
          <table:table-cell table:style-name="ce20" table:formula="of:=IF([.A90]&gt;=[.$L$4];1;0)" office:value-type="float" office:value="0" calcext:value-type="float">
            <text:p>0</text:p>
          </table:table-cell>
          <table:table-cell table:style-name="ce24" table:formula="of:=IF([.E90]&gt;[.K$4];[.E90]-[.K$4];0)" office:value-type="float" office:value="0" calcext:value-type="float">
            <text:p><text:s/>- <text:s text:c="7"/></text:p>
          </table:table-cell>
          <table:table-cell table:style-name="ce12" table:formula="of:=[.L89]+([.K90]*[.J90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89]+[.N90]" office:value-type="float" office:value="0" calcext:value-type="float">
            <text:p>0</text:p>
          </table:table-cell>
          <table:table-cell table:formula="of:=[.O90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89]+[.Q90]" office:value-type="float" office:value="0" calcext:value-type="float">
            <text:p>0</text:p>
          </table:table-cell>
          <table:table-cell table:formula="of:=[.R90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89]+[.T90]" office:value-type="float" office:value="0" calcext:value-type="float">
            <text:p>0</text:p>
          </table:table-cell>
          <table:table-cell table:formula="of:=[.U90]*100/[.U$3]" office:value-type="float" office:value="0" calcext:value-type="float">
            <text:p><text:s/>- <text:s text:c="7"/></text:p>
          </table:table-cell>
          <table:table-cell table:style-name="ce31" table:formula="of:=[.O90]+[.R90]" office:value-type="float" office:value="0" calcext:value-type="float">
            <text:p>0</text:p>
          </table:table-cell>
          <table:table-cell table:style-name="ce35" table:formula="of:=[.W90]/2" office:value-type="float" office:value="0" calcext:value-type="float">
            <text:p>0</text:p>
          </table:table-cell>
          <table:table-cell table:style-name="ce24" table:formula="of:=[.X90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27" calcext:value-type="date">
            <text:p>3/27/2006</text:p>
          </table:table-cell>
          <table:table-cell office:value-type="float" office:value="14" calcext:value-type="float">
            <text:p>14</text:p>
          </table:table-cell>
          <table:table-cell office:value-type="float" office:value="1.125" calcext:value-type="float">
            <text:p><text:s/>1.13 <text:s text:c="5"/></text:p>
          </table:table-cell>
          <table:table-cell office:value-type="float" office:value="12.5" calcext:value-type="float">
            <text:p><text:s/>12.50 <text:s text:c="5"/></text:p>
          </table:table-cell>
          <table:table-cell office:value-type="float" office:value="5.60891666666667" calcext:value-type="float">
            <text:p><text:s/>5.61 <text:s text:c="5"/></text:p>
          </table:table-cell>
          <table:table-cell table:formula="of:=([.D91]+[.C91])/2" office:value-type="float" office:value="6.8125" calcext:value-type="float">
            <text:p><text:s/>6.81 <text:s text:c="5"/></text:p>
          </table:table-cell>
          <table:table-cell table:formula="of:=ABS([.E91]-[.F91])" office:value-type="float" office:value="1.20358333333333" calcext:value-type="float">
            <text:p><text:s/>1.20 <text:s text:c="5"/></text:p>
          </table:table-cell>
          <table:table-cell table:formula="of:=ABS([.G91]*100/[.E91])" office:value-type="float" office:value="21.458392143462" calcext:value-type="float">
            <text:p><text:s/>21.46 <text:s text:c="5"/></text:p>
          </table:table-cell>
          <table:table-cell office:value-type="float" office:value="4" calcext:value-type="float">
            <text:p><text:s/>4.00 <text:s text:c="5"/></text:p>
          </table:table-cell>
          <table:table-cell table:style-name="ce20" table:formula="of:=IF([.A91]&gt;=[.$L$4];1;0)" office:value-type="float" office:value="0" calcext:value-type="float">
            <text:p>0</text:p>
          </table:table-cell>
          <table:table-cell table:style-name="ce24" table:formula="of:=IF([.E91]&gt;[.K$4];[.E91]-[.K$4];0)" office:value-type="float" office:value="0" calcext:value-type="float">
            <text:p><text:s/>- <text:s text:c="7"/></text:p>
          </table:table-cell>
          <table:table-cell table:style-name="ce12" table:formula="of:=[.L90]+([.K91]*[.J91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90]+[.N91]" office:value-type="float" office:value="0" calcext:value-type="float">
            <text:p>0</text:p>
          </table:table-cell>
          <table:table-cell table:formula="of:=[.O91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90]+[.Q91]" office:value-type="float" office:value="0" calcext:value-type="float">
            <text:p>0</text:p>
          </table:table-cell>
          <table:table-cell table:formula="of:=[.R91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90]+[.T91]" office:value-type="float" office:value="0" calcext:value-type="float">
            <text:p>0</text:p>
          </table:table-cell>
          <table:table-cell table:formula="of:=[.U91]*100/[.U$3]" office:value-type="float" office:value="0" calcext:value-type="float">
            <text:p><text:s/>- <text:s text:c="7"/></text:p>
          </table:table-cell>
          <table:table-cell table:style-name="ce31" table:formula="of:=[.O91]+[.R91]" office:value-type="float" office:value="0" calcext:value-type="float">
            <text:p>0</text:p>
          </table:table-cell>
          <table:table-cell table:style-name="ce35" table:formula="of:=[.W91]/2" office:value-type="float" office:value="0" calcext:value-type="float">
            <text:p>0</text:p>
          </table:table-cell>
          <table:table-cell table:style-name="ce24" table:formula="of:=[.X91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28" calcext:value-type="date">
            <text:p>3/28/2006</text:p>
          </table:table-cell>
          <table:table-cell office:value-type="float" office:value="14" calcext:value-type="float">
            <text:p>14</text:p>
          </table:table-cell>
          <table:table-cell office:value-type="float" office:value="3.938" calcext:value-type="float">
            <text:p><text:s/>3.94 <text:s text:c="5"/></text:p>
          </table:table-cell>
          <table:table-cell office:value-type="float" office:value="15.812" calcext:value-type="float">
            <text:p><text:s/>15.81 <text:s text:c="5"/></text:p>
          </table:table-cell>
          <table:table-cell office:value-type="float" office:value="8.24704166666667" calcext:value-type="float">
            <text:p><text:s/>8.25 <text:s text:c="5"/></text:p>
          </table:table-cell>
          <table:table-cell table:formula="of:=([.D92]+[.C92])/2" office:value-type="float" office:value="9.875" calcext:value-type="float">
            <text:p><text:s/>9.88 <text:s text:c="5"/></text:p>
          </table:table-cell>
          <table:table-cell table:formula="of:=ABS([.E92]-[.F92])" office:value-type="float" office:value="1.62795833333333" calcext:value-type="float">
            <text:p><text:s/>1.63 <text:s text:c="5"/></text:p>
          </table:table-cell>
          <table:table-cell table:formula="of:=ABS([.G92]*100/[.E92])" office:value-type="float" office:value="19.7399067342329" calcext:value-type="float">
            <text:p><text:s/>19.74 <text:s text:c="5"/></text:p>
          </table:table-cell>
          <table:table-cell office:value-type="float" office:value="2" calcext:value-type="float">
            <text:p><text:s/>2.00 <text:s text:c="5"/></text:p>
          </table:table-cell>
          <table:table-cell table:style-name="ce20" table:formula="of:=IF([.A92]&gt;=[.$L$4];1;0)" office:value-type="float" office:value="0" calcext:value-type="float">
            <text:p>0</text:p>
          </table:table-cell>
          <table:table-cell table:style-name="ce24" table:formula="of:=IF([.E92]&gt;[.K$4];[.E92]-[.K$4];0)" office:value-type="float" office:value="0" calcext:value-type="float">
            <text:p><text:s/>- <text:s text:c="7"/></text:p>
          </table:table-cell>
          <table:table-cell table:style-name="ce12" table:formula="of:=[.L91]+([.K92]*[.J92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91]+[.N92]" office:value-type="float" office:value="0" calcext:value-type="float">
            <text:p>0</text:p>
          </table:table-cell>
          <table:table-cell table:formula="of:=[.O92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91]+[.Q92]" office:value-type="float" office:value="0" calcext:value-type="float">
            <text:p>0</text:p>
          </table:table-cell>
          <table:table-cell table:formula="of:=[.R92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91]+[.T92]" office:value-type="float" office:value="0" calcext:value-type="float">
            <text:p>0</text:p>
          </table:table-cell>
          <table:table-cell table:formula="of:=[.U92]*100/[.U$3]" office:value-type="float" office:value="0" calcext:value-type="float">
            <text:p><text:s/>- <text:s text:c="7"/></text:p>
          </table:table-cell>
          <table:table-cell table:style-name="ce31" table:formula="of:=[.O92]+[.R92]" office:value-type="float" office:value="0" calcext:value-type="float">
            <text:p>0</text:p>
          </table:table-cell>
          <table:table-cell table:style-name="ce35" table:formula="of:=[.W92]/2" office:value-type="float" office:value="0" calcext:value-type="float">
            <text:p>0</text:p>
          </table:table-cell>
          <table:table-cell table:style-name="ce24" table:formula="of:=[.X92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29" calcext:value-type="date">
            <text:p>3/29/2006</text:p>
          </table:table-cell>
          <table:table-cell office:value-type="float" office:value="14" calcext:value-type="float">
            <text:p>14</text:p>
          </table:table-cell>
          <table:table-cell office:value-type="float" office:value="4.125" calcext:value-type="float">
            <text:p><text:s/>4.13 <text:s text:c="5"/></text:p>
          </table:table-cell>
          <table:table-cell office:value-type="float" office:value="8.25" calcext:value-type="float">
            <text:p><text:s/>8.25 <text:s text:c="5"/></text:p>
          </table:table-cell>
          <table:table-cell office:value-type="float" office:value="6.17658333333333" calcext:value-type="float">
            <text:p><text:s/>6.18 <text:s text:c="5"/></text:p>
          </table:table-cell>
          <table:table-cell table:formula="of:=([.D93]+[.C93])/2" office:value-type="float" office:value="6.1875" calcext:value-type="float">
            <text:p><text:s/>6.19 <text:s text:c="5"/></text:p>
          </table:table-cell>
          <table:table-cell table:formula="of:=ABS([.E93]-[.F93])" office:value-type="float" office:value="0.0109166666666702" calcext:value-type="float">
            <text:p><text:s/>0.01 <text:s text:c="5"/></text:p>
          </table:table-cell>
          <table:table-cell table:formula="of:=ABS([.G93]*100/[.E93])" office:value-type="float" office:value="0.176742805488529" calcext:value-type="float">
            <text:p><text:s/>0.18 <text:s text:c="5"/></text:p>
          </table:table-cell>
          <table:table-cell office:value-type="float" office:value="5" calcext:value-type="float">
            <text:p><text:s/>5.00 <text:s text:c="5"/></text:p>
          </table:table-cell>
          <table:table-cell table:style-name="ce20" table:formula="of:=IF([.A93]&gt;=[.$L$4];1;0)" office:value-type="float" office:value="0" calcext:value-type="float">
            <text:p>0</text:p>
          </table:table-cell>
          <table:table-cell table:style-name="ce24" table:formula="of:=IF([.E93]&gt;[.K$4];[.E93]-[.K$4];0)" office:value-type="float" office:value="0" calcext:value-type="float">
            <text:p><text:s/>- <text:s text:c="7"/></text:p>
          </table:table-cell>
          <table:table-cell table:style-name="ce12" table:formula="of:=[.L92]+([.K93]*[.J93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92]+[.N93]" office:value-type="float" office:value="0" calcext:value-type="float">
            <text:p>0</text:p>
          </table:table-cell>
          <table:table-cell table:formula="of:=[.O93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92]+[.Q93]" office:value-type="float" office:value="0" calcext:value-type="float">
            <text:p>0</text:p>
          </table:table-cell>
          <table:table-cell table:formula="of:=[.R93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92]+[.T93]" office:value-type="float" office:value="0" calcext:value-type="float">
            <text:p>0</text:p>
          </table:table-cell>
          <table:table-cell table:formula="of:=[.U93]*100/[.U$3]" office:value-type="float" office:value="0" calcext:value-type="float">
            <text:p><text:s/>- <text:s text:c="7"/></text:p>
          </table:table-cell>
          <table:table-cell table:style-name="ce31" table:formula="of:=[.O93]+[.R93]" office:value-type="float" office:value="0" calcext:value-type="float">
            <text:p>0</text:p>
          </table:table-cell>
          <table:table-cell table:style-name="ce35" table:formula="of:=[.W93]/2" office:value-type="float" office:value="0" calcext:value-type="float">
            <text:p>0</text:p>
          </table:table-cell>
          <table:table-cell table:style-name="ce24" table:formula="of:=[.X93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30" calcext:value-type="date">
            <text:p>3/30/2006</text:p>
          </table:table-cell>
          <table:table-cell office:value-type="float" office:value="14" calcext:value-type="float">
            <text:p>14</text:p>
          </table:table-cell>
          <table:table-cell office:value-type="float" office:value="1.438" calcext:value-type="float">
            <text:p><text:s/>1.44 <text:s text:c="5"/></text:p>
          </table:table-cell>
          <table:table-cell office:value-type="float" office:value="13" calcext:value-type="float">
            <text:p><text:s/>13.00 <text:s text:c="5"/></text:p>
          </table:table-cell>
          <table:table-cell office:value-type="float" office:value="5.8225" calcext:value-type="float">
            <text:p><text:s/>5.82 <text:s text:c="5"/></text:p>
          </table:table-cell>
          <table:table-cell table:formula="of:=([.D94]+[.C94])/2" office:value-type="float" office:value="7.219" calcext:value-type="float">
            <text:p><text:s/>7.22 <text:s text:c="5"/></text:p>
          </table:table-cell>
          <table:table-cell table:formula="of:=ABS([.E94]-[.F94])" office:value-type="float" office:value="1.3965" calcext:value-type="float">
            <text:p><text:s/>1.40 <text:s text:c="5"/></text:p>
          </table:table-cell>
          <table:table-cell table:formula="of:=ABS([.G94]*100/[.E94])" office:value-type="float" office:value="23.9845427221984" calcext:value-type="float">
            <text:p><text:s/>23.9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94]&gt;=[.$L$4];1;0)" office:value-type="float" office:value="0" calcext:value-type="float">
            <text:p>0</text:p>
          </table:table-cell>
          <table:table-cell table:style-name="ce24" table:formula="of:=IF([.E94]&gt;[.K$4];[.E94]-[.K$4];0)" office:value-type="float" office:value="0" calcext:value-type="float">
            <text:p><text:s/>- <text:s text:c="7"/></text:p>
          </table:table-cell>
          <table:table-cell table:style-name="ce12" table:formula="of:=[.L93]+([.K94]*[.J94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93]+[.N94]" office:value-type="float" office:value="0" calcext:value-type="float">
            <text:p>0</text:p>
          </table:table-cell>
          <table:table-cell table:formula="of:=[.O94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93]+[.Q94]" office:value-type="float" office:value="0" calcext:value-type="float">
            <text:p>0</text:p>
          </table:table-cell>
          <table:table-cell table:formula="of:=[.R94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93]+[.T94]" office:value-type="float" office:value="0" calcext:value-type="float">
            <text:p>0</text:p>
          </table:table-cell>
          <table:table-cell table:formula="of:=[.U94]*100/[.U$3]" office:value-type="float" office:value="0" calcext:value-type="float">
            <text:p><text:s/>- <text:s text:c="7"/></text:p>
          </table:table-cell>
          <table:table-cell table:style-name="ce31" table:formula="of:=[.O94]+[.R94]" office:value-type="float" office:value="0" calcext:value-type="float">
            <text:p>0</text:p>
          </table:table-cell>
          <table:table-cell table:style-name="ce35" table:formula="of:=[.W94]/2" office:value-type="float" office:value="0" calcext:value-type="float">
            <text:p>0</text:p>
          </table:table-cell>
          <table:table-cell table:style-name="ce24" table:formula="of:=[.X94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3-31" calcext:value-type="date">
            <text:p>3/31/2006</text:p>
          </table:table-cell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<text:s/>4.50 <text:s text:c="5"/></text:p>
          </table:table-cell>
          <table:table-cell office:value-type="float" office:value="9.438" calcext:value-type="float">
            <text:p><text:s/>9.44 <text:s text:c="5"/></text:p>
          </table:table-cell>
          <table:table-cell office:value-type="float" office:value="6.76804166666667" calcext:value-type="float">
            <text:p><text:s/>6.77 <text:s text:c="5"/></text:p>
          </table:table-cell>
          <table:table-cell table:formula="of:=([.D95]+[.C95])/2" office:value-type="float" office:value="6.969" calcext:value-type="float">
            <text:p><text:s/>6.97 <text:s text:c="5"/></text:p>
          </table:table-cell>
          <table:table-cell table:formula="of:=ABS([.E95]-[.F95])" office:value-type="float" office:value="0.200958333333331" calcext:value-type="float">
            <text:p><text:s/>0.20 <text:s text:c="5"/></text:p>
          </table:table-cell>
          <table:table-cell table:formula="of:=ABS([.G95]*100/[.E95])" office:value-type="float" office:value="2.96922423399182" calcext:value-type="float">
            <text:p><text:s/>2.97 <text:s text:c="5"/></text:p>
          </table:table-cell>
          <table:table-cell office:value-type="float" office:value="2" calcext:value-type="float">
            <text:p><text:s/>2.00 <text:s text:c="5"/></text:p>
          </table:table-cell>
          <table:table-cell table:style-name="ce20" table:formula="of:=IF([.A95]&gt;=[.$L$4];1;0)" office:value-type="float" office:value="0" calcext:value-type="float">
            <text:p>0</text:p>
          </table:table-cell>
          <table:table-cell table:style-name="ce24" table:formula="of:=IF([.E95]&gt;[.K$4];[.E95]-[.K$4];0)" office:value-type="float" office:value="0" calcext:value-type="float">
            <text:p><text:s/>- <text:s text:c="7"/></text:p>
          </table:table-cell>
          <table:table-cell table:style-name="ce12" table:formula="of:=[.L94]+([.K95]*[.J95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94]+[.N95]" office:value-type="float" office:value="0" calcext:value-type="float">
            <text:p>0</text:p>
          </table:table-cell>
          <table:table-cell table:formula="of:=[.O95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94]+[.Q95]" office:value-type="float" office:value="0" calcext:value-type="float">
            <text:p>0</text:p>
          </table:table-cell>
          <table:table-cell table:formula="of:=[.R95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94]+[.T95]" office:value-type="float" office:value="0" calcext:value-type="float">
            <text:p>0</text:p>
          </table:table-cell>
          <table:table-cell table:formula="of:=[.U95]*100/[.U$3]" office:value-type="float" office:value="0" calcext:value-type="float">
            <text:p><text:s/>- <text:s text:c="7"/></text:p>
          </table:table-cell>
          <table:table-cell table:style-name="ce31" table:formula="of:=[.O95]+[.R95]" office:value-type="float" office:value="0" calcext:value-type="float">
            <text:p>0</text:p>
          </table:table-cell>
          <table:table-cell table:style-name="ce35" table:formula="of:=[.W95]/2" office:value-type="float" office:value="0" calcext:value-type="float">
            <text:p>0</text:p>
          </table:table-cell>
          <table:table-cell table:style-name="ce24" table:formula="of:=[.X95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01" calcext:value-type="date">
            <text:p>4/1/2006</text:p>
          </table:table-cell>
          <table:table-cell office:value-type="float" office:value="14" calcext:value-type="float">
            <text:p>14</text:p>
          </table:table-cell>
          <table:table-cell office:value-type="float" office:value="5.25" calcext:value-type="float">
            <text:p><text:s/>5.25 <text:s text:c="5"/></text:p>
          </table:table-cell>
          <table:table-cell office:value-type="float" office:value="15.62" calcext:value-type="float">
            <text:p><text:s/>15.62 <text:s text:c="5"/></text:p>
          </table:table-cell>
          <table:table-cell office:value-type="float" office:value="7.781125" calcext:value-type="float">
            <text:p><text:s/>7.78 <text:s text:c="5"/></text:p>
          </table:table-cell>
          <table:table-cell table:formula="of:=([.D96]+[.C96])/2" office:value-type="float" office:value="10.435" calcext:value-type="float">
            <text:p><text:s/>10.44 <text:s text:c="5"/></text:p>
          </table:table-cell>
          <table:table-cell table:formula="of:=ABS([.E96]-[.F96])" office:value-type="float" office:value="2.653875" calcext:value-type="float">
            <text:p><text:s/>2.65 <text:s text:c="5"/></text:p>
          </table:table-cell>
          <table:table-cell table:formula="of:=ABS([.G96]*100/[.E96])" office:value-type="float" office:value="34.1065719931244" calcext:value-type="float">
            <text:p><text:s/>34.1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96]&gt;=[.$L$4];1;0)" office:value-type="float" office:value="0" calcext:value-type="float">
            <text:p>0</text:p>
          </table:table-cell>
          <table:table-cell table:style-name="ce24" table:formula="of:=IF([.E96]&gt;[.K$4];[.E96]-[.K$4];0)" office:value-type="float" office:value="0" calcext:value-type="float">
            <text:p><text:s/>- <text:s text:c="7"/></text:p>
          </table:table-cell>
          <table:table-cell table:style-name="ce12" table:formula="of:=[.L95]+([.K96]*[.J96])" office:value-type="float" office:value="0" calcext:value-type="float">
            <text:p><text:s/>- <text:s text:c="7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95]+[.N96]" office:value-type="float" office:value="0" calcext:value-type="float">
            <text:p>0</text:p>
          </table:table-cell>
          <table:table-cell table:formula="of:=[.O96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95]+[.Q96]" office:value-type="float" office:value="0" calcext:value-type="float">
            <text:p>0</text:p>
          </table:table-cell>
          <table:table-cell table:formula="of:=[.R96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95]+[.T96]" office:value-type="float" office:value="0" calcext:value-type="float">
            <text:p>0</text:p>
          </table:table-cell>
          <table:table-cell table:formula="of:=[.U96]*100/[.U$3]" office:value-type="float" office:value="0" calcext:value-type="float">
            <text:p><text:s/>- <text:s text:c="7"/></text:p>
          </table:table-cell>
          <table:table-cell table:style-name="ce31" table:formula="of:=[.O96]+[.R96]" office:value-type="float" office:value="0" calcext:value-type="float">
            <text:p>0</text:p>
          </table:table-cell>
          <table:table-cell table:style-name="ce35" table:formula="of:=[.W96]/2" office:value-type="float" office:value="0" calcext:value-type="float">
            <text:p>0</text:p>
          </table:table-cell>
          <table:table-cell table:style-name="ce24" table:formula="of:=[.X96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4" office:value-type="date" office:date-value="2006-04-02" calcext:value-type="date">
            <text:p>4/2/2006</text:p>
          </table:table-cell>
          <table:table-cell table:style-name="ce8" office:value-type="float" office:value="14" calcext:value-type="float">
            <text:p>14</text:p>
          </table:table-cell>
          <table:table-cell table:style-name="ce14" office:value-type="float" office:value="5" calcext:value-type="float">
            <text:p><text:s/>5.00 <text:s text:c="5"/></text:p>
          </table:table-cell>
          <table:table-cell table:style-name="ce14" office:value-type="float" office:value="18.62" calcext:value-type="float">
            <text:p><text:s/>18.62 <text:s text:c="5"/></text:p>
          </table:table-cell>
          <table:table-cell table:style-name="ce14" office:value-type="float" office:value="11.6454583333333" calcext:value-type="float">
            <text:p><text:s/>11.65 <text:s text:c="5"/></text:p>
          </table:table-cell>
          <table:table-cell table:style-name="ce14" table:formula="of:=([.D97]+[.C97])/2" office:value-type="float" office:value="11.81" calcext:value-type="float">
            <text:p><text:s/>11.81 <text:s text:c="5"/></text:p>
          </table:table-cell>
          <table:table-cell table:style-name="ce14" table:formula="of:=ABS([.E97]-[.F97])" office:value-type="float" office:value="0.1645416666667" calcext:value-type="float">
            <text:p><text:s/>0.16 <text:s text:c="5"/></text:p>
          </table:table-cell>
          <table:table-cell table:style-name="ce14" table:formula="of:=ABS([.G97]*100/[.E97])" office:value-type="float" office:value="1.41292563982412" calcext:value-type="float">
            <text:p><text:s/>1.41 <text:s text:c="5"/></text:p>
          </table:table-cell>
          <table:table-cell table:style-name="ce14" office:value-type="float" office:value="0" calcext:value-type="float">
            <text:p><text:s/>- <text:s text:c="7"/></text:p>
          </table:table-cell>
          <table:table-cell table:style-name="ce21" table:formula="of:=IF([.A97]&gt;=[.$L$4];1;0)" office:value-type="float" office:value="1" calcext:value-type="float">
            <text:p>1</text:p>
          </table:table-cell>
          <table:table-cell table:style-name="ce25" table:formula="of:=IF([.E97]&gt;[.K$4];[.E97]-[.K$4];0)" office:value-type="float" office:value="1.6454583333333" calcext:value-type="float">
            <text:p><text:s/>1.65 <text:s text:c="5"/></text:p>
          </table:table-cell>
          <table:table-cell table:style-name="ce14" table:formula="of:=[.L96]+([.K97]*[.J97])" office:value-type="float" office:value="1.6454583333333" calcext:value-type="float">
            <text:p><text:s/>1.65 <text:s text:c="5"/></text:p>
          </table:table-cell>
          <table:table-cell table:style-name="ce8" office:value-type="string" calcext:value-type="string">
            <text:p>FIELD</text:p>
          </table:table-cell>
          <table:table-cell table:style-name="ce29"/>
          <table:table-cell table:style-name="ce29" table:formula="of:=[.O96]+[.N97]" office:value-type="float" office:value="0" calcext:value-type="float">
            <text:p>0</text:p>
          </table:table-cell>
          <table:table-cell table:style-name="ce25" table:formula="of:=[.O97]*100/[.O$3]" office:value-type="float" office:value="0" calcext:value-type="float">
            <text:p><text:s/>- <text:s text:c="7"/></text:p>
          </table:table-cell>
          <table:table-cell table:style-name="ce29"/>
          <table:table-cell table:style-name="ce29" table:formula="of:=[.R96]+[.Q97]" office:value-type="float" office:value="0" calcext:value-type="float">
            <text:p>0</text:p>
          </table:table-cell>
          <table:table-cell table:style-name="ce25" table:formula="of:=[.R97]*100/[.R$3]" office:value-type="float" office:value="0" calcext:value-type="float">
            <text:p><text:s/>- <text:s text:c="7"/></text:p>
          </table:table-cell>
          <table:table-cell table:style-name="ce29"/>
          <table:table-cell table:style-name="ce29" table:formula="of:=[.U96]+[.T97]" office:value-type="float" office:value="0" calcext:value-type="float">
            <text:p>0</text:p>
          </table:table-cell>
          <table:table-cell table:style-name="ce25" table:formula="of:=[.U97]*100/[.U$3]" office:value-type="float" office:value="0" calcext:value-type="float">
            <text:p><text:s/>- <text:s text:c="7"/></text:p>
          </table:table-cell>
          <table:table-cell table:style-name="ce31" table:formula="of:=[.O97]+[.R97]" office:value-type="float" office:value="0" calcext:value-type="float">
            <text:p>0</text:p>
          </table:table-cell>
          <table:table-cell table:style-name="ce35" table:formula="of:=[.W97]/2" office:value-type="float" office:value="0" calcext:value-type="float">
            <text:p>0</text:p>
          </table:table-cell>
          <table:table-cell table:style-name="ce24" table:formula="of:=[.X97]*100/[.Y$2]" office:value-type="float" office:value="0" calcext:value-type="float">
            <text:p><text:s/>- <text:s text:c="7"/></text:p>
          </table:table-cell>
          <table:table-cell table:style-name="ce29" table:number-columns-repeated="999"/>
        </table:table-row>
        <table:table-row table:style-name="ro1">
          <table:table-cell table:style-name="ce3" office:value-type="date" office:date-value="2006-04-03" calcext:value-type="date">
            <text:p>4/3/2006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<text:s/>16.50 <text:s text:c="5"/></text:p>
          </table:table-cell>
          <table:table-cell office:value-type="float" office:value="20.625" calcext:value-type="float">
            <text:p><text:s/>20.63 <text:s text:c="5"/></text:p>
          </table:table-cell>
          <table:table-cell office:value-type="float" office:value="18.5414166666667" calcext:value-type="float">
            <text:p><text:s/>18.54 <text:s text:c="5"/></text:p>
          </table:table-cell>
          <table:table-cell table:formula="of:=([.D98]+[.C98])/2" office:value-type="float" office:value="18.5625" calcext:value-type="float">
            <text:p><text:s/>18.56 <text:s text:c="5"/></text:p>
          </table:table-cell>
          <table:table-cell table:formula="of:=ABS([.E98]-[.F98])" office:value-type="float" office:value="0.0210833333333014" calcext:value-type="float">
            <text:p><text:s/>0.02 <text:s text:c="5"/></text:p>
          </table:table-cell>
          <table:table-cell table:formula="of:=ABS([.G98]*100/[.E98])" office:value-type="float" office:value="0.113709398328794" calcext:value-type="float">
            <text:p><text:s/>0.11 <text:s text:c="5"/></text:p>
          </table:table-cell>
          <table:table-cell office:value-type="float" office:value="1" calcext:value-type="float">
            <text:p><text:s/>1.00 <text:s text:c="5"/></text:p>
          </table:table-cell>
          <table:table-cell table:style-name="ce20" table:formula="of:=IF([.A98]&gt;=[.$L$4];1;0)" office:value-type="float" office:value="1" calcext:value-type="float">
            <text:p>1</text:p>
          </table:table-cell>
          <table:table-cell table:style-name="ce24" table:formula="of:=IF([.E98]&gt;[.K$4];[.E98]-[.K$4];0)" office:value-type="float" office:value="8.5414166666667" calcext:value-type="float">
            <text:p><text:s/>8.54 <text:s text:c="5"/></text:p>
          </table:table-cell>
          <table:table-cell table:style-name="ce12" table:formula="of:=[.L97]+([.K98]*[.J98])" office:value-type="float" office:value="10.186875" calcext:value-type="float">
            <text:p><text:s/>10.19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97]+[.N98]" office:value-type="float" office:value="0" calcext:value-type="float">
            <text:p>0</text:p>
          </table:table-cell>
          <table:table-cell table:formula="of:=[.O98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97]+[.Q98]" office:value-type="float" office:value="0" calcext:value-type="float">
            <text:p>0</text:p>
          </table:table-cell>
          <table:table-cell table:formula="of:=[.R98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97]+[.T98]" office:value-type="float" office:value="0" calcext:value-type="float">
            <text:p>0</text:p>
          </table:table-cell>
          <table:table-cell table:formula="of:=[.U98]*100/[.U$3]" office:value-type="float" office:value="0" calcext:value-type="float">
            <text:p><text:s/>- <text:s text:c="7"/></text:p>
          </table:table-cell>
          <table:table-cell table:style-name="ce31" table:formula="of:=[.O98]+[.R98]" office:value-type="float" office:value="0" calcext:value-type="float">
            <text:p>0</text:p>
          </table:table-cell>
          <table:table-cell table:style-name="ce35" table:formula="of:=[.W98]/2" office:value-type="float" office:value="0" calcext:value-type="float">
            <text:p>0</text:p>
          </table:table-cell>
          <table:table-cell table:style-name="ce24" table:formula="of:=[.X98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04" calcext:value-type="date">
            <text:p>4/4/2006</text:p>
          </table:table-cell>
          <table:table-cell office:value-type="float" office:value="15" calcext:value-type="float">
            <text:p>15</text:p>
          </table:table-cell>
          <table:table-cell office:value-type="float" office:value="16.75" calcext:value-type="float">
            <text:p><text:s/>16.75 <text:s text:c="5"/></text:p>
          </table:table-cell>
          <table:table-cell office:value-type="float" office:value="20" calcext:value-type="float">
            <text:p><text:s/>20.00 <text:s text:c="5"/></text:p>
          </table:table-cell>
          <table:table-cell office:value-type="float" office:value="18.1739583333333" calcext:value-type="float">
            <text:p><text:s/>18.17 <text:s text:c="5"/></text:p>
          </table:table-cell>
          <table:table-cell table:formula="of:=([.D99]+[.C99])/2" office:value-type="float" office:value="18.375" calcext:value-type="float">
            <text:p><text:s/>18.38 <text:s text:c="5"/></text:p>
          </table:table-cell>
          <table:table-cell table:formula="of:=ABS([.E99]-[.F99])" office:value-type="float" office:value="0.201041666666701" calcext:value-type="float">
            <text:p><text:s/>0.20 <text:s text:c="5"/></text:p>
          </table:table-cell>
          <table:table-cell table:formula="of:=ABS([.G99]*100/[.E99])" office:value-type="float" office:value="1.1062073708949" calcext:value-type="float">
            <text:p><text:s/>1.1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99]&gt;=[.$L$4];1;0)" office:value-type="float" office:value="1" calcext:value-type="float">
            <text:p>1</text:p>
          </table:table-cell>
          <table:table-cell table:style-name="ce24" table:formula="of:=IF([.E99]&gt;[.K$4];[.E99]-[.K$4];0)" office:value-type="float" office:value="8.1739583333333" calcext:value-type="float">
            <text:p><text:s/>8.17 <text:s text:c="5"/></text:p>
          </table:table-cell>
          <table:table-cell table:style-name="ce12" table:formula="of:=[.L98]+([.K99]*[.J99])" office:value-type="float" office:value="18.3608333333333" calcext:value-type="float">
            <text:p><text:s/>18.3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98]+[.N99]" office:value-type="float" office:value="0" calcext:value-type="float">
            <text:p>0</text:p>
          </table:table-cell>
          <table:table-cell table:formula="of:=[.O99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98]+[.Q99]" office:value-type="float" office:value="0" calcext:value-type="float">
            <text:p>0</text:p>
          </table:table-cell>
          <table:table-cell table:formula="of:=[.R99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98]+[.T99]" office:value-type="float" office:value="0" calcext:value-type="float">
            <text:p>0</text:p>
          </table:table-cell>
          <table:table-cell table:formula="of:=[.U99]*100/[.U$3]" office:value-type="float" office:value="0" calcext:value-type="float">
            <text:p><text:s/>- <text:s text:c="7"/></text:p>
          </table:table-cell>
          <table:table-cell table:style-name="ce31" table:formula="of:=[.O99]+[.R99]" office:value-type="float" office:value="0" calcext:value-type="float">
            <text:p>0</text:p>
          </table:table-cell>
          <table:table-cell table:style-name="ce35" table:formula="of:=[.W99]/2" office:value-type="float" office:value="0" calcext:value-type="float">
            <text:p>0</text:p>
          </table:table-cell>
          <table:table-cell table:style-name="ce24" table:formula="of:=[.X99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05" calcext:value-type="date">
            <text:p>4/5/2006</text:p>
          </table:table-cell>
          <table:table-cell office:value-type="float" office:value="15" calcext:value-type="float">
            <text:p>15</text:p>
          </table:table-cell>
          <table:table-cell office:value-type="float" office:value="14.688" calcext:value-type="float">
            <text:p><text:s/>14.69 <text:s text:c="5"/></text:p>
          </table:table-cell>
          <table:table-cell office:value-type="float" office:value="20.75" calcext:value-type="float">
            <text:p><text:s/>20.75 <text:s text:c="5"/></text:p>
          </table:table-cell>
          <table:table-cell office:value-type="float" office:value="17.2062" calcext:value-type="float">
            <text:p><text:s/>17.21 <text:s text:c="5"/></text:p>
          </table:table-cell>
          <table:table-cell table:formula="of:=([.D100]+[.C100])/2" office:value-type="float" office:value="17.719" calcext:value-type="float">
            <text:p><text:s/>17.72 <text:s text:c="5"/></text:p>
          </table:table-cell>
          <table:table-cell table:formula="of:=ABS([.E100]-[.F100])" office:value-type="float" office:value="0.512800000000002" calcext:value-type="float">
            <text:p><text:s/>0.51 <text:s text:c="5"/></text:p>
          </table:table-cell>
          <table:table-cell table:formula="of:=ABS([.G100]*100/[.E100])" office:value-type="float" office:value="2.98032104706444" calcext:value-type="float">
            <text:p><text:s/>2.98 <text:s text:c="5"/></text:p>
          </table:table-cell>
          <table:table-cell office:value-type="float" office:value="0.5" calcext:value-type="float">
            <text:p><text:s/>0.50 <text:s text:c="5"/></text:p>
          </table:table-cell>
          <table:table-cell table:style-name="ce20" table:formula="of:=IF([.A100]&gt;=[.$L$4];1;0)" office:value-type="float" office:value="1" calcext:value-type="float">
            <text:p>1</text:p>
          </table:table-cell>
          <table:table-cell table:style-name="ce24" table:formula="of:=IF([.E100]&gt;[.K$4];[.E100]-[.K$4];0)" office:value-type="float" office:value="7.2062" calcext:value-type="float">
            <text:p><text:s/>7.21 <text:s text:c="5"/></text:p>
          </table:table-cell>
          <table:table-cell table:style-name="ce12" table:formula="of:=[.L99]+([.K100]*[.J100])" office:value-type="float" office:value="25.5670333333333" calcext:value-type="float">
            <text:p><text:s/>25.5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99]+[.N100]" office:value-type="float" office:value="0" calcext:value-type="float">
            <text:p>0</text:p>
          </table:table-cell>
          <table:table-cell table:formula="of:=[.O100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99]+[.Q100]" office:value-type="float" office:value="0" calcext:value-type="float">
            <text:p>0</text:p>
          </table:table-cell>
          <table:table-cell table:formula="of:=[.R100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99]+[.T100]" office:value-type="float" office:value="0" calcext:value-type="float">
            <text:p>0</text:p>
          </table:table-cell>
          <table:table-cell table:formula="of:=[.U100]*100/[.U$3]" office:value-type="float" office:value="0" calcext:value-type="float">
            <text:p><text:s/>- <text:s text:c="7"/></text:p>
          </table:table-cell>
          <table:table-cell table:style-name="ce31" table:formula="of:=[.O100]+[.R100]" office:value-type="float" office:value="0" calcext:value-type="float">
            <text:p>0</text:p>
          </table:table-cell>
          <table:table-cell table:style-name="ce35" table:formula="of:=[.W100]/2" office:value-type="float" office:value="0" calcext:value-type="float">
            <text:p>0</text:p>
          </table:table-cell>
          <table:table-cell table:style-name="ce24" table:formula="of:=[.X100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06" calcext:value-type="date">
            <text:p>4/6/2006</text:p>
          </table:table-cell>
          <table:table-cell office:value-type="float" office:value="15" calcext:value-type="float">
            <text:p>15</text:p>
          </table:table-cell>
          <table:table-cell office:value-type="float" office:value="-3.812" calcext:value-type="float">
            <text:p>-3.81 <text:s text:c="5"/></text:p>
          </table:table-cell>
          <table:table-cell office:value-type="float" office:value="17.625" calcext:value-type="float">
            <text:p><text:s/>17.63 <text:s text:c="5"/></text:p>
          </table:table-cell>
          <table:table-cell office:value-type="float" office:value="9.90602083333333" calcext:value-type="float">
            <text:p><text:s/>9.91 <text:s text:c="5"/></text:p>
          </table:table-cell>
          <table:table-cell table:formula="of:=([.D101]+[.C101])/2" office:value-type="float" office:value="6.9065" calcext:value-type="float">
            <text:p><text:s/>6.91 <text:s text:c="5"/></text:p>
          </table:table-cell>
          <table:table-cell table:formula="of:=ABS([.E101]-[.F101])" office:value-type="float" office:value="2.99952083333333" calcext:value-type="float">
            <text:p><text:s/>3.00 <text:s text:c="5"/></text:p>
          </table:table-cell>
          <table:table-cell table:formula="of:=ABS([.G101]*100/[.E101])" office:value-type="float" office:value="30.2797751367539" calcext:value-type="float">
            <text:p><text:s/>30.2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01]&gt;=[.$L$4];1;0)" office:value-type="float" office:value="1" calcext:value-type="float">
            <text:p>1</text:p>
          </table:table-cell>
          <table:table-cell table:style-name="ce24" table:formula="of:=IF([.E101]&gt;[.K$4];[.E101]-[.K$4];0)" office:value-type="float" office:value="0" calcext:value-type="float">
            <text:p><text:s/>- <text:s text:c="7"/></text:p>
          </table:table-cell>
          <table:table-cell table:style-name="ce12" table:formula="of:=[.L100]+([.K101]*[.J101])" office:value-type="float" office:value="25.5670333333333" calcext:value-type="float">
            <text:p><text:s/>25.5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00]+[.N101]" office:value-type="float" office:value="0" calcext:value-type="float">
            <text:p>0</text:p>
          </table:table-cell>
          <table:table-cell table:formula="of:=[.O101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00]+[.Q101]" office:value-type="float" office:value="0" calcext:value-type="float">
            <text:p>0</text:p>
          </table:table-cell>
          <table:table-cell table:formula="of:=[.R101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00]+[.T101]" office:value-type="float" office:value="0" calcext:value-type="float">
            <text:p>0</text:p>
          </table:table-cell>
          <table:table-cell table:formula="of:=[.U101]*100/[.U$3]" office:value-type="float" office:value="0" calcext:value-type="float">
            <text:p><text:s/>- <text:s text:c="7"/></text:p>
          </table:table-cell>
          <table:table-cell table:style-name="ce31" table:formula="of:=[.O101]+[.R101]" office:value-type="float" office:value="0" calcext:value-type="float">
            <text:p>0</text:p>
          </table:table-cell>
          <table:table-cell table:style-name="ce35" table:formula="of:=[.W101]/2" office:value-type="float" office:value="0" calcext:value-type="float">
            <text:p>0</text:p>
          </table:table-cell>
          <table:table-cell table:style-name="ce24" table:formula="of:=[.X101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07" calcext:value-type="date">
            <text:p>4/7/2006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.00 <text:s text:c="5"/></text:p>
          </table:table-cell>
          <table:table-cell office:value-type="float" office:value="15.25" calcext:value-type="float">
            <text:p><text:s/>15.25 <text:s text:c="5"/></text:p>
          </table:table-cell>
          <table:table-cell office:value-type="float" office:value="4.10772916666667" calcext:value-type="float">
            <text:p><text:s/>4.11 <text:s text:c="5"/></text:p>
          </table:table-cell>
          <table:table-cell table:formula="of:=([.D102]+[.C102])/2" office:value-type="float" office:value="5.125" calcext:value-type="float">
            <text:p><text:s/>5.13 <text:s text:c="5"/></text:p>
          </table:table-cell>
          <table:table-cell table:formula="of:=ABS([.E102]-[.F102])" office:value-type="float" office:value="1.01727083333333" calcext:value-type="float">
            <text:p><text:s/>1.02 <text:s text:c="5"/></text:p>
          </table:table-cell>
          <table:table-cell table:formula="of:=ABS([.G102]*100/[.E102])" office:value-type="float" office:value="24.7647980686814" calcext:value-type="float">
            <text:p><text:s/>24.76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02]&gt;=[.$L$4];1;0)" office:value-type="float" office:value="1" calcext:value-type="float">
            <text:p>1</text:p>
          </table:table-cell>
          <table:table-cell table:style-name="ce24" table:formula="of:=IF([.E102]&gt;[.K$4];[.E102]-[.K$4];0)" office:value-type="float" office:value="0" calcext:value-type="float">
            <text:p><text:s/>- <text:s text:c="7"/></text:p>
          </table:table-cell>
          <table:table-cell table:style-name="ce12" table:formula="of:=[.L101]+([.K102]*[.J102])" office:value-type="float" office:value="25.5670333333333" calcext:value-type="float">
            <text:p><text:s/>25.5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01]+[.N102]" office:value-type="float" office:value="0" calcext:value-type="float">
            <text:p>0</text:p>
          </table:table-cell>
          <table:table-cell table:formula="of:=[.O102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01]+[.Q102]" office:value-type="float" office:value="0" calcext:value-type="float">
            <text:p>0</text:p>
          </table:table-cell>
          <table:table-cell table:formula="of:=[.R102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01]+[.T102]" office:value-type="float" office:value="0" calcext:value-type="float">
            <text:p>0</text:p>
          </table:table-cell>
          <table:table-cell table:formula="of:=[.U102]*100/[.U$3]" office:value-type="float" office:value="0" calcext:value-type="float">
            <text:p><text:s/>- <text:s text:c="7"/></text:p>
          </table:table-cell>
          <table:table-cell table:style-name="ce31" table:formula="of:=[.O102]+[.R102]" office:value-type="float" office:value="0" calcext:value-type="float">
            <text:p>0</text:p>
          </table:table-cell>
          <table:table-cell table:style-name="ce35" table:formula="of:=[.W102]/2" office:value-type="float" office:value="0" calcext:value-type="float">
            <text:p>0</text:p>
          </table:table-cell>
          <table:table-cell table:style-name="ce24" table:formula="of:=[.X102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08" calcext:value-type="date">
            <text:p>4/8/2006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.00 <text:s text:c="5"/></text:p>
          </table:table-cell>
          <table:table-cell office:value-type="float" office:value="17.62" calcext:value-type="float">
            <text:p><text:s/>17.62 <text:s text:c="5"/></text:p>
          </table:table-cell>
          <table:table-cell office:value-type="float" office:value="6.40602083333333" calcext:value-type="float">
            <text:p><text:s/>6.41 <text:s text:c="5"/></text:p>
          </table:table-cell>
          <table:table-cell table:formula="of:=([.D103]+[.C103])/2" office:value-type="float" office:value="7.31" calcext:value-type="float">
            <text:p><text:s/>7.31 <text:s text:c="5"/></text:p>
          </table:table-cell>
          <table:table-cell table:formula="of:=ABS([.E103]-[.F103])" office:value-type="float" office:value="0.90397916666667" calcext:value-type="float">
            <text:p><text:s/>0.90 <text:s text:c="5"/></text:p>
          </table:table-cell>
          <table:table-cell table:formula="of:=ABS([.G103]*100/[.E103])" office:value-type="float" office:value="14.11139910696" calcext:value-type="float">
            <text:p><text:s/>14.1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03]&gt;=[.$L$4];1;0)" office:value-type="float" office:value="1" calcext:value-type="float">
            <text:p>1</text:p>
          </table:table-cell>
          <table:table-cell table:style-name="ce24" table:formula="of:=IF([.E103]&gt;[.K$4];[.E103]-[.K$4];0)" office:value-type="float" office:value="0" calcext:value-type="float">
            <text:p><text:s/>- <text:s text:c="7"/></text:p>
          </table:table-cell>
          <table:table-cell table:style-name="ce12" table:formula="of:=[.L102]+([.K103]*[.J103])" office:value-type="float" office:value="25.5670333333333" calcext:value-type="float">
            <text:p><text:s/>25.5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02]+[.N103]" office:value-type="float" office:value="0" calcext:value-type="float">
            <text:p>0</text:p>
          </table:table-cell>
          <table:table-cell table:formula="of:=[.O103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02]+[.Q103]" office:value-type="float" office:value="0" calcext:value-type="float">
            <text:p>0</text:p>
          </table:table-cell>
          <table:table-cell table:formula="of:=[.R103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02]+[.T103]" office:value-type="float" office:value="0" calcext:value-type="float">
            <text:p>0</text:p>
          </table:table-cell>
          <table:table-cell table:formula="of:=[.U103]*100/[.U$3]" office:value-type="float" office:value="0" calcext:value-type="float">
            <text:p><text:s/>- <text:s text:c="7"/></text:p>
          </table:table-cell>
          <table:table-cell table:style-name="ce31" table:formula="of:=[.O103]+[.R103]" office:value-type="float" office:value="0" calcext:value-type="float">
            <text:p>0</text:p>
          </table:table-cell>
          <table:table-cell table:style-name="ce35" table:formula="of:=[.W103]/2" office:value-type="float" office:value="0" calcext:value-type="float">
            <text:p>0</text:p>
          </table:table-cell>
          <table:table-cell table:style-name="ce24" table:formula="of:=[.X103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09" calcext:value-type="date">
            <text:p>4/9/2006</text:p>
          </table:table-cell>
          <table:table-cell office:value-type="float" office:value="15" calcext:value-type="float">
            <text:p>15</text:p>
          </table:table-cell>
          <table:table-cell office:value-type="float" office:value="0.125" calcext:value-type="float">
            <text:p><text:s/>0.13 <text:s text:c="5"/></text:p>
          </table:table-cell>
          <table:table-cell office:value-type="float" office:value="18.62" calcext:value-type="float">
            <text:p><text:s/>18.62 <text:s text:c="5"/></text:p>
          </table:table-cell>
          <table:table-cell office:value-type="float" office:value="7.41775" calcext:value-type="float">
            <text:p><text:s/>7.42 <text:s text:c="5"/></text:p>
          </table:table-cell>
          <table:table-cell table:formula="of:=([.D104]+[.C104])/2" office:value-type="float" office:value="9.3725" calcext:value-type="float">
            <text:p><text:s/>9.37 <text:s text:c="5"/></text:p>
          </table:table-cell>
          <table:table-cell table:formula="of:=ABS([.E104]-[.F104])" office:value-type="float" office:value="1.95475" calcext:value-type="float">
            <text:p><text:s/>1.95 <text:s text:c="5"/></text:p>
          </table:table-cell>
          <table:table-cell table:formula="of:=ABS([.G104]*100/[.E104])" office:value-type="float" office:value="26.3523305584578" calcext:value-type="float">
            <text:p><text:s/>26.35 <text:s text:c="5"/></text:p>
          </table:table-cell>
          <table:table-cell office:value-type="float" office:value="1" calcext:value-type="float">
            <text:p><text:s/>1.00 <text:s text:c="5"/></text:p>
          </table:table-cell>
          <table:table-cell table:style-name="ce20" table:formula="of:=IF([.A104]&gt;=[.$L$4];1;0)" office:value-type="float" office:value="1" calcext:value-type="float">
            <text:p>1</text:p>
          </table:table-cell>
          <table:table-cell table:style-name="ce24" table:formula="of:=IF([.E104]&gt;[.K$4];[.E104]-[.K$4];0)" office:value-type="float" office:value="0" calcext:value-type="float">
            <text:p><text:s/>- <text:s text:c="7"/></text:p>
          </table:table-cell>
          <table:table-cell table:style-name="ce12" table:formula="of:=[.L103]+([.K104]*[.J104])" office:value-type="float" office:value="25.5670333333333" calcext:value-type="float">
            <text:p><text:s/>25.5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03]+[.N104]" office:value-type="float" office:value="0" calcext:value-type="float">
            <text:p>0</text:p>
          </table:table-cell>
          <table:table-cell table:formula="of:=[.O104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03]+[.Q104]" office:value-type="float" office:value="0" calcext:value-type="float">
            <text:p>0</text:p>
          </table:table-cell>
          <table:table-cell table:formula="of:=[.R104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03]+[.T104]" office:value-type="float" office:value="0" calcext:value-type="float">
            <text:p>0</text:p>
          </table:table-cell>
          <table:table-cell table:formula="of:=[.U104]*100/[.U$3]" office:value-type="float" office:value="0" calcext:value-type="float">
            <text:p><text:s/>- <text:s text:c="7"/></text:p>
          </table:table-cell>
          <table:table-cell table:style-name="ce31" table:formula="of:=[.O104]+[.R104]" office:value-type="float" office:value="0" calcext:value-type="float">
            <text:p>0</text:p>
          </table:table-cell>
          <table:table-cell table:style-name="ce35" table:formula="of:=[.W104]/2" office:value-type="float" office:value="0" calcext:value-type="float">
            <text:p>0</text:p>
          </table:table-cell>
          <table:table-cell table:style-name="ce24" table:formula="of:=[.X104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10" calcext:value-type="date">
            <text:p>4/10/2006</text:p>
          </table:table-cell>
          <table:table-cell office:value-type="float" office:value="16" calcext:value-type="float">
            <text:p>16</text:p>
          </table:table-cell>
          <table:table-cell office:value-type="float" office:value="2.125" calcext:value-type="float">
            <text:p><text:s/>2.13 <text:s text:c="5"/></text:p>
          </table:table-cell>
          <table:table-cell office:value-type="float" office:value="6.812" calcext:value-type="float">
            <text:p><text:s/>6.81 <text:s text:c="5"/></text:p>
          </table:table-cell>
          <table:table-cell office:value-type="float" office:value="4.48922916666667" calcext:value-type="float">
            <text:p><text:s/>4.49 <text:s text:c="5"/></text:p>
          </table:table-cell>
          <table:table-cell table:formula="of:=([.D105]+[.C105])/2" office:value-type="float" office:value="4.4685" calcext:value-type="float">
            <text:p><text:s/>4.47 <text:s text:c="5"/></text:p>
          </table:table-cell>
          <table:table-cell table:formula="of:=ABS([.E105]-[.F105])" office:value-type="float" office:value="0.0207291666666691" calcext:value-type="float">
            <text:p><text:s/>0.02 <text:s text:c="5"/></text:p>
          </table:table-cell>
          <table:table-cell table:formula="of:=ABS([.G105]*100/[.E105])" office:value-type="float" office:value="0.461753363374428" calcext:value-type="float">
            <text:p><text:s/>0.46 <text:s text:c="5"/></text:p>
          </table:table-cell>
          <table:table-cell office:value-type="float" office:value="4" calcext:value-type="float">
            <text:p><text:s/>4.00 <text:s text:c="5"/></text:p>
          </table:table-cell>
          <table:table-cell table:style-name="ce20" table:formula="of:=IF([.A105]&gt;=[.$L$4];1;0)" office:value-type="float" office:value="1" calcext:value-type="float">
            <text:p>1</text:p>
          </table:table-cell>
          <table:table-cell table:style-name="ce24" table:formula="of:=IF([.E105]&gt;[.K$4];[.E105]-[.K$4];0)" office:value-type="float" office:value="0" calcext:value-type="float">
            <text:p><text:s/>- <text:s text:c="7"/></text:p>
          </table:table-cell>
          <table:table-cell table:style-name="ce12" table:formula="of:=[.L104]+([.K105]*[.J105])" office:value-type="float" office:value="25.5670333333333" calcext:value-type="float">
            <text:p><text:s/>25.5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04]+[.N105]" office:value-type="float" office:value="0" calcext:value-type="float">
            <text:p>0</text:p>
          </table:table-cell>
          <table:table-cell table:formula="of:=[.O105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04]+[.Q105]" office:value-type="float" office:value="0" calcext:value-type="float">
            <text:p>0</text:p>
          </table:table-cell>
          <table:table-cell table:formula="of:=[.R105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04]+[.T105]" office:value-type="float" office:value="0" calcext:value-type="float">
            <text:p>0</text:p>
          </table:table-cell>
          <table:table-cell table:formula="of:=[.U105]*100/[.U$3]" office:value-type="float" office:value="0" calcext:value-type="float">
            <text:p><text:s/>- <text:s text:c="7"/></text:p>
          </table:table-cell>
          <table:table-cell table:style-name="ce31" table:formula="of:=[.O105]+[.R105]" office:value-type="float" office:value="0" calcext:value-type="float">
            <text:p>0</text:p>
          </table:table-cell>
          <table:table-cell table:style-name="ce35" table:formula="of:=[.W105]/2" office:value-type="float" office:value="0" calcext:value-type="float">
            <text:p>0</text:p>
          </table:table-cell>
          <table:table-cell table:style-name="ce24" table:formula="of:=[.X105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11" calcext:value-type="date">
            <text:p>4/11/2006</text:p>
          </table:table-cell>
          <table:table-cell office:value-type="float" office:value="16" calcext:value-type="float">
            <text:p>16</text:p>
          </table:table-cell>
          <table:table-cell office:value-type="float" office:value="-1.188" calcext:value-type="float">
            <text:p>-1.19 <text:s text:c="5"/></text:p>
          </table:table-cell>
          <table:table-cell office:value-type="float" office:value="11.5" calcext:value-type="float">
            <text:p><text:s/>11.50 <text:s text:c="5"/></text:p>
          </table:table-cell>
          <table:table-cell office:value-type="float" office:value="3.447375" calcext:value-type="float">
            <text:p><text:s/>3.45 <text:s text:c="5"/></text:p>
          </table:table-cell>
          <table:table-cell table:formula="of:=([.D106]+[.C106])/2" office:value-type="float" office:value="5.156" calcext:value-type="float">
            <text:p><text:s/>5.16 <text:s text:c="5"/></text:p>
          </table:table-cell>
          <table:table-cell table:formula="of:=ABS([.E106]-[.F106])" office:value-type="float" office:value="1.708625" calcext:value-type="float">
            <text:p><text:s/>1.71 <text:s text:c="5"/></text:p>
          </table:table-cell>
          <table:table-cell table:formula="of:=ABS([.G106]*100/[.E106])" office:value-type="float" office:value="49.5630733529134" calcext:value-type="float">
            <text:p><text:s/>49.56 <text:s text:c="5"/></text:p>
          </table:table-cell>
          <table:table-cell office:value-type="float" office:value="10.9" calcext:value-type="float">
            <text:p><text:s/>10.90 <text:s text:c="5"/></text:p>
          </table:table-cell>
          <table:table-cell table:style-name="ce20" table:formula="of:=IF([.A106]&gt;=[.$L$4];1;0)" office:value-type="float" office:value="1" calcext:value-type="float">
            <text:p>1</text:p>
          </table:table-cell>
          <table:table-cell table:style-name="ce24" table:formula="of:=IF([.E106]&gt;[.K$4];[.E106]-[.K$4];0)" office:value-type="float" office:value="0" calcext:value-type="float">
            <text:p><text:s/>- <text:s text:c="7"/></text:p>
          </table:table-cell>
          <table:table-cell table:style-name="ce12" table:formula="of:=[.L105]+([.K106]*[.J106])" office:value-type="float" office:value="25.5670333333333" calcext:value-type="float">
            <text:p><text:s/>25.5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05]+[.N106]" office:value-type="float" office:value="0" calcext:value-type="float">
            <text:p>0</text:p>
          </table:table-cell>
          <table:table-cell table:formula="of:=[.O106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05]+[.Q106]" office:value-type="float" office:value="0" calcext:value-type="float">
            <text:p>0</text:p>
          </table:table-cell>
          <table:table-cell table:formula="of:=[.R106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05]+[.T106]" office:value-type="float" office:value="0" calcext:value-type="float">
            <text:p>0</text:p>
          </table:table-cell>
          <table:table-cell table:formula="of:=[.U106]*100/[.U$3]" office:value-type="float" office:value="0" calcext:value-type="float">
            <text:p><text:s/>- <text:s text:c="7"/></text:p>
          </table:table-cell>
          <table:table-cell table:style-name="ce31" table:formula="of:=[.O106]+[.R106]" office:value-type="float" office:value="0" calcext:value-type="float">
            <text:p>0</text:p>
          </table:table-cell>
          <table:table-cell table:style-name="ce35" table:formula="of:=[.W106]/2" office:value-type="float" office:value="0" calcext:value-type="float">
            <text:p>0</text:p>
          </table:table-cell>
          <table:table-cell table:style-name="ce24" table:formula="of:=[.X106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12" calcext:value-type="date">
            <text:p>4/12/2006</text:p>
          </table:table-cell>
          <table:table-cell office:value-type="float" office:value="16" calcext:value-type="float">
            <text:p>16</text:p>
          </table:table-cell>
          <table:table-cell office:value-type="float" office:value="-3.62" calcext:value-type="float">
            <text:p>-3.62 <text:s text:c="5"/></text:p>
          </table:table-cell>
          <table:table-cell office:value-type="float" office:value="18.62" calcext:value-type="float">
            <text:p><text:s/>18.62 <text:s text:c="5"/></text:p>
          </table:table-cell>
          <table:table-cell office:value-type="float" office:value="4.83310416666667" calcext:value-type="float">
            <text:p><text:s/>4.83 <text:s text:c="5"/></text:p>
          </table:table-cell>
          <table:table-cell table:formula="of:=([.D107]+[.C107])/2" office:value-type="float" office:value="7.5" calcext:value-type="float">
            <text:p><text:s/>7.50 <text:s text:c="5"/></text:p>
          </table:table-cell>
          <table:table-cell table:formula="of:=ABS([.E107]-[.F107])" office:value-type="float" office:value="2.66689583333333" calcext:value-type="float">
            <text:p><text:s/>2.67 <text:s text:c="5"/></text:p>
          </table:table-cell>
          <table:table-cell table:formula="of:=ABS([.G107]*100/[.E107])" office:value-type="float" office:value="55.1797714546809" calcext:value-type="float">
            <text:p><text:s/>55.1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07]&gt;=[.$L$4];1;0)" office:value-type="float" office:value="1" calcext:value-type="float">
            <text:p>1</text:p>
          </table:table-cell>
          <table:table-cell table:style-name="ce24" table:formula="of:=IF([.E107]&gt;[.K$4];[.E107]-[.K$4];0)" office:value-type="float" office:value="0" calcext:value-type="float">
            <text:p><text:s/>- <text:s text:c="7"/></text:p>
          </table:table-cell>
          <table:table-cell table:style-name="ce12" table:formula="of:=[.L106]+([.K107]*[.J107])" office:value-type="float" office:value="25.5670333333333" calcext:value-type="float">
            <text:p><text:s/>25.5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06]+[.N107]" office:value-type="float" office:value="0" calcext:value-type="float">
            <text:p>0</text:p>
          </table:table-cell>
          <table:table-cell table:formula="of:=[.O107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06]+[.Q107]" office:value-type="float" office:value="0" calcext:value-type="float">
            <text:p>0</text:p>
          </table:table-cell>
          <table:table-cell table:formula="of:=[.R107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06]+[.T107]" office:value-type="float" office:value="0" calcext:value-type="float">
            <text:p>0</text:p>
          </table:table-cell>
          <table:table-cell table:formula="of:=[.U107]*100/[.U$3]" office:value-type="float" office:value="0" calcext:value-type="float">
            <text:p><text:s/>- <text:s text:c="7"/></text:p>
          </table:table-cell>
          <table:table-cell table:style-name="ce31" table:formula="of:=[.O107]+[.R107]" office:value-type="float" office:value="0" calcext:value-type="float">
            <text:p>0</text:p>
          </table:table-cell>
          <table:table-cell table:style-name="ce35" table:formula="of:=[.W107]/2" office:value-type="float" office:value="0" calcext:value-type="float">
            <text:p>0</text:p>
          </table:table-cell>
          <table:table-cell table:style-name="ce24" table:formula="of:=[.X107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13" calcext:value-type="date">
            <text:p>4/13/2006</text:p>
          </table:table-cell>
          <table:table-cell office:value-type="float" office:value="16" calcext:value-type="float">
            <text:p>16</text:p>
          </table:table-cell>
          <table:table-cell office:value-type="float" office:value="1.875" calcext:value-type="float">
            <text:p><text:s/>1.88 <text:s text:c="5"/></text:p>
          </table:table-cell>
          <table:table-cell office:value-type="float" office:value="15.938" calcext:value-type="float">
            <text:p><text:s/>15.94 <text:s text:c="5"/></text:p>
          </table:table-cell>
          <table:table-cell office:value-type="float" office:value="6.75339583333333" calcext:value-type="float">
            <text:p><text:s/>6.75 <text:s text:c="5"/></text:p>
          </table:table-cell>
          <table:table-cell table:formula="of:=([.D108]+[.C108])/2" office:value-type="float" office:value="8.9065" calcext:value-type="float">
            <text:p><text:s/>8.91 <text:s text:c="5"/></text:p>
          </table:table-cell>
          <table:table-cell table:formula="of:=ABS([.E108]-[.F108])" office:value-type="float" office:value="2.15310416666667" calcext:value-type="float">
            <text:p><text:s/>2.15 <text:s text:c="5"/></text:p>
          </table:table-cell>
          <table:table-cell table:formula="of:=ABS([.G108]*100/[.E108])" office:value-type="float" office:value="31.8818002054523" calcext:value-type="float">
            <text:p><text:s/>31.8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08]&gt;=[.$L$4];1;0)" office:value-type="float" office:value="1" calcext:value-type="float">
            <text:p>1</text:p>
          </table:table-cell>
          <table:table-cell table:style-name="ce24" table:formula="of:=IF([.E108]&gt;[.K$4];[.E108]-[.K$4];0)" office:value-type="float" office:value="0" calcext:value-type="float">
            <text:p><text:s/>- <text:s text:c="7"/></text:p>
          </table:table-cell>
          <table:table-cell table:style-name="ce12" table:formula="of:=[.L107]+([.K108]*[.J108])" office:value-type="float" office:value="25.5670333333333" calcext:value-type="float">
            <text:p><text:s/>25.5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07]+[.N108]" office:value-type="float" office:value="0" calcext:value-type="float">
            <text:p>0</text:p>
          </table:table-cell>
          <table:table-cell table:formula="of:=[.O108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07]+[.Q108]" office:value-type="float" office:value="0" calcext:value-type="float">
            <text:p>0</text:p>
          </table:table-cell>
          <table:table-cell table:formula="of:=[.R108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07]+[.T108]" office:value-type="float" office:value="0" calcext:value-type="float">
            <text:p>0</text:p>
          </table:table-cell>
          <table:table-cell table:formula="of:=[.U108]*100/[.U$3]" office:value-type="float" office:value="0" calcext:value-type="float">
            <text:p><text:s/>- <text:s text:c="7"/></text:p>
          </table:table-cell>
          <table:table-cell table:style-name="ce31" table:formula="of:=[.O108]+[.R108]" office:value-type="float" office:value="0" calcext:value-type="float">
            <text:p>0</text:p>
          </table:table-cell>
          <table:table-cell table:style-name="ce35" table:formula="of:=[.W108]/2" office:value-type="float" office:value="0" calcext:value-type="float">
            <text:p>0</text:p>
          </table:table-cell>
          <table:table-cell table:style-name="ce24" table:formula="of:=[.X108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14" calcext:value-type="date">
            <text:p>4/14/2006</text:p>
          </table:table-cell>
          <table:table-cell office:value-type="float" office:value="16" calcext:value-type="float">
            <text:p>16</text:p>
          </table:table-cell>
          <table:table-cell office:value-type="float" office:value="1.375" calcext:value-type="float">
            <text:p><text:s/>1.38 <text:s text:c="5"/></text:p>
          </table:table-cell>
          <table:table-cell office:value-type="float" office:value="13" calcext:value-type="float">
            <text:p><text:s/>13.00 <text:s text:c="5"/></text:p>
          </table:table-cell>
          <table:table-cell office:value-type="float" office:value="5.12316666666667" calcext:value-type="float">
            <text:p><text:s/>5.12 <text:s text:c="5"/></text:p>
          </table:table-cell>
          <table:table-cell table:formula="of:=([.D109]+[.C109])/2" office:value-type="float" office:value="7.1875" calcext:value-type="float">
            <text:p><text:s/>7.19 <text:s text:c="5"/></text:p>
          </table:table-cell>
          <table:table-cell table:formula="of:=ABS([.E109]-[.F109])" office:value-type="float" office:value="2.06433333333333" calcext:value-type="float">
            <text:p><text:s/>2.06 <text:s text:c="5"/></text:p>
          </table:table-cell>
          <table:table-cell table:formula="of:=ABS([.G109]*100/[.E109])" office:value-type="float" office:value="40.2940889423858" calcext:value-type="float">
            <text:p><text:s/>40.29 <text:s text:c="5"/></text:p>
          </table:table-cell>
          <table:table-cell office:value-type="float" office:value="6" calcext:value-type="float">
            <text:p><text:s/>6.00 <text:s text:c="5"/></text:p>
          </table:table-cell>
          <table:table-cell table:style-name="ce20" table:formula="of:=IF([.A109]&gt;=[.$L$4];1;0)" office:value-type="float" office:value="1" calcext:value-type="float">
            <text:p>1</text:p>
          </table:table-cell>
          <table:table-cell table:style-name="ce24" table:formula="of:=IF([.E109]&gt;[.K$4];[.E109]-[.K$4];0)" office:value-type="float" office:value="0" calcext:value-type="float">
            <text:p><text:s/>- <text:s text:c="7"/></text:p>
          </table:table-cell>
          <table:table-cell table:style-name="ce12" table:formula="of:=[.L108]+([.K109]*[.J109])" office:value-type="float" office:value="25.5670333333333" calcext:value-type="float">
            <text:p><text:s/>25.5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08]+[.N109]" office:value-type="float" office:value="0" calcext:value-type="float">
            <text:p>0</text:p>
          </table:table-cell>
          <table:table-cell table:formula="of:=[.O109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08]+[.Q109]" office:value-type="float" office:value="0" calcext:value-type="float">
            <text:p>0</text:p>
          </table:table-cell>
          <table:table-cell table:formula="of:=[.R109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08]+[.T109]" office:value-type="float" office:value="0" calcext:value-type="float">
            <text:p>0</text:p>
          </table:table-cell>
          <table:table-cell table:formula="of:=[.U109]*100/[.U$3]" office:value-type="float" office:value="0" calcext:value-type="float">
            <text:p><text:s/>- <text:s text:c="7"/></text:p>
          </table:table-cell>
          <table:table-cell table:style-name="ce31" table:formula="of:=[.O109]+[.R109]" office:value-type="float" office:value="0" calcext:value-type="float">
            <text:p>0</text:p>
          </table:table-cell>
          <table:table-cell table:style-name="ce35" table:formula="of:=[.W109]/2" office:value-type="float" office:value="0" calcext:value-type="float">
            <text:p>0</text:p>
          </table:table-cell>
          <table:table-cell table:style-name="ce24" table:formula="of:=[.X109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15" calcext:value-type="date">
            <text:p>4/15/2006</text:p>
          </table:table-cell>
          <table:table-cell office:value-type="float" office:value="16" calcext:value-type="float">
            <text:p>16</text:p>
          </table:table-cell>
          <table:table-cell office:value-type="float" office:value="0.312" calcext:value-type="float">
            <text:p><text:s/>0.31 <text:s text:c="5"/></text:p>
          </table:table-cell>
          <table:table-cell office:value-type="float" office:value="13.625" calcext:value-type="float">
            <text:p><text:s/>13.63 <text:s text:c="5"/></text:p>
          </table:table-cell>
          <table:table-cell office:value-type="float" office:value="5.2651875" calcext:value-type="float">
            <text:p><text:s/>5.27 <text:s text:c="5"/></text:p>
          </table:table-cell>
          <table:table-cell table:formula="of:=([.D110]+[.C110])/2" office:value-type="float" office:value="6.9685" calcext:value-type="float">
            <text:p><text:s/>6.97 <text:s text:c="5"/></text:p>
          </table:table-cell>
          <table:table-cell table:formula="of:=ABS([.E110]-[.F110])" office:value-type="float" office:value="1.7033125" calcext:value-type="float">
            <text:p><text:s/>1.70 <text:s text:c="5"/></text:p>
          </table:table-cell>
          <table:table-cell table:formula="of:=ABS([.G110]*100/[.E110])" office:value-type="float" office:value="32.3504623529551" calcext:value-type="float">
            <text:p><text:s/>32.35 <text:s text:c="5"/></text:p>
          </table:table-cell>
          <table:table-cell office:value-type="float" office:value="0.5" calcext:value-type="float">
            <text:p><text:s/>0.50 <text:s text:c="5"/></text:p>
          </table:table-cell>
          <table:table-cell table:style-name="ce20" table:formula="of:=IF([.A110]&gt;=[.$L$4];1;0)" office:value-type="float" office:value="1" calcext:value-type="float">
            <text:p>1</text:p>
          </table:table-cell>
          <table:table-cell table:style-name="ce24" table:formula="of:=IF([.E110]&gt;[.K$4];[.E110]-[.K$4];0)" office:value-type="float" office:value="0" calcext:value-type="float">
            <text:p><text:s/>- <text:s text:c="7"/></text:p>
          </table:table-cell>
          <table:table-cell table:style-name="ce12" table:formula="of:=[.L109]+([.K110]*[.J110])" office:value-type="float" office:value="25.5670333333333" calcext:value-type="float">
            <text:p><text:s/>25.5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09]+[.N110]" office:value-type="float" office:value="0" calcext:value-type="float">
            <text:p>0</text:p>
          </table:table-cell>
          <table:table-cell table:formula="of:=[.O110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09]+[.Q110]" office:value-type="float" office:value="0" calcext:value-type="float">
            <text:p>0</text:p>
          </table:table-cell>
          <table:table-cell table:formula="of:=[.R110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09]+[.T110]" office:value-type="float" office:value="0" calcext:value-type="float">
            <text:p>0</text:p>
          </table:table-cell>
          <table:table-cell table:formula="of:=[.U110]*100/[.U$3]" office:value-type="float" office:value="0" calcext:value-type="float">
            <text:p><text:s/>- <text:s text:c="7"/></text:p>
          </table:table-cell>
          <table:table-cell table:style-name="ce31" table:formula="of:=[.O110]+[.R110]" office:value-type="float" office:value="0" calcext:value-type="float">
            <text:p>0</text:p>
          </table:table-cell>
          <table:table-cell table:style-name="ce35" table:formula="of:=[.W110]/2" office:value-type="float" office:value="0" calcext:value-type="float">
            <text:p>0</text:p>
          </table:table-cell>
          <table:table-cell table:style-name="ce24" table:formula="of:=[.X110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16" calcext:value-type="date">
            <text:p>4/16/2006</text:p>
          </table:table-cell>
          <table:table-cell office:value-type="float" office:value="16" calcext:value-type="float">
            <text:p>16</text:p>
          </table:table-cell>
          <table:table-cell office:value-type="float" office:value="-1.25" calcext:value-type="float">
            <text:p>-1.25 <text:s text:c="5"/></text:p>
          </table:table-cell>
          <table:table-cell office:value-type="float" office:value="13.75" calcext:value-type="float">
            <text:p><text:s/>13.75 <text:s text:c="5"/></text:p>
          </table:table-cell>
          <table:table-cell office:value-type="float" office:value="6.61447916666667" calcext:value-type="float">
            <text:p><text:s/>6.61 <text:s text:c="5"/></text:p>
          </table:table-cell>
          <table:table-cell table:formula="of:=([.D111]+[.C111])/2" office:value-type="float" office:value="6.25" calcext:value-type="float">
            <text:p><text:s/>6.25 <text:s text:c="5"/></text:p>
          </table:table-cell>
          <table:table-cell table:formula="of:=ABS([.E111]-[.F111])" office:value-type="float" office:value="0.36447916666667" calcext:value-type="float">
            <text:p><text:s/>0.36 <text:s text:c="5"/></text:p>
          </table:table-cell>
          <table:table-cell table:formula="of:=ABS([.G111]*100/[.E111])" office:value-type="float" office:value="5.5103229972126" calcext:value-type="float">
            <text:p><text:s/>5.5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11]&gt;=[.$L$4];1;0)" office:value-type="float" office:value="1" calcext:value-type="float">
            <text:p>1</text:p>
          </table:table-cell>
          <table:table-cell table:style-name="ce24" table:formula="of:=IF([.E111]&gt;[.K$4];[.E111]-[.K$4];0)" office:value-type="float" office:value="0" calcext:value-type="float">
            <text:p><text:s/>- <text:s text:c="7"/></text:p>
          </table:table-cell>
          <table:table-cell table:style-name="ce12" table:formula="of:=[.L110]+([.K111]*[.J111])" office:value-type="float" office:value="25.5670333333333" calcext:value-type="float">
            <text:p><text:s/>25.5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10]+[.N111]" office:value-type="float" office:value="0" calcext:value-type="float">
            <text:p>0</text:p>
          </table:table-cell>
          <table:table-cell table:formula="of:=[.O111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10]+[.Q111]" office:value-type="float" office:value="0" calcext:value-type="float">
            <text:p>0</text:p>
          </table:table-cell>
          <table:table-cell table:formula="of:=[.R111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10]+[.T111]" office:value-type="float" office:value="0" calcext:value-type="float">
            <text:p>0</text:p>
          </table:table-cell>
          <table:table-cell table:formula="of:=[.U111]*100/[.U$3]" office:value-type="float" office:value="0" calcext:value-type="float">
            <text:p><text:s/>- <text:s text:c="7"/></text:p>
          </table:table-cell>
          <table:table-cell table:style-name="ce31" table:formula="of:=[.O111]+[.R111]" office:value-type="float" office:value="0" calcext:value-type="float">
            <text:p>0</text:p>
          </table:table-cell>
          <table:table-cell table:style-name="ce35" table:formula="of:=[.W111]/2" office:value-type="float" office:value="0" calcext:value-type="float">
            <text:p>0</text:p>
          </table:table-cell>
          <table:table-cell table:style-name="ce24" table:formula="of:=[.X111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17" calcext:value-type="date">
            <text:p>4/17/200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<text:s/>3.00 <text:s text:c="5"/></text:p>
          </table:table-cell>
          <table:table-cell office:value-type="float" office:value="15.812" calcext:value-type="float">
            <text:p><text:s/>15.81 <text:s text:c="5"/></text:p>
          </table:table-cell>
          <table:table-cell office:value-type="float" office:value="8.76" calcext:value-type="float">
            <text:p><text:s/>8.76 <text:s text:c="5"/></text:p>
          </table:table-cell>
          <table:table-cell table:formula="of:=([.D112]+[.C112])/2" office:value-type="float" office:value="9.406" calcext:value-type="float">
            <text:p><text:s/>9.41 <text:s text:c="5"/></text:p>
          </table:table-cell>
          <table:table-cell table:formula="of:=ABS([.E112]-[.F112])" office:value-type="float" office:value="0.645999999999999" calcext:value-type="float">
            <text:p><text:s/>0.65 <text:s text:c="5"/></text:p>
          </table:table-cell>
          <table:table-cell table:formula="of:=ABS([.G112]*100/[.E112])" office:value-type="float" office:value="7.37442922374428" calcext:value-type="float">
            <text:p><text:s/>7.37 <text:s text:c="5"/></text:p>
          </table:table-cell>
          <table:table-cell office:value-type="float" office:value="2.5" calcext:value-type="float">
            <text:p><text:s/>2.50 <text:s text:c="5"/></text:p>
          </table:table-cell>
          <table:table-cell table:style-name="ce20" table:formula="of:=IF([.A112]&gt;=[.$L$4];1;0)" office:value-type="float" office:value="1" calcext:value-type="float">
            <text:p>1</text:p>
          </table:table-cell>
          <table:table-cell table:style-name="ce24" table:formula="of:=IF([.E112]&gt;[.K$4];[.E112]-[.K$4];0)" office:value-type="float" office:value="0" calcext:value-type="float">
            <text:p><text:s/>- <text:s text:c="7"/></text:p>
          </table:table-cell>
          <table:table-cell table:style-name="ce12" table:formula="of:=[.L111]+([.K112]*[.J112])" office:value-type="float" office:value="25.5670333333333" calcext:value-type="float">
            <text:p><text:s/>25.5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11]+[.N112]" office:value-type="float" office:value="0" calcext:value-type="float">
            <text:p>0</text:p>
          </table:table-cell>
          <table:table-cell table:formula="of:=[.O112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11]+[.Q112]" office:value-type="float" office:value="0" calcext:value-type="float">
            <text:p>0</text:p>
          </table:table-cell>
          <table:table-cell table:formula="of:=[.R112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11]+[.T112]" office:value-type="float" office:value="0" calcext:value-type="float">
            <text:p>0</text:p>
          </table:table-cell>
          <table:table-cell table:formula="of:=[.U112]*100/[.U$3]" office:value-type="float" office:value="0" calcext:value-type="float">
            <text:p><text:s/>- <text:s text:c="7"/></text:p>
          </table:table-cell>
          <table:table-cell table:style-name="ce31" table:formula="of:=[.O112]+[.R112]" office:value-type="float" office:value="0" calcext:value-type="float">
            <text:p>0</text:p>
          </table:table-cell>
          <table:table-cell table:style-name="ce35" table:formula="of:=[.W112]/2" office:value-type="float" office:value="0" calcext:value-type="float">
            <text:p>0</text:p>
          </table:table-cell>
          <table:table-cell table:style-name="ce24" table:formula="of:=[.X112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18" calcext:value-type="date">
            <text:p>4/18/2006</text:p>
          </table:table-cell>
          <table:table-cell office:value-type="float" office:value="17" calcext:value-type="float">
            <text:p>17</text:p>
          </table:table-cell>
          <table:table-cell office:value-type="float" office:value="3.312" calcext:value-type="float">
            <text:p><text:s/>3.31 <text:s text:c="5"/></text:p>
          </table:table-cell>
          <table:table-cell office:value-type="float" office:value="16.62" calcext:value-type="float">
            <text:p><text:s/>16.62 <text:s text:c="5"/></text:p>
          </table:table-cell>
          <table:table-cell office:value-type="float" office:value="8.13402083333333" calcext:value-type="float">
            <text:p><text:s/>8.13 <text:s text:c="5"/></text:p>
          </table:table-cell>
          <table:table-cell table:formula="of:=([.D113]+[.C113])/2" office:value-type="float" office:value="9.966" calcext:value-type="float">
            <text:p><text:s/>9.97 <text:s text:c="5"/></text:p>
          </table:table-cell>
          <table:table-cell table:formula="of:=ABS([.E113]-[.F113])" office:value-type="float" office:value="1.83197916666667" calcext:value-type="float">
            <text:p><text:s/>1.83 <text:s text:c="5"/></text:p>
          </table:table-cell>
          <table:table-cell table:formula="of:=ABS([.G113]*100/[.E113])" office:value-type="float" office:value="22.5224302249042" calcext:value-type="float">
            <text:p><text:s/>22.52 <text:s text:c="5"/></text:p>
          </table:table-cell>
          <table:table-cell office:value-type="float" office:value="0.5" calcext:value-type="float">
            <text:p><text:s/>0.50 <text:s text:c="5"/></text:p>
          </table:table-cell>
          <table:table-cell table:style-name="ce20" table:formula="of:=IF([.A113]&gt;=[.$L$4];1;0)" office:value-type="float" office:value="1" calcext:value-type="float">
            <text:p>1</text:p>
          </table:table-cell>
          <table:table-cell table:style-name="ce24" table:formula="of:=IF([.E113]&gt;[.K$4];[.E113]-[.K$4];0)" office:value-type="float" office:value="0" calcext:value-type="float">
            <text:p><text:s/>- <text:s text:c="7"/></text:p>
          </table:table-cell>
          <table:table-cell table:style-name="ce12" table:formula="of:=[.L112]+([.K113]*[.J113])" office:value-type="float" office:value="25.5670333333333" calcext:value-type="float">
            <text:p><text:s/>25.5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12]+[.N113]" office:value-type="float" office:value="0" calcext:value-type="float">
            <text:p>0</text:p>
          </table:table-cell>
          <table:table-cell table:formula="of:=[.O113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12]+[.Q113]" office:value-type="float" office:value="0" calcext:value-type="float">
            <text:p>0</text:p>
          </table:table-cell>
          <table:table-cell table:formula="of:=[.R113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12]+[.T113]" office:value-type="float" office:value="0" calcext:value-type="float">
            <text:p>0</text:p>
          </table:table-cell>
          <table:table-cell table:formula="of:=[.U113]*100/[.U$3]" office:value-type="float" office:value="0" calcext:value-type="float">
            <text:p><text:s/>- <text:s text:c="7"/></text:p>
          </table:table-cell>
          <table:table-cell table:style-name="ce31" table:formula="of:=[.O113]+[.R113]" office:value-type="float" office:value="0" calcext:value-type="float">
            <text:p>0</text:p>
          </table:table-cell>
          <table:table-cell table:style-name="ce35" table:formula="of:=[.W113]/2" office:value-type="float" office:value="0" calcext:value-type="float">
            <text:p>0</text:p>
          </table:table-cell>
          <table:table-cell table:style-name="ce24" table:formula="of:=[.X113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19" calcext:value-type="date">
            <text:p>4/19/2006</text:p>
          </table:table-cell>
          <table:table-cell office:value-type="float" office:value="17" calcext:value-type="float">
            <text:p>17</text:p>
          </table:table-cell>
          <table:table-cell office:value-type="float" office:value="2.188" calcext:value-type="float">
            <text:p><text:s/>2.19 <text:s text:c="5"/></text:p>
          </table:table-cell>
          <table:table-cell office:value-type="float" office:value="18.62" calcext:value-type="float">
            <text:p><text:s/>18.62 <text:s text:c="5"/></text:p>
          </table:table-cell>
          <table:table-cell office:value-type="float" office:value="9.63235416666667" calcext:value-type="float">
            <text:p><text:s/>9.63 <text:s text:c="5"/></text:p>
          </table:table-cell>
          <table:table-cell table:formula="of:=([.D114]+[.C114])/2" office:value-type="float" office:value="10.404" calcext:value-type="float">
            <text:p><text:s/>10.40 <text:s text:c="5"/></text:p>
          </table:table-cell>
          <table:table-cell table:formula="of:=ABS([.E114]-[.F114])" office:value-type="float" office:value="0.771645833333331" calcext:value-type="float">
            <text:p><text:s/>0.77 <text:s text:c="5"/></text:p>
          </table:table-cell>
          <table:table-cell table:formula="of:=ABS([.G114]*100/[.E114])" office:value-type="float" office:value="8.0109786245574" calcext:value-type="float">
            <text:p><text:s/>8.0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14]&gt;=[.$L$4];1;0)" office:value-type="float" office:value="1" calcext:value-type="float">
            <text:p>1</text:p>
          </table:table-cell>
          <table:table-cell table:style-name="ce24" table:formula="of:=IF([.E114]&gt;[.K$4];[.E114]-[.K$4];0)" office:value-type="float" office:value="0" calcext:value-type="float">
            <text:p><text:s/>- <text:s text:c="7"/></text:p>
          </table:table-cell>
          <table:table-cell table:style-name="ce12" table:formula="of:=[.L113]+([.K114]*[.J114])" office:value-type="float" office:value="25.5670333333333" calcext:value-type="float">
            <text:p><text:s/>25.5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13]+[.N114]" office:value-type="float" office:value="0" calcext:value-type="float">
            <text:p>0</text:p>
          </table:table-cell>
          <table:table-cell table:formula="of:=[.O114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13]+[.Q114]" office:value-type="float" office:value="0" calcext:value-type="float">
            <text:p>0</text:p>
          </table:table-cell>
          <table:table-cell table:formula="of:=[.R114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13]+[.T114]" office:value-type="float" office:value="0" calcext:value-type="float">
            <text:p>0</text:p>
          </table:table-cell>
          <table:table-cell table:formula="of:=[.U114]*100/[.U$3]" office:value-type="float" office:value="0" calcext:value-type="float">
            <text:p><text:s/>- <text:s text:c="7"/></text:p>
          </table:table-cell>
          <table:table-cell table:style-name="ce31" table:formula="of:=[.O114]+[.R114]" office:value-type="float" office:value="0" calcext:value-type="float">
            <text:p>0</text:p>
          </table:table-cell>
          <table:table-cell table:style-name="ce35" table:formula="of:=[.W114]/2" office:value-type="float" office:value="0" calcext:value-type="float">
            <text:p>0</text:p>
          </table:table-cell>
          <table:table-cell table:style-name="ce24" table:formula="of:=[.X114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20" calcext:value-type="date">
            <text:p>4/20/2006</text:p>
          </table:table-cell>
          <table:table-cell office:value-type="float" office:value="17" calcext:value-type="float">
            <text:p>17</text:p>
          </table:table-cell>
          <table:table-cell office:value-type="float" office:value="2.625" calcext:value-type="float">
            <text:p><text:s/>2.63 <text:s text:c="5"/></text:p>
          </table:table-cell>
          <table:table-cell office:value-type="float" office:value="24.688" calcext:value-type="float">
            <text:p><text:s/>24.69 <text:s text:c="5"/></text:p>
          </table:table-cell>
          <table:table-cell office:value-type="float" office:value="12.4137291666667" calcext:value-type="float">
            <text:p><text:s/>12.41 <text:s text:c="5"/></text:p>
          </table:table-cell>
          <table:table-cell table:formula="of:=([.D115]+[.C115])/2" office:value-type="float" office:value="13.6565" calcext:value-type="float">
            <text:p><text:s/>13.66 <text:s text:c="5"/></text:p>
          </table:table-cell>
          <table:table-cell table:formula="of:=ABS([.E115]-[.F115])" office:value-type="float" office:value="1.2427708333333" calcext:value-type="float">
            <text:p><text:s/>1.24 <text:s text:c="5"/></text:p>
          </table:table-cell>
          <table:table-cell table:formula="of:=ABS([.G115]*100/[.E115])" office:value-type="float" office:value="10.0112610533697" calcext:value-type="float">
            <text:p><text:s/>10.0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15]&gt;=[.$L$4];1;0)" office:value-type="float" office:value="1" calcext:value-type="float">
            <text:p>1</text:p>
          </table:table-cell>
          <table:table-cell table:style-name="ce24" table:formula="of:=IF([.E115]&gt;[.K$4];[.E115]-[.K$4];0)" office:value-type="float" office:value="2.4137291666667" calcext:value-type="float">
            <text:p><text:s/>2.41 <text:s text:c="5"/></text:p>
          </table:table-cell>
          <table:table-cell table:style-name="ce12" table:formula="of:=[.L114]+([.K115]*[.J115])" office:value-type="float" office:value="27.9807625" calcext:value-type="float">
            <text:p><text:s/>27.98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14]+[.N115]" office:value-type="float" office:value="0" calcext:value-type="float">
            <text:p>0</text:p>
          </table:table-cell>
          <table:table-cell table:formula="of:=[.O115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14]+[.Q115]" office:value-type="float" office:value="0" calcext:value-type="float">
            <text:p>0</text:p>
          </table:table-cell>
          <table:table-cell table:formula="of:=[.R115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14]+[.T115]" office:value-type="float" office:value="0" calcext:value-type="float">
            <text:p>0</text:p>
          </table:table-cell>
          <table:table-cell table:formula="of:=[.U115]*100/[.U$3]" office:value-type="float" office:value="0" calcext:value-type="float">
            <text:p><text:s/>- <text:s text:c="7"/></text:p>
          </table:table-cell>
          <table:table-cell table:style-name="ce31" table:formula="of:=[.O115]+[.R115]" office:value-type="float" office:value="0" calcext:value-type="float">
            <text:p>0</text:p>
          </table:table-cell>
          <table:table-cell table:style-name="ce35" table:formula="of:=[.W115]/2" office:value-type="float" office:value="0" calcext:value-type="float">
            <text:p>0</text:p>
          </table:table-cell>
          <table:table-cell table:style-name="ce24" table:formula="of:=[.X115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21" calcext:value-type="date">
            <text:p>4/21/2006</text:p>
          </table:table-cell>
          <table:table-cell office:value-type="float" office:value="17" calcext:value-type="float">
            <text:p>17</text:p>
          </table:table-cell>
          <table:table-cell office:value-type="float" office:value="3.875" calcext:value-type="float">
            <text:p><text:s/>3.88 <text:s text:c="5"/></text:p>
          </table:table-cell>
          <table:table-cell office:value-type="float" office:value="23.875" calcext:value-type="float">
            <text:p><text:s/>23.88 <text:s text:c="5"/></text:p>
          </table:table-cell>
          <table:table-cell office:value-type="float" office:value="11.8408125" calcext:value-type="float">
            <text:p><text:s/>11.84 <text:s text:c="5"/></text:p>
          </table:table-cell>
          <table:table-cell table:formula="of:=([.D116]+[.C116])/2" office:value-type="float" office:value="13.875" calcext:value-type="float">
            <text:p><text:s/>13.88 <text:s text:c="5"/></text:p>
          </table:table-cell>
          <table:table-cell table:formula="of:=ABS([.E116]-[.F116])" office:value-type="float" office:value="2.0341875" calcext:value-type="float">
            <text:p><text:s/>2.03 <text:s text:c="5"/></text:p>
          </table:table-cell>
          <table:table-cell table:formula="of:=ABS([.G116]*100/[.E116])" office:value-type="float" office:value="17.179458757581" calcext:value-type="float">
            <text:p><text:s/>17.1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16]&gt;=[.$L$4];1;0)" office:value-type="float" office:value="1" calcext:value-type="float">
            <text:p>1</text:p>
          </table:table-cell>
          <table:table-cell table:style-name="ce24" table:formula="of:=IF([.E116]&gt;[.K$4];[.E116]-[.K$4];0)" office:value-type="float" office:value="1.8408125" calcext:value-type="float">
            <text:p><text:s/>1.84 <text:s text:c="5"/></text:p>
          </table:table-cell>
          <table:table-cell table:style-name="ce12" table:formula="of:=[.L115]+([.K116]*[.J116])" office:value-type="float" office:value="29.821575" calcext:value-type="float">
            <text:p><text:s/>29.8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15]+[.N116]" office:value-type="float" office:value="0" calcext:value-type="float">
            <text:p>0</text:p>
          </table:table-cell>
          <table:table-cell table:formula="of:=[.O116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15]+[.Q116]" office:value-type="float" office:value="0" calcext:value-type="float">
            <text:p>0</text:p>
          </table:table-cell>
          <table:table-cell table:formula="of:=[.R116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15]+[.T116]" office:value-type="float" office:value="0" calcext:value-type="float">
            <text:p>0</text:p>
          </table:table-cell>
          <table:table-cell table:formula="of:=[.U116]*100/[.U$3]" office:value-type="float" office:value="0" calcext:value-type="float">
            <text:p><text:s/>- <text:s text:c="7"/></text:p>
          </table:table-cell>
          <table:table-cell table:style-name="ce31" table:formula="of:=[.O116]+[.R116]" office:value-type="float" office:value="0" calcext:value-type="float">
            <text:p>0</text:p>
          </table:table-cell>
          <table:table-cell table:style-name="ce35" table:formula="of:=[.W116]/2" office:value-type="float" office:value="0" calcext:value-type="float">
            <text:p>0</text:p>
          </table:table-cell>
          <table:table-cell table:style-name="ce24" table:formula="of:=[.X116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22" calcext:value-type="date">
            <text:p>4/22/2006</text:p>
          </table:table-cell>
          <table:table-cell office:value-type="float" office:value="17" calcext:value-type="float">
            <text:p>17</text:p>
          </table:table-cell>
          <table:table-cell office:value-type="float" office:value="2.125" calcext:value-type="float">
            <text:p><text:s/>2.13 <text:s text:c="5"/></text:p>
          </table:table-cell>
          <table:table-cell office:value-type="float" office:value="21.75" calcext:value-type="float">
            <text:p><text:s/>21.75 <text:s text:c="5"/></text:p>
          </table:table-cell>
          <table:table-cell office:value-type="float" office:value="9.86572916666667" calcext:value-type="float">
            <text:p><text:s/>9.87 <text:s text:c="5"/></text:p>
          </table:table-cell>
          <table:table-cell table:formula="of:=([.D117]+[.C117])/2" office:value-type="float" office:value="11.9375" calcext:value-type="float">
            <text:p><text:s/>11.94 <text:s text:c="5"/></text:p>
          </table:table-cell>
          <table:table-cell table:formula="of:=ABS([.E117]-[.F117])" office:value-type="float" office:value="2.07177083333333" calcext:value-type="float">
            <text:p><text:s/>2.07 <text:s text:c="5"/></text:p>
          </table:table-cell>
          <table:table-cell table:formula="of:=ABS([.G117]*100/[.E117])" office:value-type="float" office:value="20.9996726884944" calcext:value-type="float">
            <text:p><text:s/>21.0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17]&gt;=[.$L$4];1;0)" office:value-type="float" office:value="1" calcext:value-type="float">
            <text:p>1</text:p>
          </table:table-cell>
          <table:table-cell table:style-name="ce24" table:formula="of:=IF([.E117]&gt;[.K$4];[.E117]-[.K$4];0)" office:value-type="float" office:value="0" calcext:value-type="float">
            <text:p><text:s/>- <text:s text:c="7"/></text:p>
          </table:table-cell>
          <table:table-cell table:style-name="ce12" table:formula="of:=[.L116]+([.K117]*[.J117])" office:value-type="float" office:value="29.821575" calcext:value-type="float">
            <text:p><text:s/>29.8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16]+[.N117]" office:value-type="float" office:value="0" calcext:value-type="float">
            <text:p>0</text:p>
          </table:table-cell>
          <table:table-cell table:formula="of:=[.O117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16]+[.Q117]" office:value-type="float" office:value="0" calcext:value-type="float">
            <text:p>0</text:p>
          </table:table-cell>
          <table:table-cell table:formula="of:=[.R117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16]+[.T117]" office:value-type="float" office:value="0" calcext:value-type="float">
            <text:p>0</text:p>
          </table:table-cell>
          <table:table-cell table:formula="of:=[.U117]*100/[.U$3]" office:value-type="float" office:value="0" calcext:value-type="float">
            <text:p><text:s/>- <text:s text:c="7"/></text:p>
          </table:table-cell>
          <table:table-cell table:style-name="ce31" table:formula="of:=[.O117]+[.R117]" office:value-type="float" office:value="0" calcext:value-type="float">
            <text:p>0</text:p>
          </table:table-cell>
          <table:table-cell table:style-name="ce35" table:formula="of:=[.W117]/2" office:value-type="float" office:value="0" calcext:value-type="float">
            <text:p>0</text:p>
          </table:table-cell>
          <table:table-cell table:style-name="ce24" table:formula="of:=[.X117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23" calcext:value-type="date">
            <text:p>4/23/2006</text:p>
          </table:table-cell>
          <table:table-cell office:value-type="float" office:value="17" calcext:value-type="float">
            <text:p>17</text:p>
          </table:table-cell>
          <table:table-cell office:value-type="float" office:value="2.562" calcext:value-type="float">
            <text:p><text:s/>2.56 <text:s text:c="5"/></text:p>
          </table:table-cell>
          <table:table-cell office:value-type="float" office:value="22.875" calcext:value-type="float">
            <text:p><text:s/>22.88 <text:s text:c="5"/></text:p>
          </table:table-cell>
          <table:table-cell office:value-type="float" office:value="12.6350416666667" calcext:value-type="float">
            <text:p><text:s/>12.64 <text:s text:c="5"/></text:p>
          </table:table-cell>
          <table:table-cell table:formula="of:=([.D118]+[.C118])/2" office:value-type="float" office:value="12.7185" calcext:value-type="float">
            <text:p><text:s/>12.72 <text:s text:c="5"/></text:p>
          </table:table-cell>
          <table:table-cell table:formula="of:=ABS([.E118]-[.F118])" office:value-type="float" office:value="0.0834583333333008" calcext:value-type="float">
            <text:p><text:s/>0.08 <text:s text:c="5"/></text:p>
          </table:table-cell>
          <table:table-cell table:formula="of:=ABS([.G118]*100/[.E118])" office:value-type="float" office:value="0.660530732981099" calcext:value-type="float">
            <text:p><text:s/>0.66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18]&gt;=[.$L$4];1;0)" office:value-type="float" office:value="1" calcext:value-type="float">
            <text:p>1</text:p>
          </table:table-cell>
          <table:table-cell table:style-name="ce24" table:formula="of:=IF([.E118]&gt;[.K$4];[.E118]-[.K$4];0)" office:value-type="float" office:value="2.6350416666667" calcext:value-type="float">
            <text:p><text:s/>2.64 <text:s text:c="5"/></text:p>
          </table:table-cell>
          <table:table-cell table:style-name="ce12" table:formula="of:=[.L117]+([.K118]*[.J118])" office:value-type="float" office:value="32.4566166666667" calcext:value-type="float">
            <text:p><text:s/>32.4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17]+[.N118]" office:value-type="float" office:value="0" calcext:value-type="float">
            <text:p>0</text:p>
          </table:table-cell>
          <table:table-cell table:formula="of:=[.O118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17]+[.Q118]" office:value-type="float" office:value="0" calcext:value-type="float">
            <text:p>0</text:p>
          </table:table-cell>
          <table:table-cell table:formula="of:=[.R118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17]+[.T118]" office:value-type="float" office:value="0" calcext:value-type="float">
            <text:p>0</text:p>
          </table:table-cell>
          <table:table-cell table:formula="of:=[.U118]*100/[.U$3]" office:value-type="float" office:value="0" calcext:value-type="float">
            <text:p><text:s/>- <text:s text:c="7"/></text:p>
          </table:table-cell>
          <table:table-cell table:style-name="ce31" table:formula="of:=[.O118]+[.R118]" office:value-type="float" office:value="0" calcext:value-type="float">
            <text:p>0</text:p>
          </table:table-cell>
          <table:table-cell table:style-name="ce35" table:formula="of:=[.W118]/2" office:value-type="float" office:value="0" calcext:value-type="float">
            <text:p>0</text:p>
          </table:table-cell>
          <table:table-cell table:style-name="ce24" table:formula="of:=[.X118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24" calcext:value-type="date">
            <text:p>4/24/2006</text:p>
          </table:table-cell>
          <table:table-cell office:value-type="float" office:value="18" calcext:value-type="float">
            <text:p>18</text:p>
          </table:table-cell>
          <table:table-cell office:value-type="float" office:value="6.625" calcext:value-type="float">
            <text:p><text:s/>6.63 <text:s text:c="5"/></text:p>
          </table:table-cell>
          <table:table-cell office:value-type="float" office:value="24.62" calcext:value-type="float">
            <text:p><text:s/>24.62 <text:s text:c="5"/></text:p>
          </table:table-cell>
          <table:table-cell office:value-type="float" office:value="12.55975" calcext:value-type="float">
            <text:p><text:s/>12.56 <text:s text:c="5"/></text:p>
          </table:table-cell>
          <table:table-cell table:formula="of:=([.D119]+[.C119])/2" office:value-type="float" office:value="15.6225" calcext:value-type="float">
            <text:p><text:s/>15.62 <text:s text:c="5"/></text:p>
          </table:table-cell>
          <table:table-cell table:formula="of:=ABS([.E119]-[.F119])" office:value-type="float" office:value="3.06275" calcext:value-type="float">
            <text:p><text:s/>3.06 <text:s text:c="5"/></text:p>
          </table:table-cell>
          <table:table-cell table:formula="of:=ABS([.G119]*100/[.E119])" office:value-type="float" office:value="24.3854376082327" calcext:value-type="float">
            <text:p><text:s/>24.39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19]&gt;=[.$L$4];1;0)" office:value-type="float" office:value="1" calcext:value-type="float">
            <text:p>1</text:p>
          </table:table-cell>
          <table:table-cell table:style-name="ce24" table:formula="of:=IF([.E119]&gt;[.K$4];[.E119]-[.K$4];0)" office:value-type="float" office:value="2.55975" calcext:value-type="float">
            <text:p><text:s/>2.56 <text:s text:c="5"/></text:p>
          </table:table-cell>
          <table:table-cell table:style-name="ce12" table:formula="of:=[.L118]+([.K119]*[.J119])" office:value-type="float" office:value="35.0163666666667" calcext:value-type="float">
            <text:p><text:s/>35.0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18]+[.N119]" office:value-type="float" office:value="0" calcext:value-type="float">
            <text:p>0</text:p>
          </table:table-cell>
          <table:table-cell table:formula="of:=[.O119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18]+[.Q119]" office:value-type="float" office:value="0" calcext:value-type="float">
            <text:p>0</text:p>
          </table:table-cell>
          <table:table-cell table:formula="of:=[.R119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18]+[.T119]" office:value-type="float" office:value="0" calcext:value-type="float">
            <text:p>0</text:p>
          </table:table-cell>
          <table:table-cell table:formula="of:=[.U119]*100/[.U$3]" office:value-type="float" office:value="0" calcext:value-type="float">
            <text:p><text:s/>- <text:s text:c="7"/></text:p>
          </table:table-cell>
          <table:table-cell table:style-name="ce31" table:formula="of:=[.O119]+[.R119]" office:value-type="float" office:value="0" calcext:value-type="float">
            <text:p>0</text:p>
          </table:table-cell>
          <table:table-cell table:style-name="ce35" table:formula="of:=[.W119]/2" office:value-type="float" office:value="0" calcext:value-type="float">
            <text:p>0</text:p>
          </table:table-cell>
          <table:table-cell table:style-name="ce24" table:formula="of:=[.X119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25" calcext:value-type="date">
            <text:p>4/25/2006</text:p>
          </table:table-cell>
          <table:table-cell office:value-type="float" office:value="18" calcext:value-type="float">
            <text:p>18</text:p>
          </table:table-cell>
          <table:table-cell office:value-type="float" office:value="4.125" calcext:value-type="float">
            <text:p><text:s/>4.13 <text:s text:c="5"/></text:p>
          </table:table-cell>
          <table:table-cell office:value-type="float" office:value="27.875" calcext:value-type="float">
            <text:p><text:s/>27.88 <text:s text:c="5"/></text:p>
          </table:table-cell>
          <table:table-cell office:value-type="float" office:value="14.1247708333333" calcext:value-type="float">
            <text:p><text:s/>14.12 <text:s text:c="5"/></text:p>
          </table:table-cell>
          <table:table-cell table:formula="of:=([.D120]+[.C120])/2" office:value-type="float" office:value="16" calcext:value-type="float">
            <text:p><text:s/>16.00 <text:s text:c="5"/></text:p>
          </table:table-cell>
          <table:table-cell table:formula="of:=ABS([.E120]-[.F120])" office:value-type="float" office:value="1.8752291666667" calcext:value-type="float">
            <text:p><text:s/>1.88 <text:s text:c="5"/></text:p>
          </table:table-cell>
          <table:table-cell table:formula="of:=ABS([.G120]*100/[.E120])" office:value-type="float" office:value="13.2761740972201" calcext:value-type="float">
            <text:p><text:s/>13.2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20]&gt;=[.$L$4];1;0)" office:value-type="float" office:value="1" calcext:value-type="float">
            <text:p>1</text:p>
          </table:table-cell>
          <table:table-cell table:style-name="ce24" table:formula="of:=IF([.E120]&gt;[.K$4];[.E120]-[.K$4];0)" office:value-type="float" office:value="4.1247708333333" calcext:value-type="float">
            <text:p><text:s/>4.12 <text:s text:c="5"/></text:p>
          </table:table-cell>
          <table:table-cell table:style-name="ce12" table:formula="of:=[.L119]+([.K120]*[.J120])" office:value-type="float" office:value="39.1411375" calcext:value-type="float">
            <text:p><text:s/>39.1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19]+[.N120]" office:value-type="float" office:value="0" calcext:value-type="float">
            <text:p>0</text:p>
          </table:table-cell>
          <table:table-cell table:formula="of:=[.O120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19]+[.Q120]" office:value-type="float" office:value="0" calcext:value-type="float">
            <text:p>0</text:p>
          </table:table-cell>
          <table:table-cell table:formula="of:=[.R120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19]+[.T120]" office:value-type="float" office:value="0" calcext:value-type="float">
            <text:p>0</text:p>
          </table:table-cell>
          <table:table-cell table:formula="of:=[.U120]*100/[.U$3]" office:value-type="float" office:value="0" calcext:value-type="float">
            <text:p><text:s/>- <text:s text:c="7"/></text:p>
          </table:table-cell>
          <table:table-cell table:style-name="ce31" table:formula="of:=[.O120]+[.R120]" office:value-type="float" office:value="0" calcext:value-type="float">
            <text:p>0</text:p>
          </table:table-cell>
          <table:table-cell table:style-name="ce35" table:formula="of:=[.W120]/2" office:value-type="float" office:value="0" calcext:value-type="float">
            <text:p>0</text:p>
          </table:table-cell>
          <table:table-cell table:style-name="ce24" table:formula="of:=[.X120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26" calcext:value-type="date">
            <text:p>4/26/2006</text:p>
          </table:table-cell>
          <table:table-cell office:value-type="float" office:value="18" calcext:value-type="float">
            <text:p>18</text:p>
          </table:table-cell>
          <table:table-cell office:value-type="float" office:value="7.188" calcext:value-type="float">
            <text:p><text:s/>7.19 <text:s text:c="5"/></text:p>
          </table:table-cell>
          <table:table-cell office:value-type="float" office:value="25.625" calcext:value-type="float">
            <text:p><text:s/>25.63 <text:s text:c="5"/></text:p>
          </table:table-cell>
          <table:table-cell office:value-type="float" office:value="14.7743958333333" calcext:value-type="float">
            <text:p><text:s/>14.77 <text:s text:c="5"/></text:p>
          </table:table-cell>
          <table:table-cell table:formula="of:=([.D121]+[.C121])/2" office:value-type="float" office:value="16.4065" calcext:value-type="float">
            <text:p><text:s/>16.41 <text:s text:c="5"/></text:p>
          </table:table-cell>
          <table:table-cell table:formula="of:=ABS([.E121]-[.F121])" office:value-type="float" office:value="1.6321041666667" calcext:value-type="float">
            <text:p><text:s/>1.63 <text:s text:c="5"/></text:p>
          </table:table-cell>
          <table:table-cell table:formula="of:=ABS([.G121]*100/[.E121])" office:value-type="float" office:value="11.0468420169468" calcext:value-type="float">
            <text:p><text:s/>11.05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21]&gt;=[.$L$4];1;0)" office:value-type="float" office:value="1" calcext:value-type="float">
            <text:p>1</text:p>
          </table:table-cell>
          <table:table-cell table:style-name="ce24" table:formula="of:=IF([.E121]&gt;[.K$4];[.E121]-[.K$4];0)" office:value-type="float" office:value="4.7743958333333" calcext:value-type="float">
            <text:p><text:s/>4.77 <text:s text:c="5"/></text:p>
          </table:table-cell>
          <table:table-cell table:style-name="ce12" table:formula="of:=[.L120]+([.K121]*[.J121])" office:value-type="float" office:value="43.9155333333333" calcext:value-type="float">
            <text:p><text:s/>43.9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20]+[.N121]" office:value-type="float" office:value="0" calcext:value-type="float">
            <text:p>0</text:p>
          </table:table-cell>
          <table:table-cell table:formula="of:=[.O121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20]+[.Q121]" office:value-type="float" office:value="0" calcext:value-type="float">
            <text:p>0</text:p>
          </table:table-cell>
          <table:table-cell table:formula="of:=[.R121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20]+[.T121]" office:value-type="float" office:value="0" calcext:value-type="float">
            <text:p>0</text:p>
          </table:table-cell>
          <table:table-cell table:formula="of:=[.U121]*100/[.U$3]" office:value-type="float" office:value="0" calcext:value-type="float">
            <text:p><text:s/>- <text:s text:c="7"/></text:p>
          </table:table-cell>
          <table:table-cell table:style-name="ce31" table:formula="of:=[.O121]+[.R121]" office:value-type="float" office:value="0" calcext:value-type="float">
            <text:p>0</text:p>
          </table:table-cell>
          <table:table-cell table:style-name="ce35" table:formula="of:=[.W121]/2" office:value-type="float" office:value="0" calcext:value-type="float">
            <text:p>0</text:p>
          </table:table-cell>
          <table:table-cell table:style-name="ce24" table:formula="of:=[.X121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27" calcext:value-type="date">
            <text:p>4/27/2006</text:p>
          </table:table-cell>
          <table:table-cell office:value-type="float" office:value="18" calcext:value-type="float">
            <text:p>18</text:p>
          </table:table-cell>
          <table:table-cell office:value-type="float" office:value="3.25" calcext:value-type="float">
            <text:p><text:s/>3.25 <text:s text:c="5"/></text:p>
          </table:table-cell>
          <table:table-cell office:value-type="float" office:value="24.812" calcext:value-type="float">
            <text:p><text:s/>24.81 <text:s text:c="5"/></text:p>
          </table:table-cell>
          <table:table-cell office:value-type="float" office:value="13.2311458333333" calcext:value-type="float">
            <text:p><text:s/>13.23 <text:s text:c="5"/></text:p>
          </table:table-cell>
          <table:table-cell table:formula="of:=([.D122]+[.C122])/2" office:value-type="float" office:value="14.031" calcext:value-type="float">
            <text:p><text:s/>14.03 <text:s text:c="5"/></text:p>
          </table:table-cell>
          <table:table-cell table:formula="of:=ABS([.E122]-[.F122])" office:value-type="float" office:value="0.7998541666667" calcext:value-type="float">
            <text:p><text:s/>0.80 <text:s text:c="5"/></text:p>
          </table:table-cell>
          <table:table-cell table:formula="of:=ABS([.G122]*100/[.E122])" office:value-type="float" office:value="6.04523732669942" calcext:value-type="float">
            <text:p><text:s/>6.05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22]&gt;=[.$L$4];1;0)" office:value-type="float" office:value="1" calcext:value-type="float">
            <text:p>1</text:p>
          </table:table-cell>
          <table:table-cell table:style-name="ce24" table:formula="of:=IF([.E122]&gt;[.K$4];[.E122]-[.K$4];0)" office:value-type="float" office:value="3.2311458333333" calcext:value-type="float">
            <text:p><text:s/>3.23 <text:s text:c="5"/></text:p>
          </table:table-cell>
          <table:table-cell table:style-name="ce12" table:formula="of:=[.L121]+([.K122]*[.J122])" office:value-type="float" office:value="47.1466791666666" calcext:value-type="float">
            <text:p><text:s/>47.1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21]+[.N122]" office:value-type="float" office:value="0" calcext:value-type="float">
            <text:p>0</text:p>
          </table:table-cell>
          <table:table-cell table:formula="of:=[.O122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21]+[.Q122]" office:value-type="float" office:value="0" calcext:value-type="float">
            <text:p>0</text:p>
          </table:table-cell>
          <table:table-cell table:formula="of:=[.R122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21]+[.T122]" office:value-type="float" office:value="0" calcext:value-type="float">
            <text:p>0</text:p>
          </table:table-cell>
          <table:table-cell table:formula="of:=[.U122]*100/[.U$3]" office:value-type="float" office:value="0" calcext:value-type="float">
            <text:p><text:s/>- <text:s text:c="7"/></text:p>
          </table:table-cell>
          <table:table-cell table:style-name="ce31" table:formula="of:=[.O122]+[.R122]" office:value-type="float" office:value="0" calcext:value-type="float">
            <text:p>0</text:p>
          </table:table-cell>
          <table:table-cell table:style-name="ce35" table:formula="of:=[.W122]/2" office:value-type="float" office:value="0" calcext:value-type="float">
            <text:p>0</text:p>
          </table:table-cell>
          <table:table-cell table:style-name="ce24" table:formula="of:=[.X122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28" calcext:value-type="date">
            <text:p>4/28/2006</text:p>
          </table:table-cell>
          <table:table-cell office:value-type="float" office:value="18" calcext:value-type="float">
            <text:p>18</text:p>
          </table:table-cell>
          <table:table-cell office:value-type="float" office:value="2.938" calcext:value-type="float">
            <text:p><text:s/>2.94 <text:s text:c="5"/></text:p>
          </table:table-cell>
          <table:table-cell office:value-type="float" office:value="23.75" calcext:value-type="float">
            <text:p><text:s/>23.75 <text:s text:c="5"/></text:p>
          </table:table-cell>
          <table:table-cell office:value-type="float" office:value="13.199125" calcext:value-type="float">
            <text:p><text:s/>13.20 <text:s text:c="5"/></text:p>
          </table:table-cell>
          <table:table-cell table:formula="of:=([.D123]+[.C123])/2" office:value-type="float" office:value="13.344" calcext:value-type="float">
            <text:p><text:s/>13.34 <text:s text:c="5"/></text:p>
          </table:table-cell>
          <table:table-cell table:formula="of:=ABS([.E123]-[.F123])" office:value-type="float" office:value="0.144874999999999" calcext:value-type="float">
            <text:p><text:s/>0.14 <text:s text:c="5"/></text:p>
          </table:table-cell>
          <table:table-cell table:formula="of:=ABS([.G123]*100/[.E123])" office:value-type="float" office:value="1.09761063706874" calcext:value-type="float">
            <text:p><text:s/>1.1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23]&gt;=[.$L$4];1;0)" office:value-type="float" office:value="1" calcext:value-type="float">
            <text:p>1</text:p>
          </table:table-cell>
          <table:table-cell table:style-name="ce24" table:formula="of:=IF([.E123]&gt;[.K$4];[.E123]-[.K$4];0)" office:value-type="float" office:value="3.199125" calcext:value-type="float">
            <text:p><text:s/>3.20 <text:s text:c="5"/></text:p>
          </table:table-cell>
          <table:table-cell table:style-name="ce12" table:formula="of:=[.L122]+([.K123]*[.J123])" office:value-type="float" office:value="50.3458041666666" calcext:value-type="float">
            <text:p><text:s/>50.3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22]+[.N123]" office:value-type="float" office:value="0" calcext:value-type="float">
            <text:p>0</text:p>
          </table:table-cell>
          <table:table-cell table:formula="of:=[.O123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22]+[.Q123]" office:value-type="float" office:value="0" calcext:value-type="float">
            <text:p>0</text:p>
          </table:table-cell>
          <table:table-cell table:formula="of:=[.R123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22]+[.T123]" office:value-type="float" office:value="0" calcext:value-type="float">
            <text:p>0</text:p>
          </table:table-cell>
          <table:table-cell table:formula="of:=[.U123]*100/[.U$3]" office:value-type="float" office:value="0" calcext:value-type="float">
            <text:p><text:s/>- <text:s text:c="7"/></text:p>
          </table:table-cell>
          <table:table-cell table:style-name="ce31" table:formula="of:=[.O123]+[.R123]" office:value-type="float" office:value="0" calcext:value-type="float">
            <text:p>0</text:p>
          </table:table-cell>
          <table:table-cell table:style-name="ce35" table:formula="of:=[.W123]/2" office:value-type="float" office:value="0" calcext:value-type="float">
            <text:p>0</text:p>
          </table:table-cell>
          <table:table-cell table:style-name="ce24" table:formula="of:=[.X123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29" calcext:value-type="date">
            <text:p>4/29/2006</text:p>
          </table:table-cell>
          <table:table-cell office:value-type="float" office:value="18" calcext:value-type="float">
            <text:p>18</text:p>
          </table:table-cell>
          <table:table-cell office:value-type="float" office:value="6.625" calcext:value-type="float">
            <text:p><text:s/>6.63 <text:s text:c="5"/></text:p>
          </table:table-cell>
          <table:table-cell office:value-type="float" office:value="13.312" calcext:value-type="float">
            <text:p><text:s/>13.31 <text:s text:c="5"/></text:p>
          </table:table-cell>
          <table:table-cell office:value-type="float" office:value="9.644125" calcext:value-type="float">
            <text:p><text:s/>9.64 <text:s text:c="5"/></text:p>
          </table:table-cell>
          <table:table-cell table:formula="of:=([.D124]+[.C124])/2" office:value-type="float" office:value="9.9685" calcext:value-type="float">
            <text:p><text:s/>9.97 <text:s text:c="5"/></text:p>
          </table:table-cell>
          <table:table-cell table:formula="of:=ABS([.E124]-[.F124])" office:value-type="float" office:value="0.324374999999998" calcext:value-type="float">
            <text:p><text:s/>0.32 <text:s text:c="5"/></text:p>
          </table:table-cell>
          <table:table-cell table:formula="of:=ABS([.G124]*100/[.E124])" office:value-type="float" office:value="3.3634466579394" calcext:value-type="float">
            <text:p><text:s/>3.36 <text:s text:c="5"/></text:p>
          </table:table-cell>
          <table:table-cell office:value-type="float" office:value="3.5" calcext:value-type="float">
            <text:p><text:s/>3.50 <text:s text:c="5"/></text:p>
          </table:table-cell>
          <table:table-cell table:style-name="ce20" table:formula="of:=IF([.A124]&gt;=[.$L$4];1;0)" office:value-type="float" office:value="1" calcext:value-type="float">
            <text:p>1</text:p>
          </table:table-cell>
          <table:table-cell table:style-name="ce24" table:formula="of:=IF([.E124]&gt;[.K$4];[.E124]-[.K$4];0)" office:value-type="float" office:value="0" calcext:value-type="float">
            <text:p><text:s/>- <text:s text:c="7"/></text:p>
          </table:table-cell>
          <table:table-cell table:style-name="ce12" table:formula="of:=[.L123]+([.K124]*[.J124])" office:value-type="float" office:value="50.3458041666666" calcext:value-type="float">
            <text:p><text:s/>50.3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23]+[.N124]" office:value-type="float" office:value="0" calcext:value-type="float">
            <text:p>0</text:p>
          </table:table-cell>
          <table:table-cell table:formula="of:=[.O124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23]+[.Q124]" office:value-type="float" office:value="0" calcext:value-type="float">
            <text:p>0</text:p>
          </table:table-cell>
          <table:table-cell table:formula="of:=[.R124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23]+[.T124]" office:value-type="float" office:value="0" calcext:value-type="float">
            <text:p>0</text:p>
          </table:table-cell>
          <table:table-cell table:formula="of:=[.U124]*100/[.U$3]" office:value-type="float" office:value="0" calcext:value-type="float">
            <text:p><text:s/>- <text:s text:c="7"/></text:p>
          </table:table-cell>
          <table:table-cell table:style-name="ce31" table:formula="of:=[.O124]+[.R124]" office:value-type="float" office:value="0" calcext:value-type="float">
            <text:p>0</text:p>
          </table:table-cell>
          <table:table-cell table:style-name="ce35" table:formula="of:=[.W124]/2" office:value-type="float" office:value="0" calcext:value-type="float">
            <text:p>0</text:p>
          </table:table-cell>
          <table:table-cell table:style-name="ce24" table:formula="of:=[.X124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4-30" calcext:value-type="date">
            <text:p>4/30/2006</text:p>
          </table:table-cell>
          <table:table-cell office:value-type="float" office:value="18" calcext:value-type="float">
            <text:p>18</text:p>
          </table:table-cell>
          <table:table-cell office:value-type="float" office:value="6.438" calcext:value-type="float">
            <text:p><text:s/>6.44 <text:s text:c="5"/></text:p>
          </table:table-cell>
          <table:table-cell office:value-type="float" office:value="13.875" calcext:value-type="float">
            <text:p><text:s/>13.88 <text:s text:c="5"/></text:p>
          </table:table-cell>
          <table:table-cell office:value-type="float" office:value="9.15704166666667" calcext:value-type="float">
            <text:p><text:s/>9.16 <text:s text:c="5"/></text:p>
          </table:table-cell>
          <table:table-cell table:formula="of:=([.D125]+[.C125])/2" office:value-type="float" office:value="10.1565" calcext:value-type="float">
            <text:p><text:s/>10.16 <text:s text:c="5"/></text:p>
          </table:table-cell>
          <table:table-cell table:formula="of:=ABS([.E125]-[.F125])" office:value-type="float" office:value="0.99945833333333" calcext:value-type="float">
            <text:p><text:s/>1.00 <text:s text:c="5"/></text:p>
          </table:table-cell>
          <table:table-cell table:formula="of:=ABS([.G125]*100/[.E125])" office:value-type="float" office:value="10.9146421924839" calcext:value-type="float">
            <text:p><text:s/>10.91 <text:s text:c="5"/></text:p>
          </table:table-cell>
          <table:table-cell office:value-type="float" office:value="14.4" calcext:value-type="float">
            <text:p><text:s/>14.40 <text:s text:c="5"/></text:p>
          </table:table-cell>
          <table:table-cell table:style-name="ce20" table:formula="of:=IF([.A125]&gt;=[.$L$4];1;0)" office:value-type="float" office:value="1" calcext:value-type="float">
            <text:p>1</text:p>
          </table:table-cell>
          <table:table-cell table:style-name="ce24" table:formula="of:=IF([.E125]&gt;[.K$4];[.E125]-[.K$4];0)" office:value-type="float" office:value="0" calcext:value-type="float">
            <text:p><text:s/>- <text:s text:c="7"/></text:p>
          </table:table-cell>
          <table:table-cell table:style-name="ce12" table:formula="of:=[.L124]+([.K125]*[.J125])" office:value-type="float" office:value="50.3458041666666" calcext:value-type="float">
            <text:p><text:s/>50.3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24]+[.N125]" office:value-type="float" office:value="0" calcext:value-type="float">
            <text:p>0</text:p>
          </table:table-cell>
          <table:table-cell table:formula="of:=[.O125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24]+[.Q125]" office:value-type="float" office:value="0" calcext:value-type="float">
            <text:p>0</text:p>
          </table:table-cell>
          <table:table-cell table:formula="of:=[.R125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24]+[.T125]" office:value-type="float" office:value="0" calcext:value-type="float">
            <text:p>0</text:p>
          </table:table-cell>
          <table:table-cell table:formula="of:=[.U125]*100/[.U$3]" office:value-type="float" office:value="0" calcext:value-type="float">
            <text:p><text:s/>- <text:s text:c="7"/></text:p>
          </table:table-cell>
          <table:table-cell table:style-name="ce31" table:formula="of:=[.O125]+[.R125]" office:value-type="float" office:value="0" calcext:value-type="float">
            <text:p>0</text:p>
          </table:table-cell>
          <table:table-cell table:style-name="ce35" table:formula="of:=[.W125]/2" office:value-type="float" office:value="0" calcext:value-type="float">
            <text:p>0</text:p>
          </table:table-cell>
          <table:table-cell table:style-name="ce24" table:formula="of:=[.X125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01" calcext:value-type="date">
            <text:p>5/1/2006</text:p>
          </table:table-cell>
          <table:table-cell office:value-type="float" office:value="19" calcext:value-type="float">
            <text:p>19</text:p>
          </table:table-cell>
          <table:table-cell office:value-type="float" office:value="6.188" calcext:value-type="float">
            <text:p><text:s/>6.19 <text:s text:c="5"/></text:p>
          </table:table-cell>
          <table:table-cell office:value-type="float" office:value="19" calcext:value-type="float">
            <text:p><text:s/>19.00 <text:s text:c="5"/></text:p>
          </table:table-cell>
          <table:table-cell office:value-type="float" office:value="11.4476875" calcext:value-type="float">
            <text:p><text:s/>11.45 <text:s text:c="5"/></text:p>
          </table:table-cell>
          <table:table-cell table:formula="of:=([.D126]+[.C126])/2" office:value-type="float" office:value="12.594" calcext:value-type="float">
            <text:p><text:s/>12.59 <text:s text:c="5"/></text:p>
          </table:table-cell>
          <table:table-cell table:formula="of:=ABS([.E126]-[.F126])" office:value-type="float" office:value="1.1463125" calcext:value-type="float">
            <text:p><text:s/>1.15 <text:s text:c="5"/></text:p>
          </table:table-cell>
          <table:table-cell table:formula="of:=ABS([.G126]*100/[.E126])" office:value-type="float" office:value="10.0134852563018" calcext:value-type="float">
            <text:p><text:s/>10.01 <text:s text:c="5"/></text:p>
          </table:table-cell>
          <table:table-cell office:value-type="float" office:value="2.5" calcext:value-type="float">
            <text:p><text:s/>2.50 <text:s text:c="5"/></text:p>
          </table:table-cell>
          <table:table-cell table:style-name="ce20" table:formula="of:=IF([.A126]&gt;=[.$L$4];1;0)" office:value-type="float" office:value="1" calcext:value-type="float">
            <text:p>1</text:p>
          </table:table-cell>
          <table:table-cell table:style-name="ce24" table:formula="of:=IF([.E126]&gt;[.K$4];[.E126]-[.K$4];0)" office:value-type="float" office:value="1.4476875" calcext:value-type="float">
            <text:p><text:s/>1.45 <text:s text:c="5"/></text:p>
          </table:table-cell>
          <table:table-cell table:style-name="ce12" table:formula="of:=[.L125]+([.K126]*[.J126])" office:value-type="float" office:value="51.7934916666666" calcext:value-type="float">
            <text:p><text:s/>51.79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25]+[.N126]" office:value-type="float" office:value="0" calcext:value-type="float">
            <text:p>0</text:p>
          </table:table-cell>
          <table:table-cell table:formula="of:=[.O126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25]+[.Q126]" office:value-type="float" office:value="0" calcext:value-type="float">
            <text:p>0</text:p>
          </table:table-cell>
          <table:table-cell table:formula="of:=[.R126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25]+[.T126]" office:value-type="float" office:value="0" calcext:value-type="float">
            <text:p>0</text:p>
          </table:table-cell>
          <table:table-cell table:formula="of:=[.U126]*100/[.U$3]" office:value-type="float" office:value="0" calcext:value-type="float">
            <text:p><text:s/>- <text:s text:c="7"/></text:p>
          </table:table-cell>
          <table:table-cell table:style-name="ce31" table:formula="of:=[.O126]+[.R126]" office:value-type="float" office:value="0" calcext:value-type="float">
            <text:p>0</text:p>
          </table:table-cell>
          <table:table-cell table:style-name="ce35" table:formula="of:=[.W126]/2" office:value-type="float" office:value="0" calcext:value-type="float">
            <text:p>0</text:p>
          </table:table-cell>
          <table:table-cell table:style-name="ce24" table:formula="of:=[.X126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02" calcext:value-type="date">
            <text:p>5/2/2006</text:p>
          </table:table-cell>
          <table:table-cell office:value-type="float" office:value="19" calcext:value-type="float">
            <text:p>19</text:p>
          </table:table-cell>
          <table:table-cell office:value-type="float" office:value="6.875" calcext:value-type="float">
            <text:p><text:s/>6.88 <text:s text:c="5"/></text:p>
          </table:table-cell>
          <table:table-cell office:value-type="float" office:value="18.5" calcext:value-type="float">
            <text:p><text:s/>18.50 <text:s text:c="5"/></text:p>
          </table:table-cell>
          <table:table-cell office:value-type="float" office:value="11.6182083333333" calcext:value-type="float">
            <text:p><text:s/>11.62 <text:s text:c="5"/></text:p>
          </table:table-cell>
          <table:table-cell table:formula="of:=([.D127]+[.C127])/2" office:value-type="float" office:value="12.6875" calcext:value-type="float">
            <text:p><text:s/>12.69 <text:s text:c="5"/></text:p>
          </table:table-cell>
          <table:table-cell table:formula="of:=ABS([.E127]-[.F127])" office:value-type="float" office:value="1.0692916666667" calcext:value-type="float">
            <text:p><text:s/>1.07 <text:s text:c="5"/></text:p>
          </table:table-cell>
          <table:table-cell table:formula="of:=ABS([.G127]*100/[.E127])" office:value-type="float" office:value="9.2035848900974" calcext:value-type="float">
            <text:p><text:s/>9.20 <text:s text:c="5"/></text:p>
          </table:table-cell>
          <table:table-cell office:value-type="float" office:value="0.5" calcext:value-type="float">
            <text:p><text:s/>0.50 <text:s text:c="5"/></text:p>
          </table:table-cell>
          <table:table-cell table:style-name="ce20" table:formula="of:=IF([.A127]&gt;=[.$L$4];1;0)" office:value-type="float" office:value="1" calcext:value-type="float">
            <text:p>1</text:p>
          </table:table-cell>
          <table:table-cell table:style-name="ce24" table:formula="of:=IF([.E127]&gt;[.K$4];[.E127]-[.K$4];0)" office:value-type="float" office:value="1.6182083333333" calcext:value-type="float">
            <text:p><text:s/>1.62 <text:s text:c="5"/></text:p>
          </table:table-cell>
          <table:table-cell table:style-name="ce12" table:formula="of:=[.L126]+([.K127]*[.J127])" office:value-type="float" office:value="53.4116999999999" calcext:value-type="float">
            <text:p><text:s/>53.41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26]+[.N127]" office:value-type="float" office:value="0" calcext:value-type="float">
            <text:p>0</text:p>
          </table:table-cell>
          <table:table-cell table:formula="of:=[.O127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26]+[.Q127]" office:value-type="float" office:value="0" calcext:value-type="float">
            <text:p>0</text:p>
          </table:table-cell>
          <table:table-cell table:formula="of:=[.R127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26]+[.T127]" office:value-type="float" office:value="0" calcext:value-type="float">
            <text:p>0</text:p>
          </table:table-cell>
          <table:table-cell table:formula="of:=[.U127]*100/[.U$3]" office:value-type="float" office:value="0" calcext:value-type="float">
            <text:p><text:s/>- <text:s text:c="7"/></text:p>
          </table:table-cell>
          <table:table-cell table:style-name="ce31" table:formula="of:=[.O127]+[.R127]" office:value-type="float" office:value="0" calcext:value-type="float">
            <text:p>0</text:p>
          </table:table-cell>
          <table:table-cell table:style-name="ce35" table:formula="of:=[.W127]/2" office:value-type="float" office:value="0" calcext:value-type="float">
            <text:p>0</text:p>
          </table:table-cell>
          <table:table-cell table:style-name="ce24" table:formula="of:=[.X127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03" calcext:value-type="date">
            <text:p>5/3/2006</text:p>
          </table:table-cell>
          <table:table-cell office:value-type="float" office:value="19" calcext:value-type="float">
            <text:p>19</text:p>
          </table:table-cell>
          <table:table-cell office:value-type="float" office:value="3.625" calcext:value-type="float">
            <text:p><text:s/>3.63 <text:s text:c="5"/></text:p>
          </table:table-cell>
          <table:table-cell office:value-type="float" office:value="21.562" calcext:value-type="float">
            <text:p><text:s/>21.56 <text:s text:c="5"/></text:p>
          </table:table-cell>
          <table:table-cell office:value-type="float" office:value="12.5258125" calcext:value-type="float">
            <text:p><text:s/>12.53 <text:s text:c="5"/></text:p>
          </table:table-cell>
          <table:table-cell table:formula="of:=([.D128]+[.C128])/2" office:value-type="float" office:value="12.5935" calcext:value-type="float">
            <text:p><text:s/>12.59 <text:s text:c="5"/></text:p>
          </table:table-cell>
          <table:table-cell table:formula="of:=ABS([.E128]-[.F128])" office:value-type="float" office:value="0.0676874999999999" calcext:value-type="float">
            <text:p><text:s/>0.07 <text:s text:c="5"/></text:p>
          </table:table-cell>
          <table:table-cell table:formula="of:=ABS([.G128]*100/[.E128])" office:value-type="float" office:value="0.540384106819417" calcext:value-type="float">
            <text:p><text:s/>0.54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28]&gt;=[.$L$4];1;0)" office:value-type="float" office:value="1" calcext:value-type="float">
            <text:p>1</text:p>
          </table:table-cell>
          <table:table-cell table:style-name="ce24" table:formula="of:=IF([.E128]&gt;[.K$4];[.E128]-[.K$4];0)" office:value-type="float" office:value="2.5258125" calcext:value-type="float">
            <text:p><text:s/>2.53 <text:s text:c="5"/></text:p>
          </table:table-cell>
          <table:table-cell table:style-name="ce12" table:formula="of:=[.L127]+([.K128]*[.J128])" office:value-type="float" office:value="55.9375124999999" calcext:value-type="float">
            <text:p><text:s/>55.9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27]+[.N128]" office:value-type="float" office:value="0" calcext:value-type="float">
            <text:p>0</text:p>
          </table:table-cell>
          <table:table-cell table:formula="of:=[.O128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27]+[.Q128]" office:value-type="float" office:value="0" calcext:value-type="float">
            <text:p>0</text:p>
          </table:table-cell>
          <table:table-cell table:formula="of:=[.R128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27]+[.T128]" office:value-type="float" office:value="0" calcext:value-type="float">
            <text:p>0</text:p>
          </table:table-cell>
          <table:table-cell table:formula="of:=[.U128]*100/[.U$3]" office:value-type="float" office:value="0" calcext:value-type="float">
            <text:p><text:s/>- <text:s text:c="7"/></text:p>
          </table:table-cell>
          <table:table-cell table:style-name="ce31" table:formula="of:=[.O128]+[.R128]" office:value-type="float" office:value="0" calcext:value-type="float">
            <text:p>0</text:p>
          </table:table-cell>
          <table:table-cell table:style-name="ce35" table:formula="of:=[.W128]/2" office:value-type="float" office:value="0" calcext:value-type="float">
            <text:p>0</text:p>
          </table:table-cell>
          <table:table-cell table:style-name="ce24" table:formula="of:=[.X128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04" calcext:value-type="date">
            <text:p>5/4/2006</text:p>
          </table:table-cell>
          <table:table-cell office:value-type="float" office:value="19" calcext:value-type="float">
            <text:p>19</text:p>
          </table:table-cell>
          <table:table-cell office:value-type="float" office:value="3.625" calcext:value-type="float">
            <text:p><text:s/>3.63 <text:s text:c="5"/></text:p>
          </table:table-cell>
          <table:table-cell office:value-type="float" office:value="22.5" calcext:value-type="float">
            <text:p><text:s/>22.50 <text:s text:c="5"/></text:p>
          </table:table-cell>
          <table:table-cell office:value-type="float" office:value="13.4086041666667" calcext:value-type="float">
            <text:p><text:s/>13.41 <text:s text:c="5"/></text:p>
          </table:table-cell>
          <table:table-cell table:formula="of:=([.D129]+[.C129])/2" office:value-type="float" office:value="13.0625" calcext:value-type="float">
            <text:p><text:s/>13.06 <text:s text:c="5"/></text:p>
          </table:table-cell>
          <table:table-cell table:formula="of:=ABS([.E129]-[.F129])" office:value-type="float" office:value="0.3461041666667" calcext:value-type="float">
            <text:p><text:s/>0.35 <text:s text:c="5"/></text:p>
          </table:table-cell>
          <table:table-cell table:formula="of:=ABS([.G129]*100/[.E129])" office:value-type="float" office:value="2.58120951565639" calcext:value-type="float">
            <text:p><text:s/>2.5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29]&gt;=[.$L$4];1;0)" office:value-type="float" office:value="1" calcext:value-type="float">
            <text:p>1</text:p>
          </table:table-cell>
          <table:table-cell table:style-name="ce24" table:formula="of:=IF([.E129]&gt;[.K$4];[.E129]-[.K$4];0)" office:value-type="float" office:value="3.4086041666667" calcext:value-type="float">
            <text:p><text:s/>3.41 <text:s text:c="5"/></text:p>
          </table:table-cell>
          <table:table-cell table:style-name="ce12" table:formula="of:=[.L128]+([.K129]*[.J129])" office:value-type="float" office:value="59.3461166666666" calcext:value-type="float">
            <text:p><text:s/>59.3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28]+[.N129]" office:value-type="float" office:value="0" calcext:value-type="float">
            <text:p>0</text:p>
          </table:table-cell>
          <table:table-cell table:formula="of:=[.O129]*100/[.O$3]" office:value-type="float" office:value="0" calcext:value-type="float">
            <text:p><text:s/>- <text:s text:c="7"/></text:p>
          </table:table-cell>
          <table:table-cell/>
          <table:table-cell table:style-name="ce31" table:formula="of:=[.R128]+[.Q129]" office:value-type="float" office:value="0" calcext:value-type="float">
            <text:p>0</text:p>
          </table:table-cell>
          <table:table-cell table:formula="of:=[.R129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28]+[.T129]" office:value-type="float" office:value="0" calcext:value-type="float">
            <text:p>0</text:p>
          </table:table-cell>
          <table:table-cell table:formula="of:=[.U129]*100/[.U$3]" office:value-type="float" office:value="0" calcext:value-type="float">
            <text:p><text:s/>- <text:s text:c="7"/></text:p>
          </table:table-cell>
          <table:table-cell table:style-name="ce31" table:formula="of:=[.O129]+[.R129]" office:value-type="float" office:value="0" calcext:value-type="float">
            <text:p>0</text:p>
          </table:table-cell>
          <table:table-cell table:style-name="ce35" table:formula="of:=[.W129]/2" office:value-type="float" office:value="0" calcext:value-type="float">
            <text:p>0</text:p>
          </table:table-cell>
          <table:table-cell table:style-name="ce24" table:formula="of:=[.X129]*100/[.Y$2]" office:value-type="float" office:value="0" calcext:value-type="float">
            <text:p><text:s/>- <text:s text:c="7"/></text:p>
          </table:table-cell>
          <table:table-cell table:number-columns-repeated="999"/>
        </table:table-row>
        <table:table-row table:style-name="ro1">
          <table:table-cell table:style-name="ce5" office:value-type="date" office:date-value="2006-05-05" calcext:value-type="date">
            <text:p>5/5/2006</text:p>
          </table:table-cell>
          <table:table-cell table:style-name="ce9" office:value-type="float" office:value="19" calcext:value-type="float">
            <text:p>19</text:p>
          </table:table-cell>
          <table:table-cell table:style-name="ce15" office:value-type="float" office:value="3.75" calcext:value-type="float">
            <text:p><text:s/>3.75 <text:s text:c="5"/></text:p>
          </table:table-cell>
          <table:table-cell table:style-name="ce15" office:value-type="float" office:value="23.62" calcext:value-type="float">
            <text:p><text:s/>23.62 <text:s text:c="5"/></text:p>
          </table:table-cell>
          <table:table-cell table:style-name="ce15" office:value-type="float" office:value="13.7915" calcext:value-type="float">
            <text:p><text:s/>13.79 <text:s text:c="5"/></text:p>
          </table:table-cell>
          <table:table-cell table:style-name="ce15" table:formula="of:=([.D130]+[.C130])/2" office:value-type="float" office:value="13.685" calcext:value-type="float">
            <text:p><text:s/>13.69 <text:s text:c="5"/></text:p>
          </table:table-cell>
          <table:table-cell table:style-name="ce15" table:formula="of:=ABS([.E130]-[.F130])" office:value-type="float" office:value="0.106499999999999" calcext:value-type="float">
            <text:p><text:s/>0.11 <text:s text:c="5"/></text:p>
          </table:table-cell>
          <table:table-cell table:style-name="ce15" table:formula="of:=ABS([.G130]*100/[.E130])" office:value-type="float" office:value="0.772214769966999" calcext:value-type="float">
            <text:p><text:s/>0.77 <text:s text:c="5"/></text:p>
          </table:table-cell>
          <table:table-cell table:style-name="ce15" office:value-type="float" office:value="0" calcext:value-type="float">
            <text:p><text:s/>- <text:s text:c="7"/></text:p>
          </table:table-cell>
          <table:table-cell table:style-name="ce22" table:formula="of:=IF([.A130]&gt;=[.$L$4];1;0)" office:value-type="float" office:value="1" calcext:value-type="float">
            <text:p>1</text:p>
          </table:table-cell>
          <table:table-cell table:style-name="ce26" table:formula="of:=IF([.E130]&gt;[.K$4];[.E130]-[.K$4];0)" office:value-type="float" office:value="3.7915" calcext:value-type="float">
            <text:p><text:s/>3.79 <text:s text:c="5"/></text:p>
          </table:table-cell>
          <table:table-cell table:style-name="ce15" table:formula="of:=[.L129]+([.K130]*[.J130])" office:value-type="float" office:value="63.1376166666666" calcext:value-type="float">
            <text:p><text:s/>63.14 <text:s text:c="5"/></text:p>
          </table:table-cell>
          <table:table-cell table:style-name="ce9" office:value-type="string" calcext:value-type="string">
            <text:p>FIELD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formula="of:=[.O129]+[.N130]" office:value-type="float" office:value="1" calcext:value-type="float">
            <text:p>1</text:p>
          </table:table-cell>
          <table:table-cell table:style-name="ce26" table:formula="of:=[.O130]*100/[.O$3]" office:value-type="float" office:value="0.353356890459364" calcext:value-type="float">
            <text:p><text:s/>0.35 <text:s text:c="5"/>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[.R129]+[.Q130]" office:value-type="float" office:value="0" calcext:value-type="float">
            <text:p>0</text:p>
          </table:table-cell>
          <table:table-cell table:style-name="ce26" table:formula="of:=[.R130]*100/[.R$3]" office:value-type="float" office:value="0" calcext:value-type="float">
            <text:p><text:s/>- <text:s text:c="7"/></text:p>
          </table:table-cell>
          <table:table-cell table:style-name="ce30"/>
          <table:table-cell table:style-name="ce30" table:formula="of:=[.U129]+[.T130]" office:value-type="float" office:value="0" calcext:value-type="float">
            <text:p>0</text:p>
          </table:table-cell>
          <table:table-cell table:style-name="ce26" table:formula="of:=[.U130]*100/[.U$3]" office:value-type="float" office:value="0" calcext:value-type="float">
            <text:p><text:s/>- <text:s text:c="7"/></text:p>
          </table:table-cell>
          <table:table-cell table:style-name="ce31" table:formula="of:=[.O130]+[.R130]" office:value-type="float" office:value="1" calcext:value-type="float">
            <text:p>1</text:p>
          </table:table-cell>
          <table:table-cell table:style-name="ce35" table:formula="of:=[.W130]/2" office:value-type="float" office:value="0.5" calcext:value-type="float">
            <text:p>1</text:p>
          </table:table-cell>
          <table:table-cell table:style-name="ce24" table:formula="of:=[.X130]*100/[.Y$2]" office:value-type="float" office:value="0.181488203266788" calcext:value-type="float">
            <text:p><text:s/>0.18 <text:s text:c="5"/></text:p>
          </table:table-cell>
          <table:table-cell table:style-name="ce30" table:number-columns-repeated="999"/>
        </table:table-row>
        <table:table-row table:style-name="ro1">
          <table:table-cell table:style-name="ce3" office:value-type="date" office:date-value="2006-05-06" calcext:value-type="date">
            <text:p>5/6/2006</text:p>
          </table:table-cell>
          <table:table-cell office:value-type="float" office:value="19" calcext:value-type="float">
            <text:p>19</text:p>
          </table:table-cell>
          <table:table-cell office:value-type="float" office:value="4.938" calcext:value-type="float">
            <text:p><text:s/>4.94 <text:s text:c="5"/></text:p>
          </table:table-cell>
          <table:table-cell office:value-type="float" office:value="23" calcext:value-type="float">
            <text:p><text:s/>23.00 <text:s text:c="5"/></text:p>
          </table:table-cell>
          <table:table-cell office:value-type="float" office:value="14.3995833333333" calcext:value-type="float">
            <text:p><text:s/>14.40 <text:s text:c="5"/></text:p>
          </table:table-cell>
          <table:table-cell table:formula="of:=([.D131]+[.C131])/2" office:value-type="float" office:value="13.969" calcext:value-type="float">
            <text:p><text:s/>13.97 <text:s text:c="5"/></text:p>
          </table:table-cell>
          <table:table-cell table:formula="of:=ABS([.E131]-[.F131])" office:value-type="float" office:value="0.430583333333301" calcext:value-type="float">
            <text:p><text:s/>0.43 <text:s text:c="5"/></text:p>
          </table:table-cell>
          <table:table-cell table:formula="of:=ABS([.G131]*100/[.E131])" office:value-type="float" office:value="2.99024856043266" calcext:value-type="float">
            <text:p><text:s/>2.99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31]&gt;=[.$L$4];1;0)" office:value-type="float" office:value="1" calcext:value-type="float">
            <text:p>1</text:p>
          </table:table-cell>
          <table:table-cell table:style-name="ce24" table:formula="of:=IF([.E131]&gt;[.K$4];[.E131]-[.K$4];0)" office:value-type="float" office:value="4.3995833333333" calcext:value-type="float">
            <text:p><text:s/>4.40 <text:s text:c="5"/></text:p>
          </table:table-cell>
          <table:table-cell table:style-name="ce12" table:formula="of:=[.L130]+([.K131]*[.J131])" office:value-type="float" office:value="67.5371999999999" calcext:value-type="float">
            <text:p><text:s/>67.5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30]+[.N131]" office:value-type="float" office:value="1" calcext:value-type="float">
            <text:p>1</text:p>
          </table:table-cell>
          <table:table-cell table:formula="of:=[.O131]*100/[.O$3]" office:value-type="float" office:value="0.353356890459364" calcext:value-type="float">
            <text:p><text:s/>0.35 <text:s text:c="5"/></text:p>
          </table:table-cell>
          <table:table-cell/>
          <table:table-cell table:style-name="ce31" table:formula="of:=[.R130]+[.Q131]" office:value-type="float" office:value="0" calcext:value-type="float">
            <text:p>0</text:p>
          </table:table-cell>
          <table:table-cell table:formula="of:=[.R131]*100/[.R$3]" office:value-type="float" office:value="0" calcext:value-type="float">
            <text:p><text:s/>- <text:s text:c="7"/></text:p>
          </table:table-cell>
          <table:table-cell/>
          <table:table-cell table:style-name="ce31" table:formula="of:=[.U130]+[.T131]" office:value-type="float" office:value="0" calcext:value-type="float">
            <text:p>0</text:p>
          </table:table-cell>
          <table:table-cell table:formula="of:=[.U131]*100/[.U$3]" office:value-type="float" office:value="0" calcext:value-type="float">
            <text:p><text:s/>- <text:s text:c="7"/></text:p>
          </table:table-cell>
          <table:table-cell table:style-name="ce31" table:formula="of:=[.O131]+[.R131]" office:value-type="float" office:value="1" calcext:value-type="float">
            <text:p>1</text:p>
          </table:table-cell>
          <table:table-cell table:style-name="ce35" table:formula="of:=[.W131]/2" office:value-type="float" office:value="0.5" calcext:value-type="float">
            <text:p>1</text:p>
          </table:table-cell>
          <table:table-cell table:style-name="ce24" table:formula="of:=[.X131]*100/[.Y$2]" office:value-type="float" office:value="0.181488203266788" calcext:value-type="float">
            <text:p><text:s/>0.18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07" calcext:value-type="date">
            <text:p>5/7/2006</text:p>
          </table:table-cell>
          <table:table-cell office:value-type="float" office:value="19" calcext:value-type="float">
            <text:p>19</text:p>
          </table:table-cell>
          <table:table-cell office:value-type="float" office:value="7.188" calcext:value-type="float">
            <text:p><text:s/>7.19 <text:s text:c="5"/></text:p>
          </table:table-cell>
          <table:table-cell office:value-type="float" office:value="24" calcext:value-type="float">
            <text:p><text:s/>24.00 <text:s text:c="5"/></text:p>
          </table:table-cell>
          <table:table-cell office:value-type="float" office:value="15.0805833333333" calcext:value-type="float">
            <text:p><text:s/>15.08 <text:s text:c="5"/></text:p>
          </table:table-cell>
          <table:table-cell table:formula="of:=([.D132]+[.C132])/2" office:value-type="float" office:value="15.594" calcext:value-type="float">
            <text:p><text:s/>15.59 <text:s text:c="5"/></text:p>
          </table:table-cell>
          <table:table-cell table:formula="of:=ABS([.E132]-[.F132])" office:value-type="float" office:value="0.5134166666667" calcext:value-type="float">
            <text:p><text:s/>0.51 <text:s text:c="5"/></text:p>
          </table:table-cell>
          <table:table-cell table:formula="of:=ABS([.G132]*100/[.E132])" office:value-type="float" office:value="3.40448811109231" calcext:value-type="float">
            <text:p><text:s/>3.4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32]&gt;=[.$L$4];1;0)" office:value-type="float" office:value="1" calcext:value-type="float">
            <text:p>1</text:p>
          </table:table-cell>
          <table:table-cell table:style-name="ce24" table:formula="of:=IF([.E132]&gt;[.K$4];[.E132]-[.K$4];0)" office:value-type="float" office:value="5.0805833333333" calcext:value-type="float">
            <text:p><text:s/>5.08 <text:s text:c="5"/></text:p>
          </table:table-cell>
          <table:table-cell table:style-name="ce12" table:formula="of:=[.L131]+([.K132]*[.J132])" office:value-type="float" office:value="72.6177833333332" calcext:value-type="float">
            <text:p><text:s/>72.62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O131]+[.N132]" office:value-type="float" office:value="3" calcext:value-type="float">
            <text:p>3</text:p>
          </table:table-cell>
          <table:table-cell table:formula="of:=[.O132]*100/[.O$3]" office:value-type="float" office:value="1.06007067137809" calcext:value-type="float">
            <text:p><text:s/>1.06 <text:s text:c="5"/>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R131]+[.Q132]" office:value-type="float" office:value="1" calcext:value-type="float">
            <text:p>1</text:p>
          </table:table-cell>
          <table:table-cell table:formula="of:=[.R132]*100/[.R$3]" office:value-type="float" office:value="0.373134328358209" calcext:value-type="float">
            <text:p><text:s/>0.37 <text:s text:c="5"/></text:p>
          </table:table-cell>
          <table:table-cell/>
          <table:table-cell table:style-name="ce31" table:formula="of:=[.U131]+[.T132]" office:value-type="float" office:value="0" calcext:value-type="float">
            <text:p>0</text:p>
          </table:table-cell>
          <table:table-cell table:formula="of:=[.U132]*100/[.U$3]" office:value-type="float" office:value="0" calcext:value-type="float">
            <text:p><text:s/>- <text:s text:c="7"/></text:p>
          </table:table-cell>
          <table:table-cell table:style-name="ce31" table:formula="of:=[.O132]+[.R132]" office:value-type="float" office:value="4" calcext:value-type="float">
            <text:p>4</text:p>
          </table:table-cell>
          <table:table-cell table:style-name="ce35" table:formula="of:=[.W132]/2" office:value-type="float" office:value="2" calcext:value-type="float">
            <text:p>2</text:p>
          </table:table-cell>
          <table:table-cell table:style-name="ce24" table:formula="of:=[.X132]*100/[.Y$2]" office:value-type="float" office:value="0.725952813067151" calcext:value-type="float">
            <text:p><text:s/>0.73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08" calcext:value-type="date">
            <text:p>5/8/2006</text:p>
          </table:table-cell>
          <table:table-cell office:value-type="float" office:value="20" calcext:value-type="float">
            <text:p>20</text:p>
          </table:table-cell>
          <table:table-cell office:value-type="float" office:value="7.438" calcext:value-type="float">
            <text:p><text:s/>7.44 <text:s text:c="5"/></text:p>
          </table:table-cell>
          <table:table-cell office:value-type="float" office:value="25.375" calcext:value-type="float">
            <text:p><text:s/>25.38 <text:s text:c="5"/></text:p>
          </table:table-cell>
          <table:table-cell office:value-type="float" office:value="15.42975" calcext:value-type="float">
            <text:p><text:s/>15.43 <text:s text:c="5"/></text:p>
          </table:table-cell>
          <table:table-cell table:formula="of:=([.D133]+[.C133])/2" office:value-type="float" office:value="16.4065" calcext:value-type="float">
            <text:p><text:s/>16.41 <text:s text:c="5"/></text:p>
          </table:table-cell>
          <table:table-cell table:formula="of:=ABS([.E133]-[.F133])" office:value-type="float" office:value="0.976750000000001" calcext:value-type="float">
            <text:p><text:s/>0.98 <text:s text:c="5"/></text:p>
          </table:table-cell>
          <table:table-cell table:formula="of:=ABS([.G133]*100/[.E133])" office:value-type="float" office:value="6.33030347218847" calcext:value-type="float">
            <text:p><text:s/>6.3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33]&gt;=[.$L$4];1;0)" office:value-type="float" office:value="1" calcext:value-type="float">
            <text:p>1</text:p>
          </table:table-cell>
          <table:table-cell table:style-name="ce24" table:formula="of:=IF([.E133]&gt;[.K$4];[.E133]-[.K$4];0)" office:value-type="float" office:value="5.42975" calcext:value-type="float">
            <text:p><text:s/>5.43 <text:s text:c="5"/></text:p>
          </table:table-cell>
          <table:table-cell table:style-name="ce12" table:formula="of:=[.L132]+([.K133]*[.J133])" office:value-type="float" office:value="78.0475333333332" calcext:value-type="float">
            <text:p><text:s/>78.0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32]+[.N133]" office:value-type="float" office:value="3" calcext:value-type="float">
            <text:p>3</text:p>
          </table:table-cell>
          <table:table-cell table:formula="of:=[.O133]*100/[.O$3]" office:value-type="float" office:value="1.06007067137809" calcext:value-type="float">
            <text:p><text:s/>1.06 <text:s text:c="5"/></text:p>
          </table:table-cell>
          <table:table-cell/>
          <table:table-cell table:style-name="ce31" table:formula="of:=[.R132]+[.Q133]" office:value-type="float" office:value="1" calcext:value-type="float">
            <text:p>1</text:p>
          </table:table-cell>
          <table:table-cell table:formula="of:=[.R133]*100/[.R$3]" office:value-type="float" office:value="0.373134328358209" calcext:value-type="float">
            <text:p><text:s/>0.37 <text:s text:c="5"/></text:p>
          </table:table-cell>
          <table:table-cell/>
          <table:table-cell table:style-name="ce31" table:formula="of:=[.U132]+[.T133]" office:value-type="float" office:value="0" calcext:value-type="float">
            <text:p>0</text:p>
          </table:table-cell>
          <table:table-cell table:formula="of:=[.U133]*100/[.U$3]" office:value-type="float" office:value="0" calcext:value-type="float">
            <text:p><text:s/>- <text:s text:c="7"/></text:p>
          </table:table-cell>
          <table:table-cell table:style-name="ce31" table:formula="of:=[.O133]+[.R133]" office:value-type="float" office:value="4" calcext:value-type="float">
            <text:p>4</text:p>
          </table:table-cell>
          <table:table-cell table:style-name="ce35" table:formula="of:=[.W133]/2" office:value-type="float" office:value="2" calcext:value-type="float">
            <text:p>2</text:p>
          </table:table-cell>
          <table:table-cell table:style-name="ce24" table:formula="of:=[.X133]*100/[.Y$2]" office:value-type="float" office:value="0.725952813067151" calcext:value-type="float">
            <text:p><text:s/>0.73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09" calcext:value-type="date">
            <text:p>5/9/2006</text:p>
          </table:table-cell>
          <table:table-cell office:value-type="float" office:value="20" calcext:value-type="float">
            <text:p>20</text:p>
          </table:table-cell>
          <table:table-cell office:value-type="float" office:value="6.688" calcext:value-type="float">
            <text:p><text:s/>6.69 <text:s text:c="5"/></text:p>
          </table:table-cell>
          <table:table-cell office:value-type="float" office:value="21.62" calcext:value-type="float">
            <text:p><text:s/>21.62 <text:s text:c="5"/></text:p>
          </table:table-cell>
          <table:table-cell office:value-type="float" office:value="14.8291666666667" calcext:value-type="float">
            <text:p><text:s/>14.83 <text:s text:c="5"/></text:p>
          </table:table-cell>
          <table:table-cell table:formula="of:=([.D134]+[.C134])/2" office:value-type="float" office:value="14.154" calcext:value-type="float">
            <text:p><text:s/>14.15 <text:s text:c="5"/></text:p>
          </table:table-cell>
          <table:table-cell table:formula="of:=ABS([.E134]-[.F134])" office:value-type="float" office:value="0.6751666666667" calcext:value-type="float">
            <text:p><text:s/>0.68 <text:s text:c="5"/></text:p>
          </table:table-cell>
          <table:table-cell table:formula="of:=ABS([.G134]*100/[.E134])" office:value-type="float" office:value="4.55296431581926" calcext:value-type="float">
            <text:p><text:s/>4.55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34]&gt;=[.$L$4];1;0)" office:value-type="float" office:value="1" calcext:value-type="float">
            <text:p>1</text:p>
          </table:table-cell>
          <table:table-cell table:style-name="ce24" table:formula="of:=IF([.E134]&gt;[.K$4];[.E134]-[.K$4];0)" office:value-type="float" office:value="4.8291666666667" calcext:value-type="float">
            <text:p><text:s/>4.83 <text:s text:c="5"/></text:p>
          </table:table-cell>
          <table:table-cell table:style-name="ce12" table:formula="of:=[.L133]+([.K134]*[.J134])" office:value-type="float" office:value="82.8766999999999" calcext:value-type="float">
            <text:p><text:s/>82.88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O133]+[.N134]" office:value-type="float" office:value="5" calcext:value-type="float">
            <text:p>5</text:p>
          </table:table-cell>
          <table:table-cell table:formula="of:=[.O134]*100/[.O$3]" office:value-type="float" office:value="1.76678445229682" calcext:value-type="float">
            <text:p><text:s/>1.77 <text:s text:c="5"/>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R133]+[.Q134]" office:value-type="float" office:value="2" calcext:value-type="float">
            <text:p>2</text:p>
          </table:table-cell>
          <table:table-cell table:formula="of:=[.R134]*100/[.R$3]" office:value-type="float" office:value="0.746268656716418" calcext:value-type="float">
            <text:p><text:s/>0.75 <text:s text:c="5"/></text:p>
          </table:table-cell>
          <table:table-cell/>
          <table:table-cell table:style-name="ce31" table:formula="of:=[.U133]+[.T134]" office:value-type="float" office:value="0" calcext:value-type="float">
            <text:p>0</text:p>
          </table:table-cell>
          <table:table-cell table:formula="of:=[.U134]*100/[.U$3]" office:value-type="float" office:value="0" calcext:value-type="float">
            <text:p><text:s/>- <text:s text:c="7"/></text:p>
          </table:table-cell>
          <table:table-cell table:style-name="ce31" table:formula="of:=[.O134]+[.R134]" office:value-type="float" office:value="7" calcext:value-type="float">
            <text:p>7</text:p>
          </table:table-cell>
          <table:table-cell table:style-name="ce35" table:formula="of:=[.W134]/2" office:value-type="float" office:value="3.5" calcext:value-type="float">
            <text:p>4</text:p>
          </table:table-cell>
          <table:table-cell table:style-name="ce24" table:formula="of:=[.X134]*100/[.Y$2]" office:value-type="float" office:value="1.27041742286751" calcext:value-type="float">
            <text:p><text:s/>1.2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10" calcext:value-type="date">
            <text:p>5/10/200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<text:s/>6.00 <text:s text:c="5"/></text:p>
          </table:table-cell>
          <table:table-cell office:value-type="float" office:value="19.62" calcext:value-type="float">
            <text:p><text:s/>19.62 <text:s text:c="5"/></text:p>
          </table:table-cell>
          <table:table-cell office:value-type="float" office:value="11.7743125" calcext:value-type="float">
            <text:p><text:s/>11.77 <text:s text:c="5"/></text:p>
          </table:table-cell>
          <table:table-cell table:formula="of:=([.D135]+[.C135])/2" office:value-type="float" office:value="12.81" calcext:value-type="float">
            <text:p><text:s/>12.81 <text:s text:c="5"/></text:p>
          </table:table-cell>
          <table:table-cell table:formula="of:=ABS([.E135]-[.F135])" office:value-type="float" office:value="1.0356875" calcext:value-type="float">
            <text:p><text:s/>1.04 <text:s text:c="5"/></text:p>
          </table:table-cell>
          <table:table-cell table:formula="of:=ABS([.G135]*100/[.E135])" office:value-type="float" office:value="8.79616113467347" calcext:value-type="float">
            <text:p><text:s/>8.80 <text:s text:c="5"/></text:p>
          </table:table-cell>
          <table:table-cell office:value-type="float" office:value="0.5" calcext:value-type="float">
            <text:p><text:s/>0.50 <text:s text:c="5"/></text:p>
          </table:table-cell>
          <table:table-cell table:style-name="ce20" table:formula="of:=IF([.A135]&gt;=[.$L$4];1;0)" office:value-type="float" office:value="1" calcext:value-type="float">
            <text:p>1</text:p>
          </table:table-cell>
          <table:table-cell table:style-name="ce24" table:formula="of:=IF([.E135]&gt;[.K$4];[.E135]-[.K$4];0)" office:value-type="float" office:value="1.7743125" calcext:value-type="float">
            <text:p><text:s/>1.77 <text:s text:c="5"/></text:p>
          </table:table-cell>
          <table:table-cell table:style-name="ce12" table:formula="of:=[.L134]+([.K135]*[.J135])" office:value-type="float" office:value="84.6510124999999" calcext:value-type="float">
            <text:p><text:s/>84.6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34]+[.N135]" office:value-type="float" office:value="5" calcext:value-type="float">
            <text:p>5</text:p>
          </table:table-cell>
          <table:table-cell table:formula="of:=[.O135]*100/[.O$3]" office:value-type="float" office:value="1.76678445229682" calcext:value-type="float">
            <text:p><text:s/>1.77 <text:s text:c="5"/></text:p>
          </table:table-cell>
          <table:table-cell/>
          <table:table-cell table:style-name="ce31" table:formula="of:=[.R134]+[.Q135]" office:value-type="float" office:value="2" calcext:value-type="float">
            <text:p>2</text:p>
          </table:table-cell>
          <table:table-cell table:formula="of:=[.R135]*100/[.R$3]" office:value-type="float" office:value="0.746268656716418" calcext:value-type="float">
            <text:p><text:s/>0.75 <text:s text:c="5"/></text:p>
          </table:table-cell>
          <table:table-cell/>
          <table:table-cell table:style-name="ce31" table:formula="of:=[.U134]+[.T135]" office:value-type="float" office:value="0" calcext:value-type="float">
            <text:p>0</text:p>
          </table:table-cell>
          <table:table-cell table:formula="of:=[.U135]*100/[.U$3]" office:value-type="float" office:value="0" calcext:value-type="float">
            <text:p><text:s/>- <text:s text:c="7"/></text:p>
          </table:table-cell>
          <table:table-cell table:style-name="ce31" table:formula="of:=[.O135]+[.R135]" office:value-type="float" office:value="7" calcext:value-type="float">
            <text:p>7</text:p>
          </table:table-cell>
          <table:table-cell table:style-name="ce35" table:formula="of:=[.W135]/2" office:value-type="float" office:value="3.5" calcext:value-type="float">
            <text:p>4</text:p>
          </table:table-cell>
          <table:table-cell table:style-name="ce24" table:formula="of:=[.X135]*100/[.Y$2]" office:value-type="float" office:value="1.27041742286751" calcext:value-type="float">
            <text:p><text:s/>1.2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11" calcext:value-type="date">
            <text:p>5/11/2006</text:p>
          </table:table-cell>
          <table:table-cell office:value-type="float" office:value="20" calcext:value-type="float">
            <text:p>20</text:p>
          </table:table-cell>
          <table:table-cell office:value-type="float" office:value="4.125" calcext:value-type="float">
            <text:p><text:s/>4.13 <text:s text:c="5"/></text:p>
          </table:table-cell>
          <table:table-cell office:value-type="float" office:value="21.375" calcext:value-type="float">
            <text:p><text:s/>21.38 <text:s text:c="5"/></text:p>
          </table:table-cell>
          <table:table-cell office:value-type="float" office:value="13.3966041666667" calcext:value-type="float">
            <text:p><text:s/>13.40 <text:s text:c="5"/></text:p>
          </table:table-cell>
          <table:table-cell table:formula="of:=([.D136]+[.C136])/2" office:value-type="float" office:value="12.75" calcext:value-type="float">
            <text:p><text:s/>12.75 <text:s text:c="5"/></text:p>
          </table:table-cell>
          <table:table-cell table:formula="of:=ABS([.E136]-[.F136])" office:value-type="float" office:value="0.6466041666667" calcext:value-type="float">
            <text:p><text:s/>0.65 <text:s text:c="5"/></text:p>
          </table:table-cell>
          <table:table-cell table:formula="of:=ABS([.G136]*100/[.E136])" office:value-type="float" office:value="4.82662739469137" calcext:value-type="float">
            <text:p><text:s/>4.8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36]&gt;=[.$L$4];1;0)" office:value-type="float" office:value="1" calcext:value-type="float">
            <text:p>1</text:p>
          </table:table-cell>
          <table:table-cell table:style-name="ce24" table:formula="of:=IF([.E136]&gt;[.K$4];[.E136]-[.K$4];0)" office:value-type="float" office:value="3.3966041666667" calcext:value-type="float">
            <text:p><text:s/>3.40 <text:s text:c="5"/></text:p>
          </table:table-cell>
          <table:table-cell table:style-name="ce12" table:formula="of:=[.L135]+([.K136]*[.J136])" office:value-type="float" office:value="88.0476166666666" calcext:value-type="float">
            <text:p><text:s/>88.05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O135]+[.N136]" office:value-type="float" office:value="6" calcext:value-type="float">
            <text:p>6</text:p>
          </table:table-cell>
          <table:table-cell table:formula="of:=[.O136]*100/[.O$3]" office:value-type="float" office:value="2.12014134275618" calcext:value-type="float">
            <text:p><text:s/>2.12 <text:s text:c="5"/>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R135]+[.Q136]" office:value-type="float" office:value="4" calcext:value-type="float">
            <text:p>4</text:p>
          </table:table-cell>
          <table:table-cell table:formula="of:=[.R136]*100/[.R$3]" office:value-type="float" office:value="1.49253731343284" calcext:value-type="float">
            <text:p><text:s/>1.49 <text:s text:c="5"/></text:p>
          </table:table-cell>
          <table:table-cell/>
          <table:table-cell table:style-name="ce31" table:formula="of:=[.U135]+[.T136]" office:value-type="float" office:value="0" calcext:value-type="float">
            <text:p>0</text:p>
          </table:table-cell>
          <table:table-cell table:formula="of:=[.U136]*100/[.U$3]" office:value-type="float" office:value="0" calcext:value-type="float">
            <text:p><text:s/>- <text:s text:c="7"/></text:p>
          </table:table-cell>
          <table:table-cell table:style-name="ce31" table:formula="of:=[.O136]+[.R136]" office:value-type="float" office:value="10" calcext:value-type="float">
            <text:p>10</text:p>
          </table:table-cell>
          <table:table-cell table:style-name="ce35" table:formula="of:=[.W136]/2" office:value-type="float" office:value="5" calcext:value-type="float">
            <text:p>5</text:p>
          </table:table-cell>
          <table:table-cell table:style-name="ce24" table:formula="of:=[.X136]*100/[.Y$2]" office:value-type="float" office:value="1.81488203266788" calcext:value-type="float">
            <text:p><text:s/>1.81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12" calcext:value-type="date">
            <text:p>5/12/2006</text:p>
          </table:table-cell>
          <table:table-cell office:value-type="float" office:value="20" calcext:value-type="float">
            <text:p>20</text:p>
          </table:table-cell>
          <table:table-cell office:value-type="float" office:value="10.312" calcext:value-type="float">
            <text:p><text:s/>10.31 <text:s text:c="5"/></text:p>
          </table:table-cell>
          <table:table-cell office:value-type="float" office:value="24.62" calcext:value-type="float">
            <text:p><text:s/>24.62 <text:s text:c="5"/></text:p>
          </table:table-cell>
          <table:table-cell office:value-type="float" office:value="16.8539583333333" calcext:value-type="float">
            <text:p><text:s/>16.85 <text:s text:c="5"/></text:p>
          </table:table-cell>
          <table:table-cell table:formula="of:=([.D137]+[.C137])/2" office:value-type="float" office:value="17.466" calcext:value-type="float">
            <text:p><text:s/>17.47 <text:s text:c="5"/></text:p>
          </table:table-cell>
          <table:table-cell table:formula="of:=ABS([.E137]-[.F137])" office:value-type="float" office:value="0.612041666666702" calcext:value-type="float">
            <text:p><text:s/>0.61 <text:s text:c="5"/></text:p>
          </table:table-cell>
          <table:table-cell table:formula="of:=ABS([.G137]*100/[.E137])" office:value-type="float" office:value="3.63144167418655" calcext:value-type="float">
            <text:p><text:s/>3.6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37]&gt;=[.$L$4];1;0)" office:value-type="float" office:value="1" calcext:value-type="float">
            <text:p>1</text:p>
          </table:table-cell>
          <table:table-cell table:style-name="ce24" table:formula="of:=IF([.E137]&gt;[.K$4];[.E137]-[.K$4];0)" office:value-type="float" office:value="6.8539583333333" calcext:value-type="float">
            <text:p><text:s/>6.85 <text:s text:c="5"/></text:p>
          </table:table-cell>
          <table:table-cell table:style-name="ce12" table:formula="of:=[.L136]+([.K137]*[.J137])" office:value-type="float" office:value="94.9015749999999" calcext:value-type="float">
            <text:p><text:s/>94.90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36]+[.N137]" office:value-type="float" office:value="6" calcext:value-type="float">
            <text:p>6</text:p>
          </table:table-cell>
          <table:table-cell table:formula="of:=[.O137]*100/[.O$3]" office:value-type="float" office:value="2.12014134275618" calcext:value-type="float">
            <text:p><text:s/>2.12 <text:s text:c="5"/></text:p>
          </table:table-cell>
          <table:table-cell/>
          <table:table-cell table:style-name="ce31" table:formula="of:=[.R136]+[.Q137]" office:value-type="float" office:value="4" calcext:value-type="float">
            <text:p>4</text:p>
          </table:table-cell>
          <table:table-cell table:formula="of:=[.R137]*100/[.R$3]" office:value-type="float" office:value="1.49253731343284" calcext:value-type="float">
            <text:p><text:s/>1.49 <text:s text:c="5"/></text:p>
          </table:table-cell>
          <table:table-cell/>
          <table:table-cell table:style-name="ce31" table:formula="of:=[.U136]+[.T137]" office:value-type="float" office:value="0" calcext:value-type="float">
            <text:p>0</text:p>
          </table:table-cell>
          <table:table-cell table:formula="of:=[.U137]*100/[.U$3]" office:value-type="float" office:value="0" calcext:value-type="float">
            <text:p><text:s/>- <text:s text:c="7"/></text:p>
          </table:table-cell>
          <table:table-cell table:style-name="ce31" table:formula="of:=[.O137]+[.R137]" office:value-type="float" office:value="10" calcext:value-type="float">
            <text:p>10</text:p>
          </table:table-cell>
          <table:table-cell table:style-name="ce35" table:formula="of:=[.W137]/2" office:value-type="float" office:value="5" calcext:value-type="float">
            <text:p>5</text:p>
          </table:table-cell>
          <table:table-cell table:style-name="ce24" table:formula="of:=[.X137]*100/[.Y$2]" office:value-type="float" office:value="1.81488203266788" calcext:value-type="float">
            <text:p><text:s/>1.81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13" calcext:value-type="date">
            <text:p>5/13/2006</text:p>
          </table:table-cell>
          <table:table-cell office:value-type="float" office:value="20" calcext:value-type="float">
            <text:p>20</text:p>
          </table:table-cell>
          <table:table-cell office:value-type="float" office:value="7.875" calcext:value-type="float">
            <text:p><text:s/>7.88 <text:s text:c="5"/></text:p>
          </table:table-cell>
          <table:table-cell office:value-type="float" office:value="26.875" calcext:value-type="float">
            <text:p><text:s/>26.88 <text:s text:c="5"/></text:p>
          </table:table-cell>
          <table:table-cell office:value-type="float" office:value="17.8106041666667" calcext:value-type="float">
            <text:p><text:s/>17.81 <text:s text:c="5"/></text:p>
          </table:table-cell>
          <table:table-cell table:formula="of:=([.D138]+[.C138])/2" office:value-type="float" office:value="17.375" calcext:value-type="float">
            <text:p><text:s/>17.38 <text:s text:c="5"/></text:p>
          </table:table-cell>
          <table:table-cell table:formula="of:=ABS([.E138]-[.F138])" office:value-type="float" office:value="0.4356041666667" calcext:value-type="float">
            <text:p><text:s/>0.44 <text:s text:c="5"/></text:p>
          </table:table-cell>
          <table:table-cell table:formula="of:=ABS([.G138]*100/[.E138])" office:value-type="float" office:value="2.44575738470428" calcext:value-type="float">
            <text:p><text:s/>2.45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38]&gt;=[.$L$4];1;0)" office:value-type="float" office:value="1" calcext:value-type="float">
            <text:p>1</text:p>
          </table:table-cell>
          <table:table-cell table:style-name="ce24" table:formula="of:=IF([.E138]&gt;[.K$4];[.E138]-[.K$4];0)" office:value-type="float" office:value="7.8106041666667" calcext:value-type="float">
            <text:p><text:s/>7.81 <text:s text:c="5"/></text:p>
          </table:table-cell>
          <table:table-cell table:style-name="ce12" table:formula="of:=[.L137]+([.K138]*[.J138])" office:value-type="float" office:value="102.712179166667" calcext:value-type="float">
            <text:p><text:s/>102.71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O137]+[.N138]" office:value-type="float" office:value="6" calcext:value-type="float">
            <text:p>6</text:p>
          </table:table-cell>
          <table:table-cell table:formula="of:=[.O138]*100/[.O$3]" office:value-type="float" office:value="2.12014134275618" calcext:value-type="float">
            <text:p><text:s/>2.12 <text:s text:c="5"/>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R137]+[.Q138]" office:value-type="float" office:value="5" calcext:value-type="float">
            <text:p>5</text:p>
          </table:table-cell>
          <table:table-cell table:formula="of:=[.R138]*100/[.R$3]" office:value-type="float" office:value="1.86567164179104" calcext:value-type="float">
            <text:p><text:s/>1.87 <text:s text:c="5"/>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formula="of:=[.U138]*100/[.U$3]" office:value-type="float" office:value="100" calcext:value-type="float">
            <text:p><text:s/>100.00 <text:s text:c="5"/></text:p>
          </table:table-cell>
          <table:table-cell table:style-name="ce31" table:formula="of:=[.O138]+[.R138]" office:value-type="float" office:value="11" calcext:value-type="float">
            <text:p>11</text:p>
          </table:table-cell>
          <table:table-cell table:style-name="ce35" table:formula="of:=[.W138]/2" office:value-type="float" office:value="5.5" calcext:value-type="float">
            <text:p>6</text:p>
          </table:table-cell>
          <table:table-cell table:style-name="ce24" table:formula="of:=[.X138]*100/[.Y$2]" office:value-type="float" office:value="1.99637023593466" calcext:value-type="float">
            <text:p><text:s/>2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14" calcext:value-type="date">
            <text:p>5/14/2006</text:p>
          </table:table-cell>
          <table:table-cell office:value-type="float" office:value="20" calcext:value-type="float">
            <text:p>20</text:p>
          </table:table-cell>
          <table:table-cell office:value-type="float" office:value="9.5" calcext:value-type="float">
            <text:p><text:s/>9.50 <text:s text:c="5"/></text:p>
          </table:table-cell>
          <table:table-cell office:value-type="float" office:value="21" calcext:value-type="float">
            <text:p><text:s/>21.00 <text:s text:c="5"/></text:p>
          </table:table-cell>
          <table:table-cell office:value-type="float" office:value="13.7455" calcext:value-type="float">
            <text:p><text:s/>13.75 <text:s text:c="5"/></text:p>
          </table:table-cell>
          <table:table-cell table:formula="of:=([.D139]+[.C139])/2" office:value-type="float" office:value="15.25" calcext:value-type="float">
            <text:p><text:s/>15.25 <text:s text:c="5"/></text:p>
          </table:table-cell>
          <table:table-cell table:formula="of:=ABS([.E139]-[.F139])" office:value-type="float" office:value="1.5045" calcext:value-type="float">
            <text:p><text:s/>1.50 <text:s text:c="5"/></text:p>
          </table:table-cell>
          <table:table-cell table:formula="of:=ABS([.G139]*100/[.E139])" office:value-type="float" office:value="10.9454003128297" calcext:value-type="float">
            <text:p><text:s/>10.95 <text:s text:c="5"/></text:p>
          </table:table-cell>
          <table:table-cell office:value-type="float" office:value="3" calcext:value-type="float">
            <text:p><text:s/>3.00 <text:s text:c="5"/></text:p>
          </table:table-cell>
          <table:table-cell table:style-name="ce20" table:formula="of:=IF([.A139]&gt;=[.$L$4];1;0)" office:value-type="float" office:value="1" calcext:value-type="float">
            <text:p>1</text:p>
          </table:table-cell>
          <table:table-cell table:style-name="ce24" table:formula="of:=IF([.E139]&gt;[.K$4];[.E139]-[.K$4];0)" office:value-type="float" office:value="3.7455" calcext:value-type="float">
            <text:p><text:s/>3.75 <text:s text:c="5"/></text:p>
          </table:table-cell>
          <table:table-cell table:style-name="ce12" table:formula="of:=[.L138]+([.K139]*[.J139])" office:value-type="float" office:value="106.457679166667" calcext:value-type="float">
            <text:p><text:s/>106.4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38]+[.N139]" office:value-type="float" office:value="6" calcext:value-type="float">
            <text:p>6</text:p>
          </table:table-cell>
          <table:table-cell table:formula="of:=[.O139]*100/[.O$3]" office:value-type="float" office:value="2.12014134275618" calcext:value-type="float">
            <text:p><text:s/>2.12 <text:s text:c="5"/></text:p>
          </table:table-cell>
          <table:table-cell/>
          <table:table-cell table:style-name="ce31" table:formula="of:=[.R138]+[.Q139]" office:value-type="float" office:value="5" calcext:value-type="float">
            <text:p>5</text:p>
          </table:table-cell>
          <table:table-cell table:formula="of:=[.R139]*100/[.R$3]" office:value-type="float" office:value="1.86567164179104" calcext:value-type="float">
            <text:p><text:s/>1.87 <text:s text:c="5"/></text:p>
          </table:table-cell>
          <table:table-cell/>
          <table:table-cell table:style-name="ce31" table:formula="of:=[.U138]+[.T139]" office:value-type="float" office:value="1" calcext:value-type="float">
            <text:p>1</text:p>
          </table:table-cell>
          <table:table-cell table:formula="of:=[.U139]*100/[.U$3]" office:value-type="float" office:value="100" calcext:value-type="float">
            <text:p><text:s/>100.00 <text:s text:c="5"/></text:p>
          </table:table-cell>
          <table:table-cell table:style-name="ce31" table:formula="of:=[.O139]+[.R139]" office:value-type="float" office:value="11" calcext:value-type="float">
            <text:p>11</text:p>
          </table:table-cell>
          <table:table-cell table:style-name="ce35" table:formula="of:=[.W139]/2" office:value-type="float" office:value="5.5" calcext:value-type="float">
            <text:p>6</text:p>
          </table:table-cell>
          <table:table-cell table:style-name="ce24" table:formula="of:=[.X139]*100/[.Y$2]" office:value-type="float" office:value="1.99637023593466" calcext:value-type="float">
            <text:p><text:s/>2.00 <text:s text:c="5"/></text:p>
          </table:table-cell>
          <table:table-cell table:number-columns-repeated="999"/>
        </table:table-row>
        <table:table-row table:style-name="ro1">
          <table:table-cell table:style-name="ce6" office:value-type="date" office:date-value="2006-05-15" calcext:value-type="date">
            <text:p>5/15/2006</text:p>
          </table:table-cell>
          <table:table-cell table:style-name="ce10" office:value-type="float" office:value="21" calcext:value-type="float">
            <text:p>21</text:p>
          </table:table-cell>
          <table:table-cell office:value-type="float" office:value="3.312" calcext:value-type="float">
            <text:p><text:s/>3.31 <text:s text:c="5"/></text:p>
          </table:table-cell>
          <table:table-cell office:value-type="float" office:value="17.375" calcext:value-type="float">
            <text:p><text:s/>17.38 <text:s text:c="5"/></text:p>
          </table:table-cell>
          <table:table-cell office:value-type="float" office:value="10.3279375" calcext:value-type="float">
            <text:p><text:s/>10.33 <text:s text:c="5"/></text:p>
          </table:table-cell>
          <table:table-cell table:formula="of:=([.D140]+[.C140])/2" office:value-type="float" office:value="10.3435" calcext:value-type="float">
            <text:p><text:s/>10.34 <text:s text:c="5"/></text:p>
          </table:table-cell>
          <table:table-cell table:formula="of:=ABS([.E140]-[.F140])" office:value-type="float" office:value="0.0155624999999997" calcext:value-type="float">
            <text:p><text:s/>0.02 <text:s text:c="5"/></text:p>
          </table:table-cell>
          <table:table-cell table:formula="of:=ABS([.G140]*100/[.E140])" office:value-type="float" office:value="0.150683522242458" calcext:value-type="float">
            <text:p><text:s/>0.15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40]&gt;=[.$L$4];1;0)" office:value-type="float" office:value="1" calcext:value-type="float">
            <text:p>1</text:p>
          </table:table-cell>
          <table:table-cell table:style-name="ce24" table:formula="of:=IF([.E140]&gt;[.K$4];[.E140]-[.K$4];0)" office:value-type="float" office:value="0.327937500000001" calcext:value-type="float">
            <text:p><text:s/>0.33 <text:s text:c="5"/></text:p>
          </table:table-cell>
          <table:table-cell table:style-name="ce12" table:formula="of:=[.L139]+([.K140]*[.J140])" office:value-type="float" office:value="106.785616666667" calcext:value-type="float">
            <text:p><text:s/>106.79 <text:s text:c="5"/></text:p>
          </table:table-cell>
          <table:table-cell table:style-name="ce10" office:value-type="string" calcext:value-type="string">
            <text:p>FIELD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O139]+[.N140]" office:value-type="float" office:value="8" calcext:value-type="float">
            <text:p>8</text:p>
          </table:table-cell>
          <table:table-cell table:formula="of:=[.O140]*100/[.O$3]" office:value-type="float" office:value="2.82685512367491" calcext:value-type="float">
            <text:p><text:s/>2.83 <text:s text:c="5"/>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R139]+[.Q140]" office:value-type="float" office:value="6" calcext:value-type="float">
            <text:p>6</text:p>
          </table:table-cell>
          <table:table-cell table:formula="of:=[.R140]*100/[.R$3]" office:value-type="float" office:value="2.23880597014925" calcext:value-type="float">
            <text:p><text:s/>2.24 <text:s text:c="5"/></text:p>
          </table:table-cell>
          <table:table-cell table:style-name="ce32"/>
          <table:table-cell table:style-name="ce32" table:formula="of:=[.U139]+[.T140]" office:value-type="float" office:value="1" calcext:value-type="float">
            <text:p>1</text:p>
          </table:table-cell>
          <table:table-cell table:formula="of:=[.U140]*100/[.U$3]" office:value-type="float" office:value="100" calcext:value-type="float">
            <text:p><text:s/>100.00 <text:s text:c="5"/></text:p>
          </table:table-cell>
          <table:table-cell table:style-name="ce31" table:formula="of:=[.O140]+[.R140]" office:value-type="float" office:value="14" calcext:value-type="float">
            <text:p>14</text:p>
          </table:table-cell>
          <table:table-cell table:style-name="ce35" table:formula="of:=[.W140]/2" office:value-type="float" office:value="7" calcext:value-type="float">
            <text:p>7</text:p>
          </table:table-cell>
          <table:table-cell table:style-name="ce24" table:formula="of:=[.X140]*100/[.Y$2]" office:value-type="float" office:value="2.54083484573503" calcext:value-type="float">
            <text:p><text:s/>2.54 <text:s text:c="5"/></text:p>
          </table:table-cell>
          <table:table-cell table:style-name="ce32" table:number-columns-repeated="999"/>
        </table:table-row>
        <table:table-row table:style-name="ro1">
          <table:table-cell table:style-name="ce3" office:value-type="date" office:date-value="2006-05-16" calcext:value-type="date">
            <text:p>5/16/2006</text:p>
          </table:table-cell>
          <table:table-cell office:value-type="float" office:value="21" calcext:value-type="float">
            <text:p>21</text:p>
          </table:table-cell>
          <table:table-cell office:value-type="float" office:value="6.125" calcext:value-type="float">
            <text:p><text:s/>6.13 <text:s text:c="5"/></text:p>
          </table:table-cell>
          <table:table-cell office:value-type="float" office:value="25.438" calcext:value-type="float">
            <text:p><text:s/>25.44 <text:s text:c="5"/></text:p>
          </table:table-cell>
          <table:table-cell office:value-type="float" office:value="13.588375" calcext:value-type="float">
            <text:p><text:s/>13.59 <text:s text:c="5"/></text:p>
          </table:table-cell>
          <table:table-cell table:formula="of:=([.D141]+[.C141])/2" office:value-type="float" office:value="15.7815" calcext:value-type="float">
            <text:p><text:s/>15.78 <text:s text:c="5"/></text:p>
          </table:table-cell>
          <table:table-cell table:formula="of:=ABS([.E141]-[.F141])" office:value-type="float" office:value="2.193125" calcext:value-type="float">
            <text:p><text:s/>2.19 <text:s text:c="5"/></text:p>
          </table:table-cell>
          <table:table-cell table:formula="of:=ABS([.G141]*100/[.E141])" office:value-type="float" office:value="16.1397150137526" calcext:value-type="float">
            <text:p><text:s/>16.14 <text:s text:c="5"/></text:p>
          </table:table-cell>
          <table:table-cell office:value-type="float" office:value="4.1" calcext:value-type="float">
            <text:p><text:s/>4.10 <text:s text:c="5"/></text:p>
          </table:table-cell>
          <table:table-cell table:style-name="ce20" table:formula="of:=IF([.A141]&gt;=[.$L$4];1;0)" office:value-type="float" office:value="1" calcext:value-type="float">
            <text:p>1</text:p>
          </table:table-cell>
          <table:table-cell table:style-name="ce24" table:formula="of:=IF([.E141]&gt;[.K$4];[.E141]-[.K$4];0)" office:value-type="float" office:value="3.588375" calcext:value-type="float">
            <text:p><text:s/>3.59 <text:s text:c="5"/></text:p>
          </table:table-cell>
          <table:table-cell table:style-name="ce12" table:formula="of:=[.L140]+([.K141]*[.J141])" office:value-type="float" office:value="110.373991666667" calcext:value-type="float">
            <text:p><text:s/>110.3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40]+[.N141]" office:value-type="float" office:value="8" calcext:value-type="float">
            <text:p>8</text:p>
          </table:table-cell>
          <table:table-cell table:formula="of:=[.O141]*100/[.O$3]" office:value-type="float" office:value="2.82685512367491" calcext:value-type="float">
            <text:p><text:s/>2.83 <text:s text:c="5"/></text:p>
          </table:table-cell>
          <table:table-cell/>
          <table:table-cell table:style-name="ce31" table:formula="of:=[.R140]+[.Q141]" office:value-type="float" office:value="6" calcext:value-type="float">
            <text:p>6</text:p>
          </table:table-cell>
          <table:table-cell table:formula="of:=[.R141]*100/[.R$3]" office:value-type="float" office:value="2.23880597014925" calcext:value-type="float">
            <text:p><text:s/>2.24 <text:s text:c="5"/></text:p>
          </table:table-cell>
          <table:table-cell/>
          <table:table-cell table:style-name="ce31" table:formula="of:=[.U140]+[.T141]" office:value-type="float" office:value="1" calcext:value-type="float">
            <text:p>1</text:p>
          </table:table-cell>
          <table:table-cell table:formula="of:=[.U141]*100/[.U$3]" office:value-type="float" office:value="100" calcext:value-type="float">
            <text:p><text:s/>100.00 <text:s text:c="5"/></text:p>
          </table:table-cell>
          <table:table-cell table:style-name="ce31" table:formula="of:=[.O141]+[.R141]" office:value-type="float" office:value="14" calcext:value-type="float">
            <text:p>14</text:p>
          </table:table-cell>
          <table:table-cell table:style-name="ce35" table:formula="of:=[.W141]/2" office:value-type="float" office:value="7" calcext:value-type="float">
            <text:p>7</text:p>
          </table:table-cell>
          <table:table-cell table:style-name="ce24" table:formula="of:=[.X141]*100/[.Y$2]" office:value-type="float" office:value="2.54083484573503" calcext:value-type="float">
            <text:p><text:s/>2.54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17" calcext:value-type="date">
            <text:p>5/17/2006</text:p>
          </table:table-cell>
          <table:table-cell office:value-type="float" office:value="21" calcext:value-type="float">
            <text:p>21</text:p>
          </table:table-cell>
          <table:table-cell office:value-type="float" office:value="7.125" calcext:value-type="float">
            <text:p><text:s/>7.13 <text:s text:c="5"/></text:p>
          </table:table-cell>
          <table:table-cell office:value-type="float" office:value="20.125" calcext:value-type="float">
            <text:p><text:s/>20.13 <text:s text:c="5"/></text:p>
          </table:table-cell>
          <table:table-cell office:value-type="float" office:value="12.5177083333333" calcext:value-type="float">
            <text:p><text:s/>12.52 <text:s text:c="5"/></text:p>
          </table:table-cell>
          <table:table-cell table:formula="of:=([.D142]+[.C142])/2" office:value-type="float" office:value="13.625" calcext:value-type="float">
            <text:p><text:s/>13.63 <text:s text:c="5"/></text:p>
          </table:table-cell>
          <table:table-cell table:formula="of:=ABS([.E142]-[.F142])" office:value-type="float" office:value="1.1072916666667" calcext:value-type="float">
            <text:p><text:s/>1.11 <text:s text:c="5"/></text:p>
          </table:table-cell>
          <table:table-cell table:formula="of:=ABS([.G142]*100/[.E142])" office:value-type="float" office:value="8.84580178081081" calcext:value-type="float">
            <text:p><text:s/>8.85 <text:s text:c="5"/></text:p>
          </table:table-cell>
          <table:table-cell office:value-type="float" office:value="1" calcext:value-type="float">
            <text:p><text:s/>1.00 <text:s text:c="5"/></text:p>
          </table:table-cell>
          <table:table-cell table:style-name="ce20" table:formula="of:=IF([.A142]&gt;=[.$L$4];1;0)" office:value-type="float" office:value="1" calcext:value-type="float">
            <text:p>1</text:p>
          </table:table-cell>
          <table:table-cell table:style-name="ce24" table:formula="of:=IF([.E142]&gt;[.K$4];[.E142]-[.K$4];0)" office:value-type="float" office:value="2.5177083333333" calcext:value-type="float">
            <text:p><text:s/>2.52 <text:s text:c="5"/></text:p>
          </table:table-cell>
          <table:table-cell table:style-name="ce12" table:formula="of:=[.L141]+([.K142]*[.J142])" office:value-type="float" office:value="112.8917" calcext:value-type="float">
            <text:p><text:s/>112.89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formula="of:=[.O141]+[.N142]" office:value-type="float" office:value="13" calcext:value-type="float">
            <text:p>13</text:p>
          </table:table-cell>
          <table:table-cell table:formula="of:=[.O142]*100/[.O$3]" office:value-type="float" office:value="4.59363957597173" calcext:value-type="float">
            <text:p><text:s/>4.59 <text:s text:c="5"/>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[.R141]+[.Q142]" office:value-type="float" office:value="9" calcext:value-type="float">
            <text:p>9</text:p>
          </table:table-cell>
          <table:table-cell table:formula="of:=[.R142]*100/[.R$3]" office:value-type="float" office:value="3.35820895522388" calcext:value-type="float">
            <text:p><text:s/>3.36 <text:s text:c="5"/></text:p>
          </table:table-cell>
          <table:table-cell/>
          <table:table-cell table:style-name="ce31" table:formula="of:=[.U141]+[.T142]" office:value-type="float" office:value="1" calcext:value-type="float">
            <text:p>1</text:p>
          </table:table-cell>
          <table:table-cell table:formula="of:=[.U142]*100/[.U$3]" office:value-type="float" office:value="100" calcext:value-type="float">
            <text:p><text:s/>100.00 <text:s text:c="5"/></text:p>
          </table:table-cell>
          <table:table-cell table:style-name="ce31" table:formula="of:=[.O142]+[.R142]" office:value-type="float" office:value="22" calcext:value-type="float">
            <text:p>22</text:p>
          </table:table-cell>
          <table:table-cell table:style-name="ce35" table:formula="of:=[.W142]/2" office:value-type="float" office:value="11" calcext:value-type="float">
            <text:p>11</text:p>
          </table:table-cell>
          <table:table-cell table:style-name="ce24" table:formula="of:=[.X142]*100/[.Y$2]" office:value-type="float" office:value="3.99274047186933" calcext:value-type="float">
            <text:p><text:s/>3.99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18" calcext:value-type="date">
            <text:p>5/18/2006</text:p>
          </table:table-cell>
          <table:table-cell office:value-type="float" office:value="21" calcext:value-type="float">
            <text:p>21</text:p>
          </table:table-cell>
          <table:table-cell office:value-type="float" office:value="8.438" calcext:value-type="float">
            <text:p><text:s/>8.44 <text:s text:c="5"/></text:p>
          </table:table-cell>
          <table:table-cell office:value-type="float" office:value="19.875" calcext:value-type="float">
            <text:p><text:s/>19.88 <text:s text:c="5"/></text:p>
          </table:table-cell>
          <table:table-cell office:value-type="float" office:value="13.9331666666667" calcext:value-type="float">
            <text:p><text:s/>13.93 <text:s text:c="5"/></text:p>
          </table:table-cell>
          <table:table-cell table:formula="of:=([.D143]+[.C143])/2" office:value-type="float" office:value="14.1565" calcext:value-type="float">
            <text:p><text:s/>14.16 <text:s text:c="5"/></text:p>
          </table:table-cell>
          <table:table-cell table:formula="of:=ABS([.E143]-[.F143])" office:value-type="float" office:value="0.223333333333301" calcext:value-type="float">
            <text:p><text:s/>0.22 <text:s text:c="5"/></text:p>
          </table:table-cell>
          <table:table-cell table:formula="of:=ABS([.G143]*100/[.E143])" office:value-type="float" office:value="1.60288998672209" calcext:value-type="float">
            <text:p><text:s/>1.6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43]&gt;=[.$L$4];1;0)" office:value-type="float" office:value="1" calcext:value-type="float">
            <text:p>1</text:p>
          </table:table-cell>
          <table:table-cell table:style-name="ce24" table:formula="of:=IF([.E143]&gt;[.K$4];[.E143]-[.K$4];0)" office:value-type="float" office:value="3.9331666666667" calcext:value-type="float">
            <text:p><text:s/>3.93 <text:s text:c="5"/></text:p>
          </table:table-cell>
          <table:table-cell table:style-name="ce12" table:formula="of:=[.L142]+([.K143]*[.J143])" office:value-type="float" office:value="116.824866666667" calcext:value-type="float">
            <text:p><text:s/>116.8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42]+[.N143]" office:value-type="float" office:value="13" calcext:value-type="float">
            <text:p>13</text:p>
          </table:table-cell>
          <table:table-cell table:formula="of:=[.O143]*100/[.O$3]" office:value-type="float" office:value="4.59363957597173" calcext:value-type="float">
            <text:p><text:s/>4.59 <text:s text:c="5"/></text:p>
          </table:table-cell>
          <table:table-cell/>
          <table:table-cell table:style-name="ce31" table:formula="of:=[.R142]+[.Q143]" office:value-type="float" office:value="9" calcext:value-type="float">
            <text:p>9</text:p>
          </table:table-cell>
          <table:table-cell table:formula="of:=[.R143]*100/[.R$3]" office:value-type="float" office:value="3.35820895522388" calcext:value-type="float">
            <text:p><text:s/>3.36 <text:s text:c="5"/></text:p>
          </table:table-cell>
          <table:table-cell/>
          <table:table-cell table:style-name="ce31" table:formula="of:=[.U142]+[.T143]" office:value-type="float" office:value="1" calcext:value-type="float">
            <text:p>1</text:p>
          </table:table-cell>
          <table:table-cell table:formula="of:=[.U143]*100/[.U$3]" office:value-type="float" office:value="100" calcext:value-type="float">
            <text:p><text:s/>100.00 <text:s text:c="5"/></text:p>
          </table:table-cell>
          <table:table-cell table:style-name="ce31" table:formula="of:=[.O143]+[.R143]" office:value-type="float" office:value="22" calcext:value-type="float">
            <text:p>22</text:p>
          </table:table-cell>
          <table:table-cell table:style-name="ce35" table:formula="of:=[.W143]/2" office:value-type="float" office:value="11" calcext:value-type="float">
            <text:p>11</text:p>
          </table:table-cell>
          <table:table-cell table:style-name="ce24" table:formula="of:=[.X143]*100/[.Y$2]" office:value-type="float" office:value="3.99274047186933" calcext:value-type="float">
            <text:p><text:s/>3.99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19" calcext:value-type="date">
            <text:p>5/19/2006</text:p>
          </table:table-cell>
          <table:table-cell office:value-type="float" office:value="21" calcext:value-type="float">
            <text:p>21</text:p>
          </table:table-cell>
          <table:table-cell office:value-type="float" office:value="9.188" calcext:value-type="float">
            <text:p><text:s/>9.19 <text:s text:c="5"/></text:p>
          </table:table-cell>
          <table:table-cell office:value-type="float" office:value="19.938" calcext:value-type="float">
            <text:p><text:s/>19.94 <text:s text:c="5"/></text:p>
          </table:table-cell>
          <table:table-cell office:value-type="float" office:value="13.6716666666667" calcext:value-type="float">
            <text:p><text:s/>13.67 <text:s text:c="5"/></text:p>
          </table:table-cell>
          <table:table-cell table:formula="of:=([.D144]+[.C144])/2" office:value-type="float" office:value="14.563" calcext:value-type="float">
            <text:p><text:s/>14.56 <text:s text:c="5"/></text:p>
          </table:table-cell>
          <table:table-cell table:formula="of:=ABS([.E144]-[.F144])" office:value-type="float" office:value="0.891333333333298" calcext:value-type="float">
            <text:p><text:s/>0.89 <text:s text:c="5"/></text:p>
          </table:table-cell>
          <table:table-cell table:formula="of:=ABS([.G144]*100/[.E144])" office:value-type="float" office:value="6.5195660124342" calcext:value-type="float">
            <text:p><text:s/>6.52 <text:s text:c="5"/></text:p>
          </table:table-cell>
          <table:table-cell office:value-type="float" office:value="17.3" calcext:value-type="float">
            <text:p><text:s/>17.30 <text:s text:c="5"/></text:p>
          </table:table-cell>
          <table:table-cell table:style-name="ce20" table:formula="of:=IF([.A144]&gt;=[.$L$4];1;0)" office:value-type="float" office:value="1" calcext:value-type="float">
            <text:p>1</text:p>
          </table:table-cell>
          <table:table-cell table:style-name="ce24" table:formula="of:=IF([.E144]&gt;[.K$4];[.E144]-[.K$4];0)" office:value-type="float" office:value="3.6716666666667" calcext:value-type="float">
            <text:p><text:s/>3.67 <text:s text:c="5"/></text:p>
          </table:table-cell>
          <table:table-cell table:style-name="ce12" table:formula="of:=[.L143]+([.K144]*[.J144])" office:value-type="float" office:value="120.496533333333" calcext:value-type="float">
            <text:p><text:s/>120.50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formula="of:=[.O143]+[.N144]" office:value-type="float" office:value="20" calcext:value-type="float">
            <text:p>20</text:p>
          </table:table-cell>
          <table:table-cell table:formula="of:=[.O144]*100/[.O$3]" office:value-type="float" office:value="7.06713780918728" calcext:value-type="float">
            <text:p><text:s/>7.07 <text:s text:c="5"/>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formula="of:=[.R143]+[.Q144]" office:value-type="float" office:value="14" calcext:value-type="float">
            <text:p>14</text:p>
          </table:table-cell>
          <table:table-cell table:formula="of:=[.R144]*100/[.R$3]" office:value-type="float" office:value="5.22388059701493" calcext:value-type="float">
            <text:p><text:s/>5.22 <text:s text:c="5"/></text:p>
          </table:table-cell>
          <table:table-cell/>
          <table:table-cell table:style-name="ce31" table:formula="of:=[.U143]+[.T144]" office:value-type="float" office:value="1" calcext:value-type="float">
            <text:p>1</text:p>
          </table:table-cell>
          <table:table-cell table:formula="of:=[.U144]*100/[.U$3]" office:value-type="float" office:value="100" calcext:value-type="float">
            <text:p><text:s/>100.00 <text:s text:c="5"/></text:p>
          </table:table-cell>
          <table:table-cell table:style-name="ce31" table:formula="of:=[.O144]+[.R144]" office:value-type="float" office:value="34" calcext:value-type="float">
            <text:p>34</text:p>
          </table:table-cell>
          <table:table-cell table:style-name="ce35" table:formula="of:=[.W144]/2" office:value-type="float" office:value="17" calcext:value-type="float">
            <text:p>17</text:p>
          </table:table-cell>
          <table:table-cell table:style-name="ce24" table:formula="of:=[.X144]*100/[.Y$2]" office:value-type="float" office:value="6.17059891107078" calcext:value-type="float">
            <text:p><text:s/>6.1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20" calcext:value-type="date">
            <text:p>5/20/2006</text:p>
          </table:table-cell>
          <table:table-cell office:value-type="float" office:value="21" calcext:value-type="float">
            <text:p>21</text:p>
          </table:table-cell>
          <table:table-cell office:value-type="float" office:value="7.75" calcext:value-type="float">
            <text:p><text:s/>7.75 <text:s text:c="5"/></text:p>
          </table:table-cell>
          <table:table-cell office:value-type="float" office:value="21.125" calcext:value-type="float">
            <text:p><text:s/>21.13 <text:s text:c="5"/></text:p>
          </table:table-cell>
          <table:table-cell office:value-type="float" office:value="13.9061875" calcext:value-type="float">
            <text:p><text:s/>13.91 <text:s text:c="5"/></text:p>
          </table:table-cell>
          <table:table-cell table:formula="of:=([.D145]+[.C145])/2" office:value-type="float" office:value="14.4375" calcext:value-type="float">
            <text:p><text:s/>14.44 <text:s text:c="5"/></text:p>
          </table:table-cell>
          <table:table-cell table:formula="of:=ABS([.E145]-[.F145])" office:value-type="float" office:value="0.5313125" calcext:value-type="float">
            <text:p><text:s/>0.53 <text:s text:c="5"/></text:p>
          </table:table-cell>
          <table:table-cell table:formula="of:=ABS([.G145]*100/[.E145])" office:value-type="float" office:value="3.8206913289498" calcext:value-type="float">
            <text:p><text:s/>3.82 <text:s text:c="5"/></text:p>
          </table:table-cell>
          <table:table-cell office:value-type="float" office:value="5.1" calcext:value-type="float">
            <text:p><text:s/>5.10 <text:s text:c="5"/></text:p>
          </table:table-cell>
          <table:table-cell table:style-name="ce20" table:formula="of:=IF([.A145]&gt;=[.$L$4];1;0)" office:value-type="float" office:value="1" calcext:value-type="float">
            <text:p>1</text:p>
          </table:table-cell>
          <table:table-cell table:style-name="ce24" table:formula="of:=IF([.E145]&gt;[.K$4];[.E145]-[.K$4];0)" office:value-type="float" office:value="3.9061875" calcext:value-type="float">
            <text:p><text:s/>3.91 <text:s text:c="5"/></text:p>
          </table:table-cell>
          <table:table-cell table:style-name="ce12" table:formula="of:=[.L144]+([.K145]*[.J145])" office:value-type="float" office:value="124.402720833333" calcext:value-type="float">
            <text:p><text:s/>124.40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44]+[.N145]" office:value-type="float" office:value="20" calcext:value-type="float">
            <text:p>20</text:p>
          </table:table-cell>
          <table:table-cell table:formula="of:=[.O145]*100/[.O$3]" office:value-type="float" office:value="7.06713780918728" calcext:value-type="float">
            <text:p><text:s/>7.07 <text:s text:c="5"/></text:p>
          </table:table-cell>
          <table:table-cell/>
          <table:table-cell table:style-name="ce31" table:formula="of:=[.R144]+[.Q145]" office:value-type="float" office:value="14" calcext:value-type="float">
            <text:p>14</text:p>
          </table:table-cell>
          <table:table-cell table:formula="of:=[.R145]*100/[.R$3]" office:value-type="float" office:value="5.22388059701493" calcext:value-type="float">
            <text:p><text:s/>5.22 <text:s text:c="5"/></text:p>
          </table:table-cell>
          <table:table-cell/>
          <table:table-cell table:style-name="ce31" table:formula="of:=[.U144]+[.T145]" office:value-type="float" office:value="1" calcext:value-type="float">
            <text:p>1</text:p>
          </table:table-cell>
          <table:table-cell table:formula="of:=[.U145]*100/[.U$3]" office:value-type="float" office:value="100" calcext:value-type="float">
            <text:p><text:s/>100.00 <text:s text:c="5"/></text:p>
          </table:table-cell>
          <table:table-cell table:style-name="ce31" table:formula="of:=[.O145]+[.R145]" office:value-type="float" office:value="34" calcext:value-type="float">
            <text:p>34</text:p>
          </table:table-cell>
          <table:table-cell table:style-name="ce35" table:formula="of:=[.W145]/2" office:value-type="float" office:value="17" calcext:value-type="float">
            <text:p>17</text:p>
          </table:table-cell>
          <table:table-cell table:style-name="ce24" table:formula="of:=[.X145]*100/[.Y$2]" office:value-type="float" office:value="6.17059891107078" calcext:value-type="float">
            <text:p><text:s/>6.1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21" calcext:value-type="date">
            <text:p>5/21/2006</text:p>
          </table:table-cell>
          <table:table-cell office:value-type="float" office:value="21" calcext:value-type="float">
            <text:p>21</text:p>
          </table:table-cell>
          <table:table-cell office:value-type="float" office:value="8.312" calcext:value-type="float">
            <text:p><text:s/>8.31 <text:s text:c="5"/></text:p>
          </table:table-cell>
          <table:table-cell office:value-type="float" office:value="14.125" calcext:value-type="float">
            <text:p><text:s/>14.13 <text:s text:c="5"/></text:p>
          </table:table-cell>
          <table:table-cell office:value-type="float" office:value="11.3867083333333" calcext:value-type="float">
            <text:p><text:s/>11.39 <text:s text:c="5"/></text:p>
          </table:table-cell>
          <table:table-cell table:formula="of:=([.D146]+[.C146])/2" office:value-type="float" office:value="11.2185" calcext:value-type="float">
            <text:p><text:s/>11.22 <text:s text:c="5"/></text:p>
          </table:table-cell>
          <table:table-cell table:formula="of:=ABS([.E146]-[.F146])" office:value-type="float" office:value="0.1682083333333" calcext:value-type="float">
            <text:p><text:s/>0.17 <text:s text:c="5"/></text:p>
          </table:table-cell>
          <table:table-cell table:formula="of:=ABS([.G146]*100/[.E146])" office:value-type="float" office:value="1.47723405578845" calcext:value-type="float">
            <text:p><text:s/>1.48 <text:s text:c="5"/></text:p>
          </table:table-cell>
          <table:table-cell office:value-type="float" office:value="2" calcext:value-type="float">
            <text:p><text:s/>2.00 <text:s text:c="5"/></text:p>
          </table:table-cell>
          <table:table-cell table:style-name="ce20" table:formula="of:=IF([.A146]&gt;=[.$L$4];1;0)" office:value-type="float" office:value="1" calcext:value-type="float">
            <text:p>1</text:p>
          </table:table-cell>
          <table:table-cell table:style-name="ce24" table:formula="of:=IF([.E146]&gt;[.K$4];[.E146]-[.K$4];0)" office:value-type="float" office:value="1.3867083333333" calcext:value-type="float">
            <text:p><text:s/>1.39 <text:s text:c="5"/></text:p>
          </table:table-cell>
          <table:table-cell table:style-name="ce12" table:formula="of:=[.L145]+([.K146]*[.J146])" office:value-type="float" office:value="125.789429166667" calcext:value-type="float">
            <text:p><text:s/>125.79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O145]+[.N146]" office:value-type="float" office:value="20" calcext:value-type="float">
            <text:p>20</text:p>
          </table:table-cell>
          <table:table-cell table:formula="of:=[.O146]*100/[.O$3]" office:value-type="float" office:value="7.06713780918728" calcext:value-type="float">
            <text:p><text:s/>7.07 <text:s text:c="5"/>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R145]+[.Q146]" office:value-type="float" office:value="15" calcext:value-type="float">
            <text:p>15</text:p>
          </table:table-cell>
          <table:table-cell table:formula="of:=[.R146]*100/[.R$3]" office:value-type="float" office:value="5.59701492537313" calcext:value-type="float">
            <text:p><text:s/>5.60 <text:s text:c="5"/></text:p>
          </table:table-cell>
          <table:table-cell/>
          <table:table-cell table:style-name="ce31" table:formula="of:=[.U145]+[.T146]" office:value-type="float" office:value="1" calcext:value-type="float">
            <text:p>1</text:p>
          </table:table-cell>
          <table:table-cell table:formula="of:=[.U146]*100/[.U$3]" office:value-type="float" office:value="100" calcext:value-type="float">
            <text:p><text:s/>100.00 <text:s text:c="5"/></text:p>
          </table:table-cell>
          <table:table-cell table:style-name="ce31" table:formula="of:=[.O146]+[.R146]" office:value-type="float" office:value="35" calcext:value-type="float">
            <text:p>35</text:p>
          </table:table-cell>
          <table:table-cell table:style-name="ce35" table:formula="of:=[.W146]/2" office:value-type="float" office:value="17.5" calcext:value-type="float">
            <text:p>18</text:p>
          </table:table-cell>
          <table:table-cell table:style-name="ce24" table:formula="of:=[.X146]*100/[.Y$2]" office:value-type="float" office:value="6.35208711433757" calcext:value-type="float">
            <text:p><text:s/>6.35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22" calcext:value-type="date">
            <text:p>5/22/2006</text:p>
          </table:table-cell>
          <table:table-cell office:value-type="float" office:value="22" calcext:value-type="float">
            <text:p>22</text:p>
          </table:table-cell>
          <table:table-cell office:value-type="float" office:value="7.938" calcext:value-type="float">
            <text:p><text:s/>7.94 <text:s text:c="5"/></text:p>
          </table:table-cell>
          <table:table-cell office:value-type="float" office:value="24.875" calcext:value-type="float">
            <text:p><text:s/>24.88 <text:s text:c="5"/></text:p>
          </table:table-cell>
          <table:table-cell office:value-type="float" office:value="16.6808125" calcext:value-type="float">
            <text:p><text:s/>16.68 <text:s text:c="5"/></text:p>
          </table:table-cell>
          <table:table-cell table:formula="of:=([.D147]+[.C147])/2" office:value-type="float" office:value="16.4065" calcext:value-type="float">
            <text:p><text:s/>16.41 <text:s text:c="5"/></text:p>
          </table:table-cell>
          <table:table-cell table:formula="of:=ABS([.E147]-[.F147])" office:value-type="float" office:value="0.274312499999997" calcext:value-type="float">
            <text:p><text:s/>0.27 <text:s text:c="5"/></text:p>
          </table:table-cell>
          <table:table-cell table:formula="of:=ABS([.G147]*100/[.E147])" office:value-type="float" office:value="1.64447924823804" calcext:value-type="float">
            <text:p><text:s/>1.64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47]&gt;=[.$L$4];1;0)" office:value-type="float" office:value="1" calcext:value-type="float">
            <text:p>1</text:p>
          </table:table-cell>
          <table:table-cell table:style-name="ce24" table:formula="of:=IF([.E147]&gt;[.K$4];[.E147]-[.K$4];0)" office:value-type="float" office:value="6.6808125" calcext:value-type="float">
            <text:p><text:s/>6.68 <text:s text:c="5"/></text:p>
          </table:table-cell>
          <table:table-cell table:style-name="ce12" table:formula="of:=[.L146]+([.K147]*[.J147])" office:value-type="float" office:value="132.470241666667" calcext:value-type="float">
            <text:p><text:s/>132.4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46]+[.N147]" office:value-type="float" office:value="20" calcext:value-type="float">
            <text:p>20</text:p>
          </table:table-cell>
          <table:table-cell table:formula="of:=[.O147]*100/[.O$3]" office:value-type="float" office:value="7.06713780918728" calcext:value-type="float">
            <text:p><text:s/>7.07 <text:s text:c="5"/></text:p>
          </table:table-cell>
          <table:table-cell/>
          <table:table-cell table:style-name="ce31" table:formula="of:=[.R146]+[.Q147]" office:value-type="float" office:value="15" calcext:value-type="float">
            <text:p>15</text:p>
          </table:table-cell>
          <table:table-cell table:formula="of:=[.R147]*100/[.R$3]" office:value-type="float" office:value="5.59701492537313" calcext:value-type="float">
            <text:p><text:s/>5.60 <text:s text:c="5"/></text:p>
          </table:table-cell>
          <table:table-cell/>
          <table:table-cell table:style-name="ce31" table:formula="of:=[.U146]+[.T147]" office:value-type="float" office:value="1" calcext:value-type="float">
            <text:p>1</text:p>
          </table:table-cell>
          <table:table-cell table:formula="of:=[.U147]*100/[.U$3]" office:value-type="float" office:value="100" calcext:value-type="float">
            <text:p><text:s/>100.00 <text:s text:c="5"/></text:p>
          </table:table-cell>
          <table:table-cell table:style-name="ce31" table:formula="of:=[.O147]+[.R147]" office:value-type="float" office:value="35" calcext:value-type="float">
            <text:p>35</text:p>
          </table:table-cell>
          <table:table-cell table:style-name="ce35" table:formula="of:=[.W147]/2" office:value-type="float" office:value="17.5" calcext:value-type="float">
            <text:p>18</text:p>
          </table:table-cell>
          <table:table-cell table:style-name="ce24" table:formula="of:=[.X147]*100/[.Y$2]" office:value-type="float" office:value="6.35208711433757" calcext:value-type="float">
            <text:p><text:s/>6.35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23" calcext:value-type="date">
            <text:p>5/23/2006</text:p>
          </table:table-cell>
          <table:table-cell office:value-type="float" office:value="22" calcext:value-type="float">
            <text:p>22</text:p>
          </table:table-cell>
          <table:table-cell office:value-type="float" office:value="11.188" calcext:value-type="float">
            <text:p><text:s/>11.19 <text:s text:c="5"/></text:p>
          </table:table-cell>
          <table:table-cell office:value-type="float" office:value="21.938" calcext:value-type="float">
            <text:p><text:s/>21.94 <text:s text:c="5"/></text:p>
          </table:table-cell>
          <table:table-cell office:value-type="float" office:value="16.1755625" calcext:value-type="float">
            <text:p><text:s/>16.18 <text:s text:c="5"/></text:p>
          </table:table-cell>
          <table:table-cell table:formula="of:=([.D148]+[.C148])/2" office:value-type="float" office:value="16.563" calcext:value-type="float">
            <text:p><text:s/>16.56 <text:s text:c="5"/></text:p>
          </table:table-cell>
          <table:table-cell table:formula="of:=ABS([.E148]-[.F148])" office:value-type="float" office:value="0.387437499999997" calcext:value-type="float">
            <text:p><text:s/>0.39 <text:s text:c="5"/></text:p>
          </table:table-cell>
          <table:table-cell table:formula="of:=ABS([.G148]*100/[.E148])" office:value-type="float" office:value="2.39520263978453" calcext:value-type="float">
            <text:p><text:s/>2.4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48]&gt;=[.$L$4];1;0)" office:value-type="float" office:value="1" calcext:value-type="float">
            <text:p>1</text:p>
          </table:table-cell>
          <table:table-cell table:style-name="ce24" table:formula="of:=IF([.E148]&gt;[.K$4];[.E148]-[.K$4];0)" office:value-type="float" office:value="6.1755625" calcext:value-type="float">
            <text:p><text:s/>6.18 <text:s text:c="5"/></text:p>
          </table:table-cell>
          <table:table-cell table:style-name="ce12" table:formula="of:=[.L147]+([.K148]*[.J148])" office:value-type="float" office:value="138.645804166667" calcext:value-type="float">
            <text:p><text:s/>138.65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[.O147]+[.N148]" office:value-type="float" office:value="23" calcext:value-type="float">
            <text:p>23</text:p>
          </table:table-cell>
          <table:table-cell table:formula="of:=[.O148]*100/[.O$3]" office:value-type="float" office:value="8.12720848056537" calcext:value-type="float">
            <text:p><text:s/>8.13 <text:s text:c="5"/>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R147]+[.Q148]" office:value-type="float" office:value="17" calcext:value-type="float">
            <text:p>17</text:p>
          </table:table-cell>
          <table:table-cell table:formula="of:=[.R148]*100/[.R$3]" office:value-type="float" office:value="6.34328358208955" calcext:value-type="float">
            <text:p><text:s/>6.34 <text:s text:c="5"/></text:p>
          </table:table-cell>
          <table:table-cell/>
          <table:table-cell table:style-name="ce31" table:formula="of:=[.U147]+[.T148]" office:value-type="float" office:value="1" calcext:value-type="float">
            <text:p>1</text:p>
          </table:table-cell>
          <table:table-cell table:formula="of:=[.U148]*100/[.U$3]" office:value-type="float" office:value="100" calcext:value-type="float">
            <text:p><text:s/>100.00 <text:s text:c="5"/></text:p>
          </table:table-cell>
          <table:table-cell table:style-name="ce31" table:formula="of:=[.O148]+[.R148]" office:value-type="float" office:value="40" calcext:value-type="float">
            <text:p>40</text:p>
          </table:table-cell>
          <table:table-cell table:style-name="ce35" table:formula="of:=[.W148]/2" office:value-type="float" office:value="20" calcext:value-type="float">
            <text:p>20</text:p>
          </table:table-cell>
          <table:table-cell table:style-name="ce24" table:formula="of:=[.X148]*100/[.Y$2]" office:value-type="float" office:value="7.25952813067151" calcext:value-type="float">
            <text:p><text:s/>7.26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24" calcext:value-type="date">
            <text:p>5/24/2006</text:p>
          </table:table-cell>
          <table:table-cell office:value-type="float" office:value="22" calcext:value-type="float">
            <text:p>22</text:p>
          </table:table-cell>
          <table:table-cell office:value-type="float" office:value="7.625" calcext:value-type="float">
            <text:p><text:s/>7.63 <text:s text:c="5"/></text:p>
          </table:table-cell>
          <table:table-cell office:value-type="float" office:value="16.62" calcext:value-type="float">
            <text:p><text:s/>16.62 <text:s text:c="5"/></text:p>
          </table:table-cell>
          <table:table-cell office:value-type="float" office:value="12.6690416666667" calcext:value-type="float">
            <text:p><text:s/>12.67 <text:s text:c="5"/></text:p>
          </table:table-cell>
          <table:table-cell table:formula="of:=([.D149]+[.C149])/2" office:value-type="float" office:value="12.1225" calcext:value-type="float">
            <text:p><text:s/>12.12 <text:s text:c="5"/></text:p>
          </table:table-cell>
          <table:table-cell table:formula="of:=ABS([.E149]-[.F149])" office:value-type="float" office:value="0.5465416666667" calcext:value-type="float">
            <text:p><text:s/>0.55 <text:s text:c="5"/></text:p>
          </table:table-cell>
          <table:table-cell table:formula="of:=ABS([.G149]*100/[.E149])" office:value-type="float" office:value="4.31399375774962" calcext:value-type="float">
            <text:p><text:s/>4.3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49]&gt;=[.$L$4];1;0)" office:value-type="float" office:value="1" calcext:value-type="float">
            <text:p>1</text:p>
          </table:table-cell>
          <table:table-cell table:style-name="ce24" table:formula="of:=IF([.E149]&gt;[.K$4];[.E149]-[.K$4];0)" office:value-type="float" office:value="2.6690416666667" calcext:value-type="float">
            <text:p><text:s/>2.67 <text:s text:c="5"/></text:p>
          </table:table-cell>
          <table:table-cell table:style-name="ce12" table:formula="of:=[.L148]+([.K149]*[.J149])" office:value-type="float" office:value="141.314845833333" calcext:value-type="float">
            <text:p><text:s/>141.31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48]+[.N149]" office:value-type="float" office:value="23" calcext:value-type="float">
            <text:p>23</text:p>
          </table:table-cell>
          <table:table-cell table:formula="of:=[.O149]*100/[.O$3]" office:value-type="float" office:value="8.12720848056537" calcext:value-type="float">
            <text:p><text:s/>8.13 <text:s text:c="5"/></text:p>
          </table:table-cell>
          <table:table-cell/>
          <table:table-cell table:style-name="ce31" table:formula="of:=[.R148]+[.Q149]" office:value-type="float" office:value="17" calcext:value-type="float">
            <text:p>17</text:p>
          </table:table-cell>
          <table:table-cell table:formula="of:=[.R149]*100/[.R$3]" office:value-type="float" office:value="6.34328358208955" calcext:value-type="float">
            <text:p><text:s/>6.34 <text:s text:c="5"/></text:p>
          </table:table-cell>
          <table:table-cell/>
          <table:table-cell table:style-name="ce31" table:formula="of:=[.U148]+[.T149]" office:value-type="float" office:value="1" calcext:value-type="float">
            <text:p>1</text:p>
          </table:table-cell>
          <table:table-cell table:formula="of:=[.U149]*100/[.U$3]" office:value-type="float" office:value="100" calcext:value-type="float">
            <text:p><text:s/>100.00 <text:s text:c="5"/></text:p>
          </table:table-cell>
          <table:table-cell table:style-name="ce31" table:formula="of:=[.O149]+[.R149]" office:value-type="float" office:value="40" calcext:value-type="float">
            <text:p>40</text:p>
          </table:table-cell>
          <table:table-cell table:style-name="ce35" table:formula="of:=[.W149]/2" office:value-type="float" office:value="20" calcext:value-type="float">
            <text:p>20</text:p>
          </table:table-cell>
          <table:table-cell table:style-name="ce24" table:formula="of:=[.X149]*100/[.Y$2]" office:value-type="float" office:value="7.25952813067151" calcext:value-type="float">
            <text:p><text:s/>7.26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25" calcext:value-type="date">
            <text:p>5/25/2006</text:p>
          </table:table-cell>
          <table:table-cell office:value-type="float" office:value="22" calcext:value-type="float">
            <text:p>22</text:p>
          </table:table-cell>
          <table:table-cell office:value-type="float" office:value="6.312" calcext:value-type="float">
            <text:p><text:s/>6.31 <text:s text:c="5"/></text:p>
          </table:table-cell>
          <table:table-cell office:value-type="float" office:value="18.438" calcext:value-type="float">
            <text:p><text:s/>18.44 <text:s text:c="5"/></text:p>
          </table:table-cell>
          <table:table-cell office:value-type="float" office:value="11.81225" calcext:value-type="float">
            <text:p><text:s/>11.81 <text:s text:c="5"/></text:p>
          </table:table-cell>
          <table:table-cell table:formula="of:=([.D150]+[.C150])/2" office:value-type="float" office:value="12.375" calcext:value-type="float">
            <text:p><text:s/>12.38 <text:s text:c="5"/></text:p>
          </table:table-cell>
          <table:table-cell table:formula="of:=ABS([.E150]-[.F150])" office:value-type="float" office:value="0.562749999999999" calcext:value-type="float">
            <text:p><text:s/>0.56 <text:s text:c="5"/></text:p>
          </table:table-cell>
          <table:table-cell table:formula="of:=ABS([.G150]*100/[.E150])" office:value-type="float" office:value="4.76412199199983" calcext:value-type="float">
            <text:p><text:s/>4.76 <text:s text:c="5"/></text:p>
          </table:table-cell>
          <table:table-cell office:value-type="float" office:value="0.8" calcext:value-type="float">
            <text:p><text:s/>0.80 <text:s text:c="5"/></text:p>
          </table:table-cell>
          <table:table-cell table:style-name="ce20" table:formula="of:=IF([.A150]&gt;=[.$L$4];1;0)" office:value-type="float" office:value="1" calcext:value-type="float">
            <text:p>1</text:p>
          </table:table-cell>
          <table:table-cell table:style-name="ce24" table:formula="of:=IF([.E150]&gt;[.K$4];[.E150]-[.K$4];0)" office:value-type="float" office:value="1.81225" calcext:value-type="float">
            <text:p><text:s/>1.81 <text:s text:c="5"/></text:p>
          </table:table-cell>
          <table:table-cell table:style-name="ce12" table:formula="of:=[.L149]+([.K150]*[.J150])" office:value-type="float" office:value="143.127095833333" calcext:value-type="float">
            <text:p><text:s/>143.13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formula="of:=[.O149]+[.N150]" office:value-type="float" office:value="28" calcext:value-type="float">
            <text:p>28</text:p>
          </table:table-cell>
          <table:table-cell table:formula="of:=[.O150]*100/[.O$3]" office:value-type="float" office:value="9.89399293286219" calcext:value-type="float">
            <text:p><text:s/>9.89 <text:s text:c="5"/>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R149]+[.Q150]" office:value-type="float" office:value="18" calcext:value-type="float">
            <text:p>18</text:p>
          </table:table-cell>
          <table:table-cell table:formula="of:=[.R150]*100/[.R$3]" office:value-type="float" office:value="6.71641791044776" calcext:value-type="float">
            <text:p><text:s/>6.72 <text:s text:c="5"/></text:p>
          </table:table-cell>
          <table:table-cell/>
          <table:table-cell table:style-name="ce31" table:formula="of:=[.U149]+[.T150]" office:value-type="float" office:value="1" calcext:value-type="float">
            <text:p>1</text:p>
          </table:table-cell>
          <table:table-cell table:formula="of:=[.U150]*100/[.U$3]" office:value-type="float" office:value="100" calcext:value-type="float">
            <text:p><text:s/>100.00 <text:s text:c="5"/></text:p>
          </table:table-cell>
          <table:table-cell table:style-name="ce31" table:formula="of:=[.O150]+[.R150]" office:value-type="float" office:value="46" calcext:value-type="float">
            <text:p>46</text:p>
          </table:table-cell>
          <table:table-cell table:style-name="ce35" table:formula="of:=[.W150]/2" office:value-type="float" office:value="23" calcext:value-type="float">
            <text:p>23</text:p>
          </table:table-cell>
          <table:table-cell table:style-name="ce24" table:formula="of:=[.X150]*100/[.Y$2]" office:value-type="float" office:value="8.34845735027223" calcext:value-type="float">
            <text:p><text:s/>8.35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26" calcext:value-type="date">
            <text:p>5/26/2006</text:p>
          </table:table-cell>
          <table:table-cell office:value-type="float" office:value="22" calcext:value-type="float">
            <text:p>22</text:p>
          </table:table-cell>
          <table:table-cell office:value-type="float" office:value="5.75" calcext:value-type="float">
            <text:p><text:s/>5.75 <text:s text:c="5"/></text:p>
          </table:table-cell>
          <table:table-cell office:value-type="float" office:value="14.812" calcext:value-type="float">
            <text:p><text:s/>14.81 <text:s text:c="5"/></text:p>
          </table:table-cell>
          <table:table-cell office:value-type="float" office:value="8.902125" calcext:value-type="float">
            <text:p><text:s/>8.90 <text:s text:c="5"/></text:p>
          </table:table-cell>
          <table:table-cell table:formula="of:=([.D151]+[.C151])/2" office:value-type="float" office:value="10.281" calcext:value-type="float">
            <text:p><text:s/>10.28 <text:s text:c="5"/></text:p>
          </table:table-cell>
          <table:table-cell table:formula="of:=ABS([.E151]-[.F151])" office:value-type="float" office:value="1.378875" calcext:value-type="float">
            <text:p><text:s/>1.38 <text:s text:c="5"/></text:p>
          </table:table-cell>
          <table:table-cell table:formula="of:=ABS([.G151]*100/[.E151])" office:value-type="float" office:value="15.489279245124" calcext:value-type="float">
            <text:p><text:s/>15.49 <text:s text:c="5"/></text:p>
          </table:table-cell>
          <table:table-cell office:value-type="float" office:value="12.2" calcext:value-type="float">
            <text:p><text:s/>12.20 <text:s text:c="5"/></text:p>
          </table:table-cell>
          <table:table-cell table:style-name="ce20" table:formula="of:=IF([.A151]&gt;=[.$L$4];1;0)" office:value-type="float" office:value="1" calcext:value-type="float">
            <text:p>1</text:p>
          </table:table-cell>
          <table:table-cell table:style-name="ce24" table:formula="of:=IF([.E151]&gt;[.K$4];[.E151]-[.K$4];0)" office:value-type="float" office:value="0" calcext:value-type="float">
            <text:p><text:s/>- <text:s text:c="7"/></text:p>
          </table:table-cell>
          <table:table-cell table:style-name="ce12" table:formula="of:=[.L150]+([.K151]*[.J151])" office:value-type="float" office:value="143.127095833333" calcext:value-type="float">
            <text:p><text:s/>143.13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50]+[.N151]" office:value-type="float" office:value="28" calcext:value-type="float">
            <text:p>28</text:p>
          </table:table-cell>
          <table:table-cell table:formula="of:=[.O151]*100/[.O$3]" office:value-type="float" office:value="9.89399293286219" calcext:value-type="float">
            <text:p><text:s/>9.89 <text:s text:c="5"/></text:p>
          </table:table-cell>
          <table:table-cell/>
          <table:table-cell table:style-name="ce31" table:formula="of:=[.R150]+[.Q151]" office:value-type="float" office:value="18" calcext:value-type="float">
            <text:p>18</text:p>
          </table:table-cell>
          <table:table-cell table:formula="of:=[.R151]*100/[.R$3]" office:value-type="float" office:value="6.71641791044776" calcext:value-type="float">
            <text:p><text:s/>6.72 <text:s text:c="5"/></text:p>
          </table:table-cell>
          <table:table-cell/>
          <table:table-cell table:style-name="ce31" table:formula="of:=[.U150]+[.T151]" office:value-type="float" office:value="1" calcext:value-type="float">
            <text:p>1</text:p>
          </table:table-cell>
          <table:table-cell table:formula="of:=[.U151]*100/[.U$3]" office:value-type="float" office:value="100" calcext:value-type="float">
            <text:p><text:s/>100.00 <text:s text:c="5"/></text:p>
          </table:table-cell>
          <table:table-cell table:style-name="ce31" table:formula="of:=[.O151]+[.R151]" office:value-type="float" office:value="46" calcext:value-type="float">
            <text:p>46</text:p>
          </table:table-cell>
          <table:table-cell table:style-name="ce35" table:formula="of:=[.W151]/2" office:value-type="float" office:value="23" calcext:value-type="float">
            <text:p>23</text:p>
          </table:table-cell>
          <table:table-cell table:style-name="ce24" table:formula="of:=[.X151]*100/[.Y$2]" office:value-type="float" office:value="8.34845735027223" calcext:value-type="float">
            <text:p><text:s/>8.35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27" calcext:value-type="date">
            <text:p>5/27/2006</text:p>
          </table:table-cell>
          <table:table-cell office:value-type="float" office:value="22" calcext:value-type="float">
            <text:p>22</text:p>
          </table:table-cell>
          <table:table-cell office:value-type="float" office:value="1.438" calcext:value-type="float">
            <text:p><text:s/>1.44 <text:s text:c="5"/></text:p>
          </table:table-cell>
          <table:table-cell office:value-type="float" office:value="16.25" calcext:value-type="float">
            <text:p><text:s/>16.25 <text:s text:c="5"/></text:p>
          </table:table-cell>
          <table:table-cell office:value-type="float" office:value="9.670375" calcext:value-type="float">
            <text:p><text:s/>9.67 <text:s text:c="5"/></text:p>
          </table:table-cell>
          <table:table-cell table:formula="of:=([.D152]+[.C152])/2" office:value-type="float" office:value="8.844" calcext:value-type="float">
            <text:p><text:s/>8.84 <text:s text:c="5"/></text:p>
          </table:table-cell>
          <table:table-cell table:formula="of:=ABS([.E152]-[.F152])" office:value-type="float" office:value="0.826375000000001" calcext:value-type="float">
            <text:p><text:s/>0.83 <text:s text:c="5"/></text:p>
          </table:table-cell>
          <table:table-cell table:formula="of:=ABS([.G152]*100/[.E152])" office:value-type="float" office:value="8.54542869330301" calcext:value-type="float">
            <text:p><text:s/>8.55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52]&gt;=[.$L$4];1;0)" office:value-type="float" office:value="1" calcext:value-type="float">
            <text:p>1</text:p>
          </table:table-cell>
          <table:table-cell table:style-name="ce24" table:formula="of:=IF([.E152]&gt;[.K$4];[.E152]-[.K$4];0)" office:value-type="float" office:value="0" calcext:value-type="float">
            <text:p><text:s/>- <text:s text:c="7"/></text:p>
          </table:table-cell>
          <table:table-cell table:style-name="ce12" table:formula="of:=[.L151]+([.K152]*[.J152])" office:value-type="float" office:value="143.127095833333" calcext:value-type="float">
            <text:p><text:s/>143.13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O151]+[.N152]" office:value-type="float" office:value="28" calcext:value-type="float">
            <text:p>28</text:p>
          </table:table-cell>
          <table:table-cell table:formula="of:=[.O152]*100/[.O$3]" office:value-type="float" office:value="9.89399293286219" calcext:value-type="float">
            <text:p><text:s/>9.89 <text:s text:c="5"/>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R151]+[.Q152]" office:value-type="float" office:value="18" calcext:value-type="float">
            <text:p>18</text:p>
          </table:table-cell>
          <table:table-cell table:formula="of:=[.R152]*100/[.R$3]" office:value-type="float" office:value="6.71641791044776" calcext:value-type="float">
            <text:p><text:s/>6.72 <text:s text:c="5"/></text:p>
          </table:table-cell>
          <table:table-cell/>
          <table:table-cell table:style-name="ce31" table:formula="of:=[.U151]+[.T152]" office:value-type="float" office:value="1" calcext:value-type="float">
            <text:p>1</text:p>
          </table:table-cell>
          <table:table-cell table:formula="of:=[.U152]*100/[.U$3]" office:value-type="float" office:value="100" calcext:value-type="float">
            <text:p><text:s/>100.00 <text:s text:c="5"/></text:p>
          </table:table-cell>
          <table:table-cell table:style-name="ce31" table:formula="of:=[.O152]+[.R152]" office:value-type="float" office:value="46" calcext:value-type="float">
            <text:p>46</text:p>
          </table:table-cell>
          <table:table-cell table:style-name="ce35" table:formula="of:=[.W152]/2" office:value-type="float" office:value="23" calcext:value-type="float">
            <text:p>23</text:p>
          </table:table-cell>
          <table:table-cell table:style-name="ce24" table:formula="of:=[.X152]*100/[.Y$2]" office:value-type="float" office:value="8.34845735027223" calcext:value-type="float">
            <text:p><text:s/>8.35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28" calcext:value-type="date">
            <text:p>5/28/200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<text:s/>5.00 <text:s text:c="5"/></text:p>
          </table:table-cell>
          <table:table-cell office:value-type="float" office:value="14.62" calcext:value-type="float">
            <text:p><text:s/>14.62 <text:s text:c="5"/></text:p>
          </table:table-cell>
          <table:table-cell office:value-type="float" office:value="10.062" calcext:value-type="float">
            <text:p><text:s/>10.06 <text:s text:c="5"/></text:p>
          </table:table-cell>
          <table:table-cell table:formula="of:=([.D153]+[.C153])/2" office:value-type="float" office:value="9.81" calcext:value-type="float">
            <text:p><text:s/>9.81 <text:s text:c="5"/></text:p>
          </table:table-cell>
          <table:table-cell table:formula="of:=ABS([.E153]-[.F153])" office:value-type="float" office:value="0.252000000000001" calcext:value-type="float">
            <text:p><text:s/>0.25 <text:s text:c="5"/></text:p>
          </table:table-cell>
          <table:table-cell table:formula="of:=ABS([.G153]*100/[.E153])" office:value-type="float" office:value="2.50447227191414" calcext:value-type="float">
            <text:p><text:s/>2.50 <text:s text:c="5"/></text:p>
          </table:table-cell>
          <table:table-cell office:value-type="float" office:value="6" calcext:value-type="float">
            <text:p><text:s/>6.00 <text:s text:c="5"/></text:p>
          </table:table-cell>
          <table:table-cell table:style-name="ce20" table:formula="of:=IF([.A153]&gt;=[.$L$4];1;0)" office:value-type="float" office:value="1" calcext:value-type="float">
            <text:p>1</text:p>
          </table:table-cell>
          <table:table-cell table:style-name="ce24" table:formula="of:=IF([.E153]&gt;[.K$4];[.E153]-[.K$4];0)" office:value-type="float" office:value="0.0619999999999994" calcext:value-type="float">
            <text:p><text:s/>0.06 <text:s text:c="5"/></text:p>
          </table:table-cell>
          <table:table-cell table:style-name="ce12" table:formula="of:=[.L152]+([.K153]*[.J153])" office:value-type="float" office:value="143.189095833333" calcext:value-type="float">
            <text:p><text:s/>143.19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52]+[.N153]" office:value-type="float" office:value="28" calcext:value-type="float">
            <text:p>28</text:p>
          </table:table-cell>
          <table:table-cell table:formula="of:=[.O153]*100/[.O$3]" office:value-type="float" office:value="9.89399293286219" calcext:value-type="float">
            <text:p><text:s/>9.89 <text:s text:c="5"/></text:p>
          </table:table-cell>
          <table:table-cell/>
          <table:table-cell table:style-name="ce31" table:formula="of:=[.R152]+[.Q153]" office:value-type="float" office:value="18" calcext:value-type="float">
            <text:p>18</text:p>
          </table:table-cell>
          <table:table-cell table:formula="of:=[.R153]*100/[.R$3]" office:value-type="float" office:value="6.71641791044776" calcext:value-type="float">
            <text:p><text:s/>6.72 <text:s text:c="5"/></text:p>
          </table:table-cell>
          <table:table-cell/>
          <table:table-cell table:style-name="ce31" table:formula="of:=[.U152]+[.T153]" office:value-type="float" office:value="1" calcext:value-type="float">
            <text:p>1</text:p>
          </table:table-cell>
          <table:table-cell table:formula="of:=[.U153]*100/[.U$3]" office:value-type="float" office:value="100" calcext:value-type="float">
            <text:p><text:s/>100.00 <text:s text:c="5"/></text:p>
          </table:table-cell>
          <table:table-cell table:style-name="ce31" table:formula="of:=[.O153]+[.R153]" office:value-type="float" office:value="46" calcext:value-type="float">
            <text:p>46</text:p>
          </table:table-cell>
          <table:table-cell table:style-name="ce35" table:formula="of:=[.W153]/2" office:value-type="float" office:value="23" calcext:value-type="float">
            <text:p>23</text:p>
          </table:table-cell>
          <table:table-cell table:style-name="ce24" table:formula="of:=[.X153]*100/[.Y$2]" office:value-type="float" office:value="8.34845735027223" calcext:value-type="float">
            <text:p><text:s/>8.35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29" calcext:value-type="date">
            <text:p>5/29/2006</text:p>
          </table:table-cell>
          <table:table-cell office:value-type="float" office:value="23" calcext:value-type="float">
            <text:p>23</text:p>
          </table:table-cell>
          <table:table-cell office:value-type="float" office:value="5.625" calcext:value-type="float">
            <text:p><text:s/>5.63 <text:s text:c="5"/></text:p>
          </table:table-cell>
          <table:table-cell office:value-type="float" office:value="15.375" calcext:value-type="float">
            <text:p><text:s/>15.38 <text:s text:c="5"/></text:p>
          </table:table-cell>
          <table:table-cell office:value-type="float" office:value="9.01383333333333" calcext:value-type="float">
            <text:p><text:s/>9.01 <text:s text:c="5"/></text:p>
          </table:table-cell>
          <table:table-cell table:formula="of:=([.D154]+[.C154])/2" office:value-type="float" office:value="10.5" calcext:value-type="float">
            <text:p><text:s/>10.50 <text:s text:c="5"/></text:p>
          </table:table-cell>
          <table:table-cell table:formula="of:=ABS([.E154]-[.F154])" office:value-type="float" office:value="1.48616666666667" calcext:value-type="float">
            <text:p><text:s/>1.49 <text:s text:c="5"/></text:p>
          </table:table-cell>
          <table:table-cell table:formula="of:=ABS([.G154]*100/[.E154])" office:value-type="float" office:value="16.4876208790193" calcext:value-type="float">
            <text:p><text:s/>16.49 <text:s text:c="5"/></text:p>
          </table:table-cell>
          <table:table-cell office:value-type="float" office:value="2" calcext:value-type="float">
            <text:p><text:s/>2.00 <text:s text:c="5"/></text:p>
          </table:table-cell>
          <table:table-cell table:style-name="ce20" table:formula="of:=IF([.A154]&gt;=[.$L$4];1;0)" office:value-type="float" office:value="1" calcext:value-type="float">
            <text:p>1</text:p>
          </table:table-cell>
          <table:table-cell table:style-name="ce24" table:formula="of:=IF([.E154]&gt;[.K$4];[.E154]-[.K$4];0)" office:value-type="float" office:value="0" calcext:value-type="float">
            <text:p><text:s/>- <text:s text:c="7"/></text:p>
          </table:table-cell>
          <table:table-cell table:style-name="ce12" table:formula="of:=[.L153]+([.K154]*[.J154])" office:value-type="float" office:value="143.189095833333" calcext:value-type="float">
            <text:p><text:s/>143.19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O153]+[.N154]" office:value-type="float" office:value="28" calcext:value-type="float">
            <text:p>28</text:p>
          </table:table-cell>
          <table:table-cell table:formula="of:=[.O154]*100/[.O$3]" office:value-type="float" office:value="9.89399293286219" calcext:value-type="float">
            <text:p><text:s/>9.89 <text:s text:c="5"/>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R153]+[.Q154]" office:value-type="float" office:value="18" calcext:value-type="float">
            <text:p>18</text:p>
          </table:table-cell>
          <table:table-cell table:formula="of:=[.R154]*100/[.R$3]" office:value-type="float" office:value="6.71641791044776" calcext:value-type="float">
            <text:p><text:s/>6.72 <text:s text:c="5"/></text:p>
          </table:table-cell>
          <table:table-cell/>
          <table:table-cell table:style-name="ce31" table:formula="of:=[.U153]+[.T154]" office:value-type="float" office:value="1" calcext:value-type="float">
            <text:p>1</text:p>
          </table:table-cell>
          <table:table-cell table:formula="of:=[.U154]*100/[.U$3]" office:value-type="float" office:value="100" calcext:value-type="float">
            <text:p><text:s/>100.00 <text:s text:c="5"/></text:p>
          </table:table-cell>
          <table:table-cell table:style-name="ce31" table:formula="of:=[.O154]+[.R154]" office:value-type="float" office:value="46" calcext:value-type="float">
            <text:p>46</text:p>
          </table:table-cell>
          <table:table-cell table:style-name="ce35" table:formula="of:=[.W154]/2" office:value-type="float" office:value="23" calcext:value-type="float">
            <text:p>23</text:p>
          </table:table-cell>
          <table:table-cell table:style-name="ce24" table:formula="of:=[.X154]*100/[.Y$2]" office:value-type="float" office:value="8.34845735027223" calcext:value-type="float">
            <text:p><text:s/>8.35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30" calcext:value-type="date">
            <text:p>5/30/2006</text:p>
          </table:table-cell>
          <table:table-cell office:value-type="float" office:value="23" calcext:value-type="float">
            <text:p>23</text:p>
          </table:table-cell>
          <table:table-cell office:value-type="float" office:value="5.125" calcext:value-type="float">
            <text:p><text:s/>5.13 <text:s text:c="5"/></text:p>
          </table:table-cell>
          <table:table-cell office:value-type="float" office:value="16.625" calcext:value-type="float">
            <text:p><text:s/>16.63 <text:s text:c="5"/></text:p>
          </table:table-cell>
          <table:table-cell office:value-type="float" office:value="9.4396875" calcext:value-type="float">
            <text:p><text:s/>9.44 <text:s text:c="5"/></text:p>
          </table:table-cell>
          <table:table-cell table:formula="of:=([.D155]+[.C155])/2" office:value-type="float" office:value="10.875" calcext:value-type="float">
            <text:p><text:s/>10.88 <text:s text:c="5"/></text:p>
          </table:table-cell>
          <table:table-cell table:formula="of:=ABS([.E155]-[.F155])" office:value-type="float" office:value="1.4353125" calcext:value-type="float">
            <text:p><text:s/>1.44 <text:s text:c="5"/></text:p>
          </table:table-cell>
          <table:table-cell table:formula="of:=ABS([.G155]*100/[.E155])" office:value-type="float" office:value="15.2050849140928" calcext:value-type="float">
            <text:p><text:s/>15.2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55]&gt;=[.$L$4];1;0)" office:value-type="float" office:value="1" calcext:value-type="float">
            <text:p>1</text:p>
          </table:table-cell>
          <table:table-cell table:style-name="ce24" table:formula="of:=IF([.E155]&gt;[.K$4];[.E155]-[.K$4];0)" office:value-type="float" office:value="0" calcext:value-type="float">
            <text:p><text:s/>- <text:s text:c="7"/></text:p>
          </table:table-cell>
          <table:table-cell table:style-name="ce12" table:formula="of:=[.L154]+([.K155]*[.J155])" office:value-type="float" office:value="143.189095833333" calcext:value-type="float">
            <text:p><text:s/>143.19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54]+[.N155]" office:value-type="float" office:value="28" calcext:value-type="float">
            <text:p>28</text:p>
          </table:table-cell>
          <table:table-cell table:formula="of:=[.O155]*100/[.O$3]" office:value-type="float" office:value="9.89399293286219" calcext:value-type="float">
            <text:p><text:s/>9.89 <text:s text:c="5"/></text:p>
          </table:table-cell>
          <table:table-cell/>
          <table:table-cell table:style-name="ce31" table:formula="of:=[.R154]+[.Q155]" office:value-type="float" office:value="18" calcext:value-type="float">
            <text:p>18</text:p>
          </table:table-cell>
          <table:table-cell table:formula="of:=[.R155]*100/[.R$3]" office:value-type="float" office:value="6.71641791044776" calcext:value-type="float">
            <text:p><text:s/>6.72 <text:s text:c="5"/></text:p>
          </table:table-cell>
          <table:table-cell/>
          <table:table-cell table:style-name="ce31" table:formula="of:=[.U154]+[.T155]" office:value-type="float" office:value="1" calcext:value-type="float">
            <text:p>1</text:p>
          </table:table-cell>
          <table:table-cell table:formula="of:=[.U155]*100/[.U$3]" office:value-type="float" office:value="100" calcext:value-type="float">
            <text:p><text:s/>100.00 <text:s text:c="5"/></text:p>
          </table:table-cell>
          <table:table-cell table:style-name="ce31" table:formula="of:=[.O155]+[.R155]" office:value-type="float" office:value="46" calcext:value-type="float">
            <text:p>46</text:p>
          </table:table-cell>
          <table:table-cell table:style-name="ce35" table:formula="of:=[.W155]/2" office:value-type="float" office:value="23" calcext:value-type="float">
            <text:p>23</text:p>
          </table:table-cell>
          <table:table-cell table:style-name="ce24" table:formula="of:=[.X155]*100/[.Y$2]" office:value-type="float" office:value="8.34845735027223" calcext:value-type="float">
            <text:p><text:s/>8.35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5-31" calcext:value-type="date">
            <text:p>5/31/2006</text:p>
          </table:table-cell>
          <table:table-cell office:value-type="float" office:value="23" calcext:value-type="float">
            <text:p>23</text:p>
          </table:table-cell>
          <table:table-cell office:value-type="float" office:value="6.125" calcext:value-type="float">
            <text:p><text:s/>6.13 <text:s text:c="5"/></text:p>
          </table:table-cell>
          <table:table-cell office:value-type="float" office:value="15.875" calcext:value-type="float">
            <text:p><text:s/>15.88 <text:s text:c="5"/></text:p>
          </table:table-cell>
          <table:table-cell office:value-type="float" office:value="9.58939583333333" calcext:value-type="float">
            <text:p><text:s/>9.59 <text:s text:c="5"/></text:p>
          </table:table-cell>
          <table:table-cell table:formula="of:=([.D156]+[.C156])/2" office:value-type="float" office:value="11" calcext:value-type="float">
            <text:p><text:s/>11.00 <text:s text:c="5"/></text:p>
          </table:table-cell>
          <table:table-cell table:formula="of:=ABS([.E156]-[.F156])" office:value-type="float" office:value="1.41060416666667" calcext:value-type="float">
            <text:p><text:s/>1.41 <text:s text:c="5"/></text:p>
          </table:table-cell>
          <table:table-cell table:formula="of:=ABS([.G156]*100/[.E156])" office:value-type="float" office:value="14.710042125525" calcext:value-type="float">
            <text:p><text:s/>14.71 <text:s text:c="5"/></text:p>
          </table:table-cell>
          <table:table-cell office:value-type="float" office:value="1" calcext:value-type="float">
            <text:p><text:s/>1.00 <text:s text:c="5"/></text:p>
          </table:table-cell>
          <table:table-cell table:style-name="ce20" table:formula="of:=IF([.A156]&gt;=[.$L$4];1;0)" office:value-type="float" office:value="1" calcext:value-type="float">
            <text:p>1</text:p>
          </table:table-cell>
          <table:table-cell table:style-name="ce24" table:formula="of:=IF([.E156]&gt;[.K$4];[.E156]-[.K$4];0)" office:value-type="float" office:value="0" calcext:value-type="float">
            <text:p><text:s/>- <text:s text:c="7"/></text:p>
          </table:table-cell>
          <table:table-cell table:style-name="ce12" table:formula="of:=[.L155]+([.K156]*[.J156])" office:value-type="float" office:value="143.189095833333" calcext:value-type="float">
            <text:p><text:s/>143.19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O155]+[.N156]" office:value-type="float" office:value="30" calcext:value-type="float">
            <text:p>30</text:p>
          </table:table-cell>
          <table:table-cell table:formula="of:=[.O156]*100/[.O$3]" office:value-type="float" office:value="10.6007067137809" calcext:value-type="float">
            <text:p><text:s/>10.60 <text:s text:c="5"/>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R155]+[.Q156]" office:value-type="float" office:value="19" calcext:value-type="float">
            <text:p>19</text:p>
          </table:table-cell>
          <table:table-cell table:formula="of:=[.R156]*100/[.R$3]" office:value-type="float" office:value="7.08955223880597" calcext:value-type="float">
            <text:p><text:s/>7.09 <text:s text:c="5"/></text:p>
          </table:table-cell>
          <table:table-cell/>
          <table:table-cell table:style-name="ce31" table:formula="of:=[.U155]+[.T156]" office:value-type="float" office:value="1" calcext:value-type="float">
            <text:p>1</text:p>
          </table:table-cell>
          <table:table-cell table:formula="of:=[.U156]*100/[.U$3]" office:value-type="float" office:value="100" calcext:value-type="float">
            <text:p><text:s/>100.00 <text:s text:c="5"/></text:p>
          </table:table-cell>
          <table:table-cell table:style-name="ce31" table:formula="of:=[.O156]+[.R156]" office:value-type="float" office:value="49" calcext:value-type="float">
            <text:p>49</text:p>
          </table:table-cell>
          <table:table-cell table:style-name="ce35" table:formula="of:=[.W156]/2" office:value-type="float" office:value="24.5" calcext:value-type="float">
            <text:p>25</text:p>
          </table:table-cell>
          <table:table-cell table:style-name="ce24" table:formula="of:=[.X156]*100/[.Y$2]" office:value-type="float" office:value="8.8929219600726" calcext:value-type="float">
            <text:p><text:s/>8.89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01" calcext:value-type="date">
            <text:p>6/1/2006</text:p>
          </table:table-cell>
          <table:table-cell office:value-type="float" office:value="23" calcext:value-type="float">
            <text:p>23</text:p>
          </table:table-cell>
          <table:table-cell office:value-type="float" office:value="6.125" calcext:value-type="float">
            <text:p><text:s/>6.13 <text:s text:c="5"/></text:p>
          </table:table-cell>
          <table:table-cell office:value-type="float" office:value="17.438" calcext:value-type="float">
            <text:p><text:s/>17.44 <text:s text:c="5"/></text:p>
          </table:table-cell>
          <table:table-cell office:value-type="float" office:value="9.44791666666667" calcext:value-type="float">
            <text:p><text:s/>9.45 <text:s text:c="5"/></text:p>
          </table:table-cell>
          <table:table-cell table:formula="of:=([.D157]+[.C157])/2" office:value-type="float" office:value="11.7815" calcext:value-type="float">
            <text:p><text:s/>11.78 <text:s text:c="5"/></text:p>
          </table:table-cell>
          <table:table-cell table:formula="of:=ABS([.E157]-[.F157])" office:value-type="float" office:value="2.33358333333333" calcext:value-type="float">
            <text:p><text:s/>2.33 <text:s text:c="5"/></text:p>
          </table:table-cell>
          <table:table-cell table:formula="of:=ABS([.G157]*100/[.E157])" office:value-type="float" office:value="24.6994487320837" calcext:value-type="float">
            <text:p><text:s/>24.70 <text:s text:c="5"/></text:p>
          </table:table-cell>
          <table:table-cell office:value-type="float" office:value="0.5" calcext:value-type="float">
            <text:p><text:s/>0.50 <text:s text:c="5"/></text:p>
          </table:table-cell>
          <table:table-cell table:style-name="ce20" table:formula="of:=IF([.A157]&gt;=[.$L$4];1;0)" office:value-type="float" office:value="1" calcext:value-type="float">
            <text:p>1</text:p>
          </table:table-cell>
          <table:table-cell table:style-name="ce24" table:formula="of:=IF([.E157]&gt;[.K$4];[.E157]-[.K$4];0)" office:value-type="float" office:value="0" calcext:value-type="float">
            <text:p><text:s/>- <text:s text:c="7"/></text:p>
          </table:table-cell>
          <table:table-cell table:style-name="ce12" table:formula="of:=[.L156]+([.K157]*[.J157])" office:value-type="float" office:value="143.189095833333" calcext:value-type="float">
            <text:p><text:s/>143.19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56]+[.N157]" office:value-type="float" office:value="30" calcext:value-type="float">
            <text:p>30</text:p>
          </table:table-cell>
          <table:table-cell table:formula="of:=[.O157]*100/[.O$3]" office:value-type="float" office:value="10.6007067137809" calcext:value-type="float">
            <text:p><text:s/>10.60 <text:s text:c="5"/></text:p>
          </table:table-cell>
          <table:table-cell/>
          <table:table-cell table:style-name="ce31" table:formula="of:=[.R156]+[.Q157]" office:value-type="float" office:value="19" calcext:value-type="float">
            <text:p>19</text:p>
          </table:table-cell>
          <table:table-cell table:formula="of:=[.R157]*100/[.R$3]" office:value-type="float" office:value="7.08955223880597" calcext:value-type="float">
            <text:p><text:s/>7.09 <text:s text:c="5"/></text:p>
          </table:table-cell>
          <table:table-cell/>
          <table:table-cell table:style-name="ce31" table:formula="of:=[.U156]+[.T157]" office:value-type="float" office:value="1" calcext:value-type="float">
            <text:p>1</text:p>
          </table:table-cell>
          <table:table-cell table:formula="of:=[.U157]*100/[.U$3]" office:value-type="float" office:value="100" calcext:value-type="float">
            <text:p><text:s/>100.00 <text:s text:c="5"/></text:p>
          </table:table-cell>
          <table:table-cell table:style-name="ce31" table:formula="of:=[.O157]+[.R157]" office:value-type="float" office:value="49" calcext:value-type="float">
            <text:p>49</text:p>
          </table:table-cell>
          <table:table-cell table:style-name="ce35" table:formula="of:=[.W157]/2" office:value-type="float" office:value="24.5" calcext:value-type="float">
            <text:p>25</text:p>
          </table:table-cell>
          <table:table-cell table:style-name="ce24" table:formula="of:=[.X157]*100/[.Y$2]" office:value-type="float" office:value="8.8929219600726" calcext:value-type="float">
            <text:p><text:s/>8.89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02" calcext:value-type="date">
            <text:p>6/2/2006</text:p>
          </table:table-cell>
          <table:table-cell office:value-type="float" office:value="23" calcext:value-type="float">
            <text:p>23</text:p>
          </table:table-cell>
          <table:table-cell office:value-type="float" office:value="4.562" calcext:value-type="float">
            <text:p><text:s/>4.56 <text:s text:c="5"/></text:p>
          </table:table-cell>
          <table:table-cell office:value-type="float" office:value="17" calcext:value-type="float">
            <text:p><text:s/>17.00 <text:s text:c="5"/></text:p>
          </table:table-cell>
          <table:table-cell office:value-type="float" office:value="11.7966041666667" calcext:value-type="float">
            <text:p><text:s/>11.80 <text:s text:c="5"/></text:p>
          </table:table-cell>
          <table:table-cell table:formula="of:=([.D158]+[.C158])/2" office:value-type="float" office:value="10.781" calcext:value-type="float">
            <text:p><text:s/>10.78 <text:s text:c="5"/></text:p>
          </table:table-cell>
          <table:table-cell table:formula="of:=ABS([.E158]-[.F158])" office:value-type="float" office:value="1.0156041666667" calcext:value-type="float">
            <text:p><text:s/>1.02 <text:s text:c="5"/></text:p>
          </table:table-cell>
          <table:table-cell table:formula="of:=ABS([.G158]*100/[.E158])" office:value-type="float" office:value="8.60929257537064" calcext:value-type="float">
            <text:p><text:s/>8.6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58]&gt;=[.$L$4];1;0)" office:value-type="float" office:value="1" calcext:value-type="float">
            <text:p>1</text:p>
          </table:table-cell>
          <table:table-cell table:style-name="ce24" table:formula="of:=IF([.E158]&gt;[.K$4];[.E158]-[.K$4];0)" office:value-type="float" office:value="1.7966041666667" calcext:value-type="float">
            <text:p><text:s/>1.80 <text:s text:c="5"/></text:p>
          </table:table-cell>
          <table:table-cell table:style-name="ce12" table:formula="of:=[.L157]+([.K158]*[.J158])" office:value-type="float" office:value="144.9857" calcext:value-type="float">
            <text:p><text:s/>144.99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O157]+[.N158]" office:value-type="float" office:value="30" calcext:value-type="float">
            <text:p>30</text:p>
          </table:table-cell>
          <table:table-cell table:formula="of:=[.O158]*100/[.O$3]" office:value-type="float" office:value="10.6007067137809" calcext:value-type="float">
            <text:p><text:s/>10.60 <text:s text:c="5"/>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R157]+[.Q158]" office:value-type="float" office:value="19" calcext:value-type="float">
            <text:p>19</text:p>
          </table:table-cell>
          <table:table-cell table:formula="of:=[.R158]*100/[.R$3]" office:value-type="float" office:value="7.08955223880597" calcext:value-type="float">
            <text:p><text:s/>7.09 <text:s text:c="5"/></text:p>
          </table:table-cell>
          <table:table-cell/>
          <table:table-cell table:style-name="ce31" table:formula="of:=[.U157]+[.T158]" office:value-type="float" office:value="1" calcext:value-type="float">
            <text:p>1</text:p>
          </table:table-cell>
          <table:table-cell table:formula="of:=[.U158]*100/[.U$3]" office:value-type="float" office:value="100" calcext:value-type="float">
            <text:p><text:s/>100.00 <text:s text:c="5"/></text:p>
          </table:table-cell>
          <table:table-cell table:style-name="ce31" table:formula="of:=[.O158]+[.R158]" office:value-type="float" office:value="49" calcext:value-type="float">
            <text:p>49</text:p>
          </table:table-cell>
          <table:table-cell table:style-name="ce35" table:formula="of:=[.W158]/2" office:value-type="float" office:value="24.5" calcext:value-type="float">
            <text:p>25</text:p>
          </table:table-cell>
          <table:table-cell table:style-name="ce24" table:formula="of:=[.X158]*100/[.Y$2]" office:value-type="float" office:value="8.8929219600726" calcext:value-type="float">
            <text:p><text:s/>8.89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03" calcext:value-type="date">
            <text:p>6/3/2006</text:p>
          </table:table-cell>
          <table:table-cell office:value-type="float" office:value="23" calcext:value-type="float">
            <text:p>23</text:p>
          </table:table-cell>
          <table:table-cell office:value-type="float" office:value="8.625" calcext:value-type="float">
            <text:p><text:s/>8.63 <text:s text:c="5"/></text:p>
          </table:table-cell>
          <table:table-cell office:value-type="float" office:value="19.375" calcext:value-type="float">
            <text:p><text:s/>19.38 <text:s text:c="5"/></text:p>
          </table:table-cell>
          <table:table-cell office:value-type="float" office:value="14.1495" calcext:value-type="float">
            <text:p><text:s/>14.15 <text:s text:c="5"/></text:p>
          </table:table-cell>
          <table:table-cell table:formula="of:=([.D159]+[.C159])/2" office:value-type="float" office:value="14" calcext:value-type="float">
            <text:p><text:s/>14.00 <text:s text:c="5"/></text:p>
          </table:table-cell>
          <table:table-cell table:formula="of:=ABS([.E159]-[.F159])" office:value-type="float" office:value="0.1495" calcext:value-type="float">
            <text:p><text:s/>0.15 <text:s text:c="5"/></text:p>
          </table:table-cell>
          <table:table-cell table:formula="of:=ABS([.G159]*100/[.E159])" office:value-type="float" office:value="1.05657443725927" calcext:value-type="float">
            <text:p><text:s/>1.06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59]&gt;=[.$L$4];1;0)" office:value-type="float" office:value="1" calcext:value-type="float">
            <text:p>1</text:p>
          </table:table-cell>
          <table:table-cell table:style-name="ce24" table:formula="of:=IF([.E159]&gt;[.K$4];[.E159]-[.K$4];0)" office:value-type="float" office:value="4.1495" calcext:value-type="float">
            <text:p><text:s/>4.15 <text:s text:c="5"/></text:p>
          </table:table-cell>
          <table:table-cell table:style-name="ce12" table:formula="of:=[.L158]+([.K159]*[.J159])" office:value-type="float" office:value="149.1352" calcext:value-type="float">
            <text:p><text:s/>149.1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58]+[.N159]" office:value-type="float" office:value="30" calcext:value-type="float">
            <text:p>30</text:p>
          </table:table-cell>
          <table:table-cell table:formula="of:=[.O159]*100/[.O$3]" office:value-type="float" office:value="10.6007067137809" calcext:value-type="float">
            <text:p><text:s/>10.60 <text:s text:c="5"/></text:p>
          </table:table-cell>
          <table:table-cell/>
          <table:table-cell table:style-name="ce31" table:formula="of:=[.R158]+[.Q159]" office:value-type="float" office:value="19" calcext:value-type="float">
            <text:p>19</text:p>
          </table:table-cell>
          <table:table-cell table:formula="of:=[.R159]*100/[.R$3]" office:value-type="float" office:value="7.08955223880597" calcext:value-type="float">
            <text:p><text:s/>7.09 <text:s text:c="5"/></text:p>
          </table:table-cell>
          <table:table-cell/>
          <table:table-cell table:style-name="ce31" table:formula="of:=[.U158]+[.T159]" office:value-type="float" office:value="1" calcext:value-type="float">
            <text:p>1</text:p>
          </table:table-cell>
          <table:table-cell table:formula="of:=[.U159]*100/[.U$3]" office:value-type="float" office:value="100" calcext:value-type="float">
            <text:p><text:s/>100.00 <text:s text:c="5"/></text:p>
          </table:table-cell>
          <table:table-cell table:style-name="ce31" table:formula="of:=[.O159]+[.R159]" office:value-type="float" office:value="49" calcext:value-type="float">
            <text:p>49</text:p>
          </table:table-cell>
          <table:table-cell table:style-name="ce35" table:formula="of:=[.W159]/2" office:value-type="float" office:value="24.5" calcext:value-type="float">
            <text:p>25</text:p>
          </table:table-cell>
          <table:table-cell table:style-name="ce24" table:formula="of:=[.X159]*100/[.Y$2]" office:value-type="float" office:value="8.8929219600726" calcext:value-type="float">
            <text:p><text:s/>8.89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04" calcext:value-type="date">
            <text:p>6/4/2006</text:p>
          </table:table-cell>
          <table:table-cell office:value-type="float" office:value="23" calcext:value-type="float">
            <text:p>23</text:p>
          </table:table-cell>
          <table:table-cell office:value-type="float" office:value="7.562" calcext:value-type="float">
            <text:p><text:s/>7.56 <text:s text:c="5"/></text:p>
          </table:table-cell>
          <table:table-cell office:value-type="float" office:value="15.5" calcext:value-type="float">
            <text:p><text:s/>15.50 <text:s text:c="5"/></text:p>
          </table:table-cell>
          <table:table-cell office:value-type="float" office:value="11.0949791666667" calcext:value-type="float">
            <text:p><text:s/>11.09 <text:s text:c="5"/></text:p>
          </table:table-cell>
          <table:table-cell table:formula="of:=([.D160]+[.C160])/2" office:value-type="float" office:value="11.531" calcext:value-type="float">
            <text:p><text:s/>11.53 <text:s text:c="5"/></text:p>
          </table:table-cell>
          <table:table-cell table:formula="of:=ABS([.E160]-[.F160])" office:value-type="float" office:value="0.4360208333333" calcext:value-type="float">
            <text:p><text:s/>0.44 <text:s text:c="5"/></text:p>
          </table:table-cell>
          <table:table-cell table:formula="of:=ABS([.G160]*100/[.E160])" office:value-type="float" office:value="3.92989321370934" calcext:value-type="float">
            <text:p><text:s/>3.9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60]&gt;=[.$L$4];1;0)" office:value-type="float" office:value="1" calcext:value-type="float">
            <text:p>1</text:p>
          </table:table-cell>
          <table:table-cell table:style-name="ce24" table:formula="of:=IF([.E160]&gt;[.K$4];[.E160]-[.K$4];0)" office:value-type="float" office:value="1.0949791666667" calcext:value-type="float">
            <text:p><text:s/>1.09 <text:s text:c="5"/></text:p>
          </table:table-cell>
          <table:table-cell table:style-name="ce12" table:formula="of:=[.L159]+([.K160]*[.J160])" office:value-type="float" office:value="150.230179166667" calcext:value-type="float">
            <text:p><text:s/>150.23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O159]+[.N160]" office:value-type="float" office:value="30" calcext:value-type="float">
            <text:p>30</text:p>
          </table:table-cell>
          <table:table-cell table:formula="of:=[.O160]*100/[.O$3]" office:value-type="float" office:value="10.6007067137809" calcext:value-type="float">
            <text:p><text:s/>10.60 <text:s text:c="5"/>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R159]+[.Q160]" office:value-type="float" office:value="19" calcext:value-type="float">
            <text:p>19</text:p>
          </table:table-cell>
          <table:table-cell table:formula="of:=[.R160]*100/[.R$3]" office:value-type="float" office:value="7.08955223880597" calcext:value-type="float">
            <text:p><text:s/>7.09 <text:s text:c="5"/></text:p>
          </table:table-cell>
          <table:table-cell/>
          <table:table-cell table:style-name="ce31" table:formula="of:=[.U159]+[.T160]" office:value-type="float" office:value="1" calcext:value-type="float">
            <text:p>1</text:p>
          </table:table-cell>
          <table:table-cell table:formula="of:=[.U160]*100/[.U$3]" office:value-type="float" office:value="100" calcext:value-type="float">
            <text:p><text:s/>100.00 <text:s text:c="5"/></text:p>
          </table:table-cell>
          <table:table-cell table:style-name="ce31" table:formula="of:=[.O160]+[.R160]" office:value-type="float" office:value="49" calcext:value-type="float">
            <text:p>49</text:p>
          </table:table-cell>
          <table:table-cell table:style-name="ce35" table:formula="of:=[.W160]/2" office:value-type="float" office:value="24.5" calcext:value-type="float">
            <text:p>25</text:p>
          </table:table-cell>
          <table:table-cell table:style-name="ce24" table:formula="of:=[.X160]*100/[.Y$2]" office:value-type="float" office:value="8.8929219600726" calcext:value-type="float">
            <text:p><text:s/>8.89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05" calcext:value-type="date">
            <text:p>6/5/2006</text:p>
          </table:table-cell>
          <table:table-cell office:value-type="float" office:value="24" calcext:value-type="float">
            <text:p>24</text:p>
          </table:table-cell>
          <table:table-cell office:value-type="float" office:value="6.125" calcext:value-type="float">
            <text:p><text:s/>6.13 <text:s text:c="5"/></text:p>
          </table:table-cell>
          <table:table-cell office:value-type="float" office:value="14" calcext:value-type="float">
            <text:p><text:s/>14.00 <text:s text:c="5"/></text:p>
          </table:table-cell>
          <table:table-cell office:value-type="float" office:value="8.77197916666666" calcext:value-type="float">
            <text:p><text:s/>8.77 <text:s text:c="5"/></text:p>
          </table:table-cell>
          <table:table-cell table:formula="of:=([.D161]+[.C161])/2" office:value-type="float" office:value="10.0625" calcext:value-type="float">
            <text:p><text:s/>10.06 <text:s text:c="5"/></text:p>
          </table:table-cell>
          <table:table-cell table:formula="of:=ABS([.E161]-[.F161])" office:value-type="float" office:value="1.29052083333334" calcext:value-type="float">
            <text:p><text:s/>1.29 <text:s text:c="5"/></text:p>
          </table:table-cell>
          <table:table-cell table:formula="of:=ABS([.G161]*100/[.E161])" office:value-type="float" office:value="14.7118547458171" calcext:value-type="float">
            <text:p><text:s/>14.71 <text:s text:c="5"/></text:p>
          </table:table-cell>
          <table:table-cell office:value-type="float" office:value="1.3" calcext:value-type="float">
            <text:p><text:s/>1.30 <text:s text:c="5"/></text:p>
          </table:table-cell>
          <table:table-cell table:style-name="ce20" table:formula="of:=IF([.A161]&gt;=[.$L$4];1;0)" office:value-type="float" office:value="1" calcext:value-type="float">
            <text:p>1</text:p>
          </table:table-cell>
          <table:table-cell table:style-name="ce24" table:formula="of:=IF([.E161]&gt;[.K$4];[.E161]-[.K$4];0)" office:value-type="float" office:value="0" calcext:value-type="float">
            <text:p><text:s/>- <text:s text:c="7"/></text:p>
          </table:table-cell>
          <table:table-cell table:style-name="ce12" table:formula="of:=[.L160]+([.K161]*[.J161])" office:value-type="float" office:value="150.230179166667" calcext:value-type="float">
            <text:p><text:s/>150.23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60]+[.N161]" office:value-type="float" office:value="30" calcext:value-type="float">
            <text:p>30</text:p>
          </table:table-cell>
          <table:table-cell table:formula="of:=[.O161]*100/[.O$3]" office:value-type="float" office:value="10.6007067137809" calcext:value-type="float">
            <text:p><text:s/>10.60 <text:s text:c="5"/></text:p>
          </table:table-cell>
          <table:table-cell/>
          <table:table-cell table:style-name="ce31" table:formula="of:=[.R160]+[.Q161]" office:value-type="float" office:value="19" calcext:value-type="float">
            <text:p>19</text:p>
          </table:table-cell>
          <table:table-cell table:formula="of:=[.R161]*100/[.R$3]" office:value-type="float" office:value="7.08955223880597" calcext:value-type="float">
            <text:p><text:s/>7.09 <text:s text:c="5"/></text:p>
          </table:table-cell>
          <table:table-cell/>
          <table:table-cell table:style-name="ce31" table:formula="of:=[.U160]+[.T161]" office:value-type="float" office:value="1" calcext:value-type="float">
            <text:p>1</text:p>
          </table:table-cell>
          <table:table-cell table:formula="of:=[.U161]*100/[.U$3]" office:value-type="float" office:value="100" calcext:value-type="float">
            <text:p><text:s/>100.00 <text:s text:c="5"/></text:p>
          </table:table-cell>
          <table:table-cell table:style-name="ce31" table:formula="of:=[.O161]+[.R161]" office:value-type="float" office:value="49" calcext:value-type="float">
            <text:p>49</text:p>
          </table:table-cell>
          <table:table-cell table:style-name="ce35" table:formula="of:=[.W161]/2" office:value-type="float" office:value="24.5" calcext:value-type="float">
            <text:p>25</text:p>
          </table:table-cell>
          <table:table-cell table:style-name="ce24" table:formula="of:=[.X161]*100/[.Y$2]" office:value-type="float" office:value="8.8929219600726" calcext:value-type="float">
            <text:p><text:s/>8.89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06" calcext:value-type="date">
            <text:p>6/6/2006</text:p>
          </table:table-cell>
          <table:table-cell office:value-type="float" office:value="24" calcext:value-type="float">
            <text:p>24</text:p>
          </table:table-cell>
          <table:table-cell office:value-type="float" office:value="4.938" calcext:value-type="float">
            <text:p><text:s/>4.94 <text:s text:c="5"/></text:p>
          </table:table-cell>
          <table:table-cell office:value-type="float" office:value="17.125" calcext:value-type="float">
            <text:p><text:s/>17.13 <text:s text:c="5"/></text:p>
          </table:table-cell>
          <table:table-cell office:value-type="float" office:value="10.3734375" calcext:value-type="float">
            <text:p><text:s/>10.37 <text:s text:c="5"/></text:p>
          </table:table-cell>
          <table:table-cell table:formula="of:=([.D162]+[.C162])/2" office:value-type="float" office:value="11.0315" calcext:value-type="float">
            <text:p><text:s/>11.03 <text:s text:c="5"/></text:p>
          </table:table-cell>
          <table:table-cell table:formula="of:=ABS([.E162]-[.F162])" office:value-type="float" office:value="0.6580625" calcext:value-type="float">
            <text:p><text:s/>0.66 <text:s text:c="5"/></text:p>
          </table:table-cell>
          <table:table-cell table:formula="of:=ABS([.G162]*100/[.E162])" office:value-type="float" office:value="6.34372646482904" calcext:value-type="float">
            <text:p><text:s/>6.34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62]&gt;=[.$L$4];1;0)" office:value-type="float" office:value="1" calcext:value-type="float">
            <text:p>1</text:p>
          </table:table-cell>
          <table:table-cell table:style-name="ce24" table:formula="of:=IF([.E162]&gt;[.K$4];[.E162]-[.K$4];0)" office:value-type="float" office:value="0.3734375" calcext:value-type="float">
            <text:p><text:s/>0.37 <text:s text:c="5"/></text:p>
          </table:table-cell>
          <table:table-cell table:style-name="ce12" table:formula="of:=[.L161]+([.K162]*[.J162])" office:value-type="float" office:value="150.603616666667" calcext:value-type="float">
            <text:p><text:s/>150.60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O161]+[.N162]" office:value-type="float" office:value="31" calcext:value-type="float">
            <text:p>31</text:p>
          </table:table-cell>
          <table:table-cell table:formula="of:=[.O162]*100/[.O$3]" office:value-type="float" office:value="10.9540636042403" calcext:value-type="float">
            <text:p><text:s/>10.95 <text:s text:c="5"/>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R161]+[.Q162]" office:value-type="float" office:value="19" calcext:value-type="float">
            <text:p>19</text:p>
          </table:table-cell>
          <table:table-cell table:formula="of:=[.R162]*100/[.R$3]" office:value-type="float" office:value="7.08955223880597" calcext:value-type="float">
            <text:p><text:s/>7.09 <text:s text:c="5"/></text:p>
          </table:table-cell>
          <table:table-cell/>
          <table:table-cell table:style-name="ce31" table:formula="of:=[.U161]+[.T162]" office:value-type="float" office:value="1" calcext:value-type="float">
            <text:p>1</text:p>
          </table:table-cell>
          <table:table-cell table:formula="of:=[.U162]*100/[.U$3]" office:value-type="float" office:value="100" calcext:value-type="float">
            <text:p><text:s/>100.00 <text:s text:c="5"/></text:p>
          </table:table-cell>
          <table:table-cell table:style-name="ce31" table:formula="of:=[.O162]+[.R162]" office:value-type="float" office:value="50" calcext:value-type="float">
            <text:p>50</text:p>
          </table:table-cell>
          <table:table-cell table:style-name="ce35" table:formula="of:=[.W162]/2" office:value-type="float" office:value="25" calcext:value-type="float">
            <text:p>25</text:p>
          </table:table-cell>
          <table:table-cell table:style-name="ce24" table:formula="of:=[.X162]*100/[.Y$2]" office:value-type="float" office:value="9.07441016333938" calcext:value-type="float">
            <text:p><text:s/>9.0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07" calcext:value-type="date">
            <text:p>6/7/2006</text:p>
          </table:table-cell>
          <table:table-cell office:value-type="float" office:value="24" calcext:value-type="float">
            <text:p>24</text:p>
          </table:table-cell>
          <table:table-cell office:value-type="float" office:value="2.938" calcext:value-type="float">
            <text:p><text:s/>2.94 <text:s text:c="5"/></text:p>
          </table:table-cell>
          <table:table-cell office:value-type="float" office:value="14.812" calcext:value-type="float">
            <text:p><text:s/>14.81 <text:s text:c="5"/></text:p>
          </table:table-cell>
          <table:table-cell office:value-type="float" office:value="9.860375" calcext:value-type="float">
            <text:p><text:s/>9.86 <text:s text:c="5"/></text:p>
          </table:table-cell>
          <table:table-cell table:formula="of:=([.D163]+[.C163])/2" office:value-type="float" office:value="8.875" calcext:value-type="float">
            <text:p><text:s/>8.88 <text:s text:c="5"/></text:p>
          </table:table-cell>
          <table:table-cell table:formula="of:=ABS([.E163]-[.F163])" office:value-type="float" office:value="0.985374999999999" calcext:value-type="float">
            <text:p><text:s/>0.99 <text:s text:c="5"/></text:p>
          </table:table-cell>
          <table:table-cell table:formula="of:=ABS([.G163]*100/[.E163])" office:value-type="float" office:value="9.99328118859576" calcext:value-type="float">
            <text:p><text:s/>9.99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63]&gt;=[.$L$4];1;0)" office:value-type="float" office:value="1" calcext:value-type="float">
            <text:p>1</text:p>
          </table:table-cell>
          <table:table-cell table:style-name="ce24" table:formula="of:=IF([.E163]&gt;[.K$4];[.E163]-[.K$4];0)" office:value-type="float" office:value="0" calcext:value-type="float">
            <text:p><text:s/>- <text:s text:c="7"/></text:p>
          </table:table-cell>
          <table:table-cell table:style-name="ce12" table:formula="of:=[.L162]+([.K163]*[.J163])" office:value-type="float" office:value="150.603616666667" calcext:value-type="float">
            <text:p><text:s/>150.60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62]+[.N163]" office:value-type="float" office:value="31" calcext:value-type="float">
            <text:p>31</text:p>
          </table:table-cell>
          <table:table-cell table:formula="of:=[.O163]*100/[.O$3]" office:value-type="float" office:value="10.9540636042403" calcext:value-type="float">
            <text:p><text:s/>10.95 <text:s text:c="5"/></text:p>
          </table:table-cell>
          <table:table-cell/>
          <table:table-cell table:style-name="ce31" table:formula="of:=[.R162]+[.Q163]" office:value-type="float" office:value="19" calcext:value-type="float">
            <text:p>19</text:p>
          </table:table-cell>
          <table:table-cell table:formula="of:=[.R163]*100/[.R$3]" office:value-type="float" office:value="7.08955223880597" calcext:value-type="float">
            <text:p><text:s/>7.09 <text:s text:c="5"/></text:p>
          </table:table-cell>
          <table:table-cell/>
          <table:table-cell table:style-name="ce31" table:formula="of:=[.U162]+[.T163]" office:value-type="float" office:value="1" calcext:value-type="float">
            <text:p>1</text:p>
          </table:table-cell>
          <table:table-cell table:formula="of:=[.U163]*100/[.U$3]" office:value-type="float" office:value="100" calcext:value-type="float">
            <text:p><text:s/>100.00 <text:s text:c="5"/></text:p>
          </table:table-cell>
          <table:table-cell table:style-name="ce31" table:formula="of:=[.O163]+[.R163]" office:value-type="float" office:value="50" calcext:value-type="float">
            <text:p>50</text:p>
          </table:table-cell>
          <table:table-cell table:style-name="ce35" table:formula="of:=[.W163]/2" office:value-type="float" office:value="25" calcext:value-type="float">
            <text:p>25</text:p>
          </table:table-cell>
          <table:table-cell table:style-name="ce24" table:formula="of:=[.X163]*100/[.Y$2]" office:value-type="float" office:value="9.07441016333938" calcext:value-type="float">
            <text:p><text:s/>9.0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08" calcext:value-type="date">
            <text:p>6/8/2006</text:p>
          </table:table-cell>
          <table:table-cell office:value-type="float" office:value="24" calcext:value-type="float">
            <text:p>24</text:p>
          </table:table-cell>
          <table:table-cell office:value-type="float" office:value="3.75" calcext:value-type="float">
            <text:p><text:s/>3.75 <text:s text:c="5"/></text:p>
          </table:table-cell>
          <table:table-cell office:value-type="float" office:value="19.62" calcext:value-type="float">
            <text:p><text:s/>19.62 <text:s text:c="5"/></text:p>
          </table:table-cell>
          <table:table-cell office:value-type="float" office:value="11.937375" calcext:value-type="float">
            <text:p><text:s/>11.94 <text:s text:c="5"/></text:p>
          </table:table-cell>
          <table:table-cell table:formula="of:=([.D164]+[.C164])/2" office:value-type="float" office:value="11.685" calcext:value-type="float">
            <text:p><text:s/>11.69 <text:s text:c="5"/></text:p>
          </table:table-cell>
          <table:table-cell table:formula="of:=ABS([.E164]-[.F164])" office:value-type="float" office:value="0.252374999999999" calcext:value-type="float">
            <text:p><text:s/>0.25 <text:s text:c="5"/></text:p>
          </table:table-cell>
          <table:table-cell table:formula="of:=ABS([.G164]*100/[.E164])" office:value-type="float" office:value="2.1141582634373" calcext:value-type="float">
            <text:p><text:s/>2.1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64]&gt;=[.$L$4];1;0)" office:value-type="float" office:value="1" calcext:value-type="float">
            <text:p>1</text:p>
          </table:table-cell>
          <table:table-cell table:style-name="ce24" table:formula="of:=IF([.E164]&gt;[.K$4];[.E164]-[.K$4];0)" office:value-type="float" office:value="1.937375" calcext:value-type="float">
            <text:p><text:s/>1.94 <text:s text:c="5"/></text:p>
          </table:table-cell>
          <table:table-cell table:style-name="ce12" table:formula="of:=[.L163]+([.K164]*[.J164])" office:value-type="float" office:value="152.540991666667" calcext:value-type="float">
            <text:p><text:s/>152.54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O163]+[.N164]" office:value-type="float" office:value="32" calcext:value-type="float">
            <text:p>32</text:p>
          </table:table-cell>
          <table:table-cell table:formula="of:=[.O164]*100/[.O$3]" office:value-type="float" office:value="11.3074204946996" calcext:value-type="float">
            <text:p><text:s/>11.31 <text:s text:c="5"/>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R163]+[.Q164]" office:value-type="float" office:value="19" calcext:value-type="float">
            <text:p>19</text:p>
          </table:table-cell>
          <table:table-cell table:formula="of:=[.R164]*100/[.R$3]" office:value-type="float" office:value="7.08955223880597" calcext:value-type="float">
            <text:p><text:s/>7.09 <text:s text:c="5"/></text:p>
          </table:table-cell>
          <table:table-cell/>
          <table:table-cell table:style-name="ce31" table:formula="of:=[.U163]+[.T164]" office:value-type="float" office:value="1" calcext:value-type="float">
            <text:p>1</text:p>
          </table:table-cell>
          <table:table-cell table:formula="of:=[.U164]*100/[.U$3]" office:value-type="float" office:value="100" calcext:value-type="float">
            <text:p><text:s/>100.00 <text:s text:c="5"/></text:p>
          </table:table-cell>
          <table:table-cell table:style-name="ce31" table:formula="of:=[.O164]+[.R164]" office:value-type="float" office:value="51" calcext:value-type="float">
            <text:p>51</text:p>
          </table:table-cell>
          <table:table-cell table:style-name="ce35" table:formula="of:=[.W164]/2" office:value-type="float" office:value="25.5" calcext:value-type="float">
            <text:p>26</text:p>
          </table:table-cell>
          <table:table-cell table:style-name="ce24" table:formula="of:=[.X164]*100/[.Y$2]" office:value-type="float" office:value="9.25589836660617" calcext:value-type="float">
            <text:p><text:s/>9.26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09" calcext:value-type="date">
            <text:p>6/9/2006</text:p>
          </table:table-cell>
          <table:table-cell office:value-type="float" office:value="24" calcext:value-type="float">
            <text:p>24</text:p>
          </table:table-cell>
          <table:table-cell office:value-type="float" office:value="7.875" calcext:value-type="float">
            <text:p><text:s/>7.88 <text:s text:c="5"/></text:p>
          </table:table-cell>
          <table:table-cell office:value-type="float" office:value="17.625" calcext:value-type="float">
            <text:p><text:s/>17.63 <text:s text:c="5"/></text:p>
          </table:table-cell>
          <table:table-cell office:value-type="float" office:value="12.3031041666667" calcext:value-type="float">
            <text:p><text:s/>12.30 <text:s text:c="5"/></text:p>
          </table:table-cell>
          <table:table-cell table:formula="of:=([.D165]+[.C165])/2" office:value-type="float" office:value="12.75" calcext:value-type="float">
            <text:p><text:s/>12.75 <text:s text:c="5"/></text:p>
          </table:table-cell>
          <table:table-cell table:formula="of:=ABS([.E165]-[.F165])" office:value-type="float" office:value="0.446895833333301" calcext:value-type="float">
            <text:p><text:s/>0.45 <text:s text:c="5"/></text:p>
          </table:table-cell>
          <table:table-cell table:formula="of:=ABS([.G165]*100/[.E165])" office:value-type="float" office:value="3.63238274893334" calcext:value-type="float">
            <text:p><text:s/>3.6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65]&gt;=[.$L$4];1;0)" office:value-type="float" office:value="1" calcext:value-type="float">
            <text:p>1</text:p>
          </table:table-cell>
          <table:table-cell table:style-name="ce24" table:formula="of:=IF([.E165]&gt;[.K$4];[.E165]-[.K$4];0)" office:value-type="float" office:value="2.3031041666667" calcext:value-type="float">
            <text:p><text:s/>2.30 <text:s text:c="5"/></text:p>
          </table:table-cell>
          <table:table-cell table:style-name="ce12" table:formula="of:=[.L164]+([.K165]*[.J165])" office:value-type="float" office:value="154.844095833333" calcext:value-type="float">
            <text:p><text:s/>154.8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64]+[.N165]" office:value-type="float" office:value="32" calcext:value-type="float">
            <text:p>32</text:p>
          </table:table-cell>
          <table:table-cell table:formula="of:=[.O165]*100/[.O$3]" office:value-type="float" office:value="11.3074204946996" calcext:value-type="float">
            <text:p><text:s/>11.31 <text:s text:c="5"/></text:p>
          </table:table-cell>
          <table:table-cell/>
          <table:table-cell table:style-name="ce31" table:formula="of:=[.R164]+[.Q165]" office:value-type="float" office:value="19" calcext:value-type="float">
            <text:p>19</text:p>
          </table:table-cell>
          <table:table-cell table:formula="of:=[.R165]*100/[.R$3]" office:value-type="float" office:value="7.08955223880597" calcext:value-type="float">
            <text:p><text:s/>7.09 <text:s text:c="5"/></text:p>
          </table:table-cell>
          <table:table-cell/>
          <table:table-cell table:style-name="ce31" table:formula="of:=[.U164]+[.T165]" office:value-type="float" office:value="1" calcext:value-type="float">
            <text:p>1</text:p>
          </table:table-cell>
          <table:table-cell table:formula="of:=[.U165]*100/[.U$3]" office:value-type="float" office:value="100" calcext:value-type="float">
            <text:p><text:s/>100.00 <text:s text:c="5"/></text:p>
          </table:table-cell>
          <table:table-cell table:style-name="ce31" table:formula="of:=[.O165]+[.R165]" office:value-type="float" office:value="51" calcext:value-type="float">
            <text:p>51</text:p>
          </table:table-cell>
          <table:table-cell table:style-name="ce35" table:formula="of:=[.W165]/2" office:value-type="float" office:value="25.5" calcext:value-type="float">
            <text:p>26</text:p>
          </table:table-cell>
          <table:table-cell table:style-name="ce24" table:formula="of:=[.X165]*100/[.Y$2]" office:value-type="float" office:value="9.25589836660617" calcext:value-type="float">
            <text:p><text:s/>9.26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10" calcext:value-type="date">
            <text:p>6/10/2006</text:p>
          </table:table-cell>
          <table:table-cell office:value-type="float" office:value="24" calcext:value-type="float">
            <text:p>24</text:p>
          </table:table-cell>
          <table:table-cell office:value-type="float" office:value="5.375" calcext:value-type="float">
            <text:p><text:s/>5.38 <text:s text:c="5"/></text:p>
          </table:table-cell>
          <table:table-cell office:value-type="float" office:value="19.625" calcext:value-type="float">
            <text:p><text:s/>19.63 <text:s text:c="5"/></text:p>
          </table:table-cell>
          <table:table-cell office:value-type="float" office:value="13.1728958333333" calcext:value-type="float">
            <text:p><text:s/>13.17 <text:s text:c="5"/></text:p>
          </table:table-cell>
          <table:table-cell table:formula="of:=([.D166]+[.C166])/2" office:value-type="float" office:value="12.5" calcext:value-type="float">
            <text:p><text:s/>12.50 <text:s text:c="5"/></text:p>
          </table:table-cell>
          <table:table-cell table:formula="of:=ABS([.E166]-[.F166])" office:value-type="float" office:value="0.6728958333333" calcext:value-type="float">
            <text:p><text:s/>0.67 <text:s text:c="5"/></text:p>
          </table:table-cell>
          <table:table-cell table:formula="of:=ABS([.G166]*100/[.E166])" office:value-type="float" office:value="5.108184577233" calcext:value-type="float">
            <text:p><text:s/>5.11 <text:s text:c="5"/></text:p>
          </table:table-cell>
          <table:table-cell office:value-type="float" office:value="1" calcext:value-type="float">
            <text:p><text:s/>1.00 <text:s text:c="5"/></text:p>
          </table:table-cell>
          <table:table-cell table:style-name="ce20" table:formula="of:=IF([.A166]&gt;=[.$L$4];1;0)" office:value-type="float" office:value="1" calcext:value-type="float">
            <text:p>1</text:p>
          </table:table-cell>
          <table:table-cell table:style-name="ce24" table:formula="of:=IF([.E166]&gt;[.K$4];[.E166]-[.K$4];0)" office:value-type="float" office:value="3.1728958333333" calcext:value-type="float">
            <text:p><text:s/>3.17 <text:s text:c="5"/></text:p>
          </table:table-cell>
          <table:table-cell table:style-name="ce12" table:formula="of:=[.L165]+([.K166]*[.J166])" office:value-type="float" office:value="158.016991666667" calcext:value-type="float">
            <text:p><text:s/>158.02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O165]+[.N166]" office:value-type="float" office:value="33" calcext:value-type="float">
            <text:p>33</text:p>
          </table:table-cell>
          <table:table-cell table:formula="of:=[.O166]*100/[.O$3]" office:value-type="float" office:value="11.660777385159" calcext:value-type="float">
            <text:p><text:s/>11.66 <text:s text:c="5"/>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R165]+[.Q166]" office:value-type="float" office:value="20" calcext:value-type="float">
            <text:p>20</text:p>
          </table:table-cell>
          <table:table-cell table:formula="of:=[.R166]*100/[.R$3]" office:value-type="float" office:value="7.46268656716418" calcext:value-type="float">
            <text:p><text:s/>7.46 <text:s text:c="5"/></text:p>
          </table:table-cell>
          <table:table-cell/>
          <table:table-cell table:style-name="ce31" table:formula="of:=[.U165]+[.T166]" office:value-type="float" office:value="1" calcext:value-type="float">
            <text:p>1</text:p>
          </table:table-cell>
          <table:table-cell table:formula="of:=[.U166]*100/[.U$3]" office:value-type="float" office:value="100" calcext:value-type="float">
            <text:p><text:s/>100.00 <text:s text:c="5"/></text:p>
          </table:table-cell>
          <table:table-cell table:style-name="ce31" table:formula="of:=[.O166]+[.R166]" office:value-type="float" office:value="53" calcext:value-type="float">
            <text:p>53</text:p>
          </table:table-cell>
          <table:table-cell table:style-name="ce35" table:formula="of:=[.W166]/2" office:value-type="float" office:value="26.5" calcext:value-type="float">
            <text:p>27</text:p>
          </table:table-cell>
          <table:table-cell table:style-name="ce24" table:formula="of:=[.X166]*100/[.Y$2]" office:value-type="float" office:value="9.61887477313975" calcext:value-type="float">
            <text:p><text:s/>9.62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11" calcext:value-type="date">
            <text:p>6/11/2006</text:p>
          </table:table-cell>
          <table:table-cell office:value-type="float" office:value="24" calcext:value-type="float">
            <text:p>24</text:p>
          </table:table-cell>
          <table:table-cell office:value-type="float" office:value="8.438" calcext:value-type="float">
            <text:p><text:s/>8.44 <text:s text:c="5"/></text:p>
          </table:table-cell>
          <table:table-cell office:value-type="float" office:value="22.75" calcext:value-type="float">
            <text:p><text:s/>22.75 <text:s text:c="5"/></text:p>
          </table:table-cell>
          <table:table-cell office:value-type="float" office:value="16.296875" calcext:value-type="float">
            <text:p><text:s/>16.30 <text:s text:c="5"/></text:p>
          </table:table-cell>
          <table:table-cell table:formula="of:=([.D167]+[.C167])/2" office:value-type="float" office:value="15.594" calcext:value-type="float">
            <text:p><text:s/>15.59 <text:s text:c="5"/></text:p>
          </table:table-cell>
          <table:table-cell table:formula="of:=ABS([.E167]-[.F167])" office:value-type="float" office:value="0.702874999999999" calcext:value-type="float">
            <text:p><text:s/>0.70 <text:s text:c="5"/></text:p>
          </table:table-cell>
          <table:table-cell table:formula="of:=ABS([.G167]*100/[.E167])" office:value-type="float" office:value="4.31294343240651" calcext:value-type="float">
            <text:p><text:s/>4.3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67]&gt;=[.$L$4];1;0)" office:value-type="float" office:value="1" calcext:value-type="float">
            <text:p>1</text:p>
          </table:table-cell>
          <table:table-cell table:style-name="ce24" table:formula="of:=IF([.E167]&gt;[.K$4];[.E167]-[.K$4];0)" office:value-type="float" office:value="6.296875" calcext:value-type="float">
            <text:p><text:s/>6.30 <text:s text:c="5"/></text:p>
          </table:table-cell>
          <table:table-cell table:style-name="ce12" table:formula="of:=[.L166]+([.K167]*[.J167])" office:value-type="float" office:value="164.313866666667" calcext:value-type="float">
            <text:p><text:s/>164.31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66]+[.N167]" office:value-type="float" office:value="33" calcext:value-type="float">
            <text:p>33</text:p>
          </table:table-cell>
          <table:table-cell table:formula="of:=[.O167]*100/[.O$3]" office:value-type="float" office:value="11.660777385159" calcext:value-type="float">
            <text:p><text:s/>11.66 <text:s text:c="5"/></text:p>
          </table:table-cell>
          <table:table-cell/>
          <table:table-cell table:style-name="ce31" table:formula="of:=[.R166]+[.Q167]" office:value-type="float" office:value="20" calcext:value-type="float">
            <text:p>20</text:p>
          </table:table-cell>
          <table:table-cell table:formula="of:=[.R167]*100/[.R$3]" office:value-type="float" office:value="7.46268656716418" calcext:value-type="float">
            <text:p><text:s/>7.46 <text:s text:c="5"/></text:p>
          </table:table-cell>
          <table:table-cell/>
          <table:table-cell table:style-name="ce31" table:formula="of:=[.U166]+[.T167]" office:value-type="float" office:value="1" calcext:value-type="float">
            <text:p>1</text:p>
          </table:table-cell>
          <table:table-cell table:formula="of:=[.U167]*100/[.U$3]" office:value-type="float" office:value="100" calcext:value-type="float">
            <text:p><text:s/>100.00 <text:s text:c="5"/></text:p>
          </table:table-cell>
          <table:table-cell table:style-name="ce31" table:formula="of:=[.O167]+[.R167]" office:value-type="float" office:value="53" calcext:value-type="float">
            <text:p>53</text:p>
          </table:table-cell>
          <table:table-cell table:style-name="ce35" table:formula="of:=[.W167]/2" office:value-type="float" office:value="26.5" calcext:value-type="float">
            <text:p>27</text:p>
          </table:table-cell>
          <table:table-cell table:style-name="ce24" table:formula="of:=[.X167]*100/[.Y$2]" office:value-type="float" office:value="9.61887477313975" calcext:value-type="float">
            <text:p><text:s/>9.62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12" calcext:value-type="date">
            <text:p>6/12/2006</text:p>
          </table:table-cell>
          <table:table-cell office:value-type="float" office:value="25" calcext:value-type="float">
            <text:p>25</text:p>
          </table:table-cell>
          <table:table-cell office:value-type="float" office:value="9.25" calcext:value-type="float">
            <text:p><text:s/>9.25 <text:s text:c="5"/></text:p>
          </table:table-cell>
          <table:table-cell office:value-type="float" office:value="26.25" calcext:value-type="float">
            <text:p><text:s/>26.25 <text:s text:c="5"/></text:p>
          </table:table-cell>
          <table:table-cell office:value-type="float" office:value="19.6143703703704" calcext:value-type="float">
            <text:p><text:s/>19.61 <text:s text:c="5"/></text:p>
          </table:table-cell>
          <table:table-cell table:formula="of:=([.D168]+[.C168])/2" office:value-type="float" office:value="17.75" calcext:value-type="float">
            <text:p><text:s/>17.75 <text:s text:c="5"/></text:p>
          </table:table-cell>
          <table:table-cell table:formula="of:=ABS([.E168]-[.F168])" office:value-type="float" office:value="1.8643703703704" calcext:value-type="float">
            <text:p><text:s/>1.86 <text:s text:c="5"/></text:p>
          </table:table-cell>
          <table:table-cell table:formula="of:=ABS([.G168]*100/[.E168])" office:value-type="float" office:value="9.50512473847608" calcext:value-type="float">
            <text:p><text:s/>9.5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68]&gt;=[.$L$4];1;0)" office:value-type="float" office:value="1" calcext:value-type="float">
            <text:p>1</text:p>
          </table:table-cell>
          <table:table-cell table:style-name="ce24" table:formula="of:=IF([.E168]&gt;[.K$4];[.E168]-[.K$4];0)" office:value-type="float" office:value="9.6143703703704" calcext:value-type="float">
            <text:p><text:s/>9.61 <text:s text:c="5"/></text:p>
          </table:table-cell>
          <table:table-cell table:style-name="ce12" table:formula="of:=[.L167]+([.K168]*[.J168])" office:value-type="float" office:value="173.928237037037" calcext:value-type="float">
            <text:p><text:s/>173.93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O167]+[.N168]" office:value-type="float" office:value="35" calcext:value-type="float">
            <text:p>35</text:p>
          </table:table-cell>
          <table:table-cell table:formula="of:=[.O168]*100/[.O$3]" office:value-type="float" office:value="12.3674911660777" calcext:value-type="float">
            <text:p><text:s/>12.37 <text:s text:c="5"/>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R167]+[.Q168]" office:value-type="float" office:value="21" calcext:value-type="float">
            <text:p>21</text:p>
          </table:table-cell>
          <table:table-cell table:formula="of:=[.R168]*100/[.R$3]" office:value-type="float" office:value="7.83582089552239" calcext:value-type="float">
            <text:p><text:s/>7.84 <text:s text:c="5"/></text:p>
          </table:table-cell>
          <table:table-cell/>
          <table:table-cell table:style-name="ce31" table:formula="of:=[.U167]+[.T168]" office:value-type="float" office:value="1" calcext:value-type="float">
            <text:p>1</text:p>
          </table:table-cell>
          <table:table-cell table:formula="of:=[.U168]*100/[.U$3]" office:value-type="float" office:value="100" calcext:value-type="float">
            <text:p><text:s/>100.00 <text:s text:c="5"/></text:p>
          </table:table-cell>
          <table:table-cell table:style-name="ce31" table:formula="of:=[.O168]+[.R168]" office:value-type="float" office:value="56" calcext:value-type="float">
            <text:p>56</text:p>
          </table:table-cell>
          <table:table-cell table:style-name="ce35" table:formula="of:=[.W168]/2" office:value-type="float" office:value="28" calcext:value-type="float">
            <text:p>28</text:p>
          </table:table-cell>
          <table:table-cell table:style-name="ce24" table:formula="of:=[.X168]*100/[.Y$2]" office:value-type="float" office:value="10.1633393829401" calcext:value-type="float">
            <text:p><text:s/>10.16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13" calcext:value-type="date">
            <text:p>6/13/2006</text:p>
          </table:table-cell>
          <table:table-cell office:value-type="float" office:value="25" calcext:value-type="float">
            <text:p>25</text:p>
          </table:table-cell>
          <table:table-cell office:value-type="float" office:value="21.688" calcext:value-type="float">
            <text:p><text:s/>21.69 <text:s text:c="5"/></text:p>
          </table:table-cell>
          <table:table-cell office:value-type="float" office:value="24" calcext:value-type="float">
            <text:p><text:s/>24.00 <text:s text:c="5"/></text:p>
          </table:table-cell>
          <table:table-cell office:value-type="float" office:value="22.8270833333333" calcext:value-type="float">
            <text:p><text:s/>22.83 <text:s text:c="5"/></text:p>
          </table:table-cell>
          <table:table-cell table:formula="of:=([.D169]+[.C169])/2" office:value-type="float" office:value="22.844" calcext:value-type="float">
            <text:p><text:s/>22.84 <text:s text:c="5"/></text:p>
          </table:table-cell>
          <table:table-cell table:formula="of:=ABS([.E169]-[.F169])" office:value-type="float" office:value="0.0169166666667024" calcext:value-type="float">
            <text:p><text:s/>0.02 <text:s text:c="5"/></text:p>
          </table:table-cell>
          <table:table-cell table:formula="of:=ABS([.G169]*100/[.E169])" office:value-type="float" office:value="0.0741078762436541" calcext:value-type="float">
            <text:p><text:s/>0.07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69]&gt;=[.$L$4];1;0)" office:value-type="float" office:value="1" calcext:value-type="float">
            <text:p>1</text:p>
          </table:table-cell>
          <table:table-cell table:style-name="ce24" table:formula="of:=IF([.E169]&gt;[.K$4];[.E169]-[.K$4];0)" office:value-type="float" office:value="12.8270833333333" calcext:value-type="float">
            <text:p><text:s/>12.83 <text:s text:c="5"/></text:p>
          </table:table-cell>
          <table:table-cell table:style-name="ce12" table:formula="of:=[.L168]+([.K169]*[.J169])" office:value-type="float" office:value="186.75532037037" calcext:value-type="float">
            <text:p><text:s/>186.7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68]+[.N169]" office:value-type="float" office:value="35" calcext:value-type="float">
            <text:p>35</text:p>
          </table:table-cell>
          <table:table-cell table:formula="of:=[.O169]*100/[.O$3]" office:value-type="float" office:value="12.3674911660777" calcext:value-type="float">
            <text:p><text:s/>12.37 <text:s text:c="5"/></text:p>
          </table:table-cell>
          <table:table-cell/>
          <table:table-cell table:style-name="ce31" table:formula="of:=[.R168]+[.Q169]" office:value-type="float" office:value="21" calcext:value-type="float">
            <text:p>21</text:p>
          </table:table-cell>
          <table:table-cell table:formula="of:=[.R169]*100/[.R$3]" office:value-type="float" office:value="7.83582089552239" calcext:value-type="float">
            <text:p><text:s/>7.84 <text:s text:c="5"/></text:p>
          </table:table-cell>
          <table:table-cell/>
          <table:table-cell table:style-name="ce31" table:formula="of:=[.U168]+[.T169]" office:value-type="float" office:value="1" calcext:value-type="float">
            <text:p>1</text:p>
          </table:table-cell>
          <table:table-cell table:formula="of:=[.U169]*100/[.U$3]" office:value-type="float" office:value="100" calcext:value-type="float">
            <text:p><text:s/>100.00 <text:s text:c="5"/></text:p>
          </table:table-cell>
          <table:table-cell table:style-name="ce31" table:formula="of:=[.O169]+[.R169]" office:value-type="float" office:value="56" calcext:value-type="float">
            <text:p>56</text:p>
          </table:table-cell>
          <table:table-cell table:style-name="ce35" table:formula="of:=[.W169]/2" office:value-type="float" office:value="28" calcext:value-type="float">
            <text:p>28</text:p>
          </table:table-cell>
          <table:table-cell table:style-name="ce24" table:formula="of:=[.X169]*100/[.Y$2]" office:value-type="float" office:value="10.1633393829401" calcext:value-type="float">
            <text:p><text:s/>10.16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14" calcext:value-type="date">
            <text:p>6/14/2006</text:p>
          </table:table-cell>
          <table:table-cell office:value-type="float" office:value="25" calcext:value-type="float">
            <text:p>25</text:p>
          </table:table-cell>
          <table:table-cell office:value-type="float" office:value="12.75" calcext:value-type="float">
            <text:p><text:s/>12.75 <text:s text:c="5"/></text:p>
          </table:table-cell>
          <table:table-cell office:value-type="float" office:value="26" calcext:value-type="float">
            <text:p><text:s/>26.00 <text:s text:c="5"/></text:p>
          </table:table-cell>
          <table:table-cell office:value-type="float" office:value="22.21325" calcext:value-type="float">
            <text:p><text:s/>22.21 <text:s text:c="5"/></text:p>
          </table:table-cell>
          <table:table-cell table:formula="of:=([.D170]+[.C170])/2" office:value-type="float" office:value="19.375" calcext:value-type="float">
            <text:p><text:s/>19.38 <text:s text:c="5"/></text:p>
          </table:table-cell>
          <table:table-cell table:formula="of:=ABS([.E170]-[.F170])" office:value-type="float" office:value="2.83825" calcext:value-type="float">
            <text:p><text:s/>2.84 <text:s text:c="5"/></text:p>
          </table:table-cell>
          <table:table-cell table:formula="of:=ABS([.G170]*100/[.E170])" office:value-type="float" office:value="12.7772838283457" calcext:value-type="float">
            <text:p><text:s/>12.7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70]&gt;=[.$L$4];1;0)" office:value-type="float" office:value="1" calcext:value-type="float">
            <text:p>1</text:p>
          </table:table-cell>
          <table:table-cell table:style-name="ce24" table:formula="of:=IF([.E170]&gt;[.K$4];[.E170]-[.K$4];0)" office:value-type="float" office:value="12.21325" calcext:value-type="float">
            <text:p><text:s/>12.21 <text:s text:c="5"/></text:p>
          </table:table-cell>
          <table:table-cell table:style-name="ce12" table:formula="of:=[.L169]+([.K170]*[.J170])" office:value-type="float" office:value="198.96857037037" calcext:value-type="float">
            <text:p><text:s/>198.97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formula="of:=[.O169]+[.N170]" office:value-type="float" office:value="40" calcext:value-type="float">
            <text:p>40</text:p>
          </table:table-cell>
          <table:table-cell table:formula="of:=[.O170]*100/[.O$3]" office:value-type="float" office:value="14.1342756183746" calcext:value-type="float">
            <text:p><text:s/>14.13 <text:s text:c="5"/>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[.R169]+[.Q170]" office:value-type="float" office:value="24" calcext:value-type="float">
            <text:p>24</text:p>
          </table:table-cell>
          <table:table-cell table:formula="of:=[.R170]*100/[.R$3]" office:value-type="float" office:value="8.95522388059701" calcext:value-type="float">
            <text:p><text:s/>8.96 <text:s text:c="5"/></text:p>
          </table:table-cell>
          <table:table-cell/>
          <table:table-cell table:style-name="ce31" table:formula="of:=[.U169]+[.T170]" office:value-type="float" office:value="1" calcext:value-type="float">
            <text:p>1</text:p>
          </table:table-cell>
          <table:table-cell table:formula="of:=[.U170]*100/[.U$3]" office:value-type="float" office:value="100" calcext:value-type="float">
            <text:p><text:s/>100.00 <text:s text:c="5"/></text:p>
          </table:table-cell>
          <table:table-cell table:style-name="ce31" table:formula="of:=[.O170]+[.R170]" office:value-type="float" office:value="64" calcext:value-type="float">
            <text:p>64</text:p>
          </table:table-cell>
          <table:table-cell table:style-name="ce35" table:formula="of:=[.W170]/2" office:value-type="float" office:value="32" calcext:value-type="float">
            <text:p>32</text:p>
          </table:table-cell>
          <table:table-cell table:style-name="ce24" table:formula="of:=[.X170]*100/[.Y$2]" office:value-type="float" office:value="11.6152450090744" calcext:value-type="float">
            <text:p><text:s/>11.62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15" calcext:value-type="date">
            <text:p>6/15/2006</text:p>
          </table:table-cell>
          <table:table-cell office:value-type="float" office:value="25" calcext:value-type="float">
            <text:p>25</text:p>
          </table:table-cell>
          <table:table-cell office:value-type="float" office:value="10.875" calcext:value-type="float">
            <text:p><text:s/>10.88 <text:s text:c="5"/></text:p>
          </table:table-cell>
          <table:table-cell office:value-type="float" office:value="28.62" calcext:value-type="float">
            <text:p><text:s/>28.62 <text:s text:c="5"/></text:p>
          </table:table-cell>
          <table:table-cell office:value-type="float" office:value="21.44003125" calcext:value-type="float">
            <text:p><text:s/>21.44 <text:s text:c="5"/></text:p>
          </table:table-cell>
          <table:table-cell table:formula="of:=([.D171]+[.C171])/2" office:value-type="float" office:value="19.7475" calcext:value-type="float">
            <text:p><text:s/>19.75 <text:s text:c="5"/></text:p>
          </table:table-cell>
          <table:table-cell table:formula="of:=ABS([.E171]-[.F171])" office:value-type="float" office:value="1.69253125" calcext:value-type="float">
            <text:p><text:s/>1.69 <text:s text:c="5"/></text:p>
          </table:table-cell>
          <table:table-cell table:formula="of:=ABS([.G171]*100/[.E171])" office:value-type="float" office:value="7.89425738360339" calcext:value-type="float">
            <text:p><text:s/>7.89 <text:s text:c="5"/></text:p>
          </table:table-cell>
          <table:table-cell office:value-type="float" office:value="4.1" calcext:value-type="float">
            <text:p><text:s/>4.10 <text:s text:c="5"/></text:p>
          </table:table-cell>
          <table:table-cell table:style-name="ce20" table:formula="of:=IF([.A171]&gt;=[.$L$4];1;0)" office:value-type="float" office:value="1" calcext:value-type="float">
            <text:p>1</text:p>
          </table:table-cell>
          <table:table-cell table:style-name="ce24" table:formula="of:=IF([.E171]&gt;[.K$4];[.E171]-[.K$4];0)" office:value-type="float" office:value="11.44003125" calcext:value-type="float">
            <text:p><text:s/>11.44 <text:s text:c="5"/></text:p>
          </table:table-cell>
          <table:table-cell table:style-name="ce12" table:formula="of:=[.L170]+([.K171]*[.J171])" office:value-type="float" office:value="210.40860162037" calcext:value-type="float">
            <text:p><text:s/>210.41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70]+[.N171]" office:value-type="float" office:value="40" calcext:value-type="float">
            <text:p>40</text:p>
          </table:table-cell>
          <table:table-cell table:formula="of:=[.O171]*100/[.O$3]" office:value-type="float" office:value="14.1342756183746" calcext:value-type="float">
            <text:p><text:s/>14.13 <text:s text:c="5"/></text:p>
          </table:table-cell>
          <table:table-cell/>
          <table:table-cell table:style-name="ce31" table:formula="of:=[.R170]+[.Q171]" office:value-type="float" office:value="24" calcext:value-type="float">
            <text:p>24</text:p>
          </table:table-cell>
          <table:table-cell table:formula="of:=[.R171]*100/[.R$3]" office:value-type="float" office:value="8.95522388059701" calcext:value-type="float">
            <text:p><text:s/>8.96 <text:s text:c="5"/></text:p>
          </table:table-cell>
          <table:table-cell/>
          <table:table-cell table:style-name="ce31" table:formula="of:=[.U170]+[.T171]" office:value-type="float" office:value="1" calcext:value-type="float">
            <text:p>1</text:p>
          </table:table-cell>
          <table:table-cell table:formula="of:=[.U171]*100/[.U$3]" office:value-type="float" office:value="100" calcext:value-type="float">
            <text:p><text:s/>100.00 <text:s text:c="5"/></text:p>
          </table:table-cell>
          <table:table-cell table:style-name="ce31" table:formula="of:=[.O171]+[.R171]" office:value-type="float" office:value="64" calcext:value-type="float">
            <text:p>64</text:p>
          </table:table-cell>
          <table:table-cell table:style-name="ce35" table:formula="of:=[.W171]/2" office:value-type="float" office:value="32" calcext:value-type="float">
            <text:p>32</text:p>
          </table:table-cell>
          <table:table-cell table:style-name="ce24" table:formula="of:=[.X171]*100/[.Y$2]" office:value-type="float" office:value="11.6152450090744" calcext:value-type="float">
            <text:p><text:s/>11.62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16" calcext:value-type="date">
            <text:p>6/16/2006</text:p>
          </table:table-cell>
          <table:table-cell office:value-type="float" office:value="25" calcext:value-type="float">
            <text:p>25</text:p>
          </table:table-cell>
          <table:table-cell office:value-type="float" office:value="13.375" calcext:value-type="float">
            <text:p><text:s/>13.38 <text:s text:c="5"/></text:p>
          </table:table-cell>
          <table:table-cell office:value-type="float" office:value="26.938" calcext:value-type="float">
            <text:p><text:s/>26.94 <text:s text:c="5"/></text:p>
          </table:table-cell>
          <table:table-cell office:value-type="float" office:value="21.4102291666667" calcext:value-type="float">
            <text:p><text:s/>21.41 <text:s text:c="5"/></text:p>
          </table:table-cell>
          <table:table-cell table:formula="of:=([.D172]+[.C172])/2" office:value-type="float" office:value="20.1565" calcext:value-type="float">
            <text:p><text:s/>20.16 <text:s text:c="5"/></text:p>
          </table:table-cell>
          <table:table-cell table:formula="of:=ABS([.E172]-[.F172])" office:value-type="float" office:value="1.2537291666667" calcext:value-type="float">
            <text:p><text:s/>1.25 <text:s text:c="5"/></text:p>
          </table:table-cell>
          <table:table-cell table:formula="of:=ABS([.G172]*100/[.E172])" office:value-type="float" office:value="5.85574846914115" calcext:value-type="float">
            <text:p><text:s/>5.86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72]&gt;=[.$L$4];1;0)" office:value-type="float" office:value="1" calcext:value-type="float">
            <text:p>1</text:p>
          </table:table-cell>
          <table:table-cell table:style-name="ce24" table:formula="of:=IF([.E172]&gt;[.K$4];[.E172]-[.K$4];0)" office:value-type="float" office:value="11.4102291666667" calcext:value-type="float">
            <text:p><text:s/>11.41 <text:s text:c="5"/></text:p>
          </table:table-cell>
          <table:table-cell table:style-name="ce12" table:formula="of:=[.L171]+([.K172]*[.J172])" office:value-type="float" office:value="221.818830787037" calcext:value-type="float">
            <text:p><text:s/>221.82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formula="of:=[.O171]+[.N172]" office:value-type="float" office:value="47" calcext:value-type="float">
            <text:p>47</text:p>
          </table:table-cell>
          <table:table-cell table:formula="of:=[.O172]*100/[.O$3]" office:value-type="float" office:value="16.6077738515901" calcext:value-type="float">
            <text:p><text:s/>16.61 <text:s text:c="5"/>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formula="of:=[.R171]+[.Q172]" office:value-type="float" office:value="28" calcext:value-type="float">
            <text:p>28</text:p>
          </table:table-cell>
          <table:table-cell table:formula="of:=[.R172]*100/[.R$3]" office:value-type="float" office:value="10.4477611940299" calcext:value-type="float">
            <text:p><text:s/>10.45 <text:s text:c="5"/></text:p>
          </table:table-cell>
          <table:table-cell/>
          <table:table-cell table:style-name="ce31" table:formula="of:=[.U171]+[.T172]" office:value-type="float" office:value="1" calcext:value-type="float">
            <text:p>1</text:p>
          </table:table-cell>
          <table:table-cell table:formula="of:=[.U172]*100/[.U$3]" office:value-type="float" office:value="100" calcext:value-type="float">
            <text:p><text:s/>100.00 <text:s text:c="5"/></text:p>
          </table:table-cell>
          <table:table-cell table:style-name="ce31" table:formula="of:=[.O172]+[.R172]" office:value-type="float" office:value="75" calcext:value-type="float">
            <text:p>75</text:p>
          </table:table-cell>
          <table:table-cell table:style-name="ce35" table:formula="of:=[.W172]/2" office:value-type="float" office:value="37.5" calcext:value-type="float">
            <text:p>38</text:p>
          </table:table-cell>
          <table:table-cell table:style-name="ce24" table:formula="of:=[.X172]*100/[.Y$2]" office:value-type="float" office:value="13.6116152450091" calcext:value-type="float">
            <text:p><text:s/>13.61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17" calcext:value-type="date">
            <text:p>6/17/2006</text:p>
          </table:table-cell>
          <table:table-cell office:value-type="float" office:value="25" calcext:value-type="float">
            <text:p>25</text:p>
          </table:table-cell>
          <table:table-cell office:value-type="float" office:value="9.875" calcext:value-type="float">
            <text:p><text:s/>9.88 <text:s text:c="5"/></text:p>
          </table:table-cell>
          <table:table-cell office:value-type="float" office:value="26" calcext:value-type="float">
            <text:p><text:s/>26.00 <text:s text:c="5"/></text:p>
          </table:table-cell>
          <table:table-cell office:value-type="float" office:value="18.3159583333333" calcext:value-type="float">
            <text:p><text:s/>18.32 <text:s text:c="5"/></text:p>
          </table:table-cell>
          <table:table-cell table:formula="of:=([.D173]+[.C173])/2" office:value-type="float" office:value="17.9375" calcext:value-type="float">
            <text:p><text:s/>17.94 <text:s text:c="5"/></text:p>
          </table:table-cell>
          <table:table-cell table:formula="of:=ABS([.E173]-[.F173])" office:value-type="float" office:value="0.378458333333299" calcext:value-type="float">
            <text:p><text:s/>0.38 <text:s text:c="5"/></text:p>
          </table:table-cell>
          <table:table-cell table:formula="of:=ABS([.G173]*100/[.E173])" office:value-type="float" office:value="2.0662764483611" calcext:value-type="float">
            <text:p><text:s/>2.07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73]&gt;=[.$L$4];1;0)" office:value-type="float" office:value="1" calcext:value-type="float">
            <text:p>1</text:p>
          </table:table-cell>
          <table:table-cell table:style-name="ce24" table:formula="of:=IF([.E173]&gt;[.K$4];[.E173]-[.K$4];0)" office:value-type="float" office:value="8.3159583333333" calcext:value-type="float">
            <text:p><text:s/>8.32 <text:s text:c="5"/></text:p>
          </table:table-cell>
          <table:table-cell table:style-name="ce12" table:formula="of:=[.L172]+([.K173]*[.J173])" office:value-type="float" office:value="230.13478912037" calcext:value-type="float">
            <text:p><text:s/>230.13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72]+[.N173]" office:value-type="float" office:value="47" calcext:value-type="float">
            <text:p>47</text:p>
          </table:table-cell>
          <table:table-cell table:formula="of:=[.O173]*100/[.O$3]" office:value-type="float" office:value="16.6077738515901" calcext:value-type="float">
            <text:p><text:s/>16.61 <text:s text:c="5"/></text:p>
          </table:table-cell>
          <table:table-cell/>
          <table:table-cell table:style-name="ce31" table:formula="of:=[.R172]+[.Q173]" office:value-type="float" office:value="28" calcext:value-type="float">
            <text:p>28</text:p>
          </table:table-cell>
          <table:table-cell table:formula="of:=[.R173]*100/[.R$3]" office:value-type="float" office:value="10.4477611940299" calcext:value-type="float">
            <text:p><text:s/>10.45 <text:s text:c="5"/></text:p>
          </table:table-cell>
          <table:table-cell/>
          <table:table-cell table:style-name="ce31" table:formula="of:=[.U172]+[.T173]" office:value-type="float" office:value="1" calcext:value-type="float">
            <text:p>1</text:p>
          </table:table-cell>
          <table:table-cell table:formula="of:=[.U173]*100/[.U$3]" office:value-type="float" office:value="100" calcext:value-type="float">
            <text:p><text:s/>100.00 <text:s text:c="5"/></text:p>
          </table:table-cell>
          <table:table-cell table:style-name="ce31" table:formula="of:=[.O173]+[.R173]" office:value-type="float" office:value="75" calcext:value-type="float">
            <text:p>75</text:p>
          </table:table-cell>
          <table:table-cell table:style-name="ce35" table:formula="of:=[.W173]/2" office:value-type="float" office:value="37.5" calcext:value-type="float">
            <text:p>38</text:p>
          </table:table-cell>
          <table:table-cell table:style-name="ce24" table:formula="of:=[.X173]*100/[.Y$2]" office:value-type="float" office:value="13.6116152450091" calcext:value-type="float">
            <text:p><text:s/>13.61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18" calcext:value-type="date">
            <text:p>6/18/2006</text:p>
          </table:table-cell>
          <table:table-cell office:value-type="float" office:value="25" calcext:value-type="float">
            <text:p>25</text:p>
          </table:table-cell>
          <table:table-cell office:value-type="float" office:value="12.375" calcext:value-type="float">
            <text:p><text:s/>12.38 <text:s text:c="5"/></text:p>
          </table:table-cell>
          <table:table-cell office:value-type="float" office:value="20.812" calcext:value-type="float">
            <text:p><text:s/>20.81 <text:s text:c="5"/></text:p>
          </table:table-cell>
          <table:table-cell office:value-type="float" office:value="16.4166979166667" calcext:value-type="float">
            <text:p><text:s/>16.42 <text:s text:c="5"/></text:p>
          </table:table-cell>
          <table:table-cell table:formula="of:=([.D174]+[.C174])/2" office:value-type="float" office:value="16.5935" calcext:value-type="float">
            <text:p><text:s/>16.59 <text:s text:c="5"/></text:p>
          </table:table-cell>
          <table:table-cell table:formula="of:=ABS([.E174]-[.F174])" office:value-type="float" office:value="0.1768020833333" calcext:value-type="float">
            <text:p><text:s/>0.18 <text:s text:c="5"/></text:p>
          </table:table-cell>
          <table:table-cell table:formula="of:=ABS([.G174]*100/[.E174])" office:value-type="float" office:value="1.07696495501574" calcext:value-type="float">
            <text:p><text:s/>1.08 <text:s text:c="5"/></text:p>
          </table:table-cell>
          <table:table-cell office:value-type="float" office:value="2" calcext:value-type="float">
            <text:p><text:s/>2.00 <text:s text:c="5"/></text:p>
          </table:table-cell>
          <table:table-cell table:style-name="ce20" table:formula="of:=IF([.A174]&gt;=[.$L$4];1;0)" office:value-type="float" office:value="1" calcext:value-type="float">
            <text:p>1</text:p>
          </table:table-cell>
          <table:table-cell table:style-name="ce24" table:formula="of:=IF([.E174]&gt;[.K$4];[.E174]-[.K$4];0)" office:value-type="float" office:value="6.4166979166667" calcext:value-type="float">
            <text:p><text:s/>6.42 <text:s text:c="5"/></text:p>
          </table:table-cell>
          <table:table-cell table:style-name="ce12" table:formula="of:=[.L173]+([.K174]*[.J174])" office:value-type="float" office:value="236.551487037037" calcext:value-type="float">
            <text:p><text:s/>236.55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formula="of:=[.O173]+[.N174]" office:value-type="float" office:value="51" calcext:value-type="float">
            <text:p>51</text:p>
          </table:table-cell>
          <table:table-cell table:formula="of:=[.O174]*100/[.O$3]" office:value-type="float" office:value="18.0212014134276" calcext:value-type="float">
            <text:p><text:s/>18.02 <text:s text:c="5"/>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R173]+[.Q174]" office:value-type="float" office:value="29" calcext:value-type="float">
            <text:p>29</text:p>
          </table:table-cell>
          <table:table-cell table:formula="of:=[.R174]*100/[.R$3]" office:value-type="float" office:value="10.8208955223881" calcext:value-type="float">
            <text:p><text:s/>10.82 <text:s text:c="5"/></text:p>
          </table:table-cell>
          <table:table-cell/>
          <table:table-cell table:style-name="ce31" table:formula="of:=[.U173]+[.T174]" office:value-type="float" office:value="1" calcext:value-type="float">
            <text:p>1</text:p>
          </table:table-cell>
          <table:table-cell table:formula="of:=[.U174]*100/[.U$3]" office:value-type="float" office:value="100" calcext:value-type="float">
            <text:p><text:s/>100.00 <text:s text:c="5"/></text:p>
          </table:table-cell>
          <table:table-cell table:style-name="ce31" table:formula="of:=[.O174]+[.R174]" office:value-type="float" office:value="80" calcext:value-type="float">
            <text:p>80</text:p>
          </table:table-cell>
          <table:table-cell table:style-name="ce35" table:formula="of:=[.W174]/2" office:value-type="float" office:value="40" calcext:value-type="float">
            <text:p>40</text:p>
          </table:table-cell>
          <table:table-cell table:style-name="ce24" table:formula="of:=[.X174]*100/[.Y$2]" office:value-type="float" office:value="14.519056261343" calcext:value-type="float">
            <text:p><text:s/>14.52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19" calcext:value-type="date">
            <text:p>6/19/2006</text:p>
          </table:table-cell>
          <table:table-cell office:value-type="float" office:value="26" calcext:value-type="float">
            <text:p>26</text:p>
          </table:table-cell>
          <table:table-cell office:value-type="float" office:value="10.438" calcext:value-type="float">
            <text:p><text:s/>10.44 <text:s text:c="5"/></text:p>
          </table:table-cell>
          <table:table-cell office:value-type="float" office:value="26.188" calcext:value-type="float">
            <text:p><text:s/>26.19 <text:s text:c="5"/></text:p>
          </table:table-cell>
          <table:table-cell office:value-type="float" office:value="18.1686875" calcext:value-type="float">
            <text:p><text:s/>18.17 <text:s text:c="5"/></text:p>
          </table:table-cell>
          <table:table-cell table:formula="of:=([.D175]+[.C175])/2" office:value-type="float" office:value="18.313" calcext:value-type="float">
            <text:p><text:s/>18.31 <text:s text:c="5"/></text:p>
          </table:table-cell>
          <table:table-cell table:formula="of:=ABS([.E175]-[.F175])" office:value-type="float" office:value="0.144312499999998" calcext:value-type="float">
            <text:p><text:s/>0.14 <text:s text:c="5"/></text:p>
          </table:table-cell>
          <table:table-cell table:formula="of:=ABS([.G175]*100/[.E175])" office:value-type="float" office:value="0.794292378026746" calcext:value-type="float">
            <text:p><text:s/>0.79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75]&gt;=[.$L$4];1;0)" office:value-type="float" office:value="1" calcext:value-type="float">
            <text:p>1</text:p>
          </table:table-cell>
          <table:table-cell table:style-name="ce24" table:formula="of:=IF([.E175]&gt;[.K$4];[.E175]-[.K$4];0)" office:value-type="float" office:value="8.1686875" calcext:value-type="float">
            <text:p><text:s/>8.17 <text:s text:c="5"/></text:p>
          </table:table-cell>
          <table:table-cell table:style-name="ce12" table:formula="of:=[.L174]+([.K175]*[.J175])" office:value-type="float" office:value="244.720174537037" calcext:value-type="float">
            <text:p><text:s/>244.7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74]+[.N175]" office:value-type="float" office:value="51" calcext:value-type="float">
            <text:p>51</text:p>
          </table:table-cell>
          <table:table-cell table:formula="of:=[.O175]*100/[.O$3]" office:value-type="float" office:value="18.0212014134276" calcext:value-type="float">
            <text:p><text:s/>18.02 <text:s text:c="5"/></text:p>
          </table:table-cell>
          <table:table-cell/>
          <table:table-cell table:style-name="ce31" table:formula="of:=[.R174]+[.Q175]" office:value-type="float" office:value="29" calcext:value-type="float">
            <text:p>29</text:p>
          </table:table-cell>
          <table:table-cell table:formula="of:=[.R175]*100/[.R$3]" office:value-type="float" office:value="10.8208955223881" calcext:value-type="float">
            <text:p><text:s/>10.82 <text:s text:c="5"/></text:p>
          </table:table-cell>
          <table:table-cell/>
          <table:table-cell table:style-name="ce31" table:formula="of:=[.U174]+[.T175]" office:value-type="float" office:value="1" calcext:value-type="float">
            <text:p>1</text:p>
          </table:table-cell>
          <table:table-cell table:formula="of:=[.U175]*100/[.U$3]" office:value-type="float" office:value="100" calcext:value-type="float">
            <text:p><text:s/>100.00 <text:s text:c="5"/></text:p>
          </table:table-cell>
          <table:table-cell table:style-name="ce31" table:formula="of:=[.O175]+[.R175]" office:value-type="float" office:value="80" calcext:value-type="float">
            <text:p>80</text:p>
          </table:table-cell>
          <table:table-cell table:style-name="ce35" table:formula="of:=[.W175]/2" office:value-type="float" office:value="40" calcext:value-type="float">
            <text:p>40</text:p>
          </table:table-cell>
          <table:table-cell table:style-name="ce24" table:formula="of:=[.X175]*100/[.Y$2]" office:value-type="float" office:value="14.519056261343" calcext:value-type="float">
            <text:p><text:s/>14.52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20" calcext:value-type="date">
            <text:p>6/20/2006</text:p>
          </table:table-cell>
          <table:table-cell office:value-type="float" office:value="26" calcext:value-type="float">
            <text:p>26</text:p>
          </table:table-cell>
          <table:table-cell office:value-type="float" office:value="9.5" calcext:value-type="float">
            <text:p><text:s/>9.50 <text:s text:c="5"/></text:p>
          </table:table-cell>
          <table:table-cell office:value-type="float" office:value="30.438" calcext:value-type="float">
            <text:p><text:s/>30.44 <text:s text:c="5"/></text:p>
          </table:table-cell>
          <table:table-cell office:value-type="float" office:value="20.9314791666667" calcext:value-type="float">
            <text:p><text:s/>20.93 <text:s text:c="5"/></text:p>
          </table:table-cell>
          <table:table-cell table:formula="of:=([.D176]+[.C176])/2" office:value-type="float" office:value="19.969" calcext:value-type="float">
            <text:p><text:s/>19.97 <text:s text:c="5"/></text:p>
          </table:table-cell>
          <table:table-cell table:formula="of:=ABS([.E176]-[.F176])" office:value-type="float" office:value="0.9624791666667" calcext:value-type="float">
            <text:p><text:s/>0.96 <text:s text:c="5"/></text:p>
          </table:table-cell>
          <table:table-cell table:formula="of:=ABS([.G176]*100/[.E176])" office:value-type="float" office:value="4.59823770218516" calcext:value-type="float">
            <text:p><text:s/>4.6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76]&gt;=[.$L$4];1;0)" office:value-type="float" office:value="1" calcext:value-type="float">
            <text:p>1</text:p>
          </table:table-cell>
          <table:table-cell table:style-name="ce24" table:formula="of:=IF([.E176]&gt;[.K$4];[.E176]-[.K$4];0)" office:value-type="float" office:value="10.9314791666667" calcext:value-type="float">
            <text:p><text:s/>10.93 <text:s text:c="5"/></text:p>
          </table:table-cell>
          <table:table-cell table:style-name="ce12" table:formula="of:=[.L175]+([.K176]*[.J176])" office:value-type="float" office:value="255.651653703704" calcext:value-type="float">
            <text:p><text:s/>255.65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[.O175]+[.N176]" office:value-type="float" office:value="54" calcext:value-type="float">
            <text:p>54</text:p>
          </table:table-cell>
          <table:table-cell table:formula="of:=[.O176]*100/[.O$3]" office:value-type="float" office:value="19.0812720848057" calcext:value-type="float">
            <text:p><text:s/>19.08 <text:s text:c="5"/>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R175]+[.Q176]" office:value-type="float" office:value="30" calcext:value-type="float">
            <text:p>30</text:p>
          </table:table-cell>
          <table:table-cell table:formula="of:=[.R176]*100/[.R$3]" office:value-type="float" office:value="11.1940298507463" calcext:value-type="float">
            <text:p><text:s/>11.19 <text:s text:c="5"/></text:p>
          </table:table-cell>
          <table:table-cell/>
          <table:table-cell table:style-name="ce31" table:formula="of:=[.U175]+[.T176]" office:value-type="float" office:value="1" calcext:value-type="float">
            <text:p>1</text:p>
          </table:table-cell>
          <table:table-cell table:formula="of:=[.U176]*100/[.U$3]" office:value-type="float" office:value="100" calcext:value-type="float">
            <text:p><text:s/>100.00 <text:s text:c="5"/></text:p>
          </table:table-cell>
          <table:table-cell table:style-name="ce31" table:formula="of:=[.O176]+[.R176]" office:value-type="float" office:value="84" calcext:value-type="float">
            <text:p>84</text:p>
          </table:table-cell>
          <table:table-cell table:style-name="ce35" table:formula="of:=[.W176]/2" office:value-type="float" office:value="42" calcext:value-type="float">
            <text:p>42</text:p>
          </table:table-cell>
          <table:table-cell table:style-name="ce24" table:formula="of:=[.X176]*100/[.Y$2]" office:value-type="float" office:value="15.2450090744102" calcext:value-type="float">
            <text:p><text:s/>15.25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21" calcext:value-type="date">
            <text:p>6/21/2006</text:p>
          </table:table-cell>
          <table:table-cell office:value-type="float" office:value="26" calcext:value-type="float">
            <text:p>26</text:p>
          </table:table-cell>
          <table:table-cell office:value-type="float" office:value="12.312" calcext:value-type="float">
            <text:p><text:s/>12.31 <text:s text:c="5"/></text:p>
          </table:table-cell>
          <table:table-cell office:value-type="float" office:value="32.25" calcext:value-type="float">
            <text:p><text:s/>32.25 <text:s text:c="5"/></text:p>
          </table:table-cell>
          <table:table-cell office:value-type="float" office:value="22.6950729166667" calcext:value-type="float">
            <text:p><text:s/>22.70 <text:s text:c="5"/></text:p>
          </table:table-cell>
          <table:table-cell table:formula="of:=([.D177]+[.C177])/2" office:value-type="float" office:value="22.281" calcext:value-type="float">
            <text:p><text:s/>22.28 <text:s text:c="5"/></text:p>
          </table:table-cell>
          <table:table-cell table:formula="of:=ABS([.E177]-[.F177])" office:value-type="float" office:value="0.414072916666701" calcext:value-type="float">
            <text:p><text:s/>0.41 <text:s text:c="5"/></text:p>
          </table:table-cell>
          <table:table-cell table:formula="of:=ABS([.G177]*100/[.E177])" office:value-type="float" office:value="1.82450577791542" calcext:value-type="float">
            <text:p><text:s/>1.82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77]&gt;=[.$L$4];1;0)" office:value-type="float" office:value="1" calcext:value-type="float">
            <text:p>1</text:p>
          </table:table-cell>
          <table:table-cell table:style-name="ce24" table:formula="of:=IF([.E177]&gt;[.K$4];[.E177]-[.K$4];0)" office:value-type="float" office:value="12.6950729166667" calcext:value-type="float">
            <text:p><text:s/>12.70 <text:s text:c="5"/></text:p>
          </table:table-cell>
          <table:table-cell table:style-name="ce12" table:formula="of:=[.L176]+([.K177]*[.J177])" office:value-type="float" office:value="268.346726620371" calcext:value-type="float">
            <text:p><text:s/>268.3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76]+[.N177]" office:value-type="float" office:value="54" calcext:value-type="float">
            <text:p>54</text:p>
          </table:table-cell>
          <table:table-cell table:formula="of:=[.O177]*100/[.O$3]" office:value-type="float" office:value="19.0812720848057" calcext:value-type="float">
            <text:p><text:s/>19.08 <text:s text:c="5"/></text:p>
          </table:table-cell>
          <table:table-cell/>
          <table:table-cell table:style-name="ce31" table:formula="of:=[.R176]+[.Q177]" office:value-type="float" office:value="30" calcext:value-type="float">
            <text:p>30</text:p>
          </table:table-cell>
          <table:table-cell table:formula="of:=[.R177]*100/[.R$3]" office:value-type="float" office:value="11.1940298507463" calcext:value-type="float">
            <text:p><text:s/>11.19 <text:s text:c="5"/></text:p>
          </table:table-cell>
          <table:table-cell/>
          <table:table-cell table:style-name="ce31" table:formula="of:=[.U176]+[.T177]" office:value-type="float" office:value="1" calcext:value-type="float">
            <text:p>1</text:p>
          </table:table-cell>
          <table:table-cell table:formula="of:=[.U177]*100/[.U$3]" office:value-type="float" office:value="100" calcext:value-type="float">
            <text:p><text:s/>100.00 <text:s text:c="5"/></text:p>
          </table:table-cell>
          <table:table-cell table:style-name="ce31" table:formula="of:=[.O177]+[.R177]" office:value-type="float" office:value="84" calcext:value-type="float">
            <text:p>84</text:p>
          </table:table-cell>
          <table:table-cell table:style-name="ce35" table:formula="of:=[.W177]/2" office:value-type="float" office:value="42" calcext:value-type="float">
            <text:p>42</text:p>
          </table:table-cell>
          <table:table-cell table:style-name="ce24" table:formula="of:=[.X177]*100/[.Y$2]" office:value-type="float" office:value="15.2450090744102" calcext:value-type="float">
            <text:p><text:s/>15.25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22" calcext:value-type="date">
            <text:p>6/22/2006</text:p>
          </table:table-cell>
          <table:table-cell office:value-type="float" office:value="26" calcext:value-type="float">
            <text:p>26</text:p>
          </table:table-cell>
          <table:table-cell office:value-type="float" office:value="16.25" calcext:value-type="float">
            <text:p><text:s/>16.25 <text:s text:c="5"/></text:p>
          </table:table-cell>
          <table:table-cell office:value-type="float" office:value="29.938" calcext:value-type="float">
            <text:p><text:s/>29.94 <text:s text:c="5"/></text:p>
          </table:table-cell>
          <table:table-cell office:value-type="float" office:value="21.81340625" calcext:value-type="float">
            <text:p><text:s/>21.81 <text:s text:c="5"/></text:p>
          </table:table-cell>
          <table:table-cell table:formula="of:=([.D178]+[.C178])/2" office:value-type="float" office:value="23.094" calcext:value-type="float">
            <text:p><text:s/>23.09 <text:s text:c="5"/></text:p>
          </table:table-cell>
          <table:table-cell table:formula="of:=ABS([.E178]-[.F178])" office:value-type="float" office:value="1.28059375" calcext:value-type="float">
            <text:p><text:s/>1.28 <text:s text:c="5"/></text:p>
          </table:table-cell>
          <table:table-cell table:formula="of:=ABS([.G178]*100/[.E178])" office:value-type="float" office:value="5.87067299496153" calcext:value-type="float">
            <text:p><text:s/>5.87 <text:s text:c="5"/></text:p>
          </table:table-cell>
          <table:table-cell office:value-type="float" office:value="1.5" calcext:value-type="float">
            <text:p><text:s/>1.50 <text:s text:c="5"/></text:p>
          </table:table-cell>
          <table:table-cell table:style-name="ce20" table:formula="of:=IF([.A178]&gt;=[.$L$4];1;0)" office:value-type="float" office:value="1" calcext:value-type="float">
            <text:p>1</text:p>
          </table:table-cell>
          <table:table-cell table:style-name="ce24" table:formula="of:=IF([.E178]&gt;[.K$4];[.E178]-[.K$4];0)" office:value-type="float" office:value="11.81340625" calcext:value-type="float">
            <text:p><text:s/>11.81 <text:s text:c="5"/></text:p>
          </table:table-cell>
          <table:table-cell table:style-name="ce12" table:formula="of:=[.L177]+([.K178]*[.J178])" office:value-type="float" office:value="280.160132870371" calcext:value-type="float">
            <text:p><text:s/>280.16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O177]+[.N178]" office:value-type="float" office:value="54" calcext:value-type="float">
            <text:p>54</text:p>
          </table:table-cell>
          <table:table-cell table:formula="of:=[.O178]*100/[.O$3]" office:value-type="float" office:value="19.0812720848057" calcext:value-type="float">
            <text:p><text:s/>19.08 <text:s text:c="5"/>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R177]+[.Q178]" office:value-type="float" office:value="30" calcext:value-type="float">
            <text:p>30</text:p>
          </table:table-cell>
          <table:table-cell table:formula="of:=[.R178]*100/[.R$3]" office:value-type="float" office:value="11.1940298507463" calcext:value-type="float">
            <text:p><text:s/>11.19 <text:s text:c="5"/></text:p>
          </table:table-cell>
          <table:table-cell/>
          <table:table-cell table:style-name="ce31" table:formula="of:=[.U177]+[.T178]" office:value-type="float" office:value="1" calcext:value-type="float">
            <text:p>1</text:p>
          </table:table-cell>
          <table:table-cell table:formula="of:=[.U178]*100/[.U$3]" office:value-type="float" office:value="100" calcext:value-type="float">
            <text:p><text:s/>100.00 <text:s text:c="5"/></text:p>
          </table:table-cell>
          <table:table-cell table:style-name="ce31" table:formula="of:=[.O178]+[.R178]" office:value-type="float" office:value="84" calcext:value-type="float">
            <text:p>84</text:p>
          </table:table-cell>
          <table:table-cell table:style-name="ce35" table:formula="of:=[.W178]/2" office:value-type="float" office:value="42" calcext:value-type="float">
            <text:p>42</text:p>
          </table:table-cell>
          <table:table-cell table:style-name="ce24" table:formula="of:=[.X178]*100/[.Y$2]" office:value-type="float" office:value="15.2450090744102" calcext:value-type="float">
            <text:p><text:s/>15.25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23" calcext:value-type="date">
            <text:p>6/23/2006</text:p>
          </table:table-cell>
          <table:table-cell office:value-type="float" office:value="26" calcext:value-type="float">
            <text:p>26</text:p>
          </table:table-cell>
          <table:table-cell office:value-type="float" office:value="12.688" calcext:value-type="float">
            <text:p><text:s/>12.69 <text:s text:c="5"/></text:p>
          </table:table-cell>
          <table:table-cell office:value-type="float" office:value="22.62" calcext:value-type="float">
            <text:p><text:s/>22.62 <text:s text:c="5"/></text:p>
          </table:table-cell>
          <table:table-cell office:value-type="float" office:value="18.23784375" calcext:value-type="float">
            <text:p><text:s/>18.24 <text:s text:c="5"/></text:p>
          </table:table-cell>
          <table:table-cell table:formula="of:=([.D179]+[.C179])/2" office:value-type="float" office:value="17.654" calcext:value-type="float">
            <text:p><text:s/>17.65 <text:s text:c="5"/></text:p>
          </table:table-cell>
          <table:table-cell table:formula="of:=ABS([.E179]-[.F179])" office:value-type="float" office:value="0.58384375" calcext:value-type="float">
            <text:p><text:s/>0.58 <text:s text:c="5"/></text:p>
          </table:table-cell>
          <table:table-cell table:formula="of:=ABS([.G179]*100/[.E179])" office:value-type="float" office:value="3.20127619253235" calcext:value-type="float">
            <text:p><text:s/>3.20 <text:s text:c="5"/></text:p>
          </table:table-cell>
          <table:table-cell office:value-type="float" office:value="5.1" calcext:value-type="float">
            <text:p><text:s/>5.10 <text:s text:c="5"/></text:p>
          </table:table-cell>
          <table:table-cell table:style-name="ce20" table:formula="of:=IF([.A179]&gt;=[.$L$4];1;0)" office:value-type="float" office:value="1" calcext:value-type="float">
            <text:p>1</text:p>
          </table:table-cell>
          <table:table-cell table:style-name="ce24" table:formula="of:=IF([.E179]&gt;[.K$4];[.E179]-[.K$4];0)" office:value-type="float" office:value="8.23784375" calcext:value-type="float">
            <text:p><text:s/>8.24 <text:s text:c="5"/></text:p>
          </table:table-cell>
          <table:table-cell table:style-name="ce12" table:formula="of:=[.L178]+([.K179]*[.J179])" office:value-type="float" office:value="288.397976620371" calcext:value-type="float">
            <text:p><text:s/>288.40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78]+[.N179]" office:value-type="float" office:value="54" calcext:value-type="float">
            <text:p>54</text:p>
          </table:table-cell>
          <table:table-cell table:formula="of:=[.O179]*100/[.O$3]" office:value-type="float" office:value="19.0812720848057" calcext:value-type="float">
            <text:p><text:s/>19.08 <text:s text:c="5"/></text:p>
          </table:table-cell>
          <table:table-cell/>
          <table:table-cell table:style-name="ce31" table:formula="of:=[.R178]+[.Q179]" office:value-type="float" office:value="30" calcext:value-type="float">
            <text:p>30</text:p>
          </table:table-cell>
          <table:table-cell table:formula="of:=[.R179]*100/[.R$3]" office:value-type="float" office:value="11.1940298507463" calcext:value-type="float">
            <text:p><text:s/>11.19 <text:s text:c="5"/></text:p>
          </table:table-cell>
          <table:table-cell/>
          <table:table-cell table:style-name="ce31" table:formula="of:=[.U178]+[.T179]" office:value-type="float" office:value="1" calcext:value-type="float">
            <text:p>1</text:p>
          </table:table-cell>
          <table:table-cell table:formula="of:=[.U179]*100/[.U$3]" office:value-type="float" office:value="100" calcext:value-type="float">
            <text:p><text:s/>100.00 <text:s text:c="5"/></text:p>
          </table:table-cell>
          <table:table-cell table:style-name="ce31" table:formula="of:=[.O179]+[.R179]" office:value-type="float" office:value="84" calcext:value-type="float">
            <text:p>84</text:p>
          </table:table-cell>
          <table:table-cell table:style-name="ce35" table:formula="of:=[.W179]/2" office:value-type="float" office:value="42" calcext:value-type="float">
            <text:p>42</text:p>
          </table:table-cell>
          <table:table-cell table:style-name="ce24" table:formula="of:=[.X179]*100/[.Y$2]" office:value-type="float" office:value="15.2450090744102" calcext:value-type="float">
            <text:p><text:s/>15.25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24" calcext:value-type="date">
            <text:p>6/24/2006</text:p>
          </table:table-cell>
          <table:table-cell office:value-type="float" office:value="26" calcext:value-type="float">
            <text:p>26</text:p>
          </table:table-cell>
          <table:table-cell office:value-type="float" office:value="9.438" calcext:value-type="float">
            <text:p><text:s/>9.44 <text:s text:c="5"/></text:p>
          </table:table-cell>
          <table:table-cell office:value-type="float" office:value="25.812" calcext:value-type="float">
            <text:p><text:s/>25.81 <text:s text:c="5"/></text:p>
          </table:table-cell>
          <table:table-cell office:value-type="float" office:value="18.32065625" calcext:value-type="float">
            <text:p><text:s/>18.32 <text:s text:c="5"/></text:p>
          </table:table-cell>
          <table:table-cell table:formula="of:=([.D180]+[.C180])/2" office:value-type="float" office:value="17.625" calcext:value-type="float">
            <text:p><text:s/>17.63 <text:s text:c="5"/></text:p>
          </table:table-cell>
          <table:table-cell table:formula="of:=ABS([.E180]-[.F180])" office:value-type="float" office:value="0.695656249999999" calcext:value-type="float">
            <text:p><text:s/>0.70 <text:s text:c="5"/></text:p>
          </table:table-cell>
          <table:table-cell table:formula="of:=ABS([.G180]*100/[.E180])" office:value-type="float" office:value="3.79711425457262" calcext:value-type="float">
            <text:p><text:s/>3.8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80]&gt;=[.$L$4];1;0)" office:value-type="float" office:value="1" calcext:value-type="float">
            <text:p>1</text:p>
          </table:table-cell>
          <table:table-cell table:style-name="ce24" table:formula="of:=IF([.E180]&gt;[.K$4];[.E180]-[.K$4];0)" office:value-type="float" office:value="8.32065625" calcext:value-type="float">
            <text:p><text:s/>8.32 <text:s text:c="5"/></text:p>
          </table:table-cell>
          <table:table-cell table:style-name="ce12" table:formula="of:=[.L179]+([.K180]*[.J180])" office:value-type="float" office:value="296.718632870371" calcext:value-type="float">
            <text:p><text:s/>296.72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O179]+[.N180]" office:value-type="float" office:value="54" calcext:value-type="float">
            <text:p>54</text:p>
          </table:table-cell>
          <table:table-cell table:formula="of:=[.O180]*100/[.O$3]" office:value-type="float" office:value="19.0812720848057" calcext:value-type="float">
            <text:p><text:s/>19.08 <text:s text:c="5"/>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R179]+[.Q180]" office:value-type="float" office:value="30" calcext:value-type="float">
            <text:p>30</text:p>
          </table:table-cell>
          <table:table-cell table:formula="of:=[.R180]*100/[.R$3]" office:value-type="float" office:value="11.1940298507463" calcext:value-type="float">
            <text:p><text:s/>11.19 <text:s text:c="5"/></text:p>
          </table:table-cell>
          <table:table-cell/>
          <table:table-cell table:style-name="ce31" table:formula="of:=[.U179]+[.T180]" office:value-type="float" office:value="1" calcext:value-type="float">
            <text:p>1</text:p>
          </table:table-cell>
          <table:table-cell table:formula="of:=[.U180]*100/[.U$3]" office:value-type="float" office:value="100" calcext:value-type="float">
            <text:p><text:s/>100.00 <text:s text:c="5"/></text:p>
          </table:table-cell>
          <table:table-cell table:style-name="ce31" table:formula="of:=[.O180]+[.R180]" office:value-type="float" office:value="84" calcext:value-type="float">
            <text:p>84</text:p>
          </table:table-cell>
          <table:table-cell table:style-name="ce35" table:formula="of:=[.W180]/2" office:value-type="float" office:value="42" calcext:value-type="float">
            <text:p>42</text:p>
          </table:table-cell>
          <table:table-cell table:style-name="ce24" table:formula="of:=[.X180]*100/[.Y$2]" office:value-type="float" office:value="15.2450090744102" calcext:value-type="float">
            <text:p><text:s/>15.25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25" calcext:value-type="date">
            <text:p>6/25/2006</text:p>
          </table:table-cell>
          <table:table-cell office:value-type="float" office:value="26" calcext:value-type="float">
            <text:p>26</text:p>
          </table:table-cell>
          <table:table-cell office:value-type="float" office:value="9.438" calcext:value-type="float">
            <text:p><text:s/>9.44 <text:s text:c="5"/></text:p>
          </table:table-cell>
          <table:table-cell office:value-type="float" office:value="29.75" calcext:value-type="float">
            <text:p><text:s/>29.75 <text:s text:c="5"/></text:p>
          </table:table-cell>
          <table:table-cell office:value-type="float" office:value="20.370875" calcext:value-type="float">
            <text:p><text:s/>20.37 <text:s text:c="5"/></text:p>
          </table:table-cell>
          <table:table-cell table:formula="of:=([.D181]+[.C181])/2" office:value-type="float" office:value="19.594" calcext:value-type="float">
            <text:p><text:s/>19.59 <text:s text:c="5"/></text:p>
          </table:table-cell>
          <table:table-cell table:formula="of:=ABS([.E181]-[.F181])" office:value-type="float" office:value="0.776875" calcext:value-type="float">
            <text:p><text:s/>0.78 <text:s text:c="5"/></text:p>
          </table:table-cell>
          <table:table-cell table:formula="of:=ABS([.G181]*100/[.E181])" office:value-type="float" office:value="3.81365552535176" calcext:value-type="float">
            <text:p><text:s/>3.8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81]&gt;=[.$L$4];1;0)" office:value-type="float" office:value="1" calcext:value-type="float">
            <text:p>1</text:p>
          </table:table-cell>
          <table:table-cell table:style-name="ce24" table:formula="of:=IF([.E181]&gt;[.K$4];[.E181]-[.K$4];0)" office:value-type="float" office:value="10.370875" calcext:value-type="float">
            <text:p><text:s/>10.37 <text:s text:c="5"/></text:p>
          </table:table-cell>
          <table:table-cell table:style-name="ce12" table:formula="of:=[.L180]+([.K181]*[.J181])" office:value-type="float" office:value="307.089507870371" calcext:value-type="float">
            <text:p><text:s/>307.09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80]+[.N181]" office:value-type="float" office:value="54" calcext:value-type="float">
            <text:p>54</text:p>
          </table:table-cell>
          <table:table-cell table:formula="of:=[.O181]*100/[.O$3]" office:value-type="float" office:value="19.0812720848057" calcext:value-type="float">
            <text:p><text:s/>19.08 <text:s text:c="5"/></text:p>
          </table:table-cell>
          <table:table-cell/>
          <table:table-cell table:style-name="ce31" table:formula="of:=[.R180]+[.Q181]" office:value-type="float" office:value="30" calcext:value-type="float">
            <text:p>30</text:p>
          </table:table-cell>
          <table:table-cell table:formula="of:=[.R181]*100/[.R$3]" office:value-type="float" office:value="11.1940298507463" calcext:value-type="float">
            <text:p><text:s/>11.19 <text:s text:c="5"/></text:p>
          </table:table-cell>
          <table:table-cell/>
          <table:table-cell table:style-name="ce31" table:formula="of:=[.U180]+[.T181]" office:value-type="float" office:value="1" calcext:value-type="float">
            <text:p>1</text:p>
          </table:table-cell>
          <table:table-cell table:formula="of:=[.U181]*100/[.U$3]" office:value-type="float" office:value="100" calcext:value-type="float">
            <text:p><text:s/>100.00 <text:s text:c="5"/></text:p>
          </table:table-cell>
          <table:table-cell table:style-name="ce31" table:formula="of:=[.O181]+[.R181]" office:value-type="float" office:value="84" calcext:value-type="float">
            <text:p>84</text:p>
          </table:table-cell>
          <table:table-cell table:style-name="ce35" table:formula="of:=[.W181]/2" office:value-type="float" office:value="42" calcext:value-type="float">
            <text:p>42</text:p>
          </table:table-cell>
          <table:table-cell table:style-name="ce24" table:formula="of:=[.X181]*100/[.Y$2]" office:value-type="float" office:value="15.2450090744102" calcext:value-type="float">
            <text:p><text:s/>15.25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26" calcext:value-type="date">
            <text:p>6/26/2006</text:p>
          </table:table-cell>
          <table:table-cell office:value-type="float" office:value="27" calcext:value-type="float">
            <text:p>27</text:p>
          </table:table-cell>
          <table:table-cell office:value-type="float" office:value="13.75" calcext:value-type="float">
            <text:p><text:s/>13.75 <text:s text:c="5"/></text:p>
          </table:table-cell>
          <table:table-cell office:value-type="float" office:value="33.25" calcext:value-type="float">
            <text:p><text:s/>33.25 <text:s text:c="5"/></text:p>
          </table:table-cell>
          <table:table-cell office:value-type="float" office:value="23.26315625" calcext:value-type="float">
            <text:p><text:s/>23.26 <text:s text:c="5"/></text:p>
          </table:table-cell>
          <table:table-cell table:formula="of:=([.D182]+[.C182])/2" office:value-type="float" office:value="23.5" calcext:value-type="float">
            <text:p><text:s/>23.50 <text:s text:c="5"/></text:p>
          </table:table-cell>
          <table:table-cell table:formula="of:=ABS([.E182]-[.F182])" office:value-type="float" office:value="0.236843749999998" calcext:value-type="float">
            <text:p><text:s/>0.24 <text:s text:c="5"/></text:p>
          </table:table-cell>
          <table:table-cell table:formula="of:=ABS([.G182]*100/[.E182])" office:value-type="float" office:value="1.01810668962858" calcext:value-type="float">
            <text:p><text:s/>1.02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82]&gt;=[.$L$4];1;0)" office:value-type="float" office:value="1" calcext:value-type="float">
            <text:p>1</text:p>
          </table:table-cell>
          <table:table-cell table:style-name="ce24" table:formula="of:=IF([.E182]&gt;[.K$4];[.E182]-[.K$4];0)" office:value-type="float" office:value="13.26315625" calcext:value-type="float">
            <text:p><text:s/>13.26 <text:s text:c="5"/></text:p>
          </table:table-cell>
          <table:table-cell table:style-name="ce12" table:formula="of:=[.L181]+([.K182]*[.J182])" office:value-type="float" office:value="320.352664120371" calcext:value-type="float">
            <text:p><text:s/>320.35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O181]+[.N182]" office:value-type="float" office:value="54" calcext:value-type="float">
            <text:p>54</text:p>
          </table:table-cell>
          <table:table-cell table:formula="of:=[.O182]*100/[.O$3]" office:value-type="float" office:value="19.0812720848057" calcext:value-type="float">
            <text:p><text:s/>19.08 <text:s text:c="5"/>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R181]+[.Q182]" office:value-type="float" office:value="31" calcext:value-type="float">
            <text:p>31</text:p>
          </table:table-cell>
          <table:table-cell table:formula="of:=[.R182]*100/[.R$3]" office:value-type="float" office:value="11.5671641791045" calcext:value-type="float">
            <text:p><text:s/>11.57 <text:s text:c="5"/></text:p>
          </table:table-cell>
          <table:table-cell/>
          <table:table-cell table:style-name="ce31" table:formula="of:=[.U181]+[.T182]" office:value-type="float" office:value="1" calcext:value-type="float">
            <text:p>1</text:p>
          </table:table-cell>
          <table:table-cell table:formula="of:=[.U182]*100/[.U$3]" office:value-type="float" office:value="100" calcext:value-type="float">
            <text:p><text:s/>100.00 <text:s text:c="5"/></text:p>
          </table:table-cell>
          <table:table-cell table:style-name="ce31" table:formula="of:=[.O182]+[.R182]" office:value-type="float" office:value="85" calcext:value-type="float">
            <text:p>85</text:p>
          </table:table-cell>
          <table:table-cell table:style-name="ce35" table:formula="of:=[.W182]/2" office:value-type="float" office:value="42.5" calcext:value-type="float">
            <text:p>43</text:p>
          </table:table-cell>
          <table:table-cell table:style-name="ce24" table:formula="of:=[.X182]*100/[.Y$2]" office:value-type="float" office:value="15.426497277677" calcext:value-type="float">
            <text:p><text:s/>15.43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27" calcext:value-type="date">
            <text:p>6/27/2006</text:p>
          </table:table-cell>
          <table:table-cell office:value-type="float" office:value="27" calcext:value-type="float">
            <text:p>27</text:p>
          </table:table-cell>
          <table:table-cell office:value-type="float" office:value="16.5" calcext:value-type="float">
            <text:p><text:s/>16.50 <text:s text:c="5"/></text:p>
          </table:table-cell>
          <table:table-cell office:value-type="float" office:value="30.812" calcext:value-type="float">
            <text:p><text:s/>30.81 <text:s text:c="5"/></text:p>
          </table:table-cell>
          <table:table-cell office:value-type="float" office:value="23.7173333333333" calcext:value-type="float">
            <text:p><text:s/>23.72 <text:s text:c="5"/></text:p>
          </table:table-cell>
          <table:table-cell table:formula="of:=([.D183]+[.C183])/2" office:value-type="float" office:value="23.656" calcext:value-type="float">
            <text:p><text:s/>23.66 <text:s text:c="5"/></text:p>
          </table:table-cell>
          <table:table-cell table:formula="of:=ABS([.E183]-[.F183])" office:value-type="float" office:value="0.0613333333333017" calcext:value-type="float">
            <text:p><text:s/>0.06 <text:s text:c="5"/></text:p>
          </table:table-cell>
          <table:table-cell table:formula="of:=ABS([.G183]*100/[.E183])" office:value-type="float" office:value="0.258601304249923" calcext:value-type="float">
            <text:p><text:s/>0.26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83]&gt;=[.$L$4];1;0)" office:value-type="float" office:value="1" calcext:value-type="float">
            <text:p>1</text:p>
          </table:table-cell>
          <table:table-cell table:style-name="ce24" table:formula="of:=IF([.E183]&gt;[.K$4];[.E183]-[.K$4];0)" office:value-type="float" office:value="13.7173333333333" calcext:value-type="float">
            <text:p><text:s/>13.72 <text:s text:c="5"/></text:p>
          </table:table-cell>
          <table:table-cell table:style-name="ce12" table:formula="of:=[.L182]+([.K183]*[.J183])" office:value-type="float" office:value="334.069997453704" calcext:value-type="float">
            <text:p><text:s/>334.0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82]+[.N183]" office:value-type="float" office:value="54" calcext:value-type="float">
            <text:p>54</text:p>
          </table:table-cell>
          <table:table-cell table:formula="of:=[.O183]*100/[.O$3]" office:value-type="float" office:value="19.0812720848057" calcext:value-type="float">
            <text:p><text:s/>19.08 <text:s text:c="5"/></text:p>
          </table:table-cell>
          <table:table-cell/>
          <table:table-cell table:style-name="ce31" table:formula="of:=[.R182]+[.Q183]" office:value-type="float" office:value="31" calcext:value-type="float">
            <text:p>31</text:p>
          </table:table-cell>
          <table:table-cell table:formula="of:=[.R183]*100/[.R$3]" office:value-type="float" office:value="11.5671641791045" calcext:value-type="float">
            <text:p><text:s/>11.57 <text:s text:c="5"/></text:p>
          </table:table-cell>
          <table:table-cell/>
          <table:table-cell table:style-name="ce31" table:formula="of:=[.U182]+[.T183]" office:value-type="float" office:value="1" calcext:value-type="float">
            <text:p>1</text:p>
          </table:table-cell>
          <table:table-cell table:formula="of:=[.U183]*100/[.U$3]" office:value-type="float" office:value="100" calcext:value-type="float">
            <text:p><text:s/>100.00 <text:s text:c="5"/></text:p>
          </table:table-cell>
          <table:table-cell table:style-name="ce31" table:formula="of:=[.O183]+[.R183]" office:value-type="float" office:value="85" calcext:value-type="float">
            <text:p>85</text:p>
          </table:table-cell>
          <table:table-cell table:style-name="ce35" table:formula="of:=[.W183]/2" office:value-type="float" office:value="42.5" calcext:value-type="float">
            <text:p>43</text:p>
          </table:table-cell>
          <table:table-cell table:style-name="ce24" table:formula="of:=[.X183]*100/[.Y$2]" office:value-type="float" office:value="15.426497277677" calcext:value-type="float">
            <text:p><text:s/>15.43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28" calcext:value-type="date">
            <text:p>6/28/2006</text:p>
          </table:table-cell>
          <table:table-cell office:value-type="float" office:value="27" calcext:value-type="float">
            <text:p>27</text:p>
          </table:table-cell>
          <table:table-cell office:value-type="float" office:value="16.438" calcext:value-type="float">
            <text:p><text:s/>16.44 <text:s text:c="5"/></text:p>
          </table:table-cell>
          <table:table-cell office:value-type="float" office:value="25.875" calcext:value-type="float">
            <text:p><text:s/>25.88 <text:s text:c="5"/></text:p>
          </table:table-cell>
          <table:table-cell office:value-type="float" office:value="20.6964270833333" calcext:value-type="float">
            <text:p><text:s/>20.70 <text:s text:c="5"/></text:p>
          </table:table-cell>
          <table:table-cell table:formula="of:=([.D184]+[.C184])/2" office:value-type="float" office:value="21.1565" calcext:value-type="float">
            <text:p><text:s/>21.16 <text:s text:c="5"/></text:p>
          </table:table-cell>
          <table:table-cell table:formula="of:=ABS([.E184]-[.F184])" office:value-type="float" office:value="0.4600729166667" calcext:value-type="float">
            <text:p><text:s/>0.46 <text:s text:c="5"/></text:p>
          </table:table-cell>
          <table:table-cell table:formula="of:=ABS([.G184]*100/[.E184])" office:value-type="float" office:value="2.22295816961177" calcext:value-type="float">
            <text:p><text:s/>2.22 <text:s text:c="5"/></text:p>
          </table:table-cell>
          <table:table-cell office:value-type="float" office:value="4" calcext:value-type="float">
            <text:p><text:s/>4.00 <text:s text:c="5"/></text:p>
          </table:table-cell>
          <table:table-cell table:style-name="ce20" table:formula="of:=IF([.A184]&gt;=[.$L$4];1;0)" office:value-type="float" office:value="1" calcext:value-type="float">
            <text:p>1</text:p>
          </table:table-cell>
          <table:table-cell table:style-name="ce24" table:formula="of:=IF([.E184]&gt;[.K$4];[.E184]-[.K$4];0)" office:value-type="float" office:value="10.6964270833333" calcext:value-type="float">
            <text:p><text:s/>10.70 <text:s text:c="5"/></text:p>
          </table:table-cell>
          <table:table-cell table:style-name="ce12" table:formula="of:=[.L183]+([.K184]*[.J184])" office:value-type="float" office:value="344.766424537037" calcext:value-type="float">
            <text:p><text:s/>344.77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O183]+[.N184]" office:value-type="float" office:value="54" calcext:value-type="float">
            <text:p>54</text:p>
          </table:table-cell>
          <table:table-cell table:formula="of:=[.O184]*100/[.O$3]" office:value-type="float" office:value="19.0812720848057" calcext:value-type="float">
            <text:p><text:s/>19.08 <text:s text:c="5"/>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R183]+[.Q184]" office:value-type="float" office:value="33" calcext:value-type="float">
            <text:p>33</text:p>
          </table:table-cell>
          <table:table-cell table:formula="of:=[.R184]*100/[.R$3]" office:value-type="float" office:value="12.3134328358209" calcext:value-type="float">
            <text:p><text:s/>12.31 <text:s text:c="5"/></text:p>
          </table:table-cell>
          <table:table-cell/>
          <table:table-cell table:style-name="ce31" table:formula="of:=[.U183]+[.T184]" office:value-type="float" office:value="1" calcext:value-type="float">
            <text:p>1</text:p>
          </table:table-cell>
          <table:table-cell table:formula="of:=[.U184]*100/[.U$3]" office:value-type="float" office:value="100" calcext:value-type="float">
            <text:p><text:s/>100.00 <text:s text:c="5"/></text:p>
          </table:table-cell>
          <table:table-cell table:style-name="ce31" table:formula="of:=[.O184]+[.R184]" office:value-type="float" office:value="87" calcext:value-type="float">
            <text:p>87</text:p>
          </table:table-cell>
          <table:table-cell table:style-name="ce35" table:formula="of:=[.W184]/2" office:value-type="float" office:value="43.5" calcext:value-type="float">
            <text:p>44</text:p>
          </table:table-cell>
          <table:table-cell table:style-name="ce24" table:formula="of:=[.X184]*100/[.Y$2]" office:value-type="float" office:value="15.7894736842105" calcext:value-type="float">
            <text:p><text:s/>15.79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29" calcext:value-type="date">
            <text:p>6/29/2006</text:p>
          </table:table-cell>
          <table:table-cell office:value-type="float" office:value="27" calcext:value-type="float">
            <text:p>27</text:p>
          </table:table-cell>
          <table:table-cell office:value-type="float" office:value="14.25" calcext:value-type="float">
            <text:p><text:s/>14.25 <text:s text:c="5"/></text:p>
          </table:table-cell>
          <table:table-cell office:value-type="float" office:value="23.562" calcext:value-type="float">
            <text:p><text:s/>23.56 <text:s text:c="5"/></text:p>
          </table:table-cell>
          <table:table-cell office:value-type="float" office:value="18.6963541666667" calcext:value-type="float">
            <text:p><text:s/>18.70 <text:s text:c="5"/></text:p>
          </table:table-cell>
          <table:table-cell table:formula="of:=([.D185]+[.C185])/2" office:value-type="float" office:value="18.906" calcext:value-type="float">
            <text:p><text:s/>18.91 <text:s text:c="5"/></text:p>
          </table:table-cell>
          <table:table-cell table:formula="of:=ABS([.E185]-[.F185])" office:value-type="float" office:value="0.209645833333298" calcext:value-type="float">
            <text:p><text:s/>0.21 <text:s text:c="5"/></text:p>
          </table:table-cell>
          <table:table-cell table:formula="of:=ABS([.G185]*100/[.E185])" office:value-type="float" office:value="1.12131933030596" calcext:value-type="float">
            <text:p><text:s/>1.12 <text:s text:c="5"/></text:p>
          </table:table-cell>
          <table:table-cell office:value-type="float" office:value="1" calcext:value-type="float">
            <text:p><text:s/>1.00 <text:s text:c="5"/></text:p>
          </table:table-cell>
          <table:table-cell table:style-name="ce20" table:formula="of:=IF([.A185]&gt;=[.$L$4];1;0)" office:value-type="float" office:value="1" calcext:value-type="float">
            <text:p>1</text:p>
          </table:table-cell>
          <table:table-cell table:style-name="ce24" table:formula="of:=IF([.E185]&gt;[.K$4];[.E185]-[.K$4];0)" office:value-type="float" office:value="8.6963541666667" calcext:value-type="float">
            <text:p><text:s/>8.70 <text:s text:c="5"/></text:p>
          </table:table-cell>
          <table:table-cell table:style-name="ce12" table:formula="of:=[.L184]+([.K185]*[.J185])" office:value-type="float" office:value="353.462778703704" calcext:value-type="float">
            <text:p><text:s/>353.4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84]+[.N185]" office:value-type="float" office:value="54" calcext:value-type="float">
            <text:p>54</text:p>
          </table:table-cell>
          <table:table-cell table:formula="of:=[.O185]*100/[.O$3]" office:value-type="float" office:value="19.0812720848057" calcext:value-type="float">
            <text:p><text:s/>19.08 <text:s text:c="5"/></text:p>
          </table:table-cell>
          <table:table-cell/>
          <table:table-cell table:style-name="ce31" table:formula="of:=[.R184]+[.Q185]" office:value-type="float" office:value="33" calcext:value-type="float">
            <text:p>33</text:p>
          </table:table-cell>
          <table:table-cell table:formula="of:=[.R185]*100/[.R$3]" office:value-type="float" office:value="12.3134328358209" calcext:value-type="float">
            <text:p><text:s/>12.31 <text:s text:c="5"/></text:p>
          </table:table-cell>
          <table:table-cell/>
          <table:table-cell table:style-name="ce31" table:formula="of:=[.U184]+[.T185]" office:value-type="float" office:value="1" calcext:value-type="float">
            <text:p>1</text:p>
          </table:table-cell>
          <table:table-cell table:formula="of:=[.U185]*100/[.U$3]" office:value-type="float" office:value="100" calcext:value-type="float">
            <text:p><text:s/>100.00 <text:s text:c="5"/></text:p>
          </table:table-cell>
          <table:table-cell table:style-name="ce31" table:formula="of:=[.O185]+[.R185]" office:value-type="float" office:value="87" calcext:value-type="float">
            <text:p>87</text:p>
          </table:table-cell>
          <table:table-cell table:style-name="ce35" table:formula="of:=[.W185]/2" office:value-type="float" office:value="43.5" calcext:value-type="float">
            <text:p>44</text:p>
          </table:table-cell>
          <table:table-cell table:style-name="ce24" table:formula="of:=[.X185]*100/[.Y$2]" office:value-type="float" office:value="15.7894736842105" calcext:value-type="float">
            <text:p><text:s/>15.79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6-30" calcext:value-type="date">
            <text:p>6/30/200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<text:s/>12.00 <text:s text:c="5"/></text:p>
          </table:table-cell>
          <table:table-cell office:value-type="float" office:value="24.375" calcext:value-type="float">
            <text:p><text:s/>24.38 <text:s text:c="5"/></text:p>
          </table:table-cell>
          <table:table-cell office:value-type="float" office:value="18.5289375" calcext:value-type="float">
            <text:p><text:s/>18.53 <text:s text:c="5"/></text:p>
          </table:table-cell>
          <table:table-cell table:formula="of:=([.D186]+[.C186])/2" office:value-type="float" office:value="18.1875" calcext:value-type="float">
            <text:p><text:s/>18.19 <text:s text:c="5"/></text:p>
          </table:table-cell>
          <table:table-cell table:formula="of:=ABS([.E186]-[.F186])" office:value-type="float" office:value="0.341437500000001" calcext:value-type="float">
            <text:p><text:s/>0.34 <text:s text:c="5"/></text:p>
          </table:table-cell>
          <table:table-cell table:formula="of:=ABS([.G186]*100/[.E186])" office:value-type="float" office:value="1.84272573643255" calcext:value-type="float">
            <text:p><text:s/>1.84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86]&gt;=[.$L$4];1;0)" office:value-type="float" office:value="1" calcext:value-type="float">
            <text:p>1</text:p>
          </table:table-cell>
          <table:table-cell table:style-name="ce24" table:formula="of:=IF([.E186]&gt;[.K$4];[.E186]-[.K$4];0)" office:value-type="float" office:value="8.5289375" calcext:value-type="float">
            <text:p><text:s/>8.53 <text:s text:c="5"/></text:p>
          </table:table-cell>
          <table:table-cell table:style-name="ce12" table:formula="of:=[.L185]+([.K186]*[.J186])" office:value-type="float" office:value="361.991716203704" calcext:value-type="float">
            <text:p><text:s/>361.99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O185]+[.N186]" office:value-type="float" office:value="56" calcext:value-type="float">
            <text:p>56</text:p>
          </table:table-cell>
          <table:table-cell table:formula="of:=[.O186]*100/[.O$3]" office:value-type="float" office:value="19.7879858657244" calcext:value-type="float">
            <text:p><text:s/>19.79 <text:s text:c="5"/>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[.R185]+[.Q186]" office:value-type="float" office:value="36" calcext:value-type="float">
            <text:p>36</text:p>
          </table:table-cell>
          <table:table-cell table:formula="of:=[.R186]*100/[.R$3]" office:value-type="float" office:value="13.4328358208955" calcext:value-type="float">
            <text:p><text:s/>13.43 <text:s text:c="5"/></text:p>
          </table:table-cell>
          <table:table-cell/>
          <table:table-cell table:style-name="ce31" table:formula="of:=[.U185]+[.T186]" office:value-type="float" office:value="1" calcext:value-type="float">
            <text:p>1</text:p>
          </table:table-cell>
          <table:table-cell table:formula="of:=[.U186]*100/[.U$3]" office:value-type="float" office:value="100" calcext:value-type="float">
            <text:p><text:s/>100.00 <text:s text:c="5"/></text:p>
          </table:table-cell>
          <table:table-cell table:style-name="ce31" table:formula="of:=[.O186]+[.R186]" office:value-type="float" office:value="92" calcext:value-type="float">
            <text:p>92</text:p>
          </table:table-cell>
          <table:table-cell table:style-name="ce35" table:formula="of:=[.W186]/2" office:value-type="float" office:value="46" calcext:value-type="float">
            <text:p>46</text:p>
          </table:table-cell>
          <table:table-cell table:style-name="ce24" table:formula="of:=[.X186]*100/[.Y$2]" office:value-type="float" office:value="16.6969147005445" calcext:value-type="float">
            <text:p><text:s/>16.7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01" calcext:value-type="date">
            <text:p>7/1/2006</text:p>
          </table:table-cell>
          <table:table-cell office:value-type="float" office:value="27" calcext:value-type="float">
            <text:p>27</text:p>
          </table:table-cell>
          <table:table-cell office:value-type="float" office:value="13.438" calcext:value-type="float">
            <text:p><text:s/>13.44 <text:s text:c="5"/></text:p>
          </table:table-cell>
          <table:table-cell office:value-type="float" office:value="25" calcext:value-type="float">
            <text:p><text:s/>25.00 <text:s text:c="5"/></text:p>
          </table:table-cell>
          <table:table-cell office:value-type="float" office:value="18.7588020833333" calcext:value-type="float">
            <text:p><text:s/>18.76 <text:s text:c="5"/></text:p>
          </table:table-cell>
          <table:table-cell table:formula="of:=([.D187]+[.C187])/2" office:value-type="float" office:value="19.219" calcext:value-type="float">
            <text:p><text:s/>19.22 <text:s text:c="5"/></text:p>
          </table:table-cell>
          <table:table-cell table:formula="of:=ABS([.E187]-[.F187])" office:value-type="float" office:value="0.460197916666701" calcext:value-type="float">
            <text:p><text:s/>0.46 <text:s text:c="5"/></text:p>
          </table:table-cell>
          <table:table-cell table:formula="of:=ABS([.G187]*100/[.E187])" office:value-type="float" office:value="2.45323723030041" calcext:value-type="float">
            <text:p><text:s/>2.45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87]&gt;=[.$L$4];1;0)" office:value-type="float" office:value="1" calcext:value-type="float">
            <text:p>1</text:p>
          </table:table-cell>
          <table:table-cell table:style-name="ce24" table:formula="of:=IF([.E187]&gt;[.K$4];[.E187]-[.K$4];0)" office:value-type="float" office:value="8.7588020833333" calcext:value-type="float">
            <text:p><text:s/>8.76 <text:s text:c="5"/></text:p>
          </table:table-cell>
          <table:table-cell table:style-name="ce12" table:formula="of:=[.L186]+([.K187]*[.J187])" office:value-type="float" office:value="370.750518287037" calcext:value-type="float">
            <text:p><text:s/>370.7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86]+[.N187]" office:value-type="float" office:value="56" calcext:value-type="float">
            <text:p>56</text:p>
          </table:table-cell>
          <table:table-cell table:formula="of:=[.O187]*100/[.O$3]" office:value-type="float" office:value="19.7879858657244" calcext:value-type="float">
            <text:p><text:s/>19.79 <text:s text:c="5"/></text:p>
          </table:table-cell>
          <table:table-cell/>
          <table:table-cell table:style-name="ce31" table:formula="of:=[.R186]+[.Q187]" office:value-type="float" office:value="36" calcext:value-type="float">
            <text:p>36</text:p>
          </table:table-cell>
          <table:table-cell table:formula="of:=[.R187]*100/[.R$3]" office:value-type="float" office:value="13.4328358208955" calcext:value-type="float">
            <text:p><text:s/>13.43 <text:s text:c="5"/></text:p>
          </table:table-cell>
          <table:table-cell/>
          <table:table-cell table:style-name="ce31" table:formula="of:=[.U186]+[.T187]" office:value-type="float" office:value="1" calcext:value-type="float">
            <text:p>1</text:p>
          </table:table-cell>
          <table:table-cell table:formula="of:=[.U187]*100/[.U$3]" office:value-type="float" office:value="100" calcext:value-type="float">
            <text:p><text:s/>100.00 <text:s text:c="5"/></text:p>
          </table:table-cell>
          <table:table-cell table:style-name="ce31" table:formula="of:=[.O187]+[.R187]" office:value-type="float" office:value="92" calcext:value-type="float">
            <text:p>92</text:p>
          </table:table-cell>
          <table:table-cell table:style-name="ce35" table:formula="of:=[.W187]/2" office:value-type="float" office:value="46" calcext:value-type="float">
            <text:p>46</text:p>
          </table:table-cell>
          <table:table-cell table:style-name="ce24" table:formula="of:=[.X187]*100/[.Y$2]" office:value-type="float" office:value="16.6969147005445" calcext:value-type="float">
            <text:p><text:s/>16.7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02" calcext:value-type="date">
            <text:p>7/2/2006</text:p>
          </table:table-cell>
          <table:table-cell office:value-type="float" office:value="27" calcext:value-type="float">
            <text:p>27</text:p>
          </table:table-cell>
          <table:table-cell office:value-type="float" office:value="10.188" calcext:value-type="float">
            <text:p><text:s/>10.19 <text:s text:c="5"/></text:p>
          </table:table-cell>
          <table:table-cell office:value-type="float" office:value="26.875" calcext:value-type="float">
            <text:p><text:s/>26.88 <text:s text:c="5"/></text:p>
          </table:table-cell>
          <table:table-cell office:value-type="float" office:value="18.96315625" calcext:value-type="float">
            <text:p><text:s/>18.96 <text:s text:c="5"/></text:p>
          </table:table-cell>
          <table:table-cell table:formula="of:=([.D188]+[.C188])/2" office:value-type="float" office:value="18.5315" calcext:value-type="float">
            <text:p><text:s/>18.53 <text:s text:c="5"/></text:p>
          </table:table-cell>
          <table:table-cell table:formula="of:=ABS([.E188]-[.F188])" office:value-type="float" office:value="0.43165625" calcext:value-type="float">
            <text:p><text:s/>0.43 <text:s text:c="5"/></text:p>
          </table:table-cell>
          <table:table-cell table:formula="of:=ABS([.G188]*100/[.E188])" office:value-type="float" office:value="2.27628905393847" calcext:value-type="float">
            <text:p><text:s/>2.2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88]&gt;=[.$L$4];1;0)" office:value-type="float" office:value="1" calcext:value-type="float">
            <text:p>1</text:p>
          </table:table-cell>
          <table:table-cell table:style-name="ce24" table:formula="of:=IF([.E188]&gt;[.K$4];[.E188]-[.K$4];0)" office:value-type="float" office:value="8.96315625" calcext:value-type="float">
            <text:p><text:s/>8.96 <text:s text:c="5"/></text:p>
          </table:table-cell>
          <table:table-cell table:style-name="ce12" table:formula="of:=[.L187]+([.K188]*[.J188])" office:value-type="float" office:value="379.713674537037" calcext:value-type="float">
            <text:p><text:s/>379.71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14" calcext:value-type="float">
            <text:p>14</text:p>
          </table:table-cell>
          <table:table-cell table:style-name="ce31" table:formula="of:=[.O187]+[.N188]" office:value-type="float" office:value="70" calcext:value-type="float">
            <text:p>70</text:p>
          </table:table-cell>
          <table:table-cell table:formula="of:=[.O188]*100/[.O$3]" office:value-type="float" office:value="24.7349823321555" calcext:value-type="float">
            <text:p><text:s/>24.73 <text:s text:c="5"/>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formula="of:=[.R187]+[.Q188]" office:value-type="float" office:value="44" calcext:value-type="float">
            <text:p>44</text:p>
          </table:table-cell>
          <table:table-cell table:formula="of:=[.R188]*100/[.R$3]" office:value-type="float" office:value="16.4179104477612" calcext:value-type="float">
            <text:p><text:s/>16.42 <text:s text:c="5"/></text:p>
          </table:table-cell>
          <table:table-cell/>
          <table:table-cell table:style-name="ce31" table:formula="of:=[.U187]+[.T188]" office:value-type="float" office:value="1" calcext:value-type="float">
            <text:p>1</text:p>
          </table:table-cell>
          <table:table-cell table:formula="of:=[.U188]*100/[.U$3]" office:value-type="float" office:value="100" calcext:value-type="float">
            <text:p><text:s/>100.00 <text:s text:c="5"/></text:p>
          </table:table-cell>
          <table:table-cell table:style-name="ce31" table:formula="of:=[.O188]+[.R188]" office:value-type="float" office:value="114" calcext:value-type="float">
            <text:p>114</text:p>
          </table:table-cell>
          <table:table-cell table:style-name="ce35" table:formula="of:=[.W188]/2" office:value-type="float" office:value="57" calcext:value-type="float">
            <text:p>57</text:p>
          </table:table-cell>
          <table:table-cell table:style-name="ce24" table:formula="of:=[.X188]*100/[.Y$2]" office:value-type="float" office:value="20.6896551724138" calcext:value-type="float">
            <text:p><text:s/>20.69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03" calcext:value-type="date">
            <text:p>7/3/200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<text:s/>7.00 <text:s text:c="5"/></text:p>
          </table:table-cell>
          <table:table-cell office:value-type="float" office:value="26.312" calcext:value-type="float">
            <text:p><text:s/>26.31 <text:s text:c="5"/></text:p>
          </table:table-cell>
          <table:table-cell office:value-type="float" office:value="17.74521875" calcext:value-type="float">
            <text:p><text:s/>17.75 <text:s text:c="5"/></text:p>
          </table:table-cell>
          <table:table-cell table:formula="of:=([.D189]+[.C189])/2" office:value-type="float" office:value="16.656" calcext:value-type="float">
            <text:p><text:s/>16.66 <text:s text:c="5"/></text:p>
          </table:table-cell>
          <table:table-cell table:formula="of:=ABS([.E189]-[.F189])" office:value-type="float" office:value="1.08921875" calcext:value-type="float">
            <text:p><text:s/>1.09 <text:s text:c="5"/></text:p>
          </table:table-cell>
          <table:table-cell table:formula="of:=ABS([.G189]*100/[.E189])" office:value-type="float" office:value="6.13809705783424" calcext:value-type="float">
            <text:p><text:s/>6.14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89]&gt;=[.$L$4];1;0)" office:value-type="float" office:value="1" calcext:value-type="float">
            <text:p>1</text:p>
          </table:table-cell>
          <table:table-cell table:style-name="ce24" table:formula="of:=IF([.E189]&gt;[.K$4];[.E189]-[.K$4];0)" office:value-type="float" office:value="7.74521875" calcext:value-type="float">
            <text:p><text:s/>7.75 <text:s text:c="5"/></text:p>
          </table:table-cell>
          <table:table-cell table:style-name="ce12" table:formula="of:=[.L188]+([.K189]*[.J189])" office:value-type="float" office:value="387.458893287037" calcext:value-type="float">
            <text:p><text:s/>387.4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88]+[.N189]" office:value-type="float" office:value="70" calcext:value-type="float">
            <text:p>70</text:p>
          </table:table-cell>
          <table:table-cell table:formula="of:=[.O189]*100/[.O$3]" office:value-type="float" office:value="24.7349823321555" calcext:value-type="float">
            <text:p><text:s/>24.73 <text:s text:c="5"/></text:p>
          </table:table-cell>
          <table:table-cell/>
          <table:table-cell table:style-name="ce31" table:formula="of:=[.R188]+[.Q189]" office:value-type="float" office:value="44" calcext:value-type="float">
            <text:p>44</text:p>
          </table:table-cell>
          <table:table-cell table:formula="of:=[.R189]*100/[.R$3]" office:value-type="float" office:value="16.4179104477612" calcext:value-type="float">
            <text:p><text:s/>16.42 <text:s text:c="5"/></text:p>
          </table:table-cell>
          <table:table-cell/>
          <table:table-cell table:style-name="ce31" table:formula="of:=[.U188]+[.T189]" office:value-type="float" office:value="1" calcext:value-type="float">
            <text:p>1</text:p>
          </table:table-cell>
          <table:table-cell table:formula="of:=[.U189]*100/[.U$3]" office:value-type="float" office:value="100" calcext:value-type="float">
            <text:p><text:s/>100.00 <text:s text:c="5"/></text:p>
          </table:table-cell>
          <table:table-cell table:style-name="ce31" table:formula="of:=[.O189]+[.R189]" office:value-type="float" office:value="114" calcext:value-type="float">
            <text:p>114</text:p>
          </table:table-cell>
          <table:table-cell table:style-name="ce35" table:formula="of:=[.W189]/2" office:value-type="float" office:value="57" calcext:value-type="float">
            <text:p>57</text:p>
          </table:table-cell>
          <table:table-cell table:style-name="ce24" table:formula="of:=[.X189]*100/[.Y$2]" office:value-type="float" office:value="20.6896551724138" calcext:value-type="float">
            <text:p><text:s/>20.69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04" calcext:value-type="date">
            <text:p>7/4/2006</text:p>
          </table:table-cell>
          <table:table-cell office:value-type="float" office:value="28" calcext:value-type="float">
            <text:p>28</text:p>
          </table:table-cell>
          <table:table-cell office:value-type="float" office:value="7.5" calcext:value-type="float">
            <text:p><text:s/>7.50 <text:s text:c="5"/></text:p>
          </table:table-cell>
          <table:table-cell office:value-type="float" office:value="29.438" calcext:value-type="float">
            <text:p><text:s/>29.44 <text:s text:c="5"/></text:p>
          </table:table-cell>
          <table:table-cell office:value-type="float" office:value="19.8873125" calcext:value-type="float">
            <text:p><text:s/>19.89 <text:s text:c="5"/></text:p>
          </table:table-cell>
          <table:table-cell table:formula="of:=([.D190]+[.C190])/2" office:value-type="float" office:value="18.469" calcext:value-type="float">
            <text:p><text:s/>18.47 <text:s text:c="5"/></text:p>
          </table:table-cell>
          <table:table-cell table:formula="of:=ABS([.E190]-[.F190])" office:value-type="float" office:value="1.4183125" calcext:value-type="float">
            <text:p><text:s/>1.42 <text:s text:c="5"/></text:p>
          </table:table-cell>
          <table:table-cell table:formula="of:=ABS([.G190]*100/[.E190])" office:value-type="float" office:value="7.13174542814671" calcext:value-type="float">
            <text:p><text:s/>7.1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90]&gt;=[.$L$4];1;0)" office:value-type="float" office:value="1" calcext:value-type="float">
            <text:p>1</text:p>
          </table:table-cell>
          <table:table-cell table:style-name="ce24" table:formula="of:=IF([.E190]&gt;[.K$4];[.E190]-[.K$4];0)" office:value-type="float" office:value="9.8873125" calcext:value-type="float">
            <text:p><text:s/>9.89 <text:s text:c="5"/></text:p>
          </table:table-cell>
          <table:table-cell table:style-name="ce12" table:formula="of:=[.L189]+([.K190]*[.J190])" office:value-type="float" office:value="397.346205787037" calcext:value-type="float">
            <text:p><text:s/>397.35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16" calcext:value-type="float">
            <text:p>16</text:p>
          </table:table-cell>
          <table:table-cell table:style-name="ce31" table:formula="of:=[.O189]+[.N190]" office:value-type="float" office:value="86" calcext:value-type="float">
            <text:p>86</text:p>
          </table:table-cell>
          <table:table-cell table:formula="of:=[.O190]*100/[.O$3]" office:value-type="float" office:value="30.3886925795053" calcext:value-type="float">
            <text:p><text:s/>30.39 <text:s text:c="5"/>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formula="of:=[.R189]+[.Q190]" office:value-type="float" office:value="53" calcext:value-type="float">
            <text:p>53</text:p>
          </table:table-cell>
          <table:table-cell table:formula="of:=[.R190]*100/[.R$3]" office:value-type="float" office:value="19.7761194029851" calcext:value-type="float">
            <text:p><text:s/>19.78 <text:s text:c="5"/></text:p>
          </table:table-cell>
          <table:table-cell/>
          <table:table-cell table:style-name="ce31" table:formula="of:=[.U189]+[.T190]" office:value-type="float" office:value="1" calcext:value-type="float">
            <text:p>1</text:p>
          </table:table-cell>
          <table:table-cell table:formula="of:=[.U190]*100/[.U$3]" office:value-type="float" office:value="100" calcext:value-type="float">
            <text:p><text:s/>100.00 <text:s text:c="5"/></text:p>
          </table:table-cell>
          <table:table-cell table:style-name="ce31" table:formula="of:=[.O190]+[.R190]" office:value-type="float" office:value="139" calcext:value-type="float">
            <text:p>139</text:p>
          </table:table-cell>
          <table:table-cell table:style-name="ce35" table:formula="of:=[.W190]/2" office:value-type="float" office:value="69.5" calcext:value-type="float">
            <text:p>70</text:p>
          </table:table-cell>
          <table:table-cell table:style-name="ce24" table:formula="of:=[.X190]*100/[.Y$2]" office:value-type="float" office:value="25.2268602540835" calcext:value-type="float">
            <text:p><text:s/>25.23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05" calcext:value-type="date">
            <text:p>7/5/2006</text:p>
          </table:table-cell>
          <table:table-cell office:value-type="float" office:value="28" calcext:value-type="float">
            <text:p>28</text:p>
          </table:table-cell>
          <table:table-cell office:value-type="float" office:value="10.125" calcext:value-type="float">
            <text:p><text:s/>10.13 <text:s text:c="5"/></text:p>
          </table:table-cell>
          <table:table-cell office:value-type="float" office:value="32.562" calcext:value-type="float">
            <text:p><text:s/>32.56 <text:s text:c="5"/></text:p>
          </table:table-cell>
          <table:table-cell office:value-type="float" office:value="22.1254791666667" calcext:value-type="float">
            <text:p><text:s/>22.13 <text:s text:c="5"/></text:p>
          </table:table-cell>
          <table:table-cell table:formula="of:=([.D191]+[.C191])/2" office:value-type="float" office:value="21.3435" calcext:value-type="float">
            <text:p><text:s/>21.34 <text:s text:c="5"/></text:p>
          </table:table-cell>
          <table:table-cell table:formula="of:=ABS([.E191]-[.F191])" office:value-type="float" office:value="0.781979166666702" calcext:value-type="float">
            <text:p><text:s/>0.78 <text:s text:c="5"/></text:p>
          </table:table-cell>
          <table:table-cell table:formula="of:=ABS([.G191]*100/[.E191])" office:value-type="float" office:value="3.53429257181828" calcext:value-type="float">
            <text:p><text:s/>3.5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91]&gt;=[.$L$4];1;0)" office:value-type="float" office:value="1" calcext:value-type="float">
            <text:p>1</text:p>
          </table:table-cell>
          <table:table-cell table:style-name="ce24" table:formula="of:=IF([.E191]&gt;[.K$4];[.E191]-[.K$4];0)" office:value-type="float" office:value="12.1254791666667" calcext:value-type="float">
            <text:p><text:s/>12.13 <text:s text:c="5"/></text:p>
          </table:table-cell>
          <table:table-cell table:style-name="ce12" table:formula="of:=[.L190]+([.K191]*[.J191])" office:value-type="float" office:value="409.471684953704" calcext:value-type="float">
            <text:p><text:s/>409.4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90]+[.N191]" office:value-type="float" office:value="86" calcext:value-type="float">
            <text:p>86</text:p>
          </table:table-cell>
          <table:table-cell table:formula="of:=[.O191]*100/[.O$3]" office:value-type="float" office:value="30.3886925795053" calcext:value-type="float">
            <text:p><text:s/>30.39 <text:s text:c="5"/></text:p>
          </table:table-cell>
          <table:table-cell/>
          <table:table-cell table:style-name="ce31" table:formula="of:=[.R190]+[.Q191]" office:value-type="float" office:value="53" calcext:value-type="float">
            <text:p>53</text:p>
          </table:table-cell>
          <table:table-cell table:formula="of:=[.R191]*100/[.R$3]" office:value-type="float" office:value="19.7761194029851" calcext:value-type="float">
            <text:p><text:s/>19.78 <text:s text:c="5"/></text:p>
          </table:table-cell>
          <table:table-cell/>
          <table:table-cell table:style-name="ce31" table:formula="of:=[.U190]+[.T191]" office:value-type="float" office:value="1" calcext:value-type="float">
            <text:p>1</text:p>
          </table:table-cell>
          <table:table-cell table:formula="of:=[.U191]*100/[.U$3]" office:value-type="float" office:value="100" calcext:value-type="float">
            <text:p><text:s/>100.00 <text:s text:c="5"/></text:p>
          </table:table-cell>
          <table:table-cell table:style-name="ce31" table:formula="of:=[.O191]+[.R191]" office:value-type="float" office:value="139" calcext:value-type="float">
            <text:p>139</text:p>
          </table:table-cell>
          <table:table-cell table:style-name="ce35" table:formula="of:=[.W191]/2" office:value-type="float" office:value="69.5" calcext:value-type="float">
            <text:p>70</text:p>
          </table:table-cell>
          <table:table-cell table:style-name="ce24" table:formula="of:=[.X191]*100/[.Y$2]" office:value-type="float" office:value="25.2268602540835" calcext:value-type="float">
            <text:p><text:s/>25.23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06" calcext:value-type="date">
            <text:p>7/6/2006</text:p>
          </table:table-cell>
          <table:table-cell office:value-type="float" office:value="28" calcext:value-type="float">
            <text:p>28</text:p>
          </table:table-cell>
          <table:table-cell office:value-type="float" office:value="12.562" calcext:value-type="float">
            <text:p><text:s/>12.56 <text:s text:c="5"/></text:p>
          </table:table-cell>
          <table:table-cell office:value-type="float" office:value="32.812" calcext:value-type="float">
            <text:p><text:s/>32.81 <text:s text:c="5"/></text:p>
          </table:table-cell>
          <table:table-cell office:value-type="float" office:value="23.5706041666667" calcext:value-type="float">
            <text:p><text:s/>23.57 <text:s text:c="5"/></text:p>
          </table:table-cell>
          <table:table-cell table:formula="of:=([.D192]+[.C192])/2" office:value-type="float" office:value="22.687" calcext:value-type="float">
            <text:p><text:s/>22.69 <text:s text:c="5"/></text:p>
          </table:table-cell>
          <table:table-cell table:formula="of:=ABS([.E192]-[.F192])" office:value-type="float" office:value="0.883604166666704" calcext:value-type="float">
            <text:p><text:s/>0.88 <text:s text:c="5"/></text:p>
          </table:table-cell>
          <table:table-cell table:formula="of:=ABS([.G192]*100/[.E192])" office:value-type="float" office:value="3.74875484912808" calcext:value-type="float">
            <text:p><text:s/>3.75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92]&gt;=[.$L$4];1;0)" office:value-type="float" office:value="1" calcext:value-type="float">
            <text:p>1</text:p>
          </table:table-cell>
          <table:table-cell table:style-name="ce24" table:formula="of:=IF([.E192]&gt;[.K$4];[.E192]-[.K$4];0)" office:value-type="float" office:value="13.5706041666667" calcext:value-type="float">
            <text:p><text:s/>13.57 <text:s text:c="5"/></text:p>
          </table:table-cell>
          <table:table-cell table:style-name="ce12" table:formula="of:=[.L191]+([.K192]*[.J192])" office:value-type="float" office:value="423.042289120371" calcext:value-type="float">
            <text:p><text:s/>423.04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17" calcext:value-type="float">
            <text:p>17</text:p>
          </table:table-cell>
          <table:table-cell table:style-name="ce31" table:formula="of:=[.O191]+[.N192]" office:value-type="float" office:value="103" calcext:value-type="float">
            <text:p>103</text:p>
          </table:table-cell>
          <table:table-cell table:formula="of:=[.O192]*100/[.O$3]" office:value-type="float" office:value="36.3957597173145" calcext:value-type="float">
            <text:p><text:s/>36.40 <text:s text:c="5"/>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formula="of:=[.R191]+[.Q192]" office:value-type="float" office:value="65" calcext:value-type="float">
            <text:p>65</text:p>
          </table:table-cell>
          <table:table-cell table:formula="of:=[.R192]*100/[.R$3]" office:value-type="float" office:value="24.2537313432836" calcext:value-type="float">
            <text:p><text:s/>24.25 <text:s text:c="5"/></text:p>
          </table:table-cell>
          <table:table-cell/>
          <table:table-cell table:style-name="ce31" table:formula="of:=[.U191]+[.T192]" office:value-type="float" office:value="1" calcext:value-type="float">
            <text:p>1</text:p>
          </table:table-cell>
          <table:table-cell table:formula="of:=[.U192]*100/[.U$3]" office:value-type="float" office:value="100" calcext:value-type="float">
            <text:p><text:s/>100.00 <text:s text:c="5"/></text:p>
          </table:table-cell>
          <table:table-cell table:style-name="ce31" table:formula="of:=[.O192]+[.R192]" office:value-type="float" office:value="168" calcext:value-type="float">
            <text:p>168</text:p>
          </table:table-cell>
          <table:table-cell table:style-name="ce35" table:formula="of:=[.W192]/2" office:value-type="float" office:value="84" calcext:value-type="float">
            <text:p>84</text:p>
          </table:table-cell>
          <table:table-cell table:style-name="ce24" table:formula="of:=[.X192]*100/[.Y$2]" office:value-type="float" office:value="30.4900181488203" calcext:value-type="float">
            <text:p><text:s/>30.49 <text:s text:c="5"/></text:p>
          </table:table-cell>
          <table:table-cell table:number-columns-repeated="999"/>
        </table:table-row>
        <table:table-row table:style-name="ro1">
          <table:table-cell table:style-name="ce6" office:value-type="date" office:date-value="2006-07-07" calcext:value-type="date">
            <text:p>7/7/2006</text:p>
          </table:table-cell>
          <table:table-cell table:style-name="ce10" office:value-type="float" office:value="28" calcext:value-type="float">
            <text:p>28</text:p>
          </table:table-cell>
          <table:table-cell office:value-type="float" office:value="12.625" calcext:value-type="float">
            <text:p><text:s/>12.63 <text:s text:c="5"/></text:p>
          </table:table-cell>
          <table:table-cell office:value-type="float" office:value="33.625" calcext:value-type="float">
            <text:p><text:s/>33.63 <text:s text:c="5"/></text:p>
          </table:table-cell>
          <table:table-cell office:value-type="float" office:value="23.8988229166667" calcext:value-type="float">
            <text:p><text:s/>23.90 <text:s text:c="5"/></text:p>
          </table:table-cell>
          <table:table-cell table:formula="of:=([.D193]+[.C193])/2" office:value-type="float" office:value="23.125" calcext:value-type="float">
            <text:p><text:s/>23.13 <text:s text:c="5"/></text:p>
          </table:table-cell>
          <table:table-cell table:formula="of:=ABS([.E193]-[.F193])" office:value-type="float" office:value="0.773822916666699" calcext:value-type="float">
            <text:p><text:s/>0.77 <text:s text:c="5"/></text:p>
          </table:table-cell>
          <table:table-cell table:formula="of:=ABS([.G193]*100/[.E193])" office:value-type="float" office:value="3.23791225770808" calcext:value-type="float">
            <text:p><text:s/>3.24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93]&gt;=[.$L$4];1;0)" office:value-type="float" office:value="1" calcext:value-type="float">
            <text:p>1</text:p>
          </table:table-cell>
          <table:table-cell table:style-name="ce24" table:formula="of:=IF([.E193]&gt;[.K$4];[.E193]-[.K$4];0)" office:value-type="float" office:value="13.8988229166667" calcext:value-type="float">
            <text:p><text:s/>13.90 <text:s text:c="5"/></text:p>
          </table:table-cell>
          <table:table-cell table:style-name="ce12" table:formula="of:=[.L192]+([.K193]*[.J193])" office:value-type="float" office:value="436.941112037037" calcext:value-type="float">
            <text:p><text:s/>436.94 <text:s text:c="5"/></text:p>
          </table:table-cell>
          <table:table-cell table:style-name="ce10" office:value-type="string" calcext:value-type="string">
            <text:p>FIELD</text:p>
          </table:table-cell>
          <table:table-cell table:style-name="ce32"/>
          <table:table-cell table:style-name="ce32" table:formula="of:=[.O192]+[.N193]" office:value-type="float" office:value="103" calcext:value-type="float">
            <text:p>103</text:p>
          </table:table-cell>
          <table:table-cell table:formula="of:=[.O193]*100/[.O$3]" office:value-type="float" office:value="36.3957597173145" calcext:value-type="float">
            <text:p><text:s/>36.40 <text:s text:c="5"/></text:p>
          </table:table-cell>
          <table:table-cell table:style-name="ce32"/>
          <table:table-cell table:style-name="ce32" table:formula="of:=[.R192]+[.Q193]" office:value-type="float" office:value="65" calcext:value-type="float">
            <text:p>65</text:p>
          </table:table-cell>
          <table:table-cell table:formula="of:=[.R193]*100/[.R$3]" office:value-type="float" office:value="24.2537313432836" calcext:value-type="float">
            <text:p><text:s/>24.25 <text:s text:c="5"/></text:p>
          </table:table-cell>
          <table:table-cell table:style-name="ce32"/>
          <table:table-cell table:style-name="ce32" table:formula="of:=[.U192]+[.T193]" office:value-type="float" office:value="1" calcext:value-type="float">
            <text:p>1</text:p>
          </table:table-cell>
          <table:table-cell table:formula="of:=[.U193]*100/[.U$3]" office:value-type="float" office:value="100" calcext:value-type="float">
            <text:p><text:s/>100.00 <text:s text:c="5"/></text:p>
          </table:table-cell>
          <table:table-cell table:style-name="ce32" table:formula="of:=[.O193]+[.R193]" office:value-type="float" office:value="168" calcext:value-type="float">
            <text:p>168</text:p>
          </table:table-cell>
          <table:table-cell table:style-name="ce36" table:formula="of:=[.W193]/2" office:value-type="float" office:value="84" calcext:value-type="float">
            <text:p>84</text:p>
          </table:table-cell>
          <table:table-cell table:style-name="ce24" table:formula="of:=[.X193]*100/[.Y$2]" office:value-type="float" office:value="30.4900181488203" calcext:value-type="float">
            <text:p><text:s/>30.49 <text:s text:c="5"/></text:p>
          </table:table-cell>
          <table:table-cell table:style-name="ce32" table:number-columns-repeated="999"/>
        </table:table-row>
        <table:table-row table:style-name="ro1">
          <table:table-cell table:style-name="ce3" office:value-type="date" office:date-value="2006-07-08" calcext:value-type="date">
            <text:p>7/8/2006</text:p>
          </table:table-cell>
          <table:table-cell office:value-type="float" office:value="28" calcext:value-type="float">
            <text:p>28</text:p>
          </table:table-cell>
          <table:table-cell office:value-type="float" office:value="13.375" calcext:value-type="float">
            <text:p><text:s/>13.38 <text:s text:c="5"/></text:p>
          </table:table-cell>
          <table:table-cell office:value-type="float" office:value="34.562" calcext:value-type="float">
            <text:p><text:s/>34.56 <text:s text:c="5"/></text:p>
          </table:table-cell>
          <table:table-cell office:value-type="float" office:value="24.90928125" calcext:value-type="float">
            <text:p><text:s/>24.91 <text:s text:c="5"/></text:p>
          </table:table-cell>
          <table:table-cell table:formula="of:=([.D194]+[.C194])/2" office:value-type="float" office:value="23.9685" calcext:value-type="float">
            <text:p><text:s/>23.97 <text:s text:c="5"/></text:p>
          </table:table-cell>
          <table:table-cell table:formula="of:=ABS([.E194]-[.F194])" office:value-type="float" office:value="0.940781250000001" calcext:value-type="float">
            <text:p><text:s/>0.94 <text:s text:c="5"/></text:p>
          </table:table-cell>
          <table:table-cell table:formula="of:=ABS([.G194]*100/[.E194])" office:value-type="float" office:value="3.77683017248842" calcext:value-type="float">
            <text:p><text:s/>3.7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94]&gt;=[.$L$4];1;0)" office:value-type="float" office:value="1" calcext:value-type="float">
            <text:p>1</text:p>
          </table:table-cell>
          <table:table-cell table:style-name="ce24" table:formula="of:=IF([.E194]&gt;[.K$4];[.E194]-[.K$4];0)" office:value-type="float" office:value="14.90928125" calcext:value-type="float">
            <text:p><text:s/>14.91 <text:s text:c="5"/></text:p>
          </table:table-cell>
          <table:table-cell table:style-name="ce12" table:formula="of:=[.L193]+([.K194]*[.J194])" office:value-type="float" office:value="451.850393287037" calcext:value-type="float">
            <text:p><text:s/>451.85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17" calcext:value-type="float">
            <text:p>17</text:p>
          </table:table-cell>
          <table:table-cell table:style-name="ce31" table:formula="of:=[.O193]+[.N194]" office:value-type="float" office:value="120" calcext:value-type="float">
            <text:p>120</text:p>
          </table:table-cell>
          <table:table-cell table:formula="of:=[.O194]*100/[.O$3]" office:value-type="float" office:value="42.4028268551237" calcext:value-type="float">
            <text:p><text:s/>42.40 <text:s text:c="5"/></text:p>
          </table:table-cell>
          <table:table-cell table:style-name="ce31" office:value-type="float" office:value="16" calcext:value-type="float">
            <text:p>16</text:p>
          </table:table-cell>
          <table:table-cell table:style-name="ce31" table:formula="of:=[.R193]+[.Q194]" office:value-type="float" office:value="81" calcext:value-type="float">
            <text:p>81</text:p>
          </table:table-cell>
          <table:table-cell table:formula="of:=[.R194]*100/[.R$3]" office:value-type="float" office:value="30.2238805970149" calcext:value-type="float">
            <text:p><text:s/>30.22 <text:s text:c="5"/></text:p>
          </table:table-cell>
          <table:table-cell/>
          <table:table-cell table:style-name="ce31" table:formula="of:=[.U193]+[.T194]" office:value-type="float" office:value="1" calcext:value-type="float">
            <text:p>1</text:p>
          </table:table-cell>
          <table:table-cell table:formula="of:=[.U194]*100/[.U$3]" office:value-type="float" office:value="100" calcext:value-type="float">
            <text:p><text:s/>100.00 <text:s text:c="5"/></text:p>
          </table:table-cell>
          <table:table-cell table:style-name="ce31" table:formula="of:=[.O194]+[.R194]" office:value-type="float" office:value="201" calcext:value-type="float">
            <text:p>201</text:p>
          </table:table-cell>
          <table:table-cell table:style-name="ce35" table:formula="of:=[.W194]/2" office:value-type="float" office:value="100.5" calcext:value-type="float">
            <text:p>101</text:p>
          </table:table-cell>
          <table:table-cell table:style-name="ce24" table:formula="of:=[.X194]*100/[.Y$2]" office:value-type="float" office:value="36.4791288566243" calcext:value-type="float">
            <text:p><text:s/>36.48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09" calcext:value-type="date">
            <text:p>7/9/2006</text:p>
          </table:table-cell>
          <table:table-cell office:value-type="float" office:value="28" calcext:value-type="float">
            <text:p>28</text:p>
          </table:table-cell>
          <table:table-cell office:value-type="float" office:value="16.875" calcext:value-type="float">
            <text:p><text:s/>16.88 <text:s text:c="5"/></text:p>
          </table:table-cell>
          <table:table-cell office:value-type="float" office:value="30.688" calcext:value-type="float">
            <text:p><text:s/>30.69 <text:s text:c="5"/></text:p>
          </table:table-cell>
          <table:table-cell office:value-type="float" office:value="25.62675" calcext:value-type="float">
            <text:p><text:s/>25.63 <text:s text:c="5"/></text:p>
          </table:table-cell>
          <table:table-cell table:formula="of:=([.D195]+[.C195])/2" office:value-type="float" office:value="23.7815" calcext:value-type="float">
            <text:p><text:s/>23.78 <text:s text:c="5"/></text:p>
          </table:table-cell>
          <table:table-cell table:formula="of:=ABS([.E195]-[.F195])" office:value-type="float" office:value="1.84525" calcext:value-type="float">
            <text:p><text:s/>1.85 <text:s text:c="5"/></text:p>
          </table:table-cell>
          <table:table-cell table:formula="of:=ABS([.G195]*100/[.E195])" office:value-type="float" office:value="7.20048386939429" calcext:value-type="float">
            <text:p><text:s/>7.2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95]&gt;=[.$L$4];1;0)" office:value-type="float" office:value="1" calcext:value-type="float">
            <text:p>1</text:p>
          </table:table-cell>
          <table:table-cell table:style-name="ce24" table:formula="of:=IF([.E195]&gt;[.K$4];[.E195]-[.K$4];0)" office:value-type="float" office:value="15.62675" calcext:value-type="float">
            <text:p><text:s/>15.63 <text:s text:c="5"/></text:p>
          </table:table-cell>
          <table:table-cell table:style-name="ce12" table:formula="of:=[.L194]+([.K195]*[.J195])" office:value-type="float" office:value="467.477143287037" calcext:value-type="float">
            <text:p><text:s/>467.48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94]+[.N195]" office:value-type="float" office:value="120" calcext:value-type="float">
            <text:p>120</text:p>
          </table:table-cell>
          <table:table-cell table:formula="of:=[.O195]*100/[.O$3]" office:value-type="float" office:value="42.4028268551237" calcext:value-type="float">
            <text:p><text:s/>42.40 <text:s text:c="5"/></text:p>
          </table:table-cell>
          <table:table-cell/>
          <table:table-cell table:style-name="ce31" table:formula="of:=[.R194]+[.Q195]" office:value-type="float" office:value="81" calcext:value-type="float">
            <text:p>81</text:p>
          </table:table-cell>
          <table:table-cell table:formula="of:=[.R195]*100/[.R$3]" office:value-type="float" office:value="30.2238805970149" calcext:value-type="float">
            <text:p><text:s/>30.22 <text:s text:c="5"/></text:p>
          </table:table-cell>
          <table:table-cell/>
          <table:table-cell table:style-name="ce31" table:formula="of:=[.U194]+[.T195]" office:value-type="float" office:value="1" calcext:value-type="float">
            <text:p>1</text:p>
          </table:table-cell>
          <table:table-cell table:formula="of:=[.U195]*100/[.U$3]" office:value-type="float" office:value="100" calcext:value-type="float">
            <text:p><text:s/>100.00 <text:s text:c="5"/></text:p>
          </table:table-cell>
          <table:table-cell table:style-name="ce31" table:formula="of:=[.O195]+[.R195]" office:value-type="float" office:value="201" calcext:value-type="float">
            <text:p>201</text:p>
          </table:table-cell>
          <table:table-cell table:style-name="ce35" table:formula="of:=[.W195]/2" office:value-type="float" office:value="100.5" calcext:value-type="float">
            <text:p>101</text:p>
          </table:table-cell>
          <table:table-cell table:style-name="ce24" table:formula="of:=[.X195]*100/[.Y$2]" office:value-type="float" office:value="36.4791288566243" calcext:value-type="float">
            <text:p><text:s/>36.48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10" calcext:value-type="date">
            <text:p>7/10/2006</text:p>
          </table:table-cell>
          <table:table-cell office:value-type="float" office:value="29" calcext:value-type="float">
            <text:p>29</text:p>
          </table:table-cell>
          <table:table-cell office:value-type="float" office:value="17.312" calcext:value-type="float">
            <text:p><text:s/>17.31 <text:s text:c="5"/></text:p>
          </table:table-cell>
          <table:table-cell office:value-type="float" office:value="36.62" calcext:value-type="float">
            <text:p><text:s/>36.62 <text:s text:c="5"/></text:p>
          </table:table-cell>
          <table:table-cell office:value-type="float" office:value="26.126988372093" calcext:value-type="float">
            <text:p><text:s/>26.13 <text:s text:c="5"/></text:p>
          </table:table-cell>
          <table:table-cell table:formula="of:=([.D196]+[.C196])/2" office:value-type="float" office:value="26.966" calcext:value-type="float">
            <text:p><text:s/>26.97 <text:s text:c="5"/></text:p>
          </table:table-cell>
          <table:table-cell table:formula="of:=ABS([.E196]-[.F196])" office:value-type="float" office:value="0.839011627907002" calcext:value-type="float">
            <text:p><text:s/>0.84 <text:s text:c="5"/></text:p>
          </table:table-cell>
          <table:table-cell table:formula="of:=ABS([.G196]*100/[.E196])" office:value-type="float" office:value="3.21128335175123" calcext:value-type="float">
            <text:p><text:s/>3.2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96]&gt;=[.$L$4];1;0)" office:value-type="float" office:value="1" calcext:value-type="float">
            <text:p>1</text:p>
          </table:table-cell>
          <table:table-cell table:style-name="ce24" table:formula="of:=IF([.E196]&gt;[.K$4];[.E196]-[.K$4];0)" office:value-type="float" office:value="16.126988372093" calcext:value-type="float">
            <text:p><text:s/>16.13 <text:s text:c="5"/></text:p>
          </table:table-cell>
          <table:table-cell table:style-name="ce12" table:formula="of:=[.L195]+([.K196]*[.J196])" office:value-type="float" office:value="483.60413165913" calcext:value-type="float">
            <text:p><text:s/>483.60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[.O195]+[.N196]" office:value-type="float" office:value="140" calcext:value-type="float">
            <text:p>140</text:p>
          </table:table-cell>
          <table:table-cell table:formula="of:=[.O196]*100/[.O$3]" office:value-type="float" office:value="49.469964664311" calcext:value-type="float">
            <text:p><text:s/>49.47 <text:s text:c="5"/></text:p>
          </table:table-cell>
          <table:table-cell table:style-name="ce31" office:value-type="float" office:value="19" calcext:value-type="float">
            <text:p>19</text:p>
          </table:table-cell>
          <table:table-cell table:style-name="ce31" table:formula="of:=[.R195]+[.Q196]" office:value-type="float" office:value="100" calcext:value-type="float">
            <text:p>100</text:p>
          </table:table-cell>
          <table:table-cell table:formula="of:=[.R196]*100/[.R$3]" office:value-type="float" office:value="37.3134328358209" calcext:value-type="float">
            <text:p><text:s/>37.31 <text:s text:c="5"/></text:p>
          </table:table-cell>
          <table:table-cell/>
          <table:table-cell table:style-name="ce31" table:formula="of:=[.U195]+[.T196]" office:value-type="float" office:value="1" calcext:value-type="float">
            <text:p>1</text:p>
          </table:table-cell>
          <table:table-cell table:formula="of:=[.U196]*100/[.U$3]" office:value-type="float" office:value="100" calcext:value-type="float">
            <text:p><text:s/>100.00 <text:s text:c="5"/></text:p>
          </table:table-cell>
          <table:table-cell table:style-name="ce31" table:formula="of:=[.O196]+[.R196]" office:value-type="float" office:value="240" calcext:value-type="float">
            <text:p>240</text:p>
          </table:table-cell>
          <table:table-cell table:style-name="ce35" table:formula="of:=[.W196]/2" office:value-type="float" office:value="120" calcext:value-type="float">
            <text:p>120</text:p>
          </table:table-cell>
          <table:table-cell table:style-name="ce24" table:formula="of:=[.X196]*100/[.Y$2]" office:value-type="float" office:value="43.557168784029" calcext:value-type="float">
            <text:p><text:s/>43.56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11" calcext:value-type="date">
            <text:p>7/11/2006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<text:s/>18.00 <text:s text:c="5"/></text:p>
          </table:table-cell>
          <table:table-cell office:value-type="float" office:value="34.812" calcext:value-type="float">
            <text:p><text:s/>34.81 <text:s text:c="5"/></text:p>
          </table:table-cell>
          <table:table-cell office:value-type="float" office:value="26.5753125" calcext:value-type="float">
            <text:p><text:s/>26.58 <text:s text:c="5"/></text:p>
          </table:table-cell>
          <table:table-cell table:formula="of:=([.D197]+[.C197])/2" office:value-type="float" office:value="26.406" calcext:value-type="float">
            <text:p><text:s/>26.41 <text:s text:c="5"/></text:p>
          </table:table-cell>
          <table:table-cell table:formula="of:=ABS([.E197]-[.F197])" office:value-type="float" office:value="0.1693125" calcext:value-type="float">
            <text:p><text:s/>0.17 <text:s text:c="5"/></text:p>
          </table:table-cell>
          <table:table-cell table:formula="of:=ABS([.G197]*100/[.E197])" office:value-type="float" office:value="0.637104455497937" calcext:value-type="float">
            <text:p><text:s/>0.64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197]&gt;=[.$L$4];1;0)" office:value-type="float" office:value="1" calcext:value-type="float">
            <text:p>1</text:p>
          </table:table-cell>
          <table:table-cell table:style-name="ce24" table:formula="of:=IF([.E197]&gt;[.K$4];[.E197]-[.K$4];0)" office:value-type="float" office:value="16.5753125" calcext:value-type="float">
            <text:p><text:s/>16.58 <text:s text:c="5"/></text:p>
          </table:table-cell>
          <table:table-cell table:style-name="ce12" table:formula="of:=[.L196]+([.K197]*[.J197])" office:value-type="float" office:value="500.17944415913" calcext:value-type="float">
            <text:p><text:s/>500.18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96]+[.N197]" office:value-type="float" office:value="140" calcext:value-type="float">
            <text:p>140</text:p>
          </table:table-cell>
          <table:table-cell table:formula="of:=[.O197]*100/[.O$3]" office:value-type="float" office:value="49.469964664311" calcext:value-type="float">
            <text:p><text:s/>49.47 <text:s text:c="5"/></text:p>
          </table:table-cell>
          <table:table-cell/>
          <table:table-cell table:style-name="ce31" table:formula="of:=[.R196]+[.Q197]" office:value-type="float" office:value="100" calcext:value-type="float">
            <text:p>100</text:p>
          </table:table-cell>
          <table:table-cell table:formula="of:=[.R197]*100/[.R$3]" office:value-type="float" office:value="37.3134328358209" calcext:value-type="float">
            <text:p><text:s/>37.31 <text:s text:c="5"/></text:p>
          </table:table-cell>
          <table:table-cell/>
          <table:table-cell table:style-name="ce31" table:formula="of:=[.U196]+[.T197]" office:value-type="float" office:value="1" calcext:value-type="float">
            <text:p>1</text:p>
          </table:table-cell>
          <table:table-cell table:formula="of:=[.U197]*100/[.U$3]" office:value-type="float" office:value="100" calcext:value-type="float">
            <text:p><text:s/>100.00 <text:s text:c="5"/></text:p>
          </table:table-cell>
          <table:table-cell table:style-name="ce31" table:formula="of:=[.O197]+[.R197]" office:value-type="float" office:value="240" calcext:value-type="float">
            <text:p>240</text:p>
          </table:table-cell>
          <table:table-cell table:style-name="ce35" table:formula="of:=[.W197]/2" office:value-type="float" office:value="120" calcext:value-type="float">
            <text:p>120</text:p>
          </table:table-cell>
          <table:table-cell table:style-name="ce24" table:formula="of:=[.X197]*100/[.Y$2]" office:value-type="float" office:value="43.557168784029" calcext:value-type="float">
            <text:p><text:s/>43.56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12" calcext:value-type="date">
            <text:p>7/12/2006</text:p>
          </table:table-cell>
          <table:table-cell office:value-type="float" office:value="29" calcext:value-type="float">
            <text:p>29</text:p>
          </table:table-cell>
          <table:table-cell office:value-type="float" office:value="16.25" calcext:value-type="float">
            <text:p><text:s/>16.25 <text:s text:c="5"/></text:p>
          </table:table-cell>
          <table:table-cell office:value-type="float" office:value="34.438" calcext:value-type="float">
            <text:p><text:s/>34.44 <text:s text:c="5"/></text:p>
          </table:table-cell>
          <table:table-cell office:value-type="float" office:value="25.0701458333333" calcext:value-type="float">
            <text:p><text:s/>25.07 <text:s text:c="5"/></text:p>
          </table:table-cell>
          <table:table-cell table:formula="of:=([.D198]+[.C198])/2" office:value-type="float" office:value="25.344" calcext:value-type="float">
            <text:p><text:s/>25.34 <text:s text:c="5"/></text:p>
          </table:table-cell>
          <table:table-cell table:formula="of:=ABS([.E198]-[.F198])" office:value-type="float" office:value="0.273854166666702" calcext:value-type="float">
            <text:p><text:s/>0.27 <text:s text:c="5"/></text:p>
          </table:table-cell>
          <table:table-cell table:formula="of:=ABS([.G198]*100/[.E198])" office:value-type="float" office:value="1.09235170982765" calcext:value-type="float">
            <text:p><text:s/>1.09 <text:s text:c="5"/></text:p>
          </table:table-cell>
          <table:table-cell office:value-type="float" office:value="10.9" calcext:value-type="float">
            <text:p><text:s/>10.90 <text:s text:c="5"/></text:p>
          </table:table-cell>
          <table:table-cell table:style-name="ce20" table:formula="of:=IF([.A198]&gt;=[.$L$4];1;0)" office:value-type="float" office:value="1" calcext:value-type="float">
            <text:p>1</text:p>
          </table:table-cell>
          <table:table-cell table:style-name="ce24" table:formula="of:=IF([.E198]&gt;[.K$4];[.E198]-[.K$4];0)" office:value-type="float" office:value="15.0701458333333" calcext:value-type="float">
            <text:p><text:s/>15.07 <text:s text:c="5"/></text:p>
          </table:table-cell>
          <table:table-cell table:style-name="ce12" table:formula="of:=[.L197]+([.K198]*[.J198])" office:value-type="float" office:value="515.249589992464" calcext:value-type="float">
            <text:p><text:s/>515.25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formula="of:=[.O197]+[.N198]" office:value-type="float" office:value="152" calcext:value-type="float">
            <text:p>152</text:p>
          </table:table-cell>
          <table:table-cell table:formula="of:=[.O198]*100/[.O$3]" office:value-type="float" office:value="53.7102473498233" calcext:value-type="float">
            <text:p><text:s/>53.71 <text:s text:c="5"/></text:p>
          </table:table-cell>
          <table:table-cell table:style-name="ce31" office:value-type="float" office:value="14" calcext:value-type="float">
            <text:p>14</text:p>
          </table:table-cell>
          <table:table-cell table:style-name="ce31" table:formula="of:=[.R197]+[.Q198]" office:value-type="float" office:value="114" calcext:value-type="float">
            <text:p>114</text:p>
          </table:table-cell>
          <table:table-cell table:formula="of:=[.R198]*100/[.R$3]" office:value-type="float" office:value="42.5373134328358" calcext:value-type="float">
            <text:p><text:s/>42.54 <text:s text:c="5"/></text:p>
          </table:table-cell>
          <table:table-cell/>
          <table:table-cell table:style-name="ce31" table:formula="of:=[.U197]+[.T198]" office:value-type="float" office:value="1" calcext:value-type="float">
            <text:p>1</text:p>
          </table:table-cell>
          <table:table-cell table:formula="of:=[.U198]*100/[.U$3]" office:value-type="float" office:value="100" calcext:value-type="float">
            <text:p><text:s/>100.00 <text:s text:c="5"/></text:p>
          </table:table-cell>
          <table:table-cell table:style-name="ce31" table:formula="of:=[.O198]+[.R198]" office:value-type="float" office:value="266" calcext:value-type="float">
            <text:p>266</text:p>
          </table:table-cell>
          <table:table-cell table:style-name="ce35" table:formula="of:=[.W198]/2" office:value-type="float" office:value="133" calcext:value-type="float">
            <text:p>133</text:p>
          </table:table-cell>
          <table:table-cell table:style-name="ce24" table:formula="of:=[.X198]*100/[.Y$2]" office:value-type="float" office:value="48.2758620689655" calcext:value-type="float">
            <text:p><text:s/>48.28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13" calcext:value-type="date">
            <text:p>7/13/2006</text:p>
          </table:table-cell>
          <table:table-cell office:value-type="float" office:value="29" calcext:value-type="float">
            <text:p>29</text:p>
          </table:table-cell>
          <table:table-cell office:value-type="float" office:value="16.25" calcext:value-type="float">
            <text:p><text:s/>16.25 <text:s text:c="5"/></text:p>
          </table:table-cell>
          <table:table-cell office:value-type="float" office:value="32.312" calcext:value-type="float">
            <text:p><text:s/>32.31 <text:s text:c="5"/></text:p>
          </table:table-cell>
          <table:table-cell office:value-type="float" office:value="23.5711875" calcext:value-type="float">
            <text:p><text:s/>23.57 <text:s text:c="5"/></text:p>
          </table:table-cell>
          <table:table-cell table:formula="of:=([.D199]+[.C199])/2" office:value-type="float" office:value="24.281" calcext:value-type="float">
            <text:p><text:s/>24.28 <text:s text:c="5"/></text:p>
          </table:table-cell>
          <table:table-cell table:formula="of:=ABS([.E199]-[.F199])" office:value-type="float" office:value="0.709812499999998" calcext:value-type="float">
            <text:p><text:s/>0.71 <text:s text:c="5"/></text:p>
          </table:table-cell>
          <table:table-cell table:formula="of:=ABS([.G199]*100/[.E199])" office:value-type="float" office:value="3.01135655554052" calcext:value-type="float">
            <text:p><text:s/>3.01 <text:s text:c="5"/></text:p>
          </table:table-cell>
          <table:table-cell office:value-type="float" office:value="7.7" calcext:value-type="float">
            <text:p><text:s/>7.70 <text:s text:c="5"/></text:p>
          </table:table-cell>
          <table:table-cell table:style-name="ce20" table:formula="of:=IF([.A199]&gt;=[.$L$4];1;0)" office:value-type="float" office:value="1" calcext:value-type="float">
            <text:p>1</text:p>
          </table:table-cell>
          <table:table-cell table:style-name="ce24" table:formula="of:=IF([.E199]&gt;[.K$4];[.E199]-[.K$4];0)" office:value-type="float" office:value="13.5711875" calcext:value-type="float">
            <text:p><text:s/>13.57 <text:s text:c="5"/></text:p>
          </table:table-cell>
          <table:table-cell table:style-name="ce12" table:formula="of:=[.L198]+([.K199]*[.J199])" office:value-type="float" office:value="528.820777492464" calcext:value-type="float">
            <text:p><text:s/>528.8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198]+[.N199]" office:value-type="float" office:value="152" calcext:value-type="float">
            <text:p>152</text:p>
          </table:table-cell>
          <table:table-cell table:formula="of:=[.O199]*100/[.O$3]" office:value-type="float" office:value="53.7102473498233" calcext:value-type="float">
            <text:p><text:s/>53.71 <text:s text:c="5"/></text:p>
          </table:table-cell>
          <table:table-cell/>
          <table:table-cell table:style-name="ce31" table:formula="of:=[.R198]+[.Q199]" office:value-type="float" office:value="114" calcext:value-type="float">
            <text:p>114</text:p>
          </table:table-cell>
          <table:table-cell table:formula="of:=[.R199]*100/[.R$3]" office:value-type="float" office:value="42.5373134328358" calcext:value-type="float">
            <text:p><text:s/>42.54 <text:s text:c="5"/></text:p>
          </table:table-cell>
          <table:table-cell/>
          <table:table-cell table:style-name="ce31" table:formula="of:=[.U198]+[.T199]" office:value-type="float" office:value="1" calcext:value-type="float">
            <text:p>1</text:p>
          </table:table-cell>
          <table:table-cell table:formula="of:=[.U199]*100/[.U$3]" office:value-type="float" office:value="100" calcext:value-type="float">
            <text:p><text:s/>100.00 <text:s text:c="5"/></text:p>
          </table:table-cell>
          <table:table-cell table:style-name="ce31" table:formula="of:=[.O199]+[.R199]" office:value-type="float" office:value="266" calcext:value-type="float">
            <text:p>266</text:p>
          </table:table-cell>
          <table:table-cell table:style-name="ce35" table:formula="of:=[.W199]/2" office:value-type="float" office:value="133" calcext:value-type="float">
            <text:p>133</text:p>
          </table:table-cell>
          <table:table-cell table:style-name="ce24" table:formula="of:=[.X199]*100/[.Y$2]" office:value-type="float" office:value="48.2758620689655" calcext:value-type="float">
            <text:p><text:s/>48.28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14" calcext:value-type="date">
            <text:p>7/14/2006</text:p>
          </table:table-cell>
          <table:table-cell office:value-type="float" office:value="29" calcext:value-type="float">
            <text:p>29</text:p>
          </table:table-cell>
          <table:table-cell office:value-type="float" office:value="14.188" calcext:value-type="float">
            <text:p><text:s/>14.19 <text:s text:c="5"/></text:p>
          </table:table-cell>
          <table:table-cell office:value-type="float" office:value="23.688" calcext:value-type="float">
            <text:p><text:s/>23.69 <text:s text:c="5"/></text:p>
          </table:table-cell>
          <table:table-cell office:value-type="float" office:value="19.3945" calcext:value-type="float">
            <text:p><text:s/>19.39 <text:s text:c="5"/></text:p>
          </table:table-cell>
          <table:table-cell table:formula="of:=([.D200]+[.C200])/2" office:value-type="float" office:value="18.938" calcext:value-type="float">
            <text:p><text:s/>18.94 <text:s text:c="5"/></text:p>
          </table:table-cell>
          <table:table-cell table:formula="of:=ABS([.E200]-[.F200])" office:value-type="float" office:value="0.456500000000002" calcext:value-type="float">
            <text:p><text:s/>0.46 <text:s text:c="5"/></text:p>
          </table:table-cell>
          <table:table-cell table:formula="of:=ABS([.G200]*100/[.E200])" office:value-type="float" office:value="2.35376008662251" calcext:value-type="float">
            <text:p><text:s/>2.35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00]&gt;=[.$L$4];1;0)" office:value-type="float" office:value="1" calcext:value-type="float">
            <text:p>1</text:p>
          </table:table-cell>
          <table:table-cell table:style-name="ce24" table:formula="of:=IF([.E200]&gt;[.K$4];[.E200]-[.K$4];0)" office:value-type="float" office:value="9.3945" calcext:value-type="float">
            <text:p><text:s/>9.39 <text:s text:c="5"/></text:p>
          </table:table-cell>
          <table:table-cell table:style-name="ce12" table:formula="of:=[.L199]+([.K200]*[.J200])" office:value-type="float" office:value="538.215277492464" calcext:value-type="float">
            <text:p><text:s/>538.22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formula="of:=[.O199]+[.N200]" office:value-type="float" office:value="158" calcext:value-type="float">
            <text:p>158</text:p>
          </table:table-cell>
          <table:table-cell table:formula="of:=[.O200]*100/[.O$3]" office:value-type="float" office:value="55.8303886925795" calcext:value-type="float">
            <text:p><text:s/>55.83 <text:s text:c="5"/></text:p>
          </table:table-cell>
          <table:table-cell table:style-name="ce31" office:value-type="float" office:value="11" calcext:value-type="float">
            <text:p>11</text:p>
          </table:table-cell>
          <table:table-cell table:style-name="ce31" table:formula="of:=[.R199]+[.Q200]" office:value-type="float" office:value="125" calcext:value-type="float">
            <text:p>125</text:p>
          </table:table-cell>
          <table:table-cell table:formula="of:=[.R200]*100/[.R$3]" office:value-type="float" office:value="46.6417910447761" calcext:value-type="float">
            <text:p><text:s/>46.64 <text:s text:c="5"/></text:p>
          </table:table-cell>
          <table:table-cell/>
          <table:table-cell table:style-name="ce31" table:formula="of:=[.U199]+[.T200]" office:value-type="float" office:value="1" calcext:value-type="float">
            <text:p>1</text:p>
          </table:table-cell>
          <table:table-cell table:formula="of:=[.U200]*100/[.U$3]" office:value-type="float" office:value="100" calcext:value-type="float">
            <text:p><text:s/>100.00 <text:s text:c="5"/></text:p>
          </table:table-cell>
          <table:table-cell table:style-name="ce31" table:formula="of:=[.O200]+[.R200]" office:value-type="float" office:value="283" calcext:value-type="float">
            <text:p>283</text:p>
          </table:table-cell>
          <table:table-cell table:style-name="ce35" table:formula="of:=[.W200]/2" office:value-type="float" office:value="141.5" calcext:value-type="float">
            <text:p>142</text:p>
          </table:table-cell>
          <table:table-cell table:style-name="ce24" table:formula="of:=[.X200]*100/[.Y$2]" office:value-type="float" office:value="51.3611615245009" calcext:value-type="float">
            <text:p><text:s/>51.36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15" calcext:value-type="date">
            <text:p>7/15/2006</text:p>
          </table:table-cell>
          <table:table-cell office:value-type="float" office:value="29" calcext:value-type="float">
            <text:p>29</text:p>
          </table:table-cell>
          <table:table-cell office:value-type="float" office:value="11.25" calcext:value-type="float">
            <text:p><text:s/>11.25 <text:s text:c="5"/></text:p>
          </table:table-cell>
          <table:table-cell office:value-type="float" office:value="23" calcext:value-type="float">
            <text:p><text:s/>23.00 <text:s text:c="5"/></text:p>
          </table:table-cell>
          <table:table-cell office:value-type="float" office:value="16.86425" calcext:value-type="float">
            <text:p><text:s/>16.86 <text:s text:c="5"/></text:p>
          </table:table-cell>
          <table:table-cell table:formula="of:=([.D201]+[.C201])/2" office:value-type="float" office:value="17.125" calcext:value-type="float">
            <text:p><text:s/>17.13 <text:s text:c="5"/></text:p>
          </table:table-cell>
          <table:table-cell table:formula="of:=ABS([.E201]-[.F201])" office:value-type="float" office:value="0.260750000000002" calcext:value-type="float">
            <text:p><text:s/>0.26 <text:s text:c="5"/></text:p>
          </table:table-cell>
          <table:table-cell table:formula="of:=ABS([.G201]*100/[.E201])" office:value-type="float" office:value="1.54617015283811" calcext:value-type="float">
            <text:p><text:s/>1.55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01]&gt;=[.$L$4];1;0)" office:value-type="float" office:value="1" calcext:value-type="float">
            <text:p>1</text:p>
          </table:table-cell>
          <table:table-cell table:style-name="ce24" table:formula="of:=IF([.E201]&gt;[.K$4];[.E201]-[.K$4];0)" office:value-type="float" office:value="6.86425" calcext:value-type="float">
            <text:p><text:s/>6.86 <text:s text:c="5"/></text:p>
          </table:table-cell>
          <table:table-cell table:style-name="ce12" table:formula="of:=[.L200]+([.K201]*[.J201])" office:value-type="float" office:value="545.079527492464" calcext:value-type="float">
            <text:p><text:s/>545.08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00]+[.N201]" office:value-type="float" office:value="158" calcext:value-type="float">
            <text:p>158</text:p>
          </table:table-cell>
          <table:table-cell table:formula="of:=[.O201]*100/[.O$3]" office:value-type="float" office:value="55.8303886925795" calcext:value-type="float">
            <text:p><text:s/>55.83 <text:s text:c="5"/></text:p>
          </table:table-cell>
          <table:table-cell/>
          <table:table-cell table:style-name="ce31" table:formula="of:=[.R200]+[.Q201]" office:value-type="float" office:value="125" calcext:value-type="float">
            <text:p>125</text:p>
          </table:table-cell>
          <table:table-cell table:formula="of:=[.R201]*100/[.R$3]" office:value-type="float" office:value="46.6417910447761" calcext:value-type="float">
            <text:p><text:s/>46.64 <text:s text:c="5"/></text:p>
          </table:table-cell>
          <table:table-cell/>
          <table:table-cell table:style-name="ce31" table:formula="of:=[.U200]+[.T201]" office:value-type="float" office:value="1" calcext:value-type="float">
            <text:p>1</text:p>
          </table:table-cell>
          <table:table-cell table:formula="of:=[.U201]*100/[.U$3]" office:value-type="float" office:value="100" calcext:value-type="float">
            <text:p><text:s/>100.00 <text:s text:c="5"/></text:p>
          </table:table-cell>
          <table:table-cell table:style-name="ce31" table:formula="of:=[.O201]+[.R201]" office:value-type="float" office:value="283" calcext:value-type="float">
            <text:p>283</text:p>
          </table:table-cell>
          <table:table-cell table:style-name="ce35" table:formula="of:=[.W201]/2" office:value-type="float" office:value="141.5" calcext:value-type="float">
            <text:p>142</text:p>
          </table:table-cell>
          <table:table-cell table:style-name="ce24" table:formula="of:=[.X201]*100/[.Y$2]" office:value-type="float" office:value="51.3611615245009" calcext:value-type="float">
            <text:p><text:s/>51.36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16" calcext:value-type="date">
            <text:p>7/16/2006</text:p>
          </table:table-cell>
          <table:table-cell office:value-type="float" office:value="29" calcext:value-type="float">
            <text:p>29</text:p>
          </table:table-cell>
          <table:table-cell office:value-type="float" office:value="9.812" calcext:value-type="float">
            <text:p><text:s/>9.81 <text:s text:c="5"/></text:p>
          </table:table-cell>
          <table:table-cell office:value-type="float" office:value="23.125" calcext:value-type="float">
            <text:p><text:s/>23.13 <text:s text:c="5"/></text:p>
          </table:table-cell>
          <table:table-cell office:value-type="float" office:value="16.8004791666667" calcext:value-type="float">
            <text:p><text:s/>16.80 <text:s text:c="5"/></text:p>
          </table:table-cell>
          <table:table-cell table:formula="of:=([.D202]+[.C202])/2" office:value-type="float" office:value="16.4685" calcext:value-type="float">
            <text:p><text:s/>16.47 <text:s text:c="5"/></text:p>
          </table:table-cell>
          <table:table-cell table:formula="of:=ABS([.E202]-[.F202])" office:value-type="float" office:value="0.331979166666702" calcext:value-type="float">
            <text:p><text:s/>0.33 <text:s text:c="5"/></text:p>
          </table:table-cell>
          <table:table-cell table:formula="of:=ABS([.G202]*100/[.E202])" office:value-type="float" office:value="1.97601010883887" calcext:value-type="float">
            <text:p><text:s/>1.9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02]&gt;=[.$L$4];1;0)" office:value-type="float" office:value="1" calcext:value-type="float">
            <text:p>1</text:p>
          </table:table-cell>
          <table:table-cell table:style-name="ce24" table:formula="of:=IF([.E202]&gt;[.K$4];[.E202]-[.K$4];0)" office:value-type="float" office:value="6.8004791666667" calcext:value-type="float">
            <text:p><text:s/>6.80 <text:s text:c="5"/></text:p>
          </table:table-cell>
          <table:table-cell table:style-name="ce12" table:formula="of:=[.L201]+([.K202]*[.J202])" office:value-type="float" office:value="551.88000665913" calcext:value-type="float">
            <text:p><text:s/>551.88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11" calcext:value-type="float">
            <text:p>11</text:p>
          </table:table-cell>
          <table:table-cell table:style-name="ce31" table:formula="of:=[.O201]+[.N202]" office:value-type="float" office:value="169" calcext:value-type="float">
            <text:p>169</text:p>
          </table:table-cell>
          <table:table-cell table:formula="of:=[.O202]*100/[.O$3]" office:value-type="float" office:value="59.7173144876325" calcext:value-type="float">
            <text:p><text:s/>59.72 <text:s text:c="5"/></text:p>
          </table:table-cell>
          <table:table-cell table:style-name="ce31" office:value-type="float" office:value="17" calcext:value-type="float">
            <text:p>17</text:p>
          </table:table-cell>
          <table:table-cell table:style-name="ce31" table:formula="of:=[.R201]+[.Q202]" office:value-type="float" office:value="142" calcext:value-type="float">
            <text:p>142</text:p>
          </table:table-cell>
          <table:table-cell table:formula="of:=[.R202]*100/[.R$3]" office:value-type="float" office:value="52.9850746268657" calcext:value-type="float">
            <text:p><text:s/>52.99 <text:s text:c="5"/></text:p>
          </table:table-cell>
          <table:table-cell/>
          <table:table-cell table:style-name="ce31" table:formula="of:=[.U201]+[.T202]" office:value-type="float" office:value="1" calcext:value-type="float">
            <text:p>1</text:p>
          </table:table-cell>
          <table:table-cell table:formula="of:=[.U202]*100/[.U$3]" office:value-type="float" office:value="100" calcext:value-type="float">
            <text:p><text:s/>100.00 <text:s text:c="5"/></text:p>
          </table:table-cell>
          <table:table-cell table:style-name="ce31" table:formula="of:=[.O202]+[.R202]" office:value-type="float" office:value="311" calcext:value-type="float">
            <text:p>311</text:p>
          </table:table-cell>
          <table:table-cell table:style-name="ce35" table:formula="of:=[.W202]/2" office:value-type="float" office:value="155.5" calcext:value-type="float">
            <text:p>156</text:p>
          </table:table-cell>
          <table:table-cell table:style-name="ce24" table:formula="of:=[.X202]*100/[.Y$2]" office:value-type="float" office:value="56.442831215971" calcext:value-type="float">
            <text:p><text:s/>56.44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17" calcext:value-type="date">
            <text:p>7/17/2006</text:p>
          </table:table-cell>
          <table:table-cell office:value-type="float" office:value="30" calcext:value-type="float">
            <text:p>30</text:p>
          </table:table-cell>
          <table:table-cell office:value-type="float" office:value="9.375" calcext:value-type="float">
            <text:p><text:s/>9.38 <text:s text:c="5"/></text:p>
          </table:table-cell>
          <table:table-cell office:value-type="float" office:value="26.125" calcext:value-type="float">
            <text:p><text:s/>26.13 <text:s text:c="5"/></text:p>
          </table:table-cell>
          <table:table-cell office:value-type="float" office:value="18.285" calcext:value-type="float">
            <text:p><text:s/>18.29 <text:s text:c="5"/></text:p>
          </table:table-cell>
          <table:table-cell table:formula="of:=([.D203]+[.C203])/2" office:value-type="float" office:value="17.75" calcext:value-type="float">
            <text:p><text:s/>17.75 <text:s text:c="5"/></text:p>
          </table:table-cell>
          <table:table-cell table:formula="of:=ABS([.E203]-[.F203])" office:value-type="float" office:value="0.535" calcext:value-type="float">
            <text:p><text:s/>0.54 <text:s text:c="5"/></text:p>
          </table:table-cell>
          <table:table-cell table:formula="of:=ABS([.G203]*100/[.E203])" office:value-type="float" office:value="2.92589554279464" calcext:value-type="float">
            <text:p><text:s/>2.9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03]&gt;=[.$L$4];1;0)" office:value-type="float" office:value="1" calcext:value-type="float">
            <text:p>1</text:p>
          </table:table-cell>
          <table:table-cell table:style-name="ce24" table:formula="of:=IF([.E203]&gt;[.K$4];[.E203]-[.K$4];0)" office:value-type="float" office:value="8.285" calcext:value-type="float">
            <text:p><text:s/>8.29 <text:s text:c="5"/></text:p>
          </table:table-cell>
          <table:table-cell table:style-name="ce12" table:formula="of:=[.L202]+([.K203]*[.J203])" office:value-type="float" office:value="560.16500665913" calcext:value-type="float">
            <text:p><text:s/>560.1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02]+[.N203]" office:value-type="float" office:value="169" calcext:value-type="float">
            <text:p>169</text:p>
          </table:table-cell>
          <table:table-cell table:formula="of:=[.O203]*100/[.O$3]" office:value-type="float" office:value="59.7173144876325" calcext:value-type="float">
            <text:p><text:s/>59.72 <text:s text:c="5"/></text:p>
          </table:table-cell>
          <table:table-cell/>
          <table:table-cell table:style-name="ce31" table:formula="of:=[.R202]+[.Q203]" office:value-type="float" office:value="142" calcext:value-type="float">
            <text:p>142</text:p>
          </table:table-cell>
          <table:table-cell table:formula="of:=[.R203]*100/[.R$3]" office:value-type="float" office:value="52.9850746268657" calcext:value-type="float">
            <text:p><text:s/>52.99 <text:s text:c="5"/></text:p>
          </table:table-cell>
          <table:table-cell/>
          <table:table-cell table:style-name="ce31" table:formula="of:=[.U202]+[.T203]" office:value-type="float" office:value="1" calcext:value-type="float">
            <text:p>1</text:p>
          </table:table-cell>
          <table:table-cell table:formula="of:=[.U203]*100/[.U$3]" office:value-type="float" office:value="100" calcext:value-type="float">
            <text:p><text:s/>100.00 <text:s text:c="5"/></text:p>
          </table:table-cell>
          <table:table-cell table:style-name="ce31" table:formula="of:=[.O203]+[.R203]" office:value-type="float" office:value="311" calcext:value-type="float">
            <text:p>311</text:p>
          </table:table-cell>
          <table:table-cell table:style-name="ce35" table:formula="of:=[.W203]/2" office:value-type="float" office:value="155.5" calcext:value-type="float">
            <text:p>156</text:p>
          </table:table-cell>
          <table:table-cell table:style-name="ce24" table:formula="of:=[.X203]*100/[.Y$2]" office:value-type="float" office:value="56.442831215971" calcext:value-type="float">
            <text:p><text:s/>56.44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18" calcext:value-type="date">
            <text:p>7/18/2006</text:p>
          </table:table-cell>
          <table:table-cell office:value-type="float" office:value="30" calcext:value-type="float">
            <text:p>30</text:p>
          </table:table-cell>
          <table:table-cell office:value-type="float" office:value="12.562" calcext:value-type="float">
            <text:p><text:s/>12.56 <text:s text:c="5"/></text:p>
          </table:table-cell>
          <table:table-cell office:value-type="float" office:value="30.62" calcext:value-type="float">
            <text:p><text:s/>30.62 <text:s text:c="5"/></text:p>
          </table:table-cell>
          <table:table-cell office:value-type="float" office:value="22.0737916666667" calcext:value-type="float">
            <text:p><text:s/>22.07 <text:s text:c="5"/></text:p>
          </table:table-cell>
          <table:table-cell table:formula="of:=([.D204]+[.C204])/2" office:value-type="float" office:value="21.591" calcext:value-type="float">
            <text:p><text:s/>21.59 <text:s text:c="5"/></text:p>
          </table:table-cell>
          <table:table-cell table:formula="of:=ABS([.E204]-[.F204])" office:value-type="float" office:value="0.482791666666699" calcext:value-type="float">
            <text:p><text:s/>0.48 <text:s text:c="5"/></text:p>
          </table:table-cell>
          <table:table-cell table:formula="of:=ABS([.G204]*100/[.E204])" office:value-type="float" office:value="2.18717143822534" calcext:value-type="float">
            <text:p><text:s/>2.19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04]&gt;=[.$L$4];1;0)" office:value-type="float" office:value="1" calcext:value-type="float">
            <text:p>1</text:p>
          </table:table-cell>
          <table:table-cell table:style-name="ce24" table:formula="of:=IF([.E204]&gt;[.K$4];[.E204]-[.K$4];0)" office:value-type="float" office:value="12.0737916666667" calcext:value-type="float">
            <text:p><text:s/>12.07 <text:s text:c="5"/></text:p>
          </table:table-cell>
          <table:table-cell table:style-name="ce12" table:formula="of:=[.L203]+([.K204]*[.J204])" office:value-type="float" office:value="572.238798325797" calcext:value-type="float">
            <text:p><text:s/>572.24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formula="of:=[.O203]+[.N204]" office:value-type="float" office:value="177" calcext:value-type="float">
            <text:p>177</text:p>
          </table:table-cell>
          <table:table-cell table:formula="of:=[.O204]*100/[.O$3]" office:value-type="float" office:value="62.5441696113074" calcext:value-type="float">
            <text:p><text:s/>62.54 <text:s text:c="5"/>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formula="of:=[.R203]+[.Q204]" office:value-type="float" office:value="154" calcext:value-type="float">
            <text:p>154</text:p>
          </table:table-cell>
          <table:table-cell table:formula="of:=[.R204]*100/[.R$3]" office:value-type="float" office:value="57.4626865671642" calcext:value-type="float">
            <text:p><text:s/>57.46 <text:s text:c="5"/></text:p>
          </table:table-cell>
          <table:table-cell/>
          <table:table-cell table:style-name="ce31" table:formula="of:=[.U203]+[.T204]" office:value-type="float" office:value="1" calcext:value-type="float">
            <text:p>1</text:p>
          </table:table-cell>
          <table:table-cell table:formula="of:=[.U204]*100/[.U$3]" office:value-type="float" office:value="100" calcext:value-type="float">
            <text:p><text:s/>100.00 <text:s text:c="5"/></text:p>
          </table:table-cell>
          <table:table-cell table:style-name="ce31" table:formula="of:=[.O204]+[.R204]" office:value-type="float" office:value="331" calcext:value-type="float">
            <text:p>331</text:p>
          </table:table-cell>
          <table:table-cell table:style-name="ce35" table:formula="of:=[.W204]/2" office:value-type="float" office:value="165.5" calcext:value-type="float">
            <text:p>166</text:p>
          </table:table-cell>
          <table:table-cell table:style-name="ce24" table:formula="of:=[.X204]*100/[.Y$2]" office:value-type="float" office:value="60.0725952813067" calcext:value-type="float">
            <text:p><text:s/>60.0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19" calcext:value-type="date">
            <text:p>7/19/2006</text:p>
          </table:table-cell>
          <table:table-cell office:value-type="float" office:value="30" calcext:value-type="float">
            <text:p>30</text:p>
          </table:table-cell>
          <table:table-cell office:value-type="float" office:value="15.188" calcext:value-type="float">
            <text:p><text:s/>15.19 <text:s text:c="5"/></text:p>
          </table:table-cell>
          <table:table-cell office:value-type="float" office:value="28.375" calcext:value-type="float">
            <text:p><text:s/>28.38 <text:s text:c="5"/></text:p>
          </table:table-cell>
          <table:table-cell office:value-type="float" office:value="21.4451875" calcext:value-type="float">
            <text:p><text:s/>21.45 <text:s text:c="5"/></text:p>
          </table:table-cell>
          <table:table-cell table:formula="of:=([.D205]+[.C205])/2" office:value-type="float" office:value="21.7815" calcext:value-type="float">
            <text:p><text:s/>21.78 <text:s text:c="5"/></text:p>
          </table:table-cell>
          <table:table-cell table:formula="of:=ABS([.E205]-[.F205])" office:value-type="float" office:value="0.336312500000002" calcext:value-type="float">
            <text:p><text:s/>0.34 <text:s text:c="5"/></text:p>
          </table:table-cell>
          <table:table-cell table:formula="of:=ABS([.G205]*100/[.E205])" office:value-type="float" office:value="1.56824229212266" calcext:value-type="float">
            <text:p><text:s/>1.57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05]&gt;=[.$L$4];1;0)" office:value-type="float" office:value="1" calcext:value-type="float">
            <text:p>1</text:p>
          </table:table-cell>
          <table:table-cell table:style-name="ce24" table:formula="of:=IF([.E205]&gt;[.K$4];[.E205]-[.K$4];0)" office:value-type="float" office:value="11.4451875" calcext:value-type="float">
            <text:p><text:s/>11.45 <text:s text:c="5"/></text:p>
          </table:table-cell>
          <table:table-cell table:style-name="ce12" table:formula="of:=[.L204]+([.K205]*[.J205])" office:value-type="float" office:value="583.683985825797" calcext:value-type="float">
            <text:p><text:s/>583.68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04]+[.N205]" office:value-type="float" office:value="177" calcext:value-type="float">
            <text:p>177</text:p>
          </table:table-cell>
          <table:table-cell table:formula="of:=[.O205]*100/[.O$3]" office:value-type="float" office:value="62.5441696113074" calcext:value-type="float">
            <text:p><text:s/>62.54 <text:s text:c="5"/></text:p>
          </table:table-cell>
          <table:table-cell/>
          <table:table-cell table:style-name="ce31" table:formula="of:=[.R204]+[.Q205]" office:value-type="float" office:value="154" calcext:value-type="float">
            <text:p>154</text:p>
          </table:table-cell>
          <table:table-cell table:formula="of:=[.R205]*100/[.R$3]" office:value-type="float" office:value="57.4626865671642" calcext:value-type="float">
            <text:p><text:s/>57.46 <text:s text:c="5"/></text:p>
          </table:table-cell>
          <table:table-cell/>
          <table:table-cell table:style-name="ce31" table:formula="of:=[.U204]+[.T205]" office:value-type="float" office:value="1" calcext:value-type="float">
            <text:p>1</text:p>
          </table:table-cell>
          <table:table-cell table:formula="of:=[.U205]*100/[.U$3]" office:value-type="float" office:value="100" calcext:value-type="float">
            <text:p><text:s/>100.00 <text:s text:c="5"/></text:p>
          </table:table-cell>
          <table:table-cell table:style-name="ce31" table:formula="of:=[.O205]+[.R205]" office:value-type="float" office:value="331" calcext:value-type="float">
            <text:p>331</text:p>
          </table:table-cell>
          <table:table-cell table:style-name="ce35" table:formula="of:=[.W205]/2" office:value-type="float" office:value="165.5" calcext:value-type="float">
            <text:p>166</text:p>
          </table:table-cell>
          <table:table-cell table:style-name="ce24" table:formula="of:=[.X205]*100/[.Y$2]" office:value-type="float" office:value="60.0725952813067" calcext:value-type="float">
            <text:p><text:s/>60.0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20" calcext:value-type="date">
            <text:p>7/20/2006</text:p>
          </table:table-cell>
          <table:table-cell office:value-type="float" office:value="30" calcext:value-type="float">
            <text:p>30</text:p>
          </table:table-cell>
          <table:table-cell office:value-type="float" office:value="11.625" calcext:value-type="float">
            <text:p><text:s/>11.63 <text:s text:c="5"/></text:p>
          </table:table-cell>
          <table:table-cell office:value-type="float" office:value="31.5" calcext:value-type="float">
            <text:p><text:s/>31.50 <text:s text:c="5"/></text:p>
          </table:table-cell>
          <table:table-cell office:value-type="float" office:value="22.05075" calcext:value-type="float">
            <text:p><text:s/>22.05 <text:s text:c="5"/></text:p>
          </table:table-cell>
          <table:table-cell table:formula="of:=([.D206]+[.C206])/2" office:value-type="float" office:value="21.5625" calcext:value-type="float">
            <text:p><text:s/>21.56 <text:s text:c="5"/></text:p>
          </table:table-cell>
          <table:table-cell table:formula="of:=ABS([.E206]-[.F206])" office:value-type="float" office:value="0.488250000000001" calcext:value-type="float">
            <text:p><text:s/>0.49 <text:s text:c="5"/></text:p>
          </table:table-cell>
          <table:table-cell table:formula="of:=ABS([.G206]*100/[.E206])" office:value-type="float" office:value="2.21421040100677" calcext:value-type="float">
            <text:p><text:s/>2.2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06]&gt;=[.$L$4];1;0)" office:value-type="float" office:value="1" calcext:value-type="float">
            <text:p>1</text:p>
          </table:table-cell>
          <table:table-cell table:style-name="ce24" table:formula="of:=IF([.E206]&gt;[.K$4];[.E206]-[.K$4];0)" office:value-type="float" office:value="12.05075" calcext:value-type="float">
            <text:p><text:s/>12.05 <text:s text:c="5"/></text:p>
          </table:table-cell>
          <table:table-cell table:style-name="ce12" table:formula="of:=[.L205]+([.K206]*[.J206])" office:value-type="float" office:value="595.734735825797" calcext:value-type="float">
            <text:p><text:s/>595.73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14" calcext:value-type="float">
            <text:p>14</text:p>
          </table:table-cell>
          <table:table-cell table:style-name="ce31" table:formula="of:=[.O205]+[.N206]" office:value-type="float" office:value="191" calcext:value-type="float">
            <text:p>191</text:p>
          </table:table-cell>
          <table:table-cell table:formula="of:=[.O206]*100/[.O$3]" office:value-type="float" office:value="67.4911660777385" calcext:value-type="float">
            <text:p><text:s/>67.49 <text:s text:c="5"/>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formula="of:=[.R205]+[.Q206]" office:value-type="float" office:value="167" calcext:value-type="float">
            <text:p>167</text:p>
          </table:table-cell>
          <table:table-cell table:formula="of:=[.R206]*100/[.R$3]" office:value-type="float" office:value="62.3134328358209" calcext:value-type="float">
            <text:p><text:s/>62.31 <text:s text:c="5"/></text:p>
          </table:table-cell>
          <table:table-cell/>
          <table:table-cell table:style-name="ce31" table:formula="of:=[.U205]+[.T206]" office:value-type="float" office:value="1" calcext:value-type="float">
            <text:p>1</text:p>
          </table:table-cell>
          <table:table-cell table:formula="of:=[.U206]*100/[.U$3]" office:value-type="float" office:value="100" calcext:value-type="float">
            <text:p><text:s/>100.00 <text:s text:c="5"/></text:p>
          </table:table-cell>
          <table:table-cell table:style-name="ce31" table:formula="of:=[.O206]+[.R206]" office:value-type="float" office:value="358" calcext:value-type="float">
            <text:p>358</text:p>
          </table:table-cell>
          <table:table-cell table:style-name="ce35" table:formula="of:=[.W206]/2" office:value-type="float" office:value="179" calcext:value-type="float">
            <text:p>179</text:p>
          </table:table-cell>
          <table:table-cell table:style-name="ce24" table:formula="of:=[.X206]*100/[.Y$2]" office:value-type="float" office:value="64.97277676951" calcext:value-type="float">
            <text:p><text:s/>64.9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21" calcext:value-type="date">
            <text:p>7/21/2006</text:p>
          </table:table-cell>
          <table:table-cell office:value-type="float" office:value="30" calcext:value-type="float">
            <text:p>30</text:p>
          </table:table-cell>
          <table:table-cell office:value-type="float" office:value="16.188" calcext:value-type="float">
            <text:p><text:s/>16.19 <text:s text:c="5"/></text:p>
          </table:table-cell>
          <table:table-cell office:value-type="float" office:value="34.562" calcext:value-type="float">
            <text:p><text:s/>34.56 <text:s text:c="5"/></text:p>
          </table:table-cell>
          <table:table-cell office:value-type="float" office:value="23.1807291666667" calcext:value-type="float">
            <text:p><text:s/>23.18 <text:s text:c="5"/></text:p>
          </table:table-cell>
          <table:table-cell table:formula="of:=([.D207]+[.C207])/2" office:value-type="float" office:value="25.375" calcext:value-type="float">
            <text:p><text:s/>25.38 <text:s text:c="5"/></text:p>
          </table:table-cell>
          <table:table-cell table:formula="of:=ABS([.E207]-[.F207])" office:value-type="float" office:value="2.1942708333333" calcext:value-type="float">
            <text:p><text:s/>2.19 <text:s text:c="5"/></text:p>
          </table:table-cell>
          <table:table-cell table:formula="of:=ABS([.G207]*100/[.E207])" office:value-type="float" office:value="9.4659267081581" calcext:value-type="float">
            <text:p><text:s/>9.47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07]&gt;=[.$L$4];1;0)" office:value-type="float" office:value="1" calcext:value-type="float">
            <text:p>1</text:p>
          </table:table-cell>
          <table:table-cell table:style-name="ce24" table:formula="of:=IF([.E207]&gt;[.K$4];[.E207]-[.K$4];0)" office:value-type="float" office:value="13.1807291666667" calcext:value-type="float">
            <text:p><text:s/>13.18 <text:s text:c="5"/></text:p>
          </table:table-cell>
          <table:table-cell table:style-name="ce12" table:formula="of:=[.L206]+([.K207]*[.J207])" office:value-type="float" office:value="608.915464992464" calcext:value-type="float">
            <text:p><text:s/>608.9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06]+[.N207]" office:value-type="float" office:value="191" calcext:value-type="float">
            <text:p>191</text:p>
          </table:table-cell>
          <table:table-cell table:formula="of:=[.O207]*100/[.O$3]" office:value-type="float" office:value="67.4911660777385" calcext:value-type="float">
            <text:p><text:s/>67.49 <text:s text:c="5"/></text:p>
          </table:table-cell>
          <table:table-cell/>
          <table:table-cell table:style-name="ce31" table:formula="of:=[.R206]+[.Q207]" office:value-type="float" office:value="167" calcext:value-type="float">
            <text:p>167</text:p>
          </table:table-cell>
          <table:table-cell table:formula="of:=[.R207]*100/[.R$3]" office:value-type="float" office:value="62.3134328358209" calcext:value-type="float">
            <text:p><text:s/>62.31 <text:s text:c="5"/></text:p>
          </table:table-cell>
          <table:table-cell/>
          <table:table-cell table:style-name="ce31" table:formula="of:=[.U206]+[.T207]" office:value-type="float" office:value="1" calcext:value-type="float">
            <text:p>1</text:p>
          </table:table-cell>
          <table:table-cell table:formula="of:=[.U207]*100/[.U$3]" office:value-type="float" office:value="100" calcext:value-type="float">
            <text:p><text:s/>100.00 <text:s text:c="5"/></text:p>
          </table:table-cell>
          <table:table-cell table:style-name="ce31" table:formula="of:=[.O207]+[.R207]" office:value-type="float" office:value="358" calcext:value-type="float">
            <text:p>358</text:p>
          </table:table-cell>
          <table:table-cell table:style-name="ce35" table:formula="of:=[.W207]/2" office:value-type="float" office:value="179" calcext:value-type="float">
            <text:p>179</text:p>
          </table:table-cell>
          <table:table-cell table:style-name="ce24" table:formula="of:=[.X207]*100/[.Y$2]" office:value-type="float" office:value="64.97277676951" calcext:value-type="float">
            <text:p><text:s/>64.9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22" calcext:value-type="date">
            <text:p>7/22/2006</text:p>
          </table:table-cell>
          <table:table-cell office:value-type="float" office:value="30" calcext:value-type="float">
            <text:p>30</text:p>
          </table:table-cell>
          <table:table-cell office:value-type="float" office:value="16.312" calcext:value-type="float">
            <text:p><text:s/>16.31 <text:s text:c="5"/></text:p>
          </table:table-cell>
          <table:table-cell office:value-type="float" office:value="28.938" calcext:value-type="float">
            <text:p><text:s/>28.94 <text:s text:c="5"/></text:p>
          </table:table-cell>
          <table:table-cell office:value-type="float" office:value="22.758875" calcext:value-type="float">
            <text:p><text:s/>22.76 <text:s text:c="5"/></text:p>
          </table:table-cell>
          <table:table-cell table:formula="of:=([.D208]+[.C208])/2" office:value-type="float" office:value="22.625" calcext:value-type="float">
            <text:p><text:s/>22.63 <text:s text:c="5"/></text:p>
          </table:table-cell>
          <table:table-cell table:formula="of:=ABS([.E208]-[.F208])" office:value-type="float" office:value="0.133875" calcext:value-type="float">
            <text:p><text:s/>0.13 <text:s text:c="5"/></text:p>
          </table:table-cell>
          <table:table-cell table:formula="of:=ABS([.G208]*100/[.E208])" office:value-type="float" office:value="0.588232063315958" calcext:value-type="float">
            <text:p><text:s/>0.59 <text:s text:c="5"/></text:p>
          </table:table-cell>
          <table:table-cell office:value-type="float" office:value="4" calcext:value-type="float">
            <text:p><text:s/>4.00 <text:s text:c="5"/></text:p>
          </table:table-cell>
          <table:table-cell table:style-name="ce20" table:formula="of:=IF([.A208]&gt;=[.$L$4];1;0)" office:value-type="float" office:value="1" calcext:value-type="float">
            <text:p>1</text:p>
          </table:table-cell>
          <table:table-cell table:style-name="ce24" table:formula="of:=IF([.E208]&gt;[.K$4];[.E208]-[.K$4];0)" office:value-type="float" office:value="12.758875" calcext:value-type="float">
            <text:p><text:s/>12.76 <text:s text:c="5"/></text:p>
          </table:table-cell>
          <table:table-cell table:style-name="ce12" table:formula="of:=[.L207]+([.K208]*[.J208])" office:value-type="float" office:value="621.674339992464" calcext:value-type="float">
            <text:p><text:s/>621.67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formula="of:=[.O207]+[.N208]" office:value-type="float" office:value="198" calcext:value-type="float">
            <text:p>198</text:p>
          </table:table-cell>
          <table:table-cell table:formula="of:=[.O208]*100/[.O$3]" office:value-type="float" office:value="69.9646643109541" calcext:value-type="float">
            <text:p><text:s/>69.96 <text:s text:c="5"/>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formula="of:=[.R207]+[.Q208]" office:value-type="float" office:value="176" calcext:value-type="float">
            <text:p>176</text:p>
          </table:table-cell>
          <table:table-cell table:formula="of:=[.R208]*100/[.R$3]" office:value-type="float" office:value="65.6716417910448" calcext:value-type="float">
            <text:p><text:s/>65.67 <text:s text:c="5"/></text:p>
          </table:table-cell>
          <table:table-cell/>
          <table:table-cell table:style-name="ce31" table:formula="of:=[.U207]+[.T208]" office:value-type="float" office:value="1" calcext:value-type="float">
            <text:p>1</text:p>
          </table:table-cell>
          <table:table-cell table:formula="of:=[.U208]*100/[.U$3]" office:value-type="float" office:value="100" calcext:value-type="float">
            <text:p><text:s/>100.00 <text:s text:c="5"/></text:p>
          </table:table-cell>
          <table:table-cell table:style-name="ce31" table:formula="of:=[.O208]+[.R208]" office:value-type="float" office:value="374" calcext:value-type="float">
            <text:p>374</text:p>
          </table:table-cell>
          <table:table-cell table:style-name="ce35" table:formula="of:=[.W208]/2" office:value-type="float" office:value="187" calcext:value-type="float">
            <text:p>187</text:p>
          </table:table-cell>
          <table:table-cell table:style-name="ce24" table:formula="of:=[.X208]*100/[.Y$2]" office:value-type="float" office:value="67.8765880217786" calcext:value-type="float">
            <text:p><text:s/>67.88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23" calcext:value-type="date">
            <text:p>7/23/2006</text:p>
          </table:table-cell>
          <table:table-cell office:value-type="float" office:value="30" calcext:value-type="float">
            <text:p>30</text:p>
          </table:table-cell>
          <table:table-cell office:value-type="float" office:value="15.562" calcext:value-type="float">
            <text:p><text:s/>15.56 <text:s text:c="5"/></text:p>
          </table:table-cell>
          <table:table-cell office:value-type="float" office:value="30.188" calcext:value-type="float">
            <text:p><text:s/>30.19 <text:s text:c="5"/></text:p>
          </table:table-cell>
          <table:table-cell office:value-type="float" office:value="22.900625" calcext:value-type="float">
            <text:p><text:s/>22.90 <text:s text:c="5"/></text:p>
          </table:table-cell>
          <table:table-cell table:formula="of:=([.D209]+[.C209])/2" office:value-type="float" office:value="22.875" calcext:value-type="float">
            <text:p><text:s/>22.88 <text:s text:c="5"/></text:p>
          </table:table-cell>
          <table:table-cell table:formula="of:=ABS([.E209]-[.F209])" office:value-type="float" office:value="0.0256250000000016" calcext:value-type="float">
            <text:p><text:s/>0.03 <text:s text:c="5"/></text:p>
          </table:table-cell>
          <table:table-cell table:formula="of:=ABS([.G209]*100/[.E209])" office:value-type="float" office:value="0.111896509374751" calcext:value-type="float">
            <text:p><text:s/>0.1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09]&gt;=[.$L$4];1;0)" office:value-type="float" office:value="1" calcext:value-type="float">
            <text:p>1</text:p>
          </table:table-cell>
          <table:table-cell table:style-name="ce24" table:formula="of:=IF([.E209]&gt;[.K$4];[.E209]-[.K$4];0)" office:value-type="float" office:value="12.900625" calcext:value-type="float">
            <text:p><text:s/>12.90 <text:s text:c="5"/></text:p>
          </table:table-cell>
          <table:table-cell table:style-name="ce12" table:formula="of:=[.L208]+([.K209]*[.J209])" office:value-type="float" office:value="634.574964992463" calcext:value-type="float">
            <text:p><text:s/>634.5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08]+[.N209]" office:value-type="float" office:value="198" calcext:value-type="float">
            <text:p>198</text:p>
          </table:table-cell>
          <table:table-cell table:formula="of:=[.O209]*100/[.O$3]" office:value-type="float" office:value="69.9646643109541" calcext:value-type="float">
            <text:p><text:s/>69.96 <text:s text:c="5"/></text:p>
          </table:table-cell>
          <table:table-cell/>
          <table:table-cell table:style-name="ce31" table:formula="of:=[.R208]+[.Q209]" office:value-type="float" office:value="176" calcext:value-type="float">
            <text:p>176</text:p>
          </table:table-cell>
          <table:table-cell table:formula="of:=[.R209]*100/[.R$3]" office:value-type="float" office:value="65.6716417910448" calcext:value-type="float">
            <text:p><text:s/>65.67 <text:s text:c="5"/></text:p>
          </table:table-cell>
          <table:table-cell/>
          <table:table-cell table:style-name="ce31" table:formula="of:=[.U208]+[.T209]" office:value-type="float" office:value="1" calcext:value-type="float">
            <text:p>1</text:p>
          </table:table-cell>
          <table:table-cell table:formula="of:=[.U209]*100/[.U$3]" office:value-type="float" office:value="100" calcext:value-type="float">
            <text:p><text:s/>100.00 <text:s text:c="5"/></text:p>
          </table:table-cell>
          <table:table-cell table:style-name="ce31" table:formula="of:=[.O209]+[.R209]" office:value-type="float" office:value="374" calcext:value-type="float">
            <text:p>374</text:p>
          </table:table-cell>
          <table:table-cell table:style-name="ce35" table:formula="of:=[.W209]/2" office:value-type="float" office:value="187" calcext:value-type="float">
            <text:p>187</text:p>
          </table:table-cell>
          <table:table-cell table:style-name="ce24" table:formula="of:=[.X209]*100/[.Y$2]" office:value-type="float" office:value="67.8765880217786" calcext:value-type="float">
            <text:p><text:s/>67.88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24" calcext:value-type="date">
            <text:p>7/24/2006</text:p>
          </table:table-cell>
          <table:table-cell office:value-type="float" office:value="31" calcext:value-type="float">
            <text:p>31</text:p>
          </table:table-cell>
          <table:table-cell office:value-type="float" office:value="14.875" calcext:value-type="float">
            <text:p><text:s/>14.88 <text:s text:c="5"/></text:p>
          </table:table-cell>
          <table:table-cell office:value-type="float" office:value="33.812" calcext:value-type="float">
            <text:p><text:s/>33.81 <text:s text:c="5"/></text:p>
          </table:table-cell>
          <table:table-cell office:value-type="float" office:value="24.6806458333333" calcext:value-type="float">
            <text:p><text:s/>24.68 <text:s text:c="5"/></text:p>
          </table:table-cell>
          <table:table-cell table:formula="of:=([.D210]+[.C210])/2" office:value-type="float" office:value="24.3435" calcext:value-type="float">
            <text:p><text:s/>24.34 <text:s text:c="5"/></text:p>
          </table:table-cell>
          <table:table-cell table:formula="of:=ABS([.E210]-[.F210])" office:value-type="float" office:value="0.337145833333302" calcext:value-type="float">
            <text:p><text:s/>0.34 <text:s text:c="5"/></text:p>
          </table:table-cell>
          <table:table-cell table:formula="of:=ABS([.G210]*100/[.E210])" office:value-type="float" office:value="1.36603326999636" calcext:value-type="float">
            <text:p><text:s/>1.37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10]&gt;=[.$L$4];1;0)" office:value-type="float" office:value="1" calcext:value-type="float">
            <text:p>1</text:p>
          </table:table-cell>
          <table:table-cell table:style-name="ce24" table:formula="of:=IF([.E210]&gt;[.K$4];[.E210]-[.K$4];0)" office:value-type="float" office:value="14.6806458333333" calcext:value-type="float">
            <text:p><text:s/>14.68 <text:s text:c="5"/></text:p>
          </table:table-cell>
          <table:table-cell table:style-name="ce12" table:formula="of:=[.L209]+([.K210]*[.J210])" office:value-type="float" office:value="649.255610825797" calcext:value-type="float">
            <text:p><text:s/>649.26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formula="of:=[.O209]+[.N210]" office:value-type="float" office:value="202" calcext:value-type="float">
            <text:p>202</text:p>
          </table:table-cell>
          <table:table-cell table:formula="of:=[.O210]*100/[.O$3]" office:value-type="float" office:value="71.3780918727915" calcext:value-type="float">
            <text:p><text:s/>71.38 <text:s text:c="5"/>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formula="of:=[.R209]+[.Q210]" office:value-type="float" office:value="183" calcext:value-type="float">
            <text:p>183</text:p>
          </table:table-cell>
          <table:table-cell table:formula="of:=[.R210]*100/[.R$3]" office:value-type="float" office:value="68.2835820895522" calcext:value-type="float">
            <text:p><text:s/>68.28 <text:s text:c="5"/></text:p>
          </table:table-cell>
          <table:table-cell/>
          <table:table-cell table:style-name="ce31" table:formula="of:=[.U209]+[.T210]" office:value-type="float" office:value="1" calcext:value-type="float">
            <text:p>1</text:p>
          </table:table-cell>
          <table:table-cell table:formula="of:=[.U210]*100/[.U$3]" office:value-type="float" office:value="100" calcext:value-type="float">
            <text:p><text:s/>100.00 <text:s text:c="5"/></text:p>
          </table:table-cell>
          <table:table-cell table:style-name="ce31" table:formula="of:=[.O210]+[.R210]" office:value-type="float" office:value="385" calcext:value-type="float">
            <text:p>385</text:p>
          </table:table-cell>
          <table:table-cell table:style-name="ce35" table:formula="of:=[.W210]/2" office:value-type="float" office:value="192.5" calcext:value-type="float">
            <text:p>193</text:p>
          </table:table-cell>
          <table:table-cell table:style-name="ce24" table:formula="of:=[.X210]*100/[.Y$2]" office:value-type="float" office:value="69.8729582577133" calcext:value-type="float">
            <text:p><text:s/>69.8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25" calcext:value-type="date">
            <text:p>7/25/2006</text:p>
          </table:table-cell>
          <table:table-cell office:value-type="float" office:value="31" calcext:value-type="float">
            <text:p>31</text:p>
          </table:table-cell>
          <table:table-cell office:value-type="float" office:value="18.25" calcext:value-type="float">
            <text:p><text:s/>18.25 <text:s text:c="5"/></text:p>
          </table:table-cell>
          <table:table-cell office:value-type="float" office:value="29.625" calcext:value-type="float">
            <text:p><text:s/>29.63 <text:s text:c="5"/></text:p>
          </table:table-cell>
          <table:table-cell office:value-type="float" office:value="24.0571666666667" calcext:value-type="float">
            <text:p><text:s/>24.06 <text:s text:c="5"/></text:p>
          </table:table-cell>
          <table:table-cell table:formula="of:=([.D211]+[.C211])/2" office:value-type="float" office:value="23.9375" calcext:value-type="float">
            <text:p><text:s/>23.94 <text:s text:c="5"/></text:p>
          </table:table-cell>
          <table:table-cell table:formula="of:=ABS([.E211]-[.F211])" office:value-type="float" office:value="0.119666666666699" calcext:value-type="float">
            <text:p><text:s/>0.12 <text:s text:c="5"/></text:p>
          </table:table-cell>
          <table:table-cell table:formula="of:=ABS([.G211]*100/[.E211])" office:value-type="float" office:value="0.497426269372394" calcext:value-type="float">
            <text:p><text:s/>0.5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11]&gt;=[.$L$4];1;0)" office:value-type="float" office:value="1" calcext:value-type="float">
            <text:p>1</text:p>
          </table:table-cell>
          <table:table-cell table:style-name="ce24" table:formula="of:=IF([.E211]&gt;[.K$4];[.E211]-[.K$4];0)" office:value-type="float" office:value="14.0571666666667" calcext:value-type="float">
            <text:p><text:s/>14.06 <text:s text:c="5"/></text:p>
          </table:table-cell>
          <table:table-cell table:style-name="ce12" table:formula="of:=[.L210]+([.K211]*[.J211])" office:value-type="float" office:value="663.312777492464" calcext:value-type="float">
            <text:p><text:s/>663.31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10]+[.N211]" office:value-type="float" office:value="202" calcext:value-type="float">
            <text:p>202</text:p>
          </table:table-cell>
          <table:table-cell table:formula="of:=[.O211]*100/[.O$3]" office:value-type="float" office:value="71.3780918727915" calcext:value-type="float">
            <text:p><text:s/>71.38 <text:s text:c="5"/></text:p>
          </table:table-cell>
          <table:table-cell/>
          <table:table-cell table:style-name="ce31" table:formula="of:=[.R210]+[.Q211]" office:value-type="float" office:value="183" calcext:value-type="float">
            <text:p>183</text:p>
          </table:table-cell>
          <table:table-cell table:formula="of:=[.R211]*100/[.R$3]" office:value-type="float" office:value="68.2835820895522" calcext:value-type="float">
            <text:p><text:s/>68.28 <text:s text:c="5"/></text:p>
          </table:table-cell>
          <table:table-cell/>
          <table:table-cell table:style-name="ce31" table:formula="of:=[.U210]+[.T211]" office:value-type="float" office:value="1" calcext:value-type="float">
            <text:p>1</text:p>
          </table:table-cell>
          <table:table-cell table:formula="of:=[.U211]*100/[.U$3]" office:value-type="float" office:value="100" calcext:value-type="float">
            <text:p><text:s/>100.00 <text:s text:c="5"/></text:p>
          </table:table-cell>
          <table:table-cell table:style-name="ce31" table:formula="of:=[.O211]+[.R211]" office:value-type="float" office:value="385" calcext:value-type="float">
            <text:p>385</text:p>
          </table:table-cell>
          <table:table-cell table:style-name="ce35" table:formula="of:=[.W211]/2" office:value-type="float" office:value="192.5" calcext:value-type="float">
            <text:p>193</text:p>
          </table:table-cell>
          <table:table-cell table:style-name="ce24" table:formula="of:=[.X211]*100/[.Y$2]" office:value-type="float" office:value="69.8729582577133" calcext:value-type="float">
            <text:p><text:s/>69.8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26" calcext:value-type="date">
            <text:p>7/26/2006</text:p>
          </table:table-cell>
          <table:table-cell office:value-type="float" office:value="31" calcext:value-type="float">
            <text:p>31</text:p>
          </table:table-cell>
          <table:table-cell office:value-type="float" office:value="15.125" calcext:value-type="float">
            <text:p><text:s/>15.13 <text:s text:c="5"/></text:p>
          </table:table-cell>
          <table:table-cell office:value-type="float" office:value="32.312" calcext:value-type="float">
            <text:p><text:s/>32.31 <text:s text:c="5"/></text:p>
          </table:table-cell>
          <table:table-cell office:value-type="float" office:value="23.6588125" calcext:value-type="float">
            <text:p><text:s/>23.66 <text:s text:c="5"/></text:p>
          </table:table-cell>
          <table:table-cell table:formula="of:=([.D212]+[.C212])/2" office:value-type="float" office:value="23.7185" calcext:value-type="float">
            <text:p><text:s/>23.72 <text:s text:c="5"/></text:p>
          </table:table-cell>
          <table:table-cell table:formula="of:=ABS([.E212]-[.F212])" office:value-type="float" office:value="0.059687499999999" calcext:value-type="float">
            <text:p><text:s/>0.06 <text:s text:c="5"/></text:p>
          </table:table-cell>
          <table:table-cell table:formula="of:=ABS([.G212]*100/[.E212])" office:value-type="float" office:value="0.252284428899375" calcext:value-type="float">
            <text:p><text:s/>0.25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12]&gt;=[.$L$4];1;0)" office:value-type="float" office:value="1" calcext:value-type="float">
            <text:p>1</text:p>
          </table:table-cell>
          <table:table-cell table:style-name="ce24" table:formula="of:=IF([.E212]&gt;[.K$4];[.E212]-[.K$4];0)" office:value-type="float" office:value="13.6588125" calcext:value-type="float">
            <text:p><text:s/>13.66 <text:s text:c="5"/></text:p>
          </table:table-cell>
          <table:table-cell table:style-name="ce12" table:formula="of:=[.L211]+([.K212]*[.J212])" office:value-type="float" office:value="676.971589992464" calcext:value-type="float">
            <text:p><text:s/>676.97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formula="of:=[.O211]+[.N212]" office:value-type="float" office:value="208" calcext:value-type="float">
            <text:p>208</text:p>
          </table:table-cell>
          <table:table-cell table:formula="of:=[.O212]*100/[.O$3]" office:value-type="float" office:value="73.4982332155477" calcext:value-type="float">
            <text:p><text:s/>73.50 <text:s text:c="5"/>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formula="of:=[.R211]+[.Q212]" office:value-type="float" office:value="188" calcext:value-type="float">
            <text:p>188</text:p>
          </table:table-cell>
          <table:table-cell table:formula="of:=[.R212]*100/[.R$3]" office:value-type="float" office:value="70.1492537313433" calcext:value-type="float">
            <text:p><text:s/>70.15 <text:s text:c="5"/></text:p>
          </table:table-cell>
          <table:table-cell/>
          <table:table-cell table:style-name="ce31" table:formula="of:=[.U211]+[.T212]" office:value-type="float" office:value="1" calcext:value-type="float">
            <text:p>1</text:p>
          </table:table-cell>
          <table:table-cell table:formula="of:=[.U212]*100/[.U$3]" office:value-type="float" office:value="100" calcext:value-type="float">
            <text:p><text:s/>100.00 <text:s text:c="5"/></text:p>
          </table:table-cell>
          <table:table-cell table:style-name="ce31" table:formula="of:=[.O212]+[.R212]" office:value-type="float" office:value="396" calcext:value-type="float">
            <text:p>396</text:p>
          </table:table-cell>
          <table:table-cell table:style-name="ce35" table:formula="of:=[.W212]/2" office:value-type="float" office:value="198" calcext:value-type="float">
            <text:p>198</text:p>
          </table:table-cell>
          <table:table-cell table:style-name="ce24" table:formula="of:=[.X212]*100/[.Y$2]" office:value-type="float" office:value="71.8693284936479" calcext:value-type="float">
            <text:p><text:s/>71.8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27" calcext:value-type="date">
            <text:p>7/27/2006</text:p>
          </table:table-cell>
          <table:table-cell office:value-type="float" office:value="31" calcext:value-type="float">
            <text:p>31</text:p>
          </table:table-cell>
          <table:table-cell office:value-type="float" office:value="16.688" calcext:value-type="float">
            <text:p><text:s/>16.69 <text:s text:c="5"/></text:p>
          </table:table-cell>
          <table:table-cell office:value-type="float" office:value="30.812" calcext:value-type="float">
            <text:p><text:s/>30.81 <text:s text:c="5"/></text:p>
          </table:table-cell>
          <table:table-cell office:value-type="float" office:value="23.6817916666667" calcext:value-type="float">
            <text:p><text:s/>23.68 <text:s text:c="5"/></text:p>
          </table:table-cell>
          <table:table-cell table:formula="of:=([.D213]+[.C213])/2" office:value-type="float" office:value="23.75" calcext:value-type="float">
            <text:p><text:s/>23.75 <text:s text:c="5"/></text:p>
          </table:table-cell>
          <table:table-cell table:formula="of:=ABS([.E213]-[.F213])" office:value-type="float" office:value="0.068208333333299" calcext:value-type="float">
            <text:p><text:s/>0.07 <text:s text:c="5"/></text:p>
          </table:table-cell>
          <table:table-cell table:formula="of:=ABS([.G213]*100/[.E213])" office:value-type="float" office:value="0.288020156132467" calcext:value-type="float">
            <text:p><text:s/>0.29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13]&gt;=[.$L$4];1;0)" office:value-type="float" office:value="1" calcext:value-type="float">
            <text:p>1</text:p>
          </table:table-cell>
          <table:table-cell table:style-name="ce24" table:formula="of:=IF([.E213]&gt;[.K$4];[.E213]-[.K$4];0)" office:value-type="float" office:value="13.6817916666667" calcext:value-type="float">
            <text:p><text:s/>13.68 <text:s text:c="5"/></text:p>
          </table:table-cell>
          <table:table-cell table:style-name="ce12" table:formula="of:=[.L212]+([.K213]*[.J213])" office:value-type="float" office:value="690.65338165913" calcext:value-type="float">
            <text:p><text:s/>690.6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12]+[.N213]" office:value-type="float" office:value="208" calcext:value-type="float">
            <text:p>208</text:p>
          </table:table-cell>
          <table:table-cell table:formula="of:=[.O213]*100/[.O$3]" office:value-type="float" office:value="73.4982332155477" calcext:value-type="float">
            <text:p><text:s/>73.50 <text:s text:c="5"/></text:p>
          </table:table-cell>
          <table:table-cell/>
          <table:table-cell table:style-name="ce31" table:formula="of:=[.R212]+[.Q213]" office:value-type="float" office:value="188" calcext:value-type="float">
            <text:p>188</text:p>
          </table:table-cell>
          <table:table-cell table:formula="of:=[.R213]*100/[.R$3]" office:value-type="float" office:value="70.1492537313433" calcext:value-type="float">
            <text:p><text:s/>70.15 <text:s text:c="5"/></text:p>
          </table:table-cell>
          <table:table-cell/>
          <table:table-cell table:style-name="ce31" table:formula="of:=[.U212]+[.T213]" office:value-type="float" office:value="1" calcext:value-type="float">
            <text:p>1</text:p>
          </table:table-cell>
          <table:table-cell table:formula="of:=[.U213]*100/[.U$3]" office:value-type="float" office:value="100" calcext:value-type="float">
            <text:p><text:s/>100.00 <text:s text:c="5"/></text:p>
          </table:table-cell>
          <table:table-cell table:style-name="ce31" table:formula="of:=[.O213]+[.R213]" office:value-type="float" office:value="396" calcext:value-type="float">
            <text:p>396</text:p>
          </table:table-cell>
          <table:table-cell table:style-name="ce35" table:formula="of:=[.W213]/2" office:value-type="float" office:value="198" calcext:value-type="float">
            <text:p>198</text:p>
          </table:table-cell>
          <table:table-cell table:style-name="ce24" table:formula="of:=[.X213]*100/[.Y$2]" office:value-type="float" office:value="71.8693284936479" calcext:value-type="float">
            <text:p><text:s/>71.8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28" calcext:value-type="date">
            <text:p>7/28/2006</text:p>
          </table:table-cell>
          <table:table-cell office:value-type="float" office:value="31" calcext:value-type="float">
            <text:p>31</text:p>
          </table:table-cell>
          <table:table-cell office:value-type="float" office:value="12.375" calcext:value-type="float">
            <text:p><text:s/>12.38 <text:s text:c="5"/></text:p>
          </table:table-cell>
          <table:table-cell office:value-type="float" office:value="30.688" calcext:value-type="float">
            <text:p><text:s/>30.69 <text:s text:c="5"/></text:p>
          </table:table-cell>
          <table:table-cell office:value-type="float" office:value="21.3535" calcext:value-type="float">
            <text:p><text:s/>21.35 <text:s text:c="5"/></text:p>
          </table:table-cell>
          <table:table-cell table:formula="of:=([.D214]+[.C214])/2" office:value-type="float" office:value="21.5315" calcext:value-type="float">
            <text:p><text:s/>21.53 <text:s text:c="5"/></text:p>
          </table:table-cell>
          <table:table-cell table:formula="of:=ABS([.E214]-[.F214])" office:value-type="float" office:value="0.178000000000001" calcext:value-type="float">
            <text:p><text:s/>0.18 <text:s text:c="5"/></text:p>
          </table:table-cell>
          <table:table-cell table:formula="of:=ABS([.G214]*100/[.E214])" office:value-type="float" office:value="0.833586999789265" calcext:value-type="float">
            <text:p><text:s/>0.8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14]&gt;=[.$L$4];1;0)" office:value-type="float" office:value="1" calcext:value-type="float">
            <text:p>1</text:p>
          </table:table-cell>
          <table:table-cell table:style-name="ce24" table:formula="of:=IF([.E214]&gt;[.K$4];[.E214]-[.K$4];0)" office:value-type="float" office:value="11.3535" calcext:value-type="float">
            <text:p><text:s/>11.35 <text:s text:c="5"/></text:p>
          </table:table-cell>
          <table:table-cell table:style-name="ce12" table:formula="of:=[.L213]+([.K214]*[.J214])" office:value-type="float" office:value="702.00688165913" calcext:value-type="float">
            <text:p><text:s/>702.01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O213]+[.N214]" office:value-type="float" office:value="210" calcext:value-type="float">
            <text:p>210</text:p>
          </table:table-cell>
          <table:table-cell table:formula="of:=[.O214]*100/[.O$3]" office:value-type="float" office:value="74.2049469964664" calcext:value-type="float">
            <text:p><text:s/>74.20 <text:s text:c="5"/>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R213]+[.Q214]" office:value-type="float" office:value="189" calcext:value-type="float">
            <text:p>189</text:p>
          </table:table-cell>
          <table:table-cell table:formula="of:=[.R214]*100/[.R$3]" office:value-type="float" office:value="70.5223880597015" calcext:value-type="float">
            <text:p><text:s/>70.52 <text:s text:c="5"/></text:p>
          </table:table-cell>
          <table:table-cell/>
          <table:table-cell table:style-name="ce31" table:formula="of:=[.U213]+[.T214]" office:value-type="float" office:value="1" calcext:value-type="float">
            <text:p>1</text:p>
          </table:table-cell>
          <table:table-cell table:formula="of:=[.U214]*100/[.U$3]" office:value-type="float" office:value="100" calcext:value-type="float">
            <text:p><text:s/>100.00 <text:s text:c="5"/></text:p>
          </table:table-cell>
          <table:table-cell table:style-name="ce31" table:formula="of:=[.O214]+[.R214]" office:value-type="float" office:value="399" calcext:value-type="float">
            <text:p>399</text:p>
          </table:table-cell>
          <table:table-cell table:style-name="ce35" table:formula="of:=[.W214]/2" office:value-type="float" office:value="199.5" calcext:value-type="float">
            <text:p>200</text:p>
          </table:table-cell>
          <table:table-cell table:style-name="ce24" table:formula="of:=[.X214]*100/[.Y$2]" office:value-type="float" office:value="72.4137931034483" calcext:value-type="float">
            <text:p><text:s/>72.41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29" calcext:value-type="date">
            <text:p>7/29/2006</text:p>
          </table:table-cell>
          <table:table-cell office:value-type="float" office:value="31" calcext:value-type="float">
            <text:p>31</text:p>
          </table:table-cell>
          <table:table-cell office:value-type="float" office:value="11.375" calcext:value-type="float">
            <text:p><text:s/>11.38 <text:s text:c="5"/></text:p>
          </table:table-cell>
          <table:table-cell office:value-type="float" office:value="31.688" calcext:value-type="float">
            <text:p><text:s/>31.69 <text:s text:c="5"/></text:p>
          </table:table-cell>
          <table:table-cell office:value-type="float" office:value="22.1937708333333" calcext:value-type="float">
            <text:p><text:s/>22.19 <text:s text:c="5"/></text:p>
          </table:table-cell>
          <table:table-cell table:formula="of:=([.D215]+[.C215])/2" office:value-type="float" office:value="21.5315" calcext:value-type="float">
            <text:p><text:s/>21.53 <text:s text:c="5"/></text:p>
          </table:table-cell>
          <table:table-cell table:formula="of:=ABS([.E215]-[.F215])" office:value-type="float" office:value="0.662270833333299" calcext:value-type="float">
            <text:p><text:s/>0.66 <text:s text:c="5"/></text:p>
          </table:table-cell>
          <table:table-cell table:formula="of:=ABS([.G215]*100/[.E215])" office:value-type="float" office:value="2.98403925275564" calcext:value-type="float">
            <text:p><text:s/>2.9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15]&gt;=[.$L$4];1;0)" office:value-type="float" office:value="1" calcext:value-type="float">
            <text:p>1</text:p>
          </table:table-cell>
          <table:table-cell table:style-name="ce24" table:formula="of:=IF([.E215]&gt;[.K$4];[.E215]-[.K$4];0)" office:value-type="float" office:value="12.1937708333333" calcext:value-type="float">
            <text:p><text:s/>12.19 <text:s text:c="5"/></text:p>
          </table:table-cell>
          <table:table-cell table:style-name="ce12" table:formula="of:=[.L214]+([.K215]*[.J215])" office:value-type="float" office:value="714.200652492464" calcext:value-type="float">
            <text:p><text:s/>714.20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14]+[.N215]" office:value-type="float" office:value="210" calcext:value-type="float">
            <text:p>210</text:p>
          </table:table-cell>
          <table:table-cell table:formula="of:=[.O215]*100/[.O$3]" office:value-type="float" office:value="74.2049469964664" calcext:value-type="float">
            <text:p><text:s/>74.20 <text:s text:c="5"/></text:p>
          </table:table-cell>
          <table:table-cell/>
          <table:table-cell table:style-name="ce31" table:formula="of:=[.R214]+[.Q215]" office:value-type="float" office:value="189" calcext:value-type="float">
            <text:p>189</text:p>
          </table:table-cell>
          <table:table-cell table:formula="of:=[.R215]*100/[.R$3]" office:value-type="float" office:value="70.5223880597015" calcext:value-type="float">
            <text:p><text:s/>70.52 <text:s text:c="5"/></text:p>
          </table:table-cell>
          <table:table-cell/>
          <table:table-cell table:style-name="ce31" table:formula="of:=[.U214]+[.T215]" office:value-type="float" office:value="1" calcext:value-type="float">
            <text:p>1</text:p>
          </table:table-cell>
          <table:table-cell table:formula="of:=[.U215]*100/[.U$3]" office:value-type="float" office:value="100" calcext:value-type="float">
            <text:p><text:s/>100.00 <text:s text:c="5"/></text:p>
          </table:table-cell>
          <table:table-cell table:style-name="ce31" table:formula="of:=[.O215]+[.R215]" office:value-type="float" office:value="399" calcext:value-type="float">
            <text:p>399</text:p>
          </table:table-cell>
          <table:table-cell table:style-name="ce35" table:formula="of:=[.W215]/2" office:value-type="float" office:value="199.5" calcext:value-type="float">
            <text:p>200</text:p>
          </table:table-cell>
          <table:table-cell table:style-name="ce24" table:formula="of:=[.X215]*100/[.Y$2]" office:value-type="float" office:value="72.4137931034483" calcext:value-type="float">
            <text:p><text:s/>72.41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30" calcext:value-type="date">
            <text:p>7/30/2006</text:p>
          </table:table-cell>
          <table:table-cell office:value-type="float" office:value="31" calcext:value-type="float">
            <text:p>31</text:p>
          </table:table-cell>
          <table:table-cell office:value-type="float" office:value="15.75" calcext:value-type="float">
            <text:p><text:s/>15.75 <text:s text:c="5"/></text:p>
          </table:table-cell>
          <table:table-cell office:value-type="float" office:value="26.25" calcext:value-type="float">
            <text:p><text:s/>26.25 <text:s text:c="5"/></text:p>
          </table:table-cell>
          <table:table-cell office:value-type="float" office:value="21.3568125" calcext:value-type="float">
            <text:p><text:s/>21.36 <text:s text:c="5"/></text:p>
          </table:table-cell>
          <table:table-cell table:formula="of:=([.D216]+[.C216])/2" office:value-type="float" office:value="21" calcext:value-type="float">
            <text:p><text:s/>21.00 <text:s text:c="5"/></text:p>
          </table:table-cell>
          <table:table-cell table:formula="of:=ABS([.E216]-[.F216])" office:value-type="float" office:value="0.3568125" calcext:value-type="float">
            <text:p><text:s/>0.36 <text:s text:c="5"/></text:p>
          </table:table-cell>
          <table:table-cell table:formula="of:=ABS([.G216]*100/[.E216])" office:value-type="float" office:value="1.6707198230073" calcext:value-type="float">
            <text:p><text:s/>1.67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16]&gt;=[.$L$4];1;0)" office:value-type="float" office:value="1" calcext:value-type="float">
            <text:p>1</text:p>
          </table:table-cell>
          <table:table-cell table:style-name="ce24" table:formula="of:=IF([.E216]&gt;[.K$4];[.E216]-[.K$4];0)" office:value-type="float" office:value="11.3568125" calcext:value-type="float">
            <text:p><text:s/>11.36 <text:s text:c="5"/></text:p>
          </table:table-cell>
          <table:table-cell table:style-name="ce12" table:formula="of:=[.L215]+([.K216]*[.J216])" office:value-type="float" office:value="725.557464992464" calcext:value-type="float">
            <text:p><text:s/>725.56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formula="of:=[.O215]+[.N216]" office:value-type="float" office:value="214" calcext:value-type="float">
            <text:p>214</text:p>
          </table:table-cell>
          <table:table-cell table:formula="of:=[.O216]*100/[.O$3]" office:value-type="float" office:value="75.6183745583039" calcext:value-type="float">
            <text:p><text:s/>75.62 <text:s text:c="5"/>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[.R215]+[.Q216]" office:value-type="float" office:value="192" calcext:value-type="float">
            <text:p>192</text:p>
          </table:table-cell>
          <table:table-cell table:formula="of:=[.R216]*100/[.R$3]" office:value-type="float" office:value="71.6417910447761" calcext:value-type="float">
            <text:p><text:s/>71.64 <text:s text:c="5"/></text:p>
          </table:table-cell>
          <table:table-cell/>
          <table:table-cell table:style-name="ce31" table:formula="of:=[.U215]+[.T216]" office:value-type="float" office:value="1" calcext:value-type="float">
            <text:p>1</text:p>
          </table:table-cell>
          <table:table-cell table:formula="of:=[.U216]*100/[.U$3]" office:value-type="float" office:value="100" calcext:value-type="float">
            <text:p><text:s/>100.00 <text:s text:c="5"/></text:p>
          </table:table-cell>
          <table:table-cell table:style-name="ce31" table:formula="of:=[.O216]+[.R216]" office:value-type="float" office:value="406" calcext:value-type="float">
            <text:p>406</text:p>
          </table:table-cell>
          <table:table-cell table:style-name="ce35" table:formula="of:=[.W216]/2" office:value-type="float" office:value="203" calcext:value-type="float">
            <text:p>203</text:p>
          </table:table-cell>
          <table:table-cell table:style-name="ce24" table:formula="of:=[.X216]*100/[.Y$2]" office:value-type="float" office:value="73.6842105263158" calcext:value-type="float">
            <text:p><text:s/>73.68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7-31" calcext:value-type="date">
            <text:p>7/31/2006</text:p>
          </table:table-cell>
          <table:table-cell office:value-type="float" office:value="32" calcext:value-type="float">
            <text:p>32</text:p>
          </table:table-cell>
          <table:table-cell office:value-type="float" office:value="12.562" calcext:value-type="float">
            <text:p><text:s/>12.56 <text:s text:c="5"/></text:p>
          </table:table-cell>
          <table:table-cell office:value-type="float" office:value="30.125" calcext:value-type="float">
            <text:p><text:s/>30.13 <text:s text:c="5"/></text:p>
          </table:table-cell>
          <table:table-cell office:value-type="float" office:value="21.2119166666667" calcext:value-type="float">
            <text:p><text:s/>21.21 <text:s text:c="5"/></text:p>
          </table:table-cell>
          <table:table-cell table:formula="of:=([.D217]+[.C217])/2" office:value-type="float" office:value="21.3435" calcext:value-type="float">
            <text:p><text:s/>21.34 <text:s text:c="5"/></text:p>
          </table:table-cell>
          <table:table-cell table:formula="of:=ABS([.E217]-[.F217])" office:value-type="float" office:value="0.1315833333333" calcext:value-type="float">
            <text:p><text:s/>0.13 <text:s text:c="5"/></text:p>
          </table:table-cell>
          <table:table-cell table:formula="of:=ABS([.G217]*100/[.E217])" office:value-type="float" office:value="0.620327410299868" calcext:value-type="float">
            <text:p><text:s/>0.62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17]&gt;=[.$L$4];1;0)" office:value-type="float" office:value="1" calcext:value-type="float">
            <text:p>1</text:p>
          </table:table-cell>
          <table:table-cell table:style-name="ce24" table:formula="of:=IF([.E217]&gt;[.K$4];[.E217]-[.K$4];0)" office:value-type="float" office:value="11.2119166666667" calcext:value-type="float">
            <text:p><text:s/>11.21 <text:s text:c="5"/></text:p>
          </table:table-cell>
          <table:table-cell table:style-name="ce12" table:formula="of:=[.L216]+([.K217]*[.J217])" office:value-type="float" office:value="736.76938165913" calcext:value-type="float">
            <text:p><text:s/>736.7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16]+[.N217]" office:value-type="float" office:value="214" calcext:value-type="float">
            <text:p>214</text:p>
          </table:table-cell>
          <table:table-cell table:formula="of:=[.O217]*100/[.O$3]" office:value-type="float" office:value="75.6183745583039" calcext:value-type="float">
            <text:p><text:s/>75.62 <text:s text:c="5"/></text:p>
          </table:table-cell>
          <table:table-cell/>
          <table:table-cell table:style-name="ce31" table:formula="of:=[.R216]+[.Q217]" office:value-type="float" office:value="192" calcext:value-type="float">
            <text:p>192</text:p>
          </table:table-cell>
          <table:table-cell table:formula="of:=[.R217]*100/[.R$3]" office:value-type="float" office:value="71.6417910447761" calcext:value-type="float">
            <text:p><text:s/>71.64 <text:s text:c="5"/></text:p>
          </table:table-cell>
          <table:table-cell/>
          <table:table-cell table:style-name="ce31" table:formula="of:=[.U216]+[.T217]" office:value-type="float" office:value="1" calcext:value-type="float">
            <text:p>1</text:p>
          </table:table-cell>
          <table:table-cell table:formula="of:=[.U217]*100/[.U$3]" office:value-type="float" office:value="100" calcext:value-type="float">
            <text:p><text:s/>100.00 <text:s text:c="5"/></text:p>
          </table:table-cell>
          <table:table-cell table:style-name="ce31" table:formula="of:=[.O217]+[.R217]" office:value-type="float" office:value="406" calcext:value-type="float">
            <text:p>406</text:p>
          </table:table-cell>
          <table:table-cell table:style-name="ce35" table:formula="of:=[.W217]/2" office:value-type="float" office:value="203" calcext:value-type="float">
            <text:p>203</text:p>
          </table:table-cell>
          <table:table-cell table:style-name="ce24" table:formula="of:=[.X217]*100/[.Y$2]" office:value-type="float" office:value="73.6842105263158" calcext:value-type="float">
            <text:p><text:s/>73.68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01" calcext:value-type="date">
            <text:p>8/1/2006</text:p>
          </table:table-cell>
          <table:table-cell office:value-type="float" office:value="32" calcext:value-type="float">
            <text:p>32</text:p>
          </table:table-cell>
          <table:table-cell office:value-type="float" office:value="15.875" calcext:value-type="float">
            <text:p><text:s/>15.88 <text:s text:c="5"/></text:p>
          </table:table-cell>
          <table:table-cell office:value-type="float" office:value="21.312" calcext:value-type="float">
            <text:p><text:s/>21.31 <text:s text:c="5"/></text:p>
          </table:table-cell>
          <table:table-cell office:value-type="float" office:value="18.1805416666667" calcext:value-type="float">
            <text:p><text:s/>18.18 <text:s text:c="5"/></text:p>
          </table:table-cell>
          <table:table-cell table:formula="of:=([.D218]+[.C218])/2" office:value-type="float" office:value="18.5935" calcext:value-type="float">
            <text:p><text:s/>18.59 <text:s text:c="5"/></text:p>
          </table:table-cell>
          <table:table-cell table:formula="of:=ABS([.E218]-[.F218])" office:value-type="float" office:value="0.4129583333333" calcext:value-type="float">
            <text:p><text:s/>0.41 <text:s text:c="5"/></text:p>
          </table:table-cell>
          <table:table-cell table:formula="of:=ABS([.G218]*100/[.E218])" office:value-type="float" office:value="2.27143030666926" calcext:value-type="float">
            <text:p><text:s/>2.27 <text:s text:c="5"/></text:p>
          </table:table-cell>
          <table:table-cell office:value-type="float" office:value="8.2" calcext:value-type="float">
            <text:p><text:s/>8.20 <text:s text:c="5"/></text:p>
          </table:table-cell>
          <table:table-cell table:style-name="ce20" table:formula="of:=IF([.A218]&gt;=[.$L$4];1;0)" office:value-type="float" office:value="1" calcext:value-type="float">
            <text:p>1</text:p>
          </table:table-cell>
          <table:table-cell table:style-name="ce24" table:formula="of:=IF([.E218]&gt;[.K$4];[.E218]-[.K$4];0)" office:value-type="float" office:value="8.1805416666667" calcext:value-type="float">
            <text:p><text:s/>8.18 <text:s text:c="5"/></text:p>
          </table:table-cell>
          <table:table-cell table:style-name="ce12" table:formula="of:=[.L217]+([.K218]*[.J218])" office:value-type="float" office:value="744.949923325797" calcext:value-type="float">
            <text:p><text:s/>744.95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[.O217]+[.N218]" office:value-type="float" office:value="217" calcext:value-type="float">
            <text:p>217</text:p>
          </table:table-cell>
          <table:table-cell table:formula="of:=[.O218]*100/[.O$3]" office:value-type="float" office:value="76.678445229682" calcext:value-type="float">
            <text:p><text:s/>76.68 <text:s text:c="5"/>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[.R217]+[.Q218]" office:value-type="float" office:value="195" calcext:value-type="float">
            <text:p>195</text:p>
          </table:table-cell>
          <table:table-cell table:formula="of:=[.R218]*100/[.R$3]" office:value-type="float" office:value="72.7611940298507" calcext:value-type="float">
            <text:p><text:s/>72.76 <text:s text:c="5"/></text:p>
          </table:table-cell>
          <table:table-cell/>
          <table:table-cell table:style-name="ce31" table:formula="of:=[.U217]+[.T218]" office:value-type="float" office:value="1" calcext:value-type="float">
            <text:p>1</text:p>
          </table:table-cell>
          <table:table-cell table:formula="of:=[.U218]*100/[.U$3]" office:value-type="float" office:value="100" calcext:value-type="float">
            <text:p><text:s/>100.00 <text:s text:c="5"/></text:p>
          </table:table-cell>
          <table:table-cell table:style-name="ce31" table:formula="of:=[.O218]+[.R218]" office:value-type="float" office:value="412" calcext:value-type="float">
            <text:p>412</text:p>
          </table:table-cell>
          <table:table-cell table:style-name="ce35" table:formula="of:=[.W218]/2" office:value-type="float" office:value="206" calcext:value-type="float">
            <text:p>206</text:p>
          </table:table-cell>
          <table:table-cell table:style-name="ce24" table:formula="of:=[.X218]*100/[.Y$2]" office:value-type="float" office:value="74.7731397459165" calcext:value-type="float">
            <text:p><text:s/>74.7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02" calcext:value-type="date">
            <text:p>8/2/2006</text:p>
          </table:table-cell>
          <table:table-cell office:value-type="float" office:value="32" calcext:value-type="float">
            <text:p>32</text:p>
          </table:table-cell>
          <table:table-cell office:value-type="float" office:value="13.375" calcext:value-type="float">
            <text:p><text:s/>13.38 <text:s text:c="5"/></text:p>
          </table:table-cell>
          <table:table-cell office:value-type="float" office:value="24.62" calcext:value-type="float">
            <text:p><text:s/>24.62 <text:s text:c="5"/></text:p>
          </table:table-cell>
          <table:table-cell office:value-type="float" office:value="18.292625" calcext:value-type="float">
            <text:p><text:s/>18.29 <text:s text:c="5"/></text:p>
          </table:table-cell>
          <table:table-cell table:formula="of:=([.D219]+[.C219])/2" office:value-type="float" office:value="18.9975" calcext:value-type="float">
            <text:p><text:s/>19.00 <text:s text:c="5"/></text:p>
          </table:table-cell>
          <table:table-cell table:formula="of:=ABS([.E219]-[.F219])" office:value-type="float" office:value="0.704875000000001" calcext:value-type="float">
            <text:p><text:s/>0.70 <text:s text:c="5"/></text:p>
          </table:table-cell>
          <table:table-cell table:formula="of:=ABS([.G219]*100/[.E219])" office:value-type="float" office:value="3.85332886887476" calcext:value-type="float">
            <text:p><text:s/>3.85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19]&gt;=[.$L$4];1;0)" office:value-type="float" office:value="1" calcext:value-type="float">
            <text:p>1</text:p>
          </table:table-cell>
          <table:table-cell table:style-name="ce24" table:formula="of:=IF([.E219]&gt;[.K$4];[.E219]-[.K$4];0)" office:value-type="float" office:value="8.292625" calcext:value-type="float">
            <text:p><text:s/>8.29 <text:s text:c="5"/></text:p>
          </table:table-cell>
          <table:table-cell table:style-name="ce12" table:formula="of:=[.L218]+([.K219]*[.J219])" office:value-type="float" office:value="753.242548325797" calcext:value-type="float">
            <text:p><text:s/>753.2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18]+[.N219]" office:value-type="float" office:value="217" calcext:value-type="float">
            <text:p>217</text:p>
          </table:table-cell>
          <table:table-cell table:formula="of:=[.O219]*100/[.O$3]" office:value-type="float" office:value="76.678445229682" calcext:value-type="float">
            <text:p><text:s/>76.68 <text:s text:c="5"/></text:p>
          </table:table-cell>
          <table:table-cell/>
          <table:table-cell table:style-name="ce31" table:formula="of:=[.R218]+[.Q219]" office:value-type="float" office:value="195" calcext:value-type="float">
            <text:p>195</text:p>
          </table:table-cell>
          <table:table-cell table:formula="of:=[.R219]*100/[.R$3]" office:value-type="float" office:value="72.7611940298507" calcext:value-type="float">
            <text:p><text:s/>72.76 <text:s text:c="5"/></text:p>
          </table:table-cell>
          <table:table-cell/>
          <table:table-cell table:style-name="ce31" table:formula="of:=[.U218]+[.T219]" office:value-type="float" office:value="1" calcext:value-type="float">
            <text:p>1</text:p>
          </table:table-cell>
          <table:table-cell table:formula="of:=[.U219]*100/[.U$3]" office:value-type="float" office:value="100" calcext:value-type="float">
            <text:p><text:s/>100.00 <text:s text:c="5"/></text:p>
          </table:table-cell>
          <table:table-cell table:style-name="ce31" table:formula="of:=[.O219]+[.R219]" office:value-type="float" office:value="412" calcext:value-type="float">
            <text:p>412</text:p>
          </table:table-cell>
          <table:table-cell table:style-name="ce35" table:formula="of:=[.W219]/2" office:value-type="float" office:value="206" calcext:value-type="float">
            <text:p>206</text:p>
          </table:table-cell>
          <table:table-cell table:style-name="ce24" table:formula="of:=[.X219]*100/[.Y$2]" office:value-type="float" office:value="74.7731397459165" calcext:value-type="float">
            <text:p><text:s/>74.7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03" calcext:value-type="date">
            <text:p>8/3/2006</text:p>
          </table:table-cell>
          <table:table-cell office:value-type="float" office:value="32" calcext:value-type="float">
            <text:p>32</text:p>
          </table:table-cell>
          <table:table-cell office:value-type="float" office:value="12.562" calcext:value-type="float">
            <text:p><text:s/>12.56 <text:s text:c="5"/></text:p>
          </table:table-cell>
          <table:table-cell office:value-type="float" office:value="25.938" calcext:value-type="float">
            <text:p><text:s/>25.94 <text:s text:c="5"/></text:p>
          </table:table-cell>
          <table:table-cell office:value-type="float" office:value="19.1496875" calcext:value-type="float">
            <text:p><text:s/>19.15 <text:s text:c="5"/></text:p>
          </table:table-cell>
          <table:table-cell table:formula="of:=([.D220]+[.C220])/2" office:value-type="float" office:value="19.25" calcext:value-type="float">
            <text:p><text:s/>19.25 <text:s text:c="5"/></text:p>
          </table:table-cell>
          <table:table-cell table:formula="of:=ABS([.E220]-[.F220])" office:value-type="float" office:value="0.100312500000001" calcext:value-type="float">
            <text:p><text:s/>0.10 <text:s text:c="5"/></text:p>
          </table:table-cell>
          <table:table-cell table:formula="of:=ABS([.G220]*100/[.E220])" office:value-type="float" office:value="0.523833613472811" calcext:value-type="float">
            <text:p><text:s/>0.52 <text:s text:c="5"/></text:p>
          </table:table-cell>
          <table:table-cell office:value-type="float" office:value="0.5" calcext:value-type="float">
            <text:p><text:s/>0.50 <text:s text:c="5"/></text:p>
          </table:table-cell>
          <table:table-cell table:style-name="ce20" table:formula="of:=IF([.A220]&gt;=[.$L$4];1;0)" office:value-type="float" office:value="1" calcext:value-type="float">
            <text:p>1</text:p>
          </table:table-cell>
          <table:table-cell table:style-name="ce24" table:formula="of:=IF([.E220]&gt;[.K$4];[.E220]-[.K$4];0)" office:value-type="float" office:value="9.1496875" calcext:value-type="float">
            <text:p><text:s/>9.15 <text:s text:c="5"/></text:p>
          </table:table-cell>
          <table:table-cell table:style-name="ce12" table:formula="of:=[.L219]+([.K220]*[.J220])" office:value-type="float" office:value="762.392235825797" calcext:value-type="float">
            <text:p><text:s/>762.39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O219]+[.N220]" office:value-type="float" office:value="218" calcext:value-type="float">
            <text:p>218</text:p>
          </table:table-cell>
          <table:table-cell table:formula="of:=[.O220]*100/[.O$3]" office:value-type="float" office:value="77.0318021201413" calcext:value-type="float">
            <text:p><text:s/>77.03 <text:s text:c="5"/>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R219]+[.Q220]" office:value-type="float" office:value="197" calcext:value-type="float">
            <text:p>197</text:p>
          </table:table-cell>
          <table:table-cell table:formula="of:=[.R220]*100/[.R$3]" office:value-type="float" office:value="73.5074626865672" calcext:value-type="float">
            <text:p><text:s/>73.51 <text:s text:c="5"/></text:p>
          </table:table-cell>
          <table:table-cell/>
          <table:table-cell table:style-name="ce31" table:formula="of:=[.U219]+[.T220]" office:value-type="float" office:value="1" calcext:value-type="float">
            <text:p>1</text:p>
          </table:table-cell>
          <table:table-cell table:formula="of:=[.U220]*100/[.U$3]" office:value-type="float" office:value="100" calcext:value-type="float">
            <text:p><text:s/>100.00 <text:s text:c="5"/></text:p>
          </table:table-cell>
          <table:table-cell table:style-name="ce31" table:formula="of:=[.O220]+[.R220]" office:value-type="float" office:value="415" calcext:value-type="float">
            <text:p>415</text:p>
          </table:table-cell>
          <table:table-cell table:style-name="ce35" table:formula="of:=[.W220]/2" office:value-type="float" office:value="207.5" calcext:value-type="float">
            <text:p>208</text:p>
          </table:table-cell>
          <table:table-cell table:style-name="ce24" table:formula="of:=[.X220]*100/[.Y$2]" office:value-type="float" office:value="75.3176043557169" calcext:value-type="float">
            <text:p><text:s/>75.32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04" calcext:value-type="date">
            <text:p>8/4/200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<text:s/>13.00 <text:s text:c="5"/></text:p>
          </table:table-cell>
          <table:table-cell office:value-type="float" office:value="17.375" calcext:value-type="float">
            <text:p><text:s/>17.38 <text:s text:c="5"/></text:p>
          </table:table-cell>
          <table:table-cell office:value-type="float" office:value="14.9476041666667" calcext:value-type="float">
            <text:p><text:s/>14.95 <text:s text:c="5"/></text:p>
          </table:table-cell>
          <table:table-cell table:formula="of:=([.D221]+[.C221])/2" office:value-type="float" office:value="15.1875" calcext:value-type="float">
            <text:p><text:s/>15.19 <text:s text:c="5"/></text:p>
          </table:table-cell>
          <table:table-cell table:formula="of:=ABS([.E221]-[.F221])" office:value-type="float" office:value="0.2398958333333" calcext:value-type="float">
            <text:p><text:s/>0.24 <text:s text:c="5"/></text:p>
          </table:table-cell>
          <table:table-cell table:formula="of:=ABS([.G221]*100/[.E221])" office:value-type="float" office:value="1.60491160093917" calcext:value-type="float">
            <text:p><text:s/>1.60 <text:s text:c="5"/></text:p>
          </table:table-cell>
          <table:table-cell office:value-type="float" office:value="10.1" calcext:value-type="float">
            <text:p><text:s/>10.10 <text:s text:c="5"/></text:p>
          </table:table-cell>
          <table:table-cell table:style-name="ce20" table:formula="of:=IF([.A221]&gt;=[.$L$4];1;0)" office:value-type="float" office:value="1" calcext:value-type="float">
            <text:p>1</text:p>
          </table:table-cell>
          <table:table-cell table:style-name="ce24" table:formula="of:=IF([.E221]&gt;[.K$4];[.E221]-[.K$4];0)" office:value-type="float" office:value="4.9476041666667" calcext:value-type="float">
            <text:p><text:s/>4.95 <text:s text:c="5"/></text:p>
          </table:table-cell>
          <table:table-cell table:style-name="ce12" table:formula="of:=[.L220]+([.K221]*[.J221])" office:value-type="float" office:value="767.339839992464" calcext:value-type="float">
            <text:p><text:s/>767.3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20]+[.N221]" office:value-type="float" office:value="218" calcext:value-type="float">
            <text:p>218</text:p>
          </table:table-cell>
          <table:table-cell table:formula="of:=[.O221]*100/[.O$3]" office:value-type="float" office:value="77.0318021201413" calcext:value-type="float">
            <text:p><text:s/>77.03 <text:s text:c="5"/></text:p>
          </table:table-cell>
          <table:table-cell/>
          <table:table-cell table:style-name="ce31" table:formula="of:=[.R220]+[.Q221]" office:value-type="float" office:value="197" calcext:value-type="float">
            <text:p>197</text:p>
          </table:table-cell>
          <table:table-cell table:formula="of:=[.R221]*100/[.R$3]" office:value-type="float" office:value="73.5074626865672" calcext:value-type="float">
            <text:p><text:s/>73.51 <text:s text:c="5"/></text:p>
          </table:table-cell>
          <table:table-cell/>
          <table:table-cell table:style-name="ce31" table:formula="of:=[.U220]+[.T221]" office:value-type="float" office:value="1" calcext:value-type="float">
            <text:p>1</text:p>
          </table:table-cell>
          <table:table-cell table:formula="of:=[.U221]*100/[.U$3]" office:value-type="float" office:value="100" calcext:value-type="float">
            <text:p><text:s/>100.00 <text:s text:c="5"/></text:p>
          </table:table-cell>
          <table:table-cell table:style-name="ce31" table:formula="of:=[.O221]+[.R221]" office:value-type="float" office:value="415" calcext:value-type="float">
            <text:p>415</text:p>
          </table:table-cell>
          <table:table-cell table:style-name="ce35" table:formula="of:=[.W221]/2" office:value-type="float" office:value="207.5" calcext:value-type="float">
            <text:p>208</text:p>
          </table:table-cell>
          <table:table-cell table:style-name="ce24" table:formula="of:=[.X221]*100/[.Y$2]" office:value-type="float" office:value="75.3176043557169" calcext:value-type="float">
            <text:p><text:s/>75.32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05" calcext:value-type="date">
            <text:p>8/5/2006</text:p>
          </table:table-cell>
          <table:table-cell office:value-type="float" office:value="32" calcext:value-type="float">
            <text:p>32</text:p>
          </table:table-cell>
          <table:table-cell office:value-type="float" office:value="12.25" calcext:value-type="float">
            <text:p><text:s/>12.25 <text:s text:c="5"/></text:p>
          </table:table-cell>
          <table:table-cell office:value-type="float" office:value="23.438" calcext:value-type="float">
            <text:p><text:s/>23.44 <text:s text:c="5"/></text:p>
          </table:table-cell>
          <table:table-cell office:value-type="float" office:value="16.8667291666667" calcext:value-type="float">
            <text:p><text:s/>16.87 <text:s text:c="5"/></text:p>
          </table:table-cell>
          <table:table-cell table:formula="of:=([.D222]+[.C222])/2" office:value-type="float" office:value="17.844" calcext:value-type="float">
            <text:p><text:s/>17.84 <text:s text:c="5"/></text:p>
          </table:table-cell>
          <table:table-cell table:formula="of:=ABS([.E222]-[.F222])" office:value-type="float" office:value="0.9772708333333" calcext:value-type="float">
            <text:p><text:s/>0.98 <text:s text:c="5"/></text:p>
          </table:table-cell>
          <table:table-cell table:formula="of:=ABS([.G222]*100/[.E222])" office:value-type="float" office:value="5.79407437966489" calcext:value-type="float">
            <text:p><text:s/>5.79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22]&gt;=[.$L$4];1;0)" office:value-type="float" office:value="1" calcext:value-type="float">
            <text:p>1</text:p>
          </table:table-cell>
          <table:table-cell table:style-name="ce24" table:formula="of:=IF([.E222]&gt;[.K$4];[.E222]-[.K$4];0)" office:value-type="float" office:value="6.8667291666667" calcext:value-type="float">
            <text:p><text:s/>6.87 <text:s text:c="5"/></text:p>
          </table:table-cell>
          <table:table-cell table:style-name="ce12" table:formula="of:=[.L221]+([.K222]*[.J222])" office:value-type="float" office:value="774.20656915913" calcext:value-type="float">
            <text:p><text:s/>774.21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[.O221]+[.N222]" office:value-type="float" office:value="221" calcext:value-type="float">
            <text:p>221</text:p>
          </table:table-cell>
          <table:table-cell table:formula="of:=[.O222]*100/[.O$3]" office:value-type="float" office:value="78.0918727915194" calcext:value-type="float">
            <text:p><text:s/>78.09 <text:s text:c="5"/>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formula="of:=[.R221]+[.Q222]" office:value-type="float" office:value="202" calcext:value-type="float">
            <text:p>202</text:p>
          </table:table-cell>
          <table:table-cell table:formula="of:=[.R222]*100/[.R$3]" office:value-type="float" office:value="75.3731343283582" calcext:value-type="float">
            <text:p><text:s/>75.37 <text:s text:c="5"/></text:p>
          </table:table-cell>
          <table:table-cell/>
          <table:table-cell table:style-name="ce31" table:formula="of:=[.U221]+[.T222]" office:value-type="float" office:value="1" calcext:value-type="float">
            <text:p>1</text:p>
          </table:table-cell>
          <table:table-cell table:formula="of:=[.U222]*100/[.U$3]" office:value-type="float" office:value="100" calcext:value-type="float">
            <text:p><text:s/>100.00 <text:s text:c="5"/></text:p>
          </table:table-cell>
          <table:table-cell table:style-name="ce31" table:formula="of:=[.O222]+[.R222]" office:value-type="float" office:value="423" calcext:value-type="float">
            <text:p>423</text:p>
          </table:table-cell>
          <table:table-cell table:style-name="ce35" table:formula="of:=[.W222]/2" office:value-type="float" office:value="211.5" calcext:value-type="float">
            <text:p>212</text:p>
          </table:table-cell>
          <table:table-cell table:style-name="ce24" table:formula="of:=[.X222]*100/[.Y$2]" office:value-type="float" office:value="76.7695099818512" calcext:value-type="float">
            <text:p><text:s/>76.7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06" calcext:value-type="date">
            <text:p>8/6/2006</text:p>
          </table:table-cell>
          <table:table-cell office:value-type="float" office:value="32" calcext:value-type="float">
            <text:p>32</text:p>
          </table:table-cell>
          <table:table-cell office:value-type="float" office:value="12.562" calcext:value-type="float">
            <text:p><text:s/>12.56 <text:s text:c="5"/></text:p>
          </table:table-cell>
          <table:table-cell office:value-type="float" office:value="17.62" calcext:value-type="float">
            <text:p><text:s/>17.62 <text:s text:c="5"/></text:p>
          </table:table-cell>
          <table:table-cell office:value-type="float" office:value="14.1937291666667" calcext:value-type="float">
            <text:p><text:s/>14.19 <text:s text:c="5"/></text:p>
          </table:table-cell>
          <table:table-cell table:formula="of:=([.D223]+[.C223])/2" office:value-type="float" office:value="15.091" calcext:value-type="float">
            <text:p><text:s/>15.09 <text:s text:c="5"/></text:p>
          </table:table-cell>
          <table:table-cell table:formula="of:=ABS([.E223]-[.F223])" office:value-type="float" office:value="0.897270833333302" calcext:value-type="float">
            <text:p><text:s/>0.90 <text:s text:c="5"/></text:p>
          </table:table-cell>
          <table:table-cell table:formula="of:=ABS([.G223]*100/[.E223])" office:value-type="float" office:value="6.32160035461646" calcext:value-type="float">
            <text:p><text:s/>6.32 <text:s text:c="5"/></text:p>
          </table:table-cell>
          <table:table-cell office:value-type="float" office:value="79.3" calcext:value-type="float">
            <text:p><text:s/>79.30 <text:s text:c="5"/></text:p>
          </table:table-cell>
          <table:table-cell table:style-name="ce20" table:formula="of:=IF([.A223]&gt;=[.$L$4];1;0)" office:value-type="float" office:value="1" calcext:value-type="float">
            <text:p>1</text:p>
          </table:table-cell>
          <table:table-cell table:style-name="ce24" table:formula="of:=IF([.E223]&gt;[.K$4];[.E223]-[.K$4];0)" office:value-type="float" office:value="4.1937291666667" calcext:value-type="float">
            <text:p><text:s/>4.19 <text:s text:c="5"/></text:p>
          </table:table-cell>
          <table:table-cell table:style-name="ce12" table:formula="of:=[.L222]+([.K223]*[.J223])" office:value-type="float" office:value="778.400298325797" calcext:value-type="float">
            <text:p><text:s/>778.40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22]+[.N223]" office:value-type="float" office:value="221" calcext:value-type="float">
            <text:p>221</text:p>
          </table:table-cell>
          <table:table-cell table:formula="of:=[.O223]*100/[.O$3]" office:value-type="float" office:value="78.0918727915194" calcext:value-type="float">
            <text:p><text:s/>78.09 <text:s text:c="5"/></text:p>
          </table:table-cell>
          <table:table-cell/>
          <table:table-cell table:style-name="ce31" table:formula="of:=[.R222]+[.Q223]" office:value-type="float" office:value="202" calcext:value-type="float">
            <text:p>202</text:p>
          </table:table-cell>
          <table:table-cell table:formula="of:=[.R223]*100/[.R$3]" office:value-type="float" office:value="75.3731343283582" calcext:value-type="float">
            <text:p><text:s/>75.37 <text:s text:c="5"/></text:p>
          </table:table-cell>
          <table:table-cell/>
          <table:table-cell table:style-name="ce31" table:formula="of:=[.U222]+[.T223]" office:value-type="float" office:value="1" calcext:value-type="float">
            <text:p>1</text:p>
          </table:table-cell>
          <table:table-cell table:formula="of:=[.U223]*100/[.U$3]" office:value-type="float" office:value="100" calcext:value-type="float">
            <text:p><text:s/>100.00 <text:s text:c="5"/></text:p>
          </table:table-cell>
          <table:table-cell table:style-name="ce31" table:formula="of:=[.O223]+[.R223]" office:value-type="float" office:value="423" calcext:value-type="float">
            <text:p>423</text:p>
          </table:table-cell>
          <table:table-cell table:style-name="ce35" table:formula="of:=[.W223]/2" office:value-type="float" office:value="211.5" calcext:value-type="float">
            <text:p>212</text:p>
          </table:table-cell>
          <table:table-cell table:style-name="ce24" table:formula="of:=[.X223]*100/[.Y$2]" office:value-type="float" office:value="76.7695099818512" calcext:value-type="float">
            <text:p><text:s/>76.7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07" calcext:value-type="date">
            <text:p>8/7/2006</text:p>
          </table:table-cell>
          <table:table-cell office:value-type="float" office:value="33" calcext:value-type="float">
            <text:p>33</text:p>
          </table:table-cell>
          <table:table-cell office:value-type="float" office:value="11.5" calcext:value-type="float">
            <text:p><text:s/>11.50 <text:s text:c="5"/></text:p>
          </table:table-cell>
          <table:table-cell office:value-type="float" office:value="26.5" calcext:value-type="float">
            <text:p><text:s/>26.50 <text:s text:c="5"/></text:p>
          </table:table-cell>
          <table:table-cell office:value-type="float" office:value="17.6115208333333" calcext:value-type="float">
            <text:p><text:s/>17.61 <text:s text:c="5"/></text:p>
          </table:table-cell>
          <table:table-cell table:formula="of:=([.D224]+[.C224])/2" office:value-type="float" office:value="19" calcext:value-type="float">
            <text:p><text:s/>19.00 <text:s text:c="5"/></text:p>
          </table:table-cell>
          <table:table-cell table:formula="of:=ABS([.E224]-[.F224])" office:value-type="float" office:value="1.3884791666667" calcext:value-type="float">
            <text:p><text:s/>1.39 <text:s text:c="5"/></text:p>
          </table:table-cell>
          <table:table-cell table:formula="of:=ABS([.G224]*100/[.E224])" office:value-type="float" office:value="7.88392541340737" calcext:value-type="float">
            <text:p><text:s/>7.8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24]&gt;=[.$L$4];1;0)" office:value-type="float" office:value="1" calcext:value-type="float">
            <text:p>1</text:p>
          </table:table-cell>
          <table:table-cell table:style-name="ce24" table:formula="of:=IF([.E224]&gt;[.K$4];[.E224]-[.K$4];0)" office:value-type="float" office:value="7.6115208333333" calcext:value-type="float">
            <text:p><text:s/>7.61 <text:s text:c="5"/></text:p>
          </table:table-cell>
          <table:table-cell table:style-name="ce12" table:formula="of:=[.L223]+([.K224]*[.J224])" office:value-type="float" office:value="786.01181915913" calcext:value-type="float">
            <text:p><text:s/>786.01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formula="of:=[.O223]+[.N224]" office:value-type="float" office:value="227" calcext:value-type="float">
            <text:p>227</text:p>
          </table:table-cell>
          <table:table-cell table:formula="of:=[.O224]*100/[.O$3]" office:value-type="float" office:value="80.2120141342756" calcext:value-type="float">
            <text:p><text:s/>80.21 <text:s text:c="5"/>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formula="of:=[.R223]+[.Q224]" office:value-type="float" office:value="209" calcext:value-type="float">
            <text:p>209</text:p>
          </table:table-cell>
          <table:table-cell table:formula="of:=[.R224]*100/[.R$3]" office:value-type="float" office:value="77.9850746268657" calcext:value-type="float">
            <text:p><text:s/>77.99 <text:s text:c="5"/></text:p>
          </table:table-cell>
          <table:table-cell/>
          <table:table-cell table:style-name="ce31" table:formula="of:=[.U223]+[.T224]" office:value-type="float" office:value="1" calcext:value-type="float">
            <text:p>1</text:p>
          </table:table-cell>
          <table:table-cell table:formula="of:=[.U224]*100/[.U$3]" office:value-type="float" office:value="100" calcext:value-type="float">
            <text:p><text:s/>100.00 <text:s text:c="5"/></text:p>
          </table:table-cell>
          <table:table-cell table:style-name="ce31" table:formula="of:=[.O224]+[.R224]" office:value-type="float" office:value="436" calcext:value-type="float">
            <text:p>436</text:p>
          </table:table-cell>
          <table:table-cell table:style-name="ce35" table:formula="of:=[.W224]/2" office:value-type="float" office:value="218" calcext:value-type="float">
            <text:p>218</text:p>
          </table:table-cell>
          <table:table-cell table:style-name="ce24" table:formula="of:=[.X224]*100/[.Y$2]" office:value-type="float" office:value="79.1288566243194" calcext:value-type="float">
            <text:p><text:s/>79.13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08" calcext:value-type="date">
            <text:p>8/8/2006</text:p>
          </table:table-cell>
          <table:table-cell office:value-type="float" office:value="33" calcext:value-type="float">
            <text:p>33</text:p>
          </table:table-cell>
          <table:table-cell office:value-type="float" office:value="13.938" calcext:value-type="float">
            <text:p><text:s/>13.94 <text:s text:c="5"/></text:p>
          </table:table-cell>
          <table:table-cell office:value-type="float" office:value="24.875" calcext:value-type="float">
            <text:p><text:s/>24.88 <text:s text:c="5"/></text:p>
          </table:table-cell>
          <table:table-cell office:value-type="float" office:value="17.7055833333333" calcext:value-type="float">
            <text:p><text:s/>17.71 <text:s text:c="5"/></text:p>
          </table:table-cell>
          <table:table-cell table:formula="of:=([.D225]+[.C225])/2" office:value-type="float" office:value="19.4065" calcext:value-type="float">
            <text:p><text:s/>19.41 <text:s text:c="5"/></text:p>
          </table:table-cell>
          <table:table-cell table:formula="of:=ABS([.E225]-[.F225])" office:value-type="float" office:value="1.7009166666667" calcext:value-type="float">
            <text:p><text:s/>1.70 <text:s text:c="5"/></text:p>
          </table:table-cell>
          <table:table-cell table:formula="of:=ABS([.G225]*100/[.E225])" office:value-type="float" office:value="9.60666832967022" calcext:value-type="float">
            <text:p><text:s/>9.6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25]&gt;=[.$L$4];1;0)" office:value-type="float" office:value="1" calcext:value-type="float">
            <text:p>1</text:p>
          </table:table-cell>
          <table:table-cell table:style-name="ce24" table:formula="of:=IF([.E225]&gt;[.K$4];[.E225]-[.K$4];0)" office:value-type="float" office:value="7.7055833333333" calcext:value-type="float">
            <text:p><text:s/>7.71 <text:s text:c="5"/></text:p>
          </table:table-cell>
          <table:table-cell table:style-name="ce12" table:formula="of:=[.L224]+([.K225]*[.J225])" office:value-type="float" office:value="793.717402492464" calcext:value-type="float">
            <text:p><text:s/>793.7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24]+[.N225]" office:value-type="float" office:value="227" calcext:value-type="float">
            <text:p>227</text:p>
          </table:table-cell>
          <table:table-cell table:formula="of:=[.O225]*100/[.O$3]" office:value-type="float" office:value="80.2120141342756" calcext:value-type="float">
            <text:p><text:s/>80.21 <text:s text:c="5"/></text:p>
          </table:table-cell>
          <table:table-cell/>
          <table:table-cell table:style-name="ce31" table:formula="of:=[.R224]+[.Q225]" office:value-type="float" office:value="209" calcext:value-type="float">
            <text:p>209</text:p>
          </table:table-cell>
          <table:table-cell table:formula="of:=[.R225]*100/[.R$3]" office:value-type="float" office:value="77.9850746268657" calcext:value-type="float">
            <text:p><text:s/>77.99 <text:s text:c="5"/></text:p>
          </table:table-cell>
          <table:table-cell/>
          <table:table-cell table:style-name="ce31" table:formula="of:=[.U224]+[.T225]" office:value-type="float" office:value="1" calcext:value-type="float">
            <text:p>1</text:p>
          </table:table-cell>
          <table:table-cell table:formula="of:=[.U225]*100/[.U$3]" office:value-type="float" office:value="100" calcext:value-type="float">
            <text:p><text:s/>100.00 <text:s text:c="5"/></text:p>
          </table:table-cell>
          <table:table-cell table:style-name="ce31" table:formula="of:=[.O225]+[.R225]" office:value-type="float" office:value="436" calcext:value-type="float">
            <text:p>436</text:p>
          </table:table-cell>
          <table:table-cell table:style-name="ce35" table:formula="of:=[.W225]/2" office:value-type="float" office:value="218" calcext:value-type="float">
            <text:p>218</text:p>
          </table:table-cell>
          <table:table-cell table:style-name="ce24" table:formula="of:=[.X225]*100/[.Y$2]" office:value-type="float" office:value="79.1288566243194" calcext:value-type="float">
            <text:p><text:s/>79.13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09" calcext:value-type="date">
            <text:p>8/9/2006</text:p>
          </table:table-cell>
          <table:table-cell office:value-type="float" office:value="33" calcext:value-type="float">
            <text:p>33</text:p>
          </table:table-cell>
          <table:table-cell office:value-type="float" office:value="13.5" calcext:value-type="float">
            <text:p><text:s/>13.50 <text:s text:c="5"/></text:p>
          </table:table-cell>
          <table:table-cell office:value-type="float" office:value="19.562" calcext:value-type="float">
            <text:p><text:s/>19.56 <text:s text:c="5"/></text:p>
          </table:table-cell>
          <table:table-cell office:value-type="float" office:value="15.5937291666667" calcext:value-type="float">
            <text:p><text:s/>15.59 <text:s text:c="5"/></text:p>
          </table:table-cell>
          <table:table-cell table:formula="of:=([.D226]+[.C226])/2" office:value-type="float" office:value="16.531" calcext:value-type="float">
            <text:p><text:s/>16.53 <text:s text:c="5"/></text:p>
          </table:table-cell>
          <table:table-cell table:formula="of:=ABS([.E226]-[.F226])" office:value-type="float" office:value="0.937270833333299" calcext:value-type="float">
            <text:p><text:s/>0.94 <text:s text:c="5"/></text:p>
          </table:table-cell>
          <table:table-cell table:formula="of:=ABS([.G226]*100/[.E226])" office:value-type="float" office:value="6.01056247236112" calcext:value-type="float">
            <text:p><text:s/>6.01 <text:s text:c="5"/></text:p>
          </table:table-cell>
          <table:table-cell office:value-type="float" office:value="19.8" calcext:value-type="float">
            <text:p><text:s/>19.80 <text:s text:c="5"/></text:p>
          </table:table-cell>
          <table:table-cell table:style-name="ce20" table:formula="of:=IF([.A226]&gt;=[.$L$4];1;0)" office:value-type="float" office:value="1" calcext:value-type="float">
            <text:p>1</text:p>
          </table:table-cell>
          <table:table-cell table:style-name="ce24" table:formula="of:=IF([.E226]&gt;[.K$4];[.E226]-[.K$4];0)" office:value-type="float" office:value="5.5937291666667" calcext:value-type="float">
            <text:p><text:s/>5.59 <text:s text:c="5"/></text:p>
          </table:table-cell>
          <table:table-cell table:style-name="ce12" table:formula="of:=[.L225]+([.K226]*[.J226])" office:value-type="float" office:value="799.31113165913" calcext:value-type="float">
            <text:p><text:s/>799.31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O225]+[.N226]" office:value-type="float" office:value="229" calcext:value-type="float">
            <text:p>229</text:p>
          </table:table-cell>
          <table:table-cell table:formula="of:=[.O226]*100/[.O$3]" office:value-type="float" office:value="80.9187279151944" calcext:value-type="float">
            <text:p><text:s/>80.92 <text:s text:c="5"/>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formula="of:=[.R225]+[.Q226]" office:value-type="float" office:value="213" calcext:value-type="float">
            <text:p>213</text:p>
          </table:table-cell>
          <table:table-cell table:formula="of:=[.R226]*100/[.R$3]" office:value-type="float" office:value="79.4776119402985" calcext:value-type="float">
            <text:p><text:s/>79.48 <text:s text:c="5"/></text:p>
          </table:table-cell>
          <table:table-cell/>
          <table:table-cell table:style-name="ce31" table:formula="of:=[.U225]+[.T226]" office:value-type="float" office:value="1" calcext:value-type="float">
            <text:p>1</text:p>
          </table:table-cell>
          <table:table-cell table:formula="of:=[.U226]*100/[.U$3]" office:value-type="float" office:value="100" calcext:value-type="float">
            <text:p><text:s/>100.00 <text:s text:c="5"/></text:p>
          </table:table-cell>
          <table:table-cell table:style-name="ce31" table:formula="of:=[.O226]+[.R226]" office:value-type="float" office:value="442" calcext:value-type="float">
            <text:p>442</text:p>
          </table:table-cell>
          <table:table-cell table:style-name="ce35" table:formula="of:=[.W226]/2" office:value-type="float" office:value="221" calcext:value-type="float">
            <text:p>221</text:p>
          </table:table-cell>
          <table:table-cell table:style-name="ce24" table:formula="of:=[.X226]*100/[.Y$2]" office:value-type="float" office:value="80.2177858439201" calcext:value-type="float">
            <text:p><text:s/>80.22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10" calcext:value-type="date">
            <text:p>8/10/2006</text:p>
          </table:table-cell>
          <table:table-cell office:value-type="float" office:value="33" calcext:value-type="float">
            <text:p>33</text:p>
          </table:table-cell>
          <table:table-cell office:value-type="float" office:value="13.875" calcext:value-type="float">
            <text:p><text:s/>13.88 <text:s text:c="5"/></text:p>
          </table:table-cell>
          <table:table-cell office:value-type="float" office:value="20.562" calcext:value-type="float">
            <text:p><text:s/>20.56 <text:s text:c="5"/></text:p>
          </table:table-cell>
          <table:table-cell office:value-type="float" office:value="16.3423333333333" calcext:value-type="float">
            <text:p><text:s/>16.34 <text:s text:c="5"/></text:p>
          </table:table-cell>
          <table:table-cell table:formula="of:=([.D227]+[.C227])/2" office:value-type="float" office:value="17.2185" calcext:value-type="float">
            <text:p><text:s/>17.22 <text:s text:c="5"/></text:p>
          </table:table-cell>
          <table:table-cell table:formula="of:=ABS([.E227]-[.F227])" office:value-type="float" office:value="0.876166666666698" calcext:value-type="float">
            <text:p><text:s/>0.88 <text:s text:c="5"/></text:p>
          </table:table-cell>
          <table:table-cell table:formula="of:=ABS([.G227]*100/[.E227])" office:value-type="float" office:value="5.36133151120831" calcext:value-type="float">
            <text:p><text:s/>5.36 <text:s text:c="5"/></text:p>
          </table:table-cell>
          <table:table-cell office:value-type="float" office:value="3.5" calcext:value-type="float">
            <text:p><text:s/>3.50 <text:s text:c="5"/></text:p>
          </table:table-cell>
          <table:table-cell table:style-name="ce20" table:formula="of:=IF([.A227]&gt;=[.$L$4];1;0)" office:value-type="float" office:value="1" calcext:value-type="float">
            <text:p>1</text:p>
          </table:table-cell>
          <table:table-cell table:style-name="ce24" table:formula="of:=IF([.E227]&gt;[.K$4];[.E227]-[.K$4];0)" office:value-type="float" office:value="6.3423333333333" calcext:value-type="float">
            <text:p><text:s/>6.34 <text:s text:c="5"/></text:p>
          </table:table-cell>
          <table:table-cell table:style-name="ce12" table:formula="of:=[.L226]+([.K227]*[.J227])" office:value-type="float" office:value="805.653464992464" calcext:value-type="float">
            <text:p><text:s/>805.6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26]+[.N227]" office:value-type="float" office:value="229" calcext:value-type="float">
            <text:p>229</text:p>
          </table:table-cell>
          <table:table-cell table:formula="of:=[.O227]*100/[.O$3]" office:value-type="float" office:value="80.9187279151944" calcext:value-type="float">
            <text:p><text:s/>80.92 <text:s text:c="5"/></text:p>
          </table:table-cell>
          <table:table-cell/>
          <table:table-cell table:style-name="ce31" table:formula="of:=[.R226]+[.Q227]" office:value-type="float" office:value="213" calcext:value-type="float">
            <text:p>213</text:p>
          </table:table-cell>
          <table:table-cell table:formula="of:=[.R227]*100/[.R$3]" office:value-type="float" office:value="79.4776119402985" calcext:value-type="float">
            <text:p><text:s/>79.48 <text:s text:c="5"/></text:p>
          </table:table-cell>
          <table:table-cell/>
          <table:table-cell table:style-name="ce31" table:formula="of:=[.U226]+[.T227]" office:value-type="float" office:value="1" calcext:value-type="float">
            <text:p>1</text:p>
          </table:table-cell>
          <table:table-cell table:formula="of:=[.U227]*100/[.U$3]" office:value-type="float" office:value="100" calcext:value-type="float">
            <text:p><text:s/>100.00 <text:s text:c="5"/></text:p>
          </table:table-cell>
          <table:table-cell table:style-name="ce31" table:formula="of:=[.O227]+[.R227]" office:value-type="float" office:value="442" calcext:value-type="float">
            <text:p>442</text:p>
          </table:table-cell>
          <table:table-cell table:style-name="ce35" table:formula="of:=[.W227]/2" office:value-type="float" office:value="221" calcext:value-type="float">
            <text:p>221</text:p>
          </table:table-cell>
          <table:table-cell table:style-name="ce24" table:formula="of:=[.X227]*100/[.Y$2]" office:value-type="float" office:value="80.2177858439201" calcext:value-type="float">
            <text:p><text:s/>80.22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11" calcext:value-type="date">
            <text:p>8/11/2006</text:p>
          </table:table-cell>
          <table:table-cell office:value-type="float" office:value="33" calcext:value-type="float">
            <text:p>33</text:p>
          </table:table-cell>
          <table:table-cell office:value-type="float" office:value="13.5" calcext:value-type="float">
            <text:p><text:s/>13.50 <text:s text:c="5"/></text:p>
          </table:table-cell>
          <table:table-cell office:value-type="float" office:value="21" calcext:value-type="float">
            <text:p><text:s/>21.00 <text:s text:c="5"/></text:p>
          </table:table-cell>
          <table:table-cell office:value-type="float" office:value="16.4195263157895" calcext:value-type="float">
            <text:p><text:s/>16.42 <text:s text:c="5"/></text:p>
          </table:table-cell>
          <table:table-cell table:formula="of:=([.D228]+[.C228])/2" office:value-type="float" office:value="17.25" calcext:value-type="float">
            <text:p><text:s/>17.25 <text:s text:c="5"/></text:p>
          </table:table-cell>
          <table:table-cell table:formula="of:=ABS([.E228]-[.F228])" office:value-type="float" office:value="0.830473684210499" calcext:value-type="float">
            <text:p><text:s/>0.83 <text:s text:c="5"/></text:p>
          </table:table-cell>
          <table:table-cell table:formula="of:=ABS([.G228]*100/[.E228])" office:value-type="float" office:value="5.05784191479319" calcext:value-type="float">
            <text:p><text:s/>5.06 <text:s text:c="5"/></text:p>
          </table:table-cell>
          <table:table-cell office:value-type="float" office:value="9.9" calcext:value-type="float">
            <text:p><text:s/>9.90 <text:s text:c="5"/></text:p>
          </table:table-cell>
          <table:table-cell table:style-name="ce20" table:formula="of:=IF([.A228]&gt;=[.$L$4];1;0)" office:value-type="float" office:value="1" calcext:value-type="float">
            <text:p>1</text:p>
          </table:table-cell>
          <table:table-cell table:style-name="ce24" table:formula="of:=IF([.E228]&gt;[.K$4];[.E228]-[.K$4];0)" office:value-type="float" office:value="6.4195263157895" calcext:value-type="float">
            <text:p><text:s/>6.42 <text:s text:c="5"/></text:p>
          </table:table-cell>
          <table:table-cell table:style-name="ce12" table:formula="of:=[.L227]+([.K228]*[.J228])" office:value-type="float" office:value="812.072991308253" calcext:value-type="float">
            <text:p><text:s/>812.07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[.O227]+[.N228]" office:value-type="float" office:value="232" calcext:value-type="float">
            <text:p>232</text:p>
          </table:table-cell>
          <table:table-cell table:formula="of:=[.O228]*100/[.O$3]" office:value-type="float" office:value="81.9787985865724" calcext:value-type="float">
            <text:p><text:s/>81.98 <text:s text:c="5"/>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[.R227]+[.Q228]" office:value-type="float" office:value="216" calcext:value-type="float">
            <text:p>216</text:p>
          </table:table-cell>
          <table:table-cell table:formula="of:=[.R228]*100/[.R$3]" office:value-type="float" office:value="80.5970149253731" calcext:value-type="float">
            <text:p><text:s/>80.60 <text:s text:c="5"/></text:p>
          </table:table-cell>
          <table:table-cell/>
          <table:table-cell table:style-name="ce31" table:formula="of:=[.U227]+[.T228]" office:value-type="float" office:value="1" calcext:value-type="float">
            <text:p>1</text:p>
          </table:table-cell>
          <table:table-cell table:formula="of:=[.U228]*100/[.U$3]" office:value-type="float" office:value="100" calcext:value-type="float">
            <text:p><text:s/>100.00 <text:s text:c="5"/></text:p>
          </table:table-cell>
          <table:table-cell table:style-name="ce31" table:formula="of:=[.O228]+[.R228]" office:value-type="float" office:value="448" calcext:value-type="float">
            <text:p>448</text:p>
          </table:table-cell>
          <table:table-cell table:style-name="ce35" table:formula="of:=[.W228]/2" office:value-type="float" office:value="224" calcext:value-type="float">
            <text:p>224</text:p>
          </table:table-cell>
          <table:table-cell table:style-name="ce24" table:formula="of:=[.X228]*100/[.Y$2]" office:value-type="float" office:value="81.3067150635209" calcext:value-type="float">
            <text:p><text:s/>81.31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12" calcext:value-type="date">
            <text:p>8/12/200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<text:s/>13.00 <text:s text:c="5"/></text:p>
          </table:table-cell>
          <table:table-cell office:value-type="float" office:value="22" calcext:value-type="float">
            <text:p><text:s/>22.00 <text:s text:c="5"/></text:p>
          </table:table-cell>
          <table:table-cell office:value-type="float" office:value="17.5645833333333" calcext:value-type="float">
            <text:p><text:s/>17.56 <text:s text:c="5"/></text:p>
          </table:table-cell>
          <table:table-cell table:formula="of:=([.D229]+[.C229])/2" office:value-type="float" office:value="17.5" calcext:value-type="float">
            <text:p><text:s/>17.50 <text:s text:c="5"/></text:p>
          </table:table-cell>
          <table:table-cell table:formula="of:=ABS([.E229]-[.F229])" office:value-type="float" office:value="0.0645833333332995" calcext:value-type="float">
            <text:p><text:s/>0.06 <text:s text:c="5"/></text:p>
          </table:table-cell>
          <table:table-cell table:formula="of:=ABS([.G229]*100/[.E229])" office:value-type="float" office:value="0.367690665401302" calcext:value-type="float">
            <text:p><text:s/>0.37 <text:s text:c="5"/></text:p>
          </table:table-cell>
          <table:table-cell office:value-type="float" office:value="6" calcext:value-type="float">
            <text:p><text:s/>6.00 <text:s text:c="5"/></text:p>
          </table:table-cell>
          <table:table-cell table:style-name="ce20" table:formula="of:=IF([.A229]&gt;=[.$L$4];1;0)" office:value-type="float" office:value="1" calcext:value-type="float">
            <text:p>1</text:p>
          </table:table-cell>
          <table:table-cell table:style-name="ce24" table:formula="of:=IF([.E229]&gt;[.K$4];[.E229]-[.K$4];0)" office:value-type="float" office:value="7.5645833333333" calcext:value-type="float">
            <text:p><text:s/>7.56 <text:s text:c="5"/></text:p>
          </table:table-cell>
          <table:table-cell table:style-name="ce12" table:formula="of:=[.L228]+([.K229]*[.J229])" office:value-type="float" office:value="819.637574641587" calcext:value-type="float">
            <text:p><text:s/>819.64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228]+[.N229]" office:value-type="float" office:value="232" calcext:value-type="float">
            <text:p>232</text:p>
          </table:table-cell>
          <table:table-cell table:formula="of:=[.O229]*100/[.O$3]" office:value-type="float" office:value="81.9787985865724" calcext:value-type="float">
            <text:p><text:s/>81.98 <text:s text:c="5"/></text:p>
          </table:table-cell>
          <table:table-cell/>
          <table:table-cell table:style-name="ce31" table:formula="of:=[.R228]+[.Q229]" office:value-type="float" office:value="216" calcext:value-type="float">
            <text:p>216</text:p>
          </table:table-cell>
          <table:table-cell table:formula="of:=[.R229]*100/[.R$3]" office:value-type="float" office:value="80.5970149253731" calcext:value-type="float">
            <text:p><text:s/>80.60 <text:s text:c="5"/></text:p>
          </table:table-cell>
          <table:table-cell/>
          <table:table-cell table:style-name="ce31" table:formula="of:=[.U228]+[.T229]" office:value-type="float" office:value="1" calcext:value-type="float">
            <text:p>1</text:p>
          </table:table-cell>
          <table:table-cell table:formula="of:=[.U229]*100/[.U$3]" office:value-type="float" office:value="100" calcext:value-type="float">
            <text:p><text:s/>100.00 <text:s text:c="5"/></text:p>
          </table:table-cell>
          <table:table-cell table:style-name="ce31" table:formula="of:=[.O229]+[.R229]" office:value-type="float" office:value="448" calcext:value-type="float">
            <text:p>448</text:p>
          </table:table-cell>
          <table:table-cell table:style-name="ce35" table:formula="of:=[.W229]/2" office:value-type="float" office:value="224" calcext:value-type="float">
            <text:p>224</text:p>
          </table:table-cell>
          <table:table-cell table:style-name="ce24" table:formula="of:=[.X229]*100/[.Y$2]" office:value-type="float" office:value="81.3067150635209" calcext:value-type="float">
            <text:p><text:s/>81.31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13" calcext:value-type="date">
            <text:p>8/13/200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<text:s/>15.00 <text:s text:c="5"/></text:p>
          </table:table-cell>
          <table:table-cell office:value-type="float" office:value="22" calcext:value-type="float">
            <text:p><text:s/>22.00 <text:s text:c="5"/></text:p>
          </table:table-cell>
          <table:table-cell office:value-type="float" office:value="17.85625" calcext:value-type="float">
            <text:p><text:s/>17.86 <text:s text:c="5"/></text:p>
          </table:table-cell>
          <table:table-cell table:formula="of:=([.D230]+[.C230])/2" office:value-type="float" office:value="18.5" calcext:value-type="float">
            <text:p><text:s/>18.50 <text:s text:c="5"/></text:p>
          </table:table-cell>
          <table:table-cell table:formula="of:=ABS([.E230]-[.F230])" office:value-type="float" office:value="0.643750000000001" calcext:value-type="float">
            <text:p><text:s/>0.64 <text:s text:c="5"/></text:p>
          </table:table-cell>
          <table:table-cell table:formula="of:=ABS([.G230]*100/[.E230])" office:value-type="float" office:value="3.60518025901295" calcext:value-type="float">
            <text:p><text:s/>3.61 <text:s text:c="5"/></text:p>
          </table:table-cell>
          <table:table-cell office:value-type="float" office:value="2.5" calcext:value-type="float">
            <text:p><text:s/>2.50 <text:s text:c="5"/></text:p>
          </table:table-cell>
          <table:table-cell table:style-name="ce20" table:formula="of:=IF([.A230]&gt;=[.$L$4];1;0)" office:value-type="float" office:value="1" calcext:value-type="float">
            <text:p>1</text:p>
          </table:table-cell>
          <table:table-cell table:style-name="ce24" table:formula="of:=IF([.E230]&gt;[.K$4];[.E230]-[.K$4];0)" office:value-type="float" office:value="7.85625" calcext:value-type="float">
            <text:p><text:s/>7.86 <text:s text:c="5"/></text:p>
          </table:table-cell>
          <table:table-cell table:style-name="ce12" table:formula="of:=[.L229]+([.K230]*[.J230])" office:value-type="float" office:value="827.493824641587" calcext:value-type="float">
            <text:p><text:s/>827.49 <text:s text:c="5"/></text:p>
          </table:table-cell>
          <table:table-cell office:value-type="string" calcext:value-type="string">
            <text:p>NOAA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O229]+[.N230]" office:value-type="float" office:value="234" calcext:value-type="float">
            <text:p>234</text:p>
          </table:table-cell>
          <table:table-cell table:formula="of:=[.O230]*100/[.O$3]" office:value-type="float" office:value="82.6855123674912" calcext:value-type="float">
            <text:p><text:s/>82.69 <text:s text:c="5"/>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[.R229]+[.Q230]" office:value-type="float" office:value="219" calcext:value-type="float">
            <text:p>219</text:p>
          </table:table-cell>
          <table:table-cell table:formula="of:=[.R230]*100/[.R$3]" office:value-type="float" office:value="81.7164179104478" calcext:value-type="float">
            <text:p><text:s/>81.72 <text:s text:c="5"/></text:p>
          </table:table-cell>
          <table:table-cell/>
          <table:table-cell table:style-name="ce31" table:formula="of:=[.U229]+[.T230]" office:value-type="float" office:value="1" calcext:value-type="float">
            <text:p>1</text:p>
          </table:table-cell>
          <table:table-cell table:formula="of:=[.U230]*100/[.U$3]" office:value-type="float" office:value="100" calcext:value-type="float">
            <text:p><text:s/>100.00 <text:s text:c="5"/></text:p>
          </table:table-cell>
          <table:table-cell table:style-name="ce31" table:formula="of:=[.O230]+[.R230]" office:value-type="float" office:value="453" calcext:value-type="float">
            <text:p>453</text:p>
          </table:table-cell>
          <table:table-cell table:style-name="ce35" table:formula="of:=[.W230]/2" office:value-type="float" office:value="226.5" calcext:value-type="float">
            <text:p>227</text:p>
          </table:table-cell>
          <table:table-cell table:style-name="ce24" table:formula="of:=[.X230]*100/[.Y$2]" office:value-type="float" office:value="82.2141560798548" calcext:value-type="float">
            <text:p><text:s/>82.21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14" calcext:value-type="date">
            <text:p>8/14/2006</text:p>
          </table:table-cell>
          <table:table-cell office:value-type="float" office:value="34" calcext:value-type="float">
            <text:p>34</text:p>
          </table:table-cell>
          <table:table-cell office:value-type="float" office:value="13.9" calcext:value-type="float">
            <text:p><text:s/>13.90 <text:s text:c="5"/></text:p>
          </table:table-cell>
          <table:table-cell office:value-type="float" office:value="19" calcext:value-type="float">
            <text:p><text:s/>19.00 <text:s text:c="5"/></text:p>
          </table:table-cell>
          <table:table-cell office:value-type="float" office:value="15.6666666666667" calcext:value-type="float">
            <text:p><text:s/>15.67 <text:s text:c="5"/></text:p>
          </table:table-cell>
          <table:table-cell table:formula="of:=([.D231]+[.C231])/2" office:value-type="float" office:value="16.45" calcext:value-type="float">
            <text:p><text:s/>16.45 <text:s text:c="5"/></text:p>
          </table:table-cell>
          <table:table-cell table:formula="of:=ABS([.E231]-[.F231])" office:value-type="float" office:value="0.783333333333299" calcext:value-type="float">
            <text:p><text:s/>0.78 <text:s text:c="5"/></text:p>
          </table:table-cell>
          <table:table-cell table:formula="of:=ABS([.G231]*100/[.E231])" office:value-type="float" office:value="4.99999999999977" calcext:value-type="float">
            <text:p><text:s/>5.00 <text:s text:c="5"/></text:p>
          </table:table-cell>
          <table:table-cell office:value-type="float" office:value="1" calcext:value-type="float">
            <text:p><text:s/>1.00 <text:s text:c="5"/></text:p>
          </table:table-cell>
          <table:table-cell table:style-name="ce20" table:formula="of:=IF([.A231]&gt;=[.$L$4];1;0)" office:value-type="float" office:value="1" calcext:value-type="float">
            <text:p>1</text:p>
          </table:table-cell>
          <table:table-cell table:style-name="ce24" table:formula="of:=IF([.E231]&gt;[.K$4];[.E231]-[.K$4];0)" office:value-type="float" office:value="5.6666666666667" calcext:value-type="float">
            <text:p><text:s/>5.67 <text:s text:c="5"/></text:p>
          </table:table-cell>
          <table:table-cell table:style-name="ce12" table:formula="of:=[.L230]+([.K231]*[.J231])" office:value-type="float" office:value="833.160491308253" calcext:value-type="float">
            <text:p><text:s/>833.16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230]+[.N231]" office:value-type="float" office:value="234" calcext:value-type="float">
            <text:p>234</text:p>
          </table:table-cell>
          <table:table-cell table:formula="of:=[.O231]*100/[.O$3]" office:value-type="float" office:value="82.6855123674912" calcext:value-type="float">
            <text:p><text:s/>82.69 <text:s text:c="5"/></text:p>
          </table:table-cell>
          <table:table-cell/>
          <table:table-cell table:style-name="ce31" table:formula="of:=[.R230]+[.Q231]" office:value-type="float" office:value="219" calcext:value-type="float">
            <text:p>219</text:p>
          </table:table-cell>
          <table:table-cell table:formula="of:=[.R231]*100/[.R$3]" office:value-type="float" office:value="81.7164179104478" calcext:value-type="float">
            <text:p><text:s/>81.72 <text:s text:c="5"/></text:p>
          </table:table-cell>
          <table:table-cell/>
          <table:table-cell table:style-name="ce31" table:formula="of:=[.U230]+[.T231]" office:value-type="float" office:value="1" calcext:value-type="float">
            <text:p>1</text:p>
          </table:table-cell>
          <table:table-cell table:formula="of:=[.U231]*100/[.U$3]" office:value-type="float" office:value="100" calcext:value-type="float">
            <text:p><text:s/>100.00 <text:s text:c="5"/></text:p>
          </table:table-cell>
          <table:table-cell table:style-name="ce31" table:formula="of:=[.O231]+[.R231]" office:value-type="float" office:value="453" calcext:value-type="float">
            <text:p>453</text:p>
          </table:table-cell>
          <table:table-cell table:style-name="ce35" table:formula="of:=[.W231]/2" office:value-type="float" office:value="226.5" calcext:value-type="float">
            <text:p>227</text:p>
          </table:table-cell>
          <table:table-cell table:style-name="ce24" table:formula="of:=[.X231]*100/[.Y$2]" office:value-type="float" office:value="82.2141560798548" calcext:value-type="float">
            <text:p><text:s/>82.21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15" calcext:value-type="date">
            <text:p>8/15/2006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<text:s/>13.00 <text:s text:c="5"/></text:p>
          </table:table-cell>
          <table:table-cell office:value-type="float" office:value="22" calcext:value-type="float">
            <text:p><text:s/>22.00 <text:s text:c="5"/></text:p>
          </table:table-cell>
          <table:table-cell office:value-type="float" office:value="17.6270833333333" calcext:value-type="float">
            <text:p><text:s/>17.63 <text:s text:c="5"/></text:p>
          </table:table-cell>
          <table:table-cell table:formula="of:=([.D232]+[.C232])/2" office:value-type="float" office:value="17.5" calcext:value-type="float">
            <text:p><text:s/>17.50 <text:s text:c="5"/></text:p>
          </table:table-cell>
          <table:table-cell table:formula="of:=ABS([.E232]-[.F232])" office:value-type="float" office:value="0.127083333333299" calcext:value-type="float">
            <text:p><text:s/>0.13 <text:s text:c="5"/></text:p>
          </table:table-cell>
          <table:table-cell table:formula="of:=ABS([.G232]*100/[.E232])" office:value-type="float" office:value="0.720954969861528" calcext:value-type="float">
            <text:p><text:s/>0.72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32]&gt;=[.$L$4];1;0)" office:value-type="float" office:value="1" calcext:value-type="float">
            <text:p>1</text:p>
          </table:table-cell>
          <table:table-cell table:style-name="ce24" table:formula="of:=IF([.E232]&gt;[.K$4];[.E232]-[.K$4];0)" office:value-type="float" office:value="7.6270833333333" calcext:value-type="float">
            <text:p><text:s/>7.63 <text:s text:c="5"/></text:p>
          </table:table-cell>
          <table:table-cell table:style-name="ce12" table:formula="of:=[.L231]+([.K232]*[.J232])" office:value-type="float" office:value="840.787574641587" calcext:value-type="float">
            <text:p><text:s/>840.79 <text:s text:c="5"/></text:p>
          </table:table-cell>
          <table:table-cell office:value-type="string" calcext:value-type="string">
            <text:p>NOAA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formula="of:=[.O231]+[.N232]" office:value-type="float" office:value="238" calcext:value-type="float">
            <text:p>238</text:p>
          </table:table-cell>
          <table:table-cell table:formula="of:=[.O232]*100/[.O$3]" office:value-type="float" office:value="84.0989399293286" calcext:value-type="float">
            <text:p><text:s/>84.10 <text:s text:c="5"/>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formula="of:=[.R231]+[.Q232]" office:value-type="float" office:value="223" calcext:value-type="float">
            <text:p>223</text:p>
          </table:table-cell>
          <table:table-cell table:formula="of:=[.R232]*100/[.R$3]" office:value-type="float" office:value="83.2089552238806" calcext:value-type="float">
            <text:p><text:s/>83.21 <text:s text:c="5"/></text:p>
          </table:table-cell>
          <table:table-cell/>
          <table:table-cell table:style-name="ce31" table:formula="of:=[.U231]+[.T232]" office:value-type="float" office:value="1" calcext:value-type="float">
            <text:p>1</text:p>
          </table:table-cell>
          <table:table-cell table:formula="of:=[.U232]*100/[.U$3]" office:value-type="float" office:value="100" calcext:value-type="float">
            <text:p><text:s/>100.00 <text:s text:c="5"/></text:p>
          </table:table-cell>
          <table:table-cell table:style-name="ce31" table:formula="of:=[.O232]+[.R232]" office:value-type="float" office:value="461" calcext:value-type="float">
            <text:p>461</text:p>
          </table:table-cell>
          <table:table-cell table:style-name="ce35" table:formula="of:=[.W232]/2" office:value-type="float" office:value="230.5" calcext:value-type="float">
            <text:p>231</text:p>
          </table:table-cell>
          <table:table-cell table:style-name="ce24" table:formula="of:=[.X232]*100/[.Y$2]" office:value-type="float" office:value="83.6660617059891" calcext:value-type="float">
            <text:p><text:s/>83.6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16" calcext:value-type="date">
            <text:p>8/16/200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<text:s/>12.00 <text:s text:c="5"/></text:p>
          </table:table-cell>
          <table:table-cell office:value-type="float" office:value="24" calcext:value-type="float">
            <text:p><text:s/>24.00 <text:s text:c="5"/></text:p>
          </table:table-cell>
          <table:table-cell office:value-type="float" office:value="19.0702127659574" calcext:value-type="float">
            <text:p><text:s/>19.07 <text:s text:c="5"/></text:p>
          </table:table-cell>
          <table:table-cell table:formula="of:=([.D233]+[.C233])/2" office:value-type="float" office:value="18" calcext:value-type="float">
            <text:p><text:s/>18.00 <text:s text:c="5"/></text:p>
          </table:table-cell>
          <table:table-cell table:formula="of:=ABS([.E233]-[.F233])" office:value-type="float" office:value="1.0702127659574" calcext:value-type="float">
            <text:p><text:s/>1.07 <text:s text:c="5"/></text:p>
          </table:table-cell>
          <table:table-cell table:formula="of:=ABS([.G233]*100/[.E233])" office:value-type="float" office:value="5.61196028115563" calcext:value-type="float">
            <text:p><text:s/>5.6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33]&gt;=[.$L$4];1;0)" office:value-type="float" office:value="1" calcext:value-type="float">
            <text:p>1</text:p>
          </table:table-cell>
          <table:table-cell table:style-name="ce24" table:formula="of:=IF([.E233]&gt;[.K$4];[.E233]-[.K$4];0)" office:value-type="float" office:value="9.0702127659574" calcext:value-type="float">
            <text:p><text:s/>9.07 <text:s text:c="5"/></text:p>
          </table:table-cell>
          <table:table-cell table:style-name="ce12" table:formula="of:=[.L232]+([.K233]*[.J233])" office:value-type="float" office:value="849.857787407544" calcext:value-type="float">
            <text:p><text:s/>849.86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232]+[.N233]" office:value-type="float" office:value="238" calcext:value-type="float">
            <text:p>238</text:p>
          </table:table-cell>
          <table:table-cell table:formula="of:=[.O233]*100/[.O$3]" office:value-type="float" office:value="84.0989399293286" calcext:value-type="float">
            <text:p><text:s/>84.10 <text:s text:c="5"/></text:p>
          </table:table-cell>
          <table:table-cell/>
          <table:table-cell table:style-name="ce31" table:formula="of:=[.R232]+[.Q233]" office:value-type="float" office:value="223" calcext:value-type="float">
            <text:p>223</text:p>
          </table:table-cell>
          <table:table-cell table:formula="of:=[.R233]*100/[.R$3]" office:value-type="float" office:value="83.2089552238806" calcext:value-type="float">
            <text:p><text:s/>83.21 <text:s text:c="5"/></text:p>
          </table:table-cell>
          <table:table-cell/>
          <table:table-cell table:style-name="ce31" table:formula="of:=[.U232]+[.T233]" office:value-type="float" office:value="1" calcext:value-type="float">
            <text:p>1</text:p>
          </table:table-cell>
          <table:table-cell table:formula="of:=[.U233]*100/[.U$3]" office:value-type="float" office:value="100" calcext:value-type="float">
            <text:p><text:s/>100.00 <text:s text:c="5"/></text:p>
          </table:table-cell>
          <table:table-cell table:style-name="ce31" table:formula="of:=[.O233]+[.R233]" office:value-type="float" office:value="461" calcext:value-type="float">
            <text:p>461</text:p>
          </table:table-cell>
          <table:table-cell table:style-name="ce35" table:formula="of:=[.W233]/2" office:value-type="float" office:value="230.5" calcext:value-type="float">
            <text:p>231</text:p>
          </table:table-cell>
          <table:table-cell table:style-name="ce24" table:formula="of:=[.X233]*100/[.Y$2]" office:value-type="float" office:value="83.6660617059891" calcext:value-type="float">
            <text:p><text:s/>83.6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17" calcext:value-type="date">
            <text:p>8/17/2006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<text:s/>16.00 <text:s text:c="5"/></text:p>
          </table:table-cell>
          <table:table-cell office:value-type="float" office:value="29" calcext:value-type="float">
            <text:p><text:s/>29.00 <text:s text:c="5"/></text:p>
          </table:table-cell>
          <table:table-cell office:value-type="float" office:value="21.8895833333333" calcext:value-type="float">
            <text:p><text:s/>21.89 <text:s text:c="5"/></text:p>
          </table:table-cell>
          <table:table-cell table:formula="of:=([.D234]+[.C234])/2" office:value-type="float" office:value="22.5" calcext:value-type="float">
            <text:p><text:s/>22.50 <text:s text:c="5"/></text:p>
          </table:table-cell>
          <table:table-cell table:formula="of:=ABS([.E234]-[.F234])" office:value-type="float" office:value="0.610416666666701" calcext:value-type="float">
            <text:p><text:s/>0.61 <text:s text:c="5"/></text:p>
          </table:table-cell>
          <table:table-cell table:formula="of:=ABS([.G234]*100/[.E234])" office:value-type="float" office:value="2.78861711240142" calcext:value-type="float">
            <text:p><text:s/>2.79 <text:s text:c="5"/></text:p>
          </table:table-cell>
          <table:table-cell office:value-type="float" office:value="4.1" calcext:value-type="float">
            <text:p><text:s/>4.10 <text:s text:c="5"/></text:p>
          </table:table-cell>
          <table:table-cell table:style-name="ce20" table:formula="of:=IF([.A234]&gt;=[.$L$4];1;0)" office:value-type="float" office:value="1" calcext:value-type="float">
            <text:p>1</text:p>
          </table:table-cell>
          <table:table-cell table:style-name="ce24" table:formula="of:=IF([.E234]&gt;[.K$4];[.E234]-[.K$4];0)" office:value-type="float" office:value="11.8895833333333" calcext:value-type="float">
            <text:p><text:s/>11.89 <text:s text:c="5"/></text:p>
          </table:table-cell>
          <table:table-cell table:style-name="ce12" table:formula="of:=[.L233]+([.K234]*[.J234])" office:value-type="float" office:value="861.747370740877" calcext:value-type="float">
            <text:p><text:s/>861.75 <text:s text:c="5"/></text:p>
          </table:table-cell>
          <table:table-cell office:value-type="string" calcext:value-type="string">
            <text:p>NOAA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formula="of:=[.O233]+[.N234]" office:value-type="float" office:value="245" calcext:value-type="float">
            <text:p>245</text:p>
          </table:table-cell>
          <table:table-cell table:formula="of:=[.O234]*100/[.O$3]" office:value-type="float" office:value="86.5724381625442" calcext:value-type="float">
            <text:p><text:s/>86.57 <text:s text:c="5"/>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formula="of:=[.R233]+[.Q234]" office:value-type="float" office:value="229" calcext:value-type="float">
            <text:p>229</text:p>
          </table:table-cell>
          <table:table-cell table:formula="of:=[.R234]*100/[.R$3]" office:value-type="float" office:value="85.4477611940299" calcext:value-type="float">
            <text:p><text:s/>85.45 <text:s text:c="5"/></text:p>
          </table:table-cell>
          <table:table-cell/>
          <table:table-cell table:style-name="ce31" table:formula="of:=[.U233]+[.T234]" office:value-type="float" office:value="1" calcext:value-type="float">
            <text:p>1</text:p>
          </table:table-cell>
          <table:table-cell table:formula="of:=[.U234]*100/[.U$3]" office:value-type="float" office:value="100" calcext:value-type="float">
            <text:p><text:s/>100.00 <text:s text:c="5"/></text:p>
          </table:table-cell>
          <table:table-cell table:style-name="ce31" table:formula="of:=[.O234]+[.R234]" office:value-type="float" office:value="474" calcext:value-type="float">
            <text:p>474</text:p>
          </table:table-cell>
          <table:table-cell table:style-name="ce35" table:formula="of:=[.W234]/2" office:value-type="float" office:value="237" calcext:value-type="float">
            <text:p>237</text:p>
          </table:table-cell>
          <table:table-cell table:style-name="ce24" table:formula="of:=[.X234]*100/[.Y$2]" office:value-type="float" office:value="86.0254083484574" calcext:value-type="float">
            <text:p><text:s/>86.03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18" calcext:value-type="date">
            <text:p>8/18/2006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<text:s/>16.00 <text:s text:c="5"/></text:p>
          </table:table-cell>
          <table:table-cell office:value-type="float" office:value="28" calcext:value-type="float">
            <text:p><text:s/>28.00 <text:s text:c="5"/></text:p>
          </table:table-cell>
          <table:table-cell office:value-type="float" office:value="21.175" calcext:value-type="float">
            <text:p><text:s/>21.18 <text:s text:c="5"/></text:p>
          </table:table-cell>
          <table:table-cell table:formula="of:=([.D235]+[.C235])/2" office:value-type="float" office:value="22" calcext:value-type="float">
            <text:p><text:s/>22.00 <text:s text:c="5"/></text:p>
          </table:table-cell>
          <table:table-cell table:formula="of:=ABS([.E235]-[.F235])" office:value-type="float" office:value="0.824999999999999" calcext:value-type="float">
            <text:p><text:s/>0.83 <text:s text:c="5"/></text:p>
          </table:table-cell>
          <table:table-cell table:formula="of:=ABS([.G235]*100/[.E235])" office:value-type="float" office:value="3.89610389610389" calcext:value-type="float">
            <text:p><text:s/>3.90 <text:s text:c="5"/></text:p>
          </table:table-cell>
          <table:table-cell office:value-type="float" office:value="1" calcext:value-type="float">
            <text:p><text:s/>1.00 <text:s text:c="5"/></text:p>
          </table:table-cell>
          <table:table-cell table:style-name="ce20" table:formula="of:=IF([.A235]&gt;=[.$L$4];1;0)" office:value-type="float" office:value="1" calcext:value-type="float">
            <text:p>1</text:p>
          </table:table-cell>
          <table:table-cell table:style-name="ce24" table:formula="of:=IF([.E235]&gt;[.K$4];[.E235]-[.K$4];0)" office:value-type="float" office:value="11.175" calcext:value-type="float">
            <text:p><text:s/>11.18 <text:s text:c="5"/></text:p>
          </table:table-cell>
          <table:table-cell table:style-name="ce12" table:formula="of:=[.L234]+([.K235]*[.J235])" office:value-type="float" office:value="872.922370740877" calcext:value-type="float">
            <text:p><text:s/>872.92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234]+[.N235]" office:value-type="float" office:value="245" calcext:value-type="float">
            <text:p>245</text:p>
          </table:table-cell>
          <table:table-cell table:formula="of:=[.O235]*100/[.O$3]" office:value-type="float" office:value="86.5724381625442" calcext:value-type="float">
            <text:p><text:s/>86.57 <text:s text:c="5"/></text:p>
          </table:table-cell>
          <table:table-cell/>
          <table:table-cell table:style-name="ce31" table:formula="of:=[.R234]+[.Q235]" office:value-type="float" office:value="229" calcext:value-type="float">
            <text:p>229</text:p>
          </table:table-cell>
          <table:table-cell table:formula="of:=[.R235]*100/[.R$3]" office:value-type="float" office:value="85.4477611940299" calcext:value-type="float">
            <text:p><text:s/>85.45 <text:s text:c="5"/></text:p>
          </table:table-cell>
          <table:table-cell/>
          <table:table-cell table:style-name="ce31" table:formula="of:=[.U234]+[.T235]" office:value-type="float" office:value="1" calcext:value-type="float">
            <text:p>1</text:p>
          </table:table-cell>
          <table:table-cell table:formula="of:=[.U235]*100/[.U$3]" office:value-type="float" office:value="100" calcext:value-type="float">
            <text:p><text:s/>100.00 <text:s text:c="5"/></text:p>
          </table:table-cell>
          <table:table-cell table:style-name="ce31" table:formula="of:=[.O235]+[.R235]" office:value-type="float" office:value="474" calcext:value-type="float">
            <text:p>474</text:p>
          </table:table-cell>
          <table:table-cell table:style-name="ce35" table:formula="of:=[.W235]/2" office:value-type="float" office:value="237" calcext:value-type="float">
            <text:p>237</text:p>
          </table:table-cell>
          <table:table-cell table:style-name="ce24" table:formula="of:=[.X235]*100/[.Y$2]" office:value-type="float" office:value="86.0254083484574" calcext:value-type="float">
            <text:p><text:s/>86.03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19" calcext:value-type="date">
            <text:p>8/19/2006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<text:s/>15.00 <text:s text:c="5"/></text:p>
          </table:table-cell>
          <table:table-cell office:value-type="float" office:value="23.2" calcext:value-type="float">
            <text:p><text:s/>23.20 <text:s text:c="5"/></text:p>
          </table:table-cell>
          <table:table-cell office:value-type="float" office:value="19.6520833333333" calcext:value-type="float">
            <text:p><text:s/>19.65 <text:s text:c="5"/></text:p>
          </table:table-cell>
          <table:table-cell table:formula="of:=([.D236]+[.C236])/2" office:value-type="float" office:value="19.1" calcext:value-type="float">
            <text:p><text:s/>19.10 <text:s text:c="5"/></text:p>
          </table:table-cell>
          <table:table-cell table:formula="of:=ABS([.E236]-[.F236])" office:value-type="float" office:value="0.5520833333333" calcext:value-type="float">
            <text:p><text:s/>0.55 <text:s text:c="5"/></text:p>
          </table:table-cell>
          <table:table-cell table:formula="of:=ABS([.G236]*100/[.E236])" office:value-type="float" office:value="2.80928654722765" calcext:value-type="float">
            <text:p><text:s/>2.8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36]&gt;=[.$L$4];1;0)" office:value-type="float" office:value="1" calcext:value-type="float">
            <text:p>1</text:p>
          </table:table-cell>
          <table:table-cell table:style-name="ce24" table:formula="of:=IF([.E236]&gt;[.K$4];[.E236]-[.K$4];0)" office:value-type="float" office:value="9.6520833333333" calcext:value-type="float">
            <text:p><text:s/>9.65 <text:s text:c="5"/></text:p>
          </table:table-cell>
          <table:table-cell table:style-name="ce12" table:formula="of:=[.L235]+([.K236]*[.J236])" office:value-type="float" office:value="882.574454074211" calcext:value-type="float">
            <text:p><text:s/>882.57 <text:s text:c="5"/></text:p>
          </table:table-cell>
          <table:table-cell office:value-type="string" calcext:value-type="string">
            <text:p>NOAA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formula="of:=[.O235]+[.N236]" office:value-type="float" office:value="251" calcext:value-type="float">
            <text:p>251</text:p>
          </table:table-cell>
          <table:table-cell table:formula="of:=[.O236]*100/[.O$3]" office:value-type="float" office:value="88.6925795053004" calcext:value-type="float">
            <text:p><text:s/>88.69 <text:s text:c="5"/>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formula="of:=[.R235]+[.Q236]" office:value-type="float" office:value="237" calcext:value-type="float">
            <text:p>237</text:p>
          </table:table-cell>
          <table:table-cell table:formula="of:=[.R236]*100/[.R$3]" office:value-type="float" office:value="88.4328358208955" calcext:value-type="float">
            <text:p><text:s/>88.43 <text:s text:c="5"/></text:p>
          </table:table-cell>
          <table:table-cell/>
          <table:table-cell table:style-name="ce31" table:formula="of:=[.U235]+[.T236]" office:value-type="float" office:value="1" calcext:value-type="float">
            <text:p>1</text:p>
          </table:table-cell>
          <table:table-cell table:formula="of:=[.U236]*100/[.U$3]" office:value-type="float" office:value="100" calcext:value-type="float">
            <text:p><text:s/>100.00 <text:s text:c="5"/></text:p>
          </table:table-cell>
          <table:table-cell table:style-name="ce31" table:formula="of:=[.O236]+[.R236]" office:value-type="float" office:value="488" calcext:value-type="float">
            <text:p>488</text:p>
          </table:table-cell>
          <table:table-cell table:style-name="ce35" table:formula="of:=[.W236]/2" office:value-type="float" office:value="244" calcext:value-type="float">
            <text:p>244</text:p>
          </table:table-cell>
          <table:table-cell table:style-name="ce24" table:formula="of:=[.X236]*100/[.Y$2]" office:value-type="float" office:value="88.5662431941924" calcext:value-type="float">
            <text:p><text:s/>88.5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20" calcext:value-type="date">
            <text:p>8/20/2006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<text:s/>13.00 <text:s text:c="5"/></text:p>
          </table:table-cell>
          <table:table-cell office:value-type="float" office:value="25" calcext:value-type="float">
            <text:p><text:s/>25.00 <text:s text:c="5"/></text:p>
          </table:table-cell>
          <table:table-cell office:value-type="float" office:value="19.1583333333333" calcext:value-type="float">
            <text:p><text:s/>19.16 <text:s text:c="5"/></text:p>
          </table:table-cell>
          <table:table-cell table:formula="of:=([.D237]+[.C237])/2" office:value-type="float" office:value="19" calcext:value-type="float">
            <text:p><text:s/>19.00 <text:s text:c="5"/></text:p>
          </table:table-cell>
          <table:table-cell table:formula="of:=ABS([.E237]-[.F237])" office:value-type="float" office:value="0.158333333333299" calcext:value-type="float">
            <text:p><text:s/>0.16 <text:s text:c="5"/></text:p>
          </table:table-cell>
          <table:table-cell table:formula="of:=ABS([.G237]*100/[.E237])" office:value-type="float" office:value="0.82644628099156" calcext:value-type="float">
            <text:p><text:s/>0.8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37]&gt;=[.$L$4];1;0)" office:value-type="float" office:value="1" calcext:value-type="float">
            <text:p>1</text:p>
          </table:table-cell>
          <table:table-cell table:style-name="ce24" table:formula="of:=IF([.E237]&gt;[.K$4];[.E237]-[.K$4];0)" office:value-type="float" office:value="9.1583333333333" calcext:value-type="float">
            <text:p><text:s/>9.16 <text:s text:c="5"/></text:p>
          </table:table-cell>
          <table:table-cell table:style-name="ce12" table:formula="of:=[.L236]+([.K237]*[.J237])" office:value-type="float" office:value="891.732787407544" calcext:value-type="float">
            <text:p><text:s/>891.73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236]+[.N237]" office:value-type="float" office:value="251" calcext:value-type="float">
            <text:p>251</text:p>
          </table:table-cell>
          <table:table-cell table:formula="of:=[.O237]*100/[.O$3]" office:value-type="float" office:value="88.6925795053004" calcext:value-type="float">
            <text:p><text:s/>88.69 <text:s text:c="5"/></text:p>
          </table:table-cell>
          <table:table-cell/>
          <table:table-cell table:style-name="ce31" table:formula="of:=[.R236]+[.Q237]" office:value-type="float" office:value="237" calcext:value-type="float">
            <text:p>237</text:p>
          </table:table-cell>
          <table:table-cell table:formula="of:=[.R237]*100/[.R$3]" office:value-type="float" office:value="88.4328358208955" calcext:value-type="float">
            <text:p><text:s/>88.43 <text:s text:c="5"/></text:p>
          </table:table-cell>
          <table:table-cell/>
          <table:table-cell table:style-name="ce31" table:formula="of:=[.U236]+[.T237]" office:value-type="float" office:value="1" calcext:value-type="float">
            <text:p>1</text:p>
          </table:table-cell>
          <table:table-cell table:formula="of:=[.U237]*100/[.U$3]" office:value-type="float" office:value="100" calcext:value-type="float">
            <text:p><text:s/>100.00 <text:s text:c="5"/></text:p>
          </table:table-cell>
          <table:table-cell table:style-name="ce31" table:formula="of:=[.O237]+[.R237]" office:value-type="float" office:value="488" calcext:value-type="float">
            <text:p>488</text:p>
          </table:table-cell>
          <table:table-cell table:style-name="ce35" table:formula="of:=[.W237]/2" office:value-type="float" office:value="244" calcext:value-type="float">
            <text:p>244</text:p>
          </table:table-cell>
          <table:table-cell table:style-name="ce24" table:formula="of:=[.X237]*100/[.Y$2]" office:value-type="float" office:value="88.5662431941924" calcext:value-type="float">
            <text:p><text:s/>88.5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21" calcext:value-type="date">
            <text:p>8/21/200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<text:s/>14.00 <text:s text:c="5"/></text:p>
          </table:table-cell>
          <table:table-cell office:value-type="float" office:value="22.5" calcext:value-type="float">
            <text:p><text:s/>22.50 <text:s text:c="5"/></text:p>
          </table:table-cell>
          <table:table-cell office:value-type="float" office:value="18.3145833333333" calcext:value-type="float">
            <text:p><text:s/>18.31 <text:s text:c="5"/></text:p>
          </table:table-cell>
          <table:table-cell table:formula="of:=([.D238]+[.C238])/2" office:value-type="float" office:value="18.25" calcext:value-type="float">
            <text:p><text:s/>18.25 <text:s text:c="5"/></text:p>
          </table:table-cell>
          <table:table-cell table:formula="of:=ABS([.E238]-[.F238])" office:value-type="float" office:value="0.0645833333332995" calcext:value-type="float">
            <text:p><text:s/>0.06 <text:s text:c="5"/></text:p>
          </table:table-cell>
          <table:table-cell table:formula="of:=ABS([.G238]*100/[.E238])" office:value-type="float" office:value="0.352633375042473" calcext:value-type="float">
            <text:p><text:s/>0.35 <text:s text:c="5"/></text:p>
          </table:table-cell>
          <table:table-cell office:value-type="float" office:value="10.2" calcext:value-type="float">
            <text:p><text:s/>10.20 <text:s text:c="5"/></text:p>
          </table:table-cell>
          <table:table-cell table:style-name="ce20" table:formula="of:=IF([.A238]&gt;=[.$L$4];1;0)" office:value-type="float" office:value="1" calcext:value-type="float">
            <text:p>1</text:p>
          </table:table-cell>
          <table:table-cell table:style-name="ce24" table:formula="of:=IF([.E238]&gt;[.K$4];[.E238]-[.K$4];0)" office:value-type="float" office:value="8.3145833333333" calcext:value-type="float">
            <text:p><text:s/>8.31 <text:s text:c="5"/></text:p>
          </table:table-cell>
          <table:table-cell table:style-name="ce12" table:formula="of:=[.L237]+([.K238]*[.J238])" office:value-type="float" office:value="900.047370740877" calcext:value-type="float">
            <text:p><text:s/>900.05 <text:s text:c="5"/></text:p>
          </table:table-cell>
          <table:table-cell office:value-type="string" calcext:value-type="string">
            <text:p>NOAA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formula="of:=[.O237]+[.N238]" office:value-type="float" office:value="256" calcext:value-type="float">
            <text:p>256</text:p>
          </table:table-cell>
          <table:table-cell table:formula="of:=[.O238]*100/[.O$3]" office:value-type="float" office:value="90.4593639575972" calcext:value-type="float">
            <text:p><text:s/>90.46 <text:s text:c="5"/>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formula="of:=[.R237]+[.Q238]" office:value-type="float" office:value="243" calcext:value-type="float">
            <text:p>243</text:p>
          </table:table-cell>
          <table:table-cell table:formula="of:=[.R238]*100/[.R$3]" office:value-type="float" office:value="90.6716417910448" calcext:value-type="float">
            <text:p><text:s/>90.67 <text:s text:c="5"/></text:p>
          </table:table-cell>
          <table:table-cell/>
          <table:table-cell table:style-name="ce31" table:formula="of:=[.U237]+[.T238]" office:value-type="float" office:value="1" calcext:value-type="float">
            <text:p>1</text:p>
          </table:table-cell>
          <table:table-cell table:formula="of:=[.U238]*100/[.U$3]" office:value-type="float" office:value="100" calcext:value-type="float">
            <text:p><text:s/>100.00 <text:s text:c="5"/></text:p>
          </table:table-cell>
          <table:table-cell table:style-name="ce31" table:formula="of:=[.O238]+[.R238]" office:value-type="float" office:value="499" calcext:value-type="float">
            <text:p>499</text:p>
          </table:table-cell>
          <table:table-cell table:style-name="ce35" table:formula="of:=[.W238]/2" office:value-type="float" office:value="249.5" calcext:value-type="float">
            <text:p>250</text:p>
          </table:table-cell>
          <table:table-cell table:style-name="ce24" table:formula="of:=[.X238]*100/[.Y$2]" office:value-type="float" office:value="90.562613430127" calcext:value-type="float">
            <text:p><text:s/>90.56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22" calcext:value-type="date">
            <text:p>8/22/200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<text:s/>14.00 <text:s text:c="5"/></text:p>
          </table:table-cell>
          <table:table-cell office:value-type="float" office:value="21" calcext:value-type="float">
            <text:p><text:s/>21.00 <text:s text:c="5"/></text:p>
          </table:table-cell>
          <table:table-cell office:value-type="float" office:value="17.1808510638298" calcext:value-type="float">
            <text:p><text:s/>17.18 <text:s text:c="5"/></text:p>
          </table:table-cell>
          <table:table-cell table:formula="of:=([.D239]+[.C239])/2" office:value-type="float" office:value="17.5" calcext:value-type="float">
            <text:p><text:s/>17.50 <text:s text:c="5"/></text:p>
          </table:table-cell>
          <table:table-cell table:formula="of:=ABS([.E239]-[.F239])" office:value-type="float" office:value="0.319148936170201" calcext:value-type="float">
            <text:p><text:s/>0.32 <text:s text:c="5"/></text:p>
          </table:table-cell>
          <table:table-cell table:formula="of:=ABS([.G239]*100/[.E239])" office:value-type="float" office:value="1.85758513931882" calcext:value-type="float">
            <text:p><text:s/>1.86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39]&gt;=[.$L$4];1;0)" office:value-type="float" office:value="1" calcext:value-type="float">
            <text:p>1</text:p>
          </table:table-cell>
          <table:table-cell table:style-name="ce24" table:formula="of:=IF([.E239]&gt;[.K$4];[.E239]-[.K$4];0)" office:value-type="float" office:value="7.1808510638298" calcext:value-type="float">
            <text:p><text:s/>7.18 <text:s text:c="5"/></text:p>
          </table:table-cell>
          <table:table-cell table:style-name="ce12" table:formula="of:=[.L238]+([.K239]*[.J239])" office:value-type="float" office:value="907.228221804707" calcext:value-type="float">
            <text:p><text:s/>907.23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238]+[.N239]" office:value-type="float" office:value="256" calcext:value-type="float">
            <text:p>256</text:p>
          </table:table-cell>
          <table:table-cell table:formula="of:=[.O239]*100/[.O$3]" office:value-type="float" office:value="90.4593639575972" calcext:value-type="float">
            <text:p><text:s/>90.46 <text:s text:c="5"/></text:p>
          </table:table-cell>
          <table:table-cell/>
          <table:table-cell table:style-name="ce31" table:formula="of:=[.R238]+[.Q239]" office:value-type="float" office:value="243" calcext:value-type="float">
            <text:p>243</text:p>
          </table:table-cell>
          <table:table-cell table:formula="of:=[.R239]*100/[.R$3]" office:value-type="float" office:value="90.6716417910448" calcext:value-type="float">
            <text:p><text:s/>90.67 <text:s text:c="5"/></text:p>
          </table:table-cell>
          <table:table-cell/>
          <table:table-cell table:style-name="ce31" table:formula="of:=[.U238]+[.T239]" office:value-type="float" office:value="1" calcext:value-type="float">
            <text:p>1</text:p>
          </table:table-cell>
          <table:table-cell table:formula="of:=[.U239]*100/[.U$3]" office:value-type="float" office:value="100" calcext:value-type="float">
            <text:p><text:s/>100.00 <text:s text:c="5"/></text:p>
          </table:table-cell>
          <table:table-cell table:style-name="ce31" table:formula="of:=[.O239]+[.R239]" office:value-type="float" office:value="499" calcext:value-type="float">
            <text:p>499</text:p>
          </table:table-cell>
          <table:table-cell table:style-name="ce35" table:formula="of:=[.W239]/2" office:value-type="float" office:value="249.5" calcext:value-type="float">
            <text:p>250</text:p>
          </table:table-cell>
          <table:table-cell table:style-name="ce24" table:formula="of:=[.X239]*100/[.Y$2]" office:value-type="float" office:value="90.562613430127" calcext:value-type="float">
            <text:p><text:s/>90.56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23" calcext:value-type="date">
            <text:p>8/23/200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<text:s/>13.00 <text:s text:c="5"/></text:p>
          </table:table-cell>
          <table:table-cell office:value-type="float" office:value="21.8" calcext:value-type="float">
            <text:p><text:s/>21.80 <text:s text:c="5"/></text:p>
          </table:table-cell>
          <table:table-cell office:value-type="float" office:value="17.0106382978723" calcext:value-type="float">
            <text:p><text:s/>17.01 <text:s text:c="5"/></text:p>
          </table:table-cell>
          <table:table-cell table:formula="of:=([.D240]+[.C240])/2" office:value-type="float" office:value="17.4" calcext:value-type="float">
            <text:p><text:s/>17.40 <text:s text:c="5"/></text:p>
          </table:table-cell>
          <table:table-cell table:formula="of:=ABS([.E240]-[.F240])" office:value-type="float" office:value="0.389361702127697" calcext:value-type="float">
            <text:p><text:s/>0.39 <text:s text:c="5"/></text:p>
          </table:table-cell>
          <table:table-cell table:formula="of:=ABS([.G240]*100/[.E240])" office:value-type="float" office:value="2.28893058161374" calcext:value-type="float">
            <text:p><text:s/>2.29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40]&gt;=[.$L$4];1;0)" office:value-type="float" office:value="1" calcext:value-type="float">
            <text:p>1</text:p>
          </table:table-cell>
          <table:table-cell table:style-name="ce24" table:formula="of:=IF([.E240]&gt;[.K$4];[.E240]-[.K$4];0)" office:value-type="float" office:value="7.0106382978723" calcext:value-type="float">
            <text:p><text:s/>7.01 <text:s text:c="5"/></text:p>
          </table:table-cell>
          <table:table-cell table:style-name="ce12" table:formula="of:=[.L239]+([.K240]*[.J240])" office:value-type="float" office:value="914.238860102579" calcext:value-type="float">
            <text:p><text:s/>914.24 <text:s text:c="5"/></text:p>
          </table:table-cell>
          <table:table-cell office:value-type="string" calcext:value-type="string">
            <text:p>NOAA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formula="of:=[.O239]+[.N240]" office:value-type="float" office:value="260" calcext:value-type="float">
            <text:p>260</text:p>
          </table:table-cell>
          <table:table-cell table:formula="of:=[.O240]*100/[.O$3]" office:value-type="float" office:value="91.8727915194346" calcext:value-type="float">
            <text:p><text:s/>91.87 <text:s text:c="5"/>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[.R239]+[.Q240]" office:value-type="float" office:value="246" calcext:value-type="float">
            <text:p>246</text:p>
          </table:table-cell>
          <table:table-cell table:formula="of:=[.R240]*100/[.R$3]" office:value-type="float" office:value="91.7910447761194" calcext:value-type="float">
            <text:p><text:s/>91.79 <text:s text:c="5"/></text:p>
          </table:table-cell>
          <table:table-cell/>
          <table:table-cell table:style-name="ce31" table:formula="of:=[.U239]+[.T240]" office:value-type="float" office:value="1" calcext:value-type="float">
            <text:p>1</text:p>
          </table:table-cell>
          <table:table-cell table:formula="of:=[.U240]*100/[.U$3]" office:value-type="float" office:value="100" calcext:value-type="float">
            <text:p><text:s/>100.00 <text:s text:c="5"/></text:p>
          </table:table-cell>
          <table:table-cell table:style-name="ce31" table:formula="of:=[.O240]+[.R240]" office:value-type="float" office:value="506" calcext:value-type="float">
            <text:p>506</text:p>
          </table:table-cell>
          <table:table-cell table:style-name="ce35" table:formula="of:=[.W240]/2" office:value-type="float" office:value="253" calcext:value-type="float">
            <text:p>253</text:p>
          </table:table-cell>
          <table:table-cell table:style-name="ce24" table:formula="of:=[.X240]*100/[.Y$2]" office:value-type="float" office:value="91.8330308529946" calcext:value-type="float">
            <text:p><text:s/>91.83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24" calcext:value-type="date">
            <text:p>8/24/2006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<text:s/>11.00 <text:s text:c="5"/></text:p>
          </table:table-cell>
          <table:table-cell office:value-type="float" office:value="21" calcext:value-type="float">
            <text:p><text:s/>21.00 <text:s text:c="5"/></text:p>
          </table:table-cell>
          <table:table-cell office:value-type="float" office:value="17.2979166666667" calcext:value-type="float">
            <text:p><text:s/>17.30 <text:s text:c="5"/></text:p>
          </table:table-cell>
          <table:table-cell table:formula="of:=([.D241]+[.C241])/2" office:value-type="float" office:value="16" calcext:value-type="float">
            <text:p><text:s/>16.00 <text:s text:c="5"/></text:p>
          </table:table-cell>
          <table:table-cell table:formula="of:=ABS([.E241]-[.F241])" office:value-type="float" office:value="1.2979166666667" calcext:value-type="float">
            <text:p><text:s/>1.30 <text:s text:c="5"/></text:p>
          </table:table-cell>
          <table:table-cell table:formula="of:=ABS([.G241]*100/[.E241])" office:value-type="float" office:value="7.5033120558836" calcext:value-type="float">
            <text:p><text:s/>7.5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41]&gt;=[.$L$4];1;0)" office:value-type="float" office:value="1" calcext:value-type="float">
            <text:p>1</text:p>
          </table:table-cell>
          <table:table-cell table:style-name="ce24" table:formula="of:=IF([.E241]&gt;[.K$4];[.E241]-[.K$4];0)" office:value-type="float" office:value="7.2979166666667" calcext:value-type="float">
            <text:p><text:s/>7.30 <text:s text:c="5"/></text:p>
          </table:table-cell>
          <table:table-cell table:style-name="ce12" table:formula="of:=[.L240]+([.K241]*[.J241])" office:value-type="float" office:value="921.536776769246" calcext:value-type="float">
            <text:p><text:s/>921.54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240]+[.N241]" office:value-type="float" office:value="260" calcext:value-type="float">
            <text:p>260</text:p>
          </table:table-cell>
          <table:table-cell table:formula="of:=[.O241]*100/[.O$3]" office:value-type="float" office:value="91.8727915194346" calcext:value-type="float">
            <text:p><text:s/>91.87 <text:s text:c="5"/></text:p>
          </table:table-cell>
          <table:table-cell/>
          <table:table-cell table:style-name="ce31" table:formula="of:=[.R240]+[.Q241]" office:value-type="float" office:value="246" calcext:value-type="float">
            <text:p>246</text:p>
          </table:table-cell>
          <table:table-cell table:formula="of:=[.R241]*100/[.R$3]" office:value-type="float" office:value="91.7910447761194" calcext:value-type="float">
            <text:p><text:s/>91.79 <text:s text:c="5"/></text:p>
          </table:table-cell>
          <table:table-cell/>
          <table:table-cell table:style-name="ce31" table:formula="of:=[.U240]+[.T241]" office:value-type="float" office:value="1" calcext:value-type="float">
            <text:p>1</text:p>
          </table:table-cell>
          <table:table-cell table:formula="of:=[.U241]*100/[.U$3]" office:value-type="float" office:value="100" calcext:value-type="float">
            <text:p><text:s/>100.00 <text:s text:c="5"/></text:p>
          </table:table-cell>
          <table:table-cell table:style-name="ce31" table:formula="of:=[.O241]+[.R241]" office:value-type="float" office:value="506" calcext:value-type="float">
            <text:p>506</text:p>
          </table:table-cell>
          <table:table-cell table:style-name="ce35" table:formula="of:=[.W241]/2" office:value-type="float" office:value="253" calcext:value-type="float">
            <text:p>253</text:p>
          </table:table-cell>
          <table:table-cell table:style-name="ce24" table:formula="of:=[.X241]*100/[.Y$2]" office:value-type="float" office:value="91.8330308529946" calcext:value-type="float">
            <text:p><text:s/>91.83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25" calcext:value-type="date">
            <text:p>8/25/200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<text:s/>10.00 <text:s text:c="5"/></text:p>
          </table:table-cell>
          <table:table-cell office:value-type="float" office:value="24" calcext:value-type="float">
            <text:p><text:s/>24.00 <text:s text:c="5"/></text:p>
          </table:table-cell>
          <table:table-cell office:value-type="float" office:value="17.39375" calcext:value-type="float">
            <text:p><text:s/>17.39 <text:s text:c="5"/></text:p>
          </table:table-cell>
          <table:table-cell table:formula="of:=([.D242]+[.C242])/2" office:value-type="float" office:value="17" calcext:value-type="float">
            <text:p><text:s/>17.00 <text:s text:c="5"/></text:p>
          </table:table-cell>
          <table:table-cell table:formula="of:=ABS([.E242]-[.F242])" office:value-type="float" office:value="0.393750000000001" calcext:value-type="float">
            <text:p><text:s/>0.39 <text:s text:c="5"/></text:p>
          </table:table-cell>
          <table:table-cell table:formula="of:=ABS([.G242]*100/[.E242])" office:value-type="float" office:value="2.26374416097737" calcext:value-type="float">
            <text:p><text:s/>2.26 <text:s text:c="5"/></text:p>
          </table:table-cell>
          <table:table-cell office:value-type="float" office:value="6.1" calcext:value-type="float">
            <text:p><text:s/>6.10 <text:s text:c="5"/></text:p>
          </table:table-cell>
          <table:table-cell table:style-name="ce20" table:formula="of:=IF([.A242]&gt;=[.$L$4];1;0)" office:value-type="float" office:value="1" calcext:value-type="float">
            <text:p>1</text:p>
          </table:table-cell>
          <table:table-cell table:style-name="ce24" table:formula="of:=IF([.E242]&gt;[.K$4];[.E242]-[.K$4];0)" office:value-type="float" office:value="7.39375" calcext:value-type="float">
            <text:p><text:s/>7.39 <text:s text:c="5"/></text:p>
          </table:table-cell>
          <table:table-cell table:style-name="ce12" table:formula="of:=[.L241]+([.K242]*[.J242])" office:value-type="float" office:value="928.930526769246" calcext:value-type="float">
            <text:p><text:s/>928.93 <text:s text:c="5"/></text:p>
          </table:table-cell>
          <table:table-cell office:value-type="string" calcext:value-type="string">
            <text:p>NOAA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O241]+[.N242]" office:value-type="float" office:value="262" calcext:value-type="float">
            <text:p>262</text:p>
          </table:table-cell>
          <table:table-cell table:formula="of:=[.O242]*100/[.O$3]" office:value-type="float" office:value="92.5795053003534" calcext:value-type="float">
            <text:p><text:s/>92.58 <text:s text:c="5"/>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[.R241]+[.Q242]" office:value-type="float" office:value="249" calcext:value-type="float">
            <text:p>249</text:p>
          </table:table-cell>
          <table:table-cell table:formula="of:=[.R242]*100/[.R$3]" office:value-type="float" office:value="92.910447761194" calcext:value-type="float">
            <text:p><text:s/>92.91 <text:s text:c="5"/></text:p>
          </table:table-cell>
          <table:table-cell/>
          <table:table-cell table:style-name="ce31" table:formula="of:=[.U241]+[.T242]" office:value-type="float" office:value="1" calcext:value-type="float">
            <text:p>1</text:p>
          </table:table-cell>
          <table:table-cell table:formula="of:=[.U242]*100/[.U$3]" office:value-type="float" office:value="100" calcext:value-type="float">
            <text:p><text:s/>100.00 <text:s text:c="5"/></text:p>
          </table:table-cell>
          <table:table-cell table:style-name="ce31" table:formula="of:=[.O242]+[.R242]" office:value-type="float" office:value="511" calcext:value-type="float">
            <text:p>511</text:p>
          </table:table-cell>
          <table:table-cell table:style-name="ce35" table:formula="of:=[.W242]/2" office:value-type="float" office:value="255.5" calcext:value-type="float">
            <text:p>256</text:p>
          </table:table-cell>
          <table:table-cell table:style-name="ce24" table:formula="of:=[.X242]*100/[.Y$2]" office:value-type="float" office:value="92.7404718693285" calcext:value-type="float">
            <text:p><text:s/>92.74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26" calcext:value-type="date">
            <text:p>8/26/200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<text:s/>13.00 <text:s text:c="5"/></text:p>
          </table:table-cell>
          <table:table-cell office:value-type="float" office:value="22" calcext:value-type="float">
            <text:p><text:s/>22.00 <text:s text:c="5"/></text:p>
          </table:table-cell>
          <table:table-cell office:value-type="float" office:value="17.6270833333333" calcext:value-type="float">
            <text:p><text:s/>17.63 <text:s text:c="5"/></text:p>
          </table:table-cell>
          <table:table-cell table:formula="of:=([.D243]+[.C243])/2" office:value-type="float" office:value="17.5" calcext:value-type="float">
            <text:p><text:s/>17.50 <text:s text:c="5"/></text:p>
          </table:table-cell>
          <table:table-cell table:formula="of:=ABS([.E243]-[.F243])" office:value-type="float" office:value="0.127083333333299" calcext:value-type="float">
            <text:p><text:s/>0.13 <text:s text:c="5"/></text:p>
          </table:table-cell>
          <table:table-cell table:formula="of:=ABS([.G243]*100/[.E243])" office:value-type="float" office:value="0.720954969861528" calcext:value-type="float">
            <text:p><text:s/>0.72 <text:s text:c="5"/></text:p>
          </table:table-cell>
          <table:table-cell office:value-type="float" office:value="21.4" calcext:value-type="float">
            <text:p><text:s/>21.40 <text:s text:c="5"/></text:p>
          </table:table-cell>
          <table:table-cell table:style-name="ce20" table:formula="of:=IF([.A243]&gt;=[.$L$4];1;0)" office:value-type="float" office:value="1" calcext:value-type="float">
            <text:p>1</text:p>
          </table:table-cell>
          <table:table-cell table:style-name="ce24" table:formula="of:=IF([.E243]&gt;[.K$4];[.E243]-[.K$4];0)" office:value-type="float" office:value="7.6270833333333" calcext:value-type="float">
            <text:p><text:s/>7.63 <text:s text:c="5"/></text:p>
          </table:table-cell>
          <table:table-cell table:style-name="ce12" table:formula="of:=[.L242]+([.K243]*[.J243])" office:value-type="float" office:value="936.557610102579" calcext:value-type="float">
            <text:p><text:s/>936.56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242]+[.N243]" office:value-type="float" office:value="262" calcext:value-type="float">
            <text:p>262</text:p>
          </table:table-cell>
          <table:table-cell table:formula="of:=[.O243]*100/[.O$3]" office:value-type="float" office:value="92.5795053003534" calcext:value-type="float">
            <text:p><text:s/>92.58 <text:s text:c="5"/></text:p>
          </table:table-cell>
          <table:table-cell/>
          <table:table-cell table:style-name="ce31" table:formula="of:=[.R242]+[.Q243]" office:value-type="float" office:value="249" calcext:value-type="float">
            <text:p>249</text:p>
          </table:table-cell>
          <table:table-cell table:formula="of:=[.R243]*100/[.R$3]" office:value-type="float" office:value="92.910447761194" calcext:value-type="float">
            <text:p><text:s/>92.91 <text:s text:c="5"/></text:p>
          </table:table-cell>
          <table:table-cell/>
          <table:table-cell table:style-name="ce31" table:formula="of:=[.U242]+[.T243]" office:value-type="float" office:value="1" calcext:value-type="float">
            <text:p>1</text:p>
          </table:table-cell>
          <table:table-cell table:formula="of:=[.U243]*100/[.U$3]" office:value-type="float" office:value="100" calcext:value-type="float">
            <text:p><text:s/>100.00 <text:s text:c="5"/></text:p>
          </table:table-cell>
          <table:table-cell table:style-name="ce31" table:formula="of:=[.O243]+[.R243]" office:value-type="float" office:value="511" calcext:value-type="float">
            <text:p>511</text:p>
          </table:table-cell>
          <table:table-cell table:style-name="ce35" table:formula="of:=[.W243]/2" office:value-type="float" office:value="255.5" calcext:value-type="float">
            <text:p>256</text:p>
          </table:table-cell>
          <table:table-cell table:style-name="ce24" table:formula="of:=[.X243]*100/[.Y$2]" office:value-type="float" office:value="92.7404718693285" calcext:value-type="float">
            <text:p><text:s/>92.74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27" calcext:value-type="date">
            <text:p>8/27/200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<text:s/>10.00 <text:s text:c="5"/></text:p>
          </table:table-cell>
          <table:table-cell office:value-type="float" office:value="21" calcext:value-type="float">
            <text:p><text:s/>21.00 <text:s text:c="5"/></text:p>
          </table:table-cell>
          <table:table-cell office:value-type="float" office:value="16.3354166666667" calcext:value-type="float">
            <text:p><text:s/>16.34 <text:s text:c="5"/></text:p>
          </table:table-cell>
          <table:table-cell table:formula="of:=([.D244]+[.C244])/2" office:value-type="float" office:value="15.5" calcext:value-type="float">
            <text:p><text:s/>15.50 <text:s text:c="5"/></text:p>
          </table:table-cell>
          <table:table-cell table:formula="of:=ABS([.E244]-[.F244])" office:value-type="float" office:value="0.835416666666699" calcext:value-type="float">
            <text:p><text:s/>0.84 <text:s text:c="5"/></text:p>
          </table:table-cell>
          <table:table-cell table:formula="of:=ABS([.G244]*100/[.E244])" office:value-type="float" office:value="5.11414360413231" calcext:value-type="float">
            <text:p><text:s/>5.1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44]&gt;=[.$L$4];1;0)" office:value-type="float" office:value="1" calcext:value-type="float">
            <text:p>1</text:p>
          </table:table-cell>
          <table:table-cell table:style-name="ce24" table:formula="of:=IF([.E244]&gt;[.K$4];[.E244]-[.K$4];0)" office:value-type="float" office:value="6.3354166666667" calcext:value-type="float">
            <text:p><text:s/>6.34 <text:s text:c="5"/></text:p>
          </table:table-cell>
          <table:table-cell table:style-name="ce12" table:formula="of:=[.L243]+([.K244]*[.J244])" office:value-type="float" office:value="942.893026769246" calcext:value-type="float">
            <text:p><text:s/>942.89 <text:s text:c="5"/></text:p>
          </table:table-cell>
          <table:table-cell office:value-type="string" calcext:value-type="string">
            <text:p>NOAA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O243]+[.N244]" office:value-type="float" office:value="264" calcext:value-type="float">
            <text:p>264</text:p>
          </table:table-cell>
          <table:table-cell table:formula="of:=[.O244]*100/[.O$3]" office:value-type="float" office:value="93.2862190812721" calcext:value-type="float">
            <text:p><text:s/>93.29 <text:s text:c="5"/>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R243]+[.Q244]" office:value-type="float" office:value="250" calcext:value-type="float">
            <text:p>250</text:p>
          </table:table-cell>
          <table:table-cell table:formula="of:=[.R244]*100/[.R$3]" office:value-type="float" office:value="93.2835820895522" calcext:value-type="float">
            <text:p><text:s/>93.28 <text:s text:c="5"/></text:p>
          </table:table-cell>
          <table:table-cell/>
          <table:table-cell table:style-name="ce31" table:formula="of:=[.U243]+[.T244]" office:value-type="float" office:value="1" calcext:value-type="float">
            <text:p>1</text:p>
          </table:table-cell>
          <table:table-cell table:formula="of:=[.U244]*100/[.U$3]" office:value-type="float" office:value="100" calcext:value-type="float">
            <text:p><text:s/>100.00 <text:s text:c="5"/></text:p>
          </table:table-cell>
          <table:table-cell table:style-name="ce31" table:formula="of:=[.O244]+[.R244]" office:value-type="float" office:value="514" calcext:value-type="float">
            <text:p>514</text:p>
          </table:table-cell>
          <table:table-cell table:style-name="ce35" table:formula="of:=[.W244]/2" office:value-type="float" office:value="257" calcext:value-type="float">
            <text:p>257</text:p>
          </table:table-cell>
          <table:table-cell table:style-name="ce24" table:formula="of:=[.X244]*100/[.Y$2]" office:value-type="float" office:value="93.2849364791289" calcext:value-type="float">
            <text:p><text:s/>93.28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28" calcext:value-type="date">
            <text:p>8/28/200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<text:s/>11.00 <text:s text:c="5"/></text:p>
          </table:table-cell>
          <table:table-cell office:value-type="float" office:value="20" calcext:value-type="float">
            <text:p><text:s/>20.00 <text:s text:c="5"/></text:p>
          </table:table-cell>
          <table:table-cell office:value-type="float" office:value="15.1416666666667" calcext:value-type="float">
            <text:p><text:s/>15.14 <text:s text:c="5"/></text:p>
          </table:table-cell>
          <table:table-cell table:formula="of:=([.D245]+[.C245])/2" office:value-type="float" office:value="15.5" calcext:value-type="float">
            <text:p><text:s/>15.50 <text:s text:c="5"/></text:p>
          </table:table-cell>
          <table:table-cell table:formula="of:=ABS([.E245]-[.F245])" office:value-type="float" office:value="0.358333333333301" calcext:value-type="float">
            <text:p><text:s/>0.36 <text:s text:c="5"/></text:p>
          </table:table-cell>
          <table:table-cell table:formula="of:=ABS([.G245]*100/[.E245])" office:value-type="float" office:value="2.36653824986219" calcext:value-type="float">
            <text:p><text:s/>2.37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45]&gt;=[.$L$4];1;0)" office:value-type="float" office:value="1" calcext:value-type="float">
            <text:p>1</text:p>
          </table:table-cell>
          <table:table-cell table:style-name="ce24" table:formula="of:=IF([.E245]&gt;[.K$4];[.E245]-[.K$4];0)" office:value-type="float" office:value="5.1416666666667" calcext:value-type="float">
            <text:p><text:s/>5.14 <text:s text:c="5"/></text:p>
          </table:table-cell>
          <table:table-cell table:style-name="ce12" table:formula="of:=[.L244]+([.K245]*[.J245])" office:value-type="float" office:value="948.034693435913" calcext:value-type="float">
            <text:p><text:s/>948.03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244]+[.N245]" office:value-type="float" office:value="264" calcext:value-type="float">
            <text:p>264</text:p>
          </table:table-cell>
          <table:table-cell table:formula="of:=[.O245]*100/[.O$3]" office:value-type="float" office:value="93.2862190812721" calcext:value-type="float">
            <text:p><text:s/>93.29 <text:s text:c="5"/></text:p>
          </table:table-cell>
          <table:table-cell/>
          <table:table-cell table:style-name="ce31" table:formula="of:=[.R244]+[.Q245]" office:value-type="float" office:value="250" calcext:value-type="float">
            <text:p>250</text:p>
          </table:table-cell>
          <table:table-cell table:formula="of:=[.R245]*100/[.R$3]" office:value-type="float" office:value="93.2835820895522" calcext:value-type="float">
            <text:p><text:s/>93.28 <text:s text:c="5"/></text:p>
          </table:table-cell>
          <table:table-cell/>
          <table:table-cell table:style-name="ce31" table:formula="of:=[.U244]+[.T245]" office:value-type="float" office:value="1" calcext:value-type="float">
            <text:p>1</text:p>
          </table:table-cell>
          <table:table-cell table:formula="of:=[.U245]*100/[.U$3]" office:value-type="float" office:value="100" calcext:value-type="float">
            <text:p><text:s/>100.00 <text:s text:c="5"/></text:p>
          </table:table-cell>
          <table:table-cell table:style-name="ce31" table:formula="of:=[.O245]+[.R245]" office:value-type="float" office:value="514" calcext:value-type="float">
            <text:p>514</text:p>
          </table:table-cell>
          <table:table-cell table:style-name="ce35" table:formula="of:=[.W245]/2" office:value-type="float" office:value="257" calcext:value-type="float">
            <text:p>257</text:p>
          </table:table-cell>
          <table:table-cell table:style-name="ce24" table:formula="of:=[.X245]*100/[.Y$2]" office:value-type="float" office:value="93.2849364791289" calcext:value-type="float">
            <text:p><text:s/>93.28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29" calcext:value-type="date">
            <text:p>8/29/200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<text:s/>10.00 <text:s text:c="5"/></text:p>
          </table:table-cell>
          <table:table-cell office:value-type="float" office:value="16" calcext:value-type="float">
            <text:p><text:s/>16.00 <text:s text:c="5"/></text:p>
          </table:table-cell>
          <table:table-cell office:value-type="float" office:value="13.1541666666667" calcext:value-type="float">
            <text:p><text:s/>13.15 <text:s text:c="5"/></text:p>
          </table:table-cell>
          <table:table-cell table:formula="of:=([.D246]+[.C246])/2" office:value-type="float" office:value="13" calcext:value-type="float">
            <text:p><text:s/>13.00 <text:s text:c="5"/></text:p>
          </table:table-cell>
          <table:table-cell table:formula="of:=ABS([.E246]-[.F246])" office:value-type="float" office:value="0.154166666666701" calcext:value-type="float">
            <text:p><text:s/>0.15 <text:s text:c="5"/></text:p>
          </table:table-cell>
          <table:table-cell table:formula="of:=ABS([.G246]*100/[.E246])" office:value-type="float" office:value="1.1719987329746" calcext:value-type="float">
            <text:p><text:s/>1.17 <text:s text:c="5"/></text:p>
          </table:table-cell>
          <table:table-cell office:value-type="float" office:value="3.8" calcext:value-type="float">
            <text:p><text:s/>3.80 <text:s text:c="5"/></text:p>
          </table:table-cell>
          <table:table-cell table:style-name="ce20" table:formula="of:=IF([.A246]&gt;=[.$L$4];1;0)" office:value-type="float" office:value="1" calcext:value-type="float">
            <text:p>1</text:p>
          </table:table-cell>
          <table:table-cell table:style-name="ce24" table:formula="of:=IF([.E246]&gt;[.K$4];[.E246]-[.K$4];0)" office:value-type="float" office:value="3.1541666666667" calcext:value-type="float">
            <text:p><text:s/>3.15 <text:s text:c="5"/></text:p>
          </table:table-cell>
          <table:table-cell table:style-name="ce12" table:formula="of:=[.L245]+([.K246]*[.J246])" office:value-type="float" office:value="951.188860102579" calcext:value-type="float">
            <text:p><text:s/>951.19 <text:s text:c="5"/></text:p>
          </table:table-cell>
          <table:table-cell office:value-type="string" calcext:value-type="string">
            <text:p>NOAA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O245]+[.N246]" office:value-type="float" office:value="265" calcext:value-type="float">
            <text:p>265</text:p>
          </table:table-cell>
          <table:table-cell table:formula="of:=[.O246]*100/[.O$3]" office:value-type="float" office:value="93.6395759717314" calcext:value-type="float">
            <text:p><text:s/>93.64 <text:s text:c="5"/>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R245]+[.Q246]" office:value-type="float" office:value="250" calcext:value-type="float">
            <text:p>250</text:p>
          </table:table-cell>
          <table:table-cell table:formula="of:=[.R246]*100/[.R$3]" office:value-type="float" office:value="93.2835820895522" calcext:value-type="float">
            <text:p><text:s/>93.28 <text:s text:c="5"/></text:p>
          </table:table-cell>
          <table:table-cell/>
          <table:table-cell table:style-name="ce31" table:formula="of:=[.U245]+[.T246]" office:value-type="float" office:value="1" calcext:value-type="float">
            <text:p>1</text:p>
          </table:table-cell>
          <table:table-cell table:formula="of:=[.U246]*100/[.U$3]" office:value-type="float" office:value="100" calcext:value-type="float">
            <text:p><text:s/>100.00 <text:s text:c="5"/></text:p>
          </table:table-cell>
          <table:table-cell table:style-name="ce31" table:formula="of:=[.O246]+[.R246]" office:value-type="float" office:value="515" calcext:value-type="float">
            <text:p>515</text:p>
          </table:table-cell>
          <table:table-cell table:style-name="ce35" table:formula="of:=[.W246]/2" office:value-type="float" office:value="257.5" calcext:value-type="float">
            <text:p>258</text:p>
          </table:table-cell>
          <table:table-cell table:style-name="ce24" table:formula="of:=[.X246]*100/[.Y$2]" office:value-type="float" office:value="93.4664246823956" calcext:value-type="float">
            <text:p><text:s/>93.4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30" calcext:value-type="date">
            <text:p>8/30/2006</text:p>
          </table:table-cell>
          <table:table-cell office:value-type="float" office:value="36" calcext:value-type="float">
            <text:p>36</text:p>
          </table:table-cell>
          <table:table-cell office:value-type="float" office:value="11.9" calcext:value-type="float">
            <text:p><text:s/>11.90 <text:s text:c="5"/></text:p>
          </table:table-cell>
          <table:table-cell office:value-type="float" office:value="13" calcext:value-type="float">
            <text:p><text:s/>13.00 <text:s text:c="5"/></text:p>
          </table:table-cell>
          <table:table-cell office:value-type="float" office:value="12.49375" calcext:value-type="float">
            <text:p><text:s/>12.49 <text:s text:c="5"/></text:p>
          </table:table-cell>
          <table:table-cell table:formula="of:=([.D247]+[.C247])/2" office:value-type="float" office:value="12.45" calcext:value-type="float">
            <text:p><text:s/>12.45 <text:s text:c="5"/></text:p>
          </table:table-cell>
          <table:table-cell table:formula="of:=ABS([.E247]-[.F247])" office:value-type="float" office:value="0.0437500000000011" calcext:value-type="float">
            <text:p><text:s/>0.04 <text:s text:c="5"/></text:p>
          </table:table-cell>
          <table:table-cell table:formula="of:=ABS([.G247]*100/[.E247])" office:value-type="float" office:value="0.35017508754378" calcext:value-type="float">
            <text:p><text:s/>0.35 <text:s text:c="5"/></text:p>
          </table:table-cell>
          <table:table-cell office:value-type="float" office:value="31.2" calcext:value-type="float">
            <text:p><text:s/>31.20 <text:s text:c="5"/></text:p>
          </table:table-cell>
          <table:table-cell table:style-name="ce20" table:formula="of:=IF([.A247]&gt;=[.$L$4];1;0)" office:value-type="float" office:value="1" calcext:value-type="float">
            <text:p>1</text:p>
          </table:table-cell>
          <table:table-cell table:style-name="ce24" table:formula="of:=IF([.E247]&gt;[.K$4];[.E247]-[.K$4];0)" office:value-type="float" office:value="2.49375" calcext:value-type="float">
            <text:p><text:s/>2.49 <text:s text:c="5"/></text:p>
          </table:table-cell>
          <table:table-cell table:style-name="ce12" table:formula="of:=[.L246]+([.K247]*[.J247])" office:value-type="float" office:value="953.682610102579" calcext:value-type="float">
            <text:p><text:s/>953.68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246]+[.N247]" office:value-type="float" office:value="265" calcext:value-type="float">
            <text:p>265</text:p>
          </table:table-cell>
          <table:table-cell table:formula="of:=[.O247]*100/[.O$3]" office:value-type="float" office:value="93.6395759717314" calcext:value-type="float">
            <text:p><text:s/>93.64 <text:s text:c="5"/></text:p>
          </table:table-cell>
          <table:table-cell/>
          <table:table-cell table:style-name="ce31" table:formula="of:=[.R246]+[.Q247]" office:value-type="float" office:value="250" calcext:value-type="float">
            <text:p>250</text:p>
          </table:table-cell>
          <table:table-cell table:formula="of:=[.R247]*100/[.R$3]" office:value-type="float" office:value="93.2835820895522" calcext:value-type="float">
            <text:p><text:s/>93.28 <text:s text:c="5"/></text:p>
          </table:table-cell>
          <table:table-cell/>
          <table:table-cell table:style-name="ce31" table:formula="of:=[.U246]+[.T247]" office:value-type="float" office:value="1" calcext:value-type="float">
            <text:p>1</text:p>
          </table:table-cell>
          <table:table-cell table:formula="of:=[.U247]*100/[.U$3]" office:value-type="float" office:value="100" calcext:value-type="float">
            <text:p><text:s/>100.00 <text:s text:c="5"/></text:p>
          </table:table-cell>
          <table:table-cell table:style-name="ce31" table:formula="of:=[.O247]+[.R247]" office:value-type="float" office:value="515" calcext:value-type="float">
            <text:p>515</text:p>
          </table:table-cell>
          <table:table-cell table:style-name="ce35" table:formula="of:=[.W247]/2" office:value-type="float" office:value="257.5" calcext:value-type="float">
            <text:p>258</text:p>
          </table:table-cell>
          <table:table-cell table:style-name="ce24" table:formula="of:=[.X247]*100/[.Y$2]" office:value-type="float" office:value="93.4664246823956" calcext:value-type="float">
            <text:p><text:s/>93.4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8-31" calcext:value-type="date">
            <text:p>8/31/2006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<text:s/>13.00 <text:s text:c="5"/></text:p>
          </table:table-cell>
          <table:table-cell office:value-type="float" office:value="22" calcext:value-type="float">
            <text:p><text:s/>22.00 <text:s text:c="5"/></text:p>
          </table:table-cell>
          <table:table-cell office:value-type="float" office:value="16.85625" calcext:value-type="float">
            <text:p><text:s/>16.86 <text:s text:c="5"/></text:p>
          </table:table-cell>
          <table:table-cell table:formula="of:=([.D248]+[.C248])/2" office:value-type="float" office:value="17.5" calcext:value-type="float">
            <text:p><text:s/>17.50 <text:s text:c="5"/></text:p>
          </table:table-cell>
          <table:table-cell table:formula="of:=ABS([.E248]-[.F248])" office:value-type="float" office:value="0.643750000000001" calcext:value-type="float">
            <text:p><text:s/>0.64 <text:s text:c="5"/></text:p>
          </table:table-cell>
          <table:table-cell table:formula="of:=ABS([.G248]*100/[.E248])" office:value-type="float" office:value="3.81905821282907" calcext:value-type="float">
            <text:p><text:s/>3.82 <text:s text:c="5"/></text:p>
          </table:table-cell>
          <table:table-cell office:value-type="float" office:value="15" calcext:value-type="float">
            <text:p><text:s/>15.00 <text:s text:c="5"/></text:p>
          </table:table-cell>
          <table:table-cell table:style-name="ce20" table:formula="of:=IF([.A248]&gt;=[.$L$4];1;0)" office:value-type="float" office:value="1" calcext:value-type="float">
            <text:p>1</text:p>
          </table:table-cell>
          <table:table-cell table:style-name="ce24" table:formula="of:=IF([.E248]&gt;[.K$4];[.E248]-[.K$4];0)" office:value-type="float" office:value="6.85625" calcext:value-type="float">
            <text:p><text:s/>6.86 <text:s text:c="5"/></text:p>
          </table:table-cell>
          <table:table-cell table:style-name="ce12" table:formula="of:=[.L247]+([.K248]*[.J248])" office:value-type="float" office:value="960.538860102579" calcext:value-type="float">
            <text:p><text:s/>960.54 <text:s text:c="5"/></text:p>
          </table:table-cell>
          <table:table-cell office:value-type="string" calcext:value-type="string">
            <text:p>NOAA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O247]+[.N248]" office:value-type="float" office:value="267" calcext:value-type="float">
            <text:p>267</text:p>
          </table:table-cell>
          <table:table-cell table:formula="of:=[.O248]*100/[.O$3]" office:value-type="float" office:value="94.3462897526502" calcext:value-type="float">
            <text:p><text:s/>94.35 <text:s text:c="5"/>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R247]+[.Q248]" office:value-type="float" office:value="251" calcext:value-type="float">
            <text:p>251</text:p>
          </table:table-cell>
          <table:table-cell table:formula="of:=[.R248]*100/[.R$3]" office:value-type="float" office:value="93.6567164179104" calcext:value-type="float">
            <text:p><text:s/>93.66 <text:s text:c="5"/></text:p>
          </table:table-cell>
          <table:table-cell/>
          <table:table-cell table:style-name="ce31" table:formula="of:=[.U247]+[.T248]" office:value-type="float" office:value="1" calcext:value-type="float">
            <text:p>1</text:p>
          </table:table-cell>
          <table:table-cell table:formula="of:=[.U248]*100/[.U$3]" office:value-type="float" office:value="100" calcext:value-type="float">
            <text:p><text:s/>100.00 <text:s text:c="5"/></text:p>
          </table:table-cell>
          <table:table-cell table:style-name="ce31" table:formula="of:=[.O248]+[.R248]" office:value-type="float" office:value="518" calcext:value-type="float">
            <text:p>518</text:p>
          </table:table-cell>
          <table:table-cell table:style-name="ce35" table:formula="of:=[.W248]/2" office:value-type="float" office:value="259" calcext:value-type="float">
            <text:p>259</text:p>
          </table:table-cell>
          <table:table-cell table:style-name="ce24" table:formula="of:=[.X248]*100/[.Y$2]" office:value-type="float" office:value="94.010889292196" calcext:value-type="float">
            <text:p><text:s/>94.01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01" calcext:value-type="date">
            <text:p>9/1/200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<text:s/>11.00 <text:s text:c="5"/></text:p>
          </table:table-cell>
          <table:table-cell office:value-type="float" office:value="18" calcext:value-type="float">
            <text:p><text:s/>18.00 <text:s text:c="5"/></text:p>
          </table:table-cell>
          <table:table-cell office:value-type="float" office:value="14.6659574468085" calcext:value-type="float">
            <text:p><text:s/>14.67 <text:s text:c="5"/></text:p>
          </table:table-cell>
          <table:table-cell table:formula="of:=([.D249]+[.C249])/2" office:value-type="float" office:value="14.5" calcext:value-type="float">
            <text:p><text:s/>14.50 <text:s text:c="5"/></text:p>
          </table:table-cell>
          <table:table-cell table:formula="of:=ABS([.E249]-[.F249])" office:value-type="float" office:value="0.1659574468085" calcext:value-type="float">
            <text:p><text:s/>0.17 <text:s text:c="5"/></text:p>
          </table:table-cell>
          <table:table-cell table:formula="of:=ABS([.G249]*100/[.E249])" office:value-type="float" office:value="1.13158276512397" calcext:value-type="float">
            <text:p><text:s/>1.1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49]&gt;=[.$L$4];1;0)" office:value-type="float" office:value="1" calcext:value-type="float">
            <text:p>1</text:p>
          </table:table-cell>
          <table:table-cell table:style-name="ce24" table:formula="of:=IF([.E249]&gt;[.K$4];[.E249]-[.K$4];0)" office:value-type="float" office:value="4.6659574468085" calcext:value-type="float">
            <text:p><text:s/>4.67 <text:s text:c="5"/></text:p>
          </table:table-cell>
          <table:table-cell table:style-name="ce12" table:formula="of:=[.L248]+([.K249]*[.J249])" office:value-type="float" office:value="965.204817549388" calcext:value-type="float">
            <text:p><text:s/>965.20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248]+[.N249]" office:value-type="float" office:value="267" calcext:value-type="float">
            <text:p>267</text:p>
          </table:table-cell>
          <table:table-cell table:formula="of:=[.O249]*100/[.O$3]" office:value-type="float" office:value="94.3462897526502" calcext:value-type="float">
            <text:p><text:s/>94.35 <text:s text:c="5"/></text:p>
          </table:table-cell>
          <table:table-cell/>
          <table:table-cell table:style-name="ce31" table:formula="of:=[.R248]+[.Q249]" office:value-type="float" office:value="251" calcext:value-type="float">
            <text:p>251</text:p>
          </table:table-cell>
          <table:table-cell table:formula="of:=[.R249]*100/[.R$3]" office:value-type="float" office:value="93.6567164179104" calcext:value-type="float">
            <text:p><text:s/>93.66 <text:s text:c="5"/></text:p>
          </table:table-cell>
          <table:table-cell/>
          <table:table-cell table:style-name="ce31" table:formula="of:=[.U248]+[.T249]" office:value-type="float" office:value="1" calcext:value-type="float">
            <text:p>1</text:p>
          </table:table-cell>
          <table:table-cell table:formula="of:=[.U249]*100/[.U$3]" office:value-type="float" office:value="100" calcext:value-type="float">
            <text:p><text:s/>100.00 <text:s text:c="5"/></text:p>
          </table:table-cell>
          <table:table-cell table:style-name="ce31" table:formula="of:=[.O249]+[.R249]" office:value-type="float" office:value="518" calcext:value-type="float">
            <text:p>518</text:p>
          </table:table-cell>
          <table:table-cell table:style-name="ce35" table:formula="of:=[.W249]/2" office:value-type="float" office:value="259" calcext:value-type="float">
            <text:p>259</text:p>
          </table:table-cell>
          <table:table-cell table:style-name="ce24" table:formula="of:=[.X249]*100/[.Y$2]" office:value-type="float" office:value="94.010889292196" calcext:value-type="float">
            <text:p><text:s/>94.01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02" calcext:value-type="date">
            <text:p>9/2/2006</text:p>
          </table:table-cell>
          <table:table-cell office:value-type="float" office:value="36" calcext:value-type="float">
            <text:p>36</text:p>
          </table:table-cell>
          <table:table-cell office:value-type="float" office:value="12.5" calcext:value-type="float">
            <text:p><text:s/>12.50 <text:s text:c="5"/></text:p>
          </table:table-cell>
          <table:table-cell office:value-type="float" office:value="24" calcext:value-type="float">
            <text:p><text:s/>24.00 <text:s text:c="5"/></text:p>
          </table:table-cell>
          <table:table-cell office:value-type="float" office:value="18.4270833333333" calcext:value-type="float">
            <text:p><text:s/>18.43 <text:s text:c="5"/></text:p>
          </table:table-cell>
          <table:table-cell table:formula="of:=([.D250]+[.C250])/2" office:value-type="float" office:value="18.25" calcext:value-type="float">
            <text:p><text:s/>18.25 <text:s text:c="5"/></text:p>
          </table:table-cell>
          <table:table-cell table:formula="of:=ABS([.E250]-[.F250])" office:value-type="float" office:value="0.1770833333333" calcext:value-type="float">
            <text:p><text:s/>0.18 <text:s text:c="5"/></text:p>
          </table:table-cell>
          <table:table-cell table:formula="of:=ABS([.G250]*100/[.E250])" office:value-type="float" office:value="0.960994912379698" calcext:value-type="float">
            <text:p><text:s/>0.96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50]&gt;=[.$L$4];1;0)" office:value-type="float" office:value="1" calcext:value-type="float">
            <text:p>1</text:p>
          </table:table-cell>
          <table:table-cell table:style-name="ce24" table:formula="of:=IF([.E250]&gt;[.K$4];[.E250]-[.K$4];0)" office:value-type="float" office:value="8.4270833333333" calcext:value-type="float">
            <text:p><text:s/>8.43 <text:s text:c="5"/></text:p>
          </table:table-cell>
          <table:table-cell table:style-name="ce12" table:formula="of:=[.L249]+([.K250]*[.J250])" office:value-type="float" office:value="973.631900882721" calcext:value-type="float">
            <text:p><text:s/>973.63 <text:s text:c="5"/></text:p>
          </table:table-cell>
          <table:table-cell office:value-type="string" calcext:value-type="string">
            <text:p>NOAA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[.O249]+[.N250]" office:value-type="float" office:value="270" calcext:value-type="float">
            <text:p>270</text:p>
          </table:table-cell>
          <table:table-cell table:formula="of:=[.O250]*100/[.O$3]" office:value-type="float" office:value="95.4063604240283" calcext:value-type="float">
            <text:p><text:s/>95.41 <text:s text:c="5"/>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R249]+[.Q250]" office:value-type="float" office:value="253" calcext:value-type="float">
            <text:p>253</text:p>
          </table:table-cell>
          <table:table-cell table:formula="of:=[.R250]*100/[.R$3]" office:value-type="float" office:value="94.4029850746269" calcext:value-type="float">
            <text:p><text:s/>94.40 <text:s text:c="5"/></text:p>
          </table:table-cell>
          <table:table-cell/>
          <table:table-cell table:style-name="ce31" table:formula="of:=[.U249]+[.T250]" office:value-type="float" office:value="1" calcext:value-type="float">
            <text:p>1</text:p>
          </table:table-cell>
          <table:table-cell table:formula="of:=[.U250]*100/[.U$3]" office:value-type="float" office:value="100" calcext:value-type="float">
            <text:p><text:s/>100.00 <text:s text:c="5"/></text:p>
          </table:table-cell>
          <table:table-cell table:style-name="ce31" table:formula="of:=[.O250]+[.R250]" office:value-type="float" office:value="523" calcext:value-type="float">
            <text:p>523</text:p>
          </table:table-cell>
          <table:table-cell table:style-name="ce35" table:formula="of:=[.W250]/2" office:value-type="float" office:value="261.5" calcext:value-type="float">
            <text:p>262</text:p>
          </table:table-cell>
          <table:table-cell table:style-name="ce24" table:formula="of:=[.X250]*100/[.Y$2]" office:value-type="float" office:value="94.9183303085299" calcext:value-type="float">
            <text:p><text:s/>94.92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03" calcext:value-type="date">
            <text:p>9/3/200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<text:s/>14.00 <text:s text:c="5"/></text:p>
          </table:table-cell>
          <table:table-cell office:value-type="float" office:value="22" calcext:value-type="float">
            <text:p><text:s/>22.00 <text:s text:c="5"/></text:p>
          </table:table-cell>
          <table:table-cell office:value-type="float" office:value="18.3104166666667" calcext:value-type="float">
            <text:p><text:s/>18.31 <text:s text:c="5"/></text:p>
          </table:table-cell>
          <table:table-cell table:formula="of:=([.D251]+[.C251])/2" office:value-type="float" office:value="18" calcext:value-type="float">
            <text:p><text:s/>18.00 <text:s text:c="5"/></text:p>
          </table:table-cell>
          <table:table-cell table:formula="of:=ABS([.E251]-[.F251])" office:value-type="float" office:value="0.310416666666701" calcext:value-type="float">
            <text:p><text:s/>0.31 <text:s text:c="5"/></text:p>
          </table:table-cell>
          <table:table-cell table:formula="of:=ABS([.G251]*100/[.E251])" office:value-type="float" office:value="1.69530094436245" calcext:value-type="float">
            <text:p><text:s/>1.70 <text:s text:c="5"/></text:p>
          </table:table-cell>
          <table:table-cell office:value-type="float" office:value="4" calcext:value-type="float">
            <text:p><text:s/>4.00 <text:s text:c="5"/></text:p>
          </table:table-cell>
          <table:table-cell table:style-name="ce20" table:formula="of:=IF([.A251]&gt;=[.$L$4];1;0)" office:value-type="float" office:value="1" calcext:value-type="float">
            <text:p>1</text:p>
          </table:table-cell>
          <table:table-cell table:style-name="ce24" table:formula="of:=IF([.E251]&gt;[.K$4];[.E251]-[.K$4];0)" office:value-type="float" office:value="8.3104166666667" calcext:value-type="float">
            <text:p><text:s/>8.31 <text:s text:c="5"/></text:p>
          </table:table-cell>
          <table:table-cell table:style-name="ce12" table:formula="of:=[.L250]+([.K251]*[.J251])" office:value-type="float" office:value="981.942317549388" calcext:value-type="float">
            <text:p><text:s/>981.94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250]+[.N251]" office:value-type="float" office:value="270" calcext:value-type="float">
            <text:p>270</text:p>
          </table:table-cell>
          <table:table-cell table:formula="of:=[.O251]*100/[.O$3]" office:value-type="float" office:value="95.4063604240283" calcext:value-type="float">
            <text:p><text:s/>95.41 <text:s text:c="5"/></text:p>
          </table:table-cell>
          <table:table-cell/>
          <table:table-cell table:style-name="ce31" table:formula="of:=[.R250]+[.Q251]" office:value-type="float" office:value="253" calcext:value-type="float">
            <text:p>253</text:p>
          </table:table-cell>
          <table:table-cell table:formula="of:=[.R251]*100/[.R$3]" office:value-type="float" office:value="94.4029850746269" calcext:value-type="float">
            <text:p><text:s/>94.40 <text:s text:c="5"/></text:p>
          </table:table-cell>
          <table:table-cell/>
          <table:table-cell table:style-name="ce31" table:formula="of:=[.U250]+[.T251]" office:value-type="float" office:value="1" calcext:value-type="float">
            <text:p>1</text:p>
          </table:table-cell>
          <table:table-cell table:formula="of:=[.U251]*100/[.U$3]" office:value-type="float" office:value="100" calcext:value-type="float">
            <text:p><text:s/>100.00 <text:s text:c="5"/></text:p>
          </table:table-cell>
          <table:table-cell table:style-name="ce31" table:formula="of:=[.O251]+[.R251]" office:value-type="float" office:value="523" calcext:value-type="float">
            <text:p>523</text:p>
          </table:table-cell>
          <table:table-cell table:style-name="ce35" table:formula="of:=[.W251]/2" office:value-type="float" office:value="261.5" calcext:value-type="float">
            <text:p>262</text:p>
          </table:table-cell>
          <table:table-cell table:style-name="ce24" table:formula="of:=[.X251]*100/[.Y$2]" office:value-type="float" office:value="94.9183303085299" calcext:value-type="float">
            <text:p><text:s/>94.92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04" calcext:value-type="date">
            <text:p>9/4/2006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<text:s/>15.00 <text:s text:c="5"/></text:p>
          </table:table-cell>
          <table:table-cell office:value-type="float" office:value="21" calcext:value-type="float">
            <text:p><text:s/>21.00 <text:s text:c="5"/></text:p>
          </table:table-cell>
          <table:table-cell office:value-type="float" office:value="18.1083333333333" calcext:value-type="float">
            <text:p><text:s/>18.11 <text:s text:c="5"/></text:p>
          </table:table-cell>
          <table:table-cell table:formula="of:=([.D252]+[.C252])/2" office:value-type="float" office:value="18" calcext:value-type="float">
            <text:p><text:s/>18.00 <text:s text:c="5"/></text:p>
          </table:table-cell>
          <table:table-cell table:formula="of:=ABS([.E252]-[.F252])" office:value-type="float" office:value="0.108333333333299" calcext:value-type="float">
            <text:p><text:s/>0.11 <text:s text:c="5"/></text:p>
          </table:table-cell>
          <table:table-cell table:formula="of:=ABS([.G252]*100/[.E252])" office:value-type="float" office:value="0.598251265531333" calcext:value-type="float">
            <text:p><text:s/>0.60 <text:s text:c="5"/></text:p>
          </table:table-cell>
          <table:table-cell office:value-type="float" office:value="1.6" calcext:value-type="float">
            <text:p><text:s/>1.60 <text:s text:c="5"/></text:p>
          </table:table-cell>
          <table:table-cell table:style-name="ce20" table:formula="of:=IF([.A252]&gt;=[.$L$4];1;0)" office:value-type="float" office:value="1" calcext:value-type="float">
            <text:p>1</text:p>
          </table:table-cell>
          <table:table-cell table:style-name="ce24" table:formula="of:=IF([.E252]&gt;[.K$4];[.E252]-[.K$4];0)" office:value-type="float" office:value="8.1083333333333" calcext:value-type="float">
            <text:p><text:s/>8.11 <text:s text:c="5"/></text:p>
          </table:table-cell>
          <table:table-cell table:style-name="ce12" table:formula="of:=[.L251]+([.K252]*[.J252])" office:value-type="float" office:value="990.050650882721" calcext:value-type="float">
            <text:p><text:s/>990.05 <text:s text:c="5"/></text:p>
          </table:table-cell>
          <table:table-cell office:value-type="string" calcext:value-type="string">
            <text:p>NOAA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O251]+[.N252]" office:value-type="float" office:value="272" calcext:value-type="float">
            <text:p>272</text:p>
          </table:table-cell>
          <table:table-cell table:formula="of:=[.O252]*100/[.O$3]" office:value-type="float" office:value="96.113074204947" calcext:value-type="float">
            <text:p><text:s/>96.11 <text:s text:c="5"/>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[.R251]+[.Q252]" office:value-type="float" office:value="256" calcext:value-type="float">
            <text:p>256</text:p>
          </table:table-cell>
          <table:table-cell table:formula="of:=[.R252]*100/[.R$3]" office:value-type="float" office:value="95.5223880597015" calcext:value-type="float">
            <text:p><text:s/>95.52 <text:s text:c="5"/></text:p>
          </table:table-cell>
          <table:table-cell/>
          <table:table-cell table:style-name="ce31" table:formula="of:=[.U251]+[.T252]" office:value-type="float" office:value="1" calcext:value-type="float">
            <text:p>1</text:p>
          </table:table-cell>
          <table:table-cell table:formula="of:=[.U252]*100/[.U$3]" office:value-type="float" office:value="100" calcext:value-type="float">
            <text:p><text:s/>100.00 <text:s text:c="5"/></text:p>
          </table:table-cell>
          <table:table-cell table:style-name="ce31" table:formula="of:=[.O252]+[.R252]" office:value-type="float" office:value="528" calcext:value-type="float">
            <text:p>528</text:p>
          </table:table-cell>
          <table:table-cell table:style-name="ce35" table:formula="of:=[.W252]/2" office:value-type="float" office:value="264" calcext:value-type="float">
            <text:p>264</text:p>
          </table:table-cell>
          <table:table-cell table:style-name="ce24" table:formula="of:=[.X252]*100/[.Y$2]" office:value-type="float" office:value="95.8257713248639" calcext:value-type="float">
            <text:p><text:s/>95.83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05" calcext:value-type="date">
            <text:p>9/5/2006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<text:s/>14.00 <text:s text:c="5"/></text:p>
          </table:table-cell>
          <table:table-cell office:value-type="float" office:value="17.4" calcext:value-type="float">
            <text:p><text:s/>17.40 <text:s text:c="5"/></text:p>
          </table:table-cell>
          <table:table-cell office:value-type="float" office:value="15.5104166666667" calcext:value-type="float">
            <text:p><text:s/>15.51 <text:s text:c="5"/></text:p>
          </table:table-cell>
          <table:table-cell table:formula="of:=([.D253]+[.C253])/2" office:value-type="float" office:value="15.7" calcext:value-type="float">
            <text:p><text:s/>15.70 <text:s text:c="5"/></text:p>
          </table:table-cell>
          <table:table-cell table:formula="of:=ABS([.E253]-[.F253])" office:value-type="float" office:value="0.189583333333299" calcext:value-type="float">
            <text:p><text:s/>0.19 <text:s text:c="5"/></text:p>
          </table:table-cell>
          <table:table-cell table:formula="of:=ABS([.G253]*100/[.E253])" office:value-type="float" office:value="1.22229684351892" calcext:value-type="float">
            <text:p><text:s/>1.22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53]&gt;=[.$L$4];1;0)" office:value-type="float" office:value="1" calcext:value-type="float">
            <text:p>1</text:p>
          </table:table-cell>
          <table:table-cell table:style-name="ce24" table:formula="of:=IF([.E253]&gt;[.K$4];[.E253]-[.K$4];0)" office:value-type="float" office:value="5.5104166666667" calcext:value-type="float">
            <text:p><text:s/>5.51 <text:s text:c="5"/></text:p>
          </table:table-cell>
          <table:table-cell table:style-name="ce12" table:formula="of:=[.L252]+([.K253]*[.J253])" office:value-type="float" office:value="995.561067549388" calcext:value-type="float">
            <text:p><text:s/>995.56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252]+[.N253]" office:value-type="float" office:value="272" calcext:value-type="float">
            <text:p>272</text:p>
          </table:table-cell>
          <table:table-cell table:formula="of:=[.O253]*100/[.O$3]" office:value-type="float" office:value="96.113074204947" calcext:value-type="float">
            <text:p><text:s/>96.11 <text:s text:c="5"/></text:p>
          </table:table-cell>
          <table:table-cell/>
          <table:table-cell table:style-name="ce31" table:formula="of:=[.R252]+[.Q253]" office:value-type="float" office:value="256" calcext:value-type="float">
            <text:p>256</text:p>
          </table:table-cell>
          <table:table-cell table:formula="of:=[.R253]*100/[.R$3]" office:value-type="float" office:value="95.5223880597015" calcext:value-type="float">
            <text:p><text:s/>95.52 <text:s text:c="5"/></text:p>
          </table:table-cell>
          <table:table-cell/>
          <table:table-cell table:style-name="ce31" table:formula="of:=[.U252]+[.T253]" office:value-type="float" office:value="1" calcext:value-type="float">
            <text:p>1</text:p>
          </table:table-cell>
          <table:table-cell table:formula="of:=[.U253]*100/[.U$3]" office:value-type="float" office:value="100" calcext:value-type="float">
            <text:p><text:s/>100.00 <text:s text:c="5"/></text:p>
          </table:table-cell>
          <table:table-cell table:style-name="ce31" table:formula="of:=[.O253]+[.R253]" office:value-type="float" office:value="528" calcext:value-type="float">
            <text:p>528</text:p>
          </table:table-cell>
          <table:table-cell table:style-name="ce35" table:formula="of:=[.W253]/2" office:value-type="float" office:value="264" calcext:value-type="float">
            <text:p>264</text:p>
          </table:table-cell>
          <table:table-cell table:style-name="ce24" table:formula="of:=[.X253]*100/[.Y$2]" office:value-type="float" office:value="95.8257713248639" calcext:value-type="float">
            <text:p><text:s/>95.83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06" calcext:value-type="date">
            <text:p>9/6/200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<text:s/>11.00 <text:s text:c="5"/></text:p>
          </table:table-cell>
          <table:table-cell office:value-type="float" office:value="19" calcext:value-type="float">
            <text:p><text:s/>19.00 <text:s text:c="5"/></text:p>
          </table:table-cell>
          <table:table-cell office:value-type="float" office:value="15.28125" calcext:value-type="float">
            <text:p><text:s/>15.28 <text:s text:c="5"/></text:p>
          </table:table-cell>
          <table:table-cell table:formula="of:=([.D254]+[.C254])/2" office:value-type="float" office:value="15" calcext:value-type="float">
            <text:p><text:s/>15.00 <text:s text:c="5"/></text:p>
          </table:table-cell>
          <table:table-cell table:formula="of:=ABS([.E254]-[.F254])" office:value-type="float" office:value="0.28125" calcext:value-type="float">
            <text:p><text:s/>0.28 <text:s text:c="5"/></text:p>
          </table:table-cell>
          <table:table-cell table:formula="of:=ABS([.G254]*100/[.E254])" office:value-type="float" office:value="1.84049079754601" calcext:value-type="float">
            <text:p><text:s/>1.84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54]&gt;=[.$L$4];1;0)" office:value-type="float" office:value="1" calcext:value-type="float">
            <text:p>1</text:p>
          </table:table-cell>
          <table:table-cell table:style-name="ce24" table:formula="of:=IF([.E254]&gt;[.K$4];[.E254]-[.K$4];0)" office:value-type="float" office:value="5.28125" calcext:value-type="float">
            <text:p><text:s/>5.28 <text:s text:c="5"/></text:p>
          </table:table-cell>
          <table:table-cell table:style-name="ce12" table:formula="of:=[.L253]+([.K254]*[.J254])" office:value-type="float" office:value="1000.84231754939" calcext:value-type="float">
            <text:p><text:s/>1,000.84 <text:s text:c="5"/></text:p>
          </table:table-cell>
          <table:table-cell office:value-type="string" calcext:value-type="string">
            <text:p>NOAA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O253]+[.N254]" office:value-type="float" office:value="273" calcext:value-type="float">
            <text:p>273</text:p>
          </table:table-cell>
          <table:table-cell table:formula="of:=[.O254]*100/[.O$3]" office:value-type="float" office:value="96.4664310954064" calcext:value-type="float">
            <text:p><text:s/>96.47 <text:s text:c="5"/>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R253]+[.Q254]" office:value-type="float" office:value="258" calcext:value-type="float">
            <text:p>258</text:p>
          </table:table-cell>
          <table:table-cell table:formula="of:=[.R254]*100/[.R$3]" office:value-type="float" office:value="96.2686567164179" calcext:value-type="float">
            <text:p><text:s/>96.27 <text:s text:c="5"/></text:p>
          </table:table-cell>
          <table:table-cell/>
          <table:table-cell table:style-name="ce31" table:formula="of:=[.U253]+[.T254]" office:value-type="float" office:value="1" calcext:value-type="float">
            <text:p>1</text:p>
          </table:table-cell>
          <table:table-cell table:formula="of:=[.U254]*100/[.U$3]" office:value-type="float" office:value="100" calcext:value-type="float">
            <text:p><text:s/>100.00 <text:s text:c="5"/></text:p>
          </table:table-cell>
          <table:table-cell table:style-name="ce31" table:formula="of:=[.O254]+[.R254]" office:value-type="float" office:value="531" calcext:value-type="float">
            <text:p>531</text:p>
          </table:table-cell>
          <table:table-cell table:style-name="ce35" table:formula="of:=[.W254]/2" office:value-type="float" office:value="265.5" calcext:value-type="float">
            <text:p>266</text:p>
          </table:table-cell>
          <table:table-cell table:style-name="ce24" table:formula="of:=[.X254]*100/[.Y$2]" office:value-type="float" office:value="96.3702359346643" calcext:value-type="float">
            <text:p><text:s/>96.3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07" calcext:value-type="date">
            <text:p>9/7/2006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<text:s/>15.00 <text:s text:c="5"/></text:p>
          </table:table-cell>
          <table:table-cell office:value-type="float" office:value="25.4" calcext:value-type="float">
            <text:p><text:s/>25.40 <text:s text:c="5"/></text:p>
          </table:table-cell>
          <table:table-cell office:value-type="float" office:value="20.0416666666667" calcext:value-type="float">
            <text:p><text:s/>20.04 <text:s text:c="5"/></text:p>
          </table:table-cell>
          <table:table-cell table:formula="of:=([.D255]+[.C255])/2" office:value-type="float" office:value="20.2" calcext:value-type="float">
            <text:p><text:s/>20.20 <text:s text:c="5"/></text:p>
          </table:table-cell>
          <table:table-cell table:formula="of:=ABS([.E255]-[.F255])" office:value-type="float" office:value="0.158333333333299" calcext:value-type="float">
            <text:p><text:s/>0.16 <text:s text:c="5"/></text:p>
          </table:table-cell>
          <table:table-cell table:formula="of:=ABS([.G255]*100/[.E255])" office:value-type="float" office:value="0.79002079002062" calcext:value-type="float">
            <text:p><text:s/>0.79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55]&gt;=[.$L$4];1;0)" office:value-type="float" office:value="1" calcext:value-type="float">
            <text:p>1</text:p>
          </table:table-cell>
          <table:table-cell table:style-name="ce24" table:formula="of:=IF([.E255]&gt;[.K$4];[.E255]-[.K$4];0)" office:value-type="float" office:value="10.0416666666667" calcext:value-type="float">
            <text:p><text:s/>10.04 <text:s text:c="5"/></text:p>
          </table:table-cell>
          <table:table-cell table:style-name="ce12" table:formula="of:=[.L254]+([.K255]*[.J255])" office:value-type="float" office:value="1010.88398421605" calcext:value-type="float">
            <text:p><text:s/>1,010.88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254]+[.N255]" office:value-type="float" office:value="273" calcext:value-type="float">
            <text:p>273</text:p>
          </table:table-cell>
          <table:table-cell table:formula="of:=[.O255]*100/[.O$3]" office:value-type="float" office:value="96.4664310954064" calcext:value-type="float">
            <text:p><text:s/>96.47 <text:s text:c="5"/></text:p>
          </table:table-cell>
          <table:table-cell/>
          <table:table-cell table:style-name="ce31" table:formula="of:=[.R254]+[.Q255]" office:value-type="float" office:value="258" calcext:value-type="float">
            <text:p>258</text:p>
          </table:table-cell>
          <table:table-cell table:formula="of:=[.R255]*100/[.R$3]" office:value-type="float" office:value="96.2686567164179" calcext:value-type="float">
            <text:p><text:s/>96.27 <text:s text:c="5"/></text:p>
          </table:table-cell>
          <table:table-cell/>
          <table:table-cell table:style-name="ce31" table:formula="of:=[.U254]+[.T255]" office:value-type="float" office:value="1" calcext:value-type="float">
            <text:p>1</text:p>
          </table:table-cell>
          <table:table-cell table:formula="of:=[.U255]*100/[.U$3]" office:value-type="float" office:value="100" calcext:value-type="float">
            <text:p><text:s/>100.00 <text:s text:c="5"/></text:p>
          </table:table-cell>
          <table:table-cell table:style-name="ce31" table:formula="of:=[.O255]+[.R255]" office:value-type="float" office:value="531" calcext:value-type="float">
            <text:p>531</text:p>
          </table:table-cell>
          <table:table-cell table:style-name="ce35" table:formula="of:=[.W255]/2" office:value-type="float" office:value="265.5" calcext:value-type="float">
            <text:p>266</text:p>
          </table:table-cell>
          <table:table-cell table:style-name="ce24" table:formula="of:=[.X255]*100/[.Y$2]" office:value-type="float" office:value="96.3702359346643" calcext:value-type="float">
            <text:p><text:s/>96.37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08" calcext:value-type="date">
            <text:p>9/8/200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<text:s/>10.00 <text:s text:c="5"/></text:p>
          </table:table-cell>
          <table:table-cell office:value-type="float" office:value="19" calcext:value-type="float">
            <text:p><text:s/>19.00 <text:s text:c="5"/></text:p>
          </table:table-cell>
          <table:table-cell office:value-type="float" office:value="14.1208333333333" calcext:value-type="float">
            <text:p><text:s/>14.12 <text:s text:c="5"/></text:p>
          </table:table-cell>
          <table:table-cell table:formula="of:=([.D256]+[.C256])/2" office:value-type="float" office:value="14.5" calcext:value-type="float">
            <text:p><text:s/>14.50 <text:s text:c="5"/></text:p>
          </table:table-cell>
          <table:table-cell table:formula="of:=ABS([.E256]-[.F256])" office:value-type="float" office:value="0.3791666666667" calcext:value-type="float">
            <text:p><text:s/>0.38 <text:s text:c="5"/></text:p>
          </table:table-cell>
          <table:table-cell table:formula="of:=ABS([.G256]*100/[.E256])" office:value-type="float" office:value="2.68515786367684" calcext:value-type="float">
            <text:p><text:s/>2.69 <text:s text:c="5"/></text:p>
          </table:table-cell>
          <table:table-cell office:value-type="float" office:value="7.1" calcext:value-type="float">
            <text:p><text:s/>7.10 <text:s text:c="5"/></text:p>
          </table:table-cell>
          <table:table-cell table:style-name="ce20" table:formula="of:=IF([.A256]&gt;=[.$L$4];1;0)" office:value-type="float" office:value="1" calcext:value-type="float">
            <text:p>1</text:p>
          </table:table-cell>
          <table:table-cell table:style-name="ce24" table:formula="of:=IF([.E256]&gt;[.K$4];[.E256]-[.K$4];0)" office:value-type="float" office:value="4.1208333333333" calcext:value-type="float">
            <text:p><text:s/>4.12 <text:s text:c="5"/></text:p>
          </table:table-cell>
          <table:table-cell table:style-name="ce12" table:formula="of:=[.L255]+([.K256]*[.J256])" office:value-type="float" office:value="1015.00481754939" calcext:value-type="float">
            <text:p><text:s/>1,015.00 <text:s text:c="5"/></text:p>
          </table:table-cell>
          <table:table-cell office:value-type="string" calcext:value-type="string">
            <text:p>NOAA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O255]+[.N256]" office:value-type="float" office:value="274" calcext:value-type="float">
            <text:p>274</text:p>
          </table:table-cell>
          <table:table-cell table:formula="of:=[.O256]*100/[.O$3]" office:value-type="float" office:value="96.8197879858657" calcext:value-type="float">
            <text:p><text:s/>96.82 <text:s text:c="5"/>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R255]+[.Q256]" office:value-type="float" office:value="259" calcext:value-type="float">
            <text:p>259</text:p>
          </table:table-cell>
          <table:table-cell table:formula="of:=[.R256]*100/[.R$3]" office:value-type="float" office:value="96.6417910447761" calcext:value-type="float">
            <text:p><text:s/>96.64 <text:s text:c="5"/></text:p>
          </table:table-cell>
          <table:table-cell/>
          <table:table-cell table:style-name="ce31" table:formula="of:=[.U255]+[.T256]" office:value-type="float" office:value="1" calcext:value-type="float">
            <text:p>1</text:p>
          </table:table-cell>
          <table:table-cell table:formula="of:=[.U256]*100/[.U$3]" office:value-type="float" office:value="100" calcext:value-type="float">
            <text:p><text:s/>100.00 <text:s text:c="5"/></text:p>
          </table:table-cell>
          <table:table-cell table:style-name="ce31" table:formula="of:=[.O256]+[.R256]" office:value-type="float" office:value="533" calcext:value-type="float">
            <text:p>533</text:p>
          </table:table-cell>
          <table:table-cell table:style-name="ce35" table:formula="of:=[.W256]/2" office:value-type="float" office:value="266.5" calcext:value-type="float">
            <text:p>267</text:p>
          </table:table-cell>
          <table:table-cell table:style-name="ce24" table:formula="of:=[.X256]*100/[.Y$2]" office:value-type="float" office:value="96.7332123411978" calcext:value-type="float">
            <text:p><text:s/>96.73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09" calcext:value-type="date">
            <text:p>9/9/2006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<text:s/>9.00 <text:s text:c="5"/></text:p>
          </table:table-cell>
          <table:table-cell office:value-type="float" office:value="18" calcext:value-type="float">
            <text:p><text:s/>18.00 <text:s text:c="5"/></text:p>
          </table:table-cell>
          <table:table-cell office:value-type="float" office:value="13.4872340425532" calcext:value-type="float">
            <text:p><text:s/>13.49 <text:s text:c="5"/></text:p>
          </table:table-cell>
          <table:table-cell table:formula="of:=([.D257]+[.C257])/2" office:value-type="float" office:value="13.5" calcext:value-type="float">
            <text:p><text:s/>13.50 <text:s text:c="5"/></text:p>
          </table:table-cell>
          <table:table-cell table:formula="of:=ABS([.E257]-[.F257])" office:value-type="float" office:value="0.0127659574468009" calcext:value-type="float">
            <text:p><text:s/>0.01 <text:s text:c="5"/></text:p>
          </table:table-cell>
          <table:table-cell table:formula="of:=ABS([.G257]*100/[.E257])" office:value-type="float" office:value="0.0946521533364317" calcext:value-type="float">
            <text:p><text:s/>0.09 <text:s text:c="5"/></text:p>
          </table:table-cell>
          <table:table-cell office:value-type="float" office:value="1" calcext:value-type="float">
            <text:p><text:s/>1.00 <text:s text:c="5"/></text:p>
          </table:table-cell>
          <table:table-cell table:style-name="ce20" table:formula="of:=IF([.A257]&gt;=[.$L$4];1;0)" office:value-type="float" office:value="1" calcext:value-type="float">
            <text:p>1</text:p>
          </table:table-cell>
          <table:table-cell table:style-name="ce24" table:formula="of:=IF([.E257]&gt;[.K$4];[.E257]-[.K$4];0)" office:value-type="float" office:value="3.4872340425532" calcext:value-type="float">
            <text:p><text:s/>3.49 <text:s text:c="5"/></text:p>
          </table:table-cell>
          <table:table-cell table:style-name="ce12" table:formula="of:=[.L256]+([.K257]*[.J257])" office:value-type="float" office:value="1018.49205159194" calcext:value-type="float">
            <text:p><text:s/>1,018.49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256]+[.N257]" office:value-type="float" office:value="274" calcext:value-type="float">
            <text:p>274</text:p>
          </table:table-cell>
          <table:table-cell table:formula="of:=[.O257]*100/[.O$3]" office:value-type="float" office:value="96.8197879858657" calcext:value-type="float">
            <text:p><text:s/>96.82 <text:s text:c="5"/></text:p>
          </table:table-cell>
          <table:table-cell/>
          <table:table-cell table:style-name="ce31" table:formula="of:=[.R256]+[.Q257]" office:value-type="float" office:value="259" calcext:value-type="float">
            <text:p>259</text:p>
          </table:table-cell>
          <table:table-cell table:formula="of:=[.R257]*100/[.R$3]" office:value-type="float" office:value="96.6417910447761" calcext:value-type="float">
            <text:p><text:s/>96.64 <text:s text:c="5"/></text:p>
          </table:table-cell>
          <table:table-cell/>
          <table:table-cell table:style-name="ce31" table:formula="of:=[.U256]+[.T257]" office:value-type="float" office:value="1" calcext:value-type="float">
            <text:p>1</text:p>
          </table:table-cell>
          <table:table-cell table:formula="of:=[.U257]*100/[.U$3]" office:value-type="float" office:value="100" calcext:value-type="float">
            <text:p><text:s/>100.00 <text:s text:c="5"/></text:p>
          </table:table-cell>
          <table:table-cell table:style-name="ce31" table:formula="of:=[.O257]+[.R257]" office:value-type="float" office:value="533" calcext:value-type="float">
            <text:p>533</text:p>
          </table:table-cell>
          <table:table-cell table:style-name="ce35" table:formula="of:=[.W257]/2" office:value-type="float" office:value="266.5" calcext:value-type="float">
            <text:p>267</text:p>
          </table:table-cell>
          <table:table-cell table:style-name="ce24" table:formula="of:=[.X257]*100/[.Y$2]" office:value-type="float" office:value="96.7332123411978" calcext:value-type="float">
            <text:p><text:s/>96.73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10" calcext:value-type="date">
            <text:p>9/10/200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<text:s/>8.00 <text:s text:c="5"/></text:p>
          </table:table-cell>
          <table:table-cell office:value-type="float" office:value="18" calcext:value-type="float">
            <text:p><text:s/>18.00 <text:s text:c="5"/></text:p>
          </table:table-cell>
          <table:table-cell office:value-type="float" office:value="13.2270833333333" calcext:value-type="float">
            <text:p><text:s/>13.23 <text:s text:c="5"/></text:p>
          </table:table-cell>
          <table:table-cell table:formula="of:=([.D258]+[.C258])/2" office:value-type="float" office:value="13" calcext:value-type="float">
            <text:p><text:s/>13.00 <text:s text:c="5"/></text:p>
          </table:table-cell>
          <table:table-cell table:formula="of:=ABS([.E258]-[.F258])" office:value-type="float" office:value="0.227083333333301" calcext:value-type="float">
            <text:p><text:s/>0.23 <text:s text:c="5"/></text:p>
          </table:table-cell>
          <table:table-cell table:formula="of:=ABS([.G258]*100/[.E258])" office:value-type="float" office:value="1.71680579618814" calcext:value-type="float">
            <text:p><text:s/>1.72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58]&gt;=[.$L$4];1;0)" office:value-type="float" office:value="1" calcext:value-type="float">
            <text:p>1</text:p>
          </table:table-cell>
          <table:table-cell table:style-name="ce24" table:formula="of:=IF([.E258]&gt;[.K$4];[.E258]-[.K$4];0)" office:value-type="float" office:value="3.2270833333333" calcext:value-type="float">
            <text:p><text:s/>3.23 <text:s text:c="5"/></text:p>
          </table:table-cell>
          <table:table-cell table:style-name="ce12" table:formula="of:=[.L257]+([.K258]*[.J258])" office:value-type="float" office:value="1021.71913492527" calcext:value-type="float">
            <text:p><text:s/>1,021.72 <text:s text:c="5"/></text:p>
          </table:table-cell>
          <table:table-cell office:value-type="string" calcext:value-type="string">
            <text:p>NOAA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O257]+[.N258]" office:value-type="float" office:value="275" calcext:value-type="float">
            <text:p>275</text:p>
          </table:table-cell>
          <table:table-cell table:formula="of:=[.O258]*100/[.O$3]" office:value-type="float" office:value="97.1731448763251" calcext:value-type="float">
            <text:p><text:s/>97.17 <text:s text:c="5"/>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R257]+[.Q258]" office:value-type="float" office:value="260" calcext:value-type="float">
            <text:p>260</text:p>
          </table:table-cell>
          <table:table-cell table:formula="of:=[.R258]*100/[.R$3]" office:value-type="float" office:value="97.0149253731343" calcext:value-type="float">
            <text:p><text:s/>97.01 <text:s text:c="5"/></text:p>
          </table:table-cell>
          <table:table-cell/>
          <table:table-cell table:style-name="ce31" table:formula="of:=[.U257]+[.T258]" office:value-type="float" office:value="1" calcext:value-type="float">
            <text:p>1</text:p>
          </table:table-cell>
          <table:table-cell table:formula="of:=[.U258]*100/[.U$3]" office:value-type="float" office:value="100" calcext:value-type="float">
            <text:p><text:s/>100.00 <text:s text:c="5"/></text:p>
          </table:table-cell>
          <table:table-cell table:style-name="ce31" table:formula="of:=[.O258]+[.R258]" office:value-type="float" office:value="535" calcext:value-type="float">
            <text:p>535</text:p>
          </table:table-cell>
          <table:table-cell table:style-name="ce35" table:formula="of:=[.W258]/2" office:value-type="float" office:value="267.5" calcext:value-type="float">
            <text:p>268</text:p>
          </table:table-cell>
          <table:table-cell table:style-name="ce24" table:formula="of:=[.X258]*100/[.Y$2]" office:value-type="float" office:value="97.0961887477314" calcext:value-type="float">
            <text:p><text:s/>97.1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11" calcext:value-type="date">
            <text:p>9/11/200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<text:s/>7.00 <text:s text:c="5"/></text:p>
          </table:table-cell>
          <table:table-cell office:value-type="float" office:value="22" calcext:value-type="float">
            <text:p><text:s/>22.00 <text:s text:c="5"/></text:p>
          </table:table-cell>
          <table:table-cell office:value-type="float" office:value="14.9458333333333" calcext:value-type="float">
            <text:p><text:s/>14.95 <text:s text:c="5"/></text:p>
          </table:table-cell>
          <table:table-cell table:formula="of:=([.D259]+[.C259])/2" office:value-type="float" office:value="14.5" calcext:value-type="float">
            <text:p><text:s/>14.50 <text:s text:c="5"/></text:p>
          </table:table-cell>
          <table:table-cell table:formula="of:=ABS([.E259]-[.F259])" office:value-type="float" office:value="0.445833333333301" calcext:value-type="float">
            <text:p><text:s/>0.45 <text:s text:c="5"/></text:p>
          </table:table-cell>
          <table:table-cell table:formula="of:=ABS([.G259]*100/[.E259])" office:value-type="float" office:value="2.9829941455253" calcext:value-type="float">
            <text:p><text:s/>2.9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59]&gt;=[.$L$4];1;0)" office:value-type="float" office:value="1" calcext:value-type="float">
            <text:p>1</text:p>
          </table:table-cell>
          <table:table-cell table:style-name="ce24" table:formula="of:=IF([.E259]&gt;[.K$4];[.E259]-[.K$4];0)" office:value-type="float" office:value="4.9458333333333" calcext:value-type="float">
            <text:p><text:s/>4.95 <text:s text:c="5"/></text:p>
          </table:table-cell>
          <table:table-cell table:style-name="ce12" table:formula="of:=[.L258]+([.K259]*[.J259])" office:value-type="float" office:value="1026.66496825861" calcext:value-type="float">
            <text:p><text:s/>1,026.66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258]+[.N259]" office:value-type="float" office:value="275" calcext:value-type="float">
            <text:p>275</text:p>
          </table:table-cell>
          <table:table-cell table:formula="of:=[.O259]*100/[.O$3]" office:value-type="float" office:value="97.1731448763251" calcext:value-type="float">
            <text:p><text:s/>97.17 <text:s text:c="5"/></text:p>
          </table:table-cell>
          <table:table-cell/>
          <table:table-cell table:style-name="ce31" table:formula="of:=[.R258]+[.Q259]" office:value-type="float" office:value="260" calcext:value-type="float">
            <text:p>260</text:p>
          </table:table-cell>
          <table:table-cell table:formula="of:=[.R259]*100/[.R$3]" office:value-type="float" office:value="97.0149253731343" calcext:value-type="float">
            <text:p><text:s/>97.01 <text:s text:c="5"/></text:p>
          </table:table-cell>
          <table:table-cell/>
          <table:table-cell table:style-name="ce31" table:formula="of:=[.U258]+[.T259]" office:value-type="float" office:value="1" calcext:value-type="float">
            <text:p>1</text:p>
          </table:table-cell>
          <table:table-cell table:formula="of:=[.U259]*100/[.U$3]" office:value-type="float" office:value="100" calcext:value-type="float">
            <text:p><text:s/>100.00 <text:s text:c="5"/></text:p>
          </table:table-cell>
          <table:table-cell table:style-name="ce31" table:formula="of:=[.O259]+[.R259]" office:value-type="float" office:value="535" calcext:value-type="float">
            <text:p>535</text:p>
          </table:table-cell>
          <table:table-cell table:style-name="ce35" table:formula="of:=[.W259]/2" office:value-type="float" office:value="267.5" calcext:value-type="float">
            <text:p>268</text:p>
          </table:table-cell>
          <table:table-cell table:style-name="ce24" table:formula="of:=[.X259]*100/[.Y$2]" office:value-type="float" office:value="97.0961887477314" calcext:value-type="float">
            <text:p><text:s/>97.1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12" calcext:value-type="date">
            <text:p>9/12/2006</text:p>
          </table:table-cell>
          <table:table-cell office:value-type="float" office:value="38" calcext:value-type="float">
            <text:p>38</text:p>
          </table:table-cell>
          <table:table-cell office:value-type="float" office:value="9.9" calcext:value-type="float">
            <text:p><text:s/>9.90 <text:s text:c="5"/></text:p>
          </table:table-cell>
          <table:table-cell office:value-type="float" office:value="21" calcext:value-type="float">
            <text:p><text:s/>21.00 <text:s text:c="5"/></text:p>
          </table:table-cell>
          <table:table-cell office:value-type="float" office:value="15.5895833333333" calcext:value-type="float">
            <text:p><text:s/>15.59 <text:s text:c="5"/></text:p>
          </table:table-cell>
          <table:table-cell table:formula="of:=([.D260]+[.C260])/2" office:value-type="float" office:value="15.45" calcext:value-type="float">
            <text:p><text:s/>15.45 <text:s text:c="5"/></text:p>
          </table:table-cell>
          <table:table-cell table:formula="of:=ABS([.E260]-[.F260])" office:value-type="float" office:value="0.139583333333301" calcext:value-type="float">
            <text:p><text:s/>0.14 <text:s text:c="5"/></text:p>
          </table:table-cell>
          <table:table-cell table:formula="of:=ABS([.G260]*100/[.E260])" office:value-type="float" office:value="0.895362822397226" calcext:value-type="float">
            <text:p><text:s/>0.9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60]&gt;=[.$L$4];1;0)" office:value-type="float" office:value="1" calcext:value-type="float">
            <text:p>1</text:p>
          </table:table-cell>
          <table:table-cell table:style-name="ce24" table:formula="of:=IF([.E260]&gt;[.K$4];[.E260]-[.K$4];0)" office:value-type="float" office:value="5.5895833333333" calcext:value-type="float">
            <text:p><text:s/>5.59 <text:s text:c="5"/></text:p>
          </table:table-cell>
          <table:table-cell table:style-name="ce12" table:formula="of:=[.L259]+([.K260]*[.J260])" office:value-type="float" office:value="1032.25455159194" calcext:value-type="float">
            <text:p><text:s/>1,032.25 <text:s text:c="5"/></text:p>
          </table:table-cell>
          <table:table-cell office:value-type="string" calcext:value-type="string">
            <text:p>NOAA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O259]+[.N260]" office:value-type="float" office:value="275" calcext:value-type="float">
            <text:p>275</text:p>
          </table:table-cell>
          <table:table-cell table:formula="of:=[.O260]*100/[.O$3]" office:value-type="float" office:value="97.1731448763251" calcext:value-type="float">
            <text:p><text:s/>97.17 <text:s text:c="5"/>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R259]+[.Q260]" office:value-type="float" office:value="260" calcext:value-type="float">
            <text:p>260</text:p>
          </table:table-cell>
          <table:table-cell table:formula="of:=[.R260]*100/[.R$3]" office:value-type="float" office:value="97.0149253731343" calcext:value-type="float">
            <text:p><text:s/>97.01 <text:s text:c="5"/></text:p>
          </table:table-cell>
          <table:table-cell/>
          <table:table-cell table:style-name="ce31" table:formula="of:=[.U259]+[.T260]" office:value-type="float" office:value="1" calcext:value-type="float">
            <text:p>1</text:p>
          </table:table-cell>
          <table:table-cell table:formula="of:=[.U260]*100/[.U$3]" office:value-type="float" office:value="100" calcext:value-type="float">
            <text:p><text:s/>100.00 <text:s text:c="5"/></text:p>
          </table:table-cell>
          <table:table-cell table:style-name="ce31" table:formula="of:=[.O260]+[.R260]" office:value-type="float" office:value="535" calcext:value-type="float">
            <text:p>535</text:p>
          </table:table-cell>
          <table:table-cell table:style-name="ce35" table:formula="of:=[.W260]/2" office:value-type="float" office:value="267.5" calcext:value-type="float">
            <text:p>268</text:p>
          </table:table-cell>
          <table:table-cell table:style-name="ce24" table:formula="of:=[.X260]*100/[.Y$2]" office:value-type="float" office:value="97.0961887477314" calcext:value-type="float">
            <text:p><text:s/>97.1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13" calcext:value-type="date">
            <text:p>9/13/2006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<text:s/>9.00 <text:s text:c="5"/></text:p>
          </table:table-cell>
          <table:table-cell office:value-type="float" office:value="23" calcext:value-type="float">
            <text:p><text:s/>23.00 <text:s text:c="5"/></text:p>
          </table:table-cell>
          <table:table-cell office:value-type="float" office:value="16.3770833333333" calcext:value-type="float">
            <text:p><text:s/>16.38 <text:s text:c="5"/></text:p>
          </table:table-cell>
          <table:table-cell table:formula="of:=([.D261]+[.C261])/2" office:value-type="float" office:value="16" calcext:value-type="float">
            <text:p><text:s/>16.00 <text:s text:c="5"/></text:p>
          </table:table-cell>
          <table:table-cell table:formula="of:=ABS([.E261]-[.F261])" office:value-type="float" office:value="0.377083333333299" calcext:value-type="float">
            <text:p><text:s/>0.38 <text:s text:c="5"/></text:p>
          </table:table-cell>
          <table:table-cell table:formula="of:=ABS([.G261]*100/[.E261])" office:value-type="float" office:value="2.30250604248803" calcext:value-type="float">
            <text:p><text:s/>2.3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61]&gt;=[.$L$4];1;0)" office:value-type="float" office:value="1" calcext:value-type="float">
            <text:p>1</text:p>
          </table:table-cell>
          <table:table-cell table:style-name="ce24" table:formula="of:=IF([.E261]&gt;[.K$4];[.E261]-[.K$4];0)" office:value-type="float" office:value="6.3770833333333" calcext:value-type="float">
            <text:p><text:s/>6.38 <text:s text:c="5"/></text:p>
          </table:table-cell>
          <table:table-cell table:style-name="ce12" table:formula="of:=[.L260]+([.K261]*[.J261])" office:value-type="float" office:value="1038.63163492527" calcext:value-type="float">
            <text:p><text:s/>1,038.63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260]+[.N261]" office:value-type="float" office:value="275" calcext:value-type="float">
            <text:p>275</text:p>
          </table:table-cell>
          <table:table-cell table:formula="of:=[.O261]*100/[.O$3]" office:value-type="float" office:value="97.1731448763251" calcext:value-type="float">
            <text:p><text:s/>97.17 <text:s text:c="5"/></text:p>
          </table:table-cell>
          <table:table-cell/>
          <table:table-cell table:style-name="ce31" table:formula="of:=[.R260]+[.Q261]" office:value-type="float" office:value="260" calcext:value-type="float">
            <text:p>260</text:p>
          </table:table-cell>
          <table:table-cell table:formula="of:=[.R261]*100/[.R$3]" office:value-type="float" office:value="97.0149253731343" calcext:value-type="float">
            <text:p><text:s/>97.01 <text:s text:c="5"/></text:p>
          </table:table-cell>
          <table:table-cell/>
          <table:table-cell table:style-name="ce31" table:formula="of:=[.U260]+[.T261]" office:value-type="float" office:value="1" calcext:value-type="float">
            <text:p>1</text:p>
          </table:table-cell>
          <table:table-cell table:formula="of:=[.U261]*100/[.U$3]" office:value-type="float" office:value="100" calcext:value-type="float">
            <text:p><text:s/>100.00 <text:s text:c="5"/></text:p>
          </table:table-cell>
          <table:table-cell table:style-name="ce31" table:formula="of:=[.O261]+[.R261]" office:value-type="float" office:value="535" calcext:value-type="float">
            <text:p>535</text:p>
          </table:table-cell>
          <table:table-cell table:style-name="ce35" table:formula="of:=[.W261]/2" office:value-type="float" office:value="267.5" calcext:value-type="float">
            <text:p>268</text:p>
          </table:table-cell>
          <table:table-cell table:style-name="ce24" table:formula="of:=[.X261]*100/[.Y$2]" office:value-type="float" office:value="97.0961887477314" calcext:value-type="float">
            <text:p><text:s/>97.1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14" calcext:value-type="date">
            <text:p>9/14/200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<text:s/>10.00 <text:s text:c="5"/></text:p>
          </table:table-cell>
          <table:table-cell office:value-type="float" office:value="23.2" calcext:value-type="float">
            <text:p><text:s/>23.20 <text:s text:c="5"/></text:p>
          </table:table-cell>
          <table:table-cell office:value-type="float" office:value="16.90625" calcext:value-type="float">
            <text:p><text:s/>16.91 <text:s text:c="5"/></text:p>
          </table:table-cell>
          <table:table-cell table:formula="of:=([.D262]+[.C262])/2" office:value-type="float" office:value="16.6" calcext:value-type="float">
            <text:p><text:s/>16.60 <text:s text:c="5"/></text:p>
          </table:table-cell>
          <table:table-cell table:formula="of:=ABS([.E262]-[.F262])" office:value-type="float" office:value="0.306249999999999" calcext:value-type="float">
            <text:p><text:s/>0.31 <text:s text:c="5"/></text:p>
          </table:table-cell>
          <table:table-cell table:formula="of:=ABS([.G262]*100/[.E262])" office:value-type="float" office:value="1.81146025878003" calcext:value-type="float">
            <text:p><text:s/>1.8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62]&gt;=[.$L$4];1;0)" office:value-type="float" office:value="1" calcext:value-type="float">
            <text:p>1</text:p>
          </table:table-cell>
          <table:table-cell table:style-name="ce24" table:formula="of:=IF([.E262]&gt;[.K$4];[.E262]-[.K$4];0)" office:value-type="float" office:value="6.90625" calcext:value-type="float">
            <text:p><text:s/>6.91 <text:s text:c="5"/></text:p>
          </table:table-cell>
          <table:table-cell table:style-name="ce12" table:formula="of:=[.L261]+([.K262]*[.J262])" office:value-type="float" office:value="1045.53788492527" calcext:value-type="float">
            <text:p><text:s/>1,045.54 <text:s text:c="5"/></text:p>
          </table:table-cell>
          <table:table-cell office:value-type="string" calcext:value-type="string">
            <text:p>NOAA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O261]+[.N262]" office:value-type="float" office:value="277" calcext:value-type="float">
            <text:p>277</text:p>
          </table:table-cell>
          <table:table-cell table:formula="of:=[.O262]*100/[.O$3]" office:value-type="float" office:value="97.8798586572438" calcext:value-type="float">
            <text:p><text:s/>97.88 <text:s text:c="5"/>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R261]+[.Q262]" office:value-type="float" office:value="261" calcext:value-type="float">
            <text:p>261</text:p>
          </table:table-cell>
          <table:table-cell table:formula="of:=[.R262]*100/[.R$3]" office:value-type="float" office:value="97.3880597014925" calcext:value-type="float">
            <text:p><text:s/>97.39 <text:s text:c="5"/></text:p>
          </table:table-cell>
          <table:table-cell/>
          <table:table-cell table:style-name="ce31" table:formula="of:=[.U261]+[.T262]" office:value-type="float" office:value="1" calcext:value-type="float">
            <text:p>1</text:p>
          </table:table-cell>
          <table:table-cell table:formula="of:=[.U262]*100/[.U$3]" office:value-type="float" office:value="100" calcext:value-type="float">
            <text:p><text:s/>100.00 <text:s text:c="5"/></text:p>
          </table:table-cell>
          <table:table-cell table:style-name="ce31" table:formula="of:=[.O262]+[.R262]" office:value-type="float" office:value="538" calcext:value-type="float">
            <text:p>538</text:p>
          </table:table-cell>
          <table:table-cell table:style-name="ce35" table:formula="of:=[.W262]/2" office:value-type="float" office:value="269" calcext:value-type="float">
            <text:p>269</text:p>
          </table:table-cell>
          <table:table-cell table:style-name="ce24" table:formula="of:=[.X262]*100/[.Y$2]" office:value-type="float" office:value="97.6406533575318" calcext:value-type="float">
            <text:p><text:s/>97.64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15" calcext:value-type="date">
            <text:p>9/15/2006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<text:s/>11.00 <text:s text:c="5"/></text:p>
          </table:table-cell>
          <table:table-cell office:value-type="float" office:value="24" calcext:value-type="float">
            <text:p><text:s/>24.00 <text:s text:c="5"/></text:p>
          </table:table-cell>
          <table:table-cell office:value-type="float" office:value="17.5875" calcext:value-type="float">
            <text:p><text:s/>17.59 <text:s text:c="5"/></text:p>
          </table:table-cell>
          <table:table-cell table:formula="of:=([.D263]+[.C263])/2" office:value-type="float" office:value="17.5" calcext:value-type="float">
            <text:p><text:s/>17.50 <text:s text:c="5"/></text:p>
          </table:table-cell>
          <table:table-cell table:formula="of:=ABS([.E263]-[.F263])" office:value-type="float" office:value="0.0874999999999986" calcext:value-type="float">
            <text:p><text:s/>0.09 <text:s text:c="5"/></text:p>
          </table:table-cell>
          <table:table-cell table:formula="of:=ABS([.G263]*100/[.E263])" office:value-type="float" office:value="0.497512437810937" calcext:value-type="float">
            <text:p><text:s/>0.5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63]&gt;=[.$L$4];1;0)" office:value-type="float" office:value="1" calcext:value-type="float">
            <text:p>1</text:p>
          </table:table-cell>
          <table:table-cell table:style-name="ce24" table:formula="of:=IF([.E263]&gt;[.K$4];[.E263]-[.K$4];0)" office:value-type="float" office:value="7.5875" calcext:value-type="float">
            <text:p><text:s/>7.59 <text:s text:c="5"/></text:p>
          </table:table-cell>
          <table:table-cell table:style-name="ce12" table:formula="of:=[.L262]+([.K263]*[.J263])" office:value-type="float" office:value="1053.12538492527" calcext:value-type="float">
            <text:p><text:s/>1,053.13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262]+[.N263]" office:value-type="float" office:value="277" calcext:value-type="float">
            <text:p>277</text:p>
          </table:table-cell>
          <table:table-cell table:formula="of:=[.O263]*100/[.O$3]" office:value-type="float" office:value="97.8798586572438" calcext:value-type="float">
            <text:p><text:s/>97.88 <text:s text:c="5"/></text:p>
          </table:table-cell>
          <table:table-cell/>
          <table:table-cell table:style-name="ce31" table:formula="of:=[.R262]+[.Q263]" office:value-type="float" office:value="261" calcext:value-type="float">
            <text:p>261</text:p>
          </table:table-cell>
          <table:table-cell table:formula="of:=[.R263]*100/[.R$3]" office:value-type="float" office:value="97.3880597014925" calcext:value-type="float">
            <text:p><text:s/>97.39 <text:s text:c="5"/></text:p>
          </table:table-cell>
          <table:table-cell/>
          <table:table-cell table:style-name="ce31" table:formula="of:=[.U262]+[.T263]" office:value-type="float" office:value="1" calcext:value-type="float">
            <text:p>1</text:p>
          </table:table-cell>
          <table:table-cell table:formula="of:=[.U263]*100/[.U$3]" office:value-type="float" office:value="100" calcext:value-type="float">
            <text:p><text:s/>100.00 <text:s text:c="5"/></text:p>
          </table:table-cell>
          <table:table-cell table:style-name="ce31" table:formula="of:=[.O263]+[.R263]" office:value-type="float" office:value="538" calcext:value-type="float">
            <text:p>538</text:p>
          </table:table-cell>
          <table:table-cell table:style-name="ce35" table:formula="of:=[.W263]/2" office:value-type="float" office:value="269" calcext:value-type="float">
            <text:p>269</text:p>
          </table:table-cell>
          <table:table-cell table:style-name="ce24" table:formula="of:=[.X263]*100/[.Y$2]" office:value-type="float" office:value="97.6406533575318" calcext:value-type="float">
            <text:p><text:s/>97.64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16" calcext:value-type="date">
            <text:p>9/16/2006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<text:s/>13.00 <text:s text:c="5"/></text:p>
          </table:table-cell>
          <table:table-cell office:value-type="float" office:value="21.1" calcext:value-type="float">
            <text:p><text:s/>21.10 <text:s text:c="5"/></text:p>
          </table:table-cell>
          <table:table-cell office:value-type="float" office:value="16.5854166666667" calcext:value-type="float">
            <text:p><text:s/>16.59 <text:s text:c="5"/></text:p>
          </table:table-cell>
          <table:table-cell table:formula="of:=([.D264]+[.C264])/2" office:value-type="float" office:value="17.05" calcext:value-type="float">
            <text:p><text:s/>17.05 <text:s text:c="5"/></text:p>
          </table:table-cell>
          <table:table-cell table:formula="of:=ABS([.E264]-[.F264])" office:value-type="float" office:value="0.464583333333302" calcext:value-type="float">
            <text:p><text:s/>0.46 <text:s text:c="5"/></text:p>
          </table:table-cell>
          <table:table-cell table:formula="of:=ABS([.G264]*100/[.E264])" office:value-type="float" office:value="2.80115563371416" calcext:value-type="float">
            <text:p><text:s/>2.8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64]&gt;=[.$L$4];1;0)" office:value-type="float" office:value="1" calcext:value-type="float">
            <text:p>1</text:p>
          </table:table-cell>
          <table:table-cell table:style-name="ce24" table:formula="of:=IF([.E264]&gt;[.K$4];[.E264]-[.K$4];0)" office:value-type="float" office:value="6.5854166666667" calcext:value-type="float">
            <text:p><text:s/>6.59 <text:s text:c="5"/></text:p>
          </table:table-cell>
          <table:table-cell table:style-name="ce12" table:formula="of:=[.L263]+([.K264]*[.J264])" office:value-type="float" office:value="1059.71080159194" calcext:value-type="float">
            <text:p><text:s/>1,059.71 <text:s text:c="5"/></text:p>
          </table:table-cell>
          <table:table-cell office:value-type="string" calcext:value-type="string">
            <text:p>NOAA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O263]+[.N264]" office:value-type="float" office:value="278" calcext:value-type="float">
            <text:p>278</text:p>
          </table:table-cell>
          <table:table-cell table:formula="of:=[.O264]*100/[.O$3]" office:value-type="float" office:value="98.2332155477032" calcext:value-type="float">
            <text:p><text:s/>98.23 <text:s text:c="5"/>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R263]+[.Q264]" office:value-type="float" office:value="263" calcext:value-type="float">
            <text:p>263</text:p>
          </table:table-cell>
          <table:table-cell table:formula="of:=[.R264]*100/[.R$3]" office:value-type="float" office:value="98.134328358209" calcext:value-type="float">
            <text:p><text:s/>98.13 <text:s text:c="5"/></text:p>
          </table:table-cell>
          <table:table-cell/>
          <table:table-cell table:style-name="ce31" table:formula="of:=[.U263]+[.T264]" office:value-type="float" office:value="1" calcext:value-type="float">
            <text:p>1</text:p>
          </table:table-cell>
          <table:table-cell table:formula="of:=[.U264]*100/[.U$3]" office:value-type="float" office:value="100" calcext:value-type="float">
            <text:p><text:s/>100.00 <text:s text:c="5"/></text:p>
          </table:table-cell>
          <table:table-cell table:style-name="ce31" table:formula="of:=[.O264]+[.R264]" office:value-type="float" office:value="541" calcext:value-type="float">
            <text:p>541</text:p>
          </table:table-cell>
          <table:table-cell table:style-name="ce35" table:formula="of:=[.W264]/2" office:value-type="float" office:value="270.5" calcext:value-type="float">
            <text:p>271</text:p>
          </table:table-cell>
          <table:table-cell table:style-name="ce24" table:formula="of:=[.X264]*100/[.Y$2]" office:value-type="float" office:value="98.1851179673321" calcext:value-type="float">
            <text:p><text:s/>98.19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17" calcext:value-type="date">
            <text:p>9/17/2006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<text:s/>11.00 <text:s text:c="5"/></text:p>
          </table:table-cell>
          <table:table-cell office:value-type="float" office:value="21.2" calcext:value-type="float">
            <text:p><text:s/>21.20 <text:s text:c="5"/></text:p>
          </table:table-cell>
          <table:table-cell office:value-type="float" office:value="16.0708333333333" calcext:value-type="float">
            <text:p><text:s/>16.07 <text:s text:c="5"/></text:p>
          </table:table-cell>
          <table:table-cell table:formula="of:=([.D265]+[.C265])/2" office:value-type="float" office:value="16.1" calcext:value-type="float">
            <text:p><text:s/>16.10 <text:s text:c="5"/></text:p>
          </table:table-cell>
          <table:table-cell table:formula="of:=ABS([.E265]-[.F265])" office:value-type="float" office:value="0.0291666666667005" calcext:value-type="float">
            <text:p><text:s/>0.03 <text:s text:c="5"/></text:p>
          </table:table-cell>
          <table:table-cell table:formula="of:=ABS([.G265]*100/[.E265])" office:value-type="float" office:value="0.181488203266999" calcext:value-type="float">
            <text:p><text:s/>0.1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65]&gt;=[.$L$4];1;0)" office:value-type="float" office:value="1" calcext:value-type="float">
            <text:p>1</text:p>
          </table:table-cell>
          <table:table-cell table:style-name="ce24" table:formula="of:=IF([.E265]&gt;[.K$4];[.E265]-[.K$4];0)" office:value-type="float" office:value="6.0708333333333" calcext:value-type="float">
            <text:p><text:s/>6.07 <text:s text:c="5"/></text:p>
          </table:table-cell>
          <table:table-cell table:style-name="ce12" table:formula="of:=[.L264]+([.K265]*[.J265])" office:value-type="float" office:value="1065.78163492527" calcext:value-type="float">
            <text:p><text:s/>1,065.78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264]+[.N265]" office:value-type="float" office:value="278" calcext:value-type="float">
            <text:p>278</text:p>
          </table:table-cell>
          <table:table-cell table:formula="of:=[.O265]*100/[.O$3]" office:value-type="float" office:value="98.2332155477032" calcext:value-type="float">
            <text:p><text:s/>98.23 <text:s text:c="5"/></text:p>
          </table:table-cell>
          <table:table-cell/>
          <table:table-cell table:style-name="ce31" table:formula="of:=[.R264]+[.Q265]" office:value-type="float" office:value="263" calcext:value-type="float">
            <text:p>263</text:p>
          </table:table-cell>
          <table:table-cell table:formula="of:=[.R265]*100/[.R$3]" office:value-type="float" office:value="98.134328358209" calcext:value-type="float">
            <text:p><text:s/>98.13 <text:s text:c="5"/></text:p>
          </table:table-cell>
          <table:table-cell/>
          <table:table-cell table:style-name="ce31" table:formula="of:=[.U264]+[.T265]" office:value-type="float" office:value="1" calcext:value-type="float">
            <text:p>1</text:p>
          </table:table-cell>
          <table:table-cell table:formula="of:=[.U265]*100/[.U$3]" office:value-type="float" office:value="100" calcext:value-type="float">
            <text:p><text:s/>100.00 <text:s text:c="5"/></text:p>
          </table:table-cell>
          <table:table-cell table:style-name="ce31" table:formula="of:=[.O265]+[.R265]" office:value-type="float" office:value="541" calcext:value-type="float">
            <text:p>541</text:p>
          </table:table-cell>
          <table:table-cell table:style-name="ce35" table:formula="of:=[.W265]/2" office:value-type="float" office:value="270.5" calcext:value-type="float">
            <text:p>271</text:p>
          </table:table-cell>
          <table:table-cell table:style-name="ce24" table:formula="of:=[.X265]*100/[.Y$2]" office:value-type="float" office:value="98.1851179673321" calcext:value-type="float">
            <text:p><text:s/>98.19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18" calcext:value-type="date">
            <text:p>9/18/2006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<text:s/>13.00 <text:s text:c="5"/></text:p>
          </table:table-cell>
          <table:table-cell office:value-type="float" office:value="23" calcext:value-type="float">
            <text:p><text:s/>23.00 <text:s text:c="5"/></text:p>
          </table:table-cell>
          <table:table-cell office:value-type="float" office:value="17.50625" calcext:value-type="float">
            <text:p><text:s/>17.51 <text:s text:c="5"/></text:p>
          </table:table-cell>
          <table:table-cell table:formula="of:=([.D266]+[.C266])/2" office:value-type="float" office:value="18" calcext:value-type="float">
            <text:p><text:s/>18.00 <text:s text:c="5"/></text:p>
          </table:table-cell>
          <table:table-cell table:formula="of:=ABS([.E266]-[.F266])" office:value-type="float" office:value="0.493749999999999" calcext:value-type="float">
            <text:p><text:s/>0.49 <text:s text:c="5"/></text:p>
          </table:table-cell>
          <table:table-cell table:formula="of:=ABS([.G266]*100/[.E266])" office:value-type="float" office:value="2.82042127811495" calcext:value-type="float">
            <text:p><text:s/>2.82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66]&gt;=[.$L$4];1;0)" office:value-type="float" office:value="1" calcext:value-type="float">
            <text:p>1</text:p>
          </table:table-cell>
          <table:table-cell table:style-name="ce24" table:formula="of:=IF([.E266]&gt;[.K$4];[.E266]-[.K$4];0)" office:value-type="float" office:value="7.50625" calcext:value-type="float">
            <text:p><text:s/>7.51 <text:s text:c="5"/></text:p>
          </table:table-cell>
          <table:table-cell table:style-name="ce12" table:formula="of:=[.L265]+([.K266]*[.J266])" office:value-type="float" office:value="1073.28788492527" calcext:value-type="float">
            <text:p><text:s/>1,073.29 <text:s text:c="5"/></text:p>
          </table:table-cell>
          <table:table-cell office:value-type="string" calcext:value-type="string">
            <text:p>NOAA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O265]+[.N266]" office:value-type="float" office:value="280" calcext:value-type="float">
            <text:p>280</text:p>
          </table:table-cell>
          <table:table-cell table:formula="of:=[.O266]*100/[.O$3]" office:value-type="float" office:value="98.9399293286219" calcext:value-type="float">
            <text:p><text:s/>98.94 <text:s text:c="5"/>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R265]+[.Q266]" office:value-type="float" office:value="264" calcext:value-type="float">
            <text:p>264</text:p>
          </table:table-cell>
          <table:table-cell table:formula="of:=[.R266]*100/[.R$3]" office:value-type="float" office:value="98.5074626865672" calcext:value-type="float">
            <text:p><text:s/>98.51 <text:s text:c="5"/></text:p>
          </table:table-cell>
          <table:table-cell/>
          <table:table-cell table:style-name="ce31" table:formula="of:=[.U265]+[.T266]" office:value-type="float" office:value="1" calcext:value-type="float">
            <text:p>1</text:p>
          </table:table-cell>
          <table:table-cell table:formula="of:=[.U266]*100/[.U$3]" office:value-type="float" office:value="100" calcext:value-type="float">
            <text:p><text:s/>100.00 <text:s text:c="5"/></text:p>
          </table:table-cell>
          <table:table-cell table:style-name="ce31" table:formula="of:=[.O266]+[.R266]" office:value-type="float" office:value="544" calcext:value-type="float">
            <text:p>544</text:p>
          </table:table-cell>
          <table:table-cell table:style-name="ce35" table:formula="of:=[.W266]/2" office:value-type="float" office:value="272" calcext:value-type="float">
            <text:p>272</text:p>
          </table:table-cell>
          <table:table-cell table:style-name="ce24" table:formula="of:=[.X266]*100/[.Y$2]" office:value-type="float" office:value="98.7295825771325" calcext:value-type="float">
            <text:p><text:s/>98.73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19" calcext:value-type="date">
            <text:p>9/19/2006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<text:s/>11.00 <text:s text:c="5"/></text:p>
          </table:table-cell>
          <table:table-cell office:value-type="float" office:value="23" calcext:value-type="float">
            <text:p><text:s/>23.00 <text:s text:c="5"/></text:p>
          </table:table-cell>
          <table:table-cell office:value-type="float" office:value="17.53125" calcext:value-type="float">
            <text:p><text:s/>17.53 <text:s text:c="5"/></text:p>
          </table:table-cell>
          <table:table-cell table:formula="of:=([.D267]+[.C267])/2" office:value-type="float" office:value="17" calcext:value-type="float">
            <text:p><text:s/>17.00 <text:s text:c="5"/></text:p>
          </table:table-cell>
          <table:table-cell table:formula="of:=ABS([.E267]-[.F267])" office:value-type="float" office:value="0.53125" calcext:value-type="float">
            <text:p><text:s/>0.53 <text:s text:c="5"/></text:p>
          </table:table-cell>
          <table:table-cell table:formula="of:=ABS([.G267]*100/[.E267])" office:value-type="float" office:value="3.03030303030303" calcext:value-type="float">
            <text:p><text:s/>3.0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67]&gt;=[.$L$4];1;0)" office:value-type="float" office:value="1" calcext:value-type="float">
            <text:p>1</text:p>
          </table:table-cell>
          <table:table-cell table:style-name="ce24" table:formula="of:=IF([.E267]&gt;[.K$4];[.E267]-[.K$4];0)" office:value-type="float" office:value="7.53125" calcext:value-type="float">
            <text:p><text:s/>7.53 <text:s text:c="5"/></text:p>
          </table:table-cell>
          <table:table-cell table:style-name="ce12" table:formula="of:=[.L266]+([.K267]*[.J267])" office:value-type="float" office:value="1080.81913492527" calcext:value-type="float">
            <text:p><text:s/>1,080.82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266]+[.N267]" office:value-type="float" office:value="280" calcext:value-type="float">
            <text:p>280</text:p>
          </table:table-cell>
          <table:table-cell table:formula="of:=[.O267]*100/[.O$3]" office:value-type="float" office:value="98.9399293286219" calcext:value-type="float">
            <text:p><text:s/>98.94 <text:s text:c="5"/></text:p>
          </table:table-cell>
          <table:table-cell/>
          <table:table-cell table:style-name="ce31" table:formula="of:=[.R266]+[.Q267]" office:value-type="float" office:value="264" calcext:value-type="float">
            <text:p>264</text:p>
          </table:table-cell>
          <table:table-cell table:formula="of:=[.R267]*100/[.R$3]" office:value-type="float" office:value="98.5074626865672" calcext:value-type="float">
            <text:p><text:s/>98.51 <text:s text:c="5"/></text:p>
          </table:table-cell>
          <table:table-cell/>
          <table:table-cell table:style-name="ce31" table:formula="of:=[.U266]+[.T267]" office:value-type="float" office:value="1" calcext:value-type="float">
            <text:p>1</text:p>
          </table:table-cell>
          <table:table-cell table:formula="of:=[.U267]*100/[.U$3]" office:value-type="float" office:value="100" calcext:value-type="float">
            <text:p><text:s/>100.00 <text:s text:c="5"/></text:p>
          </table:table-cell>
          <table:table-cell table:style-name="ce31" table:formula="of:=[.O267]+[.R267]" office:value-type="float" office:value="544" calcext:value-type="float">
            <text:p>544</text:p>
          </table:table-cell>
          <table:table-cell table:style-name="ce35" table:formula="of:=[.W267]/2" office:value-type="float" office:value="272" calcext:value-type="float">
            <text:p>272</text:p>
          </table:table-cell>
          <table:table-cell table:style-name="ce24" table:formula="of:=[.X267]*100/[.Y$2]" office:value-type="float" office:value="98.7295825771325" calcext:value-type="float">
            <text:p><text:s/>98.73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20" calcext:value-type="date">
            <text:p>9/20/200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<text:s/>9.00 <text:s text:c="5"/></text:p>
          </table:table-cell>
          <table:table-cell office:value-type="float" office:value="20.2" calcext:value-type="float">
            <text:p><text:s/>20.20 <text:s text:c="5"/></text:p>
          </table:table-cell>
          <table:table-cell office:value-type="float" office:value="15.99375" calcext:value-type="float">
            <text:p><text:s/>15.99 <text:s text:c="5"/></text:p>
          </table:table-cell>
          <table:table-cell table:formula="of:=([.D268]+[.C268])/2" office:value-type="float" office:value="14.6" calcext:value-type="float">
            <text:p><text:s/>14.60 <text:s text:c="5"/></text:p>
          </table:table-cell>
          <table:table-cell table:formula="of:=ABS([.E268]-[.F268])" office:value-type="float" office:value="1.39375" calcext:value-type="float">
            <text:p><text:s/>1.39 <text:s text:c="5"/></text:p>
          </table:table-cell>
          <table:table-cell table:formula="of:=ABS([.G268]*100/[.E268])" office:value-type="float" office:value="8.71434153966393" calcext:value-type="float">
            <text:p><text:s/>8.71 <text:s text:c="5"/></text:p>
          </table:table-cell>
          <table:table-cell office:value-type="float" office:value="21.8" calcext:value-type="float">
            <text:p><text:s/>21.80 <text:s text:c="5"/></text:p>
          </table:table-cell>
          <table:table-cell table:style-name="ce20" table:formula="of:=IF([.A268]&gt;=[.$L$4];1;0)" office:value-type="float" office:value="1" calcext:value-type="float">
            <text:p>1</text:p>
          </table:table-cell>
          <table:table-cell table:style-name="ce24" table:formula="of:=IF([.E268]&gt;[.K$4];[.E268]-[.K$4];0)" office:value-type="float" office:value="5.99375" calcext:value-type="float">
            <text:p><text:s/>5.99 <text:s text:c="5"/></text:p>
          </table:table-cell>
          <table:table-cell table:style-name="ce12" table:formula="of:=[.L267]+([.K268]*[.J268])" office:value-type="float" office:value="1086.81288492527" calcext:value-type="float">
            <text:p><text:s/>1,086.81 <text:s text:c="5"/></text:p>
          </table:table-cell>
          <table:table-cell office:value-type="string" calcext:value-type="string">
            <text:p>NOAA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O267]+[.N268]" office:value-type="float" office:value="280" calcext:value-type="float">
            <text:p>280</text:p>
          </table:table-cell>
          <table:table-cell table:formula="of:=[.O268]*100/[.O$3]" office:value-type="float" office:value="98.9399293286219" calcext:value-type="float">
            <text:p><text:s/>98.94 <text:s text:c="5"/>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R267]+[.Q268]" office:value-type="float" office:value="265" calcext:value-type="float">
            <text:p>265</text:p>
          </table:table-cell>
          <table:table-cell table:formula="of:=[.R268]*100/[.R$3]" office:value-type="float" office:value="98.8805970149254" calcext:value-type="float">
            <text:p><text:s/>98.88 <text:s text:c="5"/></text:p>
          </table:table-cell>
          <table:table-cell/>
          <table:table-cell table:style-name="ce31" table:formula="of:=[.U267]+[.T268]" office:value-type="float" office:value="1" calcext:value-type="float">
            <text:p>1</text:p>
          </table:table-cell>
          <table:table-cell table:formula="of:=[.U268]*100/[.U$3]" office:value-type="float" office:value="100" calcext:value-type="float">
            <text:p><text:s/>100.00 <text:s text:c="5"/></text:p>
          </table:table-cell>
          <table:table-cell table:style-name="ce31" table:formula="of:=[.O268]+[.R268]" office:value-type="float" office:value="545" calcext:value-type="float">
            <text:p>545</text:p>
          </table:table-cell>
          <table:table-cell table:style-name="ce35" table:formula="of:=[.W268]/2" office:value-type="float" office:value="272.5" calcext:value-type="float">
            <text:p>273</text:p>
          </table:table-cell>
          <table:table-cell table:style-name="ce24" table:formula="of:=[.X268]*100/[.Y$2]" office:value-type="float" office:value="98.9110707803993" calcext:value-type="float">
            <text:p><text:s/>98.91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21" calcext:value-type="date">
            <text:p>9/21/200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<text:s/>9.00 <text:s text:c="5"/></text:p>
          </table:table-cell>
          <table:table-cell office:value-type="float" office:value="20" calcext:value-type="float">
            <text:p><text:s/>20.00 <text:s text:c="5"/></text:p>
          </table:table-cell>
          <table:table-cell office:value-type="float" office:value="14.1520833333333" calcext:value-type="float">
            <text:p><text:s/>14.15 <text:s text:c="5"/></text:p>
          </table:table-cell>
          <table:table-cell table:formula="of:=([.D269]+[.C269])/2" office:value-type="float" office:value="14.5" calcext:value-type="float">
            <text:p><text:s/>14.50 <text:s text:c="5"/></text:p>
          </table:table-cell>
          <table:table-cell table:formula="of:=ABS([.E269]-[.F269])" office:value-type="float" office:value="0.3479166666667" calcext:value-type="float">
            <text:p><text:s/>0.35 <text:s text:c="5"/></text:p>
          </table:table-cell>
          <table:table-cell table:formula="of:=ABS([.G269]*100/[.E269])" office:value-type="float" office:value="2.45841307228053" calcext:value-type="float">
            <text:p><text:s/>2.46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69]&gt;=[.$L$4];1;0)" office:value-type="float" office:value="1" calcext:value-type="float">
            <text:p>1</text:p>
          </table:table-cell>
          <table:table-cell table:style-name="ce24" table:formula="of:=IF([.E269]&gt;[.K$4];[.E269]-[.K$4];0)" office:value-type="float" office:value="4.1520833333333" calcext:value-type="float">
            <text:p><text:s/>4.15 <text:s text:c="5"/></text:p>
          </table:table-cell>
          <table:table-cell table:style-name="ce12" table:formula="of:=[.L268]+([.K269]*[.J269])" office:value-type="float" office:value="1090.96496825861" calcext:value-type="float">
            <text:p><text:s/>1,090.96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268]+[.N269]" office:value-type="float" office:value="280" calcext:value-type="float">
            <text:p>280</text:p>
          </table:table-cell>
          <table:table-cell table:formula="of:=[.O269]*100/[.O$3]" office:value-type="float" office:value="98.9399293286219" calcext:value-type="float">
            <text:p><text:s/>98.94 <text:s text:c="5"/></text:p>
          </table:table-cell>
          <table:table-cell/>
          <table:table-cell table:style-name="ce31" table:formula="of:=[.R268]+[.Q269]" office:value-type="float" office:value="265" calcext:value-type="float">
            <text:p>265</text:p>
          </table:table-cell>
          <table:table-cell table:formula="of:=[.R269]*100/[.R$3]" office:value-type="float" office:value="98.8805970149254" calcext:value-type="float">
            <text:p><text:s/>98.88 <text:s text:c="5"/></text:p>
          </table:table-cell>
          <table:table-cell/>
          <table:table-cell table:style-name="ce31" table:formula="of:=[.U268]+[.T269]" office:value-type="float" office:value="1" calcext:value-type="float">
            <text:p>1</text:p>
          </table:table-cell>
          <table:table-cell table:formula="of:=[.U269]*100/[.U$3]" office:value-type="float" office:value="100" calcext:value-type="float">
            <text:p><text:s/>100.00 <text:s text:c="5"/></text:p>
          </table:table-cell>
          <table:table-cell table:style-name="ce31" table:formula="of:=[.O269]+[.R269]" office:value-type="float" office:value="545" calcext:value-type="float">
            <text:p>545</text:p>
          </table:table-cell>
          <table:table-cell table:style-name="ce35" table:formula="of:=[.W269]/2" office:value-type="float" office:value="272.5" calcext:value-type="float">
            <text:p>273</text:p>
          </table:table-cell>
          <table:table-cell table:style-name="ce24" table:formula="of:=[.X269]*100/[.Y$2]" office:value-type="float" office:value="98.9110707803993" calcext:value-type="float">
            <text:p><text:s/>98.91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22" calcext:value-type="date">
            <text:p>9/22/200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<text:s/>9.00 <text:s text:c="5"/></text:p>
          </table:table-cell>
          <table:table-cell office:value-type="float" office:value="20" calcext:value-type="float">
            <text:p><text:s/>20.00 <text:s text:c="5"/></text:p>
          </table:table-cell>
          <table:table-cell office:value-type="float" office:value="14.6333333333333" calcext:value-type="float">
            <text:p><text:s/>14.63 <text:s text:c="5"/></text:p>
          </table:table-cell>
          <table:table-cell table:formula="of:=([.D270]+[.C270])/2" office:value-type="float" office:value="14.5" calcext:value-type="float">
            <text:p><text:s/>14.50 <text:s text:c="5"/></text:p>
          </table:table-cell>
          <table:table-cell table:formula="of:=ABS([.E270]-[.F270])" office:value-type="float" office:value="0.133333333333301" calcext:value-type="float">
            <text:p><text:s/>0.13 <text:s text:c="5"/></text:p>
          </table:table-cell>
          <table:table-cell table:formula="of:=ABS([.G270]*100/[.E270])" office:value-type="float" office:value="0.91116173120707" calcext:value-type="float">
            <text:p><text:s/>0.9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70]&gt;=[.$L$4];1;0)" office:value-type="float" office:value="1" calcext:value-type="float">
            <text:p>1</text:p>
          </table:table-cell>
          <table:table-cell table:style-name="ce24" table:formula="of:=IF([.E270]&gt;[.K$4];[.E270]-[.K$4];0)" office:value-type="float" office:value="4.6333333333333" calcext:value-type="float">
            <text:p><text:s/>4.63 <text:s text:c="5"/></text:p>
          </table:table-cell>
          <table:table-cell table:style-name="ce12" table:formula="of:=[.L269]+([.K270]*[.J270])" office:value-type="float" office:value="1095.59830159194" calcext:value-type="float">
            <text:p><text:s/>1,095.60 <text:s text:c="5"/></text:p>
          </table:table-cell>
          <table:table-cell office:value-type="string" calcext:value-type="string">
            <text:p>NOAA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O269]+[.N270]" office:value-type="float" office:value="281" calcext:value-type="float">
            <text:p>281</text:p>
          </table:table-cell>
          <table:table-cell table:formula="of:=[.O270]*100/[.O$3]" office:value-type="float" office:value="99.2932862190813" calcext:value-type="float">
            <text:p><text:s/>99.29 <text:s text:c="5"/>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R269]+[.Q270]" office:value-type="float" office:value="267" calcext:value-type="float">
            <text:p>267</text:p>
          </table:table-cell>
          <table:table-cell table:formula="of:=[.R270]*100/[.R$3]" office:value-type="float" office:value="99.6268656716418" calcext:value-type="float">
            <text:p><text:s/>99.63 <text:s text:c="5"/></text:p>
          </table:table-cell>
          <table:table-cell/>
          <table:table-cell table:style-name="ce31" table:formula="of:=[.U269]+[.T270]" office:value-type="float" office:value="1" calcext:value-type="float">
            <text:p>1</text:p>
          </table:table-cell>
          <table:table-cell table:formula="of:=[.U270]*100/[.U$3]" office:value-type="float" office:value="100" calcext:value-type="float">
            <text:p><text:s/>100.00 <text:s text:c="5"/></text:p>
          </table:table-cell>
          <table:table-cell table:style-name="ce31" table:formula="of:=[.O270]+[.R270]" office:value-type="float" office:value="548" calcext:value-type="float">
            <text:p>548</text:p>
          </table:table-cell>
          <table:table-cell table:style-name="ce35" table:formula="of:=[.W270]/2" office:value-type="float" office:value="274" calcext:value-type="float">
            <text:p>274</text:p>
          </table:table-cell>
          <table:table-cell table:style-name="ce24" table:formula="of:=[.X270]*100/[.Y$2]" office:value-type="float" office:value="99.4555353901997" calcext:value-type="float">
            <text:p><text:s/>99.46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23" calcext:value-type="date">
            <text:p>9/23/2006</text:p>
          </table:table-cell>
          <table:table-cell office:value-type="float" office:value="39" calcext:value-type="float">
            <text:p>39</text:p>
          </table:table-cell>
          <table:table-cell office:value-type="float" office:value="9.375" calcext:value-type="float">
            <text:p><text:s/>9.38 <text:s text:c="5"/></text:p>
          </table:table-cell>
          <table:table-cell office:value-type="float" office:value="25.312" calcext:value-type="float">
            <text:p><text:s/>25.31 <text:s text:c="5"/></text:p>
          </table:table-cell>
          <table:table-cell office:value-type="float" office:value="15.84315" calcext:value-type="float">
            <text:p><text:s/>15.84 <text:s text:c="5"/></text:p>
          </table:table-cell>
          <table:table-cell table:formula="of:=([.D271]+[.C271])/2" office:value-type="float" office:value="17.3435" calcext:value-type="float">
            <text:p><text:s/>17.34 <text:s text:c="5"/></text:p>
          </table:table-cell>
          <table:table-cell table:formula="of:=ABS([.E271]-[.F271])" office:value-type="float" office:value="1.50035" calcext:value-type="float">
            <text:p><text:s/>1.50 <text:s text:c="5"/></text:p>
          </table:table-cell>
          <table:table-cell table:formula="of:=ABS([.G271]*100/[.E271])" office:value-type="float" office:value="9.47002332238222" calcext:value-type="float">
            <text:p><text:s/>9.47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71]&gt;=[.$L$4];1;0)" office:value-type="float" office:value="1" calcext:value-type="float">
            <text:p>1</text:p>
          </table:table-cell>
          <table:table-cell table:style-name="ce24" table:formula="of:=IF([.E271]&gt;[.K$4];[.E271]-[.K$4];0)" office:value-type="float" office:value="5.84315" calcext:value-type="float">
            <text:p><text:s/>5.84 <text:s text:c="5"/></text:p>
          </table:table-cell>
          <table:table-cell table:style-name="ce12" table:formula="of:=[.L270]+([.K271]*[.J271])" office:value-type="float" office:value="1101.44145159194" calcext:value-type="float">
            <text:p><text:s/>1,101.4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70]+[.N271]" office:value-type="float" office:value="281" calcext:value-type="float">
            <text:p>281</text:p>
          </table:table-cell>
          <table:table-cell table:formula="of:=[.O271]*100/[.O$3]" office:value-type="float" office:value="99.2932862190813" calcext:value-type="float">
            <text:p><text:s/>99.29 <text:s text:c="5"/></text:p>
          </table:table-cell>
          <table:table-cell/>
          <table:table-cell table:style-name="ce31" table:formula="of:=[.R270]+[.Q271]" office:value-type="float" office:value="267" calcext:value-type="float">
            <text:p>267</text:p>
          </table:table-cell>
          <table:table-cell table:formula="of:=[.R271]*100/[.R$3]" office:value-type="float" office:value="99.6268656716418" calcext:value-type="float">
            <text:p><text:s/>99.63 <text:s text:c="5"/></text:p>
          </table:table-cell>
          <table:table-cell/>
          <table:table-cell table:style-name="ce31" table:formula="of:=[.U270]+[.T271]" office:value-type="float" office:value="1" calcext:value-type="float">
            <text:p>1</text:p>
          </table:table-cell>
          <table:table-cell table:formula="of:=[.U271]*100/[.U$3]" office:value-type="float" office:value="100" calcext:value-type="float">
            <text:p><text:s/>100.00 <text:s text:c="5"/></text:p>
          </table:table-cell>
          <table:table-cell table:style-name="ce31" table:formula="of:=[.O271]+[.R271]" office:value-type="float" office:value="548" calcext:value-type="float">
            <text:p>548</text:p>
          </table:table-cell>
          <table:table-cell table:style-name="ce35" table:formula="of:=[.W271]/2" office:value-type="float" office:value="274" calcext:value-type="float">
            <text:p>274</text:p>
          </table:table-cell>
          <table:table-cell table:style-name="ce24" table:formula="of:=[.X271]*100/[.Y$2]" office:value-type="float" office:value="99.4555353901997" calcext:value-type="float">
            <text:p><text:s/>99.46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24" calcext:value-type="date">
            <text:p>9/24/2006</text:p>
          </table:table-cell>
          <table:table-cell office:value-type="float" office:value="39" calcext:value-type="float">
            <text:p>39</text:p>
          </table:table-cell>
          <table:table-cell office:value-type="float" office:value="6.625" calcext:value-type="float">
            <text:p><text:s/>6.63 <text:s text:c="5"/></text:p>
          </table:table-cell>
          <table:table-cell office:value-type="float" office:value="26.438" calcext:value-type="float">
            <text:p><text:s/>26.44 <text:s text:c="5"/></text:p>
          </table:table-cell>
          <table:table-cell office:value-type="float" office:value="14.7794583333333" calcext:value-type="float">
            <text:p><text:s/>14.78 <text:s text:c="5"/></text:p>
          </table:table-cell>
          <table:table-cell table:formula="of:=([.D272]+[.C272])/2" office:value-type="float" office:value="16.5315" calcext:value-type="float">
            <text:p><text:s/>16.53 <text:s text:c="5"/></text:p>
          </table:table-cell>
          <table:table-cell table:formula="of:=ABS([.E272]-[.F272])" office:value-type="float" office:value="1.7520416666667" calcext:value-type="float">
            <text:p><text:s/>1.75 <text:s text:c="5"/></text:p>
          </table:table-cell>
          <table:table-cell table:formula="of:=ABS([.G272]*100/[.E272])" office:value-type="float" office:value="11.8545729292066" calcext:value-type="float">
            <text:p><text:s/>11.85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72]&gt;=[.$L$4];1;0)" office:value-type="float" office:value="1" calcext:value-type="float">
            <text:p>1</text:p>
          </table:table-cell>
          <table:table-cell table:style-name="ce24" table:formula="of:=IF([.E272]&gt;[.K$4];[.E272]-[.K$4];0)" office:value-type="float" office:value="4.7794583333333" calcext:value-type="float">
            <text:p><text:s/>4.78 <text:s text:c="5"/></text:p>
          </table:table-cell>
          <table:table-cell table:style-name="ce12" table:formula="of:=[.L271]+([.K272]*[.J272])" office:value-type="float" office:value="1106.22090992527" calcext:value-type="float">
            <text:p><text:s/>1,106.22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O271]+[.N272]" office:value-type="float" office:value="282" calcext:value-type="float">
            <text:p>282</text:p>
          </table:table-cell>
          <table:table-cell table:formula="of:=[.O272]*100/[.O$3]" office:value-type="float" office:value="99.6466431095406" calcext:value-type="float">
            <text:p><text:s/>99.65 <text:s text:c="5"/>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R271]+[.Q272]" office:value-type="float" office:value="268" calcext:value-type="float">
            <text:p>268</text:p>
          </table:table-cell>
          <table:table-cell table:formula="of:=[.R272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71]+[.T272]" office:value-type="float" office:value="1" calcext:value-type="float">
            <text:p>1</text:p>
          </table:table-cell>
          <table:table-cell table:formula="of:=[.U272]*100/[.U$3]" office:value-type="float" office:value="100" calcext:value-type="float">
            <text:p><text:s/>100.00 <text:s text:c="5"/></text:p>
          </table:table-cell>
          <table:table-cell table:style-name="ce31" table:formula="of:=[.O272]+[.R272]" office:value-type="float" office:value="550" calcext:value-type="float">
            <text:p>550</text:p>
          </table:table-cell>
          <table:table-cell table:style-name="ce35" table:formula="of:=[.W272]/2" office:value-type="float" office:value="275" calcext:value-type="float">
            <text:p>275</text:p>
          </table:table-cell>
          <table:table-cell table:style-name="ce24" table:formula="of:=[.X272]*100/[.Y$2]" office:value-type="float" office:value="99.8185117967332" calcext:value-type="float">
            <text:p><text:s/>99.82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25" calcext:value-type="date">
            <text:p>9/25/2006</text:p>
          </table:table-cell>
          <table:table-cell office:value-type="float" office:value="40" calcext:value-type="float">
            <text:p>40</text:p>
          </table:table-cell>
          <table:table-cell office:value-type="float" office:value="7.438" calcext:value-type="float">
            <text:p><text:s/>7.44 <text:s text:c="5"/></text:p>
          </table:table-cell>
          <table:table-cell office:value-type="float" office:value="26.25" calcext:value-type="float">
            <text:p><text:s/>26.25 <text:s text:c="5"/></text:p>
          </table:table-cell>
          <table:table-cell office:value-type="float" office:value="15.291375" calcext:value-type="float">
            <text:p><text:s/>15.29 <text:s text:c="5"/></text:p>
          </table:table-cell>
          <table:table-cell table:formula="of:=([.D273]+[.C273])/2" office:value-type="float" office:value="16.844" calcext:value-type="float">
            <text:p><text:s/>16.84 <text:s text:c="5"/></text:p>
          </table:table-cell>
          <table:table-cell table:formula="of:=ABS([.E273]-[.F273])" office:value-type="float" office:value="1.552625" calcext:value-type="float">
            <text:p><text:s/>1.55 <text:s text:c="5"/></text:p>
          </table:table-cell>
          <table:table-cell table:formula="of:=ABS([.G273]*100/[.E273])" office:value-type="float" office:value="10.153599659939" calcext:value-type="float">
            <text:p><text:s/>10.15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73]&gt;=[.$L$4];1;0)" office:value-type="float" office:value="1" calcext:value-type="float">
            <text:p>1</text:p>
          </table:table-cell>
          <table:table-cell table:style-name="ce24" table:formula="of:=IF([.E273]&gt;[.K$4];[.E273]-[.K$4];0)" office:value-type="float" office:value="5.291375" calcext:value-type="float">
            <text:p><text:s/>5.29 <text:s text:c="5"/></text:p>
          </table:table-cell>
          <table:table-cell table:style-name="ce12" table:formula="of:=[.L272]+([.K273]*[.J273])" office:value-type="float" office:value="1111.51228492527" calcext:value-type="float">
            <text:p><text:s/>1,111.51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72]+[.N273]" office:value-type="float" office:value="282" calcext:value-type="float">
            <text:p>282</text:p>
          </table:table-cell>
          <table:table-cell table:formula="of:=[.O273]*100/[.O$3]" office:value-type="float" office:value="99.6466431095406" calcext:value-type="float">
            <text:p><text:s/>99.65 <text:s text:c="5"/></text:p>
          </table:table-cell>
          <table:table-cell/>
          <table:table-cell table:style-name="ce31" table:formula="of:=[.R272]+[.Q273]" office:value-type="float" office:value="268" calcext:value-type="float">
            <text:p>268</text:p>
          </table:table-cell>
          <table:table-cell table:formula="of:=[.R273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72]+[.T273]" office:value-type="float" office:value="1" calcext:value-type="float">
            <text:p>1</text:p>
          </table:table-cell>
          <table:table-cell table:formula="of:=[.U273]*100/[.U$3]" office:value-type="float" office:value="100" calcext:value-type="float">
            <text:p><text:s/>100.00 <text:s text:c="5"/></text:p>
          </table:table-cell>
          <table:table-cell table:style-name="ce31" table:formula="of:=[.O273]+[.R273]" office:value-type="float" office:value="550" calcext:value-type="float">
            <text:p>550</text:p>
          </table:table-cell>
          <table:table-cell table:style-name="ce35" table:formula="of:=[.W273]/2" office:value-type="float" office:value="275" calcext:value-type="float">
            <text:p>275</text:p>
          </table:table-cell>
          <table:table-cell table:style-name="ce24" table:formula="of:=[.X273]*100/[.Y$2]" office:value-type="float" office:value="99.8185117967332" calcext:value-type="float">
            <text:p><text:s/>99.82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26" calcext:value-type="date">
            <text:p>9/26/2006</text:p>
          </table:table-cell>
          <table:table-cell office:value-type="float" office:value="40" calcext:value-type="float">
            <text:p>40</text:p>
          </table:table-cell>
          <table:table-cell office:value-type="float" office:value="6.25" calcext:value-type="float">
            <text:p><text:s/>6.25 <text:s text:c="5"/></text:p>
          </table:table-cell>
          <table:table-cell office:value-type="float" office:value="26.62" calcext:value-type="float">
            <text:p><text:s/>26.62 <text:s text:c="5"/></text:p>
          </table:table-cell>
          <table:table-cell office:value-type="float" office:value="14.6" calcext:value-type="float">
            <text:p><text:s/>14.60 <text:s text:c="5"/></text:p>
          </table:table-cell>
          <table:table-cell table:formula="of:=([.D274]+[.C274])/2" office:value-type="float" office:value="16.435" calcext:value-type="float">
            <text:p><text:s/>16.44 <text:s text:c="5"/></text:p>
          </table:table-cell>
          <table:table-cell table:formula="of:=ABS([.E274]-[.F274])" office:value-type="float" office:value="1.835" calcext:value-type="float">
            <text:p><text:s/>1.84 <text:s text:c="5"/></text:p>
          </table:table-cell>
          <table:table-cell table:formula="of:=ABS([.G274]*100/[.E274])" office:value-type="float" office:value="12.568493150685" calcext:value-type="float">
            <text:p><text:s/>12.57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74]&gt;=[.$L$4];1;0)" office:value-type="float" office:value="1" calcext:value-type="float">
            <text:p>1</text:p>
          </table:table-cell>
          <table:table-cell table:style-name="ce24" table:formula="of:=IF([.E274]&gt;[.K$4];[.E274]-[.K$4];0)" office:value-type="float" office:value="4.6" calcext:value-type="float">
            <text:p><text:s/>4.60 <text:s text:c="5"/></text:p>
          </table:table-cell>
          <table:table-cell table:style-name="ce12" table:formula="of:=[.L273]+([.K274]*[.J274])" office:value-type="float" office:value="1116.11228492527" calcext:value-type="float">
            <text:p><text:s/>1,116.11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O273]+[.N274]" office:value-type="float" office:value="283" calcext:value-type="float">
            <text:p>283</text:p>
          </table:table-cell>
          <table:table-cell table:formula="of:=[.O274]*100/[.O$3]" office:value-type="float" office:value="100" calcext:value-type="float">
            <text:p><text:s/>100.00 <text:s text:c="5"/>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R273]+[.Q274]" office:value-type="float" office:value="268" calcext:value-type="float">
            <text:p>268</text:p>
          </table:table-cell>
          <table:table-cell table:formula="of:=[.R274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73]+[.T274]" office:value-type="float" office:value="1" calcext:value-type="float">
            <text:p>1</text:p>
          </table:table-cell>
          <table:table-cell table:formula="of:=[.U274]*100/[.U$3]" office:value-type="float" office:value="100" calcext:value-type="float">
            <text:p><text:s/>100.00 <text:s text:c="5"/></text:p>
          </table:table-cell>
          <table:table-cell table:style-name="ce31" table:formula="of:=[.O274]+[.R274]" office:value-type="float" office:value="551" calcext:value-type="float">
            <text:p>551</text:p>
          </table:table-cell>
          <table:table-cell table:style-name="ce35" table:formula="of:=[.W274]/2" office:value-type="float" office:value="275.5" calcext:value-type="float">
            <text:p>276</text:p>
          </table:table-cell>
          <table:table-cell table:style-name="ce24" table:formula="of:=[.X274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27" calcext:value-type="date">
            <text:p>9/27/2006</text:p>
          </table:table-cell>
          <table:table-cell office:value-type="float" office:value="40" calcext:value-type="float">
            <text:p>40</text:p>
          </table:table-cell>
          <table:table-cell office:value-type="float" office:value="6.625" calcext:value-type="float">
            <text:p><text:s/>6.63 <text:s text:c="5"/></text:p>
          </table:table-cell>
          <table:table-cell office:value-type="float" office:value="25.688" calcext:value-type="float">
            <text:p><text:s/>25.69 <text:s text:c="5"/></text:p>
          </table:table-cell>
          <table:table-cell office:value-type="float" office:value="14.1469166666667" calcext:value-type="float">
            <text:p><text:s/>14.15 <text:s text:c="5"/></text:p>
          </table:table-cell>
          <table:table-cell table:formula="of:=([.D275]+[.C275])/2" office:value-type="float" office:value="16.1565" calcext:value-type="float">
            <text:p><text:s/>16.16 <text:s text:c="5"/></text:p>
          </table:table-cell>
          <table:table-cell table:formula="of:=ABS([.E275]-[.F275])" office:value-type="float" office:value="2.0095833333333" calcext:value-type="float">
            <text:p><text:s/>2.01 <text:s text:c="5"/></text:p>
          </table:table-cell>
          <table:table-cell table:formula="of:=ABS([.G275]*100/[.E275])" office:value-type="float" office:value="14.2050976950216" calcext:value-type="float">
            <text:p><text:s/>14.2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75]&gt;=[.$L$4];1;0)" office:value-type="float" office:value="1" calcext:value-type="float">
            <text:p>1</text:p>
          </table:table-cell>
          <table:table-cell table:style-name="ce24" table:formula="of:=IF([.E275]&gt;[.K$4];[.E275]-[.K$4];0)" office:value-type="float" office:value="4.1469166666667" calcext:value-type="float">
            <text:p><text:s/>4.15 <text:s text:c="5"/></text:p>
          </table:table-cell>
          <table:table-cell table:style-name="ce12" table:formula="of:=[.L274]+([.K275]*[.J275])" office:value-type="float" office:value="1120.25920159194" calcext:value-type="float">
            <text:p><text:s/>1,120.2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74]+[.N275]" office:value-type="float" office:value="283" calcext:value-type="float">
            <text:p>283</text:p>
          </table:table-cell>
          <table:table-cell table:formula="of:=[.O275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274]+[.Q275]" office:value-type="float" office:value="268" calcext:value-type="float">
            <text:p>268</text:p>
          </table:table-cell>
          <table:table-cell table:formula="of:=[.R275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74]+[.T275]" office:value-type="float" office:value="1" calcext:value-type="float">
            <text:p>1</text:p>
          </table:table-cell>
          <table:table-cell table:formula="of:=[.U275]*100/[.U$3]" office:value-type="float" office:value="100" calcext:value-type="float">
            <text:p><text:s/>100.00 <text:s text:c="5"/></text:p>
          </table:table-cell>
          <table:table-cell table:style-name="ce31" table:formula="of:=[.O275]+[.R275]" office:value-type="float" office:value="551" calcext:value-type="float">
            <text:p>551</text:p>
          </table:table-cell>
          <table:table-cell table:style-name="ce35" table:formula="of:=[.W275]/2" office:value-type="float" office:value="275.5" calcext:value-type="float">
            <text:p>276</text:p>
          </table:table-cell>
          <table:table-cell table:style-name="ce24" table:formula="of:=[.X275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28" calcext:value-type="date">
            <text:p>9/28/2006</text:p>
          </table:table-cell>
          <table:table-cell office:value-type="float" office:value="40" calcext:value-type="float">
            <text:p>40</text:p>
          </table:table-cell>
          <table:table-cell office:value-type="float" office:value="8.5" calcext:value-type="float">
            <text:p><text:s/>8.50 <text:s text:c="5"/></text:p>
          </table:table-cell>
          <table:table-cell office:value-type="float" office:value="17.688" calcext:value-type="float">
            <text:p><text:s/>17.69 <text:s text:c="5"/></text:p>
          </table:table-cell>
          <table:table-cell office:value-type="float" office:value="12.3734583333333" calcext:value-type="float">
            <text:p><text:s/>12.37 <text:s text:c="5"/></text:p>
          </table:table-cell>
          <table:table-cell table:formula="of:=([.D276]+[.C276])/2" office:value-type="float" office:value="13.094" calcext:value-type="float">
            <text:p><text:s/>13.09 <text:s text:c="5"/></text:p>
          </table:table-cell>
          <table:table-cell table:formula="of:=ABS([.E276]-[.F276])" office:value-type="float" office:value="0.7205416666667" calcext:value-type="float">
            <text:p><text:s/>0.72 <text:s text:c="5"/></text:p>
          </table:table-cell>
          <table:table-cell table:formula="of:=ABS([.G276]*100/[.E276])" office:value-type="float" office:value="5.82328438222972" calcext:value-type="float">
            <text:p><text:s/>5.82 <text:s text:c="5"/></text:p>
          </table:table-cell>
          <table:table-cell office:value-type="float" office:value="17.8" calcext:value-type="float">
            <text:p><text:s/>17.80 <text:s text:c="5"/></text:p>
          </table:table-cell>
          <table:table-cell table:style-name="ce20" table:formula="of:=IF([.A276]&gt;=[.$L$4];1;0)" office:value-type="float" office:value="1" calcext:value-type="float">
            <text:p>1</text:p>
          </table:table-cell>
          <table:table-cell table:style-name="ce24" table:formula="of:=IF([.E276]&gt;[.K$4];[.E276]-[.K$4];0)" office:value-type="float" office:value="2.3734583333333" calcext:value-type="float">
            <text:p><text:s/>2.37 <text:s text:c="5"/></text:p>
          </table:table-cell>
          <table:table-cell table:style-name="ce12" table:formula="of:=[.L275]+([.K276]*[.J276])" office:value-type="float" office:value="1122.63265992527" calcext:value-type="float">
            <text:p><text:s/>1,122.63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O275]+[.N276]" office:value-type="float" office:value="283" calcext:value-type="float">
            <text:p>283</text:p>
          </table:table-cell>
          <table:table-cell table:formula="of:=[.O276]*100/[.O$3]" office:value-type="float" office:value="100" calcext:value-type="float">
            <text:p><text:s/>100.00 <text:s text:c="5"/>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R275]+[.Q276]" office:value-type="float" office:value="268" calcext:value-type="float">
            <text:p>268</text:p>
          </table:table-cell>
          <table:table-cell table:formula="of:=[.R276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75]+[.T276]" office:value-type="float" office:value="1" calcext:value-type="float">
            <text:p>1</text:p>
          </table:table-cell>
          <table:table-cell table:formula="of:=[.U276]*100/[.U$3]" office:value-type="float" office:value="100" calcext:value-type="float">
            <text:p><text:s/>100.00 <text:s text:c="5"/></text:p>
          </table:table-cell>
          <table:table-cell table:style-name="ce31" table:formula="of:=[.O276]+[.R276]" office:value-type="float" office:value="551" calcext:value-type="float">
            <text:p>551</text:p>
          </table:table-cell>
          <table:table-cell table:style-name="ce35" table:formula="of:=[.W276]/2" office:value-type="float" office:value="275.5" calcext:value-type="float">
            <text:p>276</text:p>
          </table:table-cell>
          <table:table-cell table:style-name="ce24" table:formula="of:=[.X276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29" calcext:value-type="date">
            <text:p>9/29/2006</text:p>
          </table:table-cell>
          <table:table-cell office:value-type="float" office:value="40" calcext:value-type="float">
            <text:p>40</text:p>
          </table:table-cell>
          <table:table-cell office:value-type="float" office:value="8.5" calcext:value-type="float">
            <text:p><text:s/>8.50 <text:s text:c="5"/></text:p>
          </table:table-cell>
          <table:table-cell office:value-type="float" office:value="21.938" calcext:value-type="float">
            <text:p><text:s/>21.94 <text:s text:c="5"/></text:p>
          </table:table-cell>
          <table:table-cell office:value-type="float" office:value="13.160125" calcext:value-type="float">
            <text:p><text:s/>13.16 <text:s text:c="5"/></text:p>
          </table:table-cell>
          <table:table-cell table:formula="of:=([.D277]+[.C277])/2" office:value-type="float" office:value="15.219" calcext:value-type="float">
            <text:p><text:s/>15.22 <text:s text:c="5"/></text:p>
          </table:table-cell>
          <table:table-cell table:formula="of:=ABS([.E277]-[.F277])" office:value-type="float" office:value="2.058875" calcext:value-type="float">
            <text:p><text:s/>2.06 <text:s text:c="5"/></text:p>
          </table:table-cell>
          <table:table-cell table:formula="of:=ABS([.G277]*100/[.E277])" office:value-type="float" office:value="15.644798206704" calcext:value-type="float">
            <text:p><text:s/>15.64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77]&gt;=[.$L$4];1;0)" office:value-type="float" office:value="1" calcext:value-type="float">
            <text:p>1</text:p>
          </table:table-cell>
          <table:table-cell table:style-name="ce24" table:formula="of:=IF([.E277]&gt;[.K$4];[.E277]-[.K$4];0)" office:value-type="float" office:value="3.160125" calcext:value-type="float">
            <text:p><text:s/>3.16 <text:s text:c="5"/></text:p>
          </table:table-cell>
          <table:table-cell table:style-name="ce12" table:formula="of:=[.L276]+([.K277]*[.J277])" office:value-type="float" office:value="1125.79278492527" calcext:value-type="float">
            <text:p><text:s/>1,125.79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76]+[.N277]" office:value-type="float" office:value="283" calcext:value-type="float">
            <text:p>283</text:p>
          </table:table-cell>
          <table:table-cell table:formula="of:=[.O277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276]+[.Q277]" office:value-type="float" office:value="268" calcext:value-type="float">
            <text:p>268</text:p>
          </table:table-cell>
          <table:table-cell table:formula="of:=[.R277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76]+[.T277]" office:value-type="float" office:value="1" calcext:value-type="float">
            <text:p>1</text:p>
          </table:table-cell>
          <table:table-cell table:formula="of:=[.U277]*100/[.U$3]" office:value-type="float" office:value="100" calcext:value-type="float">
            <text:p><text:s/>100.00 <text:s text:c="5"/></text:p>
          </table:table-cell>
          <table:table-cell table:style-name="ce31" table:formula="of:=[.O277]+[.R277]" office:value-type="float" office:value="551" calcext:value-type="float">
            <text:p>551</text:p>
          </table:table-cell>
          <table:table-cell table:style-name="ce35" table:formula="of:=[.W277]/2" office:value-type="float" office:value="275.5" calcext:value-type="float">
            <text:p>276</text:p>
          </table:table-cell>
          <table:table-cell table:style-name="ce24" table:formula="of:=[.X277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09-30" calcext:value-type="date">
            <text:p>9/30/2006</text:p>
          </table:table-cell>
          <table:table-cell office:value-type="float" office:value="40" calcext:value-type="float">
            <text:p>40</text:p>
          </table:table-cell>
          <table:table-cell office:value-type="float" office:value="9.562" calcext:value-type="float">
            <text:p><text:s/>9.56 <text:s text:c="5"/></text:p>
          </table:table-cell>
          <table:table-cell office:value-type="float" office:value="24.188" calcext:value-type="float">
            <text:p><text:s/>24.19 <text:s text:c="5"/></text:p>
          </table:table-cell>
          <table:table-cell office:value-type="float" office:value="14.7394166666667" calcext:value-type="float">
            <text:p><text:s/>14.74 <text:s text:c="5"/></text:p>
          </table:table-cell>
          <table:table-cell table:formula="of:=([.D278]+[.C278])/2" office:value-type="float" office:value="16.875" calcext:value-type="float">
            <text:p><text:s/>16.88 <text:s text:c="5"/></text:p>
          </table:table-cell>
          <table:table-cell table:formula="of:=ABS([.E278]-[.F278])" office:value-type="float" office:value="2.1355833333333" calcext:value-type="float">
            <text:p><text:s/>2.14 <text:s text:c="5"/></text:p>
          </table:table-cell>
          <table:table-cell table:formula="of:=ABS([.G278]*100/[.E278])" office:value-type="float" office:value="14.4889270832742" calcext:value-type="float">
            <text:p><text:s/>14.49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78]&gt;=[.$L$4];1;0)" office:value-type="float" office:value="1" calcext:value-type="float">
            <text:p>1</text:p>
          </table:table-cell>
          <table:table-cell table:style-name="ce24" table:formula="of:=IF([.E278]&gt;[.K$4];[.E278]-[.K$4];0)" office:value-type="float" office:value="4.7394166666667" calcext:value-type="float">
            <text:p><text:s/>4.74 <text:s text:c="5"/></text:p>
          </table:table-cell>
          <table:table-cell table:style-name="ce12" table:formula="of:=[.L277]+([.K278]*[.J278])" office:value-type="float" office:value="1130.53220159194" calcext:value-type="float">
            <text:p><text:s/>1,130.53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O277]+[.N278]" office:value-type="float" office:value="283" calcext:value-type="float">
            <text:p>283</text:p>
          </table:table-cell>
          <table:table-cell table:formula="of:=[.O278]*100/[.O$3]" office:value-type="float" office:value="100" calcext:value-type="float">
            <text:p><text:s/>100.00 <text:s text:c="5"/>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R277]+[.Q278]" office:value-type="float" office:value="268" calcext:value-type="float">
            <text:p>268</text:p>
          </table:table-cell>
          <table:table-cell table:formula="of:=[.R278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77]+[.T278]" office:value-type="float" office:value="1" calcext:value-type="float">
            <text:p>1</text:p>
          </table:table-cell>
          <table:table-cell table:formula="of:=[.U278]*100/[.U$3]" office:value-type="float" office:value="100" calcext:value-type="float">
            <text:p><text:s/>100.00 <text:s text:c="5"/></text:p>
          </table:table-cell>
          <table:table-cell table:style-name="ce31" table:formula="of:=[.O278]+[.R278]" office:value-type="float" office:value="551" calcext:value-type="float">
            <text:p>551</text:p>
          </table:table-cell>
          <table:table-cell table:style-name="ce35" table:formula="of:=[.W278]/2" office:value-type="float" office:value="275.5" calcext:value-type="float">
            <text:p>276</text:p>
          </table:table-cell>
          <table:table-cell table:style-name="ce24" table:formula="of:=[.X278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01" calcext:value-type="date">
            <text:p>10/1/2006</text:p>
          </table:table-cell>
          <table:table-cell office:value-type="float" office:value="40" calcext:value-type="float">
            <text:p>40</text:p>
          </table:table-cell>
          <table:table-cell office:value-type="float" office:value="9.75" calcext:value-type="float">
            <text:p><text:s/>9.75 <text:s text:c="5"/></text:p>
          </table:table-cell>
          <table:table-cell office:value-type="float" office:value="19.812" calcext:value-type="float">
            <text:p><text:s/>19.81 <text:s text:c="5"/></text:p>
          </table:table-cell>
          <table:table-cell office:value-type="float" office:value="14.3657708333333" calcext:value-type="float">
            <text:p><text:s/>14.37 <text:s text:c="5"/></text:p>
          </table:table-cell>
          <table:table-cell table:formula="of:=([.D279]+[.C279])/2" office:value-type="float" office:value="14.781" calcext:value-type="float">
            <text:p><text:s/>14.78 <text:s text:c="5"/></text:p>
          </table:table-cell>
          <table:table-cell table:formula="of:=ABS([.E279]-[.F279])" office:value-type="float" office:value="0.4152291666667" calcext:value-type="float">
            <text:p><text:s/>0.42 <text:s text:c="5"/></text:p>
          </table:table-cell>
          <table:table-cell table:formula="of:=ABS([.G279]*100/[.E279])" office:value-type="float" office:value="2.89040644935831" calcext:value-type="float">
            <text:p><text:s/>2.89 <text:s text:c="5"/></text:p>
          </table:table-cell>
          <table:table-cell office:value-type="float" office:value="15" calcext:value-type="float">
            <text:p><text:s/>15.00 <text:s text:c="5"/></text:p>
          </table:table-cell>
          <table:table-cell table:style-name="ce20" table:formula="of:=IF([.A279]&gt;=[.$L$4];1;0)" office:value-type="float" office:value="1" calcext:value-type="float">
            <text:p>1</text:p>
          </table:table-cell>
          <table:table-cell table:style-name="ce24" table:formula="of:=IF([.E279]&gt;[.K$4];[.E279]-[.K$4];0)" office:value-type="float" office:value="4.3657708333333" calcext:value-type="float">
            <text:p><text:s/>4.37 <text:s text:c="5"/></text:p>
          </table:table-cell>
          <table:table-cell table:style-name="ce12" table:formula="of:=[.L278]+([.K279]*[.J279])" office:value-type="float" office:value="1134.89797242527" calcext:value-type="float">
            <text:p><text:s/>1,134.90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78]+[.N279]" office:value-type="float" office:value="283" calcext:value-type="float">
            <text:p>283</text:p>
          </table:table-cell>
          <table:table-cell table:formula="of:=[.O279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278]+[.Q279]" office:value-type="float" office:value="268" calcext:value-type="float">
            <text:p>268</text:p>
          </table:table-cell>
          <table:table-cell table:formula="of:=[.R279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78]+[.T279]" office:value-type="float" office:value="1" calcext:value-type="float">
            <text:p>1</text:p>
          </table:table-cell>
          <table:table-cell table:formula="of:=[.U279]*100/[.U$3]" office:value-type="float" office:value="100" calcext:value-type="float">
            <text:p><text:s/>100.00 <text:s text:c="5"/></text:p>
          </table:table-cell>
          <table:table-cell table:style-name="ce31" table:formula="of:=[.O279]+[.R279]" office:value-type="float" office:value="551" calcext:value-type="float">
            <text:p>551</text:p>
          </table:table-cell>
          <table:table-cell table:style-name="ce35" table:formula="of:=[.W279]/2" office:value-type="float" office:value="275.5" calcext:value-type="float">
            <text:p>276</text:p>
          </table:table-cell>
          <table:table-cell table:style-name="ce24" table:formula="of:=[.X279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02" calcext:value-type="date">
            <text:p>10/2/2006</text:p>
          </table:table-cell>
          <table:table-cell office:value-type="float" office:value="41" calcext:value-type="float">
            <text:p>41</text:p>
          </table:table-cell>
          <table:table-cell office:value-type="float" office:value="11.375" calcext:value-type="float">
            <text:p><text:s/>11.38 <text:s text:c="5"/></text:p>
          </table:table-cell>
          <table:table-cell office:value-type="float" office:value="18.562" calcext:value-type="float">
            <text:p><text:s/>18.56 <text:s text:c="5"/></text:p>
          </table:table-cell>
          <table:table-cell office:value-type="float" office:value="14.7368125" calcext:value-type="float">
            <text:p><text:s/>14.74 <text:s text:c="5"/></text:p>
          </table:table-cell>
          <table:table-cell table:formula="of:=([.D280]+[.C280])/2" office:value-type="float" office:value="14.9685" calcext:value-type="float">
            <text:p><text:s/>14.97 <text:s text:c="5"/></text:p>
          </table:table-cell>
          <table:table-cell table:formula="of:=ABS([.E280]-[.F280])" office:value-type="float" office:value="0.231687500000001" calcext:value-type="float">
            <text:p><text:s/>0.23 <text:s text:c="5"/></text:p>
          </table:table-cell>
          <table:table-cell table:formula="of:=ABS([.G280]*100/[.E280])" office:value-type="float" office:value="1.57216833694533" calcext:value-type="float">
            <text:p><text:s/>1.57 <text:s text:c="5"/></text:p>
          </table:table-cell>
          <table:table-cell office:value-type="float" office:value="2" calcext:value-type="float">
            <text:p><text:s/>2.00 <text:s text:c="5"/></text:p>
          </table:table-cell>
          <table:table-cell table:style-name="ce20" table:formula="of:=IF([.A280]&gt;=[.$L$4];1;0)" office:value-type="float" office:value="1" calcext:value-type="float">
            <text:p>1</text:p>
          </table:table-cell>
          <table:table-cell table:style-name="ce24" table:formula="of:=IF([.E280]&gt;[.K$4];[.E280]-[.K$4];0)" office:value-type="float" office:value="4.7368125" calcext:value-type="float">
            <text:p><text:s/>4.74 <text:s text:c="5"/></text:p>
          </table:table-cell>
          <table:table-cell table:style-name="ce12" table:formula="of:=[.L279]+([.K280]*[.J280])" office:value-type="float" office:value="1139.63478492527" calcext:value-type="float">
            <text:p><text:s/>1,139.63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O279]+[.N280]" office:value-type="float" office:value="283" calcext:value-type="float">
            <text:p>283</text:p>
          </table:table-cell>
          <table:table-cell table:formula="of:=[.O280]*100/[.O$3]" office:value-type="float" office:value="100" calcext:value-type="float">
            <text:p><text:s/>100.00 <text:s text:c="5"/>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R279]+[.Q280]" office:value-type="float" office:value="268" calcext:value-type="float">
            <text:p>268</text:p>
          </table:table-cell>
          <table:table-cell table:formula="of:=[.R280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79]+[.T280]" office:value-type="float" office:value="1" calcext:value-type="float">
            <text:p>1</text:p>
          </table:table-cell>
          <table:table-cell table:formula="of:=[.U280]*100/[.U$3]" office:value-type="float" office:value="100" calcext:value-type="float">
            <text:p><text:s/>100.00 <text:s text:c="5"/></text:p>
          </table:table-cell>
          <table:table-cell table:style-name="ce31" table:formula="of:=[.O280]+[.R280]" office:value-type="float" office:value="551" calcext:value-type="float">
            <text:p>551</text:p>
          </table:table-cell>
          <table:table-cell table:style-name="ce35" table:formula="of:=[.W280]/2" office:value-type="float" office:value="275.5" calcext:value-type="float">
            <text:p>276</text:p>
          </table:table-cell>
          <table:table-cell table:style-name="ce24" table:formula="of:=[.X280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03" calcext:value-type="date">
            <text:p>10/3/2006</text:p>
          </table:table-cell>
          <table:table-cell office:value-type="float" office:value="41" calcext:value-type="float">
            <text:p>41</text:p>
          </table:table-cell>
          <table:table-cell office:value-type="float" office:value="9.875" calcext:value-type="float">
            <text:p><text:s/>9.88 <text:s text:c="5"/></text:p>
          </table:table-cell>
          <table:table-cell office:value-type="float" office:value="14.62" calcext:value-type="float">
            <text:p><text:s/>14.62 <text:s text:c="5"/></text:p>
          </table:table-cell>
          <table:table-cell office:value-type="float" office:value="12.0240625" calcext:value-type="float">
            <text:p><text:s/>12.02 <text:s text:c="5"/></text:p>
          </table:table-cell>
          <table:table-cell table:formula="of:=([.D281]+[.C281])/2" office:value-type="float" office:value="12.2475" calcext:value-type="float">
            <text:p><text:s/>12.25 <text:s text:c="5"/></text:p>
          </table:table-cell>
          <table:table-cell table:formula="of:=ABS([.E281]-[.F281])" office:value-type="float" office:value="0.223437499999999" calcext:value-type="float">
            <text:p><text:s/>0.22 <text:s text:c="5"/></text:p>
          </table:table-cell>
          <table:table-cell table:formula="of:=ABS([.G281]*100/[.E281])" office:value-type="float" office:value="1.85825298230111" calcext:value-type="float">
            <text:p><text:s/>1.86 <text:s text:c="5"/></text:p>
          </table:table-cell>
          <table:table-cell office:value-type="float" office:value="10.7" calcext:value-type="float">
            <text:p><text:s/>10.70 <text:s text:c="5"/></text:p>
          </table:table-cell>
          <table:table-cell table:style-name="ce20" table:formula="of:=IF([.A281]&gt;=[.$L$4];1;0)" office:value-type="float" office:value="1" calcext:value-type="float">
            <text:p>1</text:p>
          </table:table-cell>
          <table:table-cell table:style-name="ce24" table:formula="of:=IF([.E281]&gt;[.K$4];[.E281]-[.K$4];0)" office:value-type="float" office:value="2.0240625" calcext:value-type="float">
            <text:p><text:s/>2.02 <text:s text:c="5"/></text:p>
          </table:table-cell>
          <table:table-cell table:style-name="ce12" table:formula="of:=[.L280]+([.K281]*[.J281])" office:value-type="float" office:value="1141.65884742527" calcext:value-type="float">
            <text:p><text:s/>1,141.6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80]+[.N281]" office:value-type="float" office:value="283" calcext:value-type="float">
            <text:p>283</text:p>
          </table:table-cell>
          <table:table-cell table:formula="of:=[.O281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280]+[.Q281]" office:value-type="float" office:value="268" calcext:value-type="float">
            <text:p>268</text:p>
          </table:table-cell>
          <table:table-cell table:formula="of:=[.R281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80]+[.T281]" office:value-type="float" office:value="1" calcext:value-type="float">
            <text:p>1</text:p>
          </table:table-cell>
          <table:table-cell table:formula="of:=[.U281]*100/[.U$3]" office:value-type="float" office:value="100" calcext:value-type="float">
            <text:p><text:s/>100.00 <text:s text:c="5"/></text:p>
          </table:table-cell>
          <table:table-cell table:style-name="ce31" table:formula="of:=[.O281]+[.R281]" office:value-type="float" office:value="551" calcext:value-type="float">
            <text:p>551</text:p>
          </table:table-cell>
          <table:table-cell table:style-name="ce35" table:formula="of:=[.W281]/2" office:value-type="float" office:value="275.5" calcext:value-type="float">
            <text:p>276</text:p>
          </table:table-cell>
          <table:table-cell table:style-name="ce24" table:formula="of:=[.X281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04" calcext:value-type="date">
            <text:p>10/4/2006</text:p>
          </table:table-cell>
          <table:table-cell office:value-type="float" office:value="41" calcext:value-type="float">
            <text:p>41</text:p>
          </table:table-cell>
          <table:table-cell office:value-type="float" office:value="10.625" calcext:value-type="float">
            <text:p><text:s/>10.63 <text:s text:c="5"/></text:p>
          </table:table-cell>
          <table:table-cell office:value-type="float" office:value="14.62" calcext:value-type="float">
            <text:p><text:s/>14.62 <text:s text:c="5"/></text:p>
          </table:table-cell>
          <table:table-cell office:value-type="float" office:value="12.7224583333333" calcext:value-type="float">
            <text:p><text:s/>12.72 <text:s text:c="5"/></text:p>
          </table:table-cell>
          <table:table-cell table:formula="of:=([.D282]+[.C282])/2" office:value-type="float" office:value="12.6225" calcext:value-type="float">
            <text:p><text:s/>12.62 <text:s text:c="5"/></text:p>
          </table:table-cell>
          <table:table-cell table:formula="of:=ABS([.E282]-[.F282])" office:value-type="float" office:value="0.0999583333333014" calcext:value-type="float">
            <text:p><text:s/>0.10 <text:s text:c="5"/></text:p>
          </table:table-cell>
          <table:table-cell table:formula="of:=ABS([.G282]*100/[.E282])" office:value-type="float" office:value="0.785684108482454" calcext:value-type="float">
            <text:p><text:s/>0.79 <text:s text:c="5"/></text:p>
          </table:table-cell>
          <table:table-cell office:value-type="float" office:value="6.6" calcext:value-type="float">
            <text:p><text:s/>6.60 <text:s text:c="5"/></text:p>
          </table:table-cell>
          <table:table-cell table:style-name="ce20" table:formula="of:=IF([.A282]&gt;=[.$L$4];1;0)" office:value-type="float" office:value="1" calcext:value-type="float">
            <text:p>1</text:p>
          </table:table-cell>
          <table:table-cell table:style-name="ce24" table:formula="of:=IF([.E282]&gt;[.K$4];[.E282]-[.K$4];0)" office:value-type="float" office:value="2.7224583333333" calcext:value-type="float">
            <text:p><text:s/>2.72 <text:s text:c="5"/></text:p>
          </table:table-cell>
          <table:table-cell table:style-name="ce12" table:formula="of:=[.L281]+([.K282]*[.J282])" office:value-type="float" office:value="1144.38130575861" calcext:value-type="float">
            <text:p><text:s/>1,144.38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O281]+[.N282]" office:value-type="float" office:value="283" calcext:value-type="float">
            <text:p>283</text:p>
          </table:table-cell>
          <table:table-cell table:formula="of:=[.O282]*100/[.O$3]" office:value-type="float" office:value="100" calcext:value-type="float">
            <text:p><text:s/>100.00 <text:s text:c="5"/>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R281]+[.Q282]" office:value-type="float" office:value="268" calcext:value-type="float">
            <text:p>268</text:p>
          </table:table-cell>
          <table:table-cell table:formula="of:=[.R282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81]+[.T282]" office:value-type="float" office:value="1" calcext:value-type="float">
            <text:p>1</text:p>
          </table:table-cell>
          <table:table-cell table:formula="of:=[.U282]*100/[.U$3]" office:value-type="float" office:value="100" calcext:value-type="float">
            <text:p><text:s/>100.00 <text:s text:c="5"/></text:p>
          </table:table-cell>
          <table:table-cell table:style-name="ce31" table:formula="of:=[.O282]+[.R282]" office:value-type="float" office:value="551" calcext:value-type="float">
            <text:p>551</text:p>
          </table:table-cell>
          <table:table-cell table:style-name="ce35" table:formula="of:=[.W282]/2" office:value-type="float" office:value="275.5" calcext:value-type="float">
            <text:p>276</text:p>
          </table:table-cell>
          <table:table-cell table:style-name="ce24" table:formula="of:=[.X282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05" calcext:value-type="date">
            <text:p>10/5/2006</text:p>
          </table:table-cell>
          <table:table-cell office:value-type="float" office:value="41" calcext:value-type="float">
            <text:p>41</text:p>
          </table:table-cell>
          <table:table-cell office:value-type="float" office:value="7.438" calcext:value-type="float">
            <text:p><text:s/>7.44 <text:s text:c="5"/></text:p>
          </table:table-cell>
          <table:table-cell office:value-type="float" office:value="13.375" calcext:value-type="float">
            <text:p><text:s/>13.38 <text:s text:c="5"/></text:p>
          </table:table-cell>
          <table:table-cell office:value-type="float" office:value="9.62864583333333" calcext:value-type="float">
            <text:p><text:s/>9.63 <text:s text:c="5"/></text:p>
          </table:table-cell>
          <table:table-cell table:formula="of:=([.D283]+[.C283])/2" office:value-type="float" office:value="10.4065" calcext:value-type="float">
            <text:p><text:s/>10.41 <text:s text:c="5"/></text:p>
          </table:table-cell>
          <table:table-cell table:formula="of:=ABS([.E283]-[.F283])" office:value-type="float" office:value="0.777854166666669" calcext:value-type="float">
            <text:p><text:s/>0.78 <text:s text:c="5"/></text:p>
          </table:table-cell>
          <table:table-cell table:formula="of:=ABS([.G283]*100/[.E283])" office:value-type="float" office:value="8.07854167793588" calcext:value-type="float">
            <text:p><text:s/>8.0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83]&gt;=[.$L$4];1;0)" office:value-type="float" office:value="1" calcext:value-type="float">
            <text:p>1</text:p>
          </table:table-cell>
          <table:table-cell table:style-name="ce24" table:formula="of:=IF([.E283]&gt;[.K$4];[.E283]-[.K$4];0)" office:value-type="float" office:value="0" calcext:value-type="float">
            <text:p><text:s/>- <text:s text:c="7"/></text:p>
          </table:table-cell>
          <table:table-cell table:style-name="ce12" table:formula="of:=[.L282]+([.K283]*[.J283])" office:value-type="float" office:value="1144.38130575861" calcext:value-type="float">
            <text:p><text:s/>1,144.38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82]+[.N283]" office:value-type="float" office:value="283" calcext:value-type="float">
            <text:p>283</text:p>
          </table:table-cell>
          <table:table-cell table:formula="of:=[.O283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282]+[.Q283]" office:value-type="float" office:value="268" calcext:value-type="float">
            <text:p>268</text:p>
          </table:table-cell>
          <table:table-cell table:formula="of:=[.R283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82]+[.T283]" office:value-type="float" office:value="1" calcext:value-type="float">
            <text:p>1</text:p>
          </table:table-cell>
          <table:table-cell table:formula="of:=[.U283]*100/[.U$3]" office:value-type="float" office:value="100" calcext:value-type="float">
            <text:p><text:s/>100.00 <text:s text:c="5"/></text:p>
          </table:table-cell>
          <table:table-cell table:style-name="ce31" table:formula="of:=[.O283]+[.R283]" office:value-type="float" office:value="551" calcext:value-type="float">
            <text:p>551</text:p>
          </table:table-cell>
          <table:table-cell table:style-name="ce35" table:formula="of:=[.W283]/2" office:value-type="float" office:value="275.5" calcext:value-type="float">
            <text:p>276</text:p>
          </table:table-cell>
          <table:table-cell table:style-name="ce24" table:formula="of:=[.X283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06" calcext:value-type="date">
            <text:p>10/6/2006</text:p>
          </table:table-cell>
          <table:table-cell office:value-type="float" office:value="41" calcext:value-type="float">
            <text:p>41</text:p>
          </table:table-cell>
          <table:table-cell office:value-type="float" office:value="6.75" calcext:value-type="float">
            <text:p><text:s/>6.75 <text:s text:c="5"/></text:p>
          </table:table-cell>
          <table:table-cell office:value-type="float" office:value="18.438" calcext:value-type="float">
            <text:p><text:s/>18.44 <text:s text:c="5"/></text:p>
          </table:table-cell>
          <table:table-cell office:value-type="float" office:value="11.0060416666667" calcext:value-type="float">
            <text:p><text:s/>11.01 <text:s text:c="5"/></text:p>
          </table:table-cell>
          <table:table-cell table:formula="of:=([.D284]+[.C284])/2" office:value-type="float" office:value="12.594" calcext:value-type="float">
            <text:p><text:s/>12.59 <text:s text:c="5"/></text:p>
          </table:table-cell>
          <table:table-cell table:formula="of:=ABS([.E284]-[.F284])" office:value-type="float" office:value="1.5879583333333" calcext:value-type="float">
            <text:p><text:s/>1.59 <text:s text:c="5"/></text:p>
          </table:table-cell>
          <table:table-cell table:formula="of:=ABS([.G284]*100/[.E284])" office:value-type="float" office:value="14.4280603456431" calcext:value-type="float">
            <text:p><text:s/>14.4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84]&gt;=[.$L$4];1;0)" office:value-type="float" office:value="1" calcext:value-type="float">
            <text:p>1</text:p>
          </table:table-cell>
          <table:table-cell table:style-name="ce24" table:formula="of:=IF([.E284]&gt;[.K$4];[.E284]-[.K$4];0)" office:value-type="float" office:value="1.0060416666667" calcext:value-type="float">
            <text:p><text:s/>1.01 <text:s text:c="5"/></text:p>
          </table:table-cell>
          <table:table-cell table:style-name="ce12" table:formula="of:=[.L283]+([.K284]*[.J284])" office:value-type="float" office:value="1145.38734742527" calcext:value-type="float">
            <text:p><text:s/>1,145.39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O283]+[.N284]" office:value-type="float" office:value="283" calcext:value-type="float">
            <text:p>283</text:p>
          </table:table-cell>
          <table:table-cell table:formula="of:=[.O284]*100/[.O$3]" office:value-type="float" office:value="100" calcext:value-type="float">
            <text:p><text:s/>100.00 <text:s text:c="5"/>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R283]+[.Q284]" office:value-type="float" office:value="268" calcext:value-type="float">
            <text:p>268</text:p>
          </table:table-cell>
          <table:table-cell table:formula="of:=[.R284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83]+[.T284]" office:value-type="float" office:value="1" calcext:value-type="float">
            <text:p>1</text:p>
          </table:table-cell>
          <table:table-cell table:formula="of:=[.U284]*100/[.U$3]" office:value-type="float" office:value="100" calcext:value-type="float">
            <text:p><text:s/>100.00 <text:s text:c="5"/></text:p>
          </table:table-cell>
          <table:table-cell table:style-name="ce31" table:formula="of:=[.O284]+[.R284]" office:value-type="float" office:value="551" calcext:value-type="float">
            <text:p>551</text:p>
          </table:table-cell>
          <table:table-cell table:style-name="ce35" table:formula="of:=[.W284]/2" office:value-type="float" office:value="275.5" calcext:value-type="float">
            <text:p>276</text:p>
          </table:table-cell>
          <table:table-cell table:style-name="ce24" table:formula="of:=[.X284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07" calcext:value-type="date">
            <text:p>10/7/2006</text:p>
          </table:table-cell>
          <table:table-cell office:value-type="float" office:value="41" calcext:value-type="float">
            <text:p>41</text:p>
          </table:table-cell>
          <table:table-cell office:value-type="float" office:value="7.25" calcext:value-type="float">
            <text:p><text:s/>7.25 <text:s text:c="5"/></text:p>
          </table:table-cell>
          <table:table-cell office:value-type="float" office:value="18.5" calcext:value-type="float">
            <text:p><text:s/>18.50 <text:s text:c="5"/></text:p>
          </table:table-cell>
          <table:table-cell office:value-type="float" office:value="12.5702083333333" calcext:value-type="float">
            <text:p><text:s/>12.57 <text:s text:c="5"/></text:p>
          </table:table-cell>
          <table:table-cell table:formula="of:=([.D285]+[.C285])/2" office:value-type="float" office:value="12.875" calcext:value-type="float">
            <text:p><text:s/>12.88 <text:s text:c="5"/></text:p>
          </table:table-cell>
          <table:table-cell table:formula="of:=ABS([.E285]-[.F285])" office:value-type="float" office:value="0.3047916666667" calcext:value-type="float">
            <text:p><text:s/>0.30 <text:s text:c="5"/></text:p>
          </table:table-cell>
          <table:table-cell table:formula="of:=ABS([.G285]*100/[.E285])" office:value-type="float" office:value="2.42471452011231" calcext:value-type="float">
            <text:p><text:s/>2.42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85]&gt;=[.$L$4];1;0)" office:value-type="float" office:value="1" calcext:value-type="float">
            <text:p>1</text:p>
          </table:table-cell>
          <table:table-cell table:style-name="ce24" table:formula="of:=IF([.E285]&gt;[.K$4];[.E285]-[.K$4];0)" office:value-type="float" office:value="2.5702083333333" calcext:value-type="float">
            <text:p><text:s/>2.57 <text:s text:c="5"/></text:p>
          </table:table-cell>
          <table:table-cell table:style-name="ce12" table:formula="of:=[.L284]+([.K285]*[.J285])" office:value-type="float" office:value="1147.95755575861" calcext:value-type="float">
            <text:p><text:s/>1,147.9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84]+[.N285]" office:value-type="float" office:value="283" calcext:value-type="float">
            <text:p>283</text:p>
          </table:table-cell>
          <table:table-cell table:formula="of:=[.O285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284]+[.Q285]" office:value-type="float" office:value="268" calcext:value-type="float">
            <text:p>268</text:p>
          </table:table-cell>
          <table:table-cell table:formula="of:=[.R285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84]+[.T285]" office:value-type="float" office:value="1" calcext:value-type="float">
            <text:p>1</text:p>
          </table:table-cell>
          <table:table-cell table:formula="of:=[.U285]*100/[.U$3]" office:value-type="float" office:value="100" calcext:value-type="float">
            <text:p><text:s/>100.00 <text:s text:c="5"/></text:p>
          </table:table-cell>
          <table:table-cell table:style-name="ce31" table:formula="of:=[.O285]+[.R285]" office:value-type="float" office:value="551" calcext:value-type="float">
            <text:p>551</text:p>
          </table:table-cell>
          <table:table-cell table:style-name="ce35" table:formula="of:=[.W285]/2" office:value-type="float" office:value="275.5" calcext:value-type="float">
            <text:p>276</text:p>
          </table:table-cell>
          <table:table-cell table:style-name="ce24" table:formula="of:=[.X285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08" calcext:value-type="date">
            <text:p>10/8/2006</text:p>
          </table:table-cell>
          <table:table-cell office:value-type="float" office:value="41" calcext:value-type="float">
            <text:p>41</text:p>
          </table:table-cell>
          <table:table-cell office:value-type="float" office:value="9.125" calcext:value-type="float">
            <text:p><text:s/>9.13 <text:s text:c="5"/></text:p>
          </table:table-cell>
          <table:table-cell office:value-type="float" office:value="17.438" calcext:value-type="float">
            <text:p><text:s/>17.44 <text:s text:c="5"/></text:p>
          </table:table-cell>
          <table:table-cell office:value-type="float" office:value="11.5414583333333" calcext:value-type="float">
            <text:p><text:s/>11.54 <text:s text:c="5"/></text:p>
          </table:table-cell>
          <table:table-cell table:formula="of:=([.D286]+[.C286])/2" office:value-type="float" office:value="13.2815" calcext:value-type="float">
            <text:p><text:s/>13.28 <text:s text:c="5"/></text:p>
          </table:table-cell>
          <table:table-cell table:formula="of:=ABS([.E286]-[.F286])" office:value-type="float" office:value="1.7400416666667" calcext:value-type="float">
            <text:p><text:s/>1.74 <text:s text:c="5"/></text:p>
          </table:table-cell>
          <table:table-cell table:formula="of:=ABS([.G286]*100/[.E286])" office:value-type="float" office:value="15.0764454232029" calcext:value-type="float">
            <text:p><text:s/>15.0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86]&gt;=[.$L$4];1;0)" office:value-type="float" office:value="1" calcext:value-type="float">
            <text:p>1</text:p>
          </table:table-cell>
          <table:table-cell table:style-name="ce24" table:formula="of:=IF([.E286]&gt;[.K$4];[.E286]-[.K$4];0)" office:value-type="float" office:value="1.5414583333333" calcext:value-type="float">
            <text:p><text:s/>1.54 <text:s text:c="5"/></text:p>
          </table:table-cell>
          <table:table-cell table:style-name="ce12" table:formula="of:=[.L285]+([.K286]*[.J286])" office:value-type="float" office:value="1149.49901409194" calcext:value-type="float">
            <text:p><text:s/>1,149.50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O285]+[.N286]" office:value-type="float" office:value="283" calcext:value-type="float">
            <text:p>283</text:p>
          </table:table-cell>
          <table:table-cell table:formula="of:=[.O286]*100/[.O$3]" office:value-type="float" office:value="100" calcext:value-type="float">
            <text:p><text:s/>100.00 <text:s text:c="5"/>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R285]+[.Q286]" office:value-type="float" office:value="268" calcext:value-type="float">
            <text:p>268</text:p>
          </table:table-cell>
          <table:table-cell table:formula="of:=[.R286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85]+[.T286]" office:value-type="float" office:value="1" calcext:value-type="float">
            <text:p>1</text:p>
          </table:table-cell>
          <table:table-cell table:formula="of:=[.U286]*100/[.U$3]" office:value-type="float" office:value="100" calcext:value-type="float">
            <text:p><text:s/>100.00 <text:s text:c="5"/></text:p>
          </table:table-cell>
          <table:table-cell table:style-name="ce31" table:formula="of:=[.O286]+[.R286]" office:value-type="float" office:value="551" calcext:value-type="float">
            <text:p>551</text:p>
          </table:table-cell>
          <table:table-cell table:style-name="ce35" table:formula="of:=[.W286]/2" office:value-type="float" office:value="275.5" calcext:value-type="float">
            <text:p>276</text:p>
          </table:table-cell>
          <table:table-cell table:style-name="ce24" table:formula="of:=[.X286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09" calcext:value-type="date">
            <text:p>10/9/2006</text:p>
          </table:table-cell>
          <table:table-cell office:value-type="float" office:value="42" calcext:value-type="float">
            <text:p>42</text:p>
          </table:table-cell>
          <table:table-cell office:value-type="float" office:value="5.938" calcext:value-type="float">
            <text:p><text:s/>5.94 <text:s text:c="5"/></text:p>
          </table:table-cell>
          <table:table-cell office:value-type="float" office:value="18.125" calcext:value-type="float">
            <text:p><text:s/>18.13 <text:s text:c="5"/></text:p>
          </table:table-cell>
          <table:table-cell office:value-type="float" office:value="11.4387083333333" calcext:value-type="float">
            <text:p><text:s/>11.44 <text:s text:c="5"/></text:p>
          </table:table-cell>
          <table:table-cell table:formula="of:=([.D287]+[.C287])/2" office:value-type="float" office:value="12.0315" calcext:value-type="float">
            <text:p><text:s/>12.03 <text:s text:c="5"/></text:p>
          </table:table-cell>
          <table:table-cell table:formula="of:=ABS([.E287]-[.F287])" office:value-type="float" office:value="0.592791666666699" calcext:value-type="float">
            <text:p><text:s/>0.59 <text:s text:c="5"/></text:p>
          </table:table-cell>
          <table:table-cell table:formula="of:=ABS([.G287]*100/[.E287])" office:value-type="float" office:value="5.18233046417712" calcext:value-type="float">
            <text:p><text:s/>5.1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87]&gt;=[.$L$4];1;0)" office:value-type="float" office:value="1" calcext:value-type="float">
            <text:p>1</text:p>
          </table:table-cell>
          <table:table-cell table:style-name="ce24" table:formula="of:=IF([.E287]&gt;[.K$4];[.E287]-[.K$4];0)" office:value-type="float" office:value="1.4387083333333" calcext:value-type="float">
            <text:p><text:s/>1.44 <text:s text:c="5"/></text:p>
          </table:table-cell>
          <table:table-cell table:style-name="ce12" table:formula="of:=[.L286]+([.K287]*[.J287])" office:value-type="float" office:value="1150.93772242527" calcext:value-type="float">
            <text:p><text:s/>1,150.9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86]+[.N287]" office:value-type="float" office:value="283" calcext:value-type="float">
            <text:p>283</text:p>
          </table:table-cell>
          <table:table-cell table:formula="of:=[.O287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286]+[.Q287]" office:value-type="float" office:value="268" calcext:value-type="float">
            <text:p>268</text:p>
          </table:table-cell>
          <table:table-cell table:formula="of:=[.R287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86]+[.T287]" office:value-type="float" office:value="1" calcext:value-type="float">
            <text:p>1</text:p>
          </table:table-cell>
          <table:table-cell table:formula="of:=[.U287]*100/[.U$3]" office:value-type="float" office:value="100" calcext:value-type="float">
            <text:p><text:s/>100.00 <text:s text:c="5"/></text:p>
          </table:table-cell>
          <table:table-cell table:style-name="ce31" table:formula="of:=[.O287]+[.R287]" office:value-type="float" office:value="551" calcext:value-type="float">
            <text:p>551</text:p>
          </table:table-cell>
          <table:table-cell table:style-name="ce35" table:formula="of:=[.W287]/2" office:value-type="float" office:value="275.5" calcext:value-type="float">
            <text:p>276</text:p>
          </table:table-cell>
          <table:table-cell table:style-name="ce24" table:formula="of:=[.X287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10" calcext:value-type="date">
            <text:p>10/10/2006</text:p>
          </table:table-cell>
          <table:table-cell office:value-type="float" office:value="42" calcext:value-type="float">
            <text:p>42</text:p>
          </table:table-cell>
          <table:table-cell office:value-type="float" office:value="3.812" calcext:value-type="float">
            <text:p><text:s/>3.81 <text:s text:c="5"/></text:p>
          </table:table-cell>
          <table:table-cell office:value-type="float" office:value="20.438" calcext:value-type="float">
            <text:p><text:s/>20.44 <text:s text:c="5"/></text:p>
          </table:table-cell>
          <table:table-cell office:value-type="float" office:value="10.6107291666667" calcext:value-type="float">
            <text:p><text:s/>10.61 <text:s text:c="5"/></text:p>
          </table:table-cell>
          <table:table-cell table:formula="of:=([.D288]+[.C288])/2" office:value-type="float" office:value="12.125" calcext:value-type="float">
            <text:p><text:s/>12.13 <text:s text:c="5"/></text:p>
          </table:table-cell>
          <table:table-cell table:formula="of:=ABS([.E288]-[.F288])" office:value-type="float" office:value="1.5142708333333" calcext:value-type="float">
            <text:p><text:s/>1.51 <text:s text:c="5"/></text:p>
          </table:table-cell>
          <table:table-cell table:formula="of:=ABS([.G288]*100/[.E288])" office:value-type="float" office:value="14.2711288691671" calcext:value-type="float">
            <text:p><text:s/>14.27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88]&gt;=[.$L$4];1;0)" office:value-type="float" office:value="1" calcext:value-type="float">
            <text:p>1</text:p>
          </table:table-cell>
          <table:table-cell table:style-name="ce24" table:formula="of:=IF([.E288]&gt;[.K$4];[.E288]-[.K$4];0)" office:value-type="float" office:value="0.610729166666699" calcext:value-type="float">
            <text:p><text:s/>0.61 <text:s text:c="5"/></text:p>
          </table:table-cell>
          <table:table-cell table:style-name="ce12" table:formula="of:=[.L287]+([.K288]*[.J288])" office:value-type="float" office:value="1151.54845159194" calcext:value-type="float">
            <text:p><text:s/>1,151.55 <text:s text:c="5"/></text:p>
          </table:table-cell>
          <table:table-cell office:value-type="string" calcext:value-type="string">
            <text:p>FIELD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O287]+[.N288]" office:value-type="float" office:value="283" calcext:value-type="float">
            <text:p>283</text:p>
          </table:table-cell>
          <table:table-cell table:formula="of:=[.O288]*100/[.O$3]" office:value-type="float" office:value="100" calcext:value-type="float">
            <text:p><text:s/>100.00 <text:s text:c="5"/>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R287]+[.Q288]" office:value-type="float" office:value="268" calcext:value-type="float">
            <text:p>268</text:p>
          </table:table-cell>
          <table:table-cell table:formula="of:=[.R288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87]+[.T288]" office:value-type="float" office:value="1" calcext:value-type="float">
            <text:p>1</text:p>
          </table:table-cell>
          <table:table-cell table:formula="of:=[.U288]*100/[.U$3]" office:value-type="float" office:value="100" calcext:value-type="float">
            <text:p><text:s/>100.00 <text:s text:c="5"/></text:p>
          </table:table-cell>
          <table:table-cell table:style-name="ce31" table:formula="of:=[.O288]+[.R288]" office:value-type="float" office:value="551" calcext:value-type="float">
            <text:p>551</text:p>
          </table:table-cell>
          <table:table-cell table:style-name="ce35" table:formula="of:=[.W288]/2" office:value-type="float" office:value="275.5" calcext:value-type="float">
            <text:p>276</text:p>
          </table:table-cell>
          <table:table-cell table:style-name="ce24" table:formula="of:=[.X288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11" calcext:value-type="date">
            <text:p>10/11/200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<text:s/>5.00 <text:s text:c="5"/></text:p>
          </table:table-cell>
          <table:table-cell office:value-type="float" office:value="21.812" calcext:value-type="float">
            <text:p><text:s/>21.81 <text:s text:c="5"/></text:p>
          </table:table-cell>
          <table:table-cell office:value-type="float" office:value="10.8199583333333" calcext:value-type="float">
            <text:p><text:s/>10.82 <text:s text:c="5"/></text:p>
          </table:table-cell>
          <table:table-cell table:formula="of:=([.D289]+[.C289])/2" office:value-type="float" office:value="13.406" calcext:value-type="float">
            <text:p><text:s/>13.41 <text:s text:c="5"/></text:p>
          </table:table-cell>
          <table:table-cell table:formula="of:=ABS([.E289]-[.F289])" office:value-type="float" office:value="2.5860416666667" calcext:value-type="float">
            <text:p><text:s/>2.59 <text:s text:c="5"/></text:p>
          </table:table-cell>
          <table:table-cell table:formula="of:=ABS([.G289]*100/[.E289])" office:value-type="float" office:value="23.9006619711263" calcext:value-type="float">
            <text:p><text:s/>23.9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89]&gt;=[.$L$4];1;0)" office:value-type="float" office:value="1" calcext:value-type="float">
            <text:p>1</text:p>
          </table:table-cell>
          <table:table-cell table:style-name="ce24" table:formula="of:=IF([.E289]&gt;[.K$4];[.E289]-[.K$4];0)" office:value-type="float" office:value="0.8199583333333" calcext:value-type="float">
            <text:p><text:s/>0.82 <text:s text:c="5"/></text:p>
          </table:table-cell>
          <table:table-cell table:style-name="ce12" table:formula="of:=[.L288]+([.K289]*[.J289])" office:value-type="float" office:value="1152.36840992527" calcext:value-type="float">
            <text:p><text:s/>1,152.3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88]+[.N289]" office:value-type="float" office:value="283" calcext:value-type="float">
            <text:p>283</text:p>
          </table:table-cell>
          <table:table-cell table:formula="of:=[.O289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288]+[.Q289]" office:value-type="float" office:value="268" calcext:value-type="float">
            <text:p>268</text:p>
          </table:table-cell>
          <table:table-cell table:formula="of:=[.R289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88]+[.T289]" office:value-type="float" office:value="1" calcext:value-type="float">
            <text:p>1</text:p>
          </table:table-cell>
          <table:table-cell table:formula="of:=[.U289]*100/[.U$3]" office:value-type="float" office:value="100" calcext:value-type="float">
            <text:p><text:s/>100.00 <text:s text:c="5"/></text:p>
          </table:table-cell>
          <table:table-cell table:style-name="ce31" table:formula="of:=[.O289]+[.R289]" office:value-type="float" office:value="551" calcext:value-type="float">
            <text:p>551</text:p>
          </table:table-cell>
          <table:table-cell table:style-name="ce35" table:formula="of:=[.W289]/2" office:value-type="float" office:value="275.5" calcext:value-type="float">
            <text:p>276</text:p>
          </table:table-cell>
          <table:table-cell table:style-name="ce24" table:formula="of:=[.X289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12" calcext:value-type="date">
            <text:p>10/12/2006</text:p>
          </table:table-cell>
          <table:table-cell office:value-type="float" office:value="42" calcext:value-type="float">
            <text:p>42</text:p>
          </table:table-cell>
          <table:table-cell office:value-type="float" office:value="5.375" calcext:value-type="float">
            <text:p><text:s/>5.38 <text:s text:c="5"/></text:p>
          </table:table-cell>
          <table:table-cell office:value-type="float" office:value="19.562" calcext:value-type="float">
            <text:p><text:s/>19.56 <text:s text:c="5"/></text:p>
          </table:table-cell>
          <table:table-cell office:value-type="float" office:value="10.5987708333333" calcext:value-type="float">
            <text:p><text:s/>10.60 <text:s text:c="5"/></text:p>
          </table:table-cell>
          <table:table-cell table:formula="of:=([.D290]+[.C290])/2" office:value-type="float" office:value="12.4685" calcext:value-type="float">
            <text:p><text:s/>12.47 <text:s text:c="5"/></text:p>
          </table:table-cell>
          <table:table-cell table:formula="of:=ABS([.E290]-[.F290])" office:value-type="float" office:value="1.8697291666667" calcext:value-type="float">
            <text:p><text:s/>1.87 <text:s text:c="5"/></text:p>
          </table:table-cell>
          <table:table-cell table:formula="of:=ABS([.G290]*100/[.E290])" office:value-type="float" office:value="17.6410000373475" calcext:value-type="float">
            <text:p><text:s/>17.64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90]&gt;=[.$L$4];1;0)" office:value-type="float" office:value="1" calcext:value-type="float">
            <text:p>1</text:p>
          </table:table-cell>
          <table:table-cell table:style-name="ce24" table:formula="of:=IF([.E290]&gt;[.K$4];[.E290]-[.K$4];0)" office:value-type="float" office:value="0.598770833333299" calcext:value-type="float">
            <text:p><text:s/>0.60 <text:s text:c="5"/></text:p>
          </table:table-cell>
          <table:table-cell table:style-name="ce12" table:formula="of:=[.L289]+([.K290]*[.J290])" office:value-type="float" office:value="1152.96718075861" calcext:value-type="float">
            <text:p><text:s/>1,152.9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89]+[.N290]" office:value-type="float" office:value="283" calcext:value-type="float">
            <text:p>283</text:p>
          </table:table-cell>
          <table:table-cell table:formula="of:=[.O290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289]+[.Q290]" office:value-type="float" office:value="268" calcext:value-type="float">
            <text:p>268</text:p>
          </table:table-cell>
          <table:table-cell table:formula="of:=[.R290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89]+[.T290]" office:value-type="float" office:value="1" calcext:value-type="float">
            <text:p>1</text:p>
          </table:table-cell>
          <table:table-cell table:formula="of:=[.U290]*100/[.U$3]" office:value-type="float" office:value="100" calcext:value-type="float">
            <text:p><text:s/>100.00 <text:s text:c="5"/></text:p>
          </table:table-cell>
          <table:table-cell table:style-name="ce31" table:formula="of:=[.O290]+[.R290]" office:value-type="float" office:value="551" calcext:value-type="float">
            <text:p>551</text:p>
          </table:table-cell>
          <table:table-cell table:style-name="ce35" table:formula="of:=[.W290]/2" office:value-type="float" office:value="275.5" calcext:value-type="float">
            <text:p>276</text:p>
          </table:table-cell>
          <table:table-cell table:style-name="ce24" table:formula="of:=[.X290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13" calcext:value-type="date">
            <text:p>10/13/2006</text:p>
          </table:table-cell>
          <table:table-cell office:value-type="float" office:value="42" calcext:value-type="float">
            <text:p>42</text:p>
          </table:table-cell>
          <table:table-cell office:value-type="float" office:value="6.125" calcext:value-type="float">
            <text:p><text:s/>6.13 <text:s text:c="5"/></text:p>
          </table:table-cell>
          <table:table-cell office:value-type="float" office:value="20.375" calcext:value-type="float">
            <text:p><text:s/>20.38 <text:s text:c="5"/></text:p>
          </table:table-cell>
          <table:table-cell office:value-type="float" office:value="11.0050625" calcext:value-type="float">
            <text:p><text:s/>11.01 <text:s text:c="5"/></text:p>
          </table:table-cell>
          <table:table-cell table:formula="of:=([.D291]+[.C291])/2" office:value-type="float" office:value="13.25" calcext:value-type="float">
            <text:p><text:s/>13.25 <text:s text:c="5"/></text:p>
          </table:table-cell>
          <table:table-cell table:formula="of:=ABS([.E291]-[.F291])" office:value-type="float" office:value="2.2449375" calcext:value-type="float">
            <text:p><text:s/>2.24 <text:s text:c="5"/></text:p>
          </table:table-cell>
          <table:table-cell table:formula="of:=ABS([.G291]*100/[.E291])" office:value-type="float" office:value="20.3991344892408" calcext:value-type="float">
            <text:p><text:s/>20.4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91]&gt;=[.$L$4];1;0)" office:value-type="float" office:value="1" calcext:value-type="float">
            <text:p>1</text:p>
          </table:table-cell>
          <table:table-cell table:style-name="ce24" table:formula="of:=IF([.E291]&gt;[.K$4];[.E291]-[.K$4];0)" office:value-type="float" office:value="1.0050625" calcext:value-type="float">
            <text:p><text:s/>1.01 <text:s text:c="5"/></text:p>
          </table:table-cell>
          <table:table-cell table:style-name="ce12" table:formula="of:=[.L290]+([.K291]*[.J291])" office:value-type="float" office:value="1153.97224325861" calcext:value-type="float">
            <text:p><text:s/>1,153.9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90]+[.N291]" office:value-type="float" office:value="283" calcext:value-type="float">
            <text:p>283</text:p>
          </table:table-cell>
          <table:table-cell table:formula="of:=[.O291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290]+[.Q291]" office:value-type="float" office:value="268" calcext:value-type="float">
            <text:p>268</text:p>
          </table:table-cell>
          <table:table-cell table:formula="of:=[.R291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90]+[.T291]" office:value-type="float" office:value="1" calcext:value-type="float">
            <text:p>1</text:p>
          </table:table-cell>
          <table:table-cell table:formula="of:=[.U291]*100/[.U$3]" office:value-type="float" office:value="100" calcext:value-type="float">
            <text:p><text:s/>100.00 <text:s text:c="5"/></text:p>
          </table:table-cell>
          <table:table-cell table:style-name="ce31" table:formula="of:=[.O291]+[.R291]" office:value-type="float" office:value="551" calcext:value-type="float">
            <text:p>551</text:p>
          </table:table-cell>
          <table:table-cell table:style-name="ce35" table:formula="of:=[.W291]/2" office:value-type="float" office:value="275.5" calcext:value-type="float">
            <text:p>276</text:p>
          </table:table-cell>
          <table:table-cell table:style-name="ce24" table:formula="of:=[.X291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14" calcext:value-type="date">
            <text:p>10/14/2006</text:p>
          </table:table-cell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<text:s/>6.50 <text:s text:c="5"/></text:p>
          </table:table-cell>
          <table:table-cell office:value-type="float" office:value="8.62" calcext:value-type="float">
            <text:p><text:s/>8.62 <text:s text:c="5"/></text:p>
          </table:table-cell>
          <table:table-cell office:value-type="float" office:value="7.60772916666667" calcext:value-type="float">
            <text:p><text:s/>7.61 <text:s text:c="5"/></text:p>
          </table:table-cell>
          <table:table-cell table:formula="of:=([.D292]+[.C292])/2" office:value-type="float" office:value="7.56" calcext:value-type="float">
            <text:p><text:s/>7.56 <text:s text:c="5"/></text:p>
          </table:table-cell>
          <table:table-cell table:formula="of:=ABS([.E292]-[.F292])" office:value-type="float" office:value="0.0477291666666702" calcext:value-type="float">
            <text:p><text:s/>0.05 <text:s text:c="5"/></text:p>
          </table:table-cell>
          <table:table-cell table:formula="of:=ABS([.G292]*100/[.E292])" office:value-type="float" office:value="0.627377310903704" calcext:value-type="float">
            <text:p><text:s/>0.6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92]&gt;=[.$L$4];1;0)" office:value-type="float" office:value="1" calcext:value-type="float">
            <text:p>1</text:p>
          </table:table-cell>
          <table:table-cell table:style-name="ce24" table:formula="of:=IF([.E292]&gt;[.K$4];[.E292]-[.K$4];0)" office:value-type="float" office:value="0" calcext:value-type="float">
            <text:p><text:s/>- <text:s text:c="7"/></text:p>
          </table:table-cell>
          <table:table-cell table:style-name="ce12" table:formula="of:=[.L291]+([.K292]*[.J292])" office:value-type="float" office:value="1153.97224325861" calcext:value-type="float">
            <text:p><text:s/>1,153.9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91]+[.N292]" office:value-type="float" office:value="283" calcext:value-type="float">
            <text:p>283</text:p>
          </table:table-cell>
          <table:table-cell table:formula="of:=[.O292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291]+[.Q292]" office:value-type="float" office:value="268" calcext:value-type="float">
            <text:p>268</text:p>
          </table:table-cell>
          <table:table-cell table:formula="of:=[.R292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91]+[.T292]" office:value-type="float" office:value="1" calcext:value-type="float">
            <text:p>1</text:p>
          </table:table-cell>
          <table:table-cell table:formula="of:=[.U292]*100/[.U$3]" office:value-type="float" office:value="100" calcext:value-type="float">
            <text:p><text:s/>100.00 <text:s text:c="5"/></text:p>
          </table:table-cell>
          <table:table-cell table:style-name="ce31" table:formula="of:=[.O292]+[.R292]" office:value-type="float" office:value="551" calcext:value-type="float">
            <text:p>551</text:p>
          </table:table-cell>
          <table:table-cell table:style-name="ce35" table:formula="of:=[.W292]/2" office:value-type="float" office:value="275.5" calcext:value-type="float">
            <text:p>276</text:p>
          </table:table-cell>
          <table:table-cell table:style-name="ce24" table:formula="of:=[.X292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15" calcext:value-type="date">
            <text:p>10/15/2006</text:p>
          </table:table-cell>
          <table:table-cell office:value-type="float" office:value="42" calcext:value-type="float">
            <text:p>42</text:p>
          </table:table-cell>
          <table:table-cell office:value-type="float" office:value="4.438" calcext:value-type="float">
            <text:p><text:s/>4.44 <text:s text:c="5"/></text:p>
          </table:table-cell>
          <table:table-cell office:value-type="float" office:value="11.5" calcext:value-type="float">
            <text:p><text:s/>11.50 <text:s text:c="5"/></text:p>
          </table:table-cell>
          <table:table-cell office:value-type="float" office:value="7.53620833333333" calcext:value-type="float">
            <text:p><text:s/>7.54 <text:s text:c="5"/></text:p>
          </table:table-cell>
          <table:table-cell table:formula="of:=([.D293]+[.C293])/2" office:value-type="float" office:value="7.969" calcext:value-type="float">
            <text:p><text:s/>7.97 <text:s text:c="5"/></text:p>
          </table:table-cell>
          <table:table-cell table:formula="of:=ABS([.E293]-[.F293])" office:value-type="float" office:value="0.432791666666669" calcext:value-type="float">
            <text:p><text:s/>0.43 <text:s text:c="5"/></text:p>
          </table:table-cell>
          <table:table-cell table:formula="of:=ABS([.G293]*100/[.E293])" office:value-type="float" office:value="5.74283044634518" calcext:value-type="float">
            <text:p><text:s/>5.74 <text:s text:c="5"/></text:p>
          </table:table-cell>
          <table:table-cell office:value-type="float" office:value="2" calcext:value-type="float">
            <text:p><text:s/>2.00 <text:s text:c="5"/></text:p>
          </table:table-cell>
          <table:table-cell table:style-name="ce20" table:formula="of:=IF([.A293]&gt;=[.$L$4];1;0)" office:value-type="float" office:value="1" calcext:value-type="float">
            <text:p>1</text:p>
          </table:table-cell>
          <table:table-cell table:style-name="ce24" table:formula="of:=IF([.E293]&gt;[.K$4];[.E293]-[.K$4];0)" office:value-type="float" office:value="0" calcext:value-type="float">
            <text:p><text:s/>- <text:s text:c="7"/></text:p>
          </table:table-cell>
          <table:table-cell table:style-name="ce12" table:formula="of:=[.L292]+([.K293]*[.J293])" office:value-type="float" office:value="1153.97224325861" calcext:value-type="float">
            <text:p><text:s/>1,153.9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92]+[.N293]" office:value-type="float" office:value="283" calcext:value-type="float">
            <text:p>283</text:p>
          </table:table-cell>
          <table:table-cell table:formula="of:=[.O293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292]+[.Q293]" office:value-type="float" office:value="268" calcext:value-type="float">
            <text:p>268</text:p>
          </table:table-cell>
          <table:table-cell table:formula="of:=[.R293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92]+[.T293]" office:value-type="float" office:value="1" calcext:value-type="float">
            <text:p>1</text:p>
          </table:table-cell>
          <table:table-cell table:formula="of:=[.U293]*100/[.U$3]" office:value-type="float" office:value="100" calcext:value-type="float">
            <text:p><text:s/>100.00 <text:s text:c="5"/></text:p>
          </table:table-cell>
          <table:table-cell table:style-name="ce31" table:formula="of:=[.O293]+[.R293]" office:value-type="float" office:value="551" calcext:value-type="float">
            <text:p>551</text:p>
          </table:table-cell>
          <table:table-cell table:style-name="ce35" table:formula="of:=[.W293]/2" office:value-type="float" office:value="275.5" calcext:value-type="float">
            <text:p>276</text:p>
          </table:table-cell>
          <table:table-cell table:style-name="ce24" table:formula="of:=[.X293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16" calcext:value-type="date">
            <text:p>10/16/2006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.00 <text:s text:c="5"/></text:p>
          </table:table-cell>
          <table:table-cell office:value-type="float" office:value="8.188" calcext:value-type="float">
            <text:p><text:s/>8.19 <text:s text:c="5"/></text:p>
          </table:table-cell>
          <table:table-cell office:value-type="float" office:value="3.90072916666667" calcext:value-type="float">
            <text:p><text:s/>3.90 <text:s text:c="5"/></text:p>
          </table:table-cell>
          <table:table-cell table:formula="of:=([.D294]+[.C294])/2" office:value-type="float" office:value="3.594" calcext:value-type="float">
            <text:p><text:s/>3.59 <text:s text:c="5"/></text:p>
          </table:table-cell>
          <table:table-cell table:formula="of:=ABS([.E294]-[.F294])" office:value-type="float" office:value="0.30672916666667" calcext:value-type="float">
            <text:p><text:s/>0.31 <text:s text:c="5"/></text:p>
          </table:table-cell>
          <table:table-cell table:formula="of:=ABS([.G294]*100/[.E294])" office:value-type="float" office:value="7.86338024407837" calcext:value-type="float">
            <text:p><text:s/>7.86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94]&gt;=[.$L$4];1;0)" office:value-type="float" office:value="1" calcext:value-type="float">
            <text:p>1</text:p>
          </table:table-cell>
          <table:table-cell table:style-name="ce24" table:formula="of:=IF([.E294]&gt;[.K$4];[.E294]-[.K$4];0)" office:value-type="float" office:value="0" calcext:value-type="float">
            <text:p><text:s/>- <text:s text:c="7"/></text:p>
          </table:table-cell>
          <table:table-cell table:style-name="ce12" table:formula="of:=[.L293]+([.K294]*[.J294])" office:value-type="float" office:value="1153.97224325861" calcext:value-type="float">
            <text:p><text:s/>1,153.9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93]+[.N294]" office:value-type="float" office:value="283" calcext:value-type="float">
            <text:p>283</text:p>
          </table:table-cell>
          <table:table-cell table:formula="of:=[.O294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293]+[.Q294]" office:value-type="float" office:value="268" calcext:value-type="float">
            <text:p>268</text:p>
          </table:table-cell>
          <table:table-cell table:formula="of:=[.R294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93]+[.T294]" office:value-type="float" office:value="1" calcext:value-type="float">
            <text:p>1</text:p>
          </table:table-cell>
          <table:table-cell table:formula="of:=[.U294]*100/[.U$3]" office:value-type="float" office:value="100" calcext:value-type="float">
            <text:p><text:s/>100.00 <text:s text:c="5"/></text:p>
          </table:table-cell>
          <table:table-cell table:style-name="ce31" table:formula="of:=[.O294]+[.R294]" office:value-type="float" office:value="551" calcext:value-type="float">
            <text:p>551</text:p>
          </table:table-cell>
          <table:table-cell table:style-name="ce35" table:formula="of:=[.W294]/2" office:value-type="float" office:value="275.5" calcext:value-type="float">
            <text:p>276</text:p>
          </table:table-cell>
          <table:table-cell table:style-name="ce24" table:formula="of:=[.X294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17" calcext:value-type="date">
            <text:p>10/17/2006</text:p>
          </table:table-cell>
          <table:table-cell office:value-type="float" office:value="43" calcext:value-type="float">
            <text:p>43</text:p>
          </table:table-cell>
          <table:table-cell office:value-type="float" office:value="-1.875" calcext:value-type="float">
            <text:p>-1.88 <text:s text:c="5"/></text:p>
          </table:table-cell>
          <table:table-cell office:value-type="float" office:value="12.375" calcext:value-type="float">
            <text:p><text:s/>12.38 <text:s text:c="5"/></text:p>
          </table:table-cell>
          <table:table-cell office:value-type="float" office:value="3.79514583333333" calcext:value-type="float">
            <text:p><text:s/>3.80 <text:s text:c="5"/></text:p>
          </table:table-cell>
          <table:table-cell table:formula="of:=([.D295]+[.C295])/2" office:value-type="float" office:value="5.25" calcext:value-type="float">
            <text:p><text:s/>5.25 <text:s text:c="5"/></text:p>
          </table:table-cell>
          <table:table-cell table:formula="of:=ABS([.E295]-[.F295])" office:value-type="float" office:value="1.45485416666667" calcext:value-type="float">
            <text:p><text:s/>1.45 <text:s text:c="5"/></text:p>
          </table:table-cell>
          <table:table-cell table:formula="of:=ABS([.G295]*100/[.E295])" office:value-type="float" office:value="38.3346050601921" calcext:value-type="float">
            <text:p><text:s/>38.3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95]&gt;=[.$L$4];1;0)" office:value-type="float" office:value="1" calcext:value-type="float">
            <text:p>1</text:p>
          </table:table-cell>
          <table:table-cell table:style-name="ce24" table:formula="of:=IF([.E295]&gt;[.K$4];[.E295]-[.K$4];0)" office:value-type="float" office:value="0" calcext:value-type="float">
            <text:p><text:s/>- <text:s text:c="7"/></text:p>
          </table:table-cell>
          <table:table-cell table:style-name="ce12" table:formula="of:=[.L294]+([.K295]*[.J295])" office:value-type="float" office:value="1153.97224325861" calcext:value-type="float">
            <text:p><text:s/>1,153.9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94]+[.N295]" office:value-type="float" office:value="283" calcext:value-type="float">
            <text:p>283</text:p>
          </table:table-cell>
          <table:table-cell table:formula="of:=[.O295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294]+[.Q295]" office:value-type="float" office:value="268" calcext:value-type="float">
            <text:p>268</text:p>
          </table:table-cell>
          <table:table-cell table:formula="of:=[.R295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94]+[.T295]" office:value-type="float" office:value="1" calcext:value-type="float">
            <text:p>1</text:p>
          </table:table-cell>
          <table:table-cell table:formula="of:=[.U295]*100/[.U$3]" office:value-type="float" office:value="100" calcext:value-type="float">
            <text:p><text:s/>100.00 <text:s text:c="5"/></text:p>
          </table:table-cell>
          <table:table-cell table:style-name="ce31" table:formula="of:=[.O295]+[.R295]" office:value-type="float" office:value="551" calcext:value-type="float">
            <text:p>551</text:p>
          </table:table-cell>
          <table:table-cell table:style-name="ce35" table:formula="of:=[.W295]/2" office:value-type="float" office:value="275.5" calcext:value-type="float">
            <text:p>276</text:p>
          </table:table-cell>
          <table:table-cell table:style-name="ce24" table:formula="of:=[.X295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18" calcext:value-type="date">
            <text:p>10/18/2006</text:p>
          </table:table-cell>
          <table:table-cell office:value-type="float" office:value="43" calcext:value-type="float">
            <text:p>43</text:p>
          </table:table-cell>
          <table:table-cell office:value-type="float" office:value="-2.875" calcext:value-type="float">
            <text:p>-2.88 <text:s text:c="5"/></text:p>
          </table:table-cell>
          <table:table-cell office:value-type="float" office:value="16.875" calcext:value-type="float">
            <text:p><text:s/>16.88 <text:s text:c="5"/></text:p>
          </table:table-cell>
          <table:table-cell office:value-type="float" office:value="3.95552083333333" calcext:value-type="float">
            <text:p><text:s/>3.96 <text:s text:c="5"/></text:p>
          </table:table-cell>
          <table:table-cell table:formula="of:=([.D296]+[.C296])/2" office:value-type="float" office:value="7" calcext:value-type="float">
            <text:p><text:s/>7.00 <text:s text:c="5"/></text:p>
          </table:table-cell>
          <table:table-cell table:formula="of:=ABS([.E296]-[.F296])" office:value-type="float" office:value="3.04447916666667" calcext:value-type="float">
            <text:p><text:s/>3.04 <text:s text:c="5"/></text:p>
          </table:table-cell>
          <table:table-cell table:formula="of:=ABS([.G296]*100/[.E296])" office:value-type="float" office:value="76.9678455744873" calcext:value-type="float">
            <text:p><text:s/>76.97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96]&gt;=[.$L$4];1;0)" office:value-type="float" office:value="1" calcext:value-type="float">
            <text:p>1</text:p>
          </table:table-cell>
          <table:table-cell table:style-name="ce24" table:formula="of:=IF([.E296]&gt;[.K$4];[.E296]-[.K$4];0)" office:value-type="float" office:value="0" calcext:value-type="float">
            <text:p><text:s/>- <text:s text:c="7"/></text:p>
          </table:table-cell>
          <table:table-cell table:style-name="ce12" table:formula="of:=[.L295]+([.K296]*[.J296])" office:value-type="float" office:value="1153.97224325861" calcext:value-type="float">
            <text:p><text:s/>1,153.9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95]+[.N296]" office:value-type="float" office:value="283" calcext:value-type="float">
            <text:p>283</text:p>
          </table:table-cell>
          <table:table-cell table:formula="of:=[.O296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295]+[.Q296]" office:value-type="float" office:value="268" calcext:value-type="float">
            <text:p>268</text:p>
          </table:table-cell>
          <table:table-cell table:formula="of:=[.R296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95]+[.T296]" office:value-type="float" office:value="1" calcext:value-type="float">
            <text:p>1</text:p>
          </table:table-cell>
          <table:table-cell table:formula="of:=[.U296]*100/[.U$3]" office:value-type="float" office:value="100" calcext:value-type="float">
            <text:p><text:s/>100.00 <text:s text:c="5"/></text:p>
          </table:table-cell>
          <table:table-cell table:style-name="ce31" table:formula="of:=[.O296]+[.R296]" office:value-type="float" office:value="551" calcext:value-type="float">
            <text:p>551</text:p>
          </table:table-cell>
          <table:table-cell table:style-name="ce35" table:formula="of:=[.W296]/2" office:value-type="float" office:value="275.5" calcext:value-type="float">
            <text:p>276</text:p>
          </table:table-cell>
          <table:table-cell table:style-name="ce24" table:formula="of:=[.X296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19" calcext:value-type="date">
            <text:p>10/19/2006</text:p>
          </table:table-cell>
          <table:table-cell office:value-type="float" office:value="43" calcext:value-type="float">
            <text:p>43</text:p>
          </table:table-cell>
          <table:table-cell office:value-type="float" office:value="-1.75" calcext:value-type="float">
            <text:p>-1.75 <text:s text:c="5"/></text:p>
          </table:table-cell>
          <table:table-cell office:value-type="float" office:value="18.62" calcext:value-type="float">
            <text:p><text:s/>18.62 <text:s text:c="5"/></text:p>
          </table:table-cell>
          <table:table-cell office:value-type="float" office:value="5.47235416666667" calcext:value-type="float">
            <text:p><text:s/>5.47 <text:s text:c="5"/></text:p>
          </table:table-cell>
          <table:table-cell table:formula="of:=([.D297]+[.C297])/2" office:value-type="float" office:value="8.435" calcext:value-type="float">
            <text:p><text:s/>8.44 <text:s text:c="5"/></text:p>
          </table:table-cell>
          <table:table-cell table:formula="of:=ABS([.E297]-[.F297])" office:value-type="float" office:value="2.96264583333333" calcext:value-type="float">
            <text:p><text:s/>2.96 <text:s text:c="5"/></text:p>
          </table:table-cell>
          <table:table-cell table:formula="of:=ABS([.G297]*100/[.E297])" office:value-type="float" office:value="54.1384154442976" calcext:value-type="float">
            <text:p><text:s/>54.14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97]&gt;=[.$L$4];1;0)" office:value-type="float" office:value="1" calcext:value-type="float">
            <text:p>1</text:p>
          </table:table-cell>
          <table:table-cell table:style-name="ce24" table:formula="of:=IF([.E297]&gt;[.K$4];[.E297]-[.K$4];0)" office:value-type="float" office:value="0" calcext:value-type="float">
            <text:p><text:s/>- <text:s text:c="7"/></text:p>
          </table:table-cell>
          <table:table-cell table:style-name="ce12" table:formula="of:=[.L296]+([.K297]*[.J297])" office:value-type="float" office:value="1153.97224325861" calcext:value-type="float">
            <text:p><text:s/>1,153.9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96]+[.N297]" office:value-type="float" office:value="283" calcext:value-type="float">
            <text:p>283</text:p>
          </table:table-cell>
          <table:table-cell table:formula="of:=[.O297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296]+[.Q297]" office:value-type="float" office:value="268" calcext:value-type="float">
            <text:p>268</text:p>
          </table:table-cell>
          <table:table-cell table:formula="of:=[.R297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96]+[.T297]" office:value-type="float" office:value="1" calcext:value-type="float">
            <text:p>1</text:p>
          </table:table-cell>
          <table:table-cell table:formula="of:=[.U297]*100/[.U$3]" office:value-type="float" office:value="100" calcext:value-type="float">
            <text:p><text:s/>100.00 <text:s text:c="5"/></text:p>
          </table:table-cell>
          <table:table-cell table:style-name="ce31" table:formula="of:=[.O297]+[.R297]" office:value-type="float" office:value="551" calcext:value-type="float">
            <text:p>551</text:p>
          </table:table-cell>
          <table:table-cell table:style-name="ce35" table:formula="of:=[.W297]/2" office:value-type="float" office:value="275.5" calcext:value-type="float">
            <text:p>276</text:p>
          </table:table-cell>
          <table:table-cell table:style-name="ce24" table:formula="of:=[.X297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20" calcext:value-type="date">
            <text:p>10/20/2006</text:p>
          </table:table-cell>
          <table:table-cell office:value-type="float" office:value="43" calcext:value-type="float">
            <text:p>43</text:p>
          </table:table-cell>
          <table:table-cell office:value-type="float" office:value="1.25" calcext:value-type="float">
            <text:p><text:s/>1.25 <text:s text:c="5"/></text:p>
          </table:table-cell>
          <table:table-cell office:value-type="float" office:value="16.125" calcext:value-type="float">
            <text:p><text:s/>16.13 <text:s text:c="5"/></text:p>
          </table:table-cell>
          <table:table-cell office:value-type="float" office:value="7.30185416666667" calcext:value-type="float">
            <text:p><text:s/>7.30 <text:s text:c="5"/></text:p>
          </table:table-cell>
          <table:table-cell table:formula="of:=([.D298]+[.C298])/2" office:value-type="float" office:value="8.6875" calcext:value-type="float">
            <text:p><text:s/>8.69 <text:s text:c="5"/></text:p>
          </table:table-cell>
          <table:table-cell table:formula="of:=ABS([.E298]-[.F298])" office:value-type="float" office:value="1.38564583333333" calcext:value-type="float">
            <text:p><text:s/>1.39 <text:s text:c="5"/></text:p>
          </table:table-cell>
          <table:table-cell table:formula="of:=ABS([.G298]*100/[.E298])" office:value-type="float" office:value="18.9766297943729" calcext:value-type="float">
            <text:p><text:s/>18.9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98]&gt;=[.$L$4];1;0)" office:value-type="float" office:value="1" calcext:value-type="float">
            <text:p>1</text:p>
          </table:table-cell>
          <table:table-cell table:style-name="ce24" table:formula="of:=IF([.E298]&gt;[.K$4];[.E298]-[.K$4];0)" office:value-type="float" office:value="0" calcext:value-type="float">
            <text:p><text:s/>- <text:s text:c="7"/></text:p>
          </table:table-cell>
          <table:table-cell table:style-name="ce12" table:formula="of:=[.L297]+([.K298]*[.J298])" office:value-type="float" office:value="1153.97224325861" calcext:value-type="float">
            <text:p><text:s/>1,153.9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97]+[.N298]" office:value-type="float" office:value="283" calcext:value-type="float">
            <text:p>283</text:p>
          </table:table-cell>
          <table:table-cell table:formula="of:=[.O298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297]+[.Q298]" office:value-type="float" office:value="268" calcext:value-type="float">
            <text:p>268</text:p>
          </table:table-cell>
          <table:table-cell table:formula="of:=[.R298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97]+[.T298]" office:value-type="float" office:value="1" calcext:value-type="float">
            <text:p>1</text:p>
          </table:table-cell>
          <table:table-cell table:formula="of:=[.U298]*100/[.U$3]" office:value-type="float" office:value="100" calcext:value-type="float">
            <text:p><text:s/>100.00 <text:s text:c="5"/></text:p>
          </table:table-cell>
          <table:table-cell table:style-name="ce31" table:formula="of:=[.O298]+[.R298]" office:value-type="float" office:value="551" calcext:value-type="float">
            <text:p>551</text:p>
          </table:table-cell>
          <table:table-cell table:style-name="ce35" table:formula="of:=[.W298]/2" office:value-type="float" office:value="275.5" calcext:value-type="float">
            <text:p>276</text:p>
          </table:table-cell>
          <table:table-cell table:style-name="ce24" table:formula="of:=[.X298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21" calcext:value-type="date">
            <text:p>10/21/2006</text:p>
          </table:table-cell>
          <table:table-cell office:value-type="float" office:value="43" calcext:value-type="float">
            <text:p>43</text:p>
          </table:table-cell>
          <table:table-cell office:value-type="float" office:value="6.125" calcext:value-type="float">
            <text:p><text:s/>6.13 <text:s text:c="5"/></text:p>
          </table:table-cell>
          <table:table-cell office:value-type="float" office:value="19.625" calcext:value-type="float">
            <text:p><text:s/>19.63 <text:s text:c="5"/></text:p>
          </table:table-cell>
          <table:table-cell office:value-type="float" office:value="10.7768333333333" calcext:value-type="float">
            <text:p><text:s/>10.78 <text:s text:c="5"/></text:p>
          </table:table-cell>
          <table:table-cell table:formula="of:=([.D299]+[.C299])/2" office:value-type="float" office:value="12.875" calcext:value-type="float">
            <text:p><text:s/>12.88 <text:s text:c="5"/></text:p>
          </table:table-cell>
          <table:table-cell table:formula="of:=ABS([.E299]-[.F299])" office:value-type="float" office:value="2.0981666666667" calcext:value-type="float">
            <text:p><text:s/>2.10 <text:s text:c="5"/></text:p>
          </table:table-cell>
          <table:table-cell table:formula="of:=ABS([.G299]*100/[.E299])" office:value-type="float" office:value="19.4692318399039" calcext:value-type="float">
            <text:p><text:s/>19.47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299]&gt;=[.$L$4];1;0)" office:value-type="float" office:value="1" calcext:value-type="float">
            <text:p>1</text:p>
          </table:table-cell>
          <table:table-cell table:style-name="ce24" table:formula="of:=IF([.E299]&gt;[.K$4];[.E299]-[.K$4];0)" office:value-type="float" office:value="0.7768333333333" calcext:value-type="float">
            <text:p><text:s/>0.78 <text:s text:c="5"/></text:p>
          </table:table-cell>
          <table:table-cell table:style-name="ce12" table:formula="of:=[.L298]+([.K299]*[.J299])" office:value-type="float" office:value="1154.74907659194" calcext:value-type="float">
            <text:p><text:s/>1,154.7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98]+[.N299]" office:value-type="float" office:value="283" calcext:value-type="float">
            <text:p>283</text:p>
          </table:table-cell>
          <table:table-cell table:formula="of:=[.O299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298]+[.Q299]" office:value-type="float" office:value="268" calcext:value-type="float">
            <text:p>268</text:p>
          </table:table-cell>
          <table:table-cell table:formula="of:=[.R299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98]+[.T299]" office:value-type="float" office:value="1" calcext:value-type="float">
            <text:p>1</text:p>
          </table:table-cell>
          <table:table-cell table:formula="of:=[.U299]*100/[.U$3]" office:value-type="float" office:value="100" calcext:value-type="float">
            <text:p><text:s/>100.00 <text:s text:c="5"/></text:p>
          </table:table-cell>
          <table:table-cell table:style-name="ce31" table:formula="of:=[.O299]+[.R299]" office:value-type="float" office:value="551" calcext:value-type="float">
            <text:p>551</text:p>
          </table:table-cell>
          <table:table-cell table:style-name="ce35" table:formula="of:=[.W299]/2" office:value-type="float" office:value="275.5" calcext:value-type="float">
            <text:p>276</text:p>
          </table:table-cell>
          <table:table-cell table:style-name="ce24" table:formula="of:=[.X299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22" calcext:value-type="date">
            <text:p>10/22/2006</text:p>
          </table:table-cell>
          <table:table-cell office:value-type="float" office:value="43" calcext:value-type="float">
            <text:p>43</text:p>
          </table:table-cell>
          <table:table-cell office:value-type="float" office:value="9.188" calcext:value-type="float">
            <text:p><text:s/>9.19 <text:s text:c="5"/></text:p>
          </table:table-cell>
          <table:table-cell office:value-type="float" office:value="19.312" calcext:value-type="float">
            <text:p><text:s/>19.31 <text:s text:c="5"/></text:p>
          </table:table-cell>
          <table:table-cell office:value-type="float" office:value="12.5440416666667" calcext:value-type="float">
            <text:p><text:s/>12.54 <text:s text:c="5"/></text:p>
          </table:table-cell>
          <table:table-cell table:formula="of:=([.D300]+[.C300])/2" office:value-type="float" office:value="14.25" calcext:value-type="float">
            <text:p><text:s/>14.25 <text:s text:c="5"/></text:p>
          </table:table-cell>
          <table:table-cell table:formula="of:=ABS([.E300]-[.F300])" office:value-type="float" office:value="1.7059583333333" calcext:value-type="float">
            <text:p><text:s/>1.71 <text:s text:c="5"/></text:p>
          </table:table-cell>
          <table:table-cell table:formula="of:=ABS([.G300]*100/[.E300])" office:value-type="float" office:value="13.5997502134144" calcext:value-type="float">
            <text:p><text:s/>13.6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00]&gt;=[.$L$4];1;0)" office:value-type="float" office:value="1" calcext:value-type="float">
            <text:p>1</text:p>
          </table:table-cell>
          <table:table-cell table:style-name="ce24" table:formula="of:=IF([.E300]&gt;[.K$4];[.E300]-[.K$4];0)" office:value-type="float" office:value="2.5440416666667" calcext:value-type="float">
            <text:p><text:s/>2.54 <text:s text:c="5"/></text:p>
          </table:table-cell>
          <table:table-cell table:style-name="ce12" table:formula="of:=[.L299]+([.K300]*[.J300])" office:value-type="float" office:value="1157.29311825861" calcext:value-type="float">
            <text:p><text:s/>1,157.29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299]+[.N300]" office:value-type="float" office:value="283" calcext:value-type="float">
            <text:p>283</text:p>
          </table:table-cell>
          <table:table-cell table:formula="of:=[.O300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299]+[.Q300]" office:value-type="float" office:value="268" calcext:value-type="float">
            <text:p>268</text:p>
          </table:table-cell>
          <table:table-cell table:formula="of:=[.R300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299]+[.T300]" office:value-type="float" office:value="1" calcext:value-type="float">
            <text:p>1</text:p>
          </table:table-cell>
          <table:table-cell table:formula="of:=[.U300]*100/[.U$3]" office:value-type="float" office:value="100" calcext:value-type="float">
            <text:p><text:s/>100.00 <text:s text:c="5"/></text:p>
          </table:table-cell>
          <table:table-cell table:style-name="ce31" table:formula="of:=[.O300]+[.R300]" office:value-type="float" office:value="551" calcext:value-type="float">
            <text:p>551</text:p>
          </table:table-cell>
          <table:table-cell table:style-name="ce35" table:formula="of:=[.W300]/2" office:value-type="float" office:value="275.5" calcext:value-type="float">
            <text:p>276</text:p>
          </table:table-cell>
          <table:table-cell table:style-name="ce24" table:formula="of:=[.X300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23" calcext:value-type="date">
            <text:p>10/23/2006</text:p>
          </table:table-cell>
          <table:table-cell office:value-type="float" office:value="44" calcext:value-type="float">
            <text:p>44</text:p>
          </table:table-cell>
          <table:table-cell office:value-type="float" office:value="6.188" calcext:value-type="float">
            <text:p><text:s/>6.19 <text:s text:c="5"/></text:p>
          </table:table-cell>
          <table:table-cell office:value-type="float" office:value="13.5" calcext:value-type="float">
            <text:p><text:s/>13.50 <text:s text:c="5"/></text:p>
          </table:table-cell>
          <table:table-cell office:value-type="float" office:value="9.92935416666667" calcext:value-type="float">
            <text:p><text:s/>9.93 <text:s text:c="5"/></text:p>
          </table:table-cell>
          <table:table-cell table:formula="of:=([.D301]+[.C301])/2" office:value-type="float" office:value="9.844" calcext:value-type="float">
            <text:p><text:s/>9.84 <text:s text:c="5"/></text:p>
          </table:table-cell>
          <table:table-cell table:formula="of:=ABS([.E301]-[.F301])" office:value-type="float" office:value="0.0853541666666704" calcext:value-type="float">
            <text:p><text:s/>0.09 <text:s text:c="5"/></text:p>
          </table:table-cell>
          <table:table-cell table:formula="of:=ABS([.G301]*100/[.E301])" office:value-type="float" office:value="0.859614484829321" calcext:value-type="float">
            <text:p><text:s/>0.86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01]&gt;=[.$L$4];1;0)" office:value-type="float" office:value="1" calcext:value-type="float">
            <text:p>1</text:p>
          </table:table-cell>
          <table:table-cell table:style-name="ce24" table:formula="of:=IF([.E301]&gt;[.K$4];[.E301]-[.K$4];0)" office:value-type="float" office:value="0" calcext:value-type="float">
            <text:p><text:s/>- <text:s text:c="7"/></text:p>
          </table:table-cell>
          <table:table-cell table:style-name="ce12" table:formula="of:=[.L300]+([.K301]*[.J301])" office:value-type="float" office:value="1157.29311825861" calcext:value-type="float">
            <text:p><text:s/>1,157.29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00]+[.N301]" office:value-type="float" office:value="283" calcext:value-type="float">
            <text:p>283</text:p>
          </table:table-cell>
          <table:table-cell table:formula="of:=[.O301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00]+[.Q301]" office:value-type="float" office:value="268" calcext:value-type="float">
            <text:p>268</text:p>
          </table:table-cell>
          <table:table-cell table:formula="of:=[.R301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00]+[.T301]" office:value-type="float" office:value="1" calcext:value-type="float">
            <text:p>1</text:p>
          </table:table-cell>
          <table:table-cell table:formula="of:=[.U301]*100/[.U$3]" office:value-type="float" office:value="100" calcext:value-type="float">
            <text:p><text:s/>100.00 <text:s text:c="5"/></text:p>
          </table:table-cell>
          <table:table-cell table:style-name="ce31" table:formula="of:=[.O301]+[.R301]" office:value-type="float" office:value="551" calcext:value-type="float">
            <text:p>551</text:p>
          </table:table-cell>
          <table:table-cell table:style-name="ce35" table:formula="of:=[.W301]/2" office:value-type="float" office:value="275.5" calcext:value-type="float">
            <text:p>276</text:p>
          </table:table-cell>
          <table:table-cell table:style-name="ce24" table:formula="of:=[.X301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24" calcext:value-type="date">
            <text:p>10/24/2006</text:p>
          </table:table-cell>
          <table:table-cell office:value-type="float" office:value="44" calcext:value-type="float">
            <text:p>44</text:p>
          </table:table-cell>
          <table:table-cell office:value-type="float" office:value="7.688" calcext:value-type="float">
            <text:p><text:s/>7.69 <text:s text:c="5"/></text:p>
          </table:table-cell>
          <table:table-cell office:value-type="float" office:value="14.812" calcext:value-type="float">
            <text:p><text:s/>14.81 <text:s text:c="5"/></text:p>
          </table:table-cell>
          <table:table-cell office:value-type="float" office:value="11.4582708333333" calcext:value-type="float">
            <text:p><text:s/>11.46 <text:s text:c="5"/></text:p>
          </table:table-cell>
          <table:table-cell table:formula="of:=([.D302]+[.C302])/2" office:value-type="float" office:value="11.25" calcext:value-type="float">
            <text:p><text:s/>11.25 <text:s text:c="5"/></text:p>
          </table:table-cell>
          <table:table-cell table:formula="of:=ABS([.E302]-[.F302])" office:value-type="float" office:value="0.2082708333333" calcext:value-type="float">
            <text:p><text:s/>0.21 <text:s text:c="5"/></text:p>
          </table:table-cell>
          <table:table-cell table:formula="of:=ABS([.G302]*100/[.E302])" office:value-type="float" office:value="1.81764627807032" calcext:value-type="float">
            <text:p><text:s/>1.82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02]&gt;=[.$L$4];1;0)" office:value-type="float" office:value="1" calcext:value-type="float">
            <text:p>1</text:p>
          </table:table-cell>
          <table:table-cell table:style-name="ce24" table:formula="of:=IF([.E302]&gt;[.K$4];[.E302]-[.K$4];0)" office:value-type="float" office:value="1.4582708333333" calcext:value-type="float">
            <text:p><text:s/>1.46 <text:s text:c="5"/></text:p>
          </table:table-cell>
          <table:table-cell table:style-name="ce12" table:formula="of:=[.L301]+([.K302]*[.J302])" office:value-type="float" office:value="1158.75138909194" calcext:value-type="float">
            <text:p><text:s/>1,158.7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01]+[.N302]" office:value-type="float" office:value="283" calcext:value-type="float">
            <text:p>283</text:p>
          </table:table-cell>
          <table:table-cell table:formula="of:=[.O302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01]+[.Q302]" office:value-type="float" office:value="268" calcext:value-type="float">
            <text:p>268</text:p>
          </table:table-cell>
          <table:table-cell table:formula="of:=[.R302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01]+[.T302]" office:value-type="float" office:value="1" calcext:value-type="float">
            <text:p>1</text:p>
          </table:table-cell>
          <table:table-cell table:formula="of:=[.U302]*100/[.U$3]" office:value-type="float" office:value="100" calcext:value-type="float">
            <text:p><text:s/>100.00 <text:s text:c="5"/></text:p>
          </table:table-cell>
          <table:table-cell table:style-name="ce31" table:formula="of:=[.O302]+[.R302]" office:value-type="float" office:value="551" calcext:value-type="float">
            <text:p>551</text:p>
          </table:table-cell>
          <table:table-cell table:style-name="ce35" table:formula="of:=[.W302]/2" office:value-type="float" office:value="275.5" calcext:value-type="float">
            <text:p>276</text:p>
          </table:table-cell>
          <table:table-cell table:style-name="ce24" table:formula="of:=[.X302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25" calcext:value-type="date">
            <text:p>10/25/200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<text:s/>6.00 <text:s text:c="5"/></text:p>
          </table:table-cell>
          <table:table-cell office:value-type="float" office:value="12.5" calcext:value-type="float">
            <text:p><text:s/>12.50 <text:s text:c="5"/></text:p>
          </table:table-cell>
          <table:table-cell office:value-type="float" office:value="10.0089375" calcext:value-type="float">
            <text:p><text:s/>10.01 <text:s text:c="5"/></text:p>
          </table:table-cell>
          <table:table-cell table:formula="of:=([.D303]+[.C303])/2" office:value-type="float" office:value="9.25" calcext:value-type="float">
            <text:p><text:s/>9.25 <text:s text:c="5"/></text:p>
          </table:table-cell>
          <table:table-cell table:formula="of:=ABS([.E303]-[.F303])" office:value-type="float" office:value="0.7589375" calcext:value-type="float">
            <text:p><text:s/>0.76 <text:s text:c="5"/></text:p>
          </table:table-cell>
          <table:table-cell table:formula="of:=ABS([.G303]*100/[.E303])" office:value-type="float" office:value="7.58259805299014" calcext:value-type="float">
            <text:p><text:s/>7.58 <text:s text:c="5"/></text:p>
          </table:table-cell>
          <table:table-cell office:value-type="float" office:value="2" calcext:value-type="float">
            <text:p><text:s/>2.00 <text:s text:c="5"/></text:p>
          </table:table-cell>
          <table:table-cell table:style-name="ce20" table:formula="of:=IF([.A303]&gt;=[.$L$4];1;0)" office:value-type="float" office:value="1" calcext:value-type="float">
            <text:p>1</text:p>
          </table:table-cell>
          <table:table-cell table:style-name="ce24" table:formula="of:=IF([.E303]&gt;[.K$4];[.E303]-[.K$4];0)" office:value-type="float" office:value="0.00893750000000004" calcext:value-type="float">
            <text:p><text:s/>0.01 <text:s text:c="5"/></text:p>
          </table:table-cell>
          <table:table-cell table:style-name="ce12" table:formula="of:=[.L302]+([.K303]*[.J303])" office:value-type="float" office:value="1158.76032659194" calcext:value-type="float">
            <text:p><text:s/>1,158.7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02]+[.N303]" office:value-type="float" office:value="283" calcext:value-type="float">
            <text:p>283</text:p>
          </table:table-cell>
          <table:table-cell table:formula="of:=[.O303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02]+[.Q303]" office:value-type="float" office:value="268" calcext:value-type="float">
            <text:p>268</text:p>
          </table:table-cell>
          <table:table-cell table:formula="of:=[.R303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02]+[.T303]" office:value-type="float" office:value="1" calcext:value-type="float">
            <text:p>1</text:p>
          </table:table-cell>
          <table:table-cell table:formula="of:=[.U303]*100/[.U$3]" office:value-type="float" office:value="100" calcext:value-type="float">
            <text:p><text:s/>100.00 <text:s text:c="5"/></text:p>
          </table:table-cell>
          <table:table-cell table:style-name="ce31" table:formula="of:=[.O303]+[.R303]" office:value-type="float" office:value="551" calcext:value-type="float">
            <text:p>551</text:p>
          </table:table-cell>
          <table:table-cell table:style-name="ce35" table:formula="of:=[.W303]/2" office:value-type="float" office:value="275.5" calcext:value-type="float">
            <text:p>276</text:p>
          </table:table-cell>
          <table:table-cell table:style-name="ce24" table:formula="of:=[.X303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26" calcext:value-type="date">
            <text:p>10/26/2006</text:p>
          </table:table-cell>
          <table:table-cell office:value-type="float" office:value="44" calcext:value-type="float">
            <text:p>44</text:p>
          </table:table-cell>
          <table:table-cell office:value-type="float" office:value="0.875" calcext:value-type="float">
            <text:p><text:s/>0.88 <text:s text:c="5"/></text:p>
          </table:table-cell>
          <table:table-cell office:value-type="float" office:value="17.625" calcext:value-type="float">
            <text:p><text:s/>17.63 <text:s text:c="5"/></text:p>
          </table:table-cell>
          <table:table-cell office:value-type="float" office:value="7.65347916666667" calcext:value-type="float">
            <text:p><text:s/>7.65 <text:s text:c="5"/></text:p>
          </table:table-cell>
          <table:table-cell table:formula="of:=([.D304]+[.C304])/2" office:value-type="float" office:value="9.25" calcext:value-type="float">
            <text:p><text:s/>9.25 <text:s text:c="5"/></text:p>
          </table:table-cell>
          <table:table-cell table:formula="of:=ABS([.E304]-[.F304])" office:value-type="float" office:value="1.59652083333333" calcext:value-type="float">
            <text:p><text:s/>1.60 <text:s text:c="5"/></text:p>
          </table:table-cell>
          <table:table-cell table:formula="of:=ABS([.G304]*100/[.E304])" office:value-type="float" office:value="20.8600663641535" calcext:value-type="float">
            <text:p><text:s/>20.86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04]&gt;=[.$L$4];1;0)" office:value-type="float" office:value="1" calcext:value-type="float">
            <text:p>1</text:p>
          </table:table-cell>
          <table:table-cell table:style-name="ce24" table:formula="of:=IF([.E304]&gt;[.K$4];[.E304]-[.K$4];0)" office:value-type="float" office:value="0" calcext:value-type="float">
            <text:p><text:s/>- <text:s text:c="7"/></text:p>
          </table:table-cell>
          <table:table-cell table:style-name="ce12" table:formula="of:=[.L303]+([.K304]*[.J304])" office:value-type="float" office:value="1158.76032659194" calcext:value-type="float">
            <text:p><text:s/>1,158.7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03]+[.N304]" office:value-type="float" office:value="283" calcext:value-type="float">
            <text:p>283</text:p>
          </table:table-cell>
          <table:table-cell table:formula="of:=[.O304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03]+[.Q304]" office:value-type="float" office:value="268" calcext:value-type="float">
            <text:p>268</text:p>
          </table:table-cell>
          <table:table-cell table:formula="of:=[.R304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03]+[.T304]" office:value-type="float" office:value="1" calcext:value-type="float">
            <text:p>1</text:p>
          </table:table-cell>
          <table:table-cell table:formula="of:=[.U304]*100/[.U$3]" office:value-type="float" office:value="100" calcext:value-type="float">
            <text:p><text:s/>100.00 <text:s text:c="5"/></text:p>
          </table:table-cell>
          <table:table-cell table:style-name="ce31" table:formula="of:=[.O304]+[.R304]" office:value-type="float" office:value="551" calcext:value-type="float">
            <text:p>551</text:p>
          </table:table-cell>
          <table:table-cell table:style-name="ce35" table:formula="of:=[.W304]/2" office:value-type="float" office:value="275.5" calcext:value-type="float">
            <text:p>276</text:p>
          </table:table-cell>
          <table:table-cell table:style-name="ce24" table:formula="of:=[.X304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27" calcext:value-type="date">
            <text:p>10/27/2006</text:p>
          </table:table-cell>
          <table:table-cell office:value-type="float" office:value="44" calcext:value-type="float">
            <text:p>44</text:p>
          </table:table-cell>
          <table:table-cell office:value-type="float" office:value="8.688" calcext:value-type="float">
            <text:p><text:s/>8.69 <text:s text:c="5"/></text:p>
          </table:table-cell>
          <table:table-cell office:value-type="float" office:value="20.625" calcext:value-type="float">
            <text:p><text:s/>20.63 <text:s text:c="5"/></text:p>
          </table:table-cell>
          <table:table-cell office:value-type="float" office:value="13.7899375" calcext:value-type="float">
            <text:p><text:s/>13.79 <text:s text:c="5"/></text:p>
          </table:table-cell>
          <table:table-cell table:formula="of:=([.D305]+[.C305])/2" office:value-type="float" office:value="14.6565" calcext:value-type="float">
            <text:p><text:s/>14.66 <text:s text:c="5"/></text:p>
          </table:table-cell>
          <table:table-cell table:formula="of:=ABS([.E305]-[.F305])" office:value-type="float" office:value="0.866562500000001" calcext:value-type="float">
            <text:p><text:s/>0.87 <text:s text:c="5"/></text:p>
          </table:table-cell>
          <table:table-cell table:formula="of:=ABS([.G305]*100/[.E305])" office:value-type="float" office:value="6.28402050408133" calcext:value-type="float">
            <text:p><text:s/>6.2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05]&gt;=[.$L$4];1;0)" office:value-type="float" office:value="1" calcext:value-type="float">
            <text:p>1</text:p>
          </table:table-cell>
          <table:table-cell table:style-name="ce24" table:formula="of:=IF([.E305]&gt;[.K$4];[.E305]-[.K$4];0)" office:value-type="float" office:value="3.7899375" calcext:value-type="float">
            <text:p><text:s/>3.79 <text:s text:c="5"/></text:p>
          </table:table-cell>
          <table:table-cell table:style-name="ce12" table:formula="of:=[.L304]+([.K305]*[.J305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04]+[.N305]" office:value-type="float" office:value="283" calcext:value-type="float">
            <text:p>283</text:p>
          </table:table-cell>
          <table:table-cell table:formula="of:=[.O305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04]+[.Q305]" office:value-type="float" office:value="268" calcext:value-type="float">
            <text:p>268</text:p>
          </table:table-cell>
          <table:table-cell table:formula="of:=[.R305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04]+[.T305]" office:value-type="float" office:value="1" calcext:value-type="float">
            <text:p>1</text:p>
          </table:table-cell>
          <table:table-cell table:formula="of:=[.U305]*100/[.U$3]" office:value-type="float" office:value="100" calcext:value-type="float">
            <text:p><text:s/>100.00 <text:s text:c="5"/></text:p>
          </table:table-cell>
          <table:table-cell table:style-name="ce31" table:formula="of:=[.O305]+[.R305]" office:value-type="float" office:value="551" calcext:value-type="float">
            <text:p>551</text:p>
          </table:table-cell>
          <table:table-cell table:style-name="ce35" table:formula="of:=[.W305]/2" office:value-type="float" office:value="275.5" calcext:value-type="float">
            <text:p>276</text:p>
          </table:table-cell>
          <table:table-cell table:style-name="ce24" table:formula="of:=[.X305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28" calcext:value-type="date">
            <text:p>10/28/2006</text:p>
          </table:table-cell>
          <table:table-cell office:value-type="float" office:value="44" calcext:value-type="float">
            <text:p>44</text:p>
          </table:table-cell>
          <table:table-cell office:value-type="float" office:value="5.75" calcext:value-type="float">
            <text:p><text:s/>5.75 <text:s text:c="5"/></text:p>
          </table:table-cell>
          <table:table-cell office:value-type="float" office:value="14.812" calcext:value-type="float">
            <text:p><text:s/>14.81 <text:s text:c="5"/></text:p>
          </table:table-cell>
          <table:table-cell office:value-type="float" office:value="8.67291666666667" calcext:value-type="float">
            <text:p><text:s/>8.67 <text:s text:c="5"/></text:p>
          </table:table-cell>
          <table:table-cell table:formula="of:=([.D306]+[.C306])/2" office:value-type="float" office:value="10.281" calcext:value-type="float">
            <text:p><text:s/>10.28 <text:s text:c="5"/></text:p>
          </table:table-cell>
          <table:table-cell table:formula="of:=ABS([.E306]-[.F306])" office:value-type="float" office:value="1.60808333333333" calcext:value-type="float">
            <text:p><text:s/>1.61 <text:s text:c="5"/></text:p>
          </table:table-cell>
          <table:table-cell table:formula="of:=ABS([.G306]*100/[.E306])" office:value-type="float" office:value="18.5414364640883" calcext:value-type="float">
            <text:p><text:s/>18.54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06]&gt;=[.$L$4];1;0)" office:value-type="float" office:value="1" calcext:value-type="float">
            <text:p>1</text:p>
          </table:table-cell>
          <table:table-cell table:style-name="ce24" table:formula="of:=IF([.E306]&gt;[.K$4];[.E306]-[.K$4];0)" office:value-type="float" office:value="0" calcext:value-type="float">
            <text:p><text:s/>- <text:s text:c="7"/></text:p>
          </table:table-cell>
          <table:table-cell table:style-name="ce12" table:formula="of:=[.L305]+([.K306]*[.J306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05]+[.N306]" office:value-type="float" office:value="283" calcext:value-type="float">
            <text:p>283</text:p>
          </table:table-cell>
          <table:table-cell table:formula="of:=[.O306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05]+[.Q306]" office:value-type="float" office:value="268" calcext:value-type="float">
            <text:p>268</text:p>
          </table:table-cell>
          <table:table-cell table:formula="of:=[.R306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05]+[.T306]" office:value-type="float" office:value="1" calcext:value-type="float">
            <text:p>1</text:p>
          </table:table-cell>
          <table:table-cell table:formula="of:=[.U306]*100/[.U$3]" office:value-type="float" office:value="100" calcext:value-type="float">
            <text:p><text:s/>100.00 <text:s text:c="5"/></text:p>
          </table:table-cell>
          <table:table-cell table:style-name="ce31" table:formula="of:=[.O306]+[.R306]" office:value-type="float" office:value="551" calcext:value-type="float">
            <text:p>551</text:p>
          </table:table-cell>
          <table:table-cell table:style-name="ce35" table:formula="of:=[.W306]/2" office:value-type="float" office:value="275.5" calcext:value-type="float">
            <text:p>276</text:p>
          </table:table-cell>
          <table:table-cell table:style-name="ce24" table:formula="of:=[.X306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29" calcext:value-type="date">
            <text:p>10/29/2006</text:p>
          </table:table-cell>
          <table:table-cell office:value-type="float" office:value="44" calcext:value-type="float">
            <text:p>44</text:p>
          </table:table-cell>
          <table:table-cell office:value-type="float" office:value="-1.938" calcext:value-type="float">
            <text:p>-1.94 <text:s text:c="5"/></text:p>
          </table:table-cell>
          <table:table-cell office:value-type="float" office:value="10.688" calcext:value-type="float">
            <text:p><text:s/>10.69 <text:s text:c="5"/></text:p>
          </table:table-cell>
          <table:table-cell office:value-type="float" office:value="6.02996" calcext:value-type="float">
            <text:p><text:s/>6.03 <text:s text:c="5"/></text:p>
          </table:table-cell>
          <table:table-cell table:formula="of:=([.D307]+[.C307])/2" office:value-type="float" office:value="4.375" calcext:value-type="float">
            <text:p><text:s/>4.38 <text:s text:c="5"/></text:p>
          </table:table-cell>
          <table:table-cell table:formula="of:=ABS([.E307]-[.F307])" office:value-type="float" office:value="1.65496" calcext:value-type="float">
            <text:p><text:s/>1.65 <text:s text:c="5"/></text:p>
          </table:table-cell>
          <table:table-cell table:formula="of:=ABS([.G307]*100/[.E307])" office:value-type="float" office:value="27.4456215298277" calcext:value-type="float">
            <text:p><text:s/>27.45 <text:s text:c="5"/></text:p>
          </table:table-cell>
          <table:table-cell office:value-type="float" office:value="10" calcext:value-type="float">
            <text:p><text:s/>10.00 <text:s text:c="5"/></text:p>
          </table:table-cell>
          <table:table-cell table:style-name="ce20" table:formula="of:=IF([.A307]&gt;=[.$L$4];1;0)" office:value-type="float" office:value="1" calcext:value-type="float">
            <text:p>1</text:p>
          </table:table-cell>
          <table:table-cell table:style-name="ce24" table:formula="of:=IF([.E307]&gt;[.K$4];[.E307]-[.K$4];0)" office:value-type="float" office:value="0" calcext:value-type="float">
            <text:p><text:s/>- <text:s text:c="7"/></text:p>
          </table:table-cell>
          <table:table-cell table:style-name="ce12" table:formula="of:=[.L306]+([.K307]*[.J307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06]+[.N307]" office:value-type="float" office:value="283" calcext:value-type="float">
            <text:p>283</text:p>
          </table:table-cell>
          <table:table-cell table:formula="of:=[.O307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06]+[.Q307]" office:value-type="float" office:value="268" calcext:value-type="float">
            <text:p>268</text:p>
          </table:table-cell>
          <table:table-cell table:formula="of:=[.R307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06]+[.T307]" office:value-type="float" office:value="1" calcext:value-type="float">
            <text:p>1</text:p>
          </table:table-cell>
          <table:table-cell table:formula="of:=[.U307]*100/[.U$3]" office:value-type="float" office:value="100" calcext:value-type="float">
            <text:p><text:s/>100.00 <text:s text:c="5"/></text:p>
          </table:table-cell>
          <table:table-cell table:style-name="ce31" table:formula="of:=[.O307]+[.R307]" office:value-type="float" office:value="551" calcext:value-type="float">
            <text:p>551</text:p>
          </table:table-cell>
          <table:table-cell table:style-name="ce35" table:formula="of:=[.W307]/2" office:value-type="float" office:value="275.5" calcext:value-type="float">
            <text:p>276</text:p>
          </table:table-cell>
          <table:table-cell table:style-name="ce24" table:formula="of:=[.X307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30" calcext:value-type="date">
            <text:p>10/30/2006</text:p>
          </table:table-cell>
          <table:table-cell office:value-type="float" office:value="45" calcext:value-type="float">
            <text:p>45</text:p>
          </table:table-cell>
          <table:table-cell office:value-type="float" office:value="-4.188" calcext:value-type="float">
            <text:p>-4.19 <text:s text:c="5"/></text:p>
          </table:table-cell>
          <table:table-cell office:value-type="float" office:value="8.875" calcext:value-type="float">
            <text:p><text:s/>8.88 <text:s text:c="5"/></text:p>
          </table:table-cell>
          <table:table-cell office:value-type="float" office:value="-0.700354166666667" calcext:value-type="float">
            <text:p>-0.70 <text:s text:c="5"/></text:p>
          </table:table-cell>
          <table:table-cell table:formula="of:=([.D308]+[.C308])/2" office:value-type="float" office:value="2.3435" calcext:value-type="float">
            <text:p><text:s/>2.34 <text:s text:c="5"/></text:p>
          </table:table-cell>
          <table:table-cell table:formula="of:=ABS([.E308]-[.F308])" office:value-type="float" office:value="3.04385416666667" calcext:value-type="float">
            <text:p><text:s/>3.04 <text:s text:c="5"/></text:p>
          </table:table-cell>
          <table:table-cell table:formula="of:=ABS([.G308]*100/[.E308])" office:value-type="float" office:value="434.616414314186" calcext:value-type="float">
            <text:p><text:s/>434.62 <text:s text:c="5"/></text:p>
          </table:table-cell>
          <table:table-cell office:value-type="float" office:value="1" calcext:value-type="float">
            <text:p><text:s/>1.00 <text:s text:c="5"/></text:p>
          </table:table-cell>
          <table:table-cell table:style-name="ce20" table:formula="of:=IF([.A308]&gt;=[.$L$4];1;0)" office:value-type="float" office:value="1" calcext:value-type="float">
            <text:p>1</text:p>
          </table:table-cell>
          <table:table-cell table:style-name="ce24" table:formula="of:=IF([.E308]&gt;[.K$4];[.E308]-[.K$4];0)" office:value-type="float" office:value="0" calcext:value-type="float">
            <text:p><text:s/>- <text:s text:c="7"/></text:p>
          </table:table-cell>
          <table:table-cell table:style-name="ce12" table:formula="of:=[.L307]+([.K308]*[.J308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07]+[.N308]" office:value-type="float" office:value="283" calcext:value-type="float">
            <text:p>283</text:p>
          </table:table-cell>
          <table:table-cell table:formula="of:=[.O308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07]+[.Q308]" office:value-type="float" office:value="268" calcext:value-type="float">
            <text:p>268</text:p>
          </table:table-cell>
          <table:table-cell table:formula="of:=[.R308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07]+[.T308]" office:value-type="float" office:value="1" calcext:value-type="float">
            <text:p>1</text:p>
          </table:table-cell>
          <table:table-cell table:formula="of:=[.U308]*100/[.U$3]" office:value-type="float" office:value="100" calcext:value-type="float">
            <text:p><text:s/>100.00 <text:s text:c="5"/></text:p>
          </table:table-cell>
          <table:table-cell table:style-name="ce31" table:formula="of:=[.O308]+[.R308]" office:value-type="float" office:value="551" calcext:value-type="float">
            <text:p>551</text:p>
          </table:table-cell>
          <table:table-cell table:style-name="ce35" table:formula="of:=[.W308]/2" office:value-type="float" office:value="275.5" calcext:value-type="float">
            <text:p>276</text:p>
          </table:table-cell>
          <table:table-cell table:style-name="ce24" table:formula="of:=[.X308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0-31" calcext:value-type="date">
            <text:p>10/31/2006</text:p>
          </table:table-cell>
          <table:table-cell office:value-type="float" office:value="45" calcext:value-type="float">
            <text:p>45</text:p>
          </table:table-cell>
          <table:table-cell office:value-type="float" office:value="-4.62" calcext:value-type="float">
            <text:p>-4.62 <text:s text:c="5"/></text:p>
          </table:table-cell>
          <table:table-cell office:value-type="float" office:value="7.688" calcext:value-type="float">
            <text:p><text:s/>7.69 <text:s text:c="5"/></text:p>
          </table:table-cell>
          <table:table-cell office:value-type="float" office:value="2.80077083333333" calcext:value-type="float">
            <text:p><text:s/>2.80 <text:s text:c="5"/></text:p>
          </table:table-cell>
          <table:table-cell table:formula="of:=([.D309]+[.C309])/2" office:value-type="float" office:value="1.534" calcext:value-type="float">
            <text:p><text:s/>1.53 <text:s text:c="5"/></text:p>
          </table:table-cell>
          <table:table-cell table:formula="of:=ABS([.E309]-[.F309])" office:value-type="float" office:value="1.26677083333333" calcext:value-type="float">
            <text:p><text:s/>1.27 <text:s text:c="5"/></text:p>
          </table:table-cell>
          <table:table-cell table:formula="of:=ABS([.G309]*100/[.E309])" office:value-type="float" office:value="45.2293639399867" calcext:value-type="float">
            <text:p><text:s/>45.2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09]&gt;=[.$L$4];1;0)" office:value-type="float" office:value="1" calcext:value-type="float">
            <text:p>1</text:p>
          </table:table-cell>
          <table:table-cell table:style-name="ce24" table:formula="of:=IF([.E309]&gt;[.K$4];[.E309]-[.K$4];0)" office:value-type="float" office:value="0" calcext:value-type="float">
            <text:p><text:s/>- <text:s text:c="7"/></text:p>
          </table:table-cell>
          <table:table-cell table:style-name="ce12" table:formula="of:=[.L308]+([.K309]*[.J309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08]+[.N309]" office:value-type="float" office:value="283" calcext:value-type="float">
            <text:p>283</text:p>
          </table:table-cell>
          <table:table-cell table:formula="of:=[.O309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08]+[.Q309]" office:value-type="float" office:value="268" calcext:value-type="float">
            <text:p>268</text:p>
          </table:table-cell>
          <table:table-cell table:formula="of:=[.R309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08]+[.T309]" office:value-type="float" office:value="1" calcext:value-type="float">
            <text:p>1</text:p>
          </table:table-cell>
          <table:table-cell table:formula="of:=[.U309]*100/[.U$3]" office:value-type="float" office:value="100" calcext:value-type="float">
            <text:p><text:s/>100.00 <text:s text:c="5"/></text:p>
          </table:table-cell>
          <table:table-cell table:style-name="ce31" table:formula="of:=[.O309]+[.R309]" office:value-type="float" office:value="551" calcext:value-type="float">
            <text:p>551</text:p>
          </table:table-cell>
          <table:table-cell table:style-name="ce35" table:formula="of:=[.W309]/2" office:value-type="float" office:value="275.5" calcext:value-type="float">
            <text:p>276</text:p>
          </table:table-cell>
          <table:table-cell table:style-name="ce24" table:formula="of:=[.X309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01" calcext:value-type="date">
            <text:p>11/1/2006</text:p>
          </table:table-cell>
          <table:table-cell office:value-type="float" office:value="45" calcext:value-type="float">
            <text:p>45</text:p>
          </table:table-cell>
          <table:table-cell office:value-type="float" office:value="0.188" calcext:value-type="float">
            <text:p><text:s/>0.19 <text:s text:c="5"/></text:p>
          </table:table-cell>
          <table:table-cell office:value-type="float" office:value="10" calcext:value-type="float">
            <text:p><text:s/>10.00 <text:s text:c="5"/></text:p>
          </table:table-cell>
          <table:table-cell office:value-type="float" office:value="5.30447916666667" calcext:value-type="float">
            <text:p><text:s/>5.30 <text:s text:c="5"/></text:p>
          </table:table-cell>
          <table:table-cell table:formula="of:=([.D310]+[.C310])/2" office:value-type="float" office:value="5.094" calcext:value-type="float">
            <text:p><text:s/>5.09 <text:s text:c="5"/></text:p>
          </table:table-cell>
          <table:table-cell table:formula="of:=ABS([.E310]-[.F310])" office:value-type="float" office:value="0.21047916666667" calcext:value-type="float">
            <text:p><text:s/>0.21 <text:s text:c="5"/></text:p>
          </table:table-cell>
          <table:table-cell table:formula="of:=ABS([.G310]*100/[.E310])" office:value-type="float" office:value="3.96795161322002" calcext:value-type="float">
            <text:p><text:s/>3.97 <text:s text:c="5"/></text:p>
          </table:table-cell>
          <table:table-cell office:value-type="float" office:value="3.5" calcext:value-type="float">
            <text:p><text:s/>3.50 <text:s text:c="5"/></text:p>
          </table:table-cell>
          <table:table-cell table:style-name="ce20" table:formula="of:=IF([.A310]&gt;=[.$L$4];1;0)" office:value-type="float" office:value="1" calcext:value-type="float">
            <text:p>1</text:p>
          </table:table-cell>
          <table:table-cell table:style-name="ce24" table:formula="of:=IF([.E310]&gt;[.K$4];[.E310]-[.K$4];0)" office:value-type="float" office:value="0" calcext:value-type="float">
            <text:p><text:s/>- <text:s text:c="7"/></text:p>
          </table:table-cell>
          <table:table-cell table:style-name="ce12" table:formula="of:=[.L309]+([.K310]*[.J310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09]+[.N310]" office:value-type="float" office:value="283" calcext:value-type="float">
            <text:p>283</text:p>
          </table:table-cell>
          <table:table-cell table:formula="of:=[.O310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09]+[.Q310]" office:value-type="float" office:value="268" calcext:value-type="float">
            <text:p>268</text:p>
          </table:table-cell>
          <table:table-cell table:formula="of:=[.R310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09]+[.T310]" office:value-type="float" office:value="1" calcext:value-type="float">
            <text:p>1</text:p>
          </table:table-cell>
          <table:table-cell table:formula="of:=[.U310]*100/[.U$3]" office:value-type="float" office:value="100" calcext:value-type="float">
            <text:p><text:s/>100.00 <text:s text:c="5"/></text:p>
          </table:table-cell>
          <table:table-cell table:style-name="ce31" table:formula="of:=[.O310]+[.R310]" office:value-type="float" office:value="551" calcext:value-type="float">
            <text:p>551</text:p>
          </table:table-cell>
          <table:table-cell table:style-name="ce35" table:formula="of:=[.W310]/2" office:value-type="float" office:value="275.5" calcext:value-type="float">
            <text:p>276</text:p>
          </table:table-cell>
          <table:table-cell table:style-name="ce24" table:formula="of:=[.X310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02" calcext:value-type="date">
            <text:p>11/2/2006</text:p>
          </table:table-cell>
          <table:table-cell office:value-type="float" office:value="45" calcext:value-type="float">
            <text:p>45</text:p>
          </table:table-cell>
          <table:table-cell office:value-type="float" office:value="-3.688" calcext:value-type="float">
            <text:p>-3.69 <text:s text:c="5"/></text:p>
          </table:table-cell>
          <table:table-cell office:value-type="float" office:value="0.938" calcext:value-type="float">
            <text:p><text:s/>0.94 <text:s text:c="5"/></text:p>
          </table:table-cell>
          <table:table-cell office:value-type="float" office:value="-1.100125" calcext:value-type="float">
            <text:p>-1.10 <text:s text:c="5"/></text:p>
          </table:table-cell>
          <table:table-cell table:formula="of:=([.D311]+[.C311])/2" office:value-type="float" office:value="-1.375" calcext:value-type="float">
            <text:p>-1.38 <text:s text:c="5"/></text:p>
          </table:table-cell>
          <table:table-cell table:formula="of:=ABS([.E311]-[.F311])" office:value-type="float" office:value="0.274875" calcext:value-type="float">
            <text:p><text:s/>0.27 <text:s text:c="5"/></text:p>
          </table:table-cell>
          <table:table-cell table:formula="of:=ABS([.G311]*100/[.E311])" office:value-type="float" office:value="24.9857970685149" calcext:value-type="float">
            <text:p><text:s/>24.99 <text:s text:c="5"/></text:p>
          </table:table-cell>
          <table:table-cell office:value-type="float" office:value="1.5" calcext:value-type="float">
            <text:p><text:s/>1.50 <text:s text:c="5"/></text:p>
          </table:table-cell>
          <table:table-cell table:style-name="ce20" table:formula="of:=IF([.A311]&gt;=[.$L$4];1;0)" office:value-type="float" office:value="1" calcext:value-type="float">
            <text:p>1</text:p>
          </table:table-cell>
          <table:table-cell table:style-name="ce24" table:formula="of:=IF([.E311]&gt;[.K$4];[.E311]-[.K$4];0)" office:value-type="float" office:value="0" calcext:value-type="float">
            <text:p><text:s/>- <text:s text:c="7"/></text:p>
          </table:table-cell>
          <table:table-cell table:style-name="ce12" table:formula="of:=[.L310]+([.K311]*[.J311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10]+[.N311]" office:value-type="float" office:value="283" calcext:value-type="float">
            <text:p>283</text:p>
          </table:table-cell>
          <table:table-cell table:formula="of:=[.O311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10]+[.Q311]" office:value-type="float" office:value="268" calcext:value-type="float">
            <text:p>268</text:p>
          </table:table-cell>
          <table:table-cell table:formula="of:=[.R311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10]+[.T311]" office:value-type="float" office:value="1" calcext:value-type="float">
            <text:p>1</text:p>
          </table:table-cell>
          <table:table-cell table:formula="of:=[.U311]*100/[.U$3]" office:value-type="float" office:value="100" calcext:value-type="float">
            <text:p><text:s/>100.00 <text:s text:c="5"/></text:p>
          </table:table-cell>
          <table:table-cell table:style-name="ce31" table:formula="of:=[.O311]+[.R311]" office:value-type="float" office:value="551" calcext:value-type="float">
            <text:p>551</text:p>
          </table:table-cell>
          <table:table-cell table:style-name="ce35" table:formula="of:=[.W311]/2" office:value-type="float" office:value="275.5" calcext:value-type="float">
            <text:p>276</text:p>
          </table:table-cell>
          <table:table-cell table:style-name="ce24" table:formula="of:=[.X311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03" calcext:value-type="date">
            <text:p>11/3/2006</text:p>
          </table:table-cell>
          <table:table-cell office:value-type="float" office:value="45" calcext:value-type="float">
            <text:p>45</text:p>
          </table:table-cell>
          <table:table-cell office:value-type="float" office:value="-4.812" calcext:value-type="float">
            <text:p>-4.81 <text:s text:c="5"/></text:p>
          </table:table-cell>
          <table:table-cell office:value-type="float" office:value="3.812" calcext:value-type="float">
            <text:p><text:s/>3.81 <text:s text:c="5"/></text:p>
          </table:table-cell>
          <table:table-cell office:value-type="float" office:value="-2.28877083333333" calcext:value-type="float">
            <text:p>-2.29 <text:s text:c="5"/></text:p>
          </table:table-cell>
          <table:table-cell table:formula="of:=([.D312]+[.C312])/2" office:value-type="float" office:value="-0.5" calcext:value-type="float">
            <text:p>-0.50 <text:s text:c="5"/></text:p>
          </table:table-cell>
          <table:table-cell table:formula="of:=ABS([.E312]-[.F312])" office:value-type="float" office:value="1.78877083333333" calcext:value-type="float">
            <text:p><text:s/>1.79 <text:s text:c="5"/></text:p>
          </table:table-cell>
          <table:table-cell table:formula="of:=ABS([.G312]*100/[.E312])" office:value-type="float" office:value="78.1542130510372" calcext:value-type="float">
            <text:p><text:s/>78.15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12]&gt;=[.$L$4];1;0)" office:value-type="float" office:value="1" calcext:value-type="float">
            <text:p>1</text:p>
          </table:table-cell>
          <table:table-cell table:style-name="ce24" table:formula="of:=IF([.E312]&gt;[.K$4];[.E312]-[.K$4];0)" office:value-type="float" office:value="0" calcext:value-type="float">
            <text:p><text:s/>- <text:s text:c="7"/></text:p>
          </table:table-cell>
          <table:table-cell table:style-name="ce12" table:formula="of:=[.L311]+([.K312]*[.J312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11]+[.N312]" office:value-type="float" office:value="283" calcext:value-type="float">
            <text:p>283</text:p>
          </table:table-cell>
          <table:table-cell table:formula="of:=[.O312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11]+[.Q312]" office:value-type="float" office:value="268" calcext:value-type="float">
            <text:p>268</text:p>
          </table:table-cell>
          <table:table-cell table:formula="of:=[.R312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11]+[.T312]" office:value-type="float" office:value="1" calcext:value-type="float">
            <text:p>1</text:p>
          </table:table-cell>
          <table:table-cell table:formula="of:=[.U312]*100/[.U$3]" office:value-type="float" office:value="100" calcext:value-type="float">
            <text:p><text:s/>100.00 <text:s text:c="5"/></text:p>
          </table:table-cell>
          <table:table-cell table:style-name="ce31" table:formula="of:=[.O312]+[.R312]" office:value-type="float" office:value="551" calcext:value-type="float">
            <text:p>551</text:p>
          </table:table-cell>
          <table:table-cell table:style-name="ce35" table:formula="of:=[.W312]/2" office:value-type="float" office:value="275.5" calcext:value-type="float">
            <text:p>276</text:p>
          </table:table-cell>
          <table:table-cell table:style-name="ce24" table:formula="of:=[.X312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04" calcext:value-type="date">
            <text:p>11/4/2006</text:p>
          </table:table-cell>
          <table:table-cell office:value-type="float" office:value="45" calcext:value-type="float">
            <text:p>45</text:p>
          </table:table-cell>
          <table:table-cell office:value-type="float" office:value="-4.75" calcext:value-type="float">
            <text:p>-4.75 <text:s text:c="5"/></text:p>
          </table:table-cell>
          <table:table-cell office:value-type="float" office:value="-1" calcext:value-type="float">
            <text:p>-1.00 <text:s text:c="5"/></text:p>
          </table:table-cell>
          <table:table-cell office:value-type="float" office:value="-2.45525" calcext:value-type="float">
            <text:p>-2.46 <text:s text:c="5"/></text:p>
          </table:table-cell>
          <table:table-cell table:formula="of:=([.D313]+[.C313])/2" office:value-type="float" office:value="-2.875" calcext:value-type="float">
            <text:p>-2.88 <text:s text:c="5"/></text:p>
          </table:table-cell>
          <table:table-cell table:formula="of:=ABS([.E313]-[.F313])" office:value-type="float" office:value="0.41975" calcext:value-type="float">
            <text:p><text:s/>0.42 <text:s text:c="5"/></text:p>
          </table:table-cell>
          <table:table-cell table:formula="of:=ABS([.G313]*100/[.E313])" office:value-type="float" office:value="17.096018735363" calcext:value-type="float">
            <text:p><text:s/>17.10 <text:s text:c="5"/></text:p>
          </table:table-cell>
          <table:table-cell office:value-type="float" office:value="4.1" calcext:value-type="float">
            <text:p><text:s/>4.10 <text:s text:c="5"/></text:p>
          </table:table-cell>
          <table:table-cell table:style-name="ce20" table:formula="of:=IF([.A313]&gt;=[.$L$4];1;0)" office:value-type="float" office:value="1" calcext:value-type="float">
            <text:p>1</text:p>
          </table:table-cell>
          <table:table-cell table:style-name="ce24" table:formula="of:=IF([.E313]&gt;[.K$4];[.E313]-[.K$4];0)" office:value-type="float" office:value="0" calcext:value-type="float">
            <text:p><text:s/>- <text:s text:c="7"/></text:p>
          </table:table-cell>
          <table:table-cell table:style-name="ce12" table:formula="of:=[.L312]+([.K313]*[.J313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12]+[.N313]" office:value-type="float" office:value="283" calcext:value-type="float">
            <text:p>283</text:p>
          </table:table-cell>
          <table:table-cell table:formula="of:=[.O313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12]+[.Q313]" office:value-type="float" office:value="268" calcext:value-type="float">
            <text:p>268</text:p>
          </table:table-cell>
          <table:table-cell table:formula="of:=[.R313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12]+[.T313]" office:value-type="float" office:value="1" calcext:value-type="float">
            <text:p>1</text:p>
          </table:table-cell>
          <table:table-cell table:formula="of:=[.U313]*100/[.U$3]" office:value-type="float" office:value="100" calcext:value-type="float">
            <text:p><text:s/>100.00 <text:s text:c="5"/></text:p>
          </table:table-cell>
          <table:table-cell table:style-name="ce31" table:formula="of:=[.O313]+[.R313]" office:value-type="float" office:value="551" calcext:value-type="float">
            <text:p>551</text:p>
          </table:table-cell>
          <table:table-cell table:style-name="ce35" table:formula="of:=[.W313]/2" office:value-type="float" office:value="275.5" calcext:value-type="float">
            <text:p>276</text:p>
          </table:table-cell>
          <table:table-cell table:style-name="ce24" table:formula="of:=[.X313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05" calcext:value-type="date">
            <text:p>11/5/2006</text:p>
          </table:table-cell>
          <table:table-cell office:value-type="float" office:value="45" calcext:value-type="float">
            <text:p>45</text:p>
          </table:table-cell>
          <table:table-cell office:value-type="float" office:value="-4.562" calcext:value-type="float">
            <text:p>-4.56 <text:s text:c="5"/></text:p>
          </table:table-cell>
          <table:table-cell office:value-type="float" office:value="5.812" calcext:value-type="float">
            <text:p><text:s/>5.81 <text:s text:c="5"/></text:p>
          </table:table-cell>
          <table:table-cell office:value-type="float" office:value="-0.111520833333333" calcext:value-type="float">
            <text:p>-0.11 <text:s text:c="5"/></text:p>
          </table:table-cell>
          <table:table-cell table:formula="of:=([.D314]+[.C314])/2" office:value-type="float" office:value="0.625" calcext:value-type="float">
            <text:p><text:s/>0.63 <text:s text:c="5"/></text:p>
          </table:table-cell>
          <table:table-cell table:formula="of:=ABS([.E314]-[.F314])" office:value-type="float" office:value="0.736520833333333" calcext:value-type="float">
            <text:p><text:s/>0.74 <text:s text:c="5"/></text:p>
          </table:table-cell>
          <table:table-cell table:formula="of:=ABS([.G314]*100/[.E314])" office:value-type="float" office:value="660.433401830751" calcext:value-type="float">
            <text:p><text:s/>660.43 <text:s text:c="5"/></text:p>
          </table:table-cell>
          <table:table-cell office:value-type="float" office:value="28" calcext:value-type="float">
            <text:p><text:s/>28.00 <text:s text:c="5"/></text:p>
          </table:table-cell>
          <table:table-cell table:style-name="ce20" table:formula="of:=IF([.A314]&gt;=[.$L$4];1;0)" office:value-type="float" office:value="1" calcext:value-type="float">
            <text:p>1</text:p>
          </table:table-cell>
          <table:table-cell table:style-name="ce24" table:formula="of:=IF([.E314]&gt;[.K$4];[.E314]-[.K$4];0)" office:value-type="float" office:value="0" calcext:value-type="float">
            <text:p><text:s/>- <text:s text:c="7"/></text:p>
          </table:table-cell>
          <table:table-cell table:style-name="ce12" table:formula="of:=[.L313]+([.K314]*[.J314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13]+[.N314]" office:value-type="float" office:value="283" calcext:value-type="float">
            <text:p>283</text:p>
          </table:table-cell>
          <table:table-cell table:formula="of:=[.O314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13]+[.Q314]" office:value-type="float" office:value="268" calcext:value-type="float">
            <text:p>268</text:p>
          </table:table-cell>
          <table:table-cell table:formula="of:=[.R314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13]+[.T314]" office:value-type="float" office:value="1" calcext:value-type="float">
            <text:p>1</text:p>
          </table:table-cell>
          <table:table-cell table:formula="of:=[.U314]*100/[.U$3]" office:value-type="float" office:value="100" calcext:value-type="float">
            <text:p><text:s/>100.00 <text:s text:c="5"/></text:p>
          </table:table-cell>
          <table:table-cell table:style-name="ce31" table:formula="of:=[.O314]+[.R314]" office:value-type="float" office:value="551" calcext:value-type="float">
            <text:p>551</text:p>
          </table:table-cell>
          <table:table-cell table:style-name="ce35" table:formula="of:=[.W314]/2" office:value-type="float" office:value="275.5" calcext:value-type="float">
            <text:p>276</text:p>
          </table:table-cell>
          <table:table-cell table:style-name="ce24" table:formula="of:=[.X314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06" calcext:value-type="date">
            <text:p>11/6/2006</text:p>
          </table:table-cell>
          <table:table-cell office:value-type="float" office:value="46" calcext:value-type="float">
            <text:p>46</text:p>
          </table:table-cell>
          <table:table-cell office:value-type="float" office:value="-5.62" calcext:value-type="float">
            <text:p>-5.62 <text:s text:c="5"/></text:p>
          </table:table-cell>
          <table:table-cell office:value-type="float" office:value="8.62" calcext:value-type="float">
            <text:p><text:s/>8.62 <text:s text:c="5"/></text:p>
          </table:table-cell>
          <table:table-cell office:value-type="float" office:value="1.71110416666667" calcext:value-type="float">
            <text:p><text:s/>1.71 <text:s text:c="5"/></text:p>
          </table:table-cell>
          <table:table-cell table:formula="of:=([.D315]+[.C315])/2" office:value-type="float" office:value="1.5" calcext:value-type="float">
            <text:p><text:s/>1.50 <text:s text:c="5"/></text:p>
          </table:table-cell>
          <table:table-cell table:formula="of:=ABS([.E315]-[.F315])" office:value-type="float" office:value="0.21110416666667" calcext:value-type="float">
            <text:p><text:s/>0.21 <text:s text:c="5"/></text:p>
          </table:table-cell>
          <table:table-cell table:formula="of:=ABS([.G315]*100/[.E315])" office:value-type="float" office:value="12.3373065637444" calcext:value-type="float">
            <text:p><text:s/>12.34 <text:s text:c="5"/></text:p>
          </table:table-cell>
          <table:table-cell office:value-type="float" office:value="7.1" calcext:value-type="float">
            <text:p><text:s/>7.10 <text:s text:c="5"/></text:p>
          </table:table-cell>
          <table:table-cell table:style-name="ce20" table:formula="of:=IF([.A315]&gt;=[.$L$4];1;0)" office:value-type="float" office:value="1" calcext:value-type="float">
            <text:p>1</text:p>
          </table:table-cell>
          <table:table-cell table:style-name="ce24" table:formula="of:=IF([.E315]&gt;[.K$4];[.E315]-[.K$4];0)" office:value-type="float" office:value="0" calcext:value-type="float">
            <text:p><text:s/>- <text:s text:c="7"/></text:p>
          </table:table-cell>
          <table:table-cell table:style-name="ce12" table:formula="of:=[.L314]+([.K315]*[.J315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14]+[.N315]" office:value-type="float" office:value="283" calcext:value-type="float">
            <text:p>283</text:p>
          </table:table-cell>
          <table:table-cell table:formula="of:=[.O315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14]+[.Q315]" office:value-type="float" office:value="268" calcext:value-type="float">
            <text:p>268</text:p>
          </table:table-cell>
          <table:table-cell table:formula="of:=[.R315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14]+[.T315]" office:value-type="float" office:value="1" calcext:value-type="float">
            <text:p>1</text:p>
          </table:table-cell>
          <table:table-cell table:formula="of:=[.U315]*100/[.U$3]" office:value-type="float" office:value="100" calcext:value-type="float">
            <text:p><text:s/>100.00 <text:s text:c="5"/></text:p>
          </table:table-cell>
          <table:table-cell table:style-name="ce31" table:formula="of:=[.O315]+[.R315]" office:value-type="float" office:value="551" calcext:value-type="float">
            <text:p>551</text:p>
          </table:table-cell>
          <table:table-cell table:style-name="ce35" table:formula="of:=[.W315]/2" office:value-type="float" office:value="275.5" calcext:value-type="float">
            <text:p>276</text:p>
          </table:table-cell>
          <table:table-cell table:style-name="ce24" table:formula="of:=[.X315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07" calcext:value-type="date">
            <text:p>11/7/2006</text:p>
          </table:table-cell>
          <table:table-cell office:value-type="float" office:value="46" calcext:value-type="float">
            <text:p>46</text:p>
          </table:table-cell>
          <table:table-cell office:value-type="float" office:value="6.188" calcext:value-type="float">
            <text:p><text:s/>6.19 <text:s text:c="5"/></text:p>
          </table:table-cell>
          <table:table-cell office:value-type="float" office:value="8.75" calcext:value-type="float">
            <text:p><text:s/>8.75 <text:s text:c="5"/></text:p>
          </table:table-cell>
          <table:table-cell office:value-type="float" office:value="7.5660625" calcext:value-type="float">
            <text:p><text:s/>7.57 <text:s text:c="5"/></text:p>
          </table:table-cell>
          <table:table-cell table:formula="of:=([.D316]+[.C316])/2" office:value-type="float" office:value="7.469" calcext:value-type="float">
            <text:p><text:s/>7.47 <text:s text:c="5"/></text:p>
          </table:table-cell>
          <table:table-cell table:formula="of:=ABS([.E316]-[.F316])" office:value-type="float" office:value="0.0970625000000007" calcext:value-type="float">
            <text:p><text:s/>0.10 <text:s text:c="5"/></text:p>
          </table:table-cell>
          <table:table-cell table:formula="of:=ABS([.G316]*100/[.E316])" office:value-type="float" office:value="1.28286674872169" calcext:value-type="float">
            <text:p><text:s/>1.28 <text:s text:c="5"/></text:p>
          </table:table-cell>
          <table:table-cell office:value-type="float" office:value="0.5" calcext:value-type="float">
            <text:p><text:s/>0.50 <text:s text:c="5"/></text:p>
          </table:table-cell>
          <table:table-cell table:style-name="ce20" table:formula="of:=IF([.A316]&gt;=[.$L$4];1;0)" office:value-type="float" office:value="1" calcext:value-type="float">
            <text:p>1</text:p>
          </table:table-cell>
          <table:table-cell table:style-name="ce24" table:formula="of:=IF([.E316]&gt;[.K$4];[.E316]-[.K$4];0)" office:value-type="float" office:value="0" calcext:value-type="float">
            <text:p><text:s/>- <text:s text:c="7"/></text:p>
          </table:table-cell>
          <table:table-cell table:style-name="ce12" table:formula="of:=[.L315]+([.K316]*[.J316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15]+[.N316]" office:value-type="float" office:value="283" calcext:value-type="float">
            <text:p>283</text:p>
          </table:table-cell>
          <table:table-cell table:formula="of:=[.O316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15]+[.Q316]" office:value-type="float" office:value="268" calcext:value-type="float">
            <text:p>268</text:p>
          </table:table-cell>
          <table:table-cell table:formula="of:=[.R316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15]+[.T316]" office:value-type="float" office:value="1" calcext:value-type="float">
            <text:p>1</text:p>
          </table:table-cell>
          <table:table-cell table:formula="of:=[.U316]*100/[.U$3]" office:value-type="float" office:value="100" calcext:value-type="float">
            <text:p><text:s/>100.00 <text:s text:c="5"/></text:p>
          </table:table-cell>
          <table:table-cell table:style-name="ce31" table:formula="of:=[.O316]+[.R316]" office:value-type="float" office:value="551" calcext:value-type="float">
            <text:p>551</text:p>
          </table:table-cell>
          <table:table-cell table:style-name="ce35" table:formula="of:=[.W316]/2" office:value-type="float" office:value="275.5" calcext:value-type="float">
            <text:p>276</text:p>
          </table:table-cell>
          <table:table-cell table:style-name="ce24" table:formula="of:=[.X316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08" calcext:value-type="date">
            <text:p>11/8/2006</text:p>
          </table:table-cell>
          <table:table-cell office:value-type="float" office:value="46" calcext:value-type="float">
            <text:p>46</text:p>
          </table:table-cell>
          <table:table-cell office:value-type="float" office:value="2.875" calcext:value-type="float">
            <text:p><text:s/>2.88 <text:s text:c="5"/></text:p>
          </table:table-cell>
          <table:table-cell office:value-type="float" office:value="8.25" calcext:value-type="float">
            <text:p><text:s/>8.25 <text:s text:c="5"/></text:p>
          </table:table-cell>
          <table:table-cell office:value-type="float" office:value="4.75002083333333" calcext:value-type="float">
            <text:p><text:s/>4.75 <text:s text:c="5"/></text:p>
          </table:table-cell>
          <table:table-cell table:formula="of:=([.D317]+[.C317])/2" office:value-type="float" office:value="5.5625" calcext:value-type="float">
            <text:p><text:s/>5.56 <text:s text:c="5"/></text:p>
          </table:table-cell>
          <table:table-cell table:formula="of:=ABS([.E317]-[.F317])" office:value-type="float" office:value="0.81247916666667" calcext:value-type="float">
            <text:p><text:s/>0.81 <text:s text:c="5"/></text:p>
          </table:table-cell>
          <table:table-cell table:formula="of:=ABS([.G317]*100/[.E317])" office:value-type="float" office:value="17.1047495405723" calcext:value-type="float">
            <text:p><text:s/>17.1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17]&gt;=[.$L$4];1;0)" office:value-type="float" office:value="1" calcext:value-type="float">
            <text:p>1</text:p>
          </table:table-cell>
          <table:table-cell table:style-name="ce24" table:formula="of:=IF([.E317]&gt;[.K$4];[.E317]-[.K$4];0)" office:value-type="float" office:value="0" calcext:value-type="float">
            <text:p><text:s/>- <text:s text:c="7"/></text:p>
          </table:table-cell>
          <table:table-cell table:style-name="ce12" table:formula="of:=[.L316]+([.K317]*[.J317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16]+[.N317]" office:value-type="float" office:value="283" calcext:value-type="float">
            <text:p>283</text:p>
          </table:table-cell>
          <table:table-cell table:formula="of:=[.O317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16]+[.Q317]" office:value-type="float" office:value="268" calcext:value-type="float">
            <text:p>268</text:p>
          </table:table-cell>
          <table:table-cell table:formula="of:=[.R317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16]+[.T317]" office:value-type="float" office:value="1" calcext:value-type="float">
            <text:p>1</text:p>
          </table:table-cell>
          <table:table-cell table:formula="of:=[.U317]*100/[.U$3]" office:value-type="float" office:value="100" calcext:value-type="float">
            <text:p><text:s/>100.00 <text:s text:c="5"/></text:p>
          </table:table-cell>
          <table:table-cell table:style-name="ce31" table:formula="of:=[.O317]+[.R317]" office:value-type="float" office:value="551" calcext:value-type="float">
            <text:p>551</text:p>
          </table:table-cell>
          <table:table-cell table:style-name="ce35" table:formula="of:=[.W317]/2" office:value-type="float" office:value="275.5" calcext:value-type="float">
            <text:p>276</text:p>
          </table:table-cell>
          <table:table-cell table:style-name="ce24" table:formula="of:=[.X317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09" calcext:value-type="date">
            <text:p>11/9/2006</text:p>
          </table:table-cell>
          <table:table-cell office:value-type="float" office:value="46" calcext:value-type="float">
            <text:p>46</text:p>
          </table:table-cell>
          <table:table-cell office:value-type="float" office:value="3.188" calcext:value-type="float">
            <text:p><text:s/>3.19 <text:s text:c="5"/></text:p>
          </table:table-cell>
          <table:table-cell office:value-type="float" office:value="10.312" calcext:value-type="float">
            <text:p><text:s/>10.31 <text:s text:c="5"/></text:p>
          </table:table-cell>
          <table:table-cell office:value-type="float" office:value="6.11833333333333" calcext:value-type="float">
            <text:p><text:s/>6.12 <text:s text:c="5"/></text:p>
          </table:table-cell>
          <table:table-cell table:formula="of:=([.D318]+[.C318])/2" office:value-type="float" office:value="6.75" calcext:value-type="float">
            <text:p><text:s/>6.75 <text:s text:c="5"/></text:p>
          </table:table-cell>
          <table:table-cell table:formula="of:=ABS([.E318]-[.F318])" office:value-type="float" office:value="0.63166666666667" calcext:value-type="float">
            <text:p><text:s/>0.63 <text:s text:c="5"/></text:p>
          </table:table-cell>
          <table:table-cell table:formula="of:=ABS([.G318]*100/[.E318])" office:value-type="float" office:value="10.3241623535822" calcext:value-type="float">
            <text:p><text:s/>10.32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18]&gt;=[.$L$4];1;0)" office:value-type="float" office:value="1" calcext:value-type="float">
            <text:p>1</text:p>
          </table:table-cell>
          <table:table-cell table:style-name="ce24" table:formula="of:=IF([.E318]&gt;[.K$4];[.E318]-[.K$4];0)" office:value-type="float" office:value="0" calcext:value-type="float">
            <text:p><text:s/>- <text:s text:c="7"/></text:p>
          </table:table-cell>
          <table:table-cell table:style-name="ce12" table:formula="of:=[.L317]+([.K318]*[.J318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17]+[.N318]" office:value-type="float" office:value="283" calcext:value-type="float">
            <text:p>283</text:p>
          </table:table-cell>
          <table:table-cell table:formula="of:=[.O318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17]+[.Q318]" office:value-type="float" office:value="268" calcext:value-type="float">
            <text:p>268</text:p>
          </table:table-cell>
          <table:table-cell table:formula="of:=[.R318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17]+[.T318]" office:value-type="float" office:value="1" calcext:value-type="float">
            <text:p>1</text:p>
          </table:table-cell>
          <table:table-cell table:formula="of:=[.U318]*100/[.U$3]" office:value-type="float" office:value="100" calcext:value-type="float">
            <text:p><text:s/>100.00 <text:s text:c="5"/></text:p>
          </table:table-cell>
          <table:table-cell table:style-name="ce31" table:formula="of:=[.O318]+[.R318]" office:value-type="float" office:value="551" calcext:value-type="float">
            <text:p>551</text:p>
          </table:table-cell>
          <table:table-cell table:style-name="ce35" table:formula="of:=[.W318]/2" office:value-type="float" office:value="275.5" calcext:value-type="float">
            <text:p>276</text:p>
          </table:table-cell>
          <table:table-cell table:style-name="ce24" table:formula="of:=[.X318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10" calcext:value-type="date">
            <text:p>11/10/2006</text:p>
          </table:table-cell>
          <table:table-cell office:value-type="float" office:value="46" calcext:value-type="float">
            <text:p>46</text:p>
          </table:table-cell>
          <table:table-cell office:value-type="float" office:value="-1.875" calcext:value-type="float">
            <text:p>-1.88 <text:s text:c="5"/></text:p>
          </table:table-cell>
          <table:table-cell office:value-type="float" office:value="7.375" calcext:value-type="float">
            <text:p><text:s/>7.38 <text:s text:c="5"/></text:p>
          </table:table-cell>
          <table:table-cell office:value-type="float" office:value="2.53627083333333" calcext:value-type="float">
            <text:p><text:s/>2.54 <text:s text:c="5"/></text:p>
          </table:table-cell>
          <table:table-cell table:formula="of:=([.D319]+[.C319])/2" office:value-type="float" office:value="2.75" calcext:value-type="float">
            <text:p><text:s/>2.75 <text:s text:c="5"/></text:p>
          </table:table-cell>
          <table:table-cell table:formula="of:=ABS([.E319]-[.F319])" office:value-type="float" office:value="0.21372916666667" calcext:value-type="float">
            <text:p><text:s/>0.21 <text:s text:c="5"/></text:p>
          </table:table-cell>
          <table:table-cell table:formula="of:=ABS([.G319]*100/[.E319])" office:value-type="float" office:value="8.42690630108195" calcext:value-type="float">
            <text:p><text:s/>8.4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19]&gt;=[.$L$4];1;0)" office:value-type="float" office:value="1" calcext:value-type="float">
            <text:p>1</text:p>
          </table:table-cell>
          <table:table-cell table:style-name="ce24" table:formula="of:=IF([.E319]&gt;[.K$4];[.E319]-[.K$4];0)" office:value-type="float" office:value="0" calcext:value-type="float">
            <text:p><text:s/>- <text:s text:c="7"/></text:p>
          </table:table-cell>
          <table:table-cell table:style-name="ce12" table:formula="of:=[.L318]+([.K319]*[.J319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18]+[.N319]" office:value-type="float" office:value="283" calcext:value-type="float">
            <text:p>283</text:p>
          </table:table-cell>
          <table:table-cell table:formula="of:=[.O319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18]+[.Q319]" office:value-type="float" office:value="268" calcext:value-type="float">
            <text:p>268</text:p>
          </table:table-cell>
          <table:table-cell table:formula="of:=[.R319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18]+[.T319]" office:value-type="float" office:value="1" calcext:value-type="float">
            <text:p>1</text:p>
          </table:table-cell>
          <table:table-cell table:formula="of:=[.U319]*100/[.U$3]" office:value-type="float" office:value="100" calcext:value-type="float">
            <text:p><text:s/>100.00 <text:s text:c="5"/></text:p>
          </table:table-cell>
          <table:table-cell table:style-name="ce31" table:formula="of:=[.O319]+[.R319]" office:value-type="float" office:value="551" calcext:value-type="float">
            <text:p>551</text:p>
          </table:table-cell>
          <table:table-cell table:style-name="ce35" table:formula="of:=[.W319]/2" office:value-type="float" office:value="275.5" calcext:value-type="float">
            <text:p>276</text:p>
          </table:table-cell>
          <table:table-cell table:style-name="ce24" table:formula="of:=[.X319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11" calcext:value-type="date">
            <text:p>11/11/2006</text:p>
          </table:table-cell>
          <table:table-cell office:value-type="float" office:value="46" calcext:value-type="float">
            <text:p>46</text:p>
          </table:table-cell>
          <table:table-cell office:value-type="float" office:value="-2.62" calcext:value-type="float">
            <text:p>-2.62 <text:s text:c="5"/></text:p>
          </table:table-cell>
          <table:table-cell office:value-type="float" office:value="3.688" calcext:value-type="float">
            <text:p><text:s/>3.69 <text:s text:c="5"/></text:p>
          </table:table-cell>
          <table:table-cell office:value-type="float" office:value="1.02985416666667" calcext:value-type="float">
            <text:p><text:s/>1.03 <text:s text:c="5"/></text:p>
          </table:table-cell>
          <table:table-cell table:formula="of:=([.D320]+[.C320])/2" office:value-type="float" office:value="0.534" calcext:value-type="float">
            <text:p><text:s/>0.53 <text:s text:c="5"/></text:p>
          </table:table-cell>
          <table:table-cell table:formula="of:=ABS([.E320]-[.F320])" office:value-type="float" office:value="0.49585416666667" calcext:value-type="float">
            <text:p><text:s/>0.50 <text:s text:c="5"/></text:p>
          </table:table-cell>
          <table:table-cell table:formula="of:=ABS([.G320]*100/[.E320])" office:value-type="float" office:value="48.1479983007305" calcext:value-type="float">
            <text:p><text:s/>48.15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20]&gt;=[.$L$4];1;0)" office:value-type="float" office:value="1" calcext:value-type="float">
            <text:p>1</text:p>
          </table:table-cell>
          <table:table-cell table:style-name="ce24" table:formula="of:=IF([.E320]&gt;[.K$4];[.E320]-[.K$4];0)" office:value-type="float" office:value="0" calcext:value-type="float">
            <text:p><text:s/>- <text:s text:c="7"/></text:p>
          </table:table-cell>
          <table:table-cell table:style-name="ce12" table:formula="of:=[.L319]+([.K320]*[.J320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19]+[.N320]" office:value-type="float" office:value="283" calcext:value-type="float">
            <text:p>283</text:p>
          </table:table-cell>
          <table:table-cell table:formula="of:=[.O320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19]+[.Q320]" office:value-type="float" office:value="268" calcext:value-type="float">
            <text:p>268</text:p>
          </table:table-cell>
          <table:table-cell table:formula="of:=[.R320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19]+[.T320]" office:value-type="float" office:value="1" calcext:value-type="float">
            <text:p>1</text:p>
          </table:table-cell>
          <table:table-cell table:formula="of:=[.U320]*100/[.U$3]" office:value-type="float" office:value="100" calcext:value-type="float">
            <text:p><text:s/>100.00 <text:s text:c="5"/></text:p>
          </table:table-cell>
          <table:table-cell table:style-name="ce31" table:formula="of:=[.O320]+[.R320]" office:value-type="float" office:value="551" calcext:value-type="float">
            <text:p>551</text:p>
          </table:table-cell>
          <table:table-cell table:style-name="ce35" table:formula="of:=[.W320]/2" office:value-type="float" office:value="275.5" calcext:value-type="float">
            <text:p>276</text:p>
          </table:table-cell>
          <table:table-cell table:style-name="ce24" table:formula="of:=[.X320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12" calcext:value-type="date">
            <text:p>11/12/2006</text:p>
          </table:table-cell>
          <table:table-cell office:value-type="float" office:value="46" calcext:value-type="float">
            <text:p>46</text:p>
          </table:table-cell>
          <table:table-cell office:value-type="float" office:value="1.188" calcext:value-type="float">
            <text:p><text:s/>1.19 <text:s text:c="5"/></text:p>
          </table:table-cell>
          <table:table-cell office:value-type="float" office:value="7" calcext:value-type="float">
            <text:p><text:s/>7.00 <text:s text:c="5"/></text:p>
          </table:table-cell>
          <table:table-cell office:value-type="float" office:value="3.207" calcext:value-type="float">
            <text:p><text:s/>3.21 <text:s text:c="5"/></text:p>
          </table:table-cell>
          <table:table-cell table:formula="of:=([.D321]+[.C321])/2" office:value-type="float" office:value="4.094" calcext:value-type="float">
            <text:p><text:s/>4.09 <text:s text:c="5"/></text:p>
          </table:table-cell>
          <table:table-cell table:formula="of:=ABS([.E321]-[.F321])" office:value-type="float" office:value="0.887" calcext:value-type="float">
            <text:p><text:s/>0.89 <text:s text:c="5"/></text:p>
          </table:table-cell>
          <table:table-cell table:formula="of:=ABS([.G321]*100/[.E321])" office:value-type="float" office:value="27.6582475834113" calcext:value-type="float">
            <text:p><text:s/>27.66 <text:s text:c="5"/></text:p>
          </table:table-cell>
          <table:table-cell office:value-type="float" office:value="4.8" calcext:value-type="float">
            <text:p><text:s/>4.80 <text:s text:c="5"/></text:p>
          </table:table-cell>
          <table:table-cell table:style-name="ce20" table:formula="of:=IF([.A321]&gt;=[.$L$4];1;0)" office:value-type="float" office:value="1" calcext:value-type="float">
            <text:p>1</text:p>
          </table:table-cell>
          <table:table-cell table:style-name="ce24" table:formula="of:=IF([.E321]&gt;[.K$4];[.E321]-[.K$4];0)" office:value-type="float" office:value="0" calcext:value-type="float">
            <text:p><text:s/>- <text:s text:c="7"/></text:p>
          </table:table-cell>
          <table:table-cell table:style-name="ce12" table:formula="of:=[.L320]+([.K321]*[.J321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20]+[.N321]" office:value-type="float" office:value="283" calcext:value-type="float">
            <text:p>283</text:p>
          </table:table-cell>
          <table:table-cell table:formula="of:=[.O321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20]+[.Q321]" office:value-type="float" office:value="268" calcext:value-type="float">
            <text:p>268</text:p>
          </table:table-cell>
          <table:table-cell table:formula="of:=[.R321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20]+[.T321]" office:value-type="float" office:value="1" calcext:value-type="float">
            <text:p>1</text:p>
          </table:table-cell>
          <table:table-cell table:formula="of:=[.U321]*100/[.U$3]" office:value-type="float" office:value="100" calcext:value-type="float">
            <text:p><text:s/>100.00 <text:s text:c="5"/></text:p>
          </table:table-cell>
          <table:table-cell table:style-name="ce31" table:formula="of:=[.O321]+[.R321]" office:value-type="float" office:value="551" calcext:value-type="float">
            <text:p>551</text:p>
          </table:table-cell>
          <table:table-cell table:style-name="ce35" table:formula="of:=[.W321]/2" office:value-type="float" office:value="275.5" calcext:value-type="float">
            <text:p>276</text:p>
          </table:table-cell>
          <table:table-cell table:style-name="ce24" table:formula="of:=[.X321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13" calcext:value-type="date">
            <text:p>11/13/2006</text:p>
          </table:table-cell>
          <table:table-cell office:value-type="float" office:value="47" calcext:value-type="float">
            <text:p>47</text:p>
          </table:table-cell>
          <table:table-cell office:value-type="float" office:value="0.938" calcext:value-type="float">
            <text:p><text:s/>0.94 <text:s text:c="5"/></text:p>
          </table:table-cell>
          <table:table-cell office:value-type="float" office:value="4.875" calcext:value-type="float">
            <text:p><text:s/>4.88 <text:s text:c="5"/></text:p>
          </table:table-cell>
          <table:table-cell office:value-type="float" office:value="2.47764583333333" calcext:value-type="float">
            <text:p><text:s/>2.48 <text:s text:c="5"/></text:p>
          </table:table-cell>
          <table:table-cell table:formula="of:=([.D322]+[.C322])/2" office:value-type="float" office:value="2.9065" calcext:value-type="float">
            <text:p><text:s/>2.91 <text:s text:c="5"/></text:p>
          </table:table-cell>
          <table:table-cell table:formula="of:=ABS([.E322]-[.F322])" office:value-type="float" office:value="0.42885416666667" calcext:value-type="float">
            <text:p><text:s/>0.43 <text:s text:c="5"/></text:p>
          </table:table-cell>
          <table:table-cell table:formula="of:=ABS([.G322]*100/[.E322])" office:value-type="float" office:value="17.3089374153894" calcext:value-type="float">
            <text:p><text:s/>17.3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22]&gt;=[.$L$4];1;0)" office:value-type="float" office:value="1" calcext:value-type="float">
            <text:p>1</text:p>
          </table:table-cell>
          <table:table-cell table:style-name="ce24" table:formula="of:=IF([.E322]&gt;[.K$4];[.E322]-[.K$4];0)" office:value-type="float" office:value="0" calcext:value-type="float">
            <text:p><text:s/>- <text:s text:c="7"/></text:p>
          </table:table-cell>
          <table:table-cell table:style-name="ce12" table:formula="of:=[.L321]+([.K322]*[.J322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21]+[.N322]" office:value-type="float" office:value="283" calcext:value-type="float">
            <text:p>283</text:p>
          </table:table-cell>
          <table:table-cell table:formula="of:=[.O322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21]+[.Q322]" office:value-type="float" office:value="268" calcext:value-type="float">
            <text:p>268</text:p>
          </table:table-cell>
          <table:table-cell table:formula="of:=[.R322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21]+[.T322]" office:value-type="float" office:value="1" calcext:value-type="float">
            <text:p>1</text:p>
          </table:table-cell>
          <table:table-cell table:formula="of:=[.U322]*100/[.U$3]" office:value-type="float" office:value="100" calcext:value-type="float">
            <text:p><text:s/>100.00 <text:s text:c="5"/></text:p>
          </table:table-cell>
          <table:table-cell table:style-name="ce31" table:formula="of:=[.O322]+[.R322]" office:value-type="float" office:value="551" calcext:value-type="float">
            <text:p>551</text:p>
          </table:table-cell>
          <table:table-cell table:style-name="ce35" table:formula="of:=[.W322]/2" office:value-type="float" office:value="275.5" calcext:value-type="float">
            <text:p>276</text:p>
          </table:table-cell>
          <table:table-cell table:style-name="ce24" table:formula="of:=[.X322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14" calcext:value-type="date">
            <text:p>11/14/2006</text:p>
          </table:table-cell>
          <table:table-cell office:value-type="float" office:value="47" calcext:value-type="float">
            <text:p>47</text:p>
          </table:table-cell>
          <table:table-cell office:value-type="float" office:value="1.188" calcext:value-type="float">
            <text:p><text:s/>1.19 <text:s text:c="5"/></text:p>
          </table:table-cell>
          <table:table-cell office:value-type="float" office:value="8.375" calcext:value-type="float">
            <text:p><text:s/>8.38 <text:s text:c="5"/></text:p>
          </table:table-cell>
          <table:table-cell office:value-type="float" office:value="6.27304166666667" calcext:value-type="float">
            <text:p><text:s/>6.27 <text:s text:c="5"/></text:p>
          </table:table-cell>
          <table:table-cell table:formula="of:=([.D323]+[.C323])/2" office:value-type="float" office:value="4.7815" calcext:value-type="float">
            <text:p><text:s/>4.78 <text:s text:c="5"/></text:p>
          </table:table-cell>
          <table:table-cell table:formula="of:=ABS([.E323]-[.F323])" office:value-type="float" office:value="1.49154166666667" calcext:value-type="float">
            <text:p><text:s/>1.49 <text:s text:c="5"/></text:p>
          </table:table-cell>
          <table:table-cell table:formula="of:=ABS([.G323]*100/[.E323])" office:value-type="float" office:value="23.7770087610344" calcext:value-type="float">
            <text:p><text:s/>23.78 <text:s text:c="5"/></text:p>
          </table:table-cell>
          <table:table-cell office:value-type="float" office:value="11.2" calcext:value-type="float">
            <text:p><text:s/>11.20 <text:s text:c="5"/></text:p>
          </table:table-cell>
          <table:table-cell table:style-name="ce20" table:formula="of:=IF([.A323]&gt;=[.$L$4];1;0)" office:value-type="float" office:value="1" calcext:value-type="float">
            <text:p>1</text:p>
          </table:table-cell>
          <table:table-cell table:style-name="ce24" table:formula="of:=IF([.E323]&gt;[.K$4];[.E323]-[.K$4];0)" office:value-type="float" office:value="0" calcext:value-type="float">
            <text:p><text:s/>- <text:s text:c="7"/></text:p>
          </table:table-cell>
          <table:table-cell table:style-name="ce12" table:formula="of:=[.L322]+([.K323]*[.J323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22]+[.N323]" office:value-type="float" office:value="283" calcext:value-type="float">
            <text:p>283</text:p>
          </table:table-cell>
          <table:table-cell table:formula="of:=[.O323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22]+[.Q323]" office:value-type="float" office:value="268" calcext:value-type="float">
            <text:p>268</text:p>
          </table:table-cell>
          <table:table-cell table:formula="of:=[.R323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22]+[.T323]" office:value-type="float" office:value="1" calcext:value-type="float">
            <text:p>1</text:p>
          </table:table-cell>
          <table:table-cell table:formula="of:=[.U323]*100/[.U$3]" office:value-type="float" office:value="100" calcext:value-type="float">
            <text:p><text:s/>100.00 <text:s text:c="5"/></text:p>
          </table:table-cell>
          <table:table-cell table:style-name="ce31" table:formula="of:=[.O323]+[.R323]" office:value-type="float" office:value="551" calcext:value-type="float">
            <text:p>551</text:p>
          </table:table-cell>
          <table:table-cell table:style-name="ce35" table:formula="of:=[.W323]/2" office:value-type="float" office:value="275.5" calcext:value-type="float">
            <text:p>276</text:p>
          </table:table-cell>
          <table:table-cell table:style-name="ce24" table:formula="of:=[.X323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15" calcext:value-type="date">
            <text:p>11/15/2006</text:p>
          </table:table-cell>
          <table:table-cell office:value-type="float" office:value="47" calcext:value-type="float">
            <text:p>47</text:p>
          </table:table-cell>
          <table:table-cell office:value-type="float" office:value="5.25" calcext:value-type="float">
            <text:p><text:s/>5.25 <text:s text:c="5"/></text:p>
          </table:table-cell>
          <table:table-cell office:value-type="float" office:value="10.938" calcext:value-type="float">
            <text:p><text:s/>10.94 <text:s text:c="5"/></text:p>
          </table:table-cell>
          <table:table-cell office:value-type="float" office:value="7.8568064516129" calcext:value-type="float">
            <text:p><text:s/>7.86 <text:s text:c="5"/></text:p>
          </table:table-cell>
          <table:table-cell table:formula="of:=([.D324]+[.C324])/2" office:value-type="float" office:value="8.094" calcext:value-type="float">
            <text:p><text:s/>8.09 <text:s text:c="5"/></text:p>
          </table:table-cell>
          <table:table-cell table:formula="of:=ABS([.E324]-[.F324])" office:value-type="float" office:value="0.237193548387101" calcext:value-type="float">
            <text:p><text:s/>0.24 <text:s text:c="5"/></text:p>
          </table:table-cell>
          <table:table-cell table:formula="of:=ABS([.G324]*100/[.E324])" office:value-type="float" office:value="3.01895623683601" calcext:value-type="float">
            <text:p><text:s/>3.02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24]&gt;=[.$L$4];1;0)" office:value-type="float" office:value="1" calcext:value-type="float">
            <text:p>1</text:p>
          </table:table-cell>
          <table:table-cell table:style-name="ce24" table:formula="of:=IF([.E324]&gt;[.K$4];[.E324]-[.K$4];0)" office:value-type="float" office:value="0" calcext:value-type="float">
            <text:p><text:s/>- <text:s text:c="7"/></text:p>
          </table:table-cell>
          <table:table-cell table:style-name="ce12" table:formula="of:=[.L323]+([.K324]*[.J324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31" table:formula="of:=[.O323]+[.N324]" office:value-type="float" office:value="283" calcext:value-type="float">
            <text:p>283</text:p>
          </table:table-cell>
          <table:table-cell table:formula="of:=[.O324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23]+[.Q324]" office:value-type="float" office:value="268" calcext:value-type="float">
            <text:p>268</text:p>
          </table:table-cell>
          <table:table-cell table:formula="of:=[.R324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23]+[.T324]" office:value-type="float" office:value="1" calcext:value-type="float">
            <text:p>1</text:p>
          </table:table-cell>
          <table:table-cell table:formula="of:=[.U324]*100/[.U$3]" office:value-type="float" office:value="100" calcext:value-type="float">
            <text:p><text:s/>100.00 <text:s text:c="5"/></text:p>
          </table:table-cell>
          <table:table-cell table:style-name="ce31" table:formula="of:=[.O324]+[.R324]" office:value-type="float" office:value="551" calcext:value-type="float">
            <text:p>551</text:p>
          </table:table-cell>
          <table:table-cell table:style-name="ce35" table:formula="of:=[.W324]/2" office:value-type="float" office:value="275.5" calcext:value-type="float">
            <text:p>276</text:p>
          </table:table-cell>
          <table:table-cell table:style-name="ce24" table:formula="of:=[.X324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16" calcext:value-type="date">
            <text:p>11/16/2006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<text:s/>3.00 <text:s text:c="5"/></text:p>
          </table:table-cell>
          <table:table-cell office:value-type="float" office:value="15" calcext:value-type="float">
            <text:p><text:s/>15.00 <text:s text:c="5"/></text:p>
          </table:table-cell>
          <table:table-cell office:value-type="float" office:value="8.3375" calcext:value-type="float">
            <text:p><text:s/>8.34 <text:s text:c="5"/></text:p>
          </table:table-cell>
          <table:table-cell table:formula="of:=([.D325]+[.C325])/2" office:value-type="float" office:value="9" calcext:value-type="float">
            <text:p><text:s/>9.00 <text:s text:c="5"/></text:p>
          </table:table-cell>
          <table:table-cell table:formula="of:=ABS([.E325]-[.F325])" office:value-type="float" office:value="0.6625" calcext:value-type="float">
            <text:p><text:s/>0.66 <text:s text:c="5"/></text:p>
          </table:table-cell>
          <table:table-cell table:formula="of:=ABS([.G325]*100/[.E325])" office:value-type="float" office:value="7.94602698650674" calcext:value-type="float">
            <text:p><text:s/>7.95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25]&gt;=[.$L$4];1;0)" office:value-type="float" office:value="1" calcext:value-type="float">
            <text:p>1</text:p>
          </table:table-cell>
          <table:table-cell table:style-name="ce24" table:formula="of:=IF([.E325]&gt;[.K$4];[.E325]-[.K$4];0)" office:value-type="float" office:value="0" calcext:value-type="float">
            <text:p><text:s/>- <text:s text:c="7"/></text:p>
          </table:table-cell>
          <table:table-cell table:style-name="ce12" table:formula="of:=[.L324]+([.K325]*[.J325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24]+[.N325]" office:value-type="float" office:value="283" calcext:value-type="float">
            <text:p>283</text:p>
          </table:table-cell>
          <table:table-cell table:formula="of:=[.O325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24]+[.Q325]" office:value-type="float" office:value="268" calcext:value-type="float">
            <text:p>268</text:p>
          </table:table-cell>
          <table:table-cell table:formula="of:=[.R325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24]+[.T325]" office:value-type="float" office:value="1" calcext:value-type="float">
            <text:p>1</text:p>
          </table:table-cell>
          <table:table-cell table:formula="of:=[.U325]*100/[.U$3]" office:value-type="float" office:value="100" calcext:value-type="float">
            <text:p><text:s/>100.00 <text:s text:c="5"/></text:p>
          </table:table-cell>
          <table:table-cell table:style-name="ce31" table:formula="of:=[.O325]+[.R325]" office:value-type="float" office:value="551" calcext:value-type="float">
            <text:p>551</text:p>
          </table:table-cell>
          <table:table-cell table:style-name="ce35" table:formula="of:=[.W325]/2" office:value-type="float" office:value="275.5" calcext:value-type="float">
            <text:p>276</text:p>
          </table:table-cell>
          <table:table-cell table:style-name="ce24" table:formula="of:=[.X325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17" calcext:value-type="date">
            <text:p>11/17/200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<text:s/>- <text:s text:c="7"/></text:p>
          </table:table-cell>
          <table:table-cell office:value-type="float" office:value="13" calcext:value-type="float">
            <text:p><text:s/>13.00 <text:s text:c="5"/></text:p>
          </table:table-cell>
          <table:table-cell office:value-type="float" office:value="6.57083333333333" calcext:value-type="float">
            <text:p><text:s/>6.57 <text:s text:c="5"/></text:p>
          </table:table-cell>
          <table:table-cell table:formula="of:=([.D326]+[.C326])/2" office:value-type="float" office:value="6.5" calcext:value-type="float">
            <text:p><text:s/>6.50 <text:s text:c="5"/></text:p>
          </table:table-cell>
          <table:table-cell table:formula="of:=ABS([.E326]-[.F326])" office:value-type="float" office:value="0.0708333333333302" calcext:value-type="float">
            <text:p><text:s/>0.07 <text:s text:c="5"/></text:p>
          </table:table-cell>
          <table:table-cell table:formula="of:=ABS([.G326]*100/[.E326])" office:value-type="float" office:value="1.0779961953075" calcext:value-type="float">
            <text:p><text:s/>1.0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26]&gt;=[.$L$4];1;0)" office:value-type="float" office:value="1" calcext:value-type="float">
            <text:p>1</text:p>
          </table:table-cell>
          <table:table-cell table:style-name="ce24" table:formula="of:=IF([.E326]&gt;[.K$4];[.E326]-[.K$4];0)" office:value-type="float" office:value="0" calcext:value-type="float">
            <text:p><text:s/>- <text:s text:c="7"/></text:p>
          </table:table-cell>
          <table:table-cell table:style-name="ce12" table:formula="of:=[.L325]+([.K326]*[.J326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25]+[.N326]" office:value-type="float" office:value="283" calcext:value-type="float">
            <text:p>283</text:p>
          </table:table-cell>
          <table:table-cell table:formula="of:=[.O326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25]+[.Q326]" office:value-type="float" office:value="268" calcext:value-type="float">
            <text:p>268</text:p>
          </table:table-cell>
          <table:table-cell table:formula="of:=[.R326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25]+[.T326]" office:value-type="float" office:value="1" calcext:value-type="float">
            <text:p>1</text:p>
          </table:table-cell>
          <table:table-cell table:formula="of:=[.U326]*100/[.U$3]" office:value-type="float" office:value="100" calcext:value-type="float">
            <text:p><text:s/>100.00 <text:s text:c="5"/></text:p>
          </table:table-cell>
          <table:table-cell table:style-name="ce31" table:formula="of:=[.O326]+[.R326]" office:value-type="float" office:value="551" calcext:value-type="float">
            <text:p>551</text:p>
          </table:table-cell>
          <table:table-cell table:style-name="ce35" table:formula="of:=[.W326]/2" office:value-type="float" office:value="275.5" calcext:value-type="float">
            <text:p>276</text:p>
          </table:table-cell>
          <table:table-cell table:style-name="ce24" table:formula="of:=[.X326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18" calcext:value-type="date">
            <text:p>11/18/2006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<text:s/>3.00 <text:s text:c="5"/></text:p>
          </table:table-cell>
          <table:table-cell office:value-type="float" office:value="11" calcext:value-type="float">
            <text:p><text:s/>11.00 <text:s text:c="5"/></text:p>
          </table:table-cell>
          <table:table-cell office:value-type="float" office:value="7.3125" calcext:value-type="float">
            <text:p><text:s/>7.31 <text:s text:c="5"/></text:p>
          </table:table-cell>
          <table:table-cell table:formula="of:=([.D327]+[.C327])/2" office:value-type="float" office:value="7" calcext:value-type="float">
            <text:p><text:s/>7.00 <text:s text:c="5"/></text:p>
          </table:table-cell>
          <table:table-cell table:formula="of:=ABS([.E327]-[.F327])" office:value-type="float" office:value="0.3125" calcext:value-type="float">
            <text:p><text:s/>0.31 <text:s text:c="5"/></text:p>
          </table:table-cell>
          <table:table-cell table:formula="of:=ABS([.G327]*100/[.E327])" office:value-type="float" office:value="4.27350427350427" calcext:value-type="float">
            <text:p><text:s/>4.27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27]&gt;=[.$L$4];1;0)" office:value-type="float" office:value="1" calcext:value-type="float">
            <text:p>1</text:p>
          </table:table-cell>
          <table:table-cell table:style-name="ce24" table:formula="of:=IF([.E327]&gt;[.K$4];[.E327]-[.K$4];0)" office:value-type="float" office:value="0" calcext:value-type="float">
            <text:p><text:s/>- <text:s text:c="7"/></text:p>
          </table:table-cell>
          <table:table-cell table:style-name="ce12" table:formula="of:=[.L326]+([.K327]*[.J327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26]+[.N327]" office:value-type="float" office:value="283" calcext:value-type="float">
            <text:p>283</text:p>
          </table:table-cell>
          <table:table-cell table:formula="of:=[.O327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26]+[.Q327]" office:value-type="float" office:value="268" calcext:value-type="float">
            <text:p>268</text:p>
          </table:table-cell>
          <table:table-cell table:formula="of:=[.R327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26]+[.T327]" office:value-type="float" office:value="1" calcext:value-type="float">
            <text:p>1</text:p>
          </table:table-cell>
          <table:table-cell table:formula="of:=[.U327]*100/[.U$3]" office:value-type="float" office:value="100" calcext:value-type="float">
            <text:p><text:s/>100.00 <text:s text:c="5"/></text:p>
          </table:table-cell>
          <table:table-cell table:style-name="ce31" table:formula="of:=[.O327]+[.R327]" office:value-type="float" office:value="551" calcext:value-type="float">
            <text:p>551</text:p>
          </table:table-cell>
          <table:table-cell table:style-name="ce35" table:formula="of:=[.W327]/2" office:value-type="float" office:value="275.5" calcext:value-type="float">
            <text:p>276</text:p>
          </table:table-cell>
          <table:table-cell table:style-name="ce24" table:formula="of:=[.X327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19" calcext:value-type="date">
            <text:p>11/19/200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<text:s/>- <text:s text:c="7"/></text:p>
          </table:table-cell>
          <table:table-cell office:value-type="float" office:value="9" calcext:value-type="float">
            <text:p><text:s/>9.00 <text:s text:c="5"/></text:p>
          </table:table-cell>
          <table:table-cell office:value-type="float" office:value="7.04166666666667" calcext:value-type="float">
            <text:p><text:s/>7.04 <text:s text:c="5"/></text:p>
          </table:table-cell>
          <table:table-cell table:formula="of:=([.D328]+[.C328])/2" office:value-type="float" office:value="4.5" calcext:value-type="float">
            <text:p><text:s/>4.50 <text:s text:c="5"/></text:p>
          </table:table-cell>
          <table:table-cell table:formula="of:=ABS([.E328]-[.F328])" office:value-type="float" office:value="2.54166666666667" calcext:value-type="float">
            <text:p><text:s/>2.54 <text:s text:c="5"/></text:p>
          </table:table-cell>
          <table:table-cell table:formula="of:=ABS([.G328]*100/[.E328])" office:value-type="float" office:value="36.094674556213" calcext:value-type="float">
            <text:p><text:s/>36.09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28]&gt;=[.$L$4];1;0)" office:value-type="float" office:value="1" calcext:value-type="float">
            <text:p>1</text:p>
          </table:table-cell>
          <table:table-cell table:style-name="ce24" table:formula="of:=IF([.E328]&gt;[.K$4];[.E328]-[.K$4];0)" office:value-type="float" office:value="0" calcext:value-type="float">
            <text:p><text:s/>- <text:s text:c="7"/></text:p>
          </table:table-cell>
          <table:table-cell table:style-name="ce12" table:formula="of:=[.L327]+([.K328]*[.J328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27]+[.N328]" office:value-type="float" office:value="283" calcext:value-type="float">
            <text:p>283</text:p>
          </table:table-cell>
          <table:table-cell table:formula="of:=[.O328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27]+[.Q328]" office:value-type="float" office:value="268" calcext:value-type="float">
            <text:p>268</text:p>
          </table:table-cell>
          <table:table-cell table:formula="of:=[.R328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27]+[.T328]" office:value-type="float" office:value="1" calcext:value-type="float">
            <text:p>1</text:p>
          </table:table-cell>
          <table:table-cell table:formula="of:=[.U328]*100/[.U$3]" office:value-type="float" office:value="100" calcext:value-type="float">
            <text:p><text:s/>100.00 <text:s text:c="5"/></text:p>
          </table:table-cell>
          <table:table-cell table:style-name="ce31" table:formula="of:=[.O328]+[.R328]" office:value-type="float" office:value="551" calcext:value-type="float">
            <text:p>551</text:p>
          </table:table-cell>
          <table:table-cell table:style-name="ce35" table:formula="of:=[.W328]/2" office:value-type="float" office:value="275.5" calcext:value-type="float">
            <text:p>276</text:p>
          </table:table-cell>
          <table:table-cell table:style-name="ce24" table:formula="of:=[.X328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20" calcext:value-type="date">
            <text:p>11/20/200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<text:s/>- <text:s text:c="7"/></text:p>
          </table:table-cell>
          <table:table-cell office:value-type="float" office:value="10" calcext:value-type="float">
            <text:p><text:s/>10.00 <text:s text:c="5"/></text:p>
          </table:table-cell>
          <table:table-cell office:value-type="float" office:value="7.80208333333333" calcext:value-type="float">
            <text:p><text:s/>7.80 <text:s text:c="5"/></text:p>
          </table:table-cell>
          <table:table-cell table:formula="of:=([.D329]+[.C329])/2" office:value-type="float" office:value="5" calcext:value-type="float">
            <text:p><text:s/>5.00 <text:s text:c="5"/></text:p>
          </table:table-cell>
          <table:table-cell table:formula="of:=ABS([.E329]-[.F329])" office:value-type="float" office:value="2.80208333333333" calcext:value-type="float">
            <text:p><text:s/>2.80 <text:s text:c="5"/></text:p>
          </table:table-cell>
          <table:table-cell table:formula="of:=ABS([.G329]*100/[.E329])" office:value-type="float" office:value="35.9145527369826" calcext:value-type="float">
            <text:p><text:s/>35.9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29]&gt;=[.$L$4];1;0)" office:value-type="float" office:value="1" calcext:value-type="float">
            <text:p>1</text:p>
          </table:table-cell>
          <table:table-cell table:style-name="ce24" table:formula="of:=IF([.E329]&gt;[.K$4];[.E329]-[.K$4];0)" office:value-type="float" office:value="0" calcext:value-type="float">
            <text:p><text:s/>- <text:s text:c="7"/></text:p>
          </table:table-cell>
          <table:table-cell table:style-name="ce12" table:formula="of:=[.L328]+([.K329]*[.J329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28]+[.N329]" office:value-type="float" office:value="283" calcext:value-type="float">
            <text:p>283</text:p>
          </table:table-cell>
          <table:table-cell table:formula="of:=[.O329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28]+[.Q329]" office:value-type="float" office:value="268" calcext:value-type="float">
            <text:p>268</text:p>
          </table:table-cell>
          <table:table-cell table:formula="of:=[.R329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28]+[.T329]" office:value-type="float" office:value="1" calcext:value-type="float">
            <text:p>1</text:p>
          </table:table-cell>
          <table:table-cell table:formula="of:=[.U329]*100/[.U$3]" office:value-type="float" office:value="100" calcext:value-type="float">
            <text:p><text:s/>100.00 <text:s text:c="5"/></text:p>
          </table:table-cell>
          <table:table-cell table:style-name="ce31" table:formula="of:=[.O329]+[.R329]" office:value-type="float" office:value="551" calcext:value-type="float">
            <text:p>551</text:p>
          </table:table-cell>
          <table:table-cell table:style-name="ce35" table:formula="of:=[.W329]/2" office:value-type="float" office:value="275.5" calcext:value-type="float">
            <text:p>276</text:p>
          </table:table-cell>
          <table:table-cell table:style-name="ce24" table:formula="of:=[.X329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21" calcext:value-type="date">
            <text:p>11/21/200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<text:s/>- <text:s text:c="7"/></text:p>
          </table:table-cell>
          <table:table-cell office:value-type="float" office:value="10" calcext:value-type="float">
            <text:p><text:s/>10.00 <text:s text:c="5"/></text:p>
          </table:table-cell>
          <table:table-cell office:value-type="float" office:value="8.21875" calcext:value-type="float">
            <text:p><text:s/>8.22 <text:s text:c="5"/></text:p>
          </table:table-cell>
          <table:table-cell table:formula="of:=([.D330]+[.C330])/2" office:value-type="float" office:value="5" calcext:value-type="float">
            <text:p><text:s/>5.00 <text:s text:c="5"/></text:p>
          </table:table-cell>
          <table:table-cell table:formula="of:=ABS([.E330]-[.F330])" office:value-type="float" office:value="3.21875" calcext:value-type="float">
            <text:p><text:s/>3.22 <text:s text:c="5"/></text:p>
          </table:table-cell>
          <table:table-cell table:formula="of:=ABS([.G330]*100/[.E330])" office:value-type="float" office:value="39.1634980988593" calcext:value-type="float">
            <text:p><text:s/>39.16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30]&gt;=[.$L$4];1;0)" office:value-type="float" office:value="1" calcext:value-type="float">
            <text:p>1</text:p>
          </table:table-cell>
          <table:table-cell table:style-name="ce24" table:formula="of:=IF([.E330]&gt;[.K$4];[.E330]-[.K$4];0)" office:value-type="float" office:value="0" calcext:value-type="float">
            <text:p><text:s/>- <text:s text:c="7"/></text:p>
          </table:table-cell>
          <table:table-cell table:style-name="ce12" table:formula="of:=[.L329]+([.K330]*[.J330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29]+[.N330]" office:value-type="float" office:value="283" calcext:value-type="float">
            <text:p>283</text:p>
          </table:table-cell>
          <table:table-cell table:formula="of:=[.O330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29]+[.Q330]" office:value-type="float" office:value="268" calcext:value-type="float">
            <text:p>268</text:p>
          </table:table-cell>
          <table:table-cell table:formula="of:=[.R330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29]+[.T330]" office:value-type="float" office:value="1" calcext:value-type="float">
            <text:p>1</text:p>
          </table:table-cell>
          <table:table-cell table:formula="of:=[.U330]*100/[.U$3]" office:value-type="float" office:value="100" calcext:value-type="float">
            <text:p><text:s/>100.00 <text:s text:c="5"/></text:p>
          </table:table-cell>
          <table:table-cell table:style-name="ce31" table:formula="of:=[.O330]+[.R330]" office:value-type="float" office:value="551" calcext:value-type="float">
            <text:p>551</text:p>
          </table:table-cell>
          <table:table-cell table:style-name="ce35" table:formula="of:=[.W330]/2" office:value-type="float" office:value="275.5" calcext:value-type="float">
            <text:p>276</text:p>
          </table:table-cell>
          <table:table-cell table:style-name="ce24" table:formula="of:=[.X330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22" calcext:value-type="date">
            <text:p>11/22/2006</text:p>
          </table:table-cell>
          <table:table-cell office:value-type="float" office:value="48" calcext:value-type="float">
            <text:p>48</text:p>
          </table:table-cell>
          <table:table-cell office:value-type="float" office:value="5.8" calcext:value-type="float">
            <text:p><text:s/>5.80 <text:s text:c="5"/></text:p>
          </table:table-cell>
          <table:table-cell office:value-type="float" office:value="10" calcext:value-type="float">
            <text:p><text:s/>10.00 <text:s text:c="5"/></text:p>
          </table:table-cell>
          <table:table-cell office:value-type="float" office:value="7.38958333333333" calcext:value-type="float">
            <text:p><text:s/>7.39 <text:s text:c="5"/></text:p>
          </table:table-cell>
          <table:table-cell table:formula="of:=([.D331]+[.C331])/2" office:value-type="float" office:value="7.9" calcext:value-type="float">
            <text:p><text:s/>7.90 <text:s text:c="5"/></text:p>
          </table:table-cell>
          <table:table-cell table:formula="of:=ABS([.E331]-[.F331])" office:value-type="float" office:value="0.510416666666671" calcext:value-type="float">
            <text:p><text:s/>0.51 <text:s text:c="5"/></text:p>
          </table:table-cell>
          <table:table-cell table:formula="of:=ABS([.G331]*100/[.E331])" office:value-type="float" office:value="6.90724555962791" calcext:value-type="float">
            <text:p><text:s/>6.9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31]&gt;=[.$L$4];1;0)" office:value-type="float" office:value="1" calcext:value-type="float">
            <text:p>1</text:p>
          </table:table-cell>
          <table:table-cell table:style-name="ce24" table:formula="of:=IF([.E331]&gt;[.K$4];[.E331]-[.K$4];0)" office:value-type="float" office:value="0" calcext:value-type="float">
            <text:p><text:s/>- <text:s text:c="7"/></text:p>
          </table:table-cell>
          <table:table-cell table:style-name="ce12" table:formula="of:=[.L330]+([.K331]*[.J331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30]+[.N331]" office:value-type="float" office:value="283" calcext:value-type="float">
            <text:p>283</text:p>
          </table:table-cell>
          <table:table-cell table:formula="of:=[.O331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30]+[.Q331]" office:value-type="float" office:value="268" calcext:value-type="float">
            <text:p>268</text:p>
          </table:table-cell>
          <table:table-cell table:formula="of:=[.R331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30]+[.T331]" office:value-type="float" office:value="1" calcext:value-type="float">
            <text:p>1</text:p>
          </table:table-cell>
          <table:table-cell table:formula="of:=[.U331]*100/[.U$3]" office:value-type="float" office:value="100" calcext:value-type="float">
            <text:p><text:s/>100.00 <text:s text:c="5"/></text:p>
          </table:table-cell>
          <table:table-cell table:style-name="ce31" table:formula="of:=[.O331]+[.R331]" office:value-type="float" office:value="551" calcext:value-type="float">
            <text:p>551</text:p>
          </table:table-cell>
          <table:table-cell table:style-name="ce35" table:formula="of:=[.W331]/2" office:value-type="float" office:value="275.5" calcext:value-type="float">
            <text:p>276</text:p>
          </table:table-cell>
          <table:table-cell table:style-name="ce24" table:formula="of:=[.X331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23" calcext:value-type="date">
            <text:p>11/23/200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<text:s/>6.00 <text:s text:c="5"/></text:p>
          </table:table-cell>
          <table:table-cell office:value-type="float" office:value="8.1" calcext:value-type="float">
            <text:p><text:s/>8.10 <text:s text:c="5"/></text:p>
          </table:table-cell>
          <table:table-cell office:value-type="float" office:value="7.26808510638298" calcext:value-type="float">
            <text:p><text:s/>7.27 <text:s text:c="5"/></text:p>
          </table:table-cell>
          <table:table-cell table:formula="of:=([.D332]+[.C332])/2" office:value-type="float" office:value="7.05" calcext:value-type="float">
            <text:p><text:s/>7.05 <text:s text:c="5"/></text:p>
          </table:table-cell>
          <table:table-cell table:formula="of:=ABS([.E332]-[.F332])" office:value-type="float" office:value="0.21808510638298" calcext:value-type="float">
            <text:p><text:s/>0.22 <text:s text:c="5"/></text:p>
          </table:table-cell>
          <table:table-cell table:formula="of:=ABS([.G332]*100/[.E332])" office:value-type="float" office:value="3.00058548009369" calcext:value-type="float">
            <text:p><text:s/>3.00 <text:s text:c="5"/></text:p>
          </table:table-cell>
          <table:table-cell office:value-type="float" office:value="4.1" calcext:value-type="float">
            <text:p><text:s/>4.10 <text:s text:c="5"/></text:p>
          </table:table-cell>
          <table:table-cell table:style-name="ce20" table:formula="of:=IF([.A332]&gt;=[.$L$4];1;0)" office:value-type="float" office:value="1" calcext:value-type="float">
            <text:p>1</text:p>
          </table:table-cell>
          <table:table-cell table:style-name="ce24" table:formula="of:=IF([.E332]&gt;[.K$4];[.E332]-[.K$4];0)" office:value-type="float" office:value="0" calcext:value-type="float">
            <text:p><text:s/>- <text:s text:c="7"/></text:p>
          </table:table-cell>
          <table:table-cell table:style-name="ce12" table:formula="of:=[.L331]+([.K332]*[.J332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31]+[.N332]" office:value-type="float" office:value="283" calcext:value-type="float">
            <text:p>283</text:p>
          </table:table-cell>
          <table:table-cell table:formula="of:=[.O332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31]+[.Q332]" office:value-type="float" office:value="268" calcext:value-type="float">
            <text:p>268</text:p>
          </table:table-cell>
          <table:table-cell table:formula="of:=[.R332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31]+[.T332]" office:value-type="float" office:value="1" calcext:value-type="float">
            <text:p>1</text:p>
          </table:table-cell>
          <table:table-cell table:formula="of:=[.U332]*100/[.U$3]" office:value-type="float" office:value="100" calcext:value-type="float">
            <text:p><text:s/>100.00 <text:s text:c="5"/></text:p>
          </table:table-cell>
          <table:table-cell table:style-name="ce31" table:formula="of:=[.O332]+[.R332]" office:value-type="float" office:value="551" calcext:value-type="float">
            <text:p>551</text:p>
          </table:table-cell>
          <table:table-cell table:style-name="ce35" table:formula="of:=[.W332]/2" office:value-type="float" office:value="275.5" calcext:value-type="float">
            <text:p>276</text:p>
          </table:table-cell>
          <table:table-cell table:style-name="ce24" table:formula="of:=[.X332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24" calcext:value-type="date">
            <text:p>11/24/200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<text:s/>3.00 <text:s text:c="5"/></text:p>
          </table:table-cell>
          <table:table-cell office:value-type="float" office:value="11" calcext:value-type="float">
            <text:p><text:s/>11.00 <text:s text:c="5"/></text:p>
          </table:table-cell>
          <table:table-cell office:value-type="float" office:value="7.34375" calcext:value-type="float">
            <text:p><text:s/>7.34 <text:s text:c="5"/></text:p>
          </table:table-cell>
          <table:table-cell table:formula="of:=([.D333]+[.C333])/2" office:value-type="float" office:value="7" calcext:value-type="float">
            <text:p><text:s/>7.00 <text:s text:c="5"/></text:p>
          </table:table-cell>
          <table:table-cell table:formula="of:=ABS([.E333]-[.F333])" office:value-type="float" office:value="0.34375" calcext:value-type="float">
            <text:p><text:s/>0.34 <text:s text:c="5"/></text:p>
          </table:table-cell>
          <table:table-cell table:formula="of:=ABS([.G333]*100/[.E333])" office:value-type="float" office:value="4.68085106382979" calcext:value-type="float">
            <text:p><text:s/>4.6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33]&gt;=[.$L$4];1;0)" office:value-type="float" office:value="1" calcext:value-type="float">
            <text:p>1</text:p>
          </table:table-cell>
          <table:table-cell table:style-name="ce24" table:formula="of:=IF([.E333]&gt;[.K$4];[.E333]-[.K$4];0)" office:value-type="float" office:value="0" calcext:value-type="float">
            <text:p><text:s/>- <text:s text:c="7"/></text:p>
          </table:table-cell>
          <table:table-cell table:style-name="ce12" table:formula="of:=[.L332]+([.K333]*[.J333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32]+[.N333]" office:value-type="float" office:value="283" calcext:value-type="float">
            <text:p>283</text:p>
          </table:table-cell>
          <table:table-cell table:formula="of:=[.O333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32]+[.Q333]" office:value-type="float" office:value="268" calcext:value-type="float">
            <text:p>268</text:p>
          </table:table-cell>
          <table:table-cell table:formula="of:=[.R333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32]+[.T333]" office:value-type="float" office:value="1" calcext:value-type="float">
            <text:p>1</text:p>
          </table:table-cell>
          <table:table-cell table:formula="of:=[.U333]*100/[.U$3]" office:value-type="float" office:value="100" calcext:value-type="float">
            <text:p><text:s/>100.00 <text:s text:c="5"/></text:p>
          </table:table-cell>
          <table:table-cell table:style-name="ce31" table:formula="of:=[.O333]+[.R333]" office:value-type="float" office:value="551" calcext:value-type="float">
            <text:p>551</text:p>
          </table:table-cell>
          <table:table-cell table:style-name="ce35" table:formula="of:=[.W333]/2" office:value-type="float" office:value="275.5" calcext:value-type="float">
            <text:p>276</text:p>
          </table:table-cell>
          <table:table-cell table:style-name="ce24" table:formula="of:=[.X333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25" calcext:value-type="date">
            <text:p>11/25/200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<text:s/>3.00 <text:s text:c="5"/></text:p>
          </table:table-cell>
          <table:table-cell office:value-type="float" office:value="10" calcext:value-type="float">
            <text:p><text:s/>10.00 <text:s text:c="5"/></text:p>
          </table:table-cell>
          <table:table-cell office:value-type="float" office:value="6.58723404255319" calcext:value-type="float">
            <text:p><text:s/>6.59 <text:s text:c="5"/></text:p>
          </table:table-cell>
          <table:table-cell table:formula="of:=([.D334]+[.C334])/2" office:value-type="float" office:value="6.5" calcext:value-type="float">
            <text:p><text:s/>6.50 <text:s text:c="5"/></text:p>
          </table:table-cell>
          <table:table-cell table:formula="of:=ABS([.E334]-[.F334])" office:value-type="float" office:value="0.0872340425531899" calcext:value-type="float">
            <text:p><text:s/>0.09 <text:s text:c="5"/></text:p>
          </table:table-cell>
          <table:table-cell table:formula="of:=ABS([.G334]*100/[.E334])" office:value-type="float" office:value="1.32428940568473" calcext:value-type="float">
            <text:p><text:s/>1.32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34]&gt;=[.$L$4];1;0)" office:value-type="float" office:value="1" calcext:value-type="float">
            <text:p>1</text:p>
          </table:table-cell>
          <table:table-cell table:style-name="ce24" table:formula="of:=IF([.E334]&gt;[.K$4];[.E334]-[.K$4];0)" office:value-type="float" office:value="0" calcext:value-type="float">
            <text:p><text:s/>- <text:s text:c="7"/></text:p>
          </table:table-cell>
          <table:table-cell table:style-name="ce12" table:formula="of:=[.L333]+([.K334]*[.J334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33]+[.N334]" office:value-type="float" office:value="283" calcext:value-type="float">
            <text:p>283</text:p>
          </table:table-cell>
          <table:table-cell table:formula="of:=[.O334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33]+[.Q334]" office:value-type="float" office:value="268" calcext:value-type="float">
            <text:p>268</text:p>
          </table:table-cell>
          <table:table-cell table:formula="of:=[.R334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33]+[.T334]" office:value-type="float" office:value="1" calcext:value-type="float">
            <text:p>1</text:p>
          </table:table-cell>
          <table:table-cell table:formula="of:=[.U334]*100/[.U$3]" office:value-type="float" office:value="100" calcext:value-type="float">
            <text:p><text:s/>100.00 <text:s text:c="5"/></text:p>
          </table:table-cell>
          <table:table-cell table:style-name="ce31" table:formula="of:=[.O334]+[.R334]" office:value-type="float" office:value="551" calcext:value-type="float">
            <text:p>551</text:p>
          </table:table-cell>
          <table:table-cell table:style-name="ce35" table:formula="of:=[.W334]/2" office:value-type="float" office:value="275.5" calcext:value-type="float">
            <text:p>276</text:p>
          </table:table-cell>
          <table:table-cell table:style-name="ce24" table:formula="of:=[.X334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26" calcext:value-type="date">
            <text:p>11/26/200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<text:s/>3.00 <text:s text:c="5"/></text:p>
          </table:table-cell>
          <table:table-cell office:value-type="float" office:value="13" calcext:value-type="float">
            <text:p><text:s/>13.00 <text:s text:c="5"/></text:p>
          </table:table-cell>
          <table:table-cell office:value-type="float" office:value="7.98958333333333" calcext:value-type="float">
            <text:p><text:s/>7.99 <text:s text:c="5"/></text:p>
          </table:table-cell>
          <table:table-cell table:formula="of:=([.D335]+[.C335])/2" office:value-type="float" office:value="8" calcext:value-type="float">
            <text:p><text:s/>8.00 <text:s text:c="5"/></text:p>
          </table:table-cell>
          <table:table-cell table:formula="of:=ABS([.E335]-[.F335])" office:value-type="float" office:value="0.0104166666666696" calcext:value-type="float">
            <text:p><text:s/>0.01 <text:s text:c="5"/></text:p>
          </table:table-cell>
          <table:table-cell table:formula="of:=ABS([.G335]*100/[.E335])" office:value-type="float" office:value="0.130378096479829" calcext:value-type="float">
            <text:p><text:s/>0.1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35]&gt;=[.$L$4];1;0)" office:value-type="float" office:value="1" calcext:value-type="float">
            <text:p>1</text:p>
          </table:table-cell>
          <table:table-cell table:style-name="ce24" table:formula="of:=IF([.E335]&gt;[.K$4];[.E335]-[.K$4];0)" office:value-type="float" office:value="0" calcext:value-type="float">
            <text:p><text:s/>- <text:s text:c="7"/></text:p>
          </table:table-cell>
          <table:table-cell table:style-name="ce12" table:formula="of:=[.L334]+([.K335]*[.J335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34]+[.N335]" office:value-type="float" office:value="283" calcext:value-type="float">
            <text:p>283</text:p>
          </table:table-cell>
          <table:table-cell table:formula="of:=[.O335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34]+[.Q335]" office:value-type="float" office:value="268" calcext:value-type="float">
            <text:p>268</text:p>
          </table:table-cell>
          <table:table-cell table:formula="of:=[.R335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34]+[.T335]" office:value-type="float" office:value="1" calcext:value-type="float">
            <text:p>1</text:p>
          </table:table-cell>
          <table:table-cell table:formula="of:=[.U335]*100/[.U$3]" office:value-type="float" office:value="100" calcext:value-type="float">
            <text:p><text:s/>100.00 <text:s text:c="5"/></text:p>
          </table:table-cell>
          <table:table-cell table:style-name="ce31" table:formula="of:=[.O335]+[.R335]" office:value-type="float" office:value="551" calcext:value-type="float">
            <text:p>551</text:p>
          </table:table-cell>
          <table:table-cell table:style-name="ce35" table:formula="of:=[.W335]/2" office:value-type="float" office:value="275.5" calcext:value-type="float">
            <text:p>276</text:p>
          </table:table-cell>
          <table:table-cell table:style-name="ce24" table:formula="of:=[.X335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27" calcext:value-type="date">
            <text:p>11/27/200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<text:s/>- <text:s text:c="7"/></text:p>
          </table:table-cell>
          <table:table-cell office:value-type="float" office:value="9" calcext:value-type="float">
            <text:p><text:s/>9.00 <text:s text:c="5"/></text:p>
          </table:table-cell>
          <table:table-cell office:value-type="float" office:value="5.97083333333333" calcext:value-type="float">
            <text:p><text:s/>5.97 <text:s text:c="5"/></text:p>
          </table:table-cell>
          <table:table-cell table:formula="of:=([.D336]+[.C336])/2" office:value-type="float" office:value="4.5" calcext:value-type="float">
            <text:p><text:s/>4.50 <text:s text:c="5"/></text:p>
          </table:table-cell>
          <table:table-cell table:formula="of:=ABS([.E336]-[.F336])" office:value-type="float" office:value="1.47083333333333" calcext:value-type="float">
            <text:p><text:s/>1.47 <text:s text:c="5"/></text:p>
          </table:table-cell>
          <table:table-cell table:formula="of:=ABS([.G336]*100/[.E336])" office:value-type="float" office:value="24.6336357292393" calcext:value-type="float">
            <text:p><text:s/>24.6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36]&gt;=[.$L$4];1;0)" office:value-type="float" office:value="1" calcext:value-type="float">
            <text:p>1</text:p>
          </table:table-cell>
          <table:table-cell table:style-name="ce24" table:formula="of:=IF([.E336]&gt;[.K$4];[.E336]-[.K$4];0)" office:value-type="float" office:value="0" calcext:value-type="float">
            <text:p><text:s/>- <text:s text:c="7"/></text:p>
          </table:table-cell>
          <table:table-cell table:style-name="ce12" table:formula="of:=[.L335]+([.K336]*[.J336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35]+[.N336]" office:value-type="float" office:value="283" calcext:value-type="float">
            <text:p>283</text:p>
          </table:table-cell>
          <table:table-cell table:formula="of:=[.O336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35]+[.Q336]" office:value-type="float" office:value="268" calcext:value-type="float">
            <text:p>268</text:p>
          </table:table-cell>
          <table:table-cell table:formula="of:=[.R336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35]+[.T336]" office:value-type="float" office:value="1" calcext:value-type="float">
            <text:p>1</text:p>
          </table:table-cell>
          <table:table-cell table:formula="of:=[.U336]*100/[.U$3]" office:value-type="float" office:value="100" calcext:value-type="float">
            <text:p><text:s/>100.00 <text:s text:c="5"/></text:p>
          </table:table-cell>
          <table:table-cell table:style-name="ce31" table:formula="of:=[.O336]+[.R336]" office:value-type="float" office:value="551" calcext:value-type="float">
            <text:p>551</text:p>
          </table:table-cell>
          <table:table-cell table:style-name="ce35" table:formula="of:=[.W336]/2" office:value-type="float" office:value="275.5" calcext:value-type="float">
            <text:p>276</text:p>
          </table:table-cell>
          <table:table-cell table:style-name="ce24" table:formula="of:=[.X336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28" calcext:value-type="date">
            <text:p>11/28/200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<text:s/>- <text:s text:c="7"/></text:p>
          </table:table-cell>
          <table:table-cell office:value-type="float" office:value="9" calcext:value-type="float">
            <text:p><text:s/>9.00 <text:s text:c="5"/></text:p>
          </table:table-cell>
          <table:table-cell office:value-type="float" office:value="4.76875" calcext:value-type="float">
            <text:p><text:s/>4.77 <text:s text:c="5"/></text:p>
          </table:table-cell>
          <table:table-cell table:formula="of:=([.D337]+[.C337])/2" office:value-type="float" office:value="4.5" calcext:value-type="float">
            <text:p><text:s/>4.50 <text:s text:c="5"/></text:p>
          </table:table-cell>
          <table:table-cell table:formula="of:=ABS([.E337]-[.F337])" office:value-type="float" office:value="0.26875" calcext:value-type="float">
            <text:p><text:s/>0.27 <text:s text:c="5"/></text:p>
          </table:table-cell>
          <table:table-cell table:formula="of:=ABS([.G337]*100/[.E337])" office:value-type="float" office:value="5.63564875491481" calcext:value-type="float">
            <text:p><text:s/>5.64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37]&gt;=[.$L$4];1;0)" office:value-type="float" office:value="1" calcext:value-type="float">
            <text:p>1</text:p>
          </table:table-cell>
          <table:table-cell table:style-name="ce24" table:formula="of:=IF([.E337]&gt;[.K$4];[.E337]-[.K$4];0)" office:value-type="float" office:value="0" calcext:value-type="float">
            <text:p><text:s/>- <text:s text:c="7"/></text:p>
          </table:table-cell>
          <table:table-cell table:style-name="ce12" table:formula="of:=[.L336]+([.K337]*[.J337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36]+[.N337]" office:value-type="float" office:value="283" calcext:value-type="float">
            <text:p>283</text:p>
          </table:table-cell>
          <table:table-cell table:formula="of:=[.O337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36]+[.Q337]" office:value-type="float" office:value="268" calcext:value-type="float">
            <text:p>268</text:p>
          </table:table-cell>
          <table:table-cell table:formula="of:=[.R337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36]+[.T337]" office:value-type="float" office:value="1" calcext:value-type="float">
            <text:p>1</text:p>
          </table:table-cell>
          <table:table-cell table:formula="of:=[.U337]*100/[.U$3]" office:value-type="float" office:value="100" calcext:value-type="float">
            <text:p><text:s/>100.00 <text:s text:c="5"/></text:p>
          </table:table-cell>
          <table:table-cell table:style-name="ce31" table:formula="of:=[.O337]+[.R337]" office:value-type="float" office:value="551" calcext:value-type="float">
            <text:p>551</text:p>
          </table:table-cell>
          <table:table-cell table:style-name="ce35" table:formula="of:=[.W337]/2" office:value-type="float" office:value="275.5" calcext:value-type="float">
            <text:p>276</text:p>
          </table:table-cell>
          <table:table-cell table:style-name="ce24" table:formula="of:=[.X337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29" calcext:value-type="date">
            <text:p>11/29/200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<text:s/>- <text:s text:c="7"/></text:p>
          </table:table-cell>
          <table:table-cell office:value-type="float" office:value="9" calcext:value-type="float">
            <text:p><text:s/>9.00 <text:s text:c="5"/></text:p>
          </table:table-cell>
          <table:table-cell office:value-type="float" office:value="4.67021276595745" calcext:value-type="float">
            <text:p><text:s/>4.67 <text:s text:c="5"/></text:p>
          </table:table-cell>
          <table:table-cell table:formula="of:=([.D338]+[.C338])/2" office:value-type="float" office:value="4.5" calcext:value-type="float">
            <text:p><text:s/>4.50 <text:s text:c="5"/></text:p>
          </table:table-cell>
          <table:table-cell table:formula="of:=ABS([.E338]-[.F338])" office:value-type="float" office:value="0.17021276595745" calcext:value-type="float">
            <text:p><text:s/>0.17 <text:s text:c="5"/></text:p>
          </table:table-cell>
          <table:table-cell table:formula="of:=ABS([.G338]*100/[.E338])" office:value-type="float" office:value="3.64464692482922" calcext:value-type="float">
            <text:p><text:s/>3.64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38]&gt;=[.$L$4];1;0)" office:value-type="float" office:value="1" calcext:value-type="float">
            <text:p>1</text:p>
          </table:table-cell>
          <table:table-cell table:style-name="ce24" table:formula="of:=IF([.E338]&gt;[.K$4];[.E338]-[.K$4];0)" office:value-type="float" office:value="0" calcext:value-type="float">
            <text:p><text:s/>- <text:s text:c="7"/></text:p>
          </table:table-cell>
          <table:table-cell table:style-name="ce12" table:formula="of:=[.L337]+([.K338]*[.J338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37]+[.N338]" office:value-type="float" office:value="283" calcext:value-type="float">
            <text:p>283</text:p>
          </table:table-cell>
          <table:table-cell table:formula="of:=[.O338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37]+[.Q338]" office:value-type="float" office:value="268" calcext:value-type="float">
            <text:p>268</text:p>
          </table:table-cell>
          <table:table-cell table:formula="of:=[.R338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37]+[.T338]" office:value-type="float" office:value="1" calcext:value-type="float">
            <text:p>1</text:p>
          </table:table-cell>
          <table:table-cell table:formula="of:=[.U338]*100/[.U$3]" office:value-type="float" office:value="100" calcext:value-type="float">
            <text:p><text:s/>100.00 <text:s text:c="5"/></text:p>
          </table:table-cell>
          <table:table-cell table:style-name="ce31" table:formula="of:=[.O338]+[.R338]" office:value-type="float" office:value="551" calcext:value-type="float">
            <text:p>551</text:p>
          </table:table-cell>
          <table:table-cell table:style-name="ce35" table:formula="of:=[.W338]/2" office:value-type="float" office:value="275.5" calcext:value-type="float">
            <text:p>276</text:p>
          </table:table-cell>
          <table:table-cell table:style-name="ce24" table:formula="of:=[.X338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1-30" calcext:value-type="date">
            <text:p>11/30/200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<text:s/>3.00 <text:s text:c="5"/></text:p>
          </table:table-cell>
          <table:table-cell office:value-type="float" office:value="9" calcext:value-type="float">
            <text:p><text:s/>9.00 <text:s text:c="5"/></text:p>
          </table:table-cell>
          <table:table-cell office:value-type="float" office:value="6.38333333333333" calcext:value-type="float">
            <text:p><text:s/>6.38 <text:s text:c="5"/></text:p>
          </table:table-cell>
          <table:table-cell table:formula="of:=([.D339]+[.C339])/2" office:value-type="float" office:value="6" calcext:value-type="float">
            <text:p><text:s/>6.00 <text:s text:c="5"/></text:p>
          </table:table-cell>
          <table:table-cell table:formula="of:=ABS([.E339]-[.F339])" office:value-type="float" office:value="0.38333333333333" calcext:value-type="float">
            <text:p><text:s/>0.38 <text:s text:c="5"/></text:p>
          </table:table-cell>
          <table:table-cell table:formula="of:=ABS([.G339]*100/[.E339])" office:value-type="float" office:value="6.00522193211484" calcext:value-type="float">
            <text:p><text:s/>6.0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39]&gt;=[.$L$4];1;0)" office:value-type="float" office:value="1" calcext:value-type="float">
            <text:p>1</text:p>
          </table:table-cell>
          <table:table-cell table:style-name="ce24" table:formula="of:=IF([.E339]&gt;[.K$4];[.E339]-[.K$4];0)" office:value-type="float" office:value="0" calcext:value-type="float">
            <text:p><text:s/>- <text:s text:c="7"/></text:p>
          </table:table-cell>
          <table:table-cell table:style-name="ce12" table:formula="of:=[.L338]+([.K339]*[.J339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38]+[.N339]" office:value-type="float" office:value="283" calcext:value-type="float">
            <text:p>283</text:p>
          </table:table-cell>
          <table:table-cell table:formula="of:=[.O339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38]+[.Q339]" office:value-type="float" office:value="268" calcext:value-type="float">
            <text:p>268</text:p>
          </table:table-cell>
          <table:table-cell table:formula="of:=[.R339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38]+[.T339]" office:value-type="float" office:value="1" calcext:value-type="float">
            <text:p>1</text:p>
          </table:table-cell>
          <table:table-cell table:formula="of:=[.U339]*100/[.U$3]" office:value-type="float" office:value="100" calcext:value-type="float">
            <text:p><text:s/>100.00 <text:s text:c="5"/></text:p>
          </table:table-cell>
          <table:table-cell table:style-name="ce31" table:formula="of:=[.O339]+[.R339]" office:value-type="float" office:value="551" calcext:value-type="float">
            <text:p>551</text:p>
          </table:table-cell>
          <table:table-cell table:style-name="ce35" table:formula="of:=[.W339]/2" office:value-type="float" office:value="275.5" calcext:value-type="float">
            <text:p>276</text:p>
          </table:table-cell>
          <table:table-cell table:style-name="ce24" table:formula="of:=[.X339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01" calcext:value-type="date">
            <text:p>12/1/2006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.00 <text:s text:c="5"/></text:p>
          </table:table-cell>
          <table:table-cell office:value-type="float" office:value="8" calcext:value-type="float">
            <text:p><text:s/>8.00 <text:s text:c="5"/></text:p>
          </table:table-cell>
          <table:table-cell office:value-type="float" office:value="3.26875" calcext:value-type="float">
            <text:p><text:s/>3.27 <text:s text:c="5"/></text:p>
          </table:table-cell>
          <table:table-cell table:formula="of:=([.D340]+[.C340])/2" office:value-type="float" office:value="3.5" calcext:value-type="float">
            <text:p><text:s/>3.50 <text:s text:c="5"/></text:p>
          </table:table-cell>
          <table:table-cell table:formula="of:=ABS([.E340]-[.F340])" office:value-type="float" office:value="0.23125" calcext:value-type="float">
            <text:p><text:s/>0.23 <text:s text:c="5"/></text:p>
          </table:table-cell>
          <table:table-cell table:formula="of:=ABS([.G340]*100/[.E340])" office:value-type="float" office:value="7.07456978967496" calcext:value-type="float">
            <text:p><text:s/>7.07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40]&gt;=[.$L$4];1;0)" office:value-type="float" office:value="1" calcext:value-type="float">
            <text:p>1</text:p>
          </table:table-cell>
          <table:table-cell table:style-name="ce24" table:formula="of:=IF([.E340]&gt;[.K$4];[.E340]-[.K$4];0)" office:value-type="float" office:value="0" calcext:value-type="float">
            <text:p><text:s/>- <text:s text:c="7"/></text:p>
          </table:table-cell>
          <table:table-cell table:style-name="ce12" table:formula="of:=[.L339]+([.K340]*[.J340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39]+[.N340]" office:value-type="float" office:value="283" calcext:value-type="float">
            <text:p>283</text:p>
          </table:table-cell>
          <table:table-cell table:formula="of:=[.O340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39]+[.Q340]" office:value-type="float" office:value="268" calcext:value-type="float">
            <text:p>268</text:p>
          </table:table-cell>
          <table:table-cell table:formula="of:=[.R340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39]+[.T340]" office:value-type="float" office:value="1" calcext:value-type="float">
            <text:p>1</text:p>
          </table:table-cell>
          <table:table-cell table:formula="of:=[.U340]*100/[.U$3]" office:value-type="float" office:value="100" calcext:value-type="float">
            <text:p><text:s/>100.00 <text:s text:c="5"/></text:p>
          </table:table-cell>
          <table:table-cell table:style-name="ce31" table:formula="of:=[.O340]+[.R340]" office:value-type="float" office:value="551" calcext:value-type="float">
            <text:p>551</text:p>
          </table:table-cell>
          <table:table-cell table:style-name="ce35" table:formula="of:=[.W340]/2" office:value-type="float" office:value="275.5" calcext:value-type="float">
            <text:p>276</text:p>
          </table:table-cell>
          <table:table-cell table:style-name="ce24" table:formula="of:=[.X340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02" calcext:value-type="date">
            <text:p>12/2/2006</text:p>
          </table:table-cell>
          <table:table-cell office:value-type="float" office:value="49" calcext:value-type="float">
            <text:p>49</text:p>
          </table:table-cell>
          <table:table-cell office:value-type="float" office:value="-2" calcext:value-type="float">
            <text:p>-2.00 <text:s text:c="5"/></text:p>
          </table:table-cell>
          <table:table-cell office:value-type="float" office:value="7" calcext:value-type="float">
            <text:p><text:s/>7.00 <text:s text:c="5"/></text:p>
          </table:table-cell>
          <table:table-cell office:value-type="float" office:value="2.0875" calcext:value-type="float">
            <text:p><text:s/>2.09 <text:s text:c="5"/></text:p>
          </table:table-cell>
          <table:table-cell table:formula="of:=([.D341]+[.C341])/2" office:value-type="float" office:value="2.5" calcext:value-type="float">
            <text:p><text:s/>2.50 <text:s text:c="5"/></text:p>
          </table:table-cell>
          <table:table-cell table:formula="of:=ABS([.E341]-[.F341])" office:value-type="float" office:value="0.4125" calcext:value-type="float">
            <text:p><text:s/>0.41 <text:s text:c="5"/></text:p>
          </table:table-cell>
          <table:table-cell table:formula="of:=ABS([.G341]*100/[.E341])" office:value-type="float" office:value="19.7604790419162" calcext:value-type="float">
            <text:p><text:s/>19.76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41]&gt;=[.$L$4];1;0)" office:value-type="float" office:value="1" calcext:value-type="float">
            <text:p>1</text:p>
          </table:table-cell>
          <table:table-cell table:style-name="ce24" table:formula="of:=IF([.E341]&gt;[.K$4];[.E341]-[.K$4];0)" office:value-type="float" office:value="0" calcext:value-type="float">
            <text:p><text:s/>- <text:s text:c="7"/></text:p>
          </table:table-cell>
          <table:table-cell table:style-name="ce12" table:formula="of:=[.L340]+([.K341]*[.J341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40]+[.N341]" office:value-type="float" office:value="283" calcext:value-type="float">
            <text:p>283</text:p>
          </table:table-cell>
          <table:table-cell table:formula="of:=[.O341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40]+[.Q341]" office:value-type="float" office:value="268" calcext:value-type="float">
            <text:p>268</text:p>
          </table:table-cell>
          <table:table-cell table:formula="of:=[.R341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40]+[.T341]" office:value-type="float" office:value="1" calcext:value-type="float">
            <text:p>1</text:p>
          </table:table-cell>
          <table:table-cell table:formula="of:=[.U341]*100/[.U$3]" office:value-type="float" office:value="100" calcext:value-type="float">
            <text:p><text:s/>100.00 <text:s text:c="5"/></text:p>
          </table:table-cell>
          <table:table-cell table:style-name="ce31" table:formula="of:=[.O341]+[.R341]" office:value-type="float" office:value="551" calcext:value-type="float">
            <text:p>551</text:p>
          </table:table-cell>
          <table:table-cell table:style-name="ce35" table:formula="of:=[.W341]/2" office:value-type="float" office:value="275.5" calcext:value-type="float">
            <text:p>276</text:p>
          </table:table-cell>
          <table:table-cell table:style-name="ce24" table:formula="of:=[.X341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03" calcext:value-type="date">
            <text:p>12/3/2006</text:p>
          </table:table-cell>
          <table:table-cell office:value-type="float" office:value="49" calcext:value-type="float">
            <text:p>49</text:p>
          </table:table-cell>
          <table:table-cell office:value-type="float" office:value="-2" calcext:value-type="float">
            <text:p>-2.00 <text:s text:c="5"/></text:p>
          </table:table-cell>
          <table:table-cell office:value-type="float" office:value="6" calcext:value-type="float">
            <text:p><text:s/>6.00 <text:s text:c="5"/></text:p>
          </table:table-cell>
          <table:table-cell office:value-type="float" office:value="2.52553191489362" calcext:value-type="float">
            <text:p><text:s/>2.53 <text:s text:c="5"/></text:p>
          </table:table-cell>
          <table:table-cell table:formula="of:=([.D342]+[.C342])/2" office:value-type="float" office:value="2" calcext:value-type="float">
            <text:p><text:s/>2.00 <text:s text:c="5"/></text:p>
          </table:table-cell>
          <table:table-cell table:formula="of:=ABS([.E342]-[.F342])" office:value-type="float" office:value="0.52553191489362" calcext:value-type="float">
            <text:p><text:s/>0.53 <text:s text:c="5"/></text:p>
          </table:table-cell>
          <table:table-cell table:formula="of:=ABS([.G342]*100/[.E342])" office:value-type="float" office:value="20.8087615838249" calcext:value-type="float">
            <text:p><text:s/>20.8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42]&gt;=[.$L$4];1;0)" office:value-type="float" office:value="1" calcext:value-type="float">
            <text:p>1</text:p>
          </table:table-cell>
          <table:table-cell table:style-name="ce24" table:formula="of:=IF([.E342]&gt;[.K$4];[.E342]-[.K$4];0)" office:value-type="float" office:value="0" calcext:value-type="float">
            <text:p><text:s/>- <text:s text:c="7"/></text:p>
          </table:table-cell>
          <table:table-cell table:style-name="ce12" table:formula="of:=[.L341]+([.K342]*[.J342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41]+[.N342]" office:value-type="float" office:value="283" calcext:value-type="float">
            <text:p>283</text:p>
          </table:table-cell>
          <table:table-cell table:formula="of:=[.O342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41]+[.Q342]" office:value-type="float" office:value="268" calcext:value-type="float">
            <text:p>268</text:p>
          </table:table-cell>
          <table:table-cell table:formula="of:=[.R342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41]+[.T342]" office:value-type="float" office:value="1" calcext:value-type="float">
            <text:p>1</text:p>
          </table:table-cell>
          <table:table-cell table:formula="of:=[.U342]*100/[.U$3]" office:value-type="float" office:value="100" calcext:value-type="float">
            <text:p><text:s/>100.00 <text:s text:c="5"/></text:p>
          </table:table-cell>
          <table:table-cell table:style-name="ce31" table:formula="of:=[.O342]+[.R342]" office:value-type="float" office:value="551" calcext:value-type="float">
            <text:p>551</text:p>
          </table:table-cell>
          <table:table-cell table:style-name="ce35" table:formula="of:=[.W342]/2" office:value-type="float" office:value="275.5" calcext:value-type="float">
            <text:p>276</text:p>
          </table:table-cell>
          <table:table-cell table:style-name="ce24" table:formula="of:=[.X342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04" calcext:value-type="date">
            <text:p>12/4/2006</text:p>
          </table:table-cell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<text:s/>1.50 <text:s text:c="5"/></text:p>
          </table:table-cell>
          <table:table-cell office:value-type="float" office:value="9.1" calcext:value-type="float">
            <text:p><text:s/>9.10 <text:s text:c="5"/></text:p>
          </table:table-cell>
          <table:table-cell office:value-type="float" office:value="4.75208333333333" calcext:value-type="float">
            <text:p><text:s/>4.75 <text:s text:c="5"/></text:p>
          </table:table-cell>
          <table:table-cell table:formula="of:=([.D343]+[.C343])/2" office:value-type="float" office:value="5.3" calcext:value-type="float">
            <text:p><text:s/>5.30 <text:s text:c="5"/></text:p>
          </table:table-cell>
          <table:table-cell table:formula="of:=ABS([.E343]-[.F343])" office:value-type="float" office:value="0.54791666666667" calcext:value-type="float">
            <text:p><text:s/>0.55 <text:s text:c="5"/></text:p>
          </table:table-cell>
          <table:table-cell table:formula="of:=ABS([.G343]*100/[.E343])" office:value-type="float" office:value="11.5300306882947" calcext:value-type="float">
            <text:p><text:s/>11.53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43]&gt;=[.$L$4];1;0)" office:value-type="float" office:value="1" calcext:value-type="float">
            <text:p>1</text:p>
          </table:table-cell>
          <table:table-cell table:style-name="ce24" table:formula="of:=IF([.E343]&gt;[.K$4];[.E343]-[.K$4];0)" office:value-type="float" office:value="0" calcext:value-type="float">
            <text:p><text:s/>- <text:s text:c="7"/></text:p>
          </table:table-cell>
          <table:table-cell table:style-name="ce12" table:formula="of:=[.L342]+([.K343]*[.J343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42]+[.N343]" office:value-type="float" office:value="283" calcext:value-type="float">
            <text:p>283</text:p>
          </table:table-cell>
          <table:table-cell table:formula="of:=[.O343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42]+[.Q343]" office:value-type="float" office:value="268" calcext:value-type="float">
            <text:p>268</text:p>
          </table:table-cell>
          <table:table-cell table:formula="of:=[.R343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42]+[.T343]" office:value-type="float" office:value="1" calcext:value-type="float">
            <text:p>1</text:p>
          </table:table-cell>
          <table:table-cell table:formula="of:=[.U343]*100/[.U$3]" office:value-type="float" office:value="100" calcext:value-type="float">
            <text:p><text:s/>100.00 <text:s text:c="5"/></text:p>
          </table:table-cell>
          <table:table-cell table:style-name="ce31" table:formula="of:=[.O343]+[.R343]" office:value-type="float" office:value="551" calcext:value-type="float">
            <text:p>551</text:p>
          </table:table-cell>
          <table:table-cell table:style-name="ce35" table:formula="of:=[.W343]/2" office:value-type="float" office:value="275.5" calcext:value-type="float">
            <text:p>276</text:p>
          </table:table-cell>
          <table:table-cell table:style-name="ce24" table:formula="of:=[.X343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05" calcext:value-type="date">
            <text:p>12/5/2006</text:p>
          </table:table-cell>
          <table:table-cell office:value-type="float" office:value="50" calcext:value-type="float">
            <text:p>50</text:p>
          </table:table-cell>
          <table:table-cell office:value-type="float" office:value="5.6" calcext:value-type="float">
            <text:p><text:s/>5.60 <text:s text:c="5"/></text:p>
          </table:table-cell>
          <table:table-cell office:value-type="float" office:value="11" calcext:value-type="float">
            <text:p><text:s/>11.00 <text:s text:c="5"/></text:p>
          </table:table-cell>
          <table:table-cell office:value-type="float" office:value="8.225" calcext:value-type="float">
            <text:p><text:s/>8.23 <text:s text:c="5"/></text:p>
          </table:table-cell>
          <table:table-cell table:formula="of:=([.D344]+[.C344])/2" office:value-type="float" office:value="8.3" calcext:value-type="float">
            <text:p><text:s/>8.30 <text:s text:c="5"/></text:p>
          </table:table-cell>
          <table:table-cell table:formula="of:=ABS([.E344]-[.F344])" office:value-type="float" office:value="0.0750000000000011" calcext:value-type="float">
            <text:p><text:s/>0.08 <text:s text:c="5"/></text:p>
          </table:table-cell>
          <table:table-cell table:formula="of:=ABS([.G344]*100/[.E344])" office:value-type="float" office:value="0.911854103343478" calcext:value-type="float">
            <text:p><text:s/>0.91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44]&gt;=[.$L$4];1;0)" office:value-type="float" office:value="1" calcext:value-type="float">
            <text:p>1</text:p>
          </table:table-cell>
          <table:table-cell table:style-name="ce24" table:formula="of:=IF([.E344]&gt;[.K$4];[.E344]-[.K$4];0)" office:value-type="float" office:value="0" calcext:value-type="float">
            <text:p><text:s/>- <text:s text:c="7"/></text:p>
          </table:table-cell>
          <table:table-cell table:style-name="ce12" table:formula="of:=[.L343]+([.K344]*[.J344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43]+[.N344]" office:value-type="float" office:value="283" calcext:value-type="float">
            <text:p>283</text:p>
          </table:table-cell>
          <table:table-cell table:formula="of:=[.O344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43]+[.Q344]" office:value-type="float" office:value="268" calcext:value-type="float">
            <text:p>268</text:p>
          </table:table-cell>
          <table:table-cell table:formula="of:=[.R344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43]+[.T344]" office:value-type="float" office:value="1" calcext:value-type="float">
            <text:p>1</text:p>
          </table:table-cell>
          <table:table-cell table:formula="of:=[.U344]*100/[.U$3]" office:value-type="float" office:value="100" calcext:value-type="float">
            <text:p><text:s/>100.00 <text:s text:c="5"/></text:p>
          </table:table-cell>
          <table:table-cell table:style-name="ce31" table:formula="of:=[.O344]+[.R344]" office:value-type="float" office:value="551" calcext:value-type="float">
            <text:p>551</text:p>
          </table:table-cell>
          <table:table-cell table:style-name="ce35" table:formula="of:=[.W344]/2" office:value-type="float" office:value="275.5" calcext:value-type="float">
            <text:p>276</text:p>
          </table:table-cell>
          <table:table-cell table:style-name="ce24" table:formula="of:=[.X344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06" calcext:value-type="date">
            <text:p>12/6/2006</text:p>
          </table:table-cell>
          <table:table-cell office:value-type="float" office:value="50" calcext:value-type="float">
            <text:p>50</text:p>
          </table:table-cell>
          <table:table-cell office:value-type="float" office:value="6.5" calcext:value-type="float">
            <text:p><text:s/>6.50 <text:s text:c="5"/></text:p>
          </table:table-cell>
          <table:table-cell office:value-type="float" office:value="14" calcext:value-type="float">
            <text:p><text:s/>14.00 <text:s text:c="5"/></text:p>
          </table:table-cell>
          <table:table-cell office:value-type="float" office:value="9.37777777777778" calcext:value-type="float">
            <text:p><text:s/>9.38 <text:s text:c="5"/></text:p>
          </table:table-cell>
          <table:table-cell table:formula="of:=([.D345]+[.C345])/2" office:value-type="float" office:value="10.25" calcext:value-type="float">
            <text:p><text:s/>10.25 <text:s text:c="5"/></text:p>
          </table:table-cell>
          <table:table-cell table:formula="of:=ABS([.E345]-[.F345])" office:value-type="float" office:value="0.87222222222222" calcext:value-type="float">
            <text:p><text:s/>0.87 <text:s text:c="5"/></text:p>
          </table:table-cell>
          <table:table-cell table:formula="of:=ABS([.G345]*100/[.E345])" office:value-type="float" office:value="9.30094786729855" calcext:value-type="float">
            <text:p><text:s/>9.3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45]&gt;=[.$L$4];1;0)" office:value-type="float" office:value="1" calcext:value-type="float">
            <text:p>1</text:p>
          </table:table-cell>
          <table:table-cell table:style-name="ce24" table:formula="of:=IF([.E345]&gt;[.K$4];[.E345]-[.K$4];0)" office:value-type="float" office:value="0" calcext:value-type="float">
            <text:p><text:s/>- <text:s text:c="7"/></text:p>
          </table:table-cell>
          <table:table-cell table:style-name="ce12" table:formula="of:=[.L344]+([.K345]*[.J345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44]+[.N345]" office:value-type="float" office:value="283" calcext:value-type="float">
            <text:p>283</text:p>
          </table:table-cell>
          <table:table-cell table:formula="of:=[.O345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44]+[.Q345]" office:value-type="float" office:value="268" calcext:value-type="float">
            <text:p>268</text:p>
          </table:table-cell>
          <table:table-cell table:formula="of:=[.R345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44]+[.T345]" office:value-type="float" office:value="1" calcext:value-type="float">
            <text:p>1</text:p>
          </table:table-cell>
          <table:table-cell table:formula="of:=[.U345]*100/[.U$3]" office:value-type="float" office:value="100" calcext:value-type="float">
            <text:p><text:s/>100.00 <text:s text:c="5"/></text:p>
          </table:table-cell>
          <table:table-cell table:style-name="ce31" table:formula="of:=[.O345]+[.R345]" office:value-type="float" office:value="551" calcext:value-type="float">
            <text:p>551</text:p>
          </table:table-cell>
          <table:table-cell table:style-name="ce35" table:formula="of:=[.W345]/2" office:value-type="float" office:value="275.5" calcext:value-type="float">
            <text:p>276</text:p>
          </table:table-cell>
          <table:table-cell table:style-name="ce24" table:formula="of:=[.X345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07" calcext:value-type="date">
            <text:p>12/7/200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<text:s/>4.00 <text:s text:c="5"/></text:p>
          </table:table-cell>
          <table:table-cell office:value-type="float" office:value="9.3" calcext:value-type="float">
            <text:p><text:s/>9.30 <text:s text:c="5"/></text:p>
          </table:table-cell>
          <table:table-cell office:value-type="float" office:value="7.18695652173913" calcext:value-type="float">
            <text:p><text:s/>7.19 <text:s text:c="5"/></text:p>
          </table:table-cell>
          <table:table-cell table:formula="of:=([.D346]+[.C346])/2" office:value-type="float" office:value="6.65" calcext:value-type="float">
            <text:p><text:s/>6.65 <text:s text:c="5"/></text:p>
          </table:table-cell>
          <table:table-cell table:formula="of:=ABS([.E346]-[.F346])" office:value-type="float" office:value="0.536956521739129" calcext:value-type="float">
            <text:p><text:s/>0.54 <text:s text:c="5"/></text:p>
          </table:table-cell>
          <table:table-cell table:formula="of:=ABS([.G346]*100/[.E346])" office:value-type="float" office:value="7.47126436781608" calcext:value-type="float">
            <text:p><text:s/>7.47 <text:s text:c="5"/></text:p>
          </table:table-cell>
          <table:table-cell office:value-type="float" office:value="2" calcext:value-type="float">
            <text:p><text:s/>2.00 <text:s text:c="5"/></text:p>
          </table:table-cell>
          <table:table-cell table:style-name="ce20" table:formula="of:=IF([.A346]&gt;=[.$L$4];1;0)" office:value-type="float" office:value="1" calcext:value-type="float">
            <text:p>1</text:p>
          </table:table-cell>
          <table:table-cell table:style-name="ce24" table:formula="of:=IF([.E346]&gt;[.K$4];[.E346]-[.K$4];0)" office:value-type="float" office:value="0" calcext:value-type="float">
            <text:p><text:s/>- <text:s text:c="7"/></text:p>
          </table:table-cell>
          <table:table-cell table:style-name="ce12" table:formula="of:=[.L345]+([.K346]*[.J346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45]+[.N346]" office:value-type="float" office:value="283" calcext:value-type="float">
            <text:p>283</text:p>
          </table:table-cell>
          <table:table-cell table:formula="of:=[.O346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45]+[.Q346]" office:value-type="float" office:value="268" calcext:value-type="float">
            <text:p>268</text:p>
          </table:table-cell>
          <table:table-cell table:formula="of:=[.R346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45]+[.T346]" office:value-type="float" office:value="1" calcext:value-type="float">
            <text:p>1</text:p>
          </table:table-cell>
          <table:table-cell table:formula="of:=[.U346]*100/[.U$3]" office:value-type="float" office:value="100" calcext:value-type="float">
            <text:p><text:s/>100.00 <text:s text:c="5"/></text:p>
          </table:table-cell>
          <table:table-cell table:style-name="ce31" table:formula="of:=[.O346]+[.R346]" office:value-type="float" office:value="551" calcext:value-type="float">
            <text:p>551</text:p>
          </table:table-cell>
          <table:table-cell table:style-name="ce35" table:formula="of:=[.W346]/2" office:value-type="float" office:value="275.5" calcext:value-type="float">
            <text:p>276</text:p>
          </table:table-cell>
          <table:table-cell table:style-name="ce24" table:formula="of:=[.X346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08" calcext:value-type="date">
            <text:p>12/8/2006</text:p>
          </table:table-cell>
          <table:table-cell office:value-type="float" office:value="50" calcext:value-type="float">
            <text:p>50</text:p>
          </table:table-cell>
          <table:table-cell office:value-type="float" office:value="2.6" calcext:value-type="float">
            <text:p><text:s/>2.60 <text:s text:c="5"/></text:p>
          </table:table-cell>
          <table:table-cell office:value-type="float" office:value="10.2" calcext:value-type="float">
            <text:p><text:s/>10.20 <text:s text:c="5"/></text:p>
          </table:table-cell>
          <table:table-cell office:value-type="float" office:value="7.39166666666667" calcext:value-type="float">
            <text:p><text:s/>7.39 <text:s text:c="5"/></text:p>
          </table:table-cell>
          <table:table-cell table:formula="of:=([.D347]+[.C347])/2" office:value-type="float" office:value="6.4" calcext:value-type="float">
            <text:p><text:s/>6.40 <text:s text:c="5"/></text:p>
          </table:table-cell>
          <table:table-cell table:formula="of:=ABS([.E347]-[.F347])" office:value-type="float" office:value="0.991666666666671" calcext:value-type="float">
            <text:p><text:s/>0.99 <text:s text:c="5"/></text:p>
          </table:table-cell>
          <table:table-cell table:formula="of:=ABS([.G347]*100/[.E347])" office:value-type="float" office:value="13.4160090191658" calcext:value-type="float">
            <text:p><text:s/>13.42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47]&gt;=[.$L$4];1;0)" office:value-type="float" office:value="1" calcext:value-type="float">
            <text:p>1</text:p>
          </table:table-cell>
          <table:table-cell table:style-name="ce24" table:formula="of:=IF([.E347]&gt;[.K$4];[.E347]-[.K$4];0)" office:value-type="float" office:value="0" calcext:value-type="float">
            <text:p><text:s/>- <text:s text:c="7"/></text:p>
          </table:table-cell>
          <table:table-cell table:style-name="ce12" table:formula="of:=[.L346]+([.K347]*[.J347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46]+[.N347]" office:value-type="float" office:value="283" calcext:value-type="float">
            <text:p>283</text:p>
          </table:table-cell>
          <table:table-cell table:formula="of:=[.O347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46]+[.Q347]" office:value-type="float" office:value="268" calcext:value-type="float">
            <text:p>268</text:p>
          </table:table-cell>
          <table:table-cell table:formula="of:=[.R347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46]+[.T347]" office:value-type="float" office:value="1" calcext:value-type="float">
            <text:p>1</text:p>
          </table:table-cell>
          <table:table-cell table:formula="of:=[.U347]*100/[.U$3]" office:value-type="float" office:value="100" calcext:value-type="float">
            <text:p><text:s/>100.00 <text:s text:c="5"/></text:p>
          </table:table-cell>
          <table:table-cell table:style-name="ce31" table:formula="of:=[.O347]+[.R347]" office:value-type="float" office:value="551" calcext:value-type="float">
            <text:p>551</text:p>
          </table:table-cell>
          <table:table-cell table:style-name="ce35" table:formula="of:=[.W347]/2" office:value-type="float" office:value="275.5" calcext:value-type="float">
            <text:p>276</text:p>
          </table:table-cell>
          <table:table-cell table:style-name="ce24" table:formula="of:=[.X347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09" calcext:value-type="date">
            <text:p>12/9/2006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<text:s/>7.00 <text:s text:c="5"/></text:p>
          </table:table-cell>
          <table:table-cell office:value-type="float" office:value="14" calcext:value-type="float">
            <text:p><text:s/>14.00 <text:s text:c="5"/></text:p>
          </table:table-cell>
          <table:table-cell office:value-type="float" office:value="9.61875" calcext:value-type="float">
            <text:p><text:s/>9.62 <text:s text:c="5"/></text:p>
          </table:table-cell>
          <table:table-cell table:formula="of:=([.D348]+[.C348])/2" office:value-type="float" office:value="10.5" calcext:value-type="float">
            <text:p><text:s/>10.50 <text:s text:c="5"/></text:p>
          </table:table-cell>
          <table:table-cell table:formula="of:=ABS([.E348]-[.F348])" office:value-type="float" office:value="0.88125" calcext:value-type="float">
            <text:p><text:s/>0.88 <text:s text:c="5"/></text:p>
          </table:table-cell>
          <table:table-cell table:formula="of:=ABS([.G348]*100/[.E348])" office:value-type="float" office:value="9.16179337231969" calcext:value-type="float">
            <text:p><text:s/>9.16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48]&gt;=[.$L$4];1;0)" office:value-type="float" office:value="1" calcext:value-type="float">
            <text:p>1</text:p>
          </table:table-cell>
          <table:table-cell table:style-name="ce24" table:formula="of:=IF([.E348]&gt;[.K$4];[.E348]-[.K$4];0)" office:value-type="float" office:value="0" calcext:value-type="float">
            <text:p><text:s/>- <text:s text:c="7"/></text:p>
          </table:table-cell>
          <table:table-cell table:style-name="ce12" table:formula="of:=[.L347]+([.K348]*[.J348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47]+[.N348]" office:value-type="float" office:value="283" calcext:value-type="float">
            <text:p>283</text:p>
          </table:table-cell>
          <table:table-cell table:formula="of:=[.O348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47]+[.Q348]" office:value-type="float" office:value="268" calcext:value-type="float">
            <text:p>268</text:p>
          </table:table-cell>
          <table:table-cell table:formula="of:=[.R348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47]+[.T348]" office:value-type="float" office:value="1" calcext:value-type="float">
            <text:p>1</text:p>
          </table:table-cell>
          <table:table-cell table:formula="of:=[.U348]*100/[.U$3]" office:value-type="float" office:value="100" calcext:value-type="float">
            <text:p><text:s/>100.00 <text:s text:c="5"/></text:p>
          </table:table-cell>
          <table:table-cell table:style-name="ce31" table:formula="of:=[.O348]+[.R348]" office:value-type="float" office:value="551" calcext:value-type="float">
            <text:p>551</text:p>
          </table:table-cell>
          <table:table-cell table:style-name="ce35" table:formula="of:=[.W348]/2" office:value-type="float" office:value="275.5" calcext:value-type="float">
            <text:p>276</text:p>
          </table:table-cell>
          <table:table-cell table:style-name="ce24" table:formula="of:=[.X348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10" calcext:value-type="date">
            <text:p>12/10/200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<text:s/>5.00 <text:s text:c="5"/></text:p>
          </table:table-cell>
          <table:table-cell office:value-type="float" office:value="8.7" calcext:value-type="float">
            <text:p><text:s/>8.70 <text:s text:c="5"/></text:p>
          </table:table-cell>
          <table:table-cell office:value-type="float" office:value="6.525" calcext:value-type="float">
            <text:p><text:s/>6.53 <text:s text:c="5"/></text:p>
          </table:table-cell>
          <table:table-cell table:formula="of:=([.D349]+[.C349])/2" office:value-type="float" office:value="6.85" calcext:value-type="float">
            <text:p><text:s/>6.85 <text:s text:c="5"/></text:p>
          </table:table-cell>
          <table:table-cell table:formula="of:=ABS([.E349]-[.F349])" office:value-type="float" office:value="0.324999999999999" calcext:value-type="float">
            <text:p><text:s/>0.33 <text:s text:c="5"/></text:p>
          </table:table-cell>
          <table:table-cell table:formula="of:=ABS([.G349]*100/[.E349])" office:value-type="float" office:value="4.98084291187738" calcext:value-type="float">
            <text:p><text:s/>4.98 <text:s text:c="5"/></text:p>
          </table:table-cell>
          <table:table-cell office:value-type="float" office:value="1" calcext:value-type="float">
            <text:p><text:s/>1.00 <text:s text:c="5"/></text:p>
          </table:table-cell>
          <table:table-cell table:style-name="ce20" table:formula="of:=IF([.A349]&gt;=[.$L$4];1;0)" office:value-type="float" office:value="1" calcext:value-type="float">
            <text:p>1</text:p>
          </table:table-cell>
          <table:table-cell table:style-name="ce24" table:formula="of:=IF([.E349]&gt;[.K$4];[.E349]-[.K$4];0)" office:value-type="float" office:value="0" calcext:value-type="float">
            <text:p><text:s/>- <text:s text:c="7"/></text:p>
          </table:table-cell>
          <table:table-cell table:style-name="ce12" table:formula="of:=[.L348]+([.K349]*[.J349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48]+[.N349]" office:value-type="float" office:value="283" calcext:value-type="float">
            <text:p>283</text:p>
          </table:table-cell>
          <table:table-cell table:formula="of:=[.O349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48]+[.Q349]" office:value-type="float" office:value="268" calcext:value-type="float">
            <text:p>268</text:p>
          </table:table-cell>
          <table:table-cell table:formula="of:=[.R349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48]+[.T349]" office:value-type="float" office:value="1" calcext:value-type="float">
            <text:p>1</text:p>
          </table:table-cell>
          <table:table-cell table:formula="of:=[.U349]*100/[.U$3]" office:value-type="float" office:value="100" calcext:value-type="float">
            <text:p><text:s/>100.00 <text:s text:c="5"/></text:p>
          </table:table-cell>
          <table:table-cell table:style-name="ce31" table:formula="of:=[.O349]+[.R349]" office:value-type="float" office:value="551" calcext:value-type="float">
            <text:p>551</text:p>
          </table:table-cell>
          <table:table-cell table:style-name="ce35" table:formula="of:=[.W349]/2" office:value-type="float" office:value="275.5" calcext:value-type="float">
            <text:p>276</text:p>
          </table:table-cell>
          <table:table-cell table:style-name="ce24" table:formula="of:=[.X349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11" calcext:value-type="date">
            <text:p>12/11/200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<text:s/>- <text:s text:c="7"/></text:p>
          </table:table-cell>
          <table:table-cell office:value-type="float" office:value="6" calcext:value-type="float">
            <text:p><text:s/>6.00 <text:s text:c="5"/></text:p>
          </table:table-cell>
          <table:table-cell office:value-type="float" office:value="3.30208333333333" calcext:value-type="float">
            <text:p><text:s/>3.30 <text:s text:c="5"/></text:p>
          </table:table-cell>
          <table:table-cell table:formula="of:=([.D350]+[.C350])/2" office:value-type="float" office:value="3" calcext:value-type="float">
            <text:p><text:s/>3.00 <text:s text:c="5"/></text:p>
          </table:table-cell>
          <table:table-cell table:formula="of:=ABS([.E350]-[.F350])" office:value-type="float" office:value="0.30208333333333" calcext:value-type="float">
            <text:p><text:s/>0.30 <text:s text:c="5"/></text:p>
          </table:table-cell>
          <table:table-cell table:formula="of:=ABS([.G350]*100/[.E350])" office:value-type="float" office:value="9.14826498422704" calcext:value-type="float">
            <text:p><text:s/>9.15 <text:s text:c="5"/></text:p>
          </table:table-cell>
          <table:table-cell office:value-type="float" office:value="1" calcext:value-type="float">
            <text:p><text:s/>1.00 <text:s text:c="5"/></text:p>
          </table:table-cell>
          <table:table-cell table:style-name="ce20" table:formula="of:=IF([.A350]&gt;=[.$L$4];1;0)" office:value-type="float" office:value="1" calcext:value-type="float">
            <text:p>1</text:p>
          </table:table-cell>
          <table:table-cell table:style-name="ce24" table:formula="of:=IF([.E350]&gt;[.K$4];[.E350]-[.K$4];0)" office:value-type="float" office:value="0" calcext:value-type="float">
            <text:p><text:s/>- <text:s text:c="7"/></text:p>
          </table:table-cell>
          <table:table-cell table:style-name="ce12" table:formula="of:=[.L349]+([.K350]*[.J350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49]+[.N350]" office:value-type="float" office:value="283" calcext:value-type="float">
            <text:p>283</text:p>
          </table:table-cell>
          <table:table-cell table:formula="of:=[.O350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49]+[.Q350]" office:value-type="float" office:value="268" calcext:value-type="float">
            <text:p>268</text:p>
          </table:table-cell>
          <table:table-cell table:formula="of:=[.R350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49]+[.T350]" office:value-type="float" office:value="1" calcext:value-type="float">
            <text:p>1</text:p>
          </table:table-cell>
          <table:table-cell table:formula="of:=[.U350]*100/[.U$3]" office:value-type="float" office:value="100" calcext:value-type="float">
            <text:p><text:s/>100.00 <text:s text:c="5"/></text:p>
          </table:table-cell>
          <table:table-cell table:style-name="ce31" table:formula="of:=[.O350]+[.R350]" office:value-type="float" office:value="551" calcext:value-type="float">
            <text:p>551</text:p>
          </table:table-cell>
          <table:table-cell table:style-name="ce35" table:formula="of:=[.W350]/2" office:value-type="float" office:value="275.5" calcext:value-type="float">
            <text:p>276</text:p>
          </table:table-cell>
          <table:table-cell table:style-name="ce24" table:formula="of:=[.X350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12" calcext:value-type="date">
            <text:p>12/12/2006</text:p>
          </table:table-cell>
          <table:table-cell office:value-type="float" office:value="51" calcext:value-type="float">
            <text:p>51</text:p>
          </table:table-cell>
          <table:table-cell office:value-type="float" office:value="-2" calcext:value-type="float">
            <text:p>-2.00 <text:s text:c="5"/></text:p>
          </table:table-cell>
          <table:table-cell office:value-type="float" office:value="5" calcext:value-type="float">
            <text:p><text:s/>5.00 <text:s text:c="5"/></text:p>
          </table:table-cell>
          <table:table-cell office:value-type="float" office:value="1.20625" calcext:value-type="float">
            <text:p><text:s/>1.21 <text:s text:c="5"/></text:p>
          </table:table-cell>
          <table:table-cell table:formula="of:=([.D351]+[.C351])/2" office:value-type="float" office:value="1.5" calcext:value-type="float">
            <text:p><text:s/>1.50 <text:s text:c="5"/></text:p>
          </table:table-cell>
          <table:table-cell table:formula="of:=ABS([.E351]-[.F351])" office:value-type="float" office:value="0.29375" calcext:value-type="float">
            <text:p><text:s/>0.29 <text:s text:c="5"/></text:p>
          </table:table-cell>
          <table:table-cell table:formula="of:=ABS([.G351]*100/[.E351])" office:value-type="float" office:value="24.3523316062176" calcext:value-type="float">
            <text:p><text:s/>24.35 <text:s text:c="5"/></text:p>
          </table:table-cell>
          <table:table-cell office:value-type="float" office:value="12" calcext:value-type="float">
            <text:p><text:s/>12.00 <text:s text:c="5"/></text:p>
          </table:table-cell>
          <table:table-cell table:style-name="ce20" table:formula="of:=IF([.A351]&gt;=[.$L$4];1;0)" office:value-type="float" office:value="1" calcext:value-type="float">
            <text:p>1</text:p>
          </table:table-cell>
          <table:table-cell table:style-name="ce24" table:formula="of:=IF([.E351]&gt;[.K$4];[.E351]-[.K$4];0)" office:value-type="float" office:value="0" calcext:value-type="float">
            <text:p><text:s/>- <text:s text:c="7"/></text:p>
          </table:table-cell>
          <table:table-cell table:style-name="ce12" table:formula="of:=[.L350]+([.K351]*[.J351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50]+[.N351]" office:value-type="float" office:value="283" calcext:value-type="float">
            <text:p>283</text:p>
          </table:table-cell>
          <table:table-cell table:formula="of:=[.O351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50]+[.Q351]" office:value-type="float" office:value="268" calcext:value-type="float">
            <text:p>268</text:p>
          </table:table-cell>
          <table:table-cell table:formula="of:=[.R351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50]+[.T351]" office:value-type="float" office:value="1" calcext:value-type="float">
            <text:p>1</text:p>
          </table:table-cell>
          <table:table-cell table:formula="of:=[.U351]*100/[.U$3]" office:value-type="float" office:value="100" calcext:value-type="float">
            <text:p><text:s/>100.00 <text:s text:c="5"/></text:p>
          </table:table-cell>
          <table:table-cell table:style-name="ce31" table:formula="of:=[.O351]+[.R351]" office:value-type="float" office:value="551" calcext:value-type="float">
            <text:p>551</text:p>
          </table:table-cell>
          <table:table-cell table:style-name="ce35" table:formula="of:=[.W351]/2" office:value-type="float" office:value="275.5" calcext:value-type="float">
            <text:p>276</text:p>
          </table:table-cell>
          <table:table-cell table:style-name="ce24" table:formula="of:=[.X351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13" calcext:value-type="date">
            <text:p>12/13/2006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<text:s/>3.00 <text:s text:c="5"/></text:p>
          </table:table-cell>
          <table:table-cell office:value-type="float" office:value="6.1" calcext:value-type="float">
            <text:p><text:s/>6.10 <text:s text:c="5"/></text:p>
          </table:table-cell>
          <table:table-cell office:value-type="float" office:value="4.72916666666667" calcext:value-type="float">
            <text:p><text:s/>4.73 <text:s text:c="5"/></text:p>
          </table:table-cell>
          <table:table-cell table:formula="of:=([.D352]+[.C352])/2" office:value-type="float" office:value="4.55" calcext:value-type="float">
            <text:p><text:s/>4.55 <text:s text:c="5"/></text:p>
          </table:table-cell>
          <table:table-cell table:formula="of:=ABS([.E352]-[.F352])" office:value-type="float" office:value="0.17916666666667" calcext:value-type="float">
            <text:p><text:s/>0.18 <text:s text:c="5"/></text:p>
          </table:table-cell>
          <table:table-cell table:formula="of:=ABS([.G352]*100/[.E352])" office:value-type="float" office:value="3.78854625550667" calcext:value-type="float">
            <text:p><text:s/>3.79 <text:s text:c="5"/></text:p>
          </table:table-cell>
          <table:table-cell office:value-type="float" office:value="0.5" calcext:value-type="float">
            <text:p><text:s/>0.50 <text:s text:c="5"/></text:p>
          </table:table-cell>
          <table:table-cell table:style-name="ce20" table:formula="of:=IF([.A352]&gt;=[.$L$4];1;0)" office:value-type="float" office:value="1" calcext:value-type="float">
            <text:p>1</text:p>
          </table:table-cell>
          <table:table-cell table:style-name="ce24" table:formula="of:=IF([.E352]&gt;[.K$4];[.E352]-[.K$4];0)" office:value-type="float" office:value="0" calcext:value-type="float">
            <text:p><text:s/>- <text:s text:c="7"/></text:p>
          </table:table-cell>
          <table:table-cell table:style-name="ce12" table:formula="of:=[.L351]+([.K352]*[.J352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51]+[.N352]" office:value-type="float" office:value="283" calcext:value-type="float">
            <text:p>283</text:p>
          </table:table-cell>
          <table:table-cell table:formula="of:=[.O352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51]+[.Q352]" office:value-type="float" office:value="268" calcext:value-type="float">
            <text:p>268</text:p>
          </table:table-cell>
          <table:table-cell table:formula="of:=[.R352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51]+[.T352]" office:value-type="float" office:value="1" calcext:value-type="float">
            <text:p>1</text:p>
          </table:table-cell>
          <table:table-cell table:formula="of:=[.U352]*100/[.U$3]" office:value-type="float" office:value="100" calcext:value-type="float">
            <text:p><text:s/>100.00 <text:s text:c="5"/></text:p>
          </table:table-cell>
          <table:table-cell table:style-name="ce31" table:formula="of:=[.O352]+[.R352]" office:value-type="float" office:value="551" calcext:value-type="float">
            <text:p>551</text:p>
          </table:table-cell>
          <table:table-cell table:style-name="ce35" table:formula="of:=[.W352]/2" office:value-type="float" office:value="275.5" calcext:value-type="float">
            <text:p>276</text:p>
          </table:table-cell>
          <table:table-cell table:style-name="ce24" table:formula="of:=[.X352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14" calcext:value-type="date">
            <text:p>12/14/200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<text:s/>5.00 <text:s text:c="5"/></text:p>
          </table:table-cell>
          <table:table-cell office:value-type="float" office:value="9" calcext:value-type="float">
            <text:p><text:s/>9.00 <text:s text:c="5"/></text:p>
          </table:table-cell>
          <table:table-cell office:value-type="float" office:value="7.2875" calcext:value-type="float">
            <text:p><text:s/>7.29 <text:s text:c="5"/></text:p>
          </table:table-cell>
          <table:table-cell table:formula="of:=([.D353]+[.C353])/2" office:value-type="float" office:value="7" calcext:value-type="float">
            <text:p><text:s/>7.00 <text:s text:c="5"/></text:p>
          </table:table-cell>
          <table:table-cell table:formula="of:=ABS([.E353]-[.F353])" office:value-type="float" office:value="0.2875" calcext:value-type="float">
            <text:p><text:s/>0.29 <text:s text:c="5"/></text:p>
          </table:table-cell>
          <table:table-cell table:formula="of:=ABS([.G353]*100/[.E353])" office:value-type="float" office:value="3.9451114922813" calcext:value-type="float">
            <text:p><text:s/>3.95 <text:s text:c="5"/></text:p>
          </table:table-cell>
          <table:table-cell office:value-type="float" office:value="6" calcext:value-type="float">
            <text:p><text:s/>6.00 <text:s text:c="5"/></text:p>
          </table:table-cell>
          <table:table-cell table:style-name="ce20" table:formula="of:=IF([.A353]&gt;=[.$L$4];1;0)" office:value-type="float" office:value="1" calcext:value-type="float">
            <text:p>1</text:p>
          </table:table-cell>
          <table:table-cell table:style-name="ce24" table:formula="of:=IF([.E353]&gt;[.K$4];[.E353]-[.K$4];0)" office:value-type="float" office:value="0" calcext:value-type="float">
            <text:p><text:s/>- <text:s text:c="7"/></text:p>
          </table:table-cell>
          <table:table-cell table:style-name="ce12" table:formula="of:=[.L352]+([.K353]*[.J353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52]+[.N353]" office:value-type="float" office:value="283" calcext:value-type="float">
            <text:p>283</text:p>
          </table:table-cell>
          <table:table-cell table:formula="of:=[.O353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52]+[.Q353]" office:value-type="float" office:value="268" calcext:value-type="float">
            <text:p>268</text:p>
          </table:table-cell>
          <table:table-cell table:formula="of:=[.R353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52]+[.T353]" office:value-type="float" office:value="1" calcext:value-type="float">
            <text:p>1</text:p>
          </table:table-cell>
          <table:table-cell table:formula="of:=[.U353]*100/[.U$3]" office:value-type="float" office:value="100" calcext:value-type="float">
            <text:p><text:s/>100.00 <text:s text:c="5"/></text:p>
          </table:table-cell>
          <table:table-cell table:style-name="ce31" table:formula="of:=[.O353]+[.R353]" office:value-type="float" office:value="551" calcext:value-type="float">
            <text:p>551</text:p>
          </table:table-cell>
          <table:table-cell table:style-name="ce35" table:formula="of:=[.W353]/2" office:value-type="float" office:value="275.5" calcext:value-type="float">
            <text:p>276</text:p>
          </table:table-cell>
          <table:table-cell table:style-name="ce24" table:formula="of:=[.X353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15" calcext:value-type="date">
            <text:p>12/15/200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<text:s/>1.00 <text:s text:c="5"/></text:p>
          </table:table-cell>
          <table:table-cell office:value-type="float" office:value="8" calcext:value-type="float">
            <text:p><text:s/>8.00 <text:s text:c="5"/></text:p>
          </table:table-cell>
          <table:table-cell office:value-type="float" office:value="5.40833333333333" calcext:value-type="float">
            <text:p><text:s/>5.41 <text:s text:c="5"/></text:p>
          </table:table-cell>
          <table:table-cell table:formula="of:=([.D354]+[.C354])/2" office:value-type="float" office:value="4.5" calcext:value-type="float">
            <text:p><text:s/>4.50 <text:s text:c="5"/></text:p>
          </table:table-cell>
          <table:table-cell table:formula="of:=ABS([.E354]-[.F354])" office:value-type="float" office:value="0.90833333333333" calcext:value-type="float">
            <text:p><text:s/>0.91 <text:s text:c="5"/></text:p>
          </table:table-cell>
          <table:table-cell table:formula="of:=ABS([.G354]*100/[.E354])" office:value-type="float" office:value="16.7950693374422" calcext:value-type="float">
            <text:p><text:s/>16.8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54]&gt;=[.$L$4];1;0)" office:value-type="float" office:value="1" calcext:value-type="float">
            <text:p>1</text:p>
          </table:table-cell>
          <table:table-cell table:style-name="ce24" table:formula="of:=IF([.E354]&gt;[.K$4];[.E354]-[.K$4];0)" office:value-type="float" office:value="0" calcext:value-type="float">
            <text:p><text:s/>- <text:s text:c="7"/></text:p>
          </table:table-cell>
          <table:table-cell table:style-name="ce12" table:formula="of:=[.L353]+([.K354]*[.J354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53]+[.N354]" office:value-type="float" office:value="283" calcext:value-type="float">
            <text:p>283</text:p>
          </table:table-cell>
          <table:table-cell table:formula="of:=[.O354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53]+[.Q354]" office:value-type="float" office:value="268" calcext:value-type="float">
            <text:p>268</text:p>
          </table:table-cell>
          <table:table-cell table:formula="of:=[.R354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53]+[.T354]" office:value-type="float" office:value="1" calcext:value-type="float">
            <text:p>1</text:p>
          </table:table-cell>
          <table:table-cell table:formula="of:=[.U354]*100/[.U$3]" office:value-type="float" office:value="100" calcext:value-type="float">
            <text:p><text:s/>100.00 <text:s text:c="5"/></text:p>
          </table:table-cell>
          <table:table-cell table:style-name="ce31" table:formula="of:=[.O354]+[.R354]" office:value-type="float" office:value="551" calcext:value-type="float">
            <text:p>551</text:p>
          </table:table-cell>
          <table:table-cell table:style-name="ce35" table:formula="of:=[.W354]/2" office:value-type="float" office:value="275.5" calcext:value-type="float">
            <text:p>276</text:p>
          </table:table-cell>
          <table:table-cell table:style-name="ce24" table:formula="of:=[.X354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16" calcext:value-type="date">
            <text:p>12/16/2006</text:p>
          </table:table-cell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.00 <text:s text:c="5"/></text:p>
          </table:table-cell>
          <table:table-cell office:value-type="float" office:value="8.3" calcext:value-type="float">
            <text:p><text:s/>8.30 <text:s text:c="5"/></text:p>
          </table:table-cell>
          <table:table-cell office:value-type="float" office:value="4.03125" calcext:value-type="float">
            <text:p><text:s/>4.03 <text:s text:c="5"/></text:p>
          </table:table-cell>
          <table:table-cell table:formula="of:=([.D355]+[.C355])/2" office:value-type="float" office:value="3.65" calcext:value-type="float">
            <text:p><text:s/>3.65 <text:s text:c="5"/></text:p>
          </table:table-cell>
          <table:table-cell table:formula="of:=ABS([.E355]-[.F355])" office:value-type="float" office:value="0.38125" calcext:value-type="float">
            <text:p><text:s/>0.38 <text:s text:c="5"/></text:p>
          </table:table-cell>
          <table:table-cell table:formula="of:=ABS([.G355]*100/[.E355])" office:value-type="float" office:value="9.45736434108526" calcext:value-type="float">
            <text:p><text:s/>9.46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55]&gt;=[.$L$4];1;0)" office:value-type="float" office:value="1" calcext:value-type="float">
            <text:p>1</text:p>
          </table:table-cell>
          <table:table-cell table:style-name="ce24" table:formula="of:=IF([.E355]&gt;[.K$4];[.E355]-[.K$4];0)" office:value-type="float" office:value="0" calcext:value-type="float">
            <text:p><text:s/>- <text:s text:c="7"/></text:p>
          </table:table-cell>
          <table:table-cell table:style-name="ce12" table:formula="of:=[.L354]+([.K355]*[.J355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54]+[.N355]" office:value-type="float" office:value="283" calcext:value-type="float">
            <text:p>283</text:p>
          </table:table-cell>
          <table:table-cell table:formula="of:=[.O355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54]+[.Q355]" office:value-type="float" office:value="268" calcext:value-type="float">
            <text:p>268</text:p>
          </table:table-cell>
          <table:table-cell table:formula="of:=[.R355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54]+[.T355]" office:value-type="float" office:value="1" calcext:value-type="float">
            <text:p>1</text:p>
          </table:table-cell>
          <table:table-cell table:formula="of:=[.U355]*100/[.U$3]" office:value-type="float" office:value="100" calcext:value-type="float">
            <text:p><text:s/>100.00 <text:s text:c="5"/></text:p>
          </table:table-cell>
          <table:table-cell table:style-name="ce31" table:formula="of:=[.O355]+[.R355]" office:value-type="float" office:value="551" calcext:value-type="float">
            <text:p>551</text:p>
          </table:table-cell>
          <table:table-cell table:style-name="ce35" table:formula="of:=[.W355]/2" office:value-type="float" office:value="275.5" calcext:value-type="float">
            <text:p>276</text:p>
          </table:table-cell>
          <table:table-cell table:style-name="ce24" table:formula="of:=[.X355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17" calcext:value-type="date">
            <text:p>12/17/200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<text:s/>1.00 <text:s text:c="5"/></text:p>
          </table:table-cell>
          <table:table-cell office:value-type="float" office:value="7.1" calcext:value-type="float">
            <text:p><text:s/>7.10 <text:s text:c="5"/></text:p>
          </table:table-cell>
          <table:table-cell office:value-type="float" office:value="4.55833333333333" calcext:value-type="float">
            <text:p><text:s/>4.56 <text:s text:c="5"/></text:p>
          </table:table-cell>
          <table:table-cell table:formula="of:=([.D356]+[.C356])/2" office:value-type="float" office:value="4.05" calcext:value-type="float">
            <text:p><text:s/>4.05 <text:s text:c="5"/></text:p>
          </table:table-cell>
          <table:table-cell table:formula="of:=ABS([.E356]-[.F356])" office:value-type="float" office:value="0.50833333333333" calcext:value-type="float">
            <text:p><text:s/>0.51 <text:s text:c="5"/></text:p>
          </table:table-cell>
          <table:table-cell table:formula="of:=ABS([.G356]*100/[.E356])" office:value-type="float" office:value="11.1517367458866" calcext:value-type="float">
            <text:p><text:s/>11.15 <text:s text:c="5"/></text:p>
          </table:table-cell>
          <table:table-cell office:value-type="float" office:value="0.5" calcext:value-type="float">
            <text:p><text:s/>0.50 <text:s text:c="5"/></text:p>
          </table:table-cell>
          <table:table-cell table:style-name="ce20" table:formula="of:=IF([.A356]&gt;=[.$L$4];1;0)" office:value-type="float" office:value="1" calcext:value-type="float">
            <text:p>1</text:p>
          </table:table-cell>
          <table:table-cell table:style-name="ce24" table:formula="of:=IF([.E356]&gt;[.K$4];[.E356]-[.K$4];0)" office:value-type="float" office:value="0" calcext:value-type="float">
            <text:p><text:s/>- <text:s text:c="7"/></text:p>
          </table:table-cell>
          <table:table-cell table:style-name="ce12" table:formula="of:=[.L355]+([.K356]*[.J356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55]+[.N356]" office:value-type="float" office:value="283" calcext:value-type="float">
            <text:p>283</text:p>
          </table:table-cell>
          <table:table-cell table:formula="of:=[.O356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55]+[.Q356]" office:value-type="float" office:value="268" calcext:value-type="float">
            <text:p>268</text:p>
          </table:table-cell>
          <table:table-cell table:formula="of:=[.R356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55]+[.T356]" office:value-type="float" office:value="1" calcext:value-type="float">
            <text:p>1</text:p>
          </table:table-cell>
          <table:table-cell table:formula="of:=[.U356]*100/[.U$3]" office:value-type="float" office:value="100" calcext:value-type="float">
            <text:p><text:s/>100.00 <text:s text:c="5"/></text:p>
          </table:table-cell>
          <table:table-cell table:style-name="ce31" table:formula="of:=[.O356]+[.R356]" office:value-type="float" office:value="551" calcext:value-type="float">
            <text:p>551</text:p>
          </table:table-cell>
          <table:table-cell table:style-name="ce35" table:formula="of:=[.W356]/2" office:value-type="float" office:value="275.5" calcext:value-type="float">
            <text:p>276</text:p>
          </table:table-cell>
          <table:table-cell table:style-name="ce24" table:formula="of:=[.X356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18" calcext:value-type="date">
            <text:p>12/18/200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<text:s/>1.00 <text:s text:c="5"/></text:p>
          </table:table-cell>
          <table:table-cell office:value-type="float" office:value="4" calcext:value-type="float">
            <text:p><text:s/>4.00 <text:s text:c="5"/></text:p>
          </table:table-cell>
          <table:table-cell office:value-type="float" office:value="3.07446808510638" calcext:value-type="float">
            <text:p><text:s/>3.07 <text:s text:c="5"/></text:p>
          </table:table-cell>
          <table:table-cell table:formula="of:=([.D357]+[.C357])/2" office:value-type="float" office:value="2.5" calcext:value-type="float">
            <text:p><text:s/>2.50 <text:s text:c="5"/></text:p>
          </table:table-cell>
          <table:table-cell table:formula="of:=ABS([.E357]-[.F357])" office:value-type="float" office:value="0.57446808510638" calcext:value-type="float">
            <text:p><text:s/>0.57 <text:s text:c="5"/></text:p>
          </table:table-cell>
          <table:table-cell table:formula="of:=ABS([.G357]*100/[.E357])" office:value-type="float" office:value="18.6851211072664" calcext:value-type="float">
            <text:p><text:s/>18.69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57]&gt;=[.$L$4];1;0)" office:value-type="float" office:value="1" calcext:value-type="float">
            <text:p>1</text:p>
          </table:table-cell>
          <table:table-cell table:style-name="ce24" table:formula="of:=IF([.E357]&gt;[.K$4];[.E357]-[.K$4];0)" office:value-type="float" office:value="0" calcext:value-type="float">
            <text:p><text:s/>- <text:s text:c="7"/></text:p>
          </table:table-cell>
          <table:table-cell table:style-name="ce12" table:formula="of:=[.L356]+([.K357]*[.J357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56]+[.N357]" office:value-type="float" office:value="283" calcext:value-type="float">
            <text:p>283</text:p>
          </table:table-cell>
          <table:table-cell table:formula="of:=[.O357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56]+[.Q357]" office:value-type="float" office:value="268" calcext:value-type="float">
            <text:p>268</text:p>
          </table:table-cell>
          <table:table-cell table:formula="of:=[.R357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56]+[.T357]" office:value-type="float" office:value="1" calcext:value-type="float">
            <text:p>1</text:p>
          </table:table-cell>
          <table:table-cell table:formula="of:=[.U357]*100/[.U$3]" office:value-type="float" office:value="100" calcext:value-type="float">
            <text:p><text:s/>100.00 <text:s text:c="5"/></text:p>
          </table:table-cell>
          <table:table-cell table:style-name="ce31" table:formula="of:=[.O357]+[.R357]" office:value-type="float" office:value="551" calcext:value-type="float">
            <text:p>551</text:p>
          </table:table-cell>
          <table:table-cell table:style-name="ce35" table:formula="of:=[.W357]/2" office:value-type="float" office:value="275.5" calcext:value-type="float">
            <text:p>276</text:p>
          </table:table-cell>
          <table:table-cell table:style-name="ce24" table:formula="of:=[.X357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19" calcext:value-type="date">
            <text:p>12/19/2006</text:p>
          </table:table-cell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.00 <text:s text:c="5"/></text:p>
          </table:table-cell>
          <table:table-cell office:value-type="float" office:value="3" calcext:value-type="float">
            <text:p><text:s/>3.00 <text:s text:c="5"/></text:p>
          </table:table-cell>
          <table:table-cell office:value-type="float" office:value="1.52916666666667" calcext:value-type="float">
            <text:p><text:s/>1.53 <text:s text:c="5"/></text:p>
          </table:table-cell>
          <table:table-cell table:formula="of:=([.D358]+[.C358])/2" office:value-type="float" office:value="1" calcext:value-type="float">
            <text:p><text:s/>1.00 <text:s text:c="5"/></text:p>
          </table:table-cell>
          <table:table-cell table:formula="of:=ABS([.E358]-[.F358])" office:value-type="float" office:value="0.52916666666667" calcext:value-type="float">
            <text:p><text:s/>0.53 <text:s text:c="5"/></text:p>
          </table:table-cell>
          <table:table-cell table:formula="of:=ABS([.G358]*100/[.E358])" office:value-type="float" office:value="34.6049046321527" calcext:value-type="float">
            <text:p><text:s/>34.6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58]&gt;=[.$L$4];1;0)" office:value-type="float" office:value="1" calcext:value-type="float">
            <text:p>1</text:p>
          </table:table-cell>
          <table:table-cell table:style-name="ce24" table:formula="of:=IF([.E358]&gt;[.K$4];[.E358]-[.K$4];0)" office:value-type="float" office:value="0" calcext:value-type="float">
            <text:p><text:s/>- <text:s text:c="7"/></text:p>
          </table:table-cell>
          <table:table-cell table:style-name="ce12" table:formula="of:=[.L357]+([.K358]*[.J358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57]+[.N358]" office:value-type="float" office:value="283" calcext:value-type="float">
            <text:p>283</text:p>
          </table:table-cell>
          <table:table-cell table:formula="of:=[.O358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57]+[.Q358]" office:value-type="float" office:value="268" calcext:value-type="float">
            <text:p>268</text:p>
          </table:table-cell>
          <table:table-cell table:formula="of:=[.R358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57]+[.T358]" office:value-type="float" office:value="1" calcext:value-type="float">
            <text:p>1</text:p>
          </table:table-cell>
          <table:table-cell table:formula="of:=[.U358]*100/[.U$3]" office:value-type="float" office:value="100" calcext:value-type="float">
            <text:p><text:s/>100.00 <text:s text:c="5"/></text:p>
          </table:table-cell>
          <table:table-cell table:style-name="ce31" table:formula="of:=[.O358]+[.R358]" office:value-type="float" office:value="551" calcext:value-type="float">
            <text:p>551</text:p>
          </table:table-cell>
          <table:table-cell table:style-name="ce35" table:formula="of:=[.W358]/2" office:value-type="float" office:value="275.5" calcext:value-type="float">
            <text:p>276</text:p>
          </table:table-cell>
          <table:table-cell table:style-name="ce24" table:formula="of:=[.X358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20" calcext:value-type="date">
            <text:p>12/20/2006</text:p>
          </table:table-cell>
          <table:table-cell office:value-type="float" office:value="52" calcext:value-type="float">
            <text:p>52</text:p>
          </table:table-cell>
          <table:table-cell office:value-type="float" office:value="-0.2" calcext:value-type="float">
            <text:p>-0.20 <text:s text:c="5"/></text:p>
          </table:table-cell>
          <table:table-cell office:value-type="float" office:value="5.2" calcext:value-type="float">
            <text:p><text:s/>5.20 <text:s text:c="5"/></text:p>
          </table:table-cell>
          <table:table-cell office:value-type="float" office:value="3.14166666666667" calcext:value-type="float">
            <text:p><text:s/>3.14 <text:s text:c="5"/></text:p>
          </table:table-cell>
          <table:table-cell table:formula="of:=([.D359]+[.C359])/2" office:value-type="float" office:value="2.5" calcext:value-type="float">
            <text:p><text:s/>2.50 <text:s text:c="5"/></text:p>
          </table:table-cell>
          <table:table-cell table:formula="of:=ABS([.E359]-[.F359])" office:value-type="float" office:value="0.64166666666667" calcext:value-type="float">
            <text:p><text:s/>0.64 <text:s text:c="5"/></text:p>
          </table:table-cell>
          <table:table-cell table:formula="of:=ABS([.G359]*100/[.E359])" office:value-type="float" office:value="20.424403183024" calcext:value-type="float">
            <text:p><text:s/>20.42 <text:s text:c="5"/></text:p>
          </table:table-cell>
          <table:table-cell office:value-type="float" office:value="10.1" calcext:value-type="float">
            <text:p><text:s/>10.10 <text:s text:c="5"/></text:p>
          </table:table-cell>
          <table:table-cell table:style-name="ce20" table:formula="of:=IF([.A359]&gt;=[.$L$4];1;0)" office:value-type="float" office:value="1" calcext:value-type="float">
            <text:p>1</text:p>
          </table:table-cell>
          <table:table-cell table:style-name="ce24" table:formula="of:=IF([.E359]&gt;[.K$4];[.E359]-[.K$4];0)" office:value-type="float" office:value="0" calcext:value-type="float">
            <text:p><text:s/>- <text:s text:c="7"/></text:p>
          </table:table-cell>
          <table:table-cell table:style-name="ce12" table:formula="of:=[.L358]+([.K359]*[.J359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58]+[.N359]" office:value-type="float" office:value="283" calcext:value-type="float">
            <text:p>283</text:p>
          </table:table-cell>
          <table:table-cell table:formula="of:=[.O359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58]+[.Q359]" office:value-type="float" office:value="268" calcext:value-type="float">
            <text:p>268</text:p>
          </table:table-cell>
          <table:table-cell table:formula="of:=[.R359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58]+[.T359]" office:value-type="float" office:value="1" calcext:value-type="float">
            <text:p>1</text:p>
          </table:table-cell>
          <table:table-cell table:formula="of:=[.U359]*100/[.U$3]" office:value-type="float" office:value="100" calcext:value-type="float">
            <text:p><text:s/>100.00 <text:s text:c="5"/></text:p>
          </table:table-cell>
          <table:table-cell table:style-name="ce31" table:formula="of:=[.O359]+[.R359]" office:value-type="float" office:value="551" calcext:value-type="float">
            <text:p>551</text:p>
          </table:table-cell>
          <table:table-cell table:style-name="ce35" table:formula="of:=[.W359]/2" office:value-type="float" office:value="275.5" calcext:value-type="float">
            <text:p>276</text:p>
          </table:table-cell>
          <table:table-cell table:style-name="ce24" table:formula="of:=[.X359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21" calcext:value-type="date">
            <text:p>12/21/200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<text:s/>2.00 <text:s text:c="5"/></text:p>
          </table:table-cell>
          <table:table-cell office:value-type="float" office:value="5.1" calcext:value-type="float">
            <text:p><text:s/>5.10 <text:s text:c="5"/></text:p>
          </table:table-cell>
          <table:table-cell office:value-type="float" office:value="3.94583333333333" calcext:value-type="float">
            <text:p><text:s/>3.95 <text:s text:c="5"/></text:p>
          </table:table-cell>
          <table:table-cell table:formula="of:=([.D360]+[.C360])/2" office:value-type="float" office:value="3.55" calcext:value-type="float">
            <text:p><text:s/>3.55 <text:s text:c="5"/></text:p>
          </table:table-cell>
          <table:table-cell table:formula="of:=ABS([.E360]-[.F360])" office:value-type="float" office:value="0.39583333333333" calcext:value-type="float">
            <text:p><text:s/>0.40 <text:s text:c="5"/></text:p>
          </table:table-cell>
          <table:table-cell table:formula="of:=ABS([.G360]*100/[.E360])" office:value-type="float" office:value="10.0316789862724" calcext:value-type="float">
            <text:p><text:s/>10.03 <text:s text:c="5"/></text:p>
          </table:table-cell>
          <table:table-cell office:value-type="float" office:value="1.3" calcext:value-type="float">
            <text:p><text:s/>1.30 <text:s text:c="5"/></text:p>
          </table:table-cell>
          <table:table-cell table:style-name="ce20" table:formula="of:=IF([.A360]&gt;=[.$L$4];1;0)" office:value-type="float" office:value="1" calcext:value-type="float">
            <text:p>1</text:p>
          </table:table-cell>
          <table:table-cell table:style-name="ce24" table:formula="of:=IF([.E360]&gt;[.K$4];[.E360]-[.K$4];0)" office:value-type="float" office:value="0" calcext:value-type="float">
            <text:p><text:s/>- <text:s text:c="7"/></text:p>
          </table:table-cell>
          <table:table-cell table:style-name="ce12" table:formula="of:=[.L359]+([.K360]*[.J360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59]+[.N360]" office:value-type="float" office:value="283" calcext:value-type="float">
            <text:p>283</text:p>
          </table:table-cell>
          <table:table-cell table:formula="of:=[.O360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59]+[.Q360]" office:value-type="float" office:value="268" calcext:value-type="float">
            <text:p>268</text:p>
          </table:table-cell>
          <table:table-cell table:formula="of:=[.R360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59]+[.T360]" office:value-type="float" office:value="1" calcext:value-type="float">
            <text:p>1</text:p>
          </table:table-cell>
          <table:table-cell table:formula="of:=[.U360]*100/[.U$3]" office:value-type="float" office:value="100" calcext:value-type="float">
            <text:p><text:s/>100.00 <text:s text:c="5"/></text:p>
          </table:table-cell>
          <table:table-cell table:style-name="ce31" table:formula="of:=[.O360]+[.R360]" office:value-type="float" office:value="551" calcext:value-type="float">
            <text:p>551</text:p>
          </table:table-cell>
          <table:table-cell table:style-name="ce35" table:formula="of:=[.W360]/2" office:value-type="float" office:value="275.5" calcext:value-type="float">
            <text:p>276</text:p>
          </table:table-cell>
          <table:table-cell table:style-name="ce24" table:formula="of:=[.X360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22" calcext:value-type="date">
            <text:p>12/22/200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<text:s/>2.00 <text:s text:c="5"/></text:p>
          </table:table-cell>
          <table:table-cell office:value-type="float" office:value="4.3" calcext:value-type="float">
            <text:p><text:s/>4.30 <text:s text:c="5"/></text:p>
          </table:table-cell>
          <table:table-cell office:value-type="float" office:value="3.26086956521739" calcext:value-type="float">
            <text:p><text:s/>3.26 <text:s text:c="5"/></text:p>
          </table:table-cell>
          <table:table-cell table:formula="of:=([.D361]+[.C361])/2" office:value-type="float" office:value="3.15" calcext:value-type="float">
            <text:p><text:s/>3.15 <text:s text:c="5"/></text:p>
          </table:table-cell>
          <table:table-cell table:formula="of:=ABS([.E361]-[.F361])" office:value-type="float" office:value="0.11086956521739" calcext:value-type="float">
            <text:p><text:s/>0.11 <text:s text:c="5"/></text:p>
          </table:table-cell>
          <table:table-cell table:formula="of:=ABS([.G361]*100/[.E361])" office:value-type="float" office:value="3.39999999999996" calcext:value-type="float">
            <text:p><text:s/>3.40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61]&gt;=[.$L$4];1;0)" office:value-type="float" office:value="1" calcext:value-type="float">
            <text:p>1</text:p>
          </table:table-cell>
          <table:table-cell table:style-name="ce24" table:formula="of:=IF([.E361]&gt;[.K$4];[.E361]-[.K$4];0)" office:value-type="float" office:value="0" calcext:value-type="float">
            <text:p><text:s/>- <text:s text:c="7"/></text:p>
          </table:table-cell>
          <table:table-cell table:style-name="ce12" table:formula="of:=[.L360]+([.K361]*[.J361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60]+[.N361]" office:value-type="float" office:value="283" calcext:value-type="float">
            <text:p>283</text:p>
          </table:table-cell>
          <table:table-cell table:formula="of:=[.O361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60]+[.Q361]" office:value-type="float" office:value="268" calcext:value-type="float">
            <text:p>268</text:p>
          </table:table-cell>
          <table:table-cell table:formula="of:=[.R361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60]+[.T361]" office:value-type="float" office:value="1" calcext:value-type="float">
            <text:p>1</text:p>
          </table:table-cell>
          <table:table-cell table:formula="of:=[.U361]*100/[.U$3]" office:value-type="float" office:value="100" calcext:value-type="float">
            <text:p><text:s/>100.00 <text:s text:c="5"/></text:p>
          </table:table-cell>
          <table:table-cell table:style-name="ce31" table:formula="of:=[.O361]+[.R361]" office:value-type="float" office:value="551" calcext:value-type="float">
            <text:p>551</text:p>
          </table:table-cell>
          <table:table-cell table:style-name="ce35" table:formula="of:=[.W361]/2" office:value-type="float" office:value="275.5" calcext:value-type="float">
            <text:p>276</text:p>
          </table:table-cell>
          <table:table-cell table:style-name="ce24" table:formula="of:=[.X361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23" calcext:value-type="date">
            <text:p>12/23/2006</text:p>
          </table:table-cell>
          <table:table-cell office:value-type="float" office:value="52" calcext:value-type="float">
            <text:p>52</text:p>
          </table:table-cell>
          <table:table-cell office:value-type="float" office:value="3.8" calcext:value-type="float">
            <text:p><text:s/>3.80 <text:s text:c="5"/></text:p>
          </table:table-cell>
          <table:table-cell office:value-type="float" office:value="5.3" calcext:value-type="float">
            <text:p><text:s/>5.30 <text:s text:c="5"/></text:p>
          </table:table-cell>
          <table:table-cell office:value-type="float" office:value="4.61875" calcext:value-type="float">
            <text:p><text:s/>4.62 <text:s text:c="5"/></text:p>
          </table:table-cell>
          <table:table-cell table:formula="of:=([.D362]+[.C362])/2" office:value-type="float" office:value="4.55" calcext:value-type="float">
            <text:p><text:s/>4.55 <text:s text:c="5"/></text:p>
          </table:table-cell>
          <table:table-cell table:formula="of:=ABS([.E362]-[.F362])" office:value-type="float" office:value="0.0687500000000005" calcext:value-type="float">
            <text:p><text:s/>0.07 <text:s text:c="5"/></text:p>
          </table:table-cell>
          <table:table-cell table:formula="of:=ABS([.G362]*100/[.E362])" office:value-type="float" office:value="1.48849797023005" calcext:value-type="float">
            <text:p><text:s/>1.49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62]&gt;=[.$L$4];1;0)" office:value-type="float" office:value="1" calcext:value-type="float">
            <text:p>1</text:p>
          </table:table-cell>
          <table:table-cell table:style-name="ce24" table:formula="of:=IF([.E362]&gt;[.K$4];[.E362]-[.K$4];0)" office:value-type="float" office:value="0" calcext:value-type="float">
            <text:p><text:s/>- <text:s text:c="7"/></text:p>
          </table:table-cell>
          <table:table-cell table:style-name="ce12" table:formula="of:=[.L361]+([.K362]*[.J362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61]+[.N362]" office:value-type="float" office:value="283" calcext:value-type="float">
            <text:p>283</text:p>
          </table:table-cell>
          <table:table-cell table:formula="of:=[.O362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61]+[.Q362]" office:value-type="float" office:value="268" calcext:value-type="float">
            <text:p>268</text:p>
          </table:table-cell>
          <table:table-cell table:formula="of:=[.R362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61]+[.T362]" office:value-type="float" office:value="1" calcext:value-type="float">
            <text:p>1</text:p>
          </table:table-cell>
          <table:table-cell table:formula="of:=[.U362]*100/[.U$3]" office:value-type="float" office:value="100" calcext:value-type="float">
            <text:p><text:s/>100.00 <text:s text:c="5"/></text:p>
          </table:table-cell>
          <table:table-cell table:style-name="ce31" table:formula="of:=[.O362]+[.R362]" office:value-type="float" office:value="551" calcext:value-type="float">
            <text:p>551</text:p>
          </table:table-cell>
          <table:table-cell table:style-name="ce35" table:formula="of:=[.W362]/2" office:value-type="float" office:value="275.5" calcext:value-type="float">
            <text:p>276</text:p>
          </table:table-cell>
          <table:table-cell table:style-name="ce24" table:formula="of:=[.X362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24" calcext:value-type="date">
            <text:p>12/24/2006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<text:s/>4.00 <text:s text:c="5"/></text:p>
          </table:table-cell>
          <table:table-cell office:value-type="float" office:value="5.2" calcext:value-type="float">
            <text:p><text:s/>5.20 <text:s text:c="5"/></text:p>
          </table:table-cell>
          <table:table-cell office:value-type="float" office:value="4.39375" calcext:value-type="float">
            <text:p><text:s/>4.39 <text:s text:c="5"/></text:p>
          </table:table-cell>
          <table:table-cell table:formula="of:=([.D363]+[.C363])/2" office:value-type="float" office:value="4.6" calcext:value-type="float">
            <text:p><text:s/>4.60 <text:s text:c="5"/></text:p>
          </table:table-cell>
          <table:table-cell table:formula="of:=ABS([.E363]-[.F363])" office:value-type="float" office:value="0.20625" calcext:value-type="float">
            <text:p><text:s/>0.21 <text:s text:c="5"/></text:p>
          </table:table-cell>
          <table:table-cell table:formula="of:=ABS([.G363]*100/[.E363])" office:value-type="float" office:value="4.69416785206259" calcext:value-type="float">
            <text:p><text:s/>4.69 <text:s text:c="5"/></text:p>
          </table:table-cell>
          <table:table-cell office:value-type="float" office:value="0.5" calcext:value-type="float">
            <text:p><text:s/>0.50 <text:s text:c="5"/></text:p>
          </table:table-cell>
          <table:table-cell table:style-name="ce20" table:formula="of:=IF([.A363]&gt;=[.$L$4];1;0)" office:value-type="float" office:value="1" calcext:value-type="float">
            <text:p>1</text:p>
          </table:table-cell>
          <table:table-cell table:style-name="ce24" table:formula="of:=IF([.E363]&gt;[.K$4];[.E363]-[.K$4];0)" office:value-type="float" office:value="0" calcext:value-type="float">
            <text:p><text:s/>- <text:s text:c="7"/></text:p>
          </table:table-cell>
          <table:table-cell table:style-name="ce12" table:formula="of:=[.L362]+([.K363]*[.J363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62]+[.N363]" office:value-type="float" office:value="283" calcext:value-type="float">
            <text:p>283</text:p>
          </table:table-cell>
          <table:table-cell table:formula="of:=[.O363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62]+[.Q363]" office:value-type="float" office:value="268" calcext:value-type="float">
            <text:p>268</text:p>
          </table:table-cell>
          <table:table-cell table:formula="of:=[.R363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62]+[.T363]" office:value-type="float" office:value="1" calcext:value-type="float">
            <text:p>1</text:p>
          </table:table-cell>
          <table:table-cell table:formula="of:=[.U363]*100/[.U$3]" office:value-type="float" office:value="100" calcext:value-type="float">
            <text:p><text:s/>100.00 <text:s text:c="5"/></text:p>
          </table:table-cell>
          <table:table-cell table:style-name="ce31" table:formula="of:=[.O363]+[.R363]" office:value-type="float" office:value="551" calcext:value-type="float">
            <text:p>551</text:p>
          </table:table-cell>
          <table:table-cell table:style-name="ce35" table:formula="of:=[.W363]/2" office:value-type="float" office:value="275.5" calcext:value-type="float">
            <text:p>276</text:p>
          </table:table-cell>
          <table:table-cell table:style-name="ce24" table:formula="of:=[.X363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25" calcext:value-type="date">
            <text:p>12/25/2006</text:p>
          </table:table-cell>
          <table:table-cell office:value-type="float" office:value="53" calcext:value-type="float">
            <text:p>53</text:p>
          </table:table-cell>
          <table:table-cell office:value-type="float" office:value="-3" calcext:value-type="float">
            <text:p>-3.00 <text:s text:c="5"/></text:p>
          </table:table-cell>
          <table:table-cell office:value-type="float" office:value="5" calcext:value-type="float">
            <text:p><text:s/>5.00 <text:s text:c="5"/></text:p>
          </table:table-cell>
          <table:table-cell office:value-type="float" office:value="1.60625" calcext:value-type="float">
            <text:p><text:s/>1.61 <text:s text:c="5"/></text:p>
          </table:table-cell>
          <table:table-cell table:formula="of:=([.D364]+[.C364])/2" office:value-type="float" office:value="1" calcext:value-type="float">
            <text:p><text:s/>1.00 <text:s text:c="5"/></text:p>
          </table:table-cell>
          <table:table-cell table:formula="of:=ABS([.E364]-[.F364])" office:value-type="float" office:value="0.60625" calcext:value-type="float">
            <text:p><text:s/>0.61 <text:s text:c="5"/></text:p>
          </table:table-cell>
          <table:table-cell table:formula="of:=ABS([.G364]*100/[.E364])" office:value-type="float" office:value="37.7431906614786" calcext:value-type="float">
            <text:p><text:s/>37.74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64]&gt;=[.$L$4];1;0)" office:value-type="float" office:value="1" calcext:value-type="float">
            <text:p>1</text:p>
          </table:table-cell>
          <table:table-cell table:style-name="ce24" table:formula="of:=IF([.E364]&gt;[.K$4];[.E364]-[.K$4];0)" office:value-type="float" office:value="0" calcext:value-type="float">
            <text:p><text:s/>- <text:s text:c="7"/></text:p>
          </table:table-cell>
          <table:table-cell table:style-name="ce12" table:formula="of:=[.L363]+([.K364]*[.J364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63]+[.N364]" office:value-type="float" office:value="283" calcext:value-type="float">
            <text:p>283</text:p>
          </table:table-cell>
          <table:table-cell table:formula="of:=[.O364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63]+[.Q364]" office:value-type="float" office:value="268" calcext:value-type="float">
            <text:p>268</text:p>
          </table:table-cell>
          <table:table-cell table:formula="of:=[.R364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63]+[.T364]" office:value-type="float" office:value="1" calcext:value-type="float">
            <text:p>1</text:p>
          </table:table-cell>
          <table:table-cell table:formula="of:=[.U364]*100/[.U$3]" office:value-type="float" office:value="100" calcext:value-type="float">
            <text:p><text:s/>100.00 <text:s text:c="5"/></text:p>
          </table:table-cell>
          <table:table-cell table:style-name="ce31" table:formula="of:=[.O364]+[.R364]" office:value-type="float" office:value="551" calcext:value-type="float">
            <text:p>551</text:p>
          </table:table-cell>
          <table:table-cell table:style-name="ce35" table:formula="of:=[.W364]/2" office:value-type="float" office:value="275.5" calcext:value-type="float">
            <text:p>276</text:p>
          </table:table-cell>
          <table:table-cell table:style-name="ce24" table:formula="of:=[.X364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26" calcext:value-type="date">
            <text:p>12/26/2006</text:p>
          </table:table-cell>
          <table:table-cell office:value-type="float" office:value="53" calcext:value-type="float">
            <text:p>53</text:p>
          </table:table-cell>
          <table:table-cell office:value-type="float" office:value="-4.1" calcext:value-type="float">
            <text:p>-4.10 <text:s text:c="5"/></text:p>
          </table:table-cell>
          <table:table-cell office:value-type="float" office:value="1" calcext:value-type="float">
            <text:p><text:s/>1.00 <text:s text:c="5"/></text:p>
          </table:table-cell>
          <table:table-cell office:value-type="float" office:value="-1.22708333333333" calcext:value-type="float">
            <text:p>-1.23 <text:s text:c="5"/></text:p>
          </table:table-cell>
          <table:table-cell table:formula="of:=([.D365]+[.C365])/2" office:value-type="float" office:value="-1.55" calcext:value-type="float">
            <text:p>-1.55 <text:s text:c="5"/></text:p>
          </table:table-cell>
          <table:table-cell table:formula="of:=ABS([.E365]-[.F365])" office:value-type="float" office:value="0.32291666666667" calcext:value-type="float">
            <text:p><text:s/>0.32 <text:s text:c="5"/></text:p>
          </table:table-cell>
          <table:table-cell table:formula="of:=ABS([.G365]*100/[.E365])" office:value-type="float" office:value="26.3157894736845" calcext:value-type="float">
            <text:p><text:s/>26.32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65]&gt;=[.$L$4];1;0)" office:value-type="float" office:value="1" calcext:value-type="float">
            <text:p>1</text:p>
          </table:table-cell>
          <table:table-cell table:style-name="ce24" table:formula="of:=IF([.E365]&gt;[.K$4];[.E365]-[.K$4];0)" office:value-type="float" office:value="0" calcext:value-type="float">
            <text:p><text:s/>- <text:s text:c="7"/></text:p>
          </table:table-cell>
          <table:table-cell table:style-name="ce12" table:formula="of:=[.L364]+([.K365]*[.J365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64]+[.N365]" office:value-type="float" office:value="283" calcext:value-type="float">
            <text:p>283</text:p>
          </table:table-cell>
          <table:table-cell table:formula="of:=[.O365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64]+[.Q365]" office:value-type="float" office:value="268" calcext:value-type="float">
            <text:p>268</text:p>
          </table:table-cell>
          <table:table-cell table:formula="of:=[.R365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64]+[.T365]" office:value-type="float" office:value="1" calcext:value-type="float">
            <text:p>1</text:p>
          </table:table-cell>
          <table:table-cell table:formula="of:=[.U365]*100/[.U$3]" office:value-type="float" office:value="100" calcext:value-type="float">
            <text:p><text:s/>100.00 <text:s text:c="5"/></text:p>
          </table:table-cell>
          <table:table-cell table:style-name="ce31" table:formula="of:=[.O365]+[.R365]" office:value-type="float" office:value="551" calcext:value-type="float">
            <text:p>551</text:p>
          </table:table-cell>
          <table:table-cell table:style-name="ce35" table:formula="of:=[.W365]/2" office:value-type="float" office:value="275.5" calcext:value-type="float">
            <text:p>276</text:p>
          </table:table-cell>
          <table:table-cell table:style-name="ce24" table:formula="of:=[.X365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27" calcext:value-type="date">
            <text:p>12/27/200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<text:s/>- <text:s text:c="7"/></text:p>
          </table:table-cell>
          <table:table-cell office:value-type="float" office:value="1" calcext:value-type="float">
            <text:p><text:s/>1.00 <text:s text:c="5"/></text:p>
          </table:table-cell>
          <table:table-cell office:value-type="float" office:value="0.220833333333333" calcext:value-type="float">
            <text:p><text:s/>0.22 <text:s text:c="5"/></text:p>
          </table:table-cell>
          <table:table-cell table:formula="of:=([.D366]+[.C366])/2" office:value-type="float" office:value="0.5" calcext:value-type="float">
            <text:p><text:s/>0.50 <text:s text:c="5"/></text:p>
          </table:table-cell>
          <table:table-cell table:formula="of:=ABS([.E366]-[.F366])" office:value-type="float" office:value="0.279166666666667" calcext:value-type="float">
            <text:p><text:s/>0.28 <text:s text:c="5"/></text:p>
          </table:table-cell>
          <table:table-cell table:formula="of:=ABS([.G366]*100/[.E366])" office:value-type="float" office:value="126.415094339623" calcext:value-type="float">
            <text:p><text:s/>126.42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66]&gt;=[.$L$4];1;0)" office:value-type="float" office:value="1" calcext:value-type="float">
            <text:p>1</text:p>
          </table:table-cell>
          <table:table-cell table:style-name="ce24" table:formula="of:=IF([.E366]&gt;[.K$4];[.E366]-[.K$4];0)" office:value-type="float" office:value="0" calcext:value-type="float">
            <text:p><text:s/>- <text:s text:c="7"/></text:p>
          </table:table-cell>
          <table:table-cell table:style-name="ce12" table:formula="of:=[.L365]+([.K366]*[.J366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65]+[.N366]" office:value-type="float" office:value="283" calcext:value-type="float">
            <text:p>283</text:p>
          </table:table-cell>
          <table:table-cell table:formula="of:=[.O366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65]+[.Q366]" office:value-type="float" office:value="268" calcext:value-type="float">
            <text:p>268</text:p>
          </table:table-cell>
          <table:table-cell table:formula="of:=[.R366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65]+[.T366]" office:value-type="float" office:value="1" calcext:value-type="float">
            <text:p>1</text:p>
          </table:table-cell>
          <table:table-cell table:formula="of:=[.U366]*100/[.U$3]" office:value-type="float" office:value="100" calcext:value-type="float">
            <text:p><text:s/>100.00 <text:s text:c="5"/></text:p>
          </table:table-cell>
          <table:table-cell table:style-name="ce31" table:formula="of:=[.O366]+[.R366]" office:value-type="float" office:value="551" calcext:value-type="float">
            <text:p>551</text:p>
          </table:table-cell>
          <table:table-cell table:style-name="ce35" table:formula="of:=[.W366]/2" office:value-type="float" office:value="275.5" calcext:value-type="float">
            <text:p>276</text:p>
          </table:table-cell>
          <table:table-cell table:style-name="ce24" table:formula="of:=[.X366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28" calcext:value-type="date">
            <text:p>12/28/2006</text:p>
          </table:table-cell>
          <table:table-cell office:value-type="float" office:value="53" calcext:value-type="float">
            <text:p>53</text:p>
          </table:table-cell>
          <table:table-cell office:value-type="float" office:value="-1.2" calcext:value-type="float">
            <text:p>-1.20 <text:s text:c="5"/></text:p>
          </table:table-cell>
          <table:table-cell office:value-type="float" office:value="1" calcext:value-type="float">
            <text:p><text:s/>1.00 <text:s text:c="5"/></text:p>
          </table:table-cell>
          <table:table-cell office:value-type="float" office:value="-0.179166666666667" calcext:value-type="float">
            <text:p>-0.18 <text:s text:c="5"/></text:p>
          </table:table-cell>
          <table:table-cell table:formula="of:=([.D367]+[.C367])/2" office:value-type="float" office:value="-0.1" calcext:value-type="float">
            <text:p>-0.10 <text:s text:c="5"/></text:p>
          </table:table-cell>
          <table:table-cell table:formula="of:=ABS([.E367]-[.F367])" office:value-type="float" office:value="0.079166666666667" calcext:value-type="float">
            <text:p><text:s/>0.08 <text:s text:c="5"/></text:p>
          </table:table-cell>
          <table:table-cell table:formula="of:=ABS([.G367]*100/[.E367])" office:value-type="float" office:value="44.186046511628" calcext:value-type="float">
            <text:p><text:s/>44.19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67]&gt;=[.$L$4];1;0)" office:value-type="float" office:value="1" calcext:value-type="float">
            <text:p>1</text:p>
          </table:table-cell>
          <table:table-cell table:style-name="ce24" table:formula="of:=IF([.E367]&gt;[.K$4];[.E367]-[.K$4];0)" office:value-type="float" office:value="0" calcext:value-type="float">
            <text:p><text:s/>- <text:s text:c="7"/></text:p>
          </table:table-cell>
          <table:table-cell table:style-name="ce12" table:formula="of:=[.L366]+([.K367]*[.J367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66]+[.N367]" office:value-type="float" office:value="283" calcext:value-type="float">
            <text:p>283</text:p>
          </table:table-cell>
          <table:table-cell table:formula="of:=[.O367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66]+[.Q367]" office:value-type="float" office:value="268" calcext:value-type="float">
            <text:p>268</text:p>
          </table:table-cell>
          <table:table-cell table:formula="of:=[.R367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66]+[.T367]" office:value-type="float" office:value="1" calcext:value-type="float">
            <text:p>1</text:p>
          </table:table-cell>
          <table:table-cell table:formula="of:=[.U367]*100/[.U$3]" office:value-type="float" office:value="100" calcext:value-type="float">
            <text:p><text:s/>100.00 <text:s text:c="5"/></text:p>
          </table:table-cell>
          <table:table-cell table:style-name="ce31" table:formula="of:=[.O367]+[.R367]" office:value-type="float" office:value="551" calcext:value-type="float">
            <text:p>551</text:p>
          </table:table-cell>
          <table:table-cell table:style-name="ce35" table:formula="of:=[.W367]/2" office:value-type="float" office:value="275.5" calcext:value-type="float">
            <text:p>276</text:p>
          </table:table-cell>
          <table:table-cell table:style-name="ce24" table:formula="of:=[.X367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29" calcext:value-type="date">
            <text:p>12/29/2006</text:p>
          </table:table-cell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.00 <text:s text:c="5"/></text:p>
          </table:table-cell>
          <table:table-cell office:value-type="float" office:value="2" calcext:value-type="float">
            <text:p><text:s/>2.00 <text:s text:c="5"/></text:p>
          </table:table-cell>
          <table:table-cell office:value-type="float" office:value="0.860416666666667" calcext:value-type="float">
            <text:p><text:s/>0.86 <text:s text:c="5"/></text:p>
          </table:table-cell>
          <table:table-cell table:formula="of:=([.D368]+[.C368])/2" office:value-type="float" office:value="0.5" calcext:value-type="float">
            <text:p><text:s/>0.50 <text:s text:c="5"/></text:p>
          </table:table-cell>
          <table:table-cell table:formula="of:=ABS([.E368]-[.F368])" office:value-type="float" office:value="0.360416666666667" calcext:value-type="float">
            <text:p><text:s/>0.36 <text:s text:c="5"/></text:p>
          </table:table-cell>
          <table:table-cell table:formula="of:=ABS([.G368]*100/[.E368])" office:value-type="float" office:value="41.8886198547216" calcext:value-type="float">
            <text:p><text:s/>41.89 <text:s text:c="5"/></text:p>
          </table:table-cell>
          <table:table-cell office:value-type="float" office:value="0.5" calcext:value-type="float">
            <text:p><text:s/>0.50 <text:s text:c="5"/></text:p>
          </table:table-cell>
          <table:table-cell table:style-name="ce20" table:formula="of:=IF([.A368]&gt;=[.$L$4];1;0)" office:value-type="float" office:value="1" calcext:value-type="float">
            <text:p>1</text:p>
          </table:table-cell>
          <table:table-cell table:style-name="ce24" table:formula="of:=IF([.E368]&gt;[.K$4];[.E368]-[.K$4];0)" office:value-type="float" office:value="0" calcext:value-type="float">
            <text:p><text:s/>- <text:s text:c="7"/></text:p>
          </table:table-cell>
          <table:table-cell table:style-name="ce12" table:formula="of:=[.L367]+([.K368]*[.J368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67]+[.N368]" office:value-type="float" office:value="283" calcext:value-type="float">
            <text:p>283</text:p>
          </table:table-cell>
          <table:table-cell table:formula="of:=[.O368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67]+[.Q368]" office:value-type="float" office:value="268" calcext:value-type="float">
            <text:p>268</text:p>
          </table:table-cell>
          <table:table-cell table:formula="of:=[.R368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67]+[.T368]" office:value-type="float" office:value="1" calcext:value-type="float">
            <text:p>1</text:p>
          </table:table-cell>
          <table:table-cell table:formula="of:=[.U368]*100/[.U$3]" office:value-type="float" office:value="100" calcext:value-type="float">
            <text:p><text:s/>100.00 <text:s text:c="5"/></text:p>
          </table:table-cell>
          <table:table-cell table:style-name="ce31" table:formula="of:=[.O368]+[.R368]" office:value-type="float" office:value="551" calcext:value-type="float">
            <text:p>551</text:p>
          </table:table-cell>
          <table:table-cell table:style-name="ce35" table:formula="of:=[.W368]/2" office:value-type="float" office:value="275.5" calcext:value-type="float">
            <text:p>276</text:p>
          </table:table-cell>
          <table:table-cell table:style-name="ce24" table:formula="of:=[.X368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3" office:value-type="date" office:date-value="2006-12-30" calcext:value-type="date">
            <text:p>12/30/2006</text:p>
          </table:table-cell>
          <table:table-cell office:value-type="float" office:value="53" calcext:value-type="float">
            <text:p>53</text:p>
          </table:table-cell>
          <table:table-cell office:value-type="float" office:value="-0.1" calcext:value-type="float">
            <text:p>-0.10 <text:s text:c="5"/></text:p>
          </table:table-cell>
          <table:table-cell office:value-type="float" office:value="4" calcext:value-type="float">
            <text:p><text:s/>4.00 <text:s text:c="5"/></text:p>
          </table:table-cell>
          <table:table-cell office:value-type="float" office:value="1.2375" calcext:value-type="float">
            <text:p><text:s/>1.24 <text:s text:c="5"/></text:p>
          </table:table-cell>
          <table:table-cell table:formula="of:=([.D369]+[.C369])/2" office:value-type="float" office:value="1.95" calcext:value-type="float">
            <text:p><text:s/>1.95 <text:s text:c="5"/></text:p>
          </table:table-cell>
          <table:table-cell table:formula="of:=ABS([.E369]-[.F369])" office:value-type="float" office:value="0.7125" calcext:value-type="float">
            <text:p><text:s/>0.71 <text:s text:c="5"/></text:p>
          </table:table-cell>
          <table:table-cell table:formula="of:=ABS([.G369]*100/[.E369])" office:value-type="float" office:value="57.5757575757576" calcext:value-type="float">
            <text:p><text:s/>57.58 <text:s text:c="5"/></text:p>
          </table:table-cell>
          <table:table-cell office:value-type="float" office:value="0" calcext:value-type="float">
            <text:p><text:s/>- <text:s text:c="7"/></text:p>
          </table:table-cell>
          <table:table-cell table:style-name="ce20" table:formula="of:=IF([.A369]&gt;=[.$L$4];1;0)" office:value-type="float" office:value="1" calcext:value-type="float">
            <text:p>1</text:p>
          </table:table-cell>
          <table:table-cell table:style-name="ce24" table:formula="of:=IF([.E369]&gt;[.K$4];[.E369]-[.K$4];0)" office:value-type="float" office:value="0" calcext:value-type="float">
            <text:p><text:s/>- <text:s text:c="7"/></text:p>
          </table:table-cell>
          <table:table-cell table:style-name="ce12" table:formula="of:=[.L368]+([.K369]*[.J369])" office:value-type="float" office:value="1162.55026409194" calcext:value-type="float">
            <text:p><text:s/>1,162.55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31" table:formula="of:=[.O368]+[.N369]" office:value-type="float" office:value="283" calcext:value-type="float">
            <text:p>283</text:p>
          </table:table-cell>
          <table:table-cell table:formula="of:=[.O369]*100/[.O$3]" office:value-type="float" office:value="100" calcext:value-type="float">
            <text:p><text:s/>100.00 <text:s text:c="5"/></text:p>
          </table:table-cell>
          <table:table-cell/>
          <table:table-cell table:style-name="ce31" table:formula="of:=[.R368]+[.Q369]" office:value-type="float" office:value="268" calcext:value-type="float">
            <text:p>268</text:p>
          </table:table-cell>
          <table:table-cell table:formula="of:=[.R369]*100/[.R$3]" office:value-type="float" office:value="100" calcext:value-type="float">
            <text:p><text:s/>100.00 <text:s text:c="5"/></text:p>
          </table:table-cell>
          <table:table-cell/>
          <table:table-cell table:style-name="ce31" table:formula="of:=[.U368]+[.T369]" office:value-type="float" office:value="1" calcext:value-type="float">
            <text:p>1</text:p>
          </table:table-cell>
          <table:table-cell table:formula="of:=[.U369]*100/[.U$3]" office:value-type="float" office:value="100" calcext:value-type="float">
            <text:p><text:s/>100.00 <text:s text:c="5"/></text:p>
          </table:table-cell>
          <table:table-cell table:style-name="ce31" table:formula="of:=[.O369]+[.R369]" office:value-type="float" office:value="551" calcext:value-type="float">
            <text:p>551</text:p>
          </table:table-cell>
          <table:table-cell table:style-name="ce35" table:formula="of:=[.W369]/2" office:value-type="float" office:value="275.5" calcext:value-type="float">
            <text:p>276</text:p>
          </table:table-cell>
          <table:table-cell table:style-name="ce24" table:formula="of:=[.X369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3">
          <table:table-cell table:style-name="ce7" office:value-type="date" office:date-value="2006-12-31" calcext:value-type="date">
            <text:p>12/31/2006</text:p>
          </table:table-cell>
          <table:table-cell table:style-name="ce11" office:value-type="float" office:value="53" calcext:value-type="float">
            <text:p>53</text:p>
          </table:table-cell>
          <table:table-cell table:style-name="ce16" office:value-type="float" office:value="1.7" calcext:value-type="float">
            <text:p><text:s/>1.70 <text:s text:c="5"/></text:p>
          </table:table-cell>
          <table:table-cell table:style-name="ce16" office:value-type="float" office:value="9.3" calcext:value-type="float">
            <text:p><text:s/>9.30 <text:s text:c="5"/></text:p>
          </table:table-cell>
          <table:table-cell table:style-name="ce16" office:value-type="float" office:value="6.01041666666667" calcext:value-type="float">
            <text:p><text:s/>6.01 <text:s text:c="5"/></text:p>
          </table:table-cell>
          <table:table-cell table:style-name="ce16" table:formula="of:=([.D370]+[.C370])/2" office:value-type="float" office:value="5.5" calcext:value-type="float">
            <text:p><text:s/>5.50 <text:s text:c="5"/></text:p>
          </table:table-cell>
          <table:table-cell table:style-name="ce16" table:formula="of:=ABS([.E370]-[.F370])" office:value-type="float" office:value="0.51041666666667" calcext:value-type="float">
            <text:p><text:s/>0.51 <text:s text:c="5"/></text:p>
          </table:table-cell>
          <table:table-cell table:style-name="ce16" table:formula="of:=ABS([.G370]*100/[.E370])" office:value-type="float" office:value="8.4922010398614" calcext:value-type="float">
            <text:p><text:s/>8.49 <text:s text:c="5"/></text:p>
          </table:table-cell>
          <table:table-cell table:style-name="ce16" office:value-type="float" office:value="1" calcext:value-type="float">
            <text:p><text:s/>1.00 <text:s text:c="5"/></text:p>
          </table:table-cell>
          <table:table-cell table:style-name="ce23" table:formula="of:=IF([.A370]&gt;=[.$L$4];1;0)" office:value-type="float" office:value="1" calcext:value-type="float">
            <text:p>1</text:p>
          </table:table-cell>
          <table:table-cell table:style-name="ce27" table:formula="of:=IF([.E370]&gt;[.K$4];[.E370]-[.K$4];0)" office:value-type="float" office:value="0" calcext:value-type="float">
            <text:p><text:s/>- <text:s text:c="7"/></text:p>
          </table:table-cell>
          <table:table-cell table:style-name="ce16" table:formula="of:=[.L369]+([.K370]*[.J370])" office:value-type="float" office:value="1162.55026409194" calcext:value-type="float">
            <text:p><text:s/>1,162.55 <text:s text:c="5"/></text:p>
          </table:table-cell>
          <table:table-cell table:style-name="ce11" office:value-type="string" calcext:value-type="string">
            <text:p>NOAA</text:p>
          </table:table-cell>
          <table:table-cell table:style-name="ce33"/>
          <table:table-cell table:style-name="ce33" table:formula="of:=[.O369]+[.N370]" office:value-type="float" office:value="283" calcext:value-type="float">
            <text:p>283</text:p>
          </table:table-cell>
          <table:table-cell table:style-name="ce27" table:formula="of:=[.O370]*100/[.O$3]" office:value-type="float" office:value="100" calcext:value-type="float">
            <text:p><text:s/>100.00 <text:s text:c="5"/></text:p>
          </table:table-cell>
          <table:table-cell table:style-name="ce33"/>
          <table:table-cell table:style-name="ce33" table:formula="of:=[.R369]+[.Q370]" office:value-type="float" office:value="268" calcext:value-type="float">
            <text:p>268</text:p>
          </table:table-cell>
          <table:table-cell table:style-name="ce27" table:formula="of:=[.R370]*100/[.R$3]" office:value-type="float" office:value="100" calcext:value-type="float">
            <text:p><text:s/>100.00 <text:s text:c="5"/></text:p>
          </table:table-cell>
          <table:table-cell table:style-name="ce33"/>
          <table:table-cell table:style-name="ce33" table:formula="of:=[.U369]+[.T370]" office:value-type="float" office:value="1" calcext:value-type="float">
            <text:p>1</text:p>
          </table:table-cell>
          <table:table-cell table:style-name="ce27" table:formula="of:=[.U370]*100/[.U$3]" office:value-type="float" office:value="100" calcext:value-type="float">
            <text:p><text:s/>100.00 <text:s text:c="5"/></text:p>
          </table:table-cell>
          <table:table-cell table:style-name="ce31" table:formula="of:=[.O370]+[.R370]" office:value-type="float" office:value="551" calcext:value-type="float">
            <text:p>551</text:p>
          </table:table-cell>
          <table:table-cell table:style-name="ce35" table:formula="of:=[.W370]/2" office:value-type="float" office:value="275.5" calcext:value-type="float">
            <text:p>276</text:p>
          </table:table-cell>
          <table:table-cell table:style-name="ce24" table:formula="of:=[.X370]*100/[.Y$2]" office:value-type="float" office:value="100" calcext:value-type="float">
            <text:p><text:s/>100.00 <text:s text:c="5"/></text:p>
          </table:table-cell>
          <table:table-cell table:style-name="ce33" table:number-columns-repeated="999"/>
        </table:table-row>
        <table:table-row table:style-name="ro1" table:number-rows-repeated="10482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zł</number:text>
    </number:number-style>
    <number:number-style style:name="N123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zł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5P2" style:volatile="true">
      <loext:text> </loext:text>
      <loext:fill-character> </loext:fill-character>
      <number:text>-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6P2" style:volatile="true">
      <loext:text> </loext:text>
      <loext:fill-character> </loext:fill-character>
      <number:text>- zł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number number:decimal-places="2" loext:min-decimal-places="2" number:min-integer-digits="1"/>
      <number:text> </number:text>
    </number:number-style>
    <number:number-style style:name="N133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3P0"/>
    </number:number-style>
    <number:number-style style:name="N134">
      <number:number number:decimal-places="3" loext:min-decimal-places="3" number:min-integer-digits="1" number:grouping="true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5P0"/>
    </number:number-style>
    <number:number-style style:name="N136P0" style:volatile="true">
      <number:number number:decimal-places="3" loext:min-decimal-places="3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1" loext:min-decimal-places="1" number:min-integer-digits="1" number:grouping="true"/>
      <number:text>      </number:text>
    </number:number-style>
    <number:number-style style:name="N138P1" style:volatile="true">
      <loext:text>-</loext:text>
      <loext:fill-character> </loext:fill-character>
      <number:number number:decimal-places="1" loext:min-decimal-places="1" number:min-integer-digits="1" number:grouping="true"/>
      <number:text>  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1" loext:min-decimal-places="1" number:min-integer-digits="1"/>
    </number:number-style>
    <number:date-style style:name="N140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0">
      <number:text-content/>
      <style:map style:condition="value()&lt;=1.79769313486232E+308" style:apply-style-name="N140P0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date-style style:name="N20108P0" style:volatile="true" number:language="pl" number:country="PL">
      <number:day/>
      <number:text> </number:text>
      <number:month number:textual="true"/>
    </number:date-style>
    <number:text-style style:name="N20108" number:language="pl" number:country="PL">
      <number:text-content/>
      <style:map style:condition="value()&lt;=1.79769313486232E+308" style:apply-style-name="N20108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Comma" style:display-name="Excel_BuiltIn_Comma" style:family="table-cell" style:parent-style-name="Default" style:data-style-name="N127">
      <style:table-cell-properties fo:padding="0.028in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11:41:37.524804449</meta:creation-date>
    <dc:date>2021-11-20T11:42:12.425023484</dc:date>
    <meta:editing-duration>PT35S</meta:editing-duration>
    <meta:editing-cycles>1</meta:editing-cycles>
    <meta:document-statistic meta:table-count="1" meta:cell-count="8258" meta:object-count="0"/>
    <meta:generator>LibreOffice/6.4.7.2$Linux_X86_64 LibreOffice_project/40$Build-2</meta:generator>
  </office:meta>
</office:document-meta>
</file>